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8.774cm"/>
    </style:style>
    <style:style style:name="co6" style:family="table-column">
      <style:table-column-properties fo:break-before="auto" style:column-width="6.011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7.6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 style:writing-mode="rl-tb"/>
    </style:style>
  </office:automatic-styles>
  <office:body>
    <office:spreadsheet>
      <table:table table:name="Sheet3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20579">
            <text:p>20579</text:p>
          </table:table-cell>
          <table:table-cell office:value-type="float" office:value="20204">
            <text:p>20204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20275">
            <text:p>20275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30203">
            <text:p>30203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/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20126">
            <text:p>20126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30204">
            <text:p>30204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/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20247">
            <text:p>20247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20406">
            <text:p>20406</text:p>
          </table:table-cell>
        </table:table-row>
        <table:table-row table:style-name="ro1">
          <table:table-cell office:value-type="float" office:value="20579">
            <text:p>20579</text:p>
          </table:table-cell>
          <table:table-cell office:value-type="float" office:value="20106">
            <text:p>201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204">
            <text:p>20204</text:p>
          </table:table-cell>
          <table:table-cell/>
        </table:table-row>
        <table:table-row table:style-name="ro1">
          <table:table-cell office:value-type="float" office:value="20204">
            <text:p>20204</text:p>
          </table:table-cell>
          <table:table-cell/>
        </table:table-row>
        <table:table-row table:style-name="ro1">
          <table:table-cell office:value-type="float" office:value="20204">
            <text:p>20204</text:p>
          </table:table-cell>
          <table:table-cell/>
        </table:table-row>
        <table:table-row table:style-name="ro1">
          <table:table-cell office:value-type="float" office:value="20204">
            <text:p>20204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42" table:default-cell-style-name="ce1"/>
        <table:table-row table:style-name="ro2">
          <table:table-cell office:value-type="string">
            <text:p>אנגלית לתלמידי מדעים: טבע, מתמ', מחשב-A (31001) [Note 1] <text:s/>[Note 2] <text:s/>[Note 20] <text:s/>[Note 32] <text:s/>[Note 47] <text:s/></text:p>
          </table:table-cell>
          <table:table-cell table:formula="oooc:=FIND(&quot;[Note&quot;;[.A1])" office:value-type="float" office:value="49">
            <text:p>49</text:p>
          </table:table-cell>
          <table:table-cell table:formula="oooc:=IF(ISERR([.B1]);LEN([.A1]);[.B1]-1)" office:value-type="float" office:value="48">
            <text:p>48</text:p>
          </table:table-cell>
          <table:table-cell table:formula="oooc:=TRIM(LEFT([.A1];[.C1]))" office:value-type="string" office:string-value="אנגלית לתלמידי מדעים: טבע, מתמ', מחשב-A (31001)">
            <text:p>אנגלית לתלמידי מדעים: טבע, מתמ', מחשב-A (31001)</text:p>
          </table:table-cell>
          <table:table-cell table:formula="oooc:=FIND(&quot;(&quot;;[.D1])" office:value-type="float" office:value="41">
            <text:p>41</text:p>
          </table:table-cell>
          <table:table-cell table:formula="oooc:=TRIM(LEFT([.D1];[.E1]-1))" office:value-type="string" office:string-value="אנגלית לתלמידי מדעים: טבע, מתמ', מחשב-A">
            <text:p>אנגלית לתלמידי מדעים: טבע, מתמ', מחשב-A</text:p>
          </table:table-cell>
          <table:table-cell table:formula="oooc:=LEFT(RIGHT([.D1];6);5)" office:value-type="string" office:string-value="31001">
            <text:p>31001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1];&quot;'&quot;;&quot;''&quot;)" office:value-type="string" office:string-value="אנגלית לתלמידי מדעים: טבע, מתמ'', מחשב-A">
            <text:p>אנגלית לתלמידי מדעים: טבע, מתמ'', מחשב-A</text:p>
          </table:table-cell>
          <table:table-cell table:formula="oooc:=&quot;INSERT INTO Modules (Id, Name, DepartmentId,Points,ModuleTypeId) VALUES (&quot;&amp;[.G1]&amp;&quot;,N'&quot;&amp;[.K1]&amp;&quot;','&quot;&amp;[.J1]&amp;&quot;', 6, '&quot; &amp; [.M1] &amp; &quot;')&quot;" office:value-type="string" office:string-value="INSERT INTO Modules (Id, Name, DepartmentId,Points,ModuleTypeId) VALUES (31001,N'אנגלית לתלמידי מדעים: טבע, מתמ'', מחשב-A','D1B36AE4-EEA9-494A-A215-9A4C895CA36E', 6, 'A8ED06D7-DFC5-4E57-86BD-CA4EE3E0F370')">
            <text:p>INSERT INTO Modules (Id, Name, DepartmentId,Points,ModuleTypeId) VALUES (31001,N'אנגלית לתלמידי מדעים: טבע, מתמ'', מחשב-A','D1B36AE4-EEA9-494A-A215-9A4C895CA36E', 6, 'A8ED06D7-DFC5-4E57-86BD-CA4EE3E0F370')</text:p>
          </table:table-cell>
          <table:table-cell table:formula="oooc:=IF([.I1]=[.$O$5];[.$P$6];IF(ISERR(FIND([.$O$6];[.K1])) = 0;[.$P$5];IF(ISERR(FIND([.$O$7];[.K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תלמידי מדעים: מדעי החיים (רמה A) (31002) [Note 1] <text:s/>[Note 2] <text:s/>[Note 20] <text:s/>[Note 32] <text:s/>[Note 47] <text:s/></text:p>
          </table:table-cell>
          <table:table-cell table:formula="oooc:=FIND(&quot;[Note&quot;;[.A2])" office:value-type="float" office:value="50">
            <text:p>50</text:p>
          </table:table-cell>
          <table:table-cell table:formula="oooc:=IF(ISERR([.B2]);LEN([.A2]);[.B2]-1)" office:value-type="float" office:value="49">
            <text:p>49</text:p>
          </table:table-cell>
          <table:table-cell table:formula="oooc:=TRIM(LEFT([.A2];[.C2]))" office:value-type="string" office:string-value="אנגלית לתלמידי מדעים: מדעי החיים (רמה A) (31002)">
            <text:p>אנגלית לתלמידי מדעים: מדעי החיים (רמה A) (31002)</text:p>
          </table:table-cell>
          <table:table-cell table:formula="oooc:=FIND(&quot;(&quot;;[.D2])" office:value-type="float" office:value="34">
            <text:p>34</text:p>
          </table:table-cell>
          <table:table-cell table:formula="oooc:=TRIM(LEFT([.D2];[.E2]-1))" office:value-type="string" office:string-value="אנגלית לתלמידי מדעים: מדעי החיים">
            <text:p>אנגלית לתלמידי מדעים: מדעי החיים</text:p>
          </table:table-cell>
          <table:table-cell table:formula="oooc:=LEFT(RIGHT([.D2];6);5)" office:value-type="string" office:string-value="31002">
            <text:p>31002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2];&quot;'&quot;;&quot;''&quot;)" office:value-type="string" office:string-value="אנגלית לתלמידי מדעים: מדעי החיים">
            <text:p>אנגלית לתלמידי מדעים: מדעי החיים</text:p>
          </table:table-cell>
          <table:table-cell table:formula="oooc:=&quot;INSERT INTO Modules (Id, Name, DepartmentId,Points,ModuleTypeId) VALUES (&quot;&amp;[.G2]&amp;&quot;,N'&quot;&amp;[.K2]&amp;&quot;','&quot;&amp;[.J2]&amp;&quot;', 6, '&quot; &amp; [.M2] &amp; &quot;')&quot;" office:value-type="string" office:string-value="INSERT INTO Modules (Id, Name, DepartmentId,Points,ModuleTypeId) VALUES (31002,N'אנגלית לתלמידי מדעים: מדעי החיים','D1B36AE4-EEA9-494A-A215-9A4C895CA36E', 6, 'A8ED06D7-DFC5-4E57-86BD-CA4EE3E0F370')">
            <text:p>INSERT INTO Modules (Id, Name, DepartmentId,Points,ModuleTypeId) VALUES (31002,N'אנגלית לתלמידי מדעים: מדעי החיים','D1B36AE4-EEA9-494A-A215-9A4C895CA36E', 6, 'A8ED06D7-DFC5-4E57-86BD-CA4EE3E0F370')</text:p>
          </table:table-cell>
          <table:table-cell table:formula="oooc:=IF([.I2]=[.$O$5];[.$P$6];IF(ISERR(FIND([.$O$6];[.K2])) = 0;[.$P$5];IF(ISERR(FIND([.$O$7];[.K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רוח: היסטוריה, יהדות, פילוסופיה (31020) [Note 1] <text:s/>[Note 2] <text:s/>[Note 20] <text:s/>[Note 32] <text:s/>[Note 47] <text:s/></text:p>
          </table:table-cell>
          <table:table-cell table:formula="oooc:=FIND(&quot;[Note&quot;;[.A3])" office:value-type="float" office:value="49">
            <text:p>49</text:p>
          </table:table-cell>
          <table:table-cell table:formula="oooc:=IF(ISERR([.B3]);LEN([.A3]);[.B3]-1)" office:value-type="float" office:value="48">
            <text:p>48</text:p>
          </table:table-cell>
          <table:table-cell table:formula="oooc:=TRIM(LEFT([.A3];[.C3]))" office:value-type="string" office:string-value="אנגלית לרוח: היסטוריה, יהדות, פילוסופיה (31020)">
            <text:p>אנגלית לרוח: היסטוריה, יהדות, פילוסופיה (31020)</text:p>
          </table:table-cell>
          <table:table-cell table:formula="oooc:=FIND(&quot;(&quot;;[.D3])" office:value-type="float" office:value="41">
            <text:p>41</text:p>
          </table:table-cell>
          <table:table-cell table:formula="oooc:=TRIM(LEFT([.D3];[.E3]-1))" office:value-type="string" office:string-value="אנגלית לרוח: היסטוריה, יהדות, פילוסופיה">
            <text:p>אנגלית לרוח: היסטוריה, יהדות, פילוסופיה</text:p>
          </table:table-cell>
          <table:table-cell table:formula="oooc:=LEFT(RIGHT([.D3];6);5)" office:value-type="string" office:string-value="31020">
            <text:p>31020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3];&quot;'&quot;;&quot;''&quot;)" office:value-type="string" office:string-value="אנגלית לרוח: היסטוריה, יהדות, פילוסופיה">
            <text:p>אנגלית לרוח: היסטוריה, יהדות, פילוסופיה</text:p>
          </table:table-cell>
          <table:table-cell table:formula="oooc:=&quot;INSERT INTO Modules (Id, Name, DepartmentId,Points,ModuleTypeId) VALUES (&quot;&amp;[.G3]&amp;&quot;,N'&quot;&amp;[.K3]&amp;&quot;','&quot;&amp;[.J3]&amp;&quot;', 6, '&quot; &amp; [.M3] &amp; &quot;')&quot;" office:value-type="string" office:string-value="INSERT INTO Modules (Id, Name, DepartmentId,Points,ModuleTypeId) VALUES (31020,N'אנגלית לרוח: היסטוריה, יהדות, פילוסופיה','D1B36AE4-EEA9-494A-A215-9A4C895CA36E', 6, 'A8ED06D7-DFC5-4E57-86BD-CA4EE3E0F370')">
            <text:p>INSERT INTO Modules (Id, Name, DepartmentId,Points,ModuleTypeId) VALUES (31020,N'אנגלית לרוח: היסטוריה, יהדות, פילוסופיה','D1B36AE4-EEA9-494A-A215-9A4C895CA36E', 6, 'A8ED06D7-DFC5-4E57-86BD-CA4EE3E0F370')</text:p>
          </table:table-cell>
          <table:table-cell table:formula="oooc:=IF([.I3]=[.$O$5];[.$P$6];IF(ISERR(FIND([.$O$6];[.K3])) = 0;[.$P$5];IF(ISERR(FIND([.$O$7];[.K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צרכים אקדמיים (רמה B) (61133) [Note 3] <text:s/>[Note 32] <text:s/>[Note 47] <text:s/></text:p>
          </table:table-cell>
          <table:table-cell table:formula="oooc:=FIND(&quot;[Note&quot;;[.A4])" office:value-type="float" office:value="39">
            <text:p>39</text:p>
          </table:table-cell>
          <table:table-cell table:formula="oooc:=IF(ISERR([.B4]);LEN([.A4]);[.B4]-1)" office:value-type="float" office:value="38">
            <text:p>38</text:p>
          </table:table-cell>
          <table:table-cell table:formula="oooc:=TRIM(LEFT([.A4];[.C4]))" office:value-type="string" office:string-value="אנגלית לצרכים אקדמיים (רמה B) (61133)">
            <text:p>אנגלית לצרכים אקדמיים (רמה B) (61133)</text:p>
          </table:table-cell>
          <table:table-cell table:formula="oooc:=FIND(&quot;(&quot;;[.D4])" office:value-type="float" office:value="23">
            <text:p>23</text:p>
          </table:table-cell>
          <table:table-cell table:formula="oooc:=TRIM(LEFT([.D4];[.E4]-1))" office:value-type="string" office:string-value="אנגלית לצרכים אקדמיים">
            <text:p>אנגלית לצרכים אקדמיים</text:p>
          </table:table-cell>
          <table:table-cell table:formula="oooc:=LEFT(RIGHT([.D4];6);5)" office:value-type="string" office:string-value="61133">
            <text:p>61133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4];&quot;'&quot;;&quot;''&quot;)" office:value-type="string" office:string-value="אנגלית לצרכים אקדמיים">
            <text:p>אנגלית לצרכים אקדמיים</text:p>
          </table:table-cell>
          <table:table-cell table:formula="oooc:=&quot;INSERT INTO Modules (Id, Name, DepartmentId,Points,ModuleTypeId) VALUES (&quot;&amp;[.G4]&amp;&quot;,N'&quot;&amp;[.K4]&amp;&quot;','&quot;&amp;[.J4]&amp;&quot;', 6, '&quot; &amp; [.M4] &amp; &quot;')&quot;" office:value-type="string" office:string-value="INSERT INTO Modules (Id, Name, DepartmentId,Points,ModuleTypeId) VALUES (61133,N'אנגלית לצרכים אקדמיים','D1B36AE4-EEA9-494A-A215-9A4C895CA36E', 6, 'A8ED06D7-DFC5-4E57-86BD-CA4EE3E0F370')">
            <text:p>INSERT INTO Modules (Id, Name, DepartmentId,Points,ModuleTypeId) VALUES (61133,N'אנגלית לצרכים אקדמיים','D1B36AE4-EEA9-494A-A215-9A4C895CA36E', 6, 'A8ED06D7-DFC5-4E57-86BD-CA4EE3E0F370')</text:p>
          </table:table-cell>
          <table:table-cell table:formula="oooc:=IF([.I4]=[.$O$5];[.$P$6];IF(ISERR(FIND([.$O$6];[.K4])) = 0;[.$P$5];IF(ISERR(FIND([.$O$7];[.K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צרכים אקדמיים (רמה E) (61136) [Note 8] <text:s/>[Note 20] <text:s/>[Note 32] <text:s/>[Note 47] <text:s/></text:p>
          </table:table-cell>
          <table:table-cell table:formula="oooc:=FIND(&quot;[Note&quot;;[.A5])" office:value-type="float" office:value="39">
            <text:p>39</text:p>
          </table:table-cell>
          <table:table-cell table:formula="oooc:=IF(ISERR([.B5]);LEN([.A5]);[.B5]-1)" office:value-type="float" office:value="38">
            <text:p>38</text:p>
          </table:table-cell>
          <table:table-cell table:formula="oooc:=TRIM(LEFT([.A5];[.C5]))" office:value-type="string" office:string-value="אנגלית לצרכים אקדמיים (רמה E) (61136)">
            <text:p>אנגלית לצרכים אקדמיים (רמה E) (61136)</text:p>
          </table:table-cell>
          <table:table-cell table:formula="oooc:=FIND(&quot;(&quot;;[.D5])" office:value-type="float" office:value="23">
            <text:p>23</text:p>
          </table:table-cell>
          <table:table-cell table:formula="oooc:=TRIM(LEFT([.D5];[.E5]-1))" office:value-type="string" office:string-value="אנגלית לצרכים אקדמיים">
            <text:p>אנגלית לצרכים אקדמיים</text:p>
          </table:table-cell>
          <table:table-cell table:formula="oooc:=LEFT(RIGHT([.D5];6);5)" office:value-type="string" office:string-value="61136">
            <text:p>61136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5];&quot;'&quot;;&quot;''&quot;)" office:value-type="string" office:string-value="אנגלית לצרכים אקדמיים">
            <text:p>אנגלית לצרכים אקדמיים</text:p>
          </table:table-cell>
          <table:table-cell table:formula="oooc:=&quot;INSERT INTO Modules (Id, Name, DepartmentId,Points,ModuleTypeId) VALUES (&quot;&amp;[.G5]&amp;&quot;,N'&quot;&amp;[.K5]&amp;&quot;','&quot;&amp;[.J5]&amp;&quot;', 6, '&quot; &amp; [.M5] &amp; &quot;')&quot;" office:value-type="string" office:string-value="INSERT INTO Modules (Id, Name, DepartmentId,Points,ModuleTypeId) VALUES (61136,N'אנגלית לצרכים אקדמיים','D1B36AE4-EEA9-494A-A215-9A4C895CA36E', 6, 'A8ED06D7-DFC5-4E57-86BD-CA4EE3E0F370')">
            <text:p>INSERT INTO Modules (Id, Name, DepartmentId,Points,ModuleTypeId) VALUES (61136,N'אנגלית לצרכים אקדמיים','D1B36AE4-EEA9-494A-A215-9A4C895CA36E', 6, 'A8ED06D7-DFC5-4E57-86BD-CA4EE3E0F370')</text:p>
          </table:table-cell>
          <table:table-cell table:formula="oooc:=IF([.I5]=[.$O$5];[.$P$6];IF(ISERR(FIND([.$O$6];[.K5])) = 0;[.$P$5];IF(ISERR(FIND([.$O$7];[.K5])) = 0;[.$P$5];[.$P$7])))" office:value-type="string" office:string-value="A8ED06D7-DFC5-4E57-86BD-CA4EE3E0F370">
            <text:p>A8ED06D7-DFC5-4E57-86BD-CA4EE3E0F370</text:p>
          </table:table-cell>
          <table:table-cell/>
          <table:table-cell office:value-type="string">
            <text:p>תואר שני</text:p>
          </table:table-cell>
          <table:table-cell office:value-type="string">
            <text:p>1B16BD54-6D52-4136-9447-5E977484531D</text:p>
          </table:table-cell>
          <table:table-cell office:value-type="string">
            <text:p>מתקדם סמינריוני</text:p>
          </table:table-cell>
          <table:table-cell table:number-columns-repeated="239"/>
        </table:table-row>
        <table:table-row table:style-name="ro2">
          <table:table-cell office:value-type="string">
            <text:p>אנגלית (רמה A): בין-תחומי (31022) [Note 2] <text:s/>[Note 3] <text:s/>[Note 32] <text:s/></text:p>
          </table:table-cell>
          <table:table-cell table:formula="oooc:=FIND(&quot;[Note&quot;;[.A6])" office:value-type="float" office:value="35">
            <text:p>35</text:p>
          </table:table-cell>
          <table:table-cell table:formula="oooc:=IF(ISERR([.B6]);LEN([.A6]);[.B6]-1)" office:value-type="float" office:value="34">
            <text:p>34</text:p>
          </table:table-cell>
          <table:table-cell table:formula="oooc:=TRIM(LEFT([.A6];[.C6]))" office:value-type="string" office:string-value="אנגלית (רמה A): בין-תחומי (31022)">
            <text:p>אנגלית (רמה A): בין-תחומי (31022)</text:p>
          </table:table-cell>
          <table:table-cell table:formula="oooc:=FIND(&quot;(&quot;;[.D6])" office:value-type="float" office:value="8">
            <text:p>8</text:p>
          </table:table-cell>
          <table:table-cell table:formula="oooc:=TRIM(LEFT([.D6];[.E6]-1))" office:value-type="string" office:string-value="אנגלית">
            <text:p>אנגלית</text:p>
          </table:table-cell>
          <table:table-cell table:formula="oooc:=LEFT(RIGHT([.D6];6);5)" office:value-type="string" office:string-value="31022">
            <text:p>31022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6];&quot;'&quot;;&quot;''&quot;)" office:value-type="string" office:string-value="אנגלית">
            <text:p>אנגלית</text:p>
          </table:table-cell>
          <table:table-cell table:formula="oooc:=&quot;INSERT INTO Modules (Id, Name, DepartmentId,Points,ModuleTypeId) VALUES (&quot;&amp;[.G6]&amp;&quot;,N'&quot;&amp;[.K6]&amp;&quot;','&quot;&amp;[.J6]&amp;&quot;', 6, '&quot; &amp; [.M6] &amp; &quot;')&quot;" office:value-type="string" office:string-value="INSERT INTO Modules (Id, Name, DepartmentId,Points,ModuleTypeId) VALUES (31022,N'אנגלית','D1B36AE4-EEA9-494A-A215-9A4C895CA36E', 6, 'A8ED06D7-DFC5-4E57-86BD-CA4EE3E0F370')">
            <text:p>INSERT INTO Modules (Id, Name, DepartmentId,Points,ModuleTypeId) VALUES (31022,N'אנגלית','D1B36AE4-EEA9-494A-A215-9A4C895CA36E', 6, 'A8ED06D7-DFC5-4E57-86BD-CA4EE3E0F370')</text:p>
          </table:table-cell>
          <table:table-cell table:formula="oooc:=IF([.I6]=[.$O$5];[.$P$6];IF(ISERR(FIND([.$O$6];[.K6])) = 0;[.$P$5];IF(ISERR(FIND([.$O$7];[.K6])) = 0;[.$P$5];[.$P$7])))" office:value-type="string" office:string-value="A8ED06D7-DFC5-4E57-86BD-CA4EE3E0F370">
            <text:p>A8ED06D7-DFC5-4E57-86BD-CA4EE3E0F370</text:p>
          </table:table-cell>
          <table:table-cell/>
          <table:table-cell office:value-type="string">
            <text:p>סדנה</text:p>
          </table:table-cell>
          <table:table-cell office:value-type="string">
            <text:p>4806402C-68C1-494A-AF4B-BB29C9719C00</text:p>
          </table:table-cell>
          <table:table-cell office:value-type="string">
            <text:p>תואר שני</text:p>
          </table:table-cell>
          <table:table-cell table:number-columns-repeated="239"/>
        </table:table-row>
        <table:table-row table:style-name="ro2">
          <table:table-cell office:value-type="string">
            <text:p>אנגלית לצרכים אקדמיים (רמה C) (61134) [Note 3] <text:s/>[Note 32] <text:s/>[Note 47] <text:s/></text:p>
          </table:table-cell>
          <table:table-cell table:formula="oooc:=FIND(&quot;[Note&quot;;[.A7])" office:value-type="float" office:value="39">
            <text:p>39</text:p>
          </table:table-cell>
          <table:table-cell table:formula="oooc:=IF(ISERR([.B7]);LEN([.A7]);[.B7]-1)" office:value-type="float" office:value="38">
            <text:p>38</text:p>
          </table:table-cell>
          <table:table-cell table:formula="oooc:=TRIM(LEFT([.A7];[.C7]))" office:value-type="string" office:string-value="אנגלית לצרכים אקדמיים (רמה C) (61134)">
            <text:p>אנגלית לצרכים אקדמיים (רמה C) (61134)</text:p>
          </table:table-cell>
          <table:table-cell table:formula="oooc:=FIND(&quot;(&quot;;[.D7])" office:value-type="float" office:value="23">
            <text:p>23</text:p>
          </table:table-cell>
          <table:table-cell table:formula="oooc:=TRIM(LEFT([.D7];[.E7]-1))" office:value-type="string" office:string-value="אנגלית לצרכים אקדמיים">
            <text:p>אנגלית לצרכים אקדמיים</text:p>
          </table:table-cell>
          <table:table-cell table:formula="oooc:=LEFT(RIGHT([.D7];6);5)" office:value-type="string" office:string-value="61134">
            <text:p>61134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7];&quot;'&quot;;&quot;''&quot;)" office:value-type="string" office:string-value="אנגלית לצרכים אקדמיים">
            <text:p>אנגלית לצרכים אקדמיים</text:p>
          </table:table-cell>
          <table:table-cell table:formula="oooc:=&quot;INSERT INTO Modules (Id, Name, DepartmentId,Points,ModuleTypeId) VALUES (&quot;&amp;[.G7]&amp;&quot;,N'&quot;&amp;[.K7]&amp;&quot;','&quot;&amp;[.J7]&amp;&quot;', 6, '&quot; &amp; [.M7] &amp; &quot;')&quot;" office:value-type="string" office:string-value="INSERT INTO Modules (Id, Name, DepartmentId,Points,ModuleTypeId) VALUES (61134,N'אנגלית לצרכים אקדמיים','D1B36AE4-EEA9-494A-A215-9A4C895CA36E', 6, 'A8ED06D7-DFC5-4E57-86BD-CA4EE3E0F370')">
            <text:p>INSERT INTO Modules (Id, Name, DepartmentId,Points,ModuleTypeId) VALUES (61134,N'אנגלית לצרכים אקדמיים','D1B36AE4-EEA9-494A-A215-9A4C895CA36E', 6, 'A8ED06D7-DFC5-4E57-86BD-CA4EE3E0F370')</text:p>
          </table:table-cell>
          <table:table-cell table:formula="oooc:=IF([.I7]=[.$O$5];[.$P$6];IF(ISERR(FIND([.$O$6];[.K7])) = 0;[.$P$5];IF(ISERR(FIND([.$O$7];[.K7])) = 0;[.$P$5];[.$P$7])))" office:value-type="string" office:string-value="A8ED06D7-DFC5-4E57-86BD-CA4EE3E0F370">
            <text:p>A8ED06D7-DFC5-4E57-86BD-CA4EE3E0F370</text:p>
          </table:table-cell>
          <table:table-cell/>
          <table:table-cell office:value-type="string">
            <text:p>סמינר</text:p>
          </table:table-cell>
          <table:table-cell office:value-type="string">
            <text:p>A8ED06D7-DFC5-4E57-86BD-CA4EE3E0F370</text:p>
          </table:table-cell>
          <table:table-cell office:value-type="string">
            <text:p>רגיל</text:p>
          </table:table-cell>
          <table:table-cell table:number-columns-repeated="239"/>
        </table:table-row>
        <table:table-row table:style-name="ro2">
          <table:table-cell office:value-type="string">
            <text:p>סדנת גישור ידע באנגלית (91428) [Note 8] <text:s/>[Note 20] <text:s/>[Note 32] <text:s/>[Note 47] <text:s/></text:p>
          </table:table-cell>
          <table:table-cell table:formula="oooc:=FIND(&quot;[Note&quot;;[.A8])" office:value-type="float" office:value="32">
            <text:p>32</text:p>
          </table:table-cell>
          <table:table-cell table:formula="oooc:=IF(ISERR([.B8]);LEN([.A8]);[.B8]-1)" office:value-type="float" office:value="31">
            <text:p>31</text:p>
          </table:table-cell>
          <table:table-cell table:formula="oooc:=TRIM(LEFT([.A8];[.C8]))" office:value-type="string" office:string-value="סדנת גישור ידע באנגלית (91428)">
            <text:p>סדנת גישור ידע באנגלית (91428)</text:p>
          </table:table-cell>
          <table:table-cell table:formula="oooc:=FIND(&quot;(&quot;;[.D8])" office:value-type="float" office:value="24">
            <text:p>24</text:p>
          </table:table-cell>
          <table:table-cell table:formula="oooc:=TRIM(LEFT([.D8];[.E8]-1))" office:value-type="string" office:string-value="סדנת גישור ידע באנגלית">
            <text:p>סדנת גישור ידע באנגלית</text:p>
          </table:table-cell>
          <table:table-cell table:formula="oooc:=LEFT(RIGHT([.D8];6);5)" office:value-type="string" office:string-value="91428">
            <text:p>91428</text:p>
          </table:table-cell>
          <table:table-cell table:style-name="Default"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8];&quot;'&quot;;&quot;''&quot;)" office:value-type="string" office:string-value="סדנת גישור ידע באנגלית">
            <text:p>סדנת גישור ידע באנגלית</text:p>
          </table:table-cell>
          <table:table-cell table:formula="oooc:=&quot;INSERT INTO Modules (Id, Name, DepartmentId,Points,ModuleTypeId) VALUES (&quot;&amp;[.G8]&amp;&quot;,N'&quot;&amp;[.K8]&amp;&quot;','&quot;&amp;[.J8]&amp;&quot;', 6, '&quot; &amp; [.M8] &amp; &quot;')&quot;" office:value-type="string" office:string-value="INSERT INTO Modules (Id, Name, DepartmentId,Points,ModuleTypeId) VALUES (91428,N'סדנת גישור ידע באנגלית','D1B36AE4-EEA9-494A-A215-9A4C895CA36E', 6, 'A8ED06D7-DFC5-4E57-86BD-CA4EE3E0F370')">
            <text:p>INSERT INTO Modules (Id, Name, DepartmentId,Points,ModuleTypeId) VALUES (91428,N'סדנת גישור ידע באנגלית','D1B36AE4-EEA9-494A-A215-9A4C895CA36E', 6, 'A8ED06D7-DFC5-4E57-86BD-CA4EE3E0F370')</text:p>
          </table:table-cell>
          <table:table-cell table:formula="oooc:=IF([.I8]=[.$O$5];[.$P$6];IF(ISERR(FIND([.$O$6];[.K8])) = 0;[.$P$5];IF(ISERR(FIND([.$O$7];[.K8])) = 0;[.$P$5];[.$P$7])))" office:value-type="string" office:string-value="A8ED06D7-DFC5-4E57-86BD-CA4EE3E0F370">
            <text:p>A8ED06D7-DFC5-4E57-86BD-CA4EE3E0F370</text:p>
          </table:table-cell>
          <table:table-cell table:number-columns-repeated="2"/>
          <table:table-cell office:value-type="string">
            <text:p>A7EED0C7-08D8-41AB-B2C5-EC9E6C5DCE57</text:p>
          </table:table-cell>
          <table:table-cell office:value-type="string">
            <text:p>מתקדם</text:p>
          </table:table-cell>
          <table:table-cell table:number-columns-repeated="239"/>
        </table:table-row>
        <table:table-row table:style-name="ro2">
          <table:table-cell office:value-type="string">
            <text:p>אנגלית לרוח: ספרות, אמנות, מוסיקה, לשון (31021) [Note 1] <text:s/>[Note 2] <text:s/>[Note 20] <text:s/>[Note 32] <text:s/>[Note 47] <text:s/></text:p>
          </table:table-cell>
          <table:table-cell table:formula="oooc:=FIND(&quot;[Note&quot;;[.A9])" office:value-type="float" office:value="49">
            <text:p>49</text:p>
          </table:table-cell>
          <table:table-cell table:formula="oooc:=IF(ISERR([.B9]);LEN([.A9]);[.B9]-1)" office:value-type="float" office:value="48">
            <text:p>48</text:p>
          </table:table-cell>
          <table:table-cell table:formula="oooc:=TRIM(LEFT([.A9];[.C9]))" office:value-type="string" office:string-value="אנגלית לרוח: ספרות, אמנות, מוסיקה, לשון (31021)">
            <text:p>אנגלית לרוח: ספרות, אמנות, מוסיקה, לשון (31021)</text:p>
          </table:table-cell>
          <table:table-cell table:formula="oooc:=FIND(&quot;(&quot;;[.D9])" office:value-type="float" office:value="41">
            <text:p>41</text:p>
          </table:table-cell>
          <table:table-cell table:formula="oooc:=TRIM(LEFT([.D9];[.E9]-1))" office:value-type="string" office:string-value="אנגלית לרוח: ספרות, אמנות, מוסיקה, לשון">
            <text:p>אנגלית לרוח: ספרות, אמנות, מוסיקה, לשון</text:p>
          </table:table-cell>
          <table:table-cell table:formula="oooc:=LEFT(RIGHT([.D9];6);5)" office:value-type="string" office:string-value="31021">
            <text:p>31021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9];&quot;'&quot;;&quot;''&quot;)" office:value-type="string" office:string-value="אנגלית לרוח: ספרות, אמנות, מוסיקה, לשון">
            <text:p>אנגלית לרוח: ספרות, אמנות, מוסיקה, לשון</text:p>
          </table:table-cell>
          <table:table-cell table:formula="oooc:=&quot;INSERT INTO Modules (Id, Name, DepartmentId,Points,ModuleTypeId) VALUES (&quot;&amp;[.G9]&amp;&quot;,N'&quot;&amp;[.K9]&amp;&quot;','&quot;&amp;[.J9]&amp;&quot;', 6, '&quot; &amp; [.M9] &amp; &quot;')&quot;" office:value-type="string" office:string-value="INSERT INTO Modules (Id, Name, DepartmentId,Points,ModuleTypeId) VALUES (31021,N'אנגלית לרוח: ספרות, אמנות, מוסיקה, לשון','D1B36AE4-EEA9-494A-A215-9A4C895CA36E', 6, 'A8ED06D7-DFC5-4E57-86BD-CA4EE3E0F370')">
            <text:p>INSERT INTO Modules (Id, Name, DepartmentId,Points,ModuleTypeId) VALUES (31021,N'אנגלית לרוח: ספרות, אמנות, מוסיקה, לשון','D1B36AE4-EEA9-494A-A215-9A4C895CA36E', 6, 'A8ED06D7-DFC5-4E57-86BD-CA4EE3E0F370')</text:p>
          </table:table-cell>
          <table:table-cell table:formula="oooc:=IF([.I9]=[.$O$5];[.$P$6];IF(ISERR(FIND([.$O$6];[.K9])) = 0;[.$P$5];IF(ISERR(FIND([.$O$7];[.K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תלמידי מדעי החברה - כללי (רמה A) (31015) [Note 1] <text:s/>[Note 2] <text:s/>[Note 32] <text:s/>[Note 47] <text:s/></text:p>
          </table:table-cell>
          <table:table-cell table:formula="oooc:=FIND(&quot;[Note&quot;;[.A10])" office:value-type="float" office:value="50">
            <text:p>50</text:p>
          </table:table-cell>
          <table:table-cell table:formula="oooc:=IF(ISERR([.B10]);LEN([.A10]);[.B10]-1)" office:value-type="float" office:value="49">
            <text:p>49</text:p>
          </table:table-cell>
          <table:table-cell table:formula="oooc:=TRIM(LEFT([.A10];[.C10]))" office:value-type="string" office:string-value="אנגלית לתלמידי מדעי החברה - כללי (רמה A) (31015)">
            <text:p>אנגלית לתלמידי מדעי החברה - כללי (רמה A) (31015)</text:p>
          </table:table-cell>
          <table:table-cell table:formula="oooc:=FIND(&quot;(&quot;;[.D10])" office:value-type="float" office:value="34">
            <text:p>34</text:p>
          </table:table-cell>
          <table:table-cell table:formula="oooc:=TRIM(LEFT([.D10];[.E10]-1))" office:value-type="string" office:string-value="אנגלית לתלמידי מדעי החברה - כללי">
            <text:p>אנגלית לתלמידי מדעי החברה - כללי</text:p>
          </table:table-cell>
          <table:table-cell table:formula="oooc:=LEFT(RIGHT([.D10];6);5)" office:value-type="string" office:string-value="31015">
            <text:p>31015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10];&quot;'&quot;;&quot;''&quot;)" office:value-type="string" office:string-value="אנגלית לתלמידי מדעי החברה - כללי">
            <text:p>אנגלית לתלמידי מדעי החברה - כללי</text:p>
          </table:table-cell>
          <table:table-cell table:formula="oooc:=&quot;INSERT INTO Modules (Id, Name, DepartmentId,Points,ModuleTypeId) VALUES (&quot;&amp;[.G10]&amp;&quot;,N'&quot;&amp;[.K10]&amp;&quot;','&quot;&amp;[.J10]&amp;&quot;', 6, '&quot; &amp; [.M10] &amp; &quot;')&quot;" office:value-type="string" office:string-value="INSERT INTO Modules (Id, Name, DepartmentId,Points,ModuleTypeId) VALUES (31015,N'אנגלית לתלמידי מדעי החברה - כללי','D1B36AE4-EEA9-494A-A215-9A4C895CA36E', 6, 'A8ED06D7-DFC5-4E57-86BD-CA4EE3E0F370')">
            <text:p>INSERT INTO Modules (Id, Name, DepartmentId,Points,ModuleTypeId) VALUES (31015,N'אנגלית לתלמידי מדעי החברה - כללי','D1B36AE4-EEA9-494A-A215-9A4C895CA36E', 6, 'A8ED06D7-DFC5-4E57-86BD-CA4EE3E0F370')</text:p>
          </table:table-cell>
          <table:table-cell table:formula="oooc:=IF([.I10]=[.$O$5];[.$P$6];IF(ISERR(FIND([.$O$6];[.K10])) = 0;[.$P$5];IF(ISERR(FIND([.$O$7];[.K1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צרכים אקדמיים (רמה D) (61135) [Note 3] <text:s/>[Note 32] <text:s/>[Note 47] <text:s/></text:p>
          </table:table-cell>
          <table:table-cell table:formula="oooc:=FIND(&quot;[Note&quot;;[.A11])" office:value-type="float" office:value="39">
            <text:p>39</text:p>
          </table:table-cell>
          <table:table-cell table:formula="oooc:=IF(ISERR([.B11]);LEN([.A11]);[.B11]-1)" office:value-type="float" office:value="38">
            <text:p>38</text:p>
          </table:table-cell>
          <table:table-cell table:formula="oooc:=TRIM(LEFT([.A11];[.C11]))" office:value-type="string" office:string-value="אנגלית לצרכים אקדמיים (רמה D) (61135)">
            <text:p>אנגלית לצרכים אקדמיים (רמה D) (61135)</text:p>
          </table:table-cell>
          <table:table-cell table:formula="oooc:=FIND(&quot;(&quot;;[.D11])" office:value-type="float" office:value="23">
            <text:p>23</text:p>
          </table:table-cell>
          <table:table-cell table:formula="oooc:=TRIM(LEFT([.D11];[.E11]-1))" office:value-type="string" office:string-value="אנגלית לצרכים אקדמיים">
            <text:p>אנגלית לצרכים אקדמיים</text:p>
          </table:table-cell>
          <table:table-cell table:formula="oooc:=LEFT(RIGHT([.D11];6);5)" office:value-type="string" office:string-value="61135">
            <text:p>61135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11];&quot;'&quot;;&quot;''&quot;)" office:value-type="string" office:string-value="אנגלית לצרכים אקדמיים">
            <text:p>אנגלית לצרכים אקדמיים</text:p>
          </table:table-cell>
          <table:table-cell table:formula="oooc:=&quot;INSERT INTO Modules (Id, Name, DepartmentId,Points,ModuleTypeId) VALUES (&quot;&amp;[.G11]&amp;&quot;,N'&quot;&amp;[.K11]&amp;&quot;','&quot;&amp;[.J11]&amp;&quot;', 6, '&quot; &amp; [.M11] &amp; &quot;')&quot;" office:value-type="string" office:string-value="INSERT INTO Modules (Id, Name, DepartmentId,Points,ModuleTypeId) VALUES (61135,N'אנגלית לצרכים אקדמיים','D1B36AE4-EEA9-494A-A215-9A4C895CA36E', 6, 'A8ED06D7-DFC5-4E57-86BD-CA4EE3E0F370')">
            <text:p>INSERT INTO Modules (Id, Name, DepartmentId,Points,ModuleTypeId) VALUES (61135,N'אנגלית לצרכים אקדמיים','D1B36AE4-EEA9-494A-A215-9A4C895CA36E', 6, 'A8ED06D7-DFC5-4E57-86BD-CA4EE3E0F370')</text:p>
          </table:table-cell>
          <table:table-cell table:formula="oooc:=IF([.I11]=[.$O$5];[.$P$6];IF(ISERR(FIND([.$O$6];[.K11])) = 0;[.$P$5];IF(ISERR(FIND([.$O$7];[.K1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גלית למדעי החברה: פסיכולוגיה וחינוך-A (31011) [Note 1] <text:s/>[Note 2] <text:s/>[Note 32] <text:s/>[Note 47] <text:s/></text:p>
          </table:table-cell>
          <table:table-cell table:formula="oooc:=FIND(&quot;[Note&quot;;[.A12])" office:value-type="float" office:value="49">
            <text:p>49</text:p>
          </table:table-cell>
          <table:table-cell table:formula="oooc:=IF(ISERR([.B12]);LEN([.A12]);[.B12]-1)" office:value-type="float" office:value="48">
            <text:p>48</text:p>
          </table:table-cell>
          <table:table-cell table:formula="oooc:=TRIM(LEFT([.A12];[.C12]))" office:value-type="string" office:string-value="אנגלית למדעי החברה: פסיכולוגיה וחינוך-A (31011)">
            <text:p>אנגלית למדעי החברה: פסיכולוגיה וחינוך-A (31011)</text:p>
          </table:table-cell>
          <table:table-cell table:formula="oooc:=FIND(&quot;(&quot;;[.D12])" office:value-type="float" office:value="41">
            <text:p>41</text:p>
          </table:table-cell>
          <table:table-cell table:formula="oooc:=TRIM(LEFT([.D12];[.E12]-1))" office:value-type="string" office:string-value="אנגלית למדעי החברה: פסיכולוגיה וחינוך-A">
            <text:p>אנגלית למדעי החברה: פסיכולוגיה וחינוך-A</text:p>
          </table:table-cell>
          <table:table-cell table:formula="oooc:=LEFT(RIGHT([.D12];6);5)" office:value-type="string" office:string-value="31011">
            <text:p>31011</text:p>
          </table:table-cell>
          <table:table-cell office:value-type="string">
            <text:p>אנגלית</text:p>
          </table:table-cell>
          <table:table-cell table:style-name="Default" office:value-type="string">
            <text:p>ראשון</text:p>
          </table:table-cell>
          <table:table-cell office:value-type="string">
            <text:p>D1B36AE4-EEA9-494A-A215-9A4C895CA36E</text:p>
          </table:table-cell>
          <table:table-cell table:formula="oooc:=SUBSTITUTE([.F12];&quot;'&quot;;&quot;''&quot;)" office:value-type="string" office:string-value="אנגלית למדעי החברה: פסיכולוגיה וחינוך-A">
            <text:p>אנגלית למדעי החברה: פסיכולוגיה וחינוך-A</text:p>
          </table:table-cell>
          <table:table-cell table:formula="oooc:=&quot;INSERT INTO Modules (Id, Name, DepartmentId,Points,ModuleTypeId) VALUES (&quot;&amp;[.G12]&amp;&quot;,N'&quot;&amp;[.K12]&amp;&quot;','&quot;&amp;[.J12]&amp;&quot;', 6, '&quot; &amp; [.M12] &amp; &quot;')&quot;" office:value-type="string" office:string-value="INSERT INTO Modules (Id, Name, DepartmentId,Points,ModuleTypeId) VALUES (31011,N'אנגלית למדעי החברה: פסיכולוגיה וחינוך-A','D1B36AE4-EEA9-494A-A215-9A4C895CA36E', 6, 'A8ED06D7-DFC5-4E57-86BD-CA4EE3E0F370')">
            <text:p>INSERT INTO Modules (Id, Name, DepartmentId,Points,ModuleTypeId) VALUES (31011,N'אנגלית למדעי החברה: פסיכולוגיה וחינוך-A','D1B36AE4-EEA9-494A-A215-9A4C895CA36E', 6, 'A8ED06D7-DFC5-4E57-86BD-CA4EE3E0F370')</text:p>
          </table:table-cell>
          <table:table-cell table:formula="oooc:=IF([.I12]=[.$O$5];[.$P$6];IF(ISERR(FIND([.$O$6];[.K12])) = 0;[.$P$5];IF(ISERR(FIND([.$O$7];[.K1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זרעים - תרדמה ונביטה (20346)</text:p>
          </table:table-cell>
          <table:table-cell table:formula="oooc:=FIND(&quot;[Note&quot;;[.A13])" office:value-type="float" office:value="0">
            <text:p>#VALUE!</text:p>
          </table:table-cell>
          <table:table-cell table:formula="oooc:=IF(ISERR([.B13]);LEN([.A13]);[.B13]-1)" office:value-type="float" office:value="28">
            <text:p>28</text:p>
          </table:table-cell>
          <table:table-cell table:formula="oooc:=TRIM(LEFT([.A13];[.C13]))" office:value-type="string" office:string-value="זרעים - תרדמה ונביטה (20346)">
            <text:p>זרעים - תרדמה ונביטה (20346)</text:p>
          </table:table-cell>
          <table:table-cell table:formula="oooc:=FIND(&quot;(&quot;;[.D13])" office:value-type="float" office:value="22">
            <text:p>22</text:p>
          </table:table-cell>
          <table:table-cell table:formula="oooc:=TRIM(LEFT([.D13];[.E13]-1))" office:value-type="string" office:string-value="זרעים - תרדמה ונביטה">
            <text:p>זרעים - תרדמה ונביטה</text:p>
          </table:table-cell>
          <table:table-cell table:formula="oooc:=LEFT(RIGHT([.D13];6);5)" office:value-type="string" office:string-value="20346">
            <text:p>2034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3];&quot;'&quot;;&quot;''&quot;)" office:value-type="string" office:string-value="זרעים - תרדמה ונביטה">
            <text:p>זרעים - תרדמה ונביטה</text:p>
          </table:table-cell>
          <table:table-cell table:formula="oooc:=&quot;INSERT INTO Modules (Id, Name, DepartmentId,Points,ModuleTypeId) VALUES (&quot;&amp;[.G13]&amp;&quot;,N'&quot;&amp;[.K13]&amp;&quot;','&quot;&amp;[.J13]&amp;&quot;', 6, '&quot; &amp; [.M13] &amp; &quot;')&quot;" office:value-type="string" office:string-value="INSERT INTO Modules (Id, Name, DepartmentId,Points,ModuleTypeId) VALUES (20346,N'זרעים - תרדמה ונביטה','887678D3-6443-4A6F-A983-D7B93EF9F27C', 6, 'A8ED06D7-DFC5-4E57-86BD-CA4EE3E0F370')">
            <text:p>INSERT INTO Modules (Id, Name, DepartmentId,Points,ModuleTypeId) VALUES (20346,N'זרעים - תרדמה ונביטה','887678D3-6443-4A6F-A983-D7B93EF9F27C', 6, 'A8ED06D7-DFC5-4E57-86BD-CA4EE3E0F370')</text:p>
          </table:table-cell>
          <table:table-cell table:formula="oooc:=IF([.I13]=[.$O$5];[.$P$6];IF(ISERR(FIND([.$O$6];[.K13])) = 0;[.$P$5];IF(ISERR(FIND([.$O$7];[.K13])) = 0;[.$P$5];[.$P$7])))" office:value-type="string" office:string-value="A8ED06D7-DFC5-4E57-86BD-CA4EE3E0F370">
            <text:p>A8ED06D7-DFC5-4E57-86BD-CA4EE3E0F370</text:p>
          </table:table-cell>
          <table:table-cell table:style-name="Default"/>
          <table:table-cell table:number-columns-repeated="242"/>
        </table:table-row>
        <table:table-row table:style-name="ro2">
          <table:table-cell office:value-type="string">
            <text:p>מעבדה - מיקרוסקופיה של סלעים מותמרים (20239) [Note 47] <text:s/></text:p>
          </table:table-cell>
          <table:table-cell table:formula="oooc:=FIND(&quot;[Note&quot;;[.A14])" office:value-type="float" office:value="46">
            <text:p>46</text:p>
          </table:table-cell>
          <table:table-cell table:formula="oooc:=IF(ISERR([.B14]);LEN([.A14]);[.B14]-1)" office:value-type="float" office:value="45">
            <text:p>45</text:p>
          </table:table-cell>
          <table:table-cell table:formula="oooc:=TRIM(LEFT([.A14];[.C14]))" office:value-type="string" office:string-value="מעבדה - מיקרוסקופיה של סלעים מותמרים (20239)">
            <text:p>מעבדה - מיקרוסקופיה של סלעים מותמרים (20239)</text:p>
          </table:table-cell>
          <table:table-cell table:formula="oooc:=FIND(&quot;(&quot;;[.D14])" office:value-type="float" office:value="38">
            <text:p>38</text:p>
          </table:table-cell>
          <table:table-cell table:formula="oooc:=TRIM(LEFT([.D14];[.E14]-1))" office:value-type="string" office:string-value="מעבדה - מיקרוסקופיה של סלעים מותמרים">
            <text:p>מעבדה - מיקרוסקופיה של סלעים מותמרים</text:p>
          </table:table-cell>
          <table:table-cell table:formula="oooc:=LEFT(RIGHT([.D14];6);5)" office:value-type="string" office:string-value="20239">
            <text:p>2023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4];&quot;'&quot;;&quot;''&quot;)" office:value-type="string" office:string-value="מעבדה - מיקרוסקופיה של סלעים מותמרים">
            <text:p>מעבדה - מיקרוסקופיה של סלעים מותמרים</text:p>
          </table:table-cell>
          <table:table-cell table:formula="oooc:=&quot;INSERT INTO Modules (Id, Name, DepartmentId,Points,ModuleTypeId) VALUES (&quot;&amp;[.G14]&amp;&quot;,N'&quot;&amp;[.K14]&amp;&quot;','&quot;&amp;[.J14]&amp;&quot;', 6, '&quot; &amp; [.M14] &amp; &quot;')&quot;" office:value-type="string" office:string-value="INSERT INTO Modules (Id, Name, DepartmentId,Points,ModuleTypeId) VALUES (20239,N'מעבדה - מיקרוסקופיה של סלעים מותמרים','887678D3-6443-4A6F-A983-D7B93EF9F27C', 6, 'A8ED06D7-DFC5-4E57-86BD-CA4EE3E0F370')">
            <text:p>INSERT INTO Modules (Id, Name, DepartmentId,Points,ModuleTypeId) VALUES (20239,N'מעבדה - מיקרוסקופיה של סלעים מותמרים','887678D3-6443-4A6F-A983-D7B93EF9F27C', 6, 'A8ED06D7-DFC5-4E57-86BD-CA4EE3E0F370')</text:p>
          </table:table-cell>
          <table:table-cell table:formula="oooc:=IF([.I14]=[.$O$5];[.$P$6];IF(ISERR(FIND([.$O$6];[.K14])) = 0;[.$P$5];IF(ISERR(FIND([.$O$7];[.K1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חקר במדעי החיים (20576) [Note 16] <text:s/>[Note 24] <text:s/></text:p>
          </table:table-cell>
          <table:table-cell table:formula="oooc:=FIND(&quot;[Note&quot;;[.A15])" office:value-type="float" office:value="33">
            <text:p>33</text:p>
          </table:table-cell>
          <table:table-cell table:formula="oooc:=IF(ISERR([.B15]);LEN([.A15]);[.B15]-1)" office:value-type="float" office:value="32">
            <text:p>32</text:p>
          </table:table-cell>
          <table:table-cell table:formula="oooc:=TRIM(LEFT([.A15];[.C15]))" office:value-type="string" office:string-value="פרויקט מחקר במדעי החיים (20576)">
            <text:p>פרויקט מחקר במדעי החיים (20576)</text:p>
          </table:table-cell>
          <table:table-cell table:formula="oooc:=FIND(&quot;(&quot;;[.D15])" office:value-type="float" office:value="25">
            <text:p>25</text:p>
          </table:table-cell>
          <table:table-cell table:formula="oooc:=TRIM(LEFT([.D15];[.E15]-1))" office:value-type="string" office:string-value="פרויקט מחקר במדעי החיים">
            <text:p>פרויקט מחקר במדעי החיים</text:p>
          </table:table-cell>
          <table:table-cell table:formula="oooc:=LEFT(RIGHT([.D15];6);5)" office:value-type="string" office:string-value="20576">
            <text:p>2057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5];&quot;'&quot;;&quot;''&quot;)" office:value-type="string" office:string-value="פרויקט מחקר במדעי החיים">
            <text:p>פרויקט מחקר במדעי החיים</text:p>
          </table:table-cell>
          <table:table-cell table:formula="oooc:=&quot;INSERT INTO Modules (Id, Name, DepartmentId,Points,ModuleTypeId) VALUES (&quot;&amp;[.G15]&amp;&quot;,N'&quot;&amp;[.K15]&amp;&quot;','&quot;&amp;[.J15]&amp;&quot;', 6, '&quot; &amp; [.M15] &amp; &quot;')&quot;" office:value-type="string" office:string-value="INSERT INTO Modules (Id, Name, DepartmentId,Points,ModuleTypeId) VALUES (20576,N'פרויקט מחקר במדעי החיים','887678D3-6443-4A6F-A983-D7B93EF9F27C', 6, 'A8ED06D7-DFC5-4E57-86BD-CA4EE3E0F370')">
            <text:p>INSERT INTO Modules (Id, Name, DepartmentId,Points,ModuleTypeId) VALUES (20576,N'פרויקט מחקר במדעי החיים','887678D3-6443-4A6F-A983-D7B93EF9F27C', 6, 'A8ED06D7-DFC5-4E57-86BD-CA4EE3E0F370')</text:p>
          </table:table-cell>
          <table:table-cell table:formula="oooc:=IF([.I15]=[.$O$5];[.$P$6];IF(ISERR(FIND([.$O$6];[.K15])) = 0;[.$P$5];IF(ISERR(FIND([.$O$7];[.K1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קוואנטים א (20522) [Note 24] <text:s/></text:p>
          </table:table-cell>
          <table:table-cell table:formula="oooc:=FIND(&quot;[Note&quot;;[.A16])" office:value-type="float" office:value="26">
            <text:p>26</text:p>
          </table:table-cell>
          <table:table-cell table:formula="oooc:=IF(ISERR([.B16]);LEN([.A16]);[.B16]-1)" office:value-type="float" office:value="25">
            <text:p>25</text:p>
          </table:table-cell>
          <table:table-cell table:formula="oooc:=TRIM(LEFT([.A16];[.C16]))" office:value-type="string" office:string-value="תורת הקוואנטים א (20522)">
            <text:p>תורת הקוואנטים א (20522)</text:p>
          </table:table-cell>
          <table:table-cell table:formula="oooc:=FIND(&quot;(&quot;;[.D16])" office:value-type="float" office:value="18">
            <text:p>18</text:p>
          </table:table-cell>
          <table:table-cell table:formula="oooc:=TRIM(LEFT([.D16];[.E16]-1))" office:value-type="string" office:string-value="תורת הקוואנטים א">
            <text:p>תורת הקוואנטים א</text:p>
          </table:table-cell>
          <table:table-cell table:formula="oooc:=LEFT(RIGHT([.D16];6);5)" office:value-type="string" office:string-value="20522">
            <text:p>2052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6];&quot;'&quot;;&quot;''&quot;)" office:value-type="string" office:string-value="תורת הקוואנטים א">
            <text:p>תורת הקוואנטים א</text:p>
          </table:table-cell>
          <table:table-cell table:formula="oooc:=&quot;INSERT INTO Modules (Id, Name, DepartmentId,Points,ModuleTypeId) VALUES (&quot;&amp;[.G16]&amp;&quot;,N'&quot;&amp;[.K16]&amp;&quot;','&quot;&amp;[.J16]&amp;&quot;', 6, '&quot; &amp; [.M16] &amp; &quot;')&quot;" office:value-type="string" office:string-value="INSERT INTO Modules (Id, Name, DepartmentId,Points,ModuleTypeId) VALUES (20522,N'תורת הקוואנטים א','887678D3-6443-4A6F-A983-D7B93EF9F27C', 6, 'A8ED06D7-DFC5-4E57-86BD-CA4EE3E0F370')">
            <text:p>INSERT INTO Modules (Id, Name, DepartmentId,Points,ModuleTypeId) VALUES (20522,N'תורת הקוואנטים א','887678D3-6443-4A6F-A983-D7B93EF9F27C', 6, 'A8ED06D7-DFC5-4E57-86BD-CA4EE3E0F370')</text:p>
          </table:table-cell>
          <table:table-cell table:formula="oooc:=IF([.I16]=[.$O$5];[.$P$6];IF(ISERR(FIND([.$O$6];[.K16])) = 0;[.$P$5];IF(ISERR(FIND([.$O$7];[.K1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ימטריה - כימיה, ביולוגיה (20335)</text:p>
          </table:table-cell>
          <table:table-cell table:formula="oooc:=FIND(&quot;[Note&quot;;[.A17])" office:value-type="float" office:value="0">
            <text:p>#VALUE!</text:p>
          </table:table-cell>
          <table:table-cell table:formula="oooc:=IF(ISERR([.B17]);LEN([.A17]);[.B17]-1)" office:value-type="float" office:value="33">
            <text:p>33</text:p>
          </table:table-cell>
          <table:table-cell table:formula="oooc:=TRIM(LEFT([.A17];[.C17]))" office:value-type="string" office:string-value="סימטריה - כימיה, ביולוגיה (20335)">
            <text:p>סימטריה - כימיה, ביולוגיה (20335)</text:p>
          </table:table-cell>
          <table:table-cell table:formula="oooc:=FIND(&quot;(&quot;;[.D17])" office:value-type="float" office:value="27">
            <text:p>27</text:p>
          </table:table-cell>
          <table:table-cell table:formula="oooc:=TRIM(LEFT([.D17];[.E17]-1))" office:value-type="string" office:string-value="סימטריה - כימיה, ביולוגיה">
            <text:p>סימטריה - כימיה, ביולוגיה</text:p>
          </table:table-cell>
          <table:table-cell table:formula="oooc:=LEFT(RIGHT([.D17];6);5)" office:value-type="string" office:string-value="20335">
            <text:p>2033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7];&quot;'&quot;;&quot;''&quot;)" office:value-type="string" office:string-value="סימטריה - כימיה, ביולוגיה">
            <text:p>סימטריה - כימיה, ביולוגיה</text:p>
          </table:table-cell>
          <table:table-cell table:formula="oooc:=&quot;INSERT INTO Modules (Id, Name, DepartmentId,Points,ModuleTypeId) VALUES (&quot;&amp;[.G17]&amp;&quot;,N'&quot;&amp;[.K17]&amp;&quot;','&quot;&amp;[.J17]&amp;&quot;', 6, '&quot; &amp; [.M17] &amp; &quot;')&quot;" office:value-type="string" office:string-value="INSERT INTO Modules (Id, Name, DepartmentId,Points,ModuleTypeId) VALUES (20335,N'סימטריה - כימיה, ביולוגיה','887678D3-6443-4A6F-A983-D7B93EF9F27C', 6, 'A8ED06D7-DFC5-4E57-86BD-CA4EE3E0F370')">
            <text:p>INSERT INTO Modules (Id, Name, DepartmentId,Points,ModuleTypeId) VALUES (20335,N'סימטריה - כימיה, ביולוגיה','887678D3-6443-4A6F-A983-D7B93EF9F27C', 6, 'A8ED06D7-DFC5-4E57-86BD-CA4EE3E0F370')</text:p>
          </table:table-cell>
          <table:table-cell table:formula="oooc:=IF([.I17]=[.$O$5];[.$P$6];IF(ISERR(FIND([.$O$6];[.K17])) = 0;[.$P$5];IF(ISERR(FIND([.$O$7];[.K1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ורס סמינריוני בנושא מיוחד במדעי הטבע (20593)</text:p>
          </table:table-cell>
          <table:table-cell table:formula="oooc:=FIND(&quot;[Note&quot;;[.A18])" office:value-type="float" office:value="0">
            <text:p>#VALUE!</text:p>
          </table:table-cell>
          <table:table-cell table:formula="oooc:=IF(ISERR([.B18]);LEN([.A18]);[.B18]-1)" office:value-type="float" office:value="45">
            <text:p>45</text:p>
          </table:table-cell>
          <table:table-cell table:formula="oooc:=TRIM(LEFT([.A18];[.C18]))" office:value-type="string" office:string-value="קורס סמינריוני בנושא מיוחד במדעי הטבע (20593)">
            <text:p>קורס סמינריוני בנושא מיוחד במדעי הטבע (20593)</text:p>
          </table:table-cell>
          <table:table-cell table:formula="oooc:=FIND(&quot;(&quot;;[.D18])" office:value-type="float" office:value="39">
            <text:p>39</text:p>
          </table:table-cell>
          <table:table-cell table:formula="oooc:=TRIM(LEFT([.D18];[.E18]-1))" office:value-type="string" office:string-value="קורס סמינריוני בנושא מיוחד במדעי הטבע">
            <text:p>קורס סמינריוני בנושא מיוחד במדעי הטבע</text:p>
          </table:table-cell>
          <table:table-cell table:formula="oooc:=LEFT(RIGHT([.D18];6);5)" office:value-type="string" office:string-value="20593">
            <text:p>2059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8];&quot;'&quot;;&quot;''&quot;)" office:value-type="string" office:string-value="קורס סמינריוני בנושא מיוחד במדעי הטבע">
            <text:p>קורס סמינריוני בנושא מיוחד במדעי הטבע</text:p>
          </table:table-cell>
          <table:table-cell table:formula="oooc:=&quot;INSERT INTO Modules (Id, Name, DepartmentId,Points,ModuleTypeId) VALUES (&quot;&amp;[.G18]&amp;&quot;,N'&quot;&amp;[.K18]&amp;&quot;','&quot;&amp;[.J18]&amp;&quot;', 6, '&quot; &amp; [.M18] &amp; &quot;')&quot;" office:value-type="string" office:string-value="INSERT INTO Modules (Id, Name, DepartmentId,Points,ModuleTypeId) VALUES (20593,N'קורס סמינריוני בנושא מיוחד במדעי הטבע','887678D3-6443-4A6F-A983-D7B93EF9F27C', 6, '1B16BD54-6D52-4136-9447-5E977484531D')">
            <text:p>INSERT INTO Modules (Id, Name, DepartmentId,Points,ModuleTypeId) VALUES (20593,N'קורס סמינריוני בנושא מיוחד במדעי הטבע','887678D3-6443-4A6F-A983-D7B93EF9F27C', 6, '1B16BD54-6D52-4136-9447-5E977484531D')</text:p>
          </table:table-cell>
          <table:table-cell table:formula="oooc:=IF([.I18]=[.$O$5];[.$P$6];IF(ISERR(FIND([.$O$6];[.K18])) = 0;[.$P$5];IF(ISERR(FIND([.$O$7];[.K18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רעלים והרעלות (20519)</text:p>
          </table:table-cell>
          <table:table-cell table:formula="oooc:=FIND(&quot;[Note&quot;;[.A19])" office:value-type="float" office:value="0">
            <text:p>#VALUE!</text:p>
          </table:table-cell>
          <table:table-cell table:formula="oooc:=IF(ISERR([.B19]);LEN([.A19]);[.B19]-1)" office:value-type="float" office:value="21">
            <text:p>21</text:p>
          </table:table-cell>
          <table:table-cell table:formula="oooc:=TRIM(LEFT([.A19];[.C19]))" office:value-type="string" office:string-value="רעלים והרעלות (20519)">
            <text:p>רעלים והרעלות (20519)</text:p>
          </table:table-cell>
          <table:table-cell table:formula="oooc:=FIND(&quot;(&quot;;[.D19])" office:value-type="float" office:value="15">
            <text:p>15</text:p>
          </table:table-cell>
          <table:table-cell table:formula="oooc:=TRIM(LEFT([.D19];[.E19]-1))" office:value-type="string" office:string-value="רעלים והרעלות">
            <text:p>רעלים והרעלות</text:p>
          </table:table-cell>
          <table:table-cell table:formula="oooc:=LEFT(RIGHT([.D19];6);5)" office:value-type="string" office:string-value="20519">
            <text:p>2051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19];&quot;'&quot;;&quot;''&quot;)" office:value-type="string" office:string-value="רעלים והרעלות">
            <text:p>רעלים והרעלות</text:p>
          </table:table-cell>
          <table:table-cell table:formula="oooc:=&quot;INSERT INTO Modules (Id, Name, DepartmentId,Points,ModuleTypeId) VALUES (&quot;&amp;[.G19]&amp;&quot;,N'&quot;&amp;[.K19]&amp;&quot;','&quot;&amp;[.J19]&amp;&quot;', 6, '&quot; &amp; [.M19] &amp; &quot;')&quot;" office:value-type="string" office:string-value="INSERT INTO Modules (Id, Name, DepartmentId,Points,ModuleTypeId) VALUES (20519,N'רעלים והרעלות','887678D3-6443-4A6F-A983-D7B93EF9F27C', 6, 'A8ED06D7-DFC5-4E57-86BD-CA4EE3E0F370')">
            <text:p>INSERT INTO Modules (Id, Name, DepartmentId,Points,ModuleTypeId) VALUES (20519,N'רעלים והרעלות','887678D3-6443-4A6F-A983-D7B93EF9F27C', 6, 'A8ED06D7-DFC5-4E57-86BD-CA4EE3E0F370')</text:p>
          </table:table-cell>
          <table:table-cell table:formula="oooc:=IF([.I19]=[.$O$5];[.$P$6];IF(ISERR(FIND([.$O$6];[.K19])) = 0;[.$P$5];IF(ISERR(FIND([.$O$7];[.K1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רמודינמיקה (20217) </text:p>
          </table:table-cell>
          <table:table-cell table:formula="oooc:=FIND(&quot;[Note&quot;;[.A20])" office:value-type="float" office:value="0">
            <text:p>#VALUE!</text:p>
          </table:table-cell>
          <table:table-cell table:formula="oooc:=IF(ISERR([.B20]);LEN([.A20]);[.B20]-1)" office:value-type="float" office:value="20">
            <text:p>20</text:p>
          </table:table-cell>
          <table:table-cell table:formula="oooc:=TRIM(LEFT([.A20];[.C20]))" office:value-type="string" office:string-value="תרמודינמיקה (20217)">
            <text:p>תרמודינמיקה (20217)</text:p>
          </table:table-cell>
          <table:table-cell table:formula="oooc:=FIND(&quot;(&quot;;[.D20])" office:value-type="float" office:value="13">
            <text:p>13</text:p>
          </table:table-cell>
          <table:table-cell table:formula="oooc:=TRIM(LEFT([.D20];[.E20]-1))" office:value-type="string" office:string-value="תרמודינמיקה">
            <text:p>תרמודינמיקה</text:p>
          </table:table-cell>
          <table:table-cell table:formula="oooc:=LEFT(RIGHT([.D20];6);5)" office:value-type="string" office:string-value="20217">
            <text:p>2021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0];&quot;'&quot;;&quot;''&quot;)" office:value-type="string" office:string-value="תרמודינמיקה">
            <text:p>תרמודינמיקה</text:p>
          </table:table-cell>
          <table:table-cell table:formula="oooc:=&quot;INSERT INTO Modules (Id, Name, DepartmentId,Points,ModuleTypeId) VALUES (&quot;&amp;[.G20]&amp;&quot;,N'&quot;&amp;[.K20]&amp;&quot;','&quot;&amp;[.J20]&amp;&quot;', 6, '&quot; &amp; [.M20] &amp; &quot;')&quot;" office:value-type="string" office:string-value="INSERT INTO Modules (Id, Name, DepartmentId,Points,ModuleTypeId) VALUES (20217,N'תרמודינמיקה','887678D3-6443-4A6F-A983-D7B93EF9F27C', 6, 'A8ED06D7-DFC5-4E57-86BD-CA4EE3E0F370')">
            <text:p>INSERT INTO Modules (Id, Name, DepartmentId,Points,ModuleTypeId) VALUES (20217,N'תרמודינמיקה','887678D3-6443-4A6F-A983-D7B93EF9F27C', 6, 'A8ED06D7-DFC5-4E57-86BD-CA4EE3E0F370')</text:p>
          </table:table-cell>
          <table:table-cell table:formula="oooc:=IF([.I20]=[.$O$5];[.$P$6];IF(ISERR(FIND([.$O$6];[.K20])) = 0;[.$P$5];IF(ISERR(FIND([.$O$7];[.K2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ולם החיידקים (20237) [Note 47] <text:s/></text:p>
          </table:table-cell>
          <table:table-cell table:formula="oooc:=FIND(&quot;[Note&quot;;[.A21])" office:value-type="float" office:value="23">
            <text:p>23</text:p>
          </table:table-cell>
          <table:table-cell table:formula="oooc:=IF(ISERR([.B21]);LEN([.A21]);[.B21]-1)" office:value-type="float" office:value="22">
            <text:p>22</text:p>
          </table:table-cell>
          <table:table-cell table:formula="oooc:=TRIM(LEFT([.A21];[.C21]))" office:value-type="string" office:string-value="עולם החיידקים (20237)">
            <text:p>עולם החיידקים (20237)</text:p>
          </table:table-cell>
          <table:table-cell table:formula="oooc:=FIND(&quot;(&quot;;[.D21])" office:value-type="float" office:value="15">
            <text:p>15</text:p>
          </table:table-cell>
          <table:table-cell table:formula="oooc:=TRIM(LEFT([.D21];[.E21]-1))" office:value-type="string" office:string-value="עולם החיידקים">
            <text:p>עולם החיידקים</text:p>
          </table:table-cell>
          <table:table-cell table:formula="oooc:=LEFT(RIGHT([.D21];6);5)" office:value-type="string" office:string-value="20237">
            <text:p>2023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1];&quot;'&quot;;&quot;''&quot;)" office:value-type="string" office:string-value="עולם החיידקים">
            <text:p>עולם החיידקים</text:p>
          </table:table-cell>
          <table:table-cell table:formula="oooc:=&quot;INSERT INTO Modules (Id, Name, DepartmentId,Points,ModuleTypeId) VALUES (&quot;&amp;[.G21]&amp;&quot;,N'&quot;&amp;[.K21]&amp;&quot;','&quot;&amp;[.J21]&amp;&quot;', 6, '&quot; &amp; [.M21] &amp; &quot;')&quot;" office:value-type="string" office:string-value="INSERT INTO Modules (Id, Name, DepartmentId,Points,ModuleTypeId) VALUES (20237,N'עולם החיידקים','887678D3-6443-4A6F-A983-D7B93EF9F27C', 6, 'A8ED06D7-DFC5-4E57-86BD-CA4EE3E0F370')">
            <text:p>INSERT INTO Modules (Id, Name, DepartmentId,Points,ModuleTypeId) VALUES (20237,N'עולם החיידקים','887678D3-6443-4A6F-A983-D7B93EF9F27C', 6, 'A8ED06D7-DFC5-4E57-86BD-CA4EE3E0F370')</text:p>
          </table:table-cell>
          <table:table-cell table:formula="oooc:=IF([.I21]=[.$O$5];[.$P$6];IF(ISERR(FIND([.$O$6];[.K21])) = 0;[.$P$5];IF(ISERR(FIND([.$O$7];[.K2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מצן - אספקטים כימיים וביולוגיים (20349)</text:p>
          </table:table-cell>
          <table:table-cell table:formula="oooc:=FIND(&quot;[Note&quot;;[.A22])" office:value-type="float" office:value="0">
            <text:p>#VALUE!</text:p>
          </table:table-cell>
          <table:table-cell table:formula="oooc:=IF(ISERR([.B22]);LEN([.A22]);[.B22]-1)" office:value-type="float" office:value="40">
            <text:p>40</text:p>
          </table:table-cell>
          <table:table-cell table:formula="oooc:=TRIM(LEFT([.A22];[.C22]))" office:value-type="string" office:string-value="חמצן - אספקטים כימיים וביולוגיים (20349)">
            <text:p>חמצן - אספקטים כימיים וביולוגיים (20349)</text:p>
          </table:table-cell>
          <table:table-cell table:formula="oooc:=FIND(&quot;(&quot;;[.D22])" office:value-type="float" office:value="34">
            <text:p>34</text:p>
          </table:table-cell>
          <table:table-cell table:formula="oooc:=TRIM(LEFT([.D22];[.E22]-1))" office:value-type="string" office:string-value="חמצן - אספקטים כימיים וביולוגיים">
            <text:p>חמצן - אספקטים כימיים וביולוגיים</text:p>
          </table:table-cell>
          <table:table-cell table:formula="oooc:=LEFT(RIGHT([.D22];6);5)" office:value-type="string" office:string-value="20349">
            <text:p>2034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2];&quot;'&quot;;&quot;''&quot;)" office:value-type="string" office:string-value="חמצן - אספקטים כימיים וביולוגיים">
            <text:p>חמצן - אספקטים כימיים וביולוגיים</text:p>
          </table:table-cell>
          <table:table-cell table:formula="oooc:=&quot;INSERT INTO Modules (Id, Name, DepartmentId,Points,ModuleTypeId) VALUES (&quot;&amp;[.G22]&amp;&quot;,N'&quot;&amp;[.K22]&amp;&quot;','&quot;&amp;[.J22]&amp;&quot;', 6, '&quot; &amp; [.M22] &amp; &quot;')&quot;" office:value-type="string" office:string-value="INSERT INTO Modules (Id, Name, DepartmentId,Points,ModuleTypeId) VALUES (20349,N'חמצן - אספקטים כימיים וביולוגיים','887678D3-6443-4A6F-A983-D7B93EF9F27C', 6, 'A8ED06D7-DFC5-4E57-86BD-CA4EE3E0F370')">
            <text:p>INSERT INTO Modules (Id, Name, DepartmentId,Points,ModuleTypeId) VALUES (20349,N'חמצן - אספקטים כימיים וביולוגיים','887678D3-6443-4A6F-A983-D7B93EF9F27C', 6, 'A8ED06D7-DFC5-4E57-86BD-CA4EE3E0F370')</text:p>
          </table:table-cell>
          <table:table-cell table:formula="oooc:=IF([.I22]=[.$O$5];[.$P$6];IF(ISERR(FIND([.$O$6];[.K22])) = 0;[.$P$5];IF(ISERR(FIND([.$O$7];[.K2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סיקה של החלקיקים היסודיים (20326) [Note 47] <text:s/></text:p>
          </table:table-cell>
          <table:table-cell table:formula="oooc:=FIND(&quot;[Note&quot;;[.A23])" office:value-type="float" office:value="37">
            <text:p>37</text:p>
          </table:table-cell>
          <table:table-cell table:formula="oooc:=IF(ISERR([.B23]);LEN([.A23]);[.B23]-1)" office:value-type="float" office:value="36">
            <text:p>36</text:p>
          </table:table-cell>
          <table:table-cell table:formula="oooc:=TRIM(LEFT([.A23];[.C23]))" office:value-type="string" office:string-value="פיסיקה של החלקיקים היסודיים (20326)">
            <text:p>פיסיקה של החלקיקים היסודיים (20326)</text:p>
          </table:table-cell>
          <table:table-cell table:formula="oooc:=FIND(&quot;(&quot;;[.D23])" office:value-type="float" office:value="29">
            <text:p>29</text:p>
          </table:table-cell>
          <table:table-cell table:formula="oooc:=TRIM(LEFT([.D23];[.E23]-1))" office:value-type="string" office:string-value="פיסיקה של החלקיקים היסודיים">
            <text:p>פיסיקה של החלקיקים היסודיים</text:p>
          </table:table-cell>
          <table:table-cell table:formula="oooc:=LEFT(RIGHT([.D23];6);5)" office:value-type="string" office:string-value="20326">
            <text:p>2032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3];&quot;'&quot;;&quot;''&quot;)" office:value-type="string" office:string-value="פיסיקה של החלקיקים היסודיים">
            <text:p>פיסיקה של החלקיקים היסודיים</text:p>
          </table:table-cell>
          <table:table-cell table:formula="oooc:=&quot;INSERT INTO Modules (Id, Name, DepartmentId,Points,ModuleTypeId) VALUES (&quot;&amp;[.G23]&amp;&quot;,N'&quot;&amp;[.K23]&amp;&quot;','&quot;&amp;[.J23]&amp;&quot;', 6, '&quot; &amp; [.M23] &amp; &quot;')&quot;" office:value-type="string" office:string-value="INSERT INTO Modules (Id, Name, DepartmentId,Points,ModuleTypeId) VALUES (20326,N'פיסיקה של החלקיקים היסודיים','887678D3-6443-4A6F-A983-D7B93EF9F27C', 6, 'A8ED06D7-DFC5-4E57-86BD-CA4EE3E0F370')">
            <text:p>INSERT INTO Modules (Id, Name, DepartmentId,Points,ModuleTypeId) VALUES (20326,N'פיסיקה של החלקיקים היסודיים','887678D3-6443-4A6F-A983-D7B93EF9F27C', 6, 'A8ED06D7-DFC5-4E57-86BD-CA4EE3E0F370')</text:p>
          </table:table-cell>
          <table:table-cell table:formula="oooc:=IF([.I23]=[.$O$5];[.$P$6];IF(ISERR(FIND([.$O$6];[.K23])) = 0;[.$P$5];IF(ISERR(FIND([.$O$7];[.K2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ולוגיה כללית ב (20119) [Note 47] <text:s/></text:p>
          </table:table-cell>
          <table:table-cell table:formula="oooc:=FIND(&quot;[Note&quot;;[.A24])" office:value-type="float" office:value="26">
            <text:p>26</text:p>
          </table:table-cell>
          <table:table-cell table:formula="oooc:=IF(ISERR([.B24]);LEN([.A24]);[.B24]-1)" office:value-type="float" office:value="25">
            <text:p>25</text:p>
          </table:table-cell>
          <table:table-cell table:formula="oooc:=TRIM(LEFT([.A24];[.C24]))" office:value-type="string" office:string-value="ביולוגיה כללית ב (20119)">
            <text:p>ביולוגיה כללית ב (20119)</text:p>
          </table:table-cell>
          <table:table-cell table:formula="oooc:=FIND(&quot;(&quot;;[.D24])" office:value-type="float" office:value="18">
            <text:p>18</text:p>
          </table:table-cell>
          <table:table-cell table:formula="oooc:=TRIM(LEFT([.D24];[.E24]-1))" office:value-type="string" office:string-value="ביולוגיה כללית ב">
            <text:p>ביולוגיה כללית ב</text:p>
          </table:table-cell>
          <table:table-cell table:formula="oooc:=LEFT(RIGHT([.D24];6);5)" office:value-type="string" office:string-value="20119">
            <text:p>2011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4];&quot;'&quot;;&quot;''&quot;)" office:value-type="string" office:string-value="ביולוגיה כללית ב">
            <text:p>ביולוגיה כללית ב</text:p>
          </table:table-cell>
          <table:table-cell table:formula="oooc:=&quot;INSERT INTO Modules (Id, Name, DepartmentId,Points,ModuleTypeId) VALUES (&quot;&amp;[.G24]&amp;&quot;,N'&quot;&amp;[.K24]&amp;&quot;','&quot;&amp;[.J24]&amp;&quot;', 6, '&quot; &amp; [.M24] &amp; &quot;')&quot;" office:value-type="string" office:string-value="INSERT INTO Modules (Id, Name, DepartmentId,Points,ModuleTypeId) VALUES (20119,N'ביולוגיה כללית ב','887678D3-6443-4A6F-A983-D7B93EF9F27C', 6, 'A8ED06D7-DFC5-4E57-86BD-CA4EE3E0F370')">
            <text:p>INSERT INTO Modules (Id, Name, DepartmentId,Points,ModuleTypeId) VALUES (20119,N'ביולוגיה כללית ב','887678D3-6443-4A6F-A983-D7B93EF9F27C', 6, 'A8ED06D7-DFC5-4E57-86BD-CA4EE3E0F370')</text:p>
          </table:table-cell>
          <table:table-cell table:formula="oooc:=IF([.I24]=[.$O$5];[.$P$6];IF(ISERR(FIND([.$O$6];[.K24])) = 0;[.$P$5];IF(ISERR(FIND([.$O$7];[.K2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ציטוסקלטון של תאים איקריוטיים (20342)</text:p>
          </table:table-cell>
          <table:table-cell table:formula="oooc:=FIND(&quot;[Note&quot;;[.A25])" office:value-type="float" office:value="0">
            <text:p>#VALUE!</text:p>
          </table:table-cell>
          <table:table-cell table:formula="oooc:=IF(ISERR([.B25]);LEN([.A25]);[.B25]-1)" office:value-type="float" office:value="38">
            <text:p>38</text:p>
          </table:table-cell>
          <table:table-cell table:formula="oooc:=TRIM(LEFT([.A25];[.C25]))" office:value-type="string" office:string-value="הציטוסקלטון של תאים איקריוטיים (20342)">
            <text:p>הציטוסקלטון של תאים איקריוטיים (20342)</text:p>
          </table:table-cell>
          <table:table-cell table:formula="oooc:=FIND(&quot;(&quot;;[.D25])" office:value-type="float" office:value="32">
            <text:p>32</text:p>
          </table:table-cell>
          <table:table-cell table:formula="oooc:=TRIM(LEFT([.D25];[.E25]-1))" office:value-type="string" office:string-value="הציטוסקלטון של תאים איקריוטיים">
            <text:p>הציטוסקלטון של תאים איקריוטיים</text:p>
          </table:table-cell>
          <table:table-cell table:formula="oooc:=LEFT(RIGHT([.D25];6);5)" office:value-type="string" office:string-value="20342">
            <text:p>2034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5];&quot;'&quot;;&quot;''&quot;)" office:value-type="string" office:string-value="הציטוסקלטון של תאים איקריוטיים">
            <text:p>הציטוסקלטון של תאים איקריוטיים</text:p>
          </table:table-cell>
          <table:table-cell table:formula="oooc:=&quot;INSERT INTO Modules (Id, Name, DepartmentId,Points,ModuleTypeId) VALUES (&quot;&amp;[.G25]&amp;&quot;,N'&quot;&amp;[.K25]&amp;&quot;','&quot;&amp;[.J25]&amp;&quot;', 6, '&quot; &amp; [.M25] &amp; &quot;')&quot;" office:value-type="string" office:string-value="INSERT INTO Modules (Id, Name, DepartmentId,Points,ModuleTypeId) VALUES (20342,N'הציטוסקלטון של תאים איקריוטיים','887678D3-6443-4A6F-A983-D7B93EF9F27C', 6, 'A8ED06D7-DFC5-4E57-86BD-CA4EE3E0F370')">
            <text:p>INSERT INTO Modules (Id, Name, DepartmentId,Points,ModuleTypeId) VALUES (20342,N'הציטוסקלטון של תאים איקריוטיים','887678D3-6443-4A6F-A983-D7B93EF9F27C', 6, 'A8ED06D7-DFC5-4E57-86BD-CA4EE3E0F370')</text:p>
          </table:table-cell>
          <table:table-cell table:formula="oooc:=IF([.I25]=[.$O$5];[.$P$6];IF(ISERR(FIND([.$O$6];[.K25])) = 0;[.$P$5];IF(ISERR(FIND([.$O$7];[.K2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צפונות היקום - אשנב לאסטרונומיה (20120)</text:p>
          </table:table-cell>
          <table:table-cell table:formula="oooc:=FIND(&quot;[Note&quot;;[.A26])" office:value-type="float" office:value="0">
            <text:p>#VALUE!</text:p>
          </table:table-cell>
          <table:table-cell table:formula="oooc:=IF(ISERR([.B26]);LEN([.A26]);[.B26]-1)" office:value-type="float" office:value="39">
            <text:p>39</text:p>
          </table:table-cell>
          <table:table-cell table:formula="oooc:=TRIM(LEFT([.A26];[.C26]))" office:value-type="string" office:string-value="צפונות היקום - אשנב לאסטרונומיה (20120)">
            <text:p>צפונות היקום - אשנב לאסטרונומיה (20120)</text:p>
          </table:table-cell>
          <table:table-cell table:formula="oooc:=FIND(&quot;(&quot;;[.D26])" office:value-type="float" office:value="33">
            <text:p>33</text:p>
          </table:table-cell>
          <table:table-cell table:formula="oooc:=TRIM(LEFT([.D26];[.E26]-1))" office:value-type="string" office:string-value="צפונות היקום - אשנב לאסטרונומיה">
            <text:p>צפונות היקום - אשנב לאסטרונומיה</text:p>
          </table:table-cell>
          <table:table-cell table:formula="oooc:=LEFT(RIGHT([.D26];6);5)" office:value-type="string" office:string-value="20120">
            <text:p>20120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6];&quot;'&quot;;&quot;''&quot;)" office:value-type="string" office:string-value="צפונות היקום - אשנב לאסטרונומיה">
            <text:p>צפונות היקום - אשנב לאסטרונומיה</text:p>
          </table:table-cell>
          <table:table-cell table:formula="oooc:=&quot;INSERT INTO Modules (Id, Name, DepartmentId,Points,ModuleTypeId) VALUES (&quot;&amp;[.G26]&amp;&quot;,N'&quot;&amp;[.K26]&amp;&quot;','&quot;&amp;[.J26]&amp;&quot;', 6, '&quot; &amp; [.M26] &amp; &quot;')&quot;" office:value-type="string" office:string-value="INSERT INTO Modules (Id, Name, DepartmentId,Points,ModuleTypeId) VALUES (20120,N'צפונות היקום - אשנב לאסטרונומיה','887678D3-6443-4A6F-A983-D7B93EF9F27C', 6, 'A8ED06D7-DFC5-4E57-86BD-CA4EE3E0F370')">
            <text:p>INSERT INTO Modules (Id, Name, DepartmentId,Points,ModuleTypeId) VALUES (20120,N'צפונות היקום - אשנב לאסטרונומיה','887678D3-6443-4A6F-A983-D7B93EF9F27C', 6, 'A8ED06D7-DFC5-4E57-86BD-CA4EE3E0F370')</text:p>
          </table:table-cell>
          <table:table-cell table:formula="oooc:=IF([.I26]=[.$O$5];[.$P$6];IF(ISERR(FIND([.$O$6];[.K26])) = 0;[.$P$5];IF(ISERR(FIND([.$O$7];[.K2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ימטריה - מתמטיקה, כימיה (20334)</text:p>
          </table:table-cell>
          <table:table-cell table:formula="oooc:=FIND(&quot;[Note&quot;;[.A27])" office:value-type="float" office:value="0">
            <text:p>#VALUE!</text:p>
          </table:table-cell>
          <table:table-cell table:formula="oooc:=IF(ISERR([.B27]);LEN([.A27]);[.B27]-1)" office:value-type="float" office:value="32">
            <text:p>32</text:p>
          </table:table-cell>
          <table:table-cell table:formula="oooc:=TRIM(LEFT([.A27];[.C27]))" office:value-type="string" office:string-value="סימטריה - מתמטיקה, כימיה (20334)">
            <text:p>סימטריה - מתמטיקה, כימיה (20334)</text:p>
          </table:table-cell>
          <table:table-cell table:formula="oooc:=FIND(&quot;(&quot;;[.D27])" office:value-type="float" office:value="26">
            <text:p>26</text:p>
          </table:table-cell>
          <table:table-cell table:formula="oooc:=TRIM(LEFT([.D27];[.E27]-1))" office:value-type="string" office:string-value="סימטריה - מתמטיקה, כימיה">
            <text:p>סימטריה - מתמטיקה, כימיה</text:p>
          </table:table-cell>
          <table:table-cell table:formula="oooc:=LEFT(RIGHT([.D27];6);5)" office:value-type="string" office:string-value="20334">
            <text:p>20334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7];&quot;'&quot;;&quot;''&quot;)" office:value-type="string" office:string-value="סימטריה - מתמטיקה, כימיה">
            <text:p>סימטריה - מתמטיקה, כימיה</text:p>
          </table:table-cell>
          <table:table-cell table:formula="oooc:=&quot;INSERT INTO Modules (Id, Name, DepartmentId,Points,ModuleTypeId) VALUES (&quot;&amp;[.G27]&amp;&quot;,N'&quot;&amp;[.K27]&amp;&quot;','&quot;&amp;[.J27]&amp;&quot;', 6, '&quot; &amp; [.M27] &amp; &quot;')&quot;" office:value-type="string" office:string-value="INSERT INTO Modules (Id, Name, DepartmentId,Points,ModuleTypeId) VALUES (20334,N'סימטריה - מתמטיקה, כימיה','887678D3-6443-4A6F-A983-D7B93EF9F27C', 6, 'A8ED06D7-DFC5-4E57-86BD-CA4EE3E0F370')">
            <text:p>INSERT INTO Modules (Id, Name, DepartmentId,Points,ModuleTypeId) VALUES (20334,N'סימטריה - מתמטיקה, כימיה','887678D3-6443-4A6F-A983-D7B93EF9F27C', 6, 'A8ED06D7-DFC5-4E57-86BD-CA4EE3E0F370')</text:p>
          </table:table-cell>
          <table:table-cell table:formula="oooc:=IF([.I27]=[.$O$5];[.$P$6];IF(ISERR(FIND([.$O$6];[.K27])) = 0;[.$P$5];IF(ISERR(FIND([.$O$7];[.K2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שה וסרטן (20310) [Note 30] <text:s/></text:p>
          </table:table-cell>
          <table:table-cell table:formula="oooc:=FIND(&quot;[Note&quot;;[.A28])" office:value-type="float" office:value="21">
            <text:p>21</text:p>
          </table:table-cell>
          <table:table-cell table:formula="oooc:=IF(ISERR([.B28]);LEN([.A28]);[.B28]-1)" office:value-type="float" office:value="20">
            <text:p>20</text:p>
          </table:table-cell>
          <table:table-cell table:formula="oooc:=TRIM(LEFT([.A28];[.C28]))" office:value-type="string" office:string-value="תורשה וסרטן (20310)">
            <text:p>תורשה וסרטן (20310)</text:p>
          </table:table-cell>
          <table:table-cell table:formula="oooc:=FIND(&quot;(&quot;;[.D28])" office:value-type="float" office:value="13">
            <text:p>13</text:p>
          </table:table-cell>
          <table:table-cell table:formula="oooc:=TRIM(LEFT([.D28];[.E28]-1))" office:value-type="string" office:string-value="תורשה וסרטן">
            <text:p>תורשה וסרטן</text:p>
          </table:table-cell>
          <table:table-cell table:formula="oooc:=LEFT(RIGHT([.D28];6);5)" office:value-type="string" office:string-value="20310">
            <text:p>20310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8];&quot;'&quot;;&quot;''&quot;)" office:value-type="string" office:string-value="תורשה וסרטן">
            <text:p>תורשה וסרטן</text:p>
          </table:table-cell>
          <table:table-cell table:formula="oooc:=&quot;INSERT INTO Modules (Id, Name, DepartmentId,Points,ModuleTypeId) VALUES (&quot;&amp;[.G28]&amp;&quot;,N'&quot;&amp;[.K28]&amp;&quot;','&quot;&amp;[.J28]&amp;&quot;', 6, '&quot; &amp; [.M28] &amp; &quot;')&quot;" office:value-type="string" office:string-value="INSERT INTO Modules (Id, Name, DepartmentId,Points,ModuleTypeId) VALUES (20310,N'תורשה וסרטן','887678D3-6443-4A6F-A983-D7B93EF9F27C', 6, 'A8ED06D7-DFC5-4E57-86BD-CA4EE3E0F370')">
            <text:p>INSERT INTO Modules (Id, Name, DepartmentId,Points,ModuleTypeId) VALUES (20310,N'תורשה וסרטן','887678D3-6443-4A6F-A983-D7B93EF9F27C', 6, 'A8ED06D7-DFC5-4E57-86BD-CA4EE3E0F370')</text:p>
          </table:table-cell>
          <table:table-cell table:formula="oooc:=IF([.I28]=[.$O$5];[.$P$6];IF(ISERR(FIND([.$O$6];[.K28])) = 0;[.$P$5];IF(ISERR(FIND([.$O$7];[.K2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כניקה (20215)</text:p>
          </table:table-cell>
          <table:table-cell table:formula="oooc:=FIND(&quot;[Note&quot;;[.A29])" office:value-type="float" office:value="0">
            <text:p>#VALUE!</text:p>
          </table:table-cell>
          <table:table-cell table:formula="oooc:=IF(ISERR([.B29]);LEN([.A29]);[.B29]-1)" office:value-type="float" office:value="14">
            <text:p>14</text:p>
          </table:table-cell>
          <table:table-cell table:formula="oooc:=TRIM(LEFT([.A29];[.C29]))" office:value-type="string" office:string-value="מכניקה (20215)">
            <text:p>מכניקה (20215)</text:p>
          </table:table-cell>
          <table:table-cell table:formula="oooc:=FIND(&quot;(&quot;;[.D29])" office:value-type="float" office:value="8">
            <text:p>8</text:p>
          </table:table-cell>
          <table:table-cell table:formula="oooc:=TRIM(LEFT([.D29];[.E29]-1))" office:value-type="string" office:string-value="מכניקה">
            <text:p>מכניקה</text:p>
          </table:table-cell>
          <table:table-cell table:formula="oooc:=LEFT(RIGHT([.D29];6);5)" office:value-type="string" office:string-value="20215">
            <text:p>2021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29];&quot;'&quot;;&quot;''&quot;)" office:value-type="string" office:string-value="מכניקה">
            <text:p>מכניקה</text:p>
          </table:table-cell>
          <table:table-cell table:formula="oooc:=&quot;INSERT INTO Modules (Id, Name, DepartmentId,Points,ModuleTypeId) VALUES (&quot;&amp;[.G29]&amp;&quot;,N'&quot;&amp;[.K29]&amp;&quot;','&quot;&amp;[.J29]&amp;&quot;', 6, '&quot; &amp; [.M29] &amp; &quot;')&quot;" office:value-type="string" office:string-value="INSERT INTO Modules (Id, Name, DepartmentId,Points,ModuleTypeId) VALUES (20215,N'מכניקה','887678D3-6443-4A6F-A983-D7B93EF9F27C', 6, 'A8ED06D7-DFC5-4E57-86BD-CA4EE3E0F370')">
            <text:p>INSERT INTO Modules (Id, Name, DepartmentId,Points,ModuleTypeId) VALUES (20215,N'מכניקה','887678D3-6443-4A6F-A983-D7B93EF9F27C', 6, 'A8ED06D7-DFC5-4E57-86BD-CA4EE3E0F370')</text:p>
          </table:table-cell>
          <table:table-cell table:formula="oooc:=IF([.I29]=[.$O$5];[.$P$6];IF(ISERR(FIND([.$O$6];[.K29])) = 0;[.$P$5];IF(ISERR(FIND([.$O$7];[.K2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זונה (20122)</text:p>
          </table:table-cell>
          <table:table-cell table:formula="oooc:=FIND(&quot;[Note&quot;;[.A30])" office:value-type="float" office:value="0">
            <text:p>#VALUE!</text:p>
          </table:table-cell>
          <table:table-cell table:formula="oooc:=IF(ISERR([.B30]);LEN([.A30]);[.B30]-1)" office:value-type="float" office:value="13">
            <text:p>13</text:p>
          </table:table-cell>
          <table:table-cell table:formula="oooc:=TRIM(LEFT([.A30];[.C30]))" office:value-type="string" office:string-value="תזונה (20122)">
            <text:p>תזונה (20122)</text:p>
          </table:table-cell>
          <table:table-cell table:formula="oooc:=FIND(&quot;(&quot;;[.D30])" office:value-type="float" office:value="7">
            <text:p>7</text:p>
          </table:table-cell>
          <table:table-cell table:formula="oooc:=TRIM(LEFT([.D30];[.E30]-1))" office:value-type="string" office:string-value="תזונה">
            <text:p>תזונה</text:p>
          </table:table-cell>
          <table:table-cell table:formula="oooc:=LEFT(RIGHT([.D30];6);5)" office:value-type="string" office:string-value="20122">
            <text:p>2012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0];&quot;'&quot;;&quot;''&quot;)" office:value-type="string" office:string-value="תזונה">
            <text:p>תזונה</text:p>
          </table:table-cell>
          <table:table-cell table:formula="oooc:=&quot;INSERT INTO Modules (Id, Name, DepartmentId,Points,ModuleTypeId) VALUES (&quot;&amp;[.G30]&amp;&quot;,N'&quot;&amp;[.K30]&amp;&quot;','&quot;&amp;[.J30]&amp;&quot;', 6, '&quot; &amp; [.M30] &amp; &quot;')&quot;" office:value-type="string" office:string-value="INSERT INTO Modules (Id, Name, DepartmentId,Points,ModuleTypeId) VALUES (20122,N'תזונה','887678D3-6443-4A6F-A983-D7B93EF9F27C', 6, 'A8ED06D7-DFC5-4E57-86BD-CA4EE3E0F370')">
            <text:p>INSERT INTO Modules (Id, Name, DepartmentId,Points,ModuleTypeId) VALUES (20122,N'תזונה','887678D3-6443-4A6F-A983-D7B93EF9F27C', 6, 'A8ED06D7-DFC5-4E57-86BD-CA4EE3E0F370')</text:p>
          </table:table-cell>
          <table:table-cell table:formula="oooc:=IF([.I30]=[.$O$5];[.$P$6];IF(ISERR(FIND([.$O$6];[.K30])) = 0;[.$P$5];IF(ISERR(FIND([.$O$7];[.K3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טרנספורט תוך תאי של חלבונים (20343) [Note 30] <text:s/></text:p>
          </table:table-cell>
          <table:table-cell table:formula="oooc:=FIND(&quot;[Note&quot;;[.A31])" office:value-type="float" office:value="37">
            <text:p>37</text:p>
          </table:table-cell>
          <table:table-cell table:formula="oooc:=IF(ISERR([.B31]);LEN([.A31]);[.B31]-1)" office:value-type="float" office:value="36">
            <text:p>36</text:p>
          </table:table-cell>
          <table:table-cell table:formula="oooc:=TRIM(LEFT([.A31];[.C31]))" office:value-type="string" office:string-value="טרנספורט תוך תאי של חלבונים (20343)">
            <text:p>טרנספורט תוך תאי של חלבונים (20343)</text:p>
          </table:table-cell>
          <table:table-cell table:formula="oooc:=FIND(&quot;(&quot;;[.D31])" office:value-type="float" office:value="29">
            <text:p>29</text:p>
          </table:table-cell>
          <table:table-cell table:formula="oooc:=TRIM(LEFT([.D31];[.E31]-1))" office:value-type="string" office:string-value="טרנספורט תוך תאי של חלבונים">
            <text:p>טרנספורט תוך תאי של חלבונים</text:p>
          </table:table-cell>
          <table:table-cell table:formula="oooc:=LEFT(RIGHT([.D31];6);5)" office:value-type="string" office:string-value="20343">
            <text:p>2034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1];&quot;'&quot;;&quot;''&quot;)" office:value-type="string" office:string-value="טרנספורט תוך תאי של חלבונים">
            <text:p>טרנספורט תוך תאי של חלבונים</text:p>
          </table:table-cell>
          <table:table-cell table:formula="oooc:=&quot;INSERT INTO Modules (Id, Name, DepartmentId,Points,ModuleTypeId) VALUES (&quot;&amp;[.G31]&amp;&quot;,N'&quot;&amp;[.K31]&amp;&quot;','&quot;&amp;[.J31]&amp;&quot;', 6, '&quot; &amp; [.M31] &amp; &quot;')&quot;" office:value-type="string" office:string-value="INSERT INTO Modules (Id, Name, DepartmentId,Points,ModuleTypeId) VALUES (20343,N'טרנספורט תוך תאי של חלבונים','887678D3-6443-4A6F-A983-D7B93EF9F27C', 6, 'A8ED06D7-DFC5-4E57-86BD-CA4EE3E0F370')">
            <text:p>INSERT INTO Modules (Id, Name, DepartmentId,Points,ModuleTypeId) VALUES (20343,N'טרנספורט תוך תאי של חלבונים','887678D3-6443-4A6F-A983-D7B93EF9F27C', 6, 'A8ED06D7-DFC5-4E57-86BD-CA4EE3E0F370')</text:p>
          </table:table-cell>
          <table:table-cell table:formula="oooc:=IF([.I31]=[.$O$5];[.$P$6];IF(ISERR(FIND([.$O$6];[.K31])) = 0;[.$P$5];IF(ISERR(FIND([.$O$7];[.K3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ולטנים והמרת אותות (20514) [Note 30] <text:s/></text:p>
          </table:table-cell>
          <table:table-cell table:formula="oooc:=FIND(&quot;[Note&quot;;[.A32])" office:value-type="float" office:value="29">
            <text:p>29</text:p>
          </table:table-cell>
          <table:table-cell table:formula="oooc:=IF(ISERR([.B32]);LEN([.A32]);[.B32]-1)" office:value-type="float" office:value="28">
            <text:p>28</text:p>
          </table:table-cell>
          <table:table-cell table:formula="oooc:=TRIM(LEFT([.A32];[.C32]))" office:value-type="string" office:string-value="קולטנים והמרת אותות (20514)">
            <text:p>קולטנים והמרת אותות (20514)</text:p>
          </table:table-cell>
          <table:table-cell table:formula="oooc:=FIND(&quot;(&quot;;[.D32])" office:value-type="float" office:value="21">
            <text:p>21</text:p>
          </table:table-cell>
          <table:table-cell table:formula="oooc:=TRIM(LEFT([.D32];[.E32]-1))" office:value-type="string" office:string-value="קולטנים והמרת אותות">
            <text:p>קולטנים והמרת אותות</text:p>
          </table:table-cell>
          <table:table-cell table:formula="oooc:=LEFT(RIGHT([.D32];6);5)" office:value-type="string" office:string-value="20514">
            <text:p>20514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2];&quot;'&quot;;&quot;''&quot;)" office:value-type="string" office:string-value="קולטנים והמרת אותות">
            <text:p>קולטנים והמרת אותות</text:p>
          </table:table-cell>
          <table:table-cell table:formula="oooc:=&quot;INSERT INTO Modules (Id, Name, DepartmentId,Points,ModuleTypeId) VALUES (&quot;&amp;[.G32]&amp;&quot;,N'&quot;&amp;[.K32]&amp;&quot;','&quot;&amp;[.J32]&amp;&quot;', 6, '&quot; &amp; [.M32] &amp; &quot;')&quot;" office:value-type="string" office:string-value="INSERT INTO Modules (Id, Name, DepartmentId,Points,ModuleTypeId) VALUES (20514,N'קולטנים והמרת אותות','887678D3-6443-4A6F-A983-D7B93EF9F27C', 6, 'A8ED06D7-DFC5-4E57-86BD-CA4EE3E0F370')">
            <text:p>INSERT INTO Modules (Id, Name, DepartmentId,Points,ModuleTypeId) VALUES (20514,N'קולטנים והמרת אותות','887678D3-6443-4A6F-A983-D7B93EF9F27C', 6, 'A8ED06D7-DFC5-4E57-86BD-CA4EE3E0F370')</text:p>
          </table:table-cell>
          <table:table-cell table:formula="oooc:=IF([.I32]=[.$O$5];[.$P$6];IF(ISERR(FIND([.$O$6];[.K32])) = 0;[.$P$5];IF(ISERR(FIND([.$O$7];[.K3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פיסיקה לביולוגים א (20123) [Note 24] <text:s/></text:p>
          </table:table-cell>
          <table:table-cell table:formula="oooc:=FIND(&quot;[Note&quot;;[.A33])" office:value-type="float" office:value="36">
            <text:p>36</text:p>
          </table:table-cell>
          <table:table-cell table:formula="oooc:=IF(ISERR([.B33]);LEN([.A33]);[.B33]-1)" office:value-type="float" office:value="35">
            <text:p>35</text:p>
          </table:table-cell>
          <table:table-cell table:formula="oooc:=TRIM(LEFT([.A33];[.C33]))" office:value-type="string" office:string-value="יסודות הפיסיקה לביולוגים א (20123)">
            <text:p>יסודות הפיסיקה לביולוגים א (20123)</text:p>
          </table:table-cell>
          <table:table-cell table:formula="oooc:=FIND(&quot;(&quot;;[.D33])" office:value-type="float" office:value="28">
            <text:p>28</text:p>
          </table:table-cell>
          <table:table-cell table:formula="oooc:=TRIM(LEFT([.D33];[.E33]-1))" office:value-type="string" office:string-value="יסודות הפיסיקה לביולוגים א">
            <text:p>יסודות הפיסיקה לביולוגים א</text:p>
          </table:table-cell>
          <table:table-cell table:formula="oooc:=LEFT(RIGHT([.D33];6);5)" office:value-type="string" office:string-value="20123">
            <text:p>2012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3];&quot;'&quot;;&quot;''&quot;)" office:value-type="string" office:string-value="יסודות הפיסיקה לביולוגים א">
            <text:p>יסודות הפיסיקה לביולוגים א</text:p>
          </table:table-cell>
          <table:table-cell table:formula="oooc:=&quot;INSERT INTO Modules (Id, Name, DepartmentId,Points,ModuleTypeId) VALUES (&quot;&amp;[.G33]&amp;&quot;,N'&quot;&amp;[.K33]&amp;&quot;','&quot;&amp;[.J33]&amp;&quot;', 6, '&quot; &amp; [.M33] &amp; &quot;')&quot;" office:value-type="string" office:string-value="INSERT INTO Modules (Id, Name, DepartmentId,Points,ModuleTypeId) VALUES (20123,N'יסודות הפיסיקה לביולוגים א','887678D3-6443-4A6F-A983-D7B93EF9F27C', 6, 'A8ED06D7-DFC5-4E57-86BD-CA4EE3E0F370')">
            <text:p>INSERT INTO Modules (Id, Name, DepartmentId,Points,ModuleTypeId) VALUES (20123,N'יסודות הפיסיקה לביולוגים א','887678D3-6443-4A6F-A983-D7B93EF9F27C', 6, 'A8ED06D7-DFC5-4E57-86BD-CA4EE3E0F370')</text:p>
          </table:table-cell>
          <table:table-cell table:formula="oooc:=IF([.I33]=[.$O$5];[.$P$6];IF(ISERR(FIND([.$O$6];[.K33])) = 0;[.$P$5];IF(ISERR(FIND([.$O$7];[.K3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ושאים בהתנהגות בעלי-חיים (20415) [Note 47] <text:s/></text:p>
          </table:table-cell>
          <table:table-cell table:formula="oooc:=FIND(&quot;[Note&quot;;[.A34])" office:value-type="float" office:value="35">
            <text:p>35</text:p>
          </table:table-cell>
          <table:table-cell table:formula="oooc:=IF(ISERR([.B34]);LEN([.A34]);[.B34]-1)" office:value-type="float" office:value="34">
            <text:p>34</text:p>
          </table:table-cell>
          <table:table-cell table:formula="oooc:=TRIM(LEFT([.A34];[.C34]))" office:value-type="string" office:string-value="נושאים בהתנהגות בעלי-חיים (20415)">
            <text:p>נושאים בהתנהגות בעלי-חיים (20415)</text:p>
          </table:table-cell>
          <table:table-cell table:formula="oooc:=FIND(&quot;(&quot;;[.D34])" office:value-type="float" office:value="27">
            <text:p>27</text:p>
          </table:table-cell>
          <table:table-cell table:formula="oooc:=TRIM(LEFT([.D34];[.E34]-1))" office:value-type="string" office:string-value="נושאים בהתנהגות בעלי-חיים">
            <text:p>נושאים בהתנהגות בעלי-חיים</text:p>
          </table:table-cell>
          <table:table-cell table:formula="oooc:=LEFT(RIGHT([.D34];6);5)" office:value-type="string" office:string-value="20415">
            <text:p>2041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4];&quot;'&quot;;&quot;''&quot;)" office:value-type="string" office:string-value="נושאים בהתנהגות בעלי-חיים">
            <text:p>נושאים בהתנהגות בעלי-חיים</text:p>
          </table:table-cell>
          <table:table-cell table:formula="oooc:=&quot;INSERT INTO Modules (Id, Name, DepartmentId,Points,ModuleTypeId) VALUES (&quot;&amp;[.G34]&amp;&quot;,N'&quot;&amp;[.K34]&amp;&quot;','&quot;&amp;[.J34]&amp;&quot;', 6, '&quot; &amp; [.M34] &amp; &quot;')&quot;" office:value-type="string" office:string-value="INSERT INTO Modules (Id, Name, DepartmentId,Points,ModuleTypeId) VALUES (20415,N'נושאים בהתנהגות בעלי-חיים','887678D3-6443-4A6F-A983-D7B93EF9F27C', 6, 'A8ED06D7-DFC5-4E57-86BD-CA4EE3E0F370')">
            <text:p>INSERT INTO Modules (Id, Name, DepartmentId,Points,ModuleTypeId) VALUES (20415,N'נושאים בהתנהגות בעלי-חיים','887678D3-6443-4A6F-A983-D7B93EF9F27C', 6, 'A8ED06D7-DFC5-4E57-86BD-CA4EE3E0F370')</text:p>
          </table:table-cell>
          <table:table-cell table:formula="oooc:=IF([.I34]=[.$O$5];[.$P$6];IF(ISERR(FIND([.$O$6];[.K34])) = 0;[.$P$5];IF(ISERR(FIND([.$O$7];[.K3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כניזם, ויטליזם ואורגניציזם (22003) [Note 22] <text:s/>[Note 47] <text:s/>[Note 48] <text:s/></text:p>
          </table:table-cell>
          <table:table-cell table:formula="oooc:=FIND(&quot;[Note&quot;;[.A35])" office:value-type="float" office:value="37">
            <text:p>37</text:p>
          </table:table-cell>
          <table:table-cell table:formula="oooc:=IF(ISERR([.B35]);LEN([.A35]);[.B35]-1)" office:value-type="float" office:value="36">
            <text:p>36</text:p>
          </table:table-cell>
          <table:table-cell table:formula="oooc:=TRIM(LEFT([.A35];[.C35]))" office:value-type="string" office:string-value="מכניזם, ויטליזם ואורגניציזם (22003)">
            <text:p>מכניזם, ויטליזם ואורגניציזם (22003)</text:p>
          </table:table-cell>
          <table:table-cell table:formula="oooc:=FIND(&quot;(&quot;;[.D35])" office:value-type="float" office:value="29">
            <text:p>29</text:p>
          </table:table-cell>
          <table:table-cell table:formula="oooc:=TRIM(LEFT([.D35];[.E35]-1))" office:value-type="string" office:string-value="מכניזם, ויטליזם ואורגניציזם">
            <text:p>מכניזם, ויטליזם ואורגניציזם</text:p>
          </table:table-cell>
          <table:table-cell table:formula="oooc:=LEFT(RIGHT([.D35];6);5)" office:value-type="string" office:string-value="22003">
            <text:p>2200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5];&quot;'&quot;;&quot;''&quot;)" office:value-type="string" office:string-value="מכניזם, ויטליזם ואורגניציזם">
            <text:p>מכניזם, ויטליזם ואורגניציזם</text:p>
          </table:table-cell>
          <table:table-cell table:formula="oooc:=&quot;INSERT INTO Modules (Id, Name, DepartmentId,Points,ModuleTypeId) VALUES (&quot;&amp;[.G35]&amp;&quot;,N'&quot;&amp;[.K35]&amp;&quot;','&quot;&amp;[.J35]&amp;&quot;', 6, '&quot; &amp; [.M35] &amp; &quot;')&quot;" office:value-type="string" office:string-value="INSERT INTO Modules (Id, Name, DepartmentId,Points,ModuleTypeId) VALUES (22003,N'מכניזם, ויטליזם ואורגניציזם','887678D3-6443-4A6F-A983-D7B93EF9F27C', 6, 'A8ED06D7-DFC5-4E57-86BD-CA4EE3E0F370')">
            <text:p>INSERT INTO Modules (Id, Name, DepartmentId,Points,ModuleTypeId) VALUES (22003,N'מכניזם, ויטליזם ואורגניציזם','887678D3-6443-4A6F-A983-D7B93EF9F27C', 6, 'A8ED06D7-DFC5-4E57-86BD-CA4EE3E0F370')</text:p>
          </table:table-cell>
          <table:table-cell table:formula="oooc:=IF([.I35]=[.$O$5];[.$P$6];IF(ISERR(FIND([.$O$6];[.K35])) = 0;[.$P$5];IF(ISERR(FIND([.$O$7];[.K3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זיולוגיה של הצמח (20536) [Note 28] <text:s/>[Note 47] <text:s/></text:p>
          </table:table-cell>
          <table:table-cell table:formula="oooc:=FIND(&quot;[Note&quot;;[.A36])" office:value-type="float" office:value="28">
            <text:p>28</text:p>
          </table:table-cell>
          <table:table-cell table:formula="oooc:=IF(ISERR([.B36]);LEN([.A36]);[.B36]-1)" office:value-type="float" office:value="27">
            <text:p>27</text:p>
          </table:table-cell>
          <table:table-cell table:formula="oooc:=TRIM(LEFT([.A36];[.C36]))" office:value-type="string" office:string-value="פיזיולוגיה של הצמח (20536)">
            <text:p>פיזיולוגיה של הצמח (20536)</text:p>
          </table:table-cell>
          <table:table-cell table:formula="oooc:=FIND(&quot;(&quot;;[.D36])" office:value-type="float" office:value="20">
            <text:p>20</text:p>
          </table:table-cell>
          <table:table-cell table:formula="oooc:=TRIM(LEFT([.D36];[.E36]-1))" office:value-type="string" office:string-value="פיזיולוגיה של הצמח">
            <text:p>פיזיולוגיה של הצמח</text:p>
          </table:table-cell>
          <table:table-cell table:formula="oooc:=LEFT(RIGHT([.D36];6);5)" office:value-type="string" office:string-value="20536">
            <text:p>2053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6];&quot;'&quot;;&quot;''&quot;)" office:value-type="string" office:string-value="פיזיולוגיה של הצמח">
            <text:p>פיזיולוגיה של הצמח</text:p>
          </table:table-cell>
          <table:table-cell table:formula="oooc:=&quot;INSERT INTO Modules (Id, Name, DepartmentId,Points,ModuleTypeId) VALUES (&quot;&amp;[.G36]&amp;&quot;,N'&quot;&amp;[.K36]&amp;&quot;','&quot;&amp;[.J36]&amp;&quot;', 6, '&quot; &amp; [.M36] &amp; &quot;')&quot;" office:value-type="string" office:string-value="INSERT INTO Modules (Id, Name, DepartmentId,Points,ModuleTypeId) VALUES (20536,N'פיזיולוגיה של הצמח','887678D3-6443-4A6F-A983-D7B93EF9F27C', 6, 'A8ED06D7-DFC5-4E57-86BD-CA4EE3E0F370')">
            <text:p>INSERT INTO Modules (Id, Name, DepartmentId,Points,ModuleTypeId) VALUES (20536,N'פיזיולוגיה של הצמח','887678D3-6443-4A6F-A983-D7B93EF9F27C', 6, 'A8ED06D7-DFC5-4E57-86BD-CA4EE3E0F370')</text:p>
          </table:table-cell>
          <table:table-cell table:formula="oooc:=IF([.I36]=[.$O$5];[.$P$6];IF(ISERR(FIND([.$O$6];[.K36])) = 0;[.$P$5];IF(ISERR(FIND([.$O$7];[.K3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- כימיה פיסיקלית (20289) [Note 47] <text:s/></text:p>
          </table:table-cell>
          <table:table-cell table:formula="oooc:=FIND(&quot;[Note&quot;;[.A37])" office:value-type="float" office:value="32">
            <text:p>32</text:p>
          </table:table-cell>
          <table:table-cell table:formula="oooc:=IF(ISERR([.B37]);LEN([.A37]);[.B37]-1)" office:value-type="float" office:value="31">
            <text:p>31</text:p>
          </table:table-cell>
          <table:table-cell table:formula="oooc:=TRIM(LEFT([.A37];[.C37]))" office:value-type="string" office:string-value="מעבדה - כימיה פיסיקלית (20289)">
            <text:p>מעבדה - כימיה פיסיקלית (20289)</text:p>
          </table:table-cell>
          <table:table-cell table:formula="oooc:=FIND(&quot;(&quot;;[.D37])" office:value-type="float" office:value="24">
            <text:p>24</text:p>
          </table:table-cell>
          <table:table-cell table:formula="oooc:=TRIM(LEFT([.D37];[.E37]-1))" office:value-type="string" office:string-value="מעבדה - כימיה פיסיקלית">
            <text:p>מעבדה - כימיה פיסיקלית</text:p>
          </table:table-cell>
          <table:table-cell table:formula="oooc:=LEFT(RIGHT([.D37];6);5)" office:value-type="string" office:string-value="20289">
            <text:p>2028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7];&quot;'&quot;;&quot;''&quot;)" office:value-type="string" office:string-value="מעבדה - כימיה פיסיקלית">
            <text:p>מעבדה - כימיה פיסיקלית</text:p>
          </table:table-cell>
          <table:table-cell table:formula="oooc:=&quot;INSERT INTO Modules (Id, Name, DepartmentId,Points,ModuleTypeId) VALUES (&quot;&amp;[.G37]&amp;&quot;,N'&quot;&amp;[.K37]&amp;&quot;','&quot;&amp;[.J37]&amp;&quot;', 6, '&quot; &amp; [.M37] &amp; &quot;')&quot;" office:value-type="string" office:string-value="INSERT INTO Modules (Id, Name, DepartmentId,Points,ModuleTypeId) VALUES (20289,N'מעבדה - כימיה פיסיקלית','887678D3-6443-4A6F-A983-D7B93EF9F27C', 6, 'A8ED06D7-DFC5-4E57-86BD-CA4EE3E0F370')">
            <text:p>INSERT INTO Modules (Id, Name, DepartmentId,Points,ModuleTypeId) VALUES (20289,N'מעבדה - כימיה פיסיקלית','887678D3-6443-4A6F-A983-D7B93EF9F27C', 6, 'A8ED06D7-DFC5-4E57-86BD-CA4EE3E0F370')</text:p>
          </table:table-cell>
          <table:table-cell table:formula="oooc:=IF([.I37]=[.$O$5];[.$P$6];IF(ISERR(FIND([.$O$6];[.K37])) = 0;[.$P$5];IF(ISERR(FIND([.$O$7];[.K3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ימיה אורגנית (20456) [Note 24] <text:s/>[Note 47] <text:s/></text:p>
          </table:table-cell>
          <table:table-cell table:formula="oooc:=FIND(&quot;[Note&quot;;[.A38])" office:value-type="float" office:value="23">
            <text:p>23</text:p>
          </table:table-cell>
          <table:table-cell table:formula="oooc:=IF(ISERR([.B38]);LEN([.A38]);[.B38]-1)" office:value-type="float" office:value="22">
            <text:p>22</text:p>
          </table:table-cell>
          <table:table-cell table:formula="oooc:=TRIM(LEFT([.A38];[.C38]))" office:value-type="string" office:string-value="כימיה אורגנית (20456)">
            <text:p>כימיה אורגנית (20456)</text:p>
          </table:table-cell>
          <table:table-cell table:formula="oooc:=FIND(&quot;(&quot;;[.D38])" office:value-type="float" office:value="15">
            <text:p>15</text:p>
          </table:table-cell>
          <table:table-cell table:formula="oooc:=TRIM(LEFT([.D38];[.E38]-1))" office:value-type="string" office:string-value="כימיה אורגנית">
            <text:p>כימיה אורגנית</text:p>
          </table:table-cell>
          <table:table-cell table:formula="oooc:=LEFT(RIGHT([.D38];6);5)" office:value-type="string" office:string-value="20456">
            <text:p>2045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8];&quot;'&quot;;&quot;''&quot;)" office:value-type="string" office:string-value="כימיה אורגנית">
            <text:p>כימיה אורגנית</text:p>
          </table:table-cell>
          <table:table-cell table:formula="oooc:=&quot;INSERT INTO Modules (Id, Name, DepartmentId,Points,ModuleTypeId) VALUES (&quot;&amp;[.G38]&amp;&quot;,N'&quot;&amp;[.K38]&amp;&quot;','&quot;&amp;[.J38]&amp;&quot;', 6, '&quot; &amp; [.M38] &amp; &quot;')&quot;" office:value-type="string" office:string-value="INSERT INTO Modules (Id, Name, DepartmentId,Points,ModuleTypeId) VALUES (20456,N'כימיה אורגנית','887678D3-6443-4A6F-A983-D7B93EF9F27C', 6, 'A8ED06D7-DFC5-4E57-86BD-CA4EE3E0F370')">
            <text:p>INSERT INTO Modules (Id, Name, DepartmentId,Points,ModuleTypeId) VALUES (20456,N'כימיה אורגנית','887678D3-6443-4A6F-A983-D7B93EF9F27C', 6, 'A8ED06D7-DFC5-4E57-86BD-CA4EE3E0F370')</text:p>
          </table:table-cell>
          <table:table-cell table:formula="oooc:=IF([.I38]=[.$O$5];[.$P$6];IF(ISERR(FIND([.$O$6];[.K38])) = 0;[.$P$5];IF(ISERR(FIND([.$O$7];[.K3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דוקציה,טלאולוגיה ומקומן בביולוגיה (22010) [Note 22] <text:s/>[Note 28] <text:s/>[Note 47] <text:s/>[Note 48] <text:s/></text:p>
          </table:table-cell>
          <table:table-cell table:formula="oooc:=FIND(&quot;[Note&quot;;[.A39])" office:value-type="float" office:value="44">
            <text:p>44</text:p>
          </table:table-cell>
          <table:table-cell table:formula="oooc:=IF(ISERR([.B39]);LEN([.A39]);[.B39]-1)" office:value-type="float" office:value="43">
            <text:p>43</text:p>
          </table:table-cell>
          <table:table-cell table:formula="oooc:=TRIM(LEFT([.A39];[.C39]))" office:value-type="string" office:string-value="רדוקציה,טלאולוגיה ומקומן בביולוגיה (22010)">
            <text:p>רדוקציה,טלאולוגיה ומקומן בביולוגיה (22010)</text:p>
          </table:table-cell>
          <table:table-cell table:formula="oooc:=FIND(&quot;(&quot;;[.D39])" office:value-type="float" office:value="36">
            <text:p>36</text:p>
          </table:table-cell>
          <table:table-cell table:formula="oooc:=TRIM(LEFT([.D39];[.E39]-1))" office:value-type="string" office:string-value="רדוקציה,טלאולוגיה ומקומן בביולוגיה">
            <text:p>רדוקציה,טלאולוגיה ומקומן בביולוגיה</text:p>
          </table:table-cell>
          <table:table-cell table:formula="oooc:=LEFT(RIGHT([.D39];6);5)" office:value-type="string" office:string-value="22010">
            <text:p>22010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39];&quot;'&quot;;&quot;''&quot;)" office:value-type="string" office:string-value="רדוקציה,טלאולוגיה ומקומן בביולוגיה">
            <text:p>רדוקציה,טלאולוגיה ומקומן בביולוגיה</text:p>
          </table:table-cell>
          <table:table-cell table:formula="oooc:=&quot;INSERT INTO Modules (Id, Name, DepartmentId,Points,ModuleTypeId) VALUES (&quot;&amp;[.G39]&amp;&quot;,N'&quot;&amp;[.K39]&amp;&quot;','&quot;&amp;[.J39]&amp;&quot;', 6, '&quot; &amp; [.M39] &amp; &quot;')&quot;" office:value-type="string" office:string-value="INSERT INTO Modules (Id, Name, DepartmentId,Points,ModuleTypeId) VALUES (22010,N'רדוקציה,טלאולוגיה ומקומן בביולוגיה','887678D3-6443-4A6F-A983-D7B93EF9F27C', 6, 'A8ED06D7-DFC5-4E57-86BD-CA4EE3E0F370')">
            <text:p>INSERT INTO Modules (Id, Name, DepartmentId,Points,ModuleTypeId) VALUES (22010,N'רדוקציה,טלאולוגיה ומקומן בביולוגיה','887678D3-6443-4A6F-A983-D7B93EF9F27C', 6, 'A8ED06D7-DFC5-4E57-86BD-CA4EE3E0F370')</text:p>
          </table:table-cell>
          <table:table-cell table:formula="oooc:=IF([.I39]=[.$O$5];[.$P$6];IF(ISERR(FIND([.$O$6];[.K39])) = 0;[.$P$5];IF(ISERR(FIND([.$O$7];[.K3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ימיה כללית (מתכונת שנתית, סתיו) (20477) [Note 24] <text:s/>[Note 28] <text:s/>[Note 47] <text:s/>[Note 88] <text:s/></text:p>
          </table:table-cell>
          <table:table-cell table:formula="oooc:=FIND(&quot;[Note&quot;;[.A40])" office:value-type="float" office:value="42">
            <text:p>42</text:p>
          </table:table-cell>
          <table:table-cell table:formula="oooc:=IF(ISERR([.B40]);LEN([.A40]);[.B40]-1)" office:value-type="float" office:value="41">
            <text:p>41</text:p>
          </table:table-cell>
          <table:table-cell table:formula="oooc:=TRIM(LEFT([.A40];[.C40]))" office:value-type="string" office:string-value="כימיה כללית (מתכונת שנתית, סתיו) (20477)">
            <text:p>כימיה כללית (מתכונת שנתית, סתיו) (20477)</text:p>
          </table:table-cell>
          <table:table-cell table:formula="oooc:=FIND(&quot;(&quot;;[.D40])" office:value-type="float" office:value="13">
            <text:p>13</text:p>
          </table:table-cell>
          <table:table-cell table:formula="oooc:=TRIM(LEFT([.D40];[.E40]-1))" office:value-type="string" office:string-value="כימיה כללית">
            <text:p>כימיה כללית</text:p>
          </table:table-cell>
          <table:table-cell table:formula="oooc:=LEFT(RIGHT([.D40];6);5)" office:value-type="string" office:string-value="20477">
            <text:p>2047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0];&quot;'&quot;;&quot;''&quot;)" office:value-type="string" office:string-value="כימיה כללית">
            <text:p>כימיה כללית</text:p>
          </table:table-cell>
          <table:table-cell table:formula="oooc:=&quot;INSERT INTO Modules (Id, Name, DepartmentId,Points,ModuleTypeId) VALUES (&quot;&amp;[.G40]&amp;&quot;,N'&quot;&amp;[.K40]&amp;&quot;','&quot;&amp;[.J40]&amp;&quot;', 6, '&quot; &amp; [.M40] &amp; &quot;')&quot;" office:value-type="string" office:string-value="INSERT INTO Modules (Id, Name, DepartmentId,Points,ModuleTypeId) VALUES (20477,N'כימיה כללית','887678D3-6443-4A6F-A983-D7B93EF9F27C', 6, 'A8ED06D7-DFC5-4E57-86BD-CA4EE3E0F370')">
            <text:p>INSERT INTO Modules (Id, Name, DepartmentId,Points,ModuleTypeId) VALUES (20477,N'כימיה כללית','887678D3-6443-4A6F-A983-D7B93EF9F27C', 6, 'A8ED06D7-DFC5-4E57-86BD-CA4EE3E0F370')</text:p>
          </table:table-cell>
          <table:table-cell table:formula="oooc:=IF([.I40]=[.$O$5];[.$P$6];IF(ISERR(FIND([.$O$6];[.K40])) = 0;[.$P$5];IF(ISERR(FIND([.$O$7];[.K4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חולייתנים (20104) [Note 47] <text:s/></text:p>
          </table:table-cell>
          <table:table-cell table:formula="oooc:=FIND(&quot;[Note&quot;;[.A41])" office:value-type="float" office:value="20">
            <text:p>20</text:p>
          </table:table-cell>
          <table:table-cell table:formula="oooc:=IF(ISERR([.B41]);LEN([.A41]);[.B41]-1)" office:value-type="float" office:value="19">
            <text:p>19</text:p>
          </table:table-cell>
          <table:table-cell table:formula="oooc:=TRIM(LEFT([.A41];[.C41]))" office:value-type="string" office:string-value="החולייתנים (20104)">
            <text:p>החולייתנים (20104)</text:p>
          </table:table-cell>
          <table:table-cell table:formula="oooc:=FIND(&quot;(&quot;;[.D41])" office:value-type="float" office:value="12">
            <text:p>12</text:p>
          </table:table-cell>
          <table:table-cell table:formula="oooc:=TRIM(LEFT([.D41];[.E41]-1))" office:value-type="string" office:string-value="החולייתנים">
            <text:p>החולייתנים</text:p>
          </table:table-cell>
          <table:table-cell table:formula="oooc:=LEFT(RIGHT([.D41];6);5)" office:value-type="string" office:string-value="20104">
            <text:p>20104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1];&quot;'&quot;;&quot;''&quot;)" office:value-type="string" office:string-value="החולייתנים">
            <text:p>החולייתנים</text:p>
          </table:table-cell>
          <table:table-cell table:formula="oooc:=&quot;INSERT INTO Modules (Id, Name, DepartmentId,Points,ModuleTypeId) VALUES (&quot;&amp;[.G41]&amp;&quot;,N'&quot;&amp;[.K41]&amp;&quot;','&quot;&amp;[.J41]&amp;&quot;', 6, '&quot; &amp; [.M41] &amp; &quot;')&quot;" office:value-type="string" office:string-value="INSERT INTO Modules (Id, Name, DepartmentId,Points,ModuleTypeId) VALUES (20104,N'החולייתנים','887678D3-6443-4A6F-A983-D7B93EF9F27C', 6, 'A8ED06D7-DFC5-4E57-86BD-CA4EE3E0F370')">
            <text:p>INSERT INTO Modules (Id, Name, DepartmentId,Points,ModuleTypeId) VALUES (20104,N'החולייתנים','887678D3-6443-4A6F-A983-D7B93EF9F27C', 6, 'A8ED06D7-DFC5-4E57-86BD-CA4EE3E0F370')</text:p>
          </table:table-cell>
          <table:table-cell table:formula="oooc:=IF([.I41]=[.$O$5];[.$P$6];IF(ISERR(FIND([.$O$6];[.K41])) = 0;[.$P$5];IF(ISERR(FIND([.$O$7];[.K4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דבכים בגיאולוגיה של ארץ-ישראל (20211) [Note 47] <text:s/></text:p>
          </table:table-cell>
          <table:table-cell table:formula="oooc:=FIND(&quot;[Note&quot;;[.A42])" office:value-type="float" office:value="40">
            <text:p>40</text:p>
          </table:table-cell>
          <table:table-cell table:formula="oooc:=IF(ISERR([.B42]);LEN([.A42]);[.B42]-1)" office:value-type="float" office:value="39">
            <text:p>39</text:p>
          </table:table-cell>
          <table:table-cell table:formula="oooc:=TRIM(LEFT([.A42];[.C42]))" office:value-type="string" office:string-value="נדבכים בגיאולוגיה של ארץ-ישראל (20211)">
            <text:p>נדבכים בגיאולוגיה של ארץ-ישראל (20211)</text:p>
          </table:table-cell>
          <table:table-cell table:formula="oooc:=FIND(&quot;(&quot;;[.D42])" office:value-type="float" office:value="32">
            <text:p>32</text:p>
          </table:table-cell>
          <table:table-cell table:formula="oooc:=TRIM(LEFT([.D42];[.E42]-1))" office:value-type="string" office:string-value="נדבכים בגיאולוגיה של ארץ-ישראל">
            <text:p>נדבכים בגיאולוגיה של ארץ-ישראל</text:p>
          </table:table-cell>
          <table:table-cell table:formula="oooc:=LEFT(RIGHT([.D42];6);5)" office:value-type="string" office:string-value="20211">
            <text:p>20211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2];&quot;'&quot;;&quot;''&quot;)" office:value-type="string" office:string-value="נדבכים בגיאולוגיה של ארץ-ישראל">
            <text:p>נדבכים בגיאולוגיה של ארץ-ישראל</text:p>
          </table:table-cell>
          <table:table-cell table:formula="oooc:=&quot;INSERT INTO Modules (Id, Name, DepartmentId,Points,ModuleTypeId) VALUES (&quot;&amp;[.G42]&amp;&quot;,N'&quot;&amp;[.K42]&amp;&quot;','&quot;&amp;[.J42]&amp;&quot;', 6, '&quot; &amp; [.M42] &amp; &quot;')&quot;" office:value-type="string" office:string-value="INSERT INTO Modules (Id, Name, DepartmentId,Points,ModuleTypeId) VALUES (20211,N'נדבכים בגיאולוגיה של ארץ-ישראל','887678D3-6443-4A6F-A983-D7B93EF9F27C', 6, 'A8ED06D7-DFC5-4E57-86BD-CA4EE3E0F370')">
            <text:p>INSERT INTO Modules (Id, Name, DepartmentId,Points,ModuleTypeId) VALUES (20211,N'נדבכים בגיאולוגיה של ארץ-ישראל','887678D3-6443-4A6F-A983-D7B93EF9F27C', 6, 'A8ED06D7-DFC5-4E57-86BD-CA4EE3E0F370')</text:p>
          </table:table-cell>
          <table:table-cell table:formula="oooc:=IF([.I42]=[.$O$5];[.$P$6];IF(ISERR(FIND([.$O$6];[.K42])) = 0;[.$P$5];IF(ISERR(FIND([.$O$7];[.K4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אבולוציה ותנועת הבריאתנות (22005) [Note 22] <text:s/>[Note 47] <text:s/>[Note 48] <text:s/></text:p>
          </table:table-cell>
          <table:table-cell table:formula="oooc:=FIND(&quot;[Note&quot;;[.A43])" office:value-type="float" office:value="41">
            <text:p>41</text:p>
          </table:table-cell>
          <table:table-cell table:formula="oooc:=IF(ISERR([.B43]);LEN([.A43]);[.B43]-1)" office:value-type="float" office:value="40">
            <text:p>40</text:p>
          </table:table-cell>
          <table:table-cell table:formula="oooc:=TRIM(LEFT([.A43];[.C43]))" office:value-type="string" office:string-value="תורת האבולוציה ותנועת הבריאתנות (22005)">
            <text:p>תורת האבולוציה ותנועת הבריאתנות (22005)</text:p>
          </table:table-cell>
          <table:table-cell table:formula="oooc:=FIND(&quot;(&quot;;[.D43])" office:value-type="float" office:value="33">
            <text:p>33</text:p>
          </table:table-cell>
          <table:table-cell table:formula="oooc:=TRIM(LEFT([.D43];[.E43]-1))" office:value-type="string" office:string-value="תורת האבולוציה ותנועת הבריאתנות">
            <text:p>תורת האבולוציה ותנועת הבריאתנות</text:p>
          </table:table-cell>
          <table:table-cell table:formula="oooc:=LEFT(RIGHT([.D43];6);5)" office:value-type="string" office:string-value="22005">
            <text:p>2200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3];&quot;'&quot;;&quot;''&quot;)" office:value-type="string" office:string-value="תורת האבולוציה ותנועת הבריאתנות">
            <text:p>תורת האבולוציה ותנועת הבריאתנות</text:p>
          </table:table-cell>
          <table:table-cell table:formula="oooc:=&quot;INSERT INTO Modules (Id, Name, DepartmentId,Points,ModuleTypeId) VALUES (&quot;&amp;[.G43]&amp;&quot;,N'&quot;&amp;[.K43]&amp;&quot;','&quot;&amp;[.J43]&amp;&quot;', 6, '&quot; &amp; [.M43] &amp; &quot;')&quot;" office:value-type="string" office:string-value="INSERT INTO Modules (Id, Name, DepartmentId,Points,ModuleTypeId) VALUES (22005,N'תורת האבולוציה ותנועת הבריאתנות','887678D3-6443-4A6F-A983-D7B93EF9F27C', 6, 'A8ED06D7-DFC5-4E57-86BD-CA4EE3E0F370')">
            <text:p>INSERT INTO Modules (Id, Name, DepartmentId,Points,ModuleTypeId) VALUES (22005,N'תורת האבולוציה ותנועת הבריאתנות','887678D3-6443-4A6F-A983-D7B93EF9F27C', 6, 'A8ED06D7-DFC5-4E57-86BD-CA4EE3E0F370')</text:p>
          </table:table-cell>
          <table:table-cell table:formula="oooc:=IF([.I43]=[.$O$5];[.$P$6];IF(ISERR(FIND([.$O$6];[.K43])) = 0;[.$P$5];IF(ISERR(FIND([.$O$7];[.K4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תא: מבנה ופעילות (מתכונת שנתית) (20214) [Note 24] <text:s/>[Note 41] <text:s/>[Note 47] <text:s/></text:p>
          </table:table-cell>
          <table:table-cell table:formula="oooc:=FIND(&quot;[Note&quot;;[.A44])" office:value-type="float" office:value="42">
            <text:p>42</text:p>
          </table:table-cell>
          <table:table-cell table:formula="oooc:=IF(ISERR([.B44]);LEN([.A44]);[.B44]-1)" office:value-type="float" office:value="41">
            <text:p>41</text:p>
          </table:table-cell>
          <table:table-cell table:formula="oooc:=TRIM(LEFT([.A44];[.C44]))" office:value-type="string" office:string-value="התא: מבנה ופעילות (מתכונת שנתית) (20214)">
            <text:p>התא: מבנה ופעילות (מתכונת שנתית) (20214)</text:p>
          </table:table-cell>
          <table:table-cell table:formula="oooc:=FIND(&quot;(&quot;;[.D44])" office:value-type="float" office:value="19">
            <text:p>19</text:p>
          </table:table-cell>
          <table:table-cell table:formula="oooc:=TRIM(LEFT([.D44];[.E44]-1))" office:value-type="string" office:string-value="התא: מבנה ופעילות">
            <text:p>התא: מבנה ופעילות</text:p>
          </table:table-cell>
          <table:table-cell table:formula="oooc:=LEFT(RIGHT([.D44];6);5)" office:value-type="string" office:string-value="20214">
            <text:p>20214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4];&quot;'&quot;;&quot;''&quot;)" office:value-type="string" office:string-value="התא: מבנה ופעילות">
            <text:p>התא: מבנה ופעילות</text:p>
          </table:table-cell>
          <table:table-cell table:formula="oooc:=&quot;INSERT INTO Modules (Id, Name, DepartmentId,Points,ModuleTypeId) VALUES (&quot;&amp;[.G44]&amp;&quot;,N'&quot;&amp;[.K44]&amp;&quot;','&quot;&amp;[.J44]&amp;&quot;', 6, '&quot; &amp; [.M44] &amp; &quot;')&quot;" office:value-type="string" office:string-value="INSERT INTO Modules (Id, Name, DepartmentId,Points,ModuleTypeId) VALUES (20214,N'התא: מבנה ופעילות','887678D3-6443-4A6F-A983-D7B93EF9F27C', 6, 'A8ED06D7-DFC5-4E57-86BD-CA4EE3E0F370')">
            <text:p>INSERT INTO Modules (Id, Name, DepartmentId,Points,ModuleTypeId) VALUES (20214,N'התא: מבנה ופעילות','887678D3-6443-4A6F-A983-D7B93EF9F27C', 6, 'A8ED06D7-DFC5-4E57-86BD-CA4EE3E0F370')</text:p>
          </table:table-cell>
          <table:table-cell table:formula="oooc:=IF([.I44]=[.$O$5];[.$P$6];IF(ISERR(FIND([.$O$6];[.K44])) = 0;[.$P$5];IF(ISERR(FIND([.$O$7];[.K4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בפיזיולוגיה של בעלי חיים (20461) [Note 24] <text:s/>[Note 41] <text:s/>[Note 47] <text:s/></text:p>
          </table:table-cell>
          <table:table-cell table:formula="oooc:=FIND(&quot;[Note&quot;;[.A45])" office:value-type="float" office:value="40">
            <text:p>40</text:p>
          </table:table-cell>
          <table:table-cell table:formula="oooc:=IF(ISERR([.B45]);LEN([.A45]);[.B45]-1)" office:value-type="float" office:value="39">
            <text:p>39</text:p>
          </table:table-cell>
          <table:table-cell table:formula="oooc:=TRIM(LEFT([.A45];[.C45]))" office:value-type="string" office:string-value="מעבדה בפיזיולוגיה של בעלי חיים (20461)">
            <text:p>מעבדה בפיזיולוגיה של בעלי חיים (20461)</text:p>
          </table:table-cell>
          <table:table-cell table:formula="oooc:=FIND(&quot;(&quot;;[.D45])" office:value-type="float" office:value="32">
            <text:p>32</text:p>
          </table:table-cell>
          <table:table-cell table:formula="oooc:=TRIM(LEFT([.D45];[.E45]-1))" office:value-type="string" office:string-value="מעבדה בפיזיולוגיה של בעלי חיים">
            <text:p>מעבדה בפיזיולוגיה של בעלי חיים</text:p>
          </table:table-cell>
          <table:table-cell table:formula="oooc:=LEFT(RIGHT([.D45];6);5)" office:value-type="string" office:string-value="20461">
            <text:p>20461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5];&quot;'&quot;;&quot;''&quot;)" office:value-type="string" office:string-value="מעבדה בפיזיולוגיה של בעלי חיים">
            <text:p>מעבדה בפיזיולוגיה של בעלי חיים</text:p>
          </table:table-cell>
          <table:table-cell table:formula="oooc:=&quot;INSERT INTO Modules (Id, Name, DepartmentId,Points,ModuleTypeId) VALUES (&quot;&amp;[.G45]&amp;&quot;,N'&quot;&amp;[.K45]&amp;&quot;','&quot;&amp;[.J45]&amp;&quot;', 6, '&quot; &amp; [.M45] &amp; &quot;')&quot;" office:value-type="string" office:string-value="INSERT INTO Modules (Id, Name, DepartmentId,Points,ModuleTypeId) VALUES (20461,N'מעבדה בפיזיולוגיה של בעלי חיים','887678D3-6443-4A6F-A983-D7B93EF9F27C', 6, 'A8ED06D7-DFC5-4E57-86BD-CA4EE3E0F370')">
            <text:p>INSERT INTO Modules (Id, Name, DepartmentId,Points,ModuleTypeId) VALUES (20461,N'מעבדה בפיזיולוגיה של בעלי חיים','887678D3-6443-4A6F-A983-D7B93EF9F27C', 6, 'A8ED06D7-DFC5-4E57-86BD-CA4EE3E0F370')</text:p>
          </table:table-cell>
          <table:table-cell table:formula="oooc:=IF([.I45]=[.$O$5];[.$P$6];IF(ISERR(FIND([.$O$6];[.K45])) = 0;[.$P$5];IF(ISERR(FIND([.$O$7];[.K4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דע כדור-הארץ (06101) [Note 47] <text:s/></text:p>
          </table:table-cell>
          <table:table-cell table:formula="oooc:=FIND(&quot;[Note&quot;;[.A46])" office:value-type="float" office:value="29">
            <text:p>29</text:p>
          </table:table-cell>
          <table:table-cell table:formula="oooc:=IF(ISERR([.B46]);LEN([.A46]);[.B46]-1)" office:value-type="float" office:value="28">
            <text:p>28</text:p>
          </table:table-cell>
          <table:table-cell table:formula="oooc:=TRIM(LEFT([.A46];[.C46]))" office:value-type="string" office:string-value="מבוא למדע כדור-הארץ (06101)">
            <text:p>מבוא למדע כדור-הארץ (06101)</text:p>
          </table:table-cell>
          <table:table-cell table:formula="oooc:=FIND(&quot;(&quot;;[.D46])" office:value-type="float" office:value="21">
            <text:p>21</text:p>
          </table:table-cell>
          <table:table-cell table:formula="oooc:=TRIM(LEFT([.D46];[.E46]-1))" office:value-type="string" office:string-value="מבוא למדע כדור-הארץ">
            <text:p>מבוא למדע כדור-הארץ</text:p>
          </table:table-cell>
          <table:table-cell table:formula="oooc:=LEFT(RIGHT([.D46];6);5)" office:value-type="string" office:string-value="06101">
            <text:p>06101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6];&quot;'&quot;;&quot;''&quot;)" office:value-type="string" office:string-value="מבוא למדע כדור-הארץ">
            <text:p>מבוא למדע כדור-הארץ</text:p>
          </table:table-cell>
          <table:table-cell table:formula="oooc:=&quot;INSERT INTO Modules (Id, Name, DepartmentId,Points,ModuleTypeId) VALUES (&quot;&amp;[.G46]&amp;&quot;,N'&quot;&amp;[.K46]&amp;&quot;','&quot;&amp;[.J46]&amp;&quot;', 6, '&quot; &amp; [.M46] &amp; &quot;')&quot;" office:value-type="string" office:string-value="INSERT INTO Modules (Id, Name, DepartmentId,Points,ModuleTypeId) VALUES (06101,N'מבוא למדע כדור-הארץ','887678D3-6443-4A6F-A983-D7B93EF9F27C', 6, 'A8ED06D7-DFC5-4E57-86BD-CA4EE3E0F370')">
            <text:p>INSERT INTO Modules (Id, Name, DepartmentId,Points,ModuleTypeId) VALUES (06101,N'מבוא למדע כדור-הארץ','887678D3-6443-4A6F-A983-D7B93EF9F27C', 6, 'A8ED06D7-DFC5-4E57-86BD-CA4EE3E0F370')</text:p>
          </table:table-cell>
          <table:table-cell table:formula="oooc:=IF([.I46]=[.$O$5];[.$P$6];IF(ISERR(FIND([.$O$6];[.K46])) = 0;[.$P$5];IF(ISERR(FIND([.$O$7];[.K4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פיסיקה א (20113) [Note 24] <text:s/>[Note 58] <text:s/></text:p>
          </table:table-cell>
          <table:table-cell table:formula="oooc:=FIND(&quot;[Note&quot;;[.A47])" office:value-type="float" office:value="26">
            <text:p>26</text:p>
          </table:table-cell>
          <table:table-cell table:formula="oooc:=IF(ISERR([.B47]);LEN([.A47]);[.B47]-1)" office:value-type="float" office:value="25">
            <text:p>25</text:p>
          </table:table-cell>
          <table:table-cell table:formula="oooc:=TRIM(LEFT([.A47];[.C47]))" office:value-type="string" office:string-value="יסודות הפיסיקה א (20113)">
            <text:p>יסודות הפיסיקה א (20113)</text:p>
          </table:table-cell>
          <table:table-cell table:formula="oooc:=FIND(&quot;(&quot;;[.D47])" office:value-type="float" office:value="18">
            <text:p>18</text:p>
          </table:table-cell>
          <table:table-cell table:formula="oooc:=TRIM(LEFT([.D47];[.E47]-1))" office:value-type="string" office:string-value="יסודות הפיסיקה א">
            <text:p>יסודות הפיסיקה א</text:p>
          </table:table-cell>
          <table:table-cell table:formula="oooc:=LEFT(RIGHT([.D47];6);5)" office:value-type="string" office:string-value="20113">
            <text:p>2011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7];&quot;'&quot;;&quot;''&quot;)" office:value-type="string" office:string-value="יסודות הפיסיקה א">
            <text:p>יסודות הפיסיקה א</text:p>
          </table:table-cell>
          <table:table-cell table:formula="oooc:=&quot;INSERT INTO Modules (Id, Name, DepartmentId,Points,ModuleTypeId) VALUES (&quot;&amp;[.G47]&amp;&quot;,N'&quot;&amp;[.K47]&amp;&quot;','&quot;&amp;[.J47]&amp;&quot;', 6, '&quot; &amp; [.M47] &amp; &quot;')&quot;" office:value-type="string" office:string-value="INSERT INTO Modules (Id, Name, DepartmentId,Points,ModuleTypeId) VALUES (20113,N'יסודות הפיסיקה א','887678D3-6443-4A6F-A983-D7B93EF9F27C', 6, 'A8ED06D7-DFC5-4E57-86BD-CA4EE3E0F370')">
            <text:p>INSERT INTO Modules (Id, Name, DepartmentId,Points,ModuleTypeId) VALUES (20113,N'יסודות הפיסיקה א','887678D3-6443-4A6F-A983-D7B93EF9F27C', 6, 'A8ED06D7-DFC5-4E57-86BD-CA4EE3E0F370')</text:p>
          </table:table-cell>
          <table:table-cell table:formula="oooc:=IF([.I47]=[.$O$5];[.$P$6];IF(ISERR(FIND([.$O$6];[.K47])) = 0;[.$P$5];IF(ISERR(FIND([.$O$7];[.K4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תקדם בפיסיקה א (20382) [Note 5] <text:s/>[Note 16] <text:s/></text:p>
          </table:table-cell>
          <table:table-cell table:formula="oooc:=FIND(&quot;[Note&quot;;[.A48])" office:value-type="float" office:value="32">
            <text:p>32</text:p>
          </table:table-cell>
          <table:table-cell table:formula="oooc:=IF(ISERR([.B48]);LEN([.A48]);[.B48]-1)" office:value-type="float" office:value="31">
            <text:p>31</text:p>
          </table:table-cell>
          <table:table-cell table:formula="oooc:=TRIM(LEFT([.A48];[.C48]))" office:value-type="string" office:string-value="פרויקט מתקדם בפיסיקה א (20382)">
            <text:p>פרויקט מתקדם בפיסיקה א (20382)</text:p>
          </table:table-cell>
          <table:table-cell table:formula="oooc:=FIND(&quot;(&quot;;[.D48])" office:value-type="float" office:value="24">
            <text:p>24</text:p>
          </table:table-cell>
          <table:table-cell table:formula="oooc:=TRIM(LEFT([.D48];[.E48]-1))" office:value-type="string" office:string-value="פרויקט מתקדם בפיסיקה א">
            <text:p>פרויקט מתקדם בפיסיקה א</text:p>
          </table:table-cell>
          <table:table-cell table:formula="oooc:=LEFT(RIGHT([.D48];6);5)" office:value-type="string" office:string-value="20382">
            <text:p>2038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8];&quot;'&quot;;&quot;''&quot;)" office:value-type="string" office:string-value="פרויקט מתקדם בפיסיקה א">
            <text:p>פרויקט מתקדם בפיסיקה א</text:p>
          </table:table-cell>
          <table:table-cell table:formula="oooc:=&quot;INSERT INTO Modules (Id, Name, DepartmentId,Points,ModuleTypeId) VALUES (&quot;&amp;[.G48]&amp;&quot;,N'&quot;&amp;[.K48]&amp;&quot;','&quot;&amp;[.J48]&amp;&quot;', 6, '&quot; &amp; [.M48] &amp; &quot;')&quot;" office:value-type="string" office:string-value="INSERT INTO Modules (Id, Name, DepartmentId,Points,ModuleTypeId) VALUES (20382,N'פרויקט מתקדם בפיסיקה א','887678D3-6443-4A6F-A983-D7B93EF9F27C', 6, 'A8ED06D7-DFC5-4E57-86BD-CA4EE3E0F370')">
            <text:p>INSERT INTO Modules (Id, Name, DepartmentId,Points,ModuleTypeId) VALUES (20382,N'פרויקט מתקדם בפיסיקה א','887678D3-6443-4A6F-A983-D7B93EF9F27C', 6, 'A8ED06D7-DFC5-4E57-86BD-CA4EE3E0F370')</text:p>
          </table:table-cell>
          <table:table-cell table:formula="oooc:=IF([.I48]=[.$O$5];[.$P$6];IF(ISERR(FIND([.$O$6];[.K48])) = 0;[.$P$5];IF(ISERR(FIND([.$O$7];[.K4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יידקים בתעשייה (20515)</text:p>
          </table:table-cell>
          <table:table-cell table:formula="oooc:=FIND(&quot;[Note&quot;;[.A49])" office:value-type="float" office:value="0">
            <text:p>#VALUE!</text:p>
          </table:table-cell>
          <table:table-cell table:formula="oooc:=IF(ISERR([.B49]);LEN([.A49]);[.B49]-1)" office:value-type="float" office:value="23">
            <text:p>23</text:p>
          </table:table-cell>
          <table:table-cell table:formula="oooc:=TRIM(LEFT([.A49];[.C49]))" office:value-type="string" office:string-value="חיידקים בתעשייה (20515)">
            <text:p>חיידקים בתעשייה (20515)</text:p>
          </table:table-cell>
          <table:table-cell table:formula="oooc:=FIND(&quot;(&quot;;[.D49])" office:value-type="float" office:value="17">
            <text:p>17</text:p>
          </table:table-cell>
          <table:table-cell table:formula="oooc:=TRIM(LEFT([.D49];[.E49]-1))" office:value-type="string" office:string-value="חיידקים בתעשייה">
            <text:p>חיידקים בתעשייה</text:p>
          </table:table-cell>
          <table:table-cell table:formula="oooc:=LEFT(RIGHT([.D49];6);5)" office:value-type="string" office:string-value="20515">
            <text:p>2051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49];&quot;'&quot;;&quot;''&quot;)" office:value-type="string" office:string-value="חיידקים בתעשייה">
            <text:p>חיידקים בתעשייה</text:p>
          </table:table-cell>
          <table:table-cell table:formula="oooc:=&quot;INSERT INTO Modules (Id, Name, DepartmentId,Points,ModuleTypeId) VALUES (&quot;&amp;[.G49]&amp;&quot;,N'&quot;&amp;[.K49]&amp;&quot;','&quot;&amp;[.J49]&amp;&quot;', 6, '&quot; &amp; [.M49] &amp; &quot;')&quot;" office:value-type="string" office:string-value="INSERT INTO Modules (Id, Name, DepartmentId,Points,ModuleTypeId) VALUES (20515,N'חיידקים בתעשייה','887678D3-6443-4A6F-A983-D7B93EF9F27C', 6, 'A8ED06D7-DFC5-4E57-86BD-CA4EE3E0F370')">
            <text:p>INSERT INTO Modules (Id, Name, DepartmentId,Points,ModuleTypeId) VALUES (20515,N'חיידקים בתעשייה','887678D3-6443-4A6F-A983-D7B93EF9F27C', 6, 'A8ED06D7-DFC5-4E57-86BD-CA4EE3E0F370')</text:p>
          </table:table-cell>
          <table:table-cell table:formula="oooc:=IF([.I49]=[.$O$5];[.$P$6];IF(ISERR(FIND([.$O$6];[.K49])) = 0;[.$P$5];IF(ISERR(FIND([.$O$7];[.K4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בביולוגיה מולקולרית (20460) [Note 18] <text:s/>[Note 24] <text:s/>[Note 30] <text:s/>[Note 47] <text:s/></text:p>
          </table:table-cell>
          <table:table-cell table:formula="oooc:=FIND(&quot;[Note&quot;;[.A50])" office:value-type="float" office:value="35">
            <text:p>35</text:p>
          </table:table-cell>
          <table:table-cell table:formula="oooc:=IF(ISERR([.B50]);LEN([.A50]);[.B50]-1)" office:value-type="float" office:value="34">
            <text:p>34</text:p>
          </table:table-cell>
          <table:table-cell table:formula="oooc:=TRIM(LEFT([.A50];[.C50]))" office:value-type="string" office:string-value="מעבדה בביולוגיה מולקולרית (20460)">
            <text:p>מעבדה בביולוגיה מולקולרית (20460)</text:p>
          </table:table-cell>
          <table:table-cell table:formula="oooc:=FIND(&quot;(&quot;;[.D50])" office:value-type="float" office:value="27">
            <text:p>27</text:p>
          </table:table-cell>
          <table:table-cell table:formula="oooc:=TRIM(LEFT([.D50];[.E50]-1))" office:value-type="string" office:string-value="מעבדה בביולוגיה מולקולרית">
            <text:p>מעבדה בביולוגיה מולקולרית</text:p>
          </table:table-cell>
          <table:table-cell table:formula="oooc:=LEFT(RIGHT([.D50];6);5)" office:value-type="string" office:string-value="20460">
            <text:p>20460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0];&quot;'&quot;;&quot;''&quot;)" office:value-type="string" office:string-value="מעבדה בביולוגיה מולקולרית">
            <text:p>מעבדה בביולוגיה מולקולרית</text:p>
          </table:table-cell>
          <table:table-cell table:formula="oooc:=&quot;INSERT INTO Modules (Id, Name, DepartmentId,Points,ModuleTypeId) VALUES (&quot;&amp;[.G50]&amp;&quot;,N'&quot;&amp;[.K50]&amp;&quot;','&quot;&amp;[.J50]&amp;&quot;', 6, '&quot; &amp; [.M50] &amp; &quot;')&quot;" office:value-type="string" office:string-value="INSERT INTO Modules (Id, Name, DepartmentId,Points,ModuleTypeId) VALUES (20460,N'מעבדה בביולוגיה מולקולרית','887678D3-6443-4A6F-A983-D7B93EF9F27C', 6, 'A8ED06D7-DFC5-4E57-86BD-CA4EE3E0F370')">
            <text:p>INSERT INTO Modules (Id, Name, DepartmentId,Points,ModuleTypeId) VALUES (20460,N'מעבדה בביולוגיה מולקולרית','887678D3-6443-4A6F-A983-D7B93EF9F27C', 6, 'A8ED06D7-DFC5-4E57-86BD-CA4EE3E0F370')</text:p>
          </table:table-cell>
          <table:table-cell table:formula="oooc:=IF([.I50]=[.$O$5];[.$P$6];IF(ISERR(FIND([.$O$6];[.K50])) = 0;[.$P$5];IF(ISERR(FIND([.$O$7];[.K5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תקדם בפיסיקה ב (20383) [Note 5] <text:s/>[Note 16] <text:s/></text:p>
          </table:table-cell>
          <table:table-cell table:formula="oooc:=FIND(&quot;[Note&quot;;[.A51])" office:value-type="float" office:value="32">
            <text:p>32</text:p>
          </table:table-cell>
          <table:table-cell table:formula="oooc:=IF(ISERR([.B51]);LEN([.A51]);[.B51]-1)" office:value-type="float" office:value="31">
            <text:p>31</text:p>
          </table:table-cell>
          <table:table-cell table:formula="oooc:=TRIM(LEFT([.A51];[.C51]))" office:value-type="string" office:string-value="פרויקט מתקדם בפיסיקה ב (20383)">
            <text:p>פרויקט מתקדם בפיסיקה ב (20383)</text:p>
          </table:table-cell>
          <table:table-cell table:formula="oooc:=FIND(&quot;(&quot;;[.D51])" office:value-type="float" office:value="24">
            <text:p>24</text:p>
          </table:table-cell>
          <table:table-cell table:formula="oooc:=TRIM(LEFT([.D51];[.E51]-1))" office:value-type="string" office:string-value="פרויקט מתקדם בפיסיקה ב">
            <text:p>פרויקט מתקדם בפיסיקה ב</text:p>
          </table:table-cell>
          <table:table-cell table:formula="oooc:=LEFT(RIGHT([.D51];6);5)" office:value-type="string" office:string-value="20383">
            <text:p>2038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1];&quot;'&quot;;&quot;''&quot;)" office:value-type="string" office:string-value="פרויקט מתקדם בפיסיקה ב">
            <text:p>פרויקט מתקדם בפיסיקה ב</text:p>
          </table:table-cell>
          <table:table-cell table:formula="oooc:=&quot;INSERT INTO Modules (Id, Name, DepartmentId,Points,ModuleTypeId) VALUES (&quot;&amp;[.G51]&amp;&quot;,N'&quot;&amp;[.K51]&amp;&quot;','&quot;&amp;[.J51]&amp;&quot;', 6, '&quot; &amp; [.M51] &amp; &quot;')&quot;" office:value-type="string" office:string-value="INSERT INTO Modules (Id, Name, DepartmentId,Points,ModuleTypeId) VALUES (20383,N'פרויקט מתקדם בפיסיקה ב','887678D3-6443-4A6F-A983-D7B93EF9F27C', 6, 'A8ED06D7-DFC5-4E57-86BD-CA4EE3E0F370')">
            <text:p>INSERT INTO Modules (Id, Name, DepartmentId,Points,ModuleTypeId) VALUES (20383,N'פרויקט מתקדם בפיסיקה ב','887678D3-6443-4A6F-A983-D7B93EF9F27C', 6, 'A8ED06D7-DFC5-4E57-86BD-CA4EE3E0F370')</text:p>
          </table:table-cell>
          <table:table-cell table:formula="oooc:=IF([.I51]=[.$O$5];[.$P$6];IF(ISERR(FIND([.$O$6];[.K51])) = 0;[.$P$5];IF(ISERR(FIND([.$O$7];[.K5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ביו-אינפורמטיקה (20552) [Note 19] <text:s/></text:p>
          </table:table-cell>
          <table:table-cell table:formula="oooc:=FIND(&quot;[Note&quot;;[.A52])" office:value-type="float" office:value="32">
            <text:p>32</text:p>
          </table:table-cell>
          <table:table-cell table:formula="oooc:=IF(ISERR([.B52]);LEN([.A52]);[.B52]-1)" office:value-type="float" office:value="31">
            <text:p>31</text:p>
          </table:table-cell>
          <table:table-cell table:formula="oooc:=TRIM(LEFT([.A52];[.C52]))" office:value-type="string" office:string-value="סמינר בביו-אינפורמטיקה (20552)">
            <text:p>סמינר בביו-אינפורמטיקה (20552)</text:p>
          </table:table-cell>
          <table:table-cell table:formula="oooc:=FIND(&quot;(&quot;;[.D52])" office:value-type="float" office:value="24">
            <text:p>24</text:p>
          </table:table-cell>
          <table:table-cell table:formula="oooc:=TRIM(LEFT([.D52];[.E52]-1))" office:value-type="string" office:string-value="סמינר בביו-אינפורמטיקה">
            <text:p>סמינר בביו-אינפורמטיקה</text:p>
          </table:table-cell>
          <table:table-cell table:formula="oooc:=LEFT(RIGHT([.D52];6);5)" office:value-type="string" office:string-value="20552">
            <text:p>2055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2];&quot;'&quot;;&quot;''&quot;)" office:value-type="string" office:string-value="סמינר בביו-אינפורמטיקה">
            <text:p>סמינר בביו-אינפורמטיקה</text:p>
          </table:table-cell>
          <table:table-cell table:formula="oooc:=&quot;INSERT INTO Modules (Id, Name, DepartmentId,Points,ModuleTypeId) VALUES (&quot;&amp;[.G52]&amp;&quot;,N'&quot;&amp;[.K52]&amp;&quot;','&quot;&amp;[.J52]&amp;&quot;', 6, '&quot; &amp; [.M52] &amp; &quot;')&quot;" office:value-type="string" office:string-value="INSERT INTO Modules (Id, Name, DepartmentId,Points,ModuleTypeId) VALUES (20552,N'סמינר בביו-אינפורמטיקה','887678D3-6443-4A6F-A983-D7B93EF9F27C', 6, '1B16BD54-6D52-4136-9447-5E977484531D')">
            <text:p>INSERT INTO Modules (Id, Name, DepartmentId,Points,ModuleTypeId) VALUES (20552,N'סמינר בביו-אינפורמטיקה','887678D3-6443-4A6F-A983-D7B93EF9F27C', 6, '1B16BD54-6D52-4136-9447-5E977484531D')</text:p>
          </table:table-cell>
          <table:table-cell table:formula="oooc:=IF([.I52]=[.$O$5];[.$P$6];IF(ISERR(FIND([.$O$6];[.K52])) = 0;[.$P$5];IF(ISERR(FIND([.$O$7];[.K52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סתגלות והתאמה לעקות סביבה בצמחים (20543)</text:p>
          </table:table-cell>
          <table:table-cell table:formula="oooc:=FIND(&quot;[Note&quot;;[.A53])" office:value-type="float" office:value="0">
            <text:p>#VALUE!</text:p>
          </table:table-cell>
          <table:table-cell table:formula="oooc:=IF(ISERR([.B53]);LEN([.A53]);[.B53]-1)" office:value-type="float" office:value="41">
            <text:p>41</text:p>
          </table:table-cell>
          <table:table-cell table:formula="oooc:=TRIM(LEFT([.A53];[.C53]))" office:value-type="string" office:string-value="הסתגלות והתאמה לעקות סביבה בצמחים (20543)">
            <text:p>הסתגלות והתאמה לעקות סביבה בצמחים (20543)</text:p>
          </table:table-cell>
          <table:table-cell table:formula="oooc:=FIND(&quot;(&quot;;[.D53])" office:value-type="float" office:value="35">
            <text:p>35</text:p>
          </table:table-cell>
          <table:table-cell table:formula="oooc:=TRIM(LEFT([.D53];[.E53]-1))" office:value-type="string" office:string-value="הסתגלות והתאמה לעקות סביבה בצמחים">
            <text:p>הסתגלות והתאמה לעקות סביבה בצמחים</text:p>
          </table:table-cell>
          <table:table-cell table:formula="oooc:=LEFT(RIGHT([.D53];6);5)" office:value-type="string" office:string-value="20543">
            <text:p>2054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3];&quot;'&quot;;&quot;''&quot;)" office:value-type="string" office:string-value="הסתגלות והתאמה לעקות סביבה בצמחים">
            <text:p>הסתגלות והתאמה לעקות סביבה בצמחים</text:p>
          </table:table-cell>
          <table:table-cell table:formula="oooc:=&quot;INSERT INTO Modules (Id, Name, DepartmentId,Points,ModuleTypeId) VALUES (&quot;&amp;[.G53]&amp;&quot;,N'&quot;&amp;[.K53]&amp;&quot;','&quot;&amp;[.J53]&amp;&quot;', 6, '&quot; &amp; [.M53] &amp; &quot;')&quot;" office:value-type="string" office:string-value="INSERT INTO Modules (Id, Name, DepartmentId,Points,ModuleTypeId) VALUES (20543,N'הסתגלות והתאמה לעקות סביבה בצמחים','887678D3-6443-4A6F-A983-D7B93EF9F27C', 6, 'A8ED06D7-DFC5-4E57-86BD-CA4EE3E0F370')">
            <text:p>INSERT INTO Modules (Id, Name, DepartmentId,Points,ModuleTypeId) VALUES (20543,N'הסתגלות והתאמה לעקות סביבה בצמחים','887678D3-6443-4A6F-A983-D7B93EF9F27C', 6, 'A8ED06D7-DFC5-4E57-86BD-CA4EE3E0F370')</text:p>
          </table:table-cell>
          <table:table-cell table:formula="oooc:=IF([.I53]=[.$O$5];[.$P$6];IF(ISERR(FIND([.$O$6];[.K53])) = 0;[.$P$5];IF(ISERR(FIND([.$O$7];[.K5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- תורת החיסון (20459) [Note 24] <text:s/>[Note 30] <text:s/>[Note 47] <text:s/></text:p>
          </table:table-cell>
          <table:table-cell table:formula="oooc:=FIND(&quot;[Note&quot;;[.A54])" office:value-type="float" office:value="29">
            <text:p>29</text:p>
          </table:table-cell>
          <table:table-cell table:formula="oooc:=IF(ISERR([.B54]);LEN([.A54]);[.B54]-1)" office:value-type="float" office:value="28">
            <text:p>28</text:p>
          </table:table-cell>
          <table:table-cell table:formula="oooc:=TRIM(LEFT([.A54];[.C54]))" office:value-type="string" office:string-value="מעבדה - תורת החיסון (20459)">
            <text:p>מעבדה - תורת החיסון (20459)</text:p>
          </table:table-cell>
          <table:table-cell table:formula="oooc:=FIND(&quot;(&quot;;[.D54])" office:value-type="float" office:value="21">
            <text:p>21</text:p>
          </table:table-cell>
          <table:table-cell table:formula="oooc:=TRIM(LEFT([.D54];[.E54]-1))" office:value-type="string" office:string-value="מעבדה - תורת החיסון">
            <text:p>מעבדה - תורת החיסון</text:p>
          </table:table-cell>
          <table:table-cell table:formula="oooc:=LEFT(RIGHT([.D54];6);5)" office:value-type="string" office:string-value="20459">
            <text:p>2045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4];&quot;'&quot;;&quot;''&quot;)" office:value-type="string" office:string-value="מעבדה - תורת החיסון">
            <text:p>מעבדה - תורת החיסון</text:p>
          </table:table-cell>
          <table:table-cell table:formula="oooc:=&quot;INSERT INTO Modules (Id, Name, DepartmentId,Points,ModuleTypeId) VALUES (&quot;&amp;[.G54]&amp;&quot;,N'&quot;&amp;[.K54]&amp;&quot;','&quot;&amp;[.J54]&amp;&quot;', 6, '&quot; &amp; [.M54] &amp; &quot;')&quot;" office:value-type="string" office:string-value="INSERT INTO Modules (Id, Name, DepartmentId,Points,ModuleTypeId) VALUES (20459,N'מעבדה - תורת החיסון','887678D3-6443-4A6F-A983-D7B93EF9F27C', 6, 'A8ED06D7-DFC5-4E57-86BD-CA4EE3E0F370')">
            <text:p>INSERT INTO Modules (Id, Name, DepartmentId,Points,ModuleTypeId) VALUES (20459,N'מעבדה - תורת החיסון','887678D3-6443-4A6F-A983-D7B93EF9F27C', 6, 'A8ED06D7-DFC5-4E57-86BD-CA4EE3E0F370')</text:p>
          </table:table-cell>
          <table:table-cell table:formula="oooc:=IF([.I54]=[.$O$5];[.$P$6];IF(ISERR(FIND([.$O$6];[.K54])) = 0;[.$P$5];IF(ISERR(FIND([.$O$7];[.K5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ורס סמינריוני בנושא מיוחד בגיאולוגיה (20591) [Note 81] <text:s/></text:p>
          </table:table-cell>
          <table:table-cell table:formula="oooc:=FIND(&quot;[Note&quot;;[.A55])" office:value-type="float" office:value="47">
            <text:p>47</text:p>
          </table:table-cell>
          <table:table-cell table:formula="oooc:=IF(ISERR([.B55]);LEN([.A55]);[.B55]-1)" office:value-type="float" office:value="46">
            <text:p>46</text:p>
          </table:table-cell>
          <table:table-cell table:formula="oooc:=TRIM(LEFT([.A55];[.C55]))" office:value-type="string" office:string-value="קורס סמינריוני בנושא מיוחד בגיאולוגיה (20591)">
            <text:p>קורס סמינריוני בנושא מיוחד בגיאולוגיה (20591)</text:p>
          </table:table-cell>
          <table:table-cell table:formula="oooc:=FIND(&quot;(&quot;;[.D55])" office:value-type="float" office:value="39">
            <text:p>39</text:p>
          </table:table-cell>
          <table:table-cell table:formula="oooc:=TRIM(LEFT([.D55];[.E55]-1))" office:value-type="string" office:string-value="קורס סמינריוני בנושא מיוחד בגיאולוגיה">
            <text:p>קורס סמינריוני בנושא מיוחד בגיאולוגיה</text:p>
          </table:table-cell>
          <table:table-cell table:formula="oooc:=LEFT(RIGHT([.D55];6);5)" office:value-type="string" office:string-value="20591">
            <text:p>20591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5];&quot;'&quot;;&quot;''&quot;)" office:value-type="string" office:string-value="קורס סמינריוני בנושא מיוחד בגיאולוגיה">
            <text:p>קורס סמינריוני בנושא מיוחד בגיאולוגיה</text:p>
          </table:table-cell>
          <table:table-cell table:formula="oooc:=&quot;INSERT INTO Modules (Id, Name, DepartmentId,Points,ModuleTypeId) VALUES (&quot;&amp;[.G55]&amp;&quot;,N'&quot;&amp;[.K55]&amp;&quot;','&quot;&amp;[.J55]&amp;&quot;', 6, '&quot; &amp; [.M55] &amp; &quot;')&quot;" office:value-type="string" office:string-value="INSERT INTO Modules (Id, Name, DepartmentId,Points,ModuleTypeId) VALUES (20591,N'קורס סמינריוני בנושא מיוחד בגיאולוגיה','887678D3-6443-4A6F-A983-D7B93EF9F27C', 6, '1B16BD54-6D52-4136-9447-5E977484531D')">
            <text:p>INSERT INTO Modules (Id, Name, DepartmentId,Points,ModuleTypeId) VALUES (20591,N'קורס סמינריוני בנושא מיוחד בגיאולוגיה','887678D3-6443-4A6F-A983-D7B93EF9F27C', 6, '1B16BD54-6D52-4136-9447-5E977484531D')</text:p>
          </table:table-cell>
          <table:table-cell table:formula="oooc:=IF([.I55]=[.$O$5];[.$P$6];IF(ISERR(FIND([.$O$6];[.K55])) = 0;[.$P$5];IF(ISERR(FIND([.$O$7];[.K5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תא: מבנה ופעילות (מתכונת סמסטריאלית) (20452) [Note 24] <text:s/>[Note 47] <text:s/></text:p>
          </table:table-cell>
          <table:table-cell table:formula="oooc:=FIND(&quot;[Note&quot;;[.A56])" office:value-type="float" office:value="47">
            <text:p>47</text:p>
          </table:table-cell>
          <table:table-cell table:formula="oooc:=IF(ISERR([.B56]);LEN([.A56]);[.B56]-1)" office:value-type="float" office:value="46">
            <text:p>46</text:p>
          </table:table-cell>
          <table:table-cell table:formula="oooc:=TRIM(LEFT([.A56];[.C56]))" office:value-type="string" office:string-value="התא: מבנה ופעילות (מתכונת סמסטריאלית) (20452)">
            <text:p>התא: מבנה ופעילות (מתכונת סמסטריאלית) (20452)</text:p>
          </table:table-cell>
          <table:table-cell table:formula="oooc:=FIND(&quot;(&quot;;[.D56])" office:value-type="float" office:value="19">
            <text:p>19</text:p>
          </table:table-cell>
          <table:table-cell table:formula="oooc:=TRIM(LEFT([.D56];[.E56]-1))" office:value-type="string" office:string-value="התא: מבנה ופעילות">
            <text:p>התא: מבנה ופעילות</text:p>
          </table:table-cell>
          <table:table-cell table:formula="oooc:=LEFT(RIGHT([.D56];6);5)" office:value-type="string" office:string-value="20452">
            <text:p>2045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6];&quot;'&quot;;&quot;''&quot;)" office:value-type="string" office:string-value="התא: מבנה ופעילות">
            <text:p>התא: מבנה ופעילות</text:p>
          </table:table-cell>
          <table:table-cell table:formula="oooc:=&quot;INSERT INTO Modules (Id, Name, DepartmentId,Points,ModuleTypeId) VALUES (&quot;&amp;[.G56]&amp;&quot;,N'&quot;&amp;[.K56]&amp;&quot;','&quot;&amp;[.J56]&amp;&quot;', 6, '&quot; &amp; [.M56] &amp; &quot;')&quot;" office:value-type="string" office:string-value="INSERT INTO Modules (Id, Name, DepartmentId,Points,ModuleTypeId) VALUES (20452,N'התא: מבנה ופעילות','887678D3-6443-4A6F-A983-D7B93EF9F27C', 6, 'A8ED06D7-DFC5-4E57-86BD-CA4EE3E0F370')">
            <text:p>INSERT INTO Modules (Id, Name, DepartmentId,Points,ModuleTypeId) VALUES (20452,N'התא: מבנה ופעילות','887678D3-6443-4A6F-A983-D7B93EF9F27C', 6, 'A8ED06D7-DFC5-4E57-86BD-CA4EE3E0F370')</text:p>
          </table:table-cell>
          <table:table-cell table:formula="oooc:=IF([.I56]=[.$O$5];[.$P$6];IF(ISERR(FIND([.$O$6];[.K56])) = 0;[.$P$5];IF(ISERR(FIND([.$O$7];[.K5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נדסה גנטית בצמחים (20542) [Note 30] <text:s/></text:p>
          </table:table-cell>
          <table:table-cell table:formula="oooc:=FIND(&quot;[Note&quot;;[.A57])" office:value-type="float" office:value="28">
            <text:p>28</text:p>
          </table:table-cell>
          <table:table-cell table:formula="oooc:=IF(ISERR([.B57]);LEN([.A57]);[.B57]-1)" office:value-type="float" office:value="27">
            <text:p>27</text:p>
          </table:table-cell>
          <table:table-cell table:formula="oooc:=TRIM(LEFT([.A57];[.C57]))" office:value-type="string" office:string-value="הנדסה גנטית בצמחים (20542)">
            <text:p>הנדסה גנטית בצמחים (20542)</text:p>
          </table:table-cell>
          <table:table-cell table:formula="oooc:=FIND(&quot;(&quot;;[.D57])" office:value-type="float" office:value="20">
            <text:p>20</text:p>
          </table:table-cell>
          <table:table-cell table:formula="oooc:=TRIM(LEFT([.D57];[.E57]-1))" office:value-type="string" office:string-value="הנדסה גנטית בצמחים">
            <text:p>הנדסה גנטית בצמחים</text:p>
          </table:table-cell>
          <table:table-cell table:formula="oooc:=LEFT(RIGHT([.D57];6);5)" office:value-type="string" office:string-value="20542">
            <text:p>2054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7];&quot;'&quot;;&quot;''&quot;)" office:value-type="string" office:string-value="הנדסה גנטית בצמחים">
            <text:p>הנדסה גנטית בצמחים</text:p>
          </table:table-cell>
          <table:table-cell table:formula="oooc:=&quot;INSERT INTO Modules (Id, Name, DepartmentId,Points,ModuleTypeId) VALUES (&quot;&amp;[.G57]&amp;&quot;,N'&quot;&amp;[.K57]&amp;&quot;','&quot;&amp;[.J57]&amp;&quot;', 6, '&quot; &amp; [.M57] &amp; &quot;')&quot;" office:value-type="string" office:string-value="INSERT INTO Modules (Id, Name, DepartmentId,Points,ModuleTypeId) VALUES (20542,N'הנדסה גנטית בצמחים','887678D3-6443-4A6F-A983-D7B93EF9F27C', 6, 'A8ED06D7-DFC5-4E57-86BD-CA4EE3E0F370')">
            <text:p>INSERT INTO Modules (Id, Name, DepartmentId,Points,ModuleTypeId) VALUES (20542,N'הנדסה גנטית בצמחים','887678D3-6443-4A6F-A983-D7B93EF9F27C', 6, 'A8ED06D7-DFC5-4E57-86BD-CA4EE3E0F370')</text:p>
          </table:table-cell>
          <table:table-cell table:formula="oooc:=IF([.I57]=[.$O$5];[.$P$6];IF(ISERR(FIND([.$O$6];[.K57])) = 0;[.$P$5];IF(ISERR(FIND([.$O$7];[.K5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ימיה כללית (20437) [Note 24] <text:s/>[Note 28] <text:s/>[Note 47] <text:s/>[Note 58] <text:s/>[Note 88] <text:s/></text:p>
          </table:table-cell>
          <table:table-cell table:formula="oooc:=FIND(&quot;[Note&quot;;[.A58])" office:value-type="float" office:value="21">
            <text:p>21</text:p>
          </table:table-cell>
          <table:table-cell table:formula="oooc:=IF(ISERR([.B58]);LEN([.A58]);[.B58]-1)" office:value-type="float" office:value="20">
            <text:p>20</text:p>
          </table:table-cell>
          <table:table-cell table:formula="oooc:=TRIM(LEFT([.A58];[.C58]))" office:value-type="string" office:string-value="כימיה כללית (20437)">
            <text:p>כימיה כללית (20437)</text:p>
          </table:table-cell>
          <table:table-cell table:formula="oooc:=FIND(&quot;(&quot;;[.D58])" office:value-type="float" office:value="13">
            <text:p>13</text:p>
          </table:table-cell>
          <table:table-cell table:formula="oooc:=TRIM(LEFT([.D58];[.E58]-1))" office:value-type="string" office:string-value="כימיה כללית">
            <text:p>כימיה כללית</text:p>
          </table:table-cell>
          <table:table-cell table:formula="oooc:=LEFT(RIGHT([.D58];6);5)" office:value-type="string" office:string-value="20437">
            <text:p>2043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8];&quot;'&quot;;&quot;''&quot;)" office:value-type="string" office:string-value="כימיה כללית">
            <text:p>כימיה כללית</text:p>
          </table:table-cell>
          <table:table-cell table:formula="oooc:=&quot;INSERT INTO Modules (Id, Name, DepartmentId,Points,ModuleTypeId) VALUES (&quot;&amp;[.G58]&amp;&quot;,N'&quot;&amp;[.K58]&amp;&quot;','&quot;&amp;[.J58]&amp;&quot;', 6, '&quot; &amp; [.M58] &amp; &quot;')&quot;" office:value-type="string" office:string-value="INSERT INTO Modules (Id, Name, DepartmentId,Points,ModuleTypeId) VALUES (20437,N'כימיה כללית','887678D3-6443-4A6F-A983-D7B93EF9F27C', 6, 'A8ED06D7-DFC5-4E57-86BD-CA4EE3E0F370')">
            <text:p>INSERT INTO Modules (Id, Name, DepartmentId,Points,ModuleTypeId) VALUES (20437,N'כימיה כללית','887678D3-6443-4A6F-A983-D7B93EF9F27C', 6, 'A8ED06D7-DFC5-4E57-86BD-CA4EE3E0F370')</text:p>
          </table:table-cell>
          <table:table-cell table:formula="oooc:=IF([.I58]=[.$O$5];[.$P$6];IF(ISERR(FIND([.$O$6];[.K58])) = 0;[.$P$5];IF(ISERR(FIND([.$O$7];[.K5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ולוגיה כללית א (20118) [Note 47] <text:s/></text:p>
          </table:table-cell>
          <table:table-cell table:formula="oooc:=FIND(&quot;[Note&quot;;[.A59])" office:value-type="float" office:value="26">
            <text:p>26</text:p>
          </table:table-cell>
          <table:table-cell table:formula="oooc:=IF(ISERR([.B59]);LEN([.A59]);[.B59]-1)" office:value-type="float" office:value="25">
            <text:p>25</text:p>
          </table:table-cell>
          <table:table-cell table:formula="oooc:=TRIM(LEFT([.A59];[.C59]))" office:value-type="string" office:string-value="ביולוגיה כללית א (20118)">
            <text:p>ביולוגיה כללית א (20118)</text:p>
          </table:table-cell>
          <table:table-cell table:formula="oooc:=FIND(&quot;(&quot;;[.D59])" office:value-type="float" office:value="18">
            <text:p>18</text:p>
          </table:table-cell>
          <table:table-cell table:formula="oooc:=TRIM(LEFT([.D59];[.E59]-1))" office:value-type="string" office:string-value="ביולוגיה כללית א">
            <text:p>ביולוגיה כללית א</text:p>
          </table:table-cell>
          <table:table-cell table:formula="oooc:=LEFT(RIGHT([.D59];6);5)" office:value-type="string" office:string-value="20118">
            <text:p>20118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59];&quot;'&quot;;&quot;''&quot;)" office:value-type="string" office:string-value="ביולוגיה כללית א">
            <text:p>ביולוגיה כללית א</text:p>
          </table:table-cell>
          <table:table-cell table:formula="oooc:=&quot;INSERT INTO Modules (Id, Name, DepartmentId,Points,ModuleTypeId) VALUES (&quot;&amp;[.G59]&amp;&quot;,N'&quot;&amp;[.K59]&amp;&quot;','&quot;&amp;[.J59]&amp;&quot;', 6, '&quot; &amp; [.M59] &amp; &quot;')&quot;" office:value-type="string" office:string-value="INSERT INTO Modules (Id, Name, DepartmentId,Points,ModuleTypeId) VALUES (20118,N'ביולוגיה כללית א','887678D3-6443-4A6F-A983-D7B93EF9F27C', 6, 'A8ED06D7-DFC5-4E57-86BD-CA4EE3E0F370')">
            <text:p>INSERT INTO Modules (Id, Name, DepartmentId,Points,ModuleTypeId) VALUES (20118,N'ביולוגיה כללית א','887678D3-6443-4A6F-A983-D7B93EF9F27C', 6, 'A8ED06D7-DFC5-4E57-86BD-CA4EE3E0F370')</text:p>
          </table:table-cell>
          <table:table-cell table:formula="oooc:=IF([.I59]=[.$O$5];[.$P$6];IF(ISERR(FIND([.$O$6];[.K59])) = 0;[.$P$5];IF(ISERR(FIND([.$O$7];[.K5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שנב למדעי החיים (20121)</text:p>
          </table:table-cell>
          <table:table-cell table:formula="oooc:=FIND(&quot;[Note&quot;;[.A60])" office:value-type="float" office:value="0">
            <text:p>#VALUE!</text:p>
          </table:table-cell>
          <table:table-cell table:formula="oooc:=IF(ISERR([.B60]);LEN([.A60]);[.B60]-1)" office:value-type="float" office:value="24">
            <text:p>24</text:p>
          </table:table-cell>
          <table:table-cell table:formula="oooc:=TRIM(LEFT([.A60];[.C60]))" office:value-type="string" office:string-value="אשנב למדעי החיים (20121)">
            <text:p>אשנב למדעי החיים (20121)</text:p>
          </table:table-cell>
          <table:table-cell table:formula="oooc:=FIND(&quot;(&quot;;[.D60])" office:value-type="float" office:value="18">
            <text:p>18</text:p>
          </table:table-cell>
          <table:table-cell table:formula="oooc:=TRIM(LEFT([.D60];[.E60]-1))" office:value-type="string" office:string-value="אשנב למדעי החיים">
            <text:p>אשנב למדעי החיים</text:p>
          </table:table-cell>
          <table:table-cell table:formula="oooc:=LEFT(RIGHT([.D60];6);5)" office:value-type="string" office:string-value="20121">
            <text:p>20121</text:p>
          </table:table-cell>
          <table:table-cell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0];&quot;'&quot;;&quot;''&quot;)" office:value-type="string" office:string-value="אשנב למדעי החיים">
            <text:p>אשנב למדעי החיים</text:p>
          </table:table-cell>
          <table:table-cell table:formula="oooc:=&quot;INSERT INTO Modules (Id, Name, DepartmentId,Points,ModuleTypeId) VALUES (&quot;&amp;[.G60]&amp;&quot;,N'&quot;&amp;[.K60]&amp;&quot;','&quot;&amp;[.J60]&amp;&quot;', 6, '&quot; &amp; [.M60] &amp; &quot;')&quot;" office:value-type="string" office:string-value="INSERT INTO Modules (Id, Name, DepartmentId,Points,ModuleTypeId) VALUES (20121,N'אשנב למדעי החיים','887678D3-6443-4A6F-A983-D7B93EF9F27C', 6, 'A8ED06D7-DFC5-4E57-86BD-CA4EE3E0F370')">
            <text:p>INSERT INTO Modules (Id, Name, DepartmentId,Points,ModuleTypeId) VALUES (20121,N'אשנב למדעי החיים','887678D3-6443-4A6F-A983-D7B93EF9F27C', 6, 'A8ED06D7-DFC5-4E57-86BD-CA4EE3E0F370')</text:p>
          </table:table-cell>
          <table:table-cell table:formula="oooc:=IF([.I60]=[.$O$5];[.$P$6];IF(ISERR(FIND([.$O$6];[.K60])) = 0;[.$P$5];IF(ISERR(FIND([.$O$7];[.K6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יבטים ביולוגיים של תאים יצרניים (20597) [Note 21] <text:s/>[Note 42] <text:s/></text:p>
          </table:table-cell>
          <table:table-cell table:formula="oooc:=FIND(&quot;[Note&quot;;[.A61])" office:value-type="float" office:value="42">
            <text:p>42</text:p>
          </table:table-cell>
          <table:table-cell table:formula="oooc:=IF(ISERR([.B61]);LEN([.A61]);[.B61]-1)" office:value-type="float" office:value="41">
            <text:p>41</text:p>
          </table:table-cell>
          <table:table-cell table:formula="oooc:=TRIM(LEFT([.A61];[.C61]))" office:value-type="string" office:string-value="היבטים ביולוגיים של תאים יצרניים (20597)">
            <text:p>היבטים ביולוגיים של תאים יצרניים (20597)</text:p>
          </table:table-cell>
          <table:table-cell table:formula="oooc:=FIND(&quot;(&quot;;[.D61])" office:value-type="float" office:value="34">
            <text:p>34</text:p>
          </table:table-cell>
          <table:table-cell table:formula="oooc:=TRIM(LEFT([.D61];[.E61]-1))" office:value-type="string" office:string-value="היבטים ביולוגיים של תאים יצרניים">
            <text:p>היבטים ביולוגיים של תאים יצרניים</text:p>
          </table:table-cell>
          <table:table-cell table:formula="oooc:=LEFT(RIGHT([.D61];6);5)" office:value-type="string" office:string-value="20597">
            <text:p>2059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1];&quot;'&quot;;&quot;''&quot;)" office:value-type="string" office:string-value="היבטים ביולוגיים של תאים יצרניים">
            <text:p>היבטים ביולוגיים של תאים יצרניים</text:p>
          </table:table-cell>
          <table:table-cell table:formula="oooc:=&quot;INSERT INTO Modules (Id, Name, DepartmentId,Points,ModuleTypeId) VALUES (&quot;&amp;[.G61]&amp;&quot;,N'&quot;&amp;[.K61]&amp;&quot;','&quot;&amp;[.J61]&amp;&quot;', 6, '&quot; &amp; [.M61] &amp; &quot;')&quot;" office:value-type="string" office:string-value="INSERT INTO Modules (Id, Name, DepartmentId,Points,ModuleTypeId) VALUES (20597,N'היבטים ביולוגיים של תאים יצרניים','887678D3-6443-4A6F-A983-D7B93EF9F27C', 6, 'A8ED06D7-DFC5-4E57-86BD-CA4EE3E0F370')">
            <text:p>INSERT INTO Modules (Id, Name, DepartmentId,Points,ModuleTypeId) VALUES (20597,N'היבטים ביולוגיים של תאים יצרניים','887678D3-6443-4A6F-A983-D7B93EF9F27C', 6, 'A8ED06D7-DFC5-4E57-86BD-CA4EE3E0F370')</text:p>
          </table:table-cell>
          <table:table-cell table:formula="oooc:=IF([.I61]=[.$O$5];[.$P$6];IF(ISERR(FIND([.$O$6];[.K61])) = 0;[.$P$5];IF(ISERR(FIND([.$O$7];[.K6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ימיה כללית א (20470) [Note 24] <text:s/>[Note 28] <text:s/>[Note 47] <text:s/></text:p>
          </table:table-cell>
          <table:table-cell table:formula="oooc:=FIND(&quot;[Note&quot;;[.A62])" office:value-type="float" office:value="23">
            <text:p>23</text:p>
          </table:table-cell>
          <table:table-cell table:formula="oooc:=IF(ISERR([.B62]);LEN([.A62]);[.B62]-1)" office:value-type="float" office:value="22">
            <text:p>22</text:p>
          </table:table-cell>
          <table:table-cell table:formula="oooc:=TRIM(LEFT([.A62];[.C62]))" office:value-type="string" office:string-value="כימיה כללית א (20470)">
            <text:p>כימיה כללית א (20470)</text:p>
          </table:table-cell>
          <table:table-cell table:formula="oooc:=FIND(&quot;(&quot;;[.D62])" office:value-type="float" office:value="15">
            <text:p>15</text:p>
          </table:table-cell>
          <table:table-cell table:formula="oooc:=TRIM(LEFT([.D62];[.E62]-1))" office:value-type="string" office:string-value="כימיה כללית א">
            <text:p>כימיה כללית א</text:p>
          </table:table-cell>
          <table:table-cell table:formula="oooc:=LEFT(RIGHT([.D62];6);5)" office:value-type="string" office:string-value="20470">
            <text:p>20470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2];&quot;'&quot;;&quot;''&quot;)" office:value-type="string" office:string-value="כימיה כללית א">
            <text:p>כימיה כללית א</text:p>
          </table:table-cell>
          <table:table-cell table:formula="oooc:=&quot;INSERT INTO Modules (Id, Name, DepartmentId,Points,ModuleTypeId) VALUES (&quot;&amp;[.G62]&amp;&quot;,N'&quot;&amp;[.K62]&amp;&quot;','&quot;&amp;[.J62]&amp;&quot;', 6, '&quot; &amp; [.M62] &amp; &quot;')&quot;" office:value-type="string" office:string-value="INSERT INTO Modules (Id, Name, DepartmentId,Points,ModuleTypeId) VALUES (20470,N'כימיה כללית א','887678D3-6443-4A6F-A983-D7B93EF9F27C', 6, 'A8ED06D7-DFC5-4E57-86BD-CA4EE3E0F370')">
            <text:p>INSERT INTO Modules (Id, Name, DepartmentId,Points,ModuleTypeId) VALUES (20470,N'כימיה כללית א','887678D3-6443-4A6F-A983-D7B93EF9F27C', 6, 'A8ED06D7-DFC5-4E57-86BD-CA4EE3E0F370')</text:p>
          </table:table-cell>
          <table:table-cell table:formula="oooc:=IF([.I62]=[.$O$5];[.$P$6];IF(ISERR(FIND([.$O$6];[.K62])) = 0;[.$P$5];IF(ISERR(FIND([.$O$7];[.K6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ושאים נבחרים בתורת החיסון (20544)</text:p>
          </table:table-cell>
          <table:table-cell table:formula="oooc:=FIND(&quot;[Note&quot;;[.A63])" office:value-type="float" office:value="0">
            <text:p>#VALUE!</text:p>
          </table:table-cell>
          <table:table-cell table:formula="oooc:=IF(ISERR([.B63]);LEN([.A63]);[.B63]-1)" office:value-type="float" office:value="34">
            <text:p>34</text:p>
          </table:table-cell>
          <table:table-cell table:formula="oooc:=TRIM(LEFT([.A63];[.C63]))" office:value-type="string" office:string-value="נושאים נבחרים בתורת החיסון (20544)">
            <text:p>נושאים נבחרים בתורת החיסון (20544)</text:p>
          </table:table-cell>
          <table:table-cell table:formula="oooc:=FIND(&quot;(&quot;;[.D63])" office:value-type="float" office:value="28">
            <text:p>28</text:p>
          </table:table-cell>
          <table:table-cell table:formula="oooc:=TRIM(LEFT([.D63];[.E63]-1))" office:value-type="string" office:string-value="נושאים נבחרים בתורת החיסון">
            <text:p>נושאים נבחרים בתורת החיסון</text:p>
          </table:table-cell>
          <table:table-cell table:formula="oooc:=LEFT(RIGHT([.D63];6);5)" office:value-type="string" office:string-value="20544">
            <text:p>20544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3];&quot;'&quot;;&quot;''&quot;)" office:value-type="string" office:string-value="נושאים נבחרים בתורת החיסון">
            <text:p>נושאים נבחרים בתורת החיסון</text:p>
          </table:table-cell>
          <table:table-cell table:formula="oooc:=&quot;INSERT INTO Modules (Id, Name, DepartmentId,Points,ModuleTypeId) VALUES (&quot;&amp;[.G63]&amp;&quot;,N'&quot;&amp;[.K63]&amp;&quot;','&quot;&amp;[.J63]&amp;&quot;', 6, '&quot; &amp; [.M63] &amp; &quot;')&quot;" office:value-type="string" office:string-value="INSERT INTO Modules (Id, Name, DepartmentId,Points,ModuleTypeId) VALUES (20544,N'נושאים נבחרים בתורת החיסון','887678D3-6443-4A6F-A983-D7B93EF9F27C', 6, 'A8ED06D7-DFC5-4E57-86BD-CA4EE3E0F370')">
            <text:p>INSERT INTO Modules (Id, Name, DepartmentId,Points,ModuleTypeId) VALUES (20544,N'נושאים נבחרים בתורת החיסון','887678D3-6443-4A6F-A983-D7B93EF9F27C', 6, 'A8ED06D7-DFC5-4E57-86BD-CA4EE3E0F370')</text:p>
          </table:table-cell>
          <table:table-cell table:formula="oooc:=IF([.I63]=[.$O$5];[.$P$6];IF(ISERR(FIND([.$O$6];[.K63])) = 0;[.$P$5];IF(ISERR(FIND([.$O$7];[.K6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פיסיקה (20125) [Note 24] <text:s/></text:p>
          </table:table-cell>
          <table:table-cell table:formula="oooc:=FIND(&quot;[Note&quot;;[.A64])" office:value-type="float" office:value="24">
            <text:p>24</text:p>
          </table:table-cell>
          <table:table-cell table:formula="oooc:=IF(ISERR([.B64]);LEN([.A64]);[.B64]-1)" office:value-type="float" office:value="23">
            <text:p>23</text:p>
          </table:table-cell>
          <table:table-cell table:formula="oooc:=TRIM(LEFT([.A64];[.C64]))" office:value-type="string" office:string-value="יסודות הפיסיקה (20125)">
            <text:p>יסודות הפיסיקה (20125)</text:p>
          </table:table-cell>
          <table:table-cell table:formula="oooc:=FIND(&quot;(&quot;;[.D64])" office:value-type="float" office:value="16">
            <text:p>16</text:p>
          </table:table-cell>
          <table:table-cell table:formula="oooc:=TRIM(LEFT([.D64];[.E64]-1))" office:value-type="string" office:string-value="יסודות הפיסיקה">
            <text:p>יסודות הפיסיקה</text:p>
          </table:table-cell>
          <table:table-cell table:formula="oooc:=LEFT(RIGHT([.D64];6);5)" office:value-type="string" office:string-value="20125">
            <text:p>2012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4];&quot;'&quot;;&quot;''&quot;)" office:value-type="string" office:string-value="יסודות הפיסיקה">
            <text:p>יסודות הפיסיקה</text:p>
          </table:table-cell>
          <table:table-cell table:formula="oooc:=&quot;INSERT INTO Modules (Id, Name, DepartmentId,Points,ModuleTypeId) VALUES (&quot;&amp;[.G64]&amp;&quot;,N'&quot;&amp;[.K64]&amp;&quot;','&quot;&amp;[.J64]&amp;&quot;', 6, '&quot; &amp; [.M64] &amp; &quot;')&quot;" office:value-type="string" office:string-value="INSERT INTO Modules (Id, Name, DepartmentId,Points,ModuleTypeId) VALUES (20125,N'יסודות הפיסיקה','887678D3-6443-4A6F-A983-D7B93EF9F27C', 6, 'A8ED06D7-DFC5-4E57-86BD-CA4EE3E0F370')">
            <text:p>INSERT INTO Modules (Id, Name, DepartmentId,Points,ModuleTypeId) VALUES (20125,N'יסודות הפיסיקה','887678D3-6443-4A6F-A983-D7B93EF9F27C', 6, 'A8ED06D7-DFC5-4E57-86BD-CA4EE3E0F370')</text:p>
          </table:table-cell>
          <table:table-cell table:formula="oooc:=IF([.I64]=[.$O$5];[.$P$6];IF(ISERR(FIND([.$O$6];[.K64])) = 0;[.$P$5];IF(ISERR(FIND([.$O$7];[.K6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אי עצב: מבוא לנוירוביולוגיה (20308) [Note 41] <text:s/></text:p>
          </table:table-cell>
          <table:table-cell table:formula="oooc:=FIND(&quot;[Note&quot;;[.A65])" office:value-type="float" office:value="38">
            <text:p>38</text:p>
          </table:table-cell>
          <table:table-cell table:formula="oooc:=IF(ISERR([.B65]);LEN([.A65]);[.B65]-1)" office:value-type="float" office:value="37">
            <text:p>37</text:p>
          </table:table-cell>
          <table:table-cell table:formula="oooc:=TRIM(LEFT([.A65];[.C65]))" office:value-type="string" office:string-value="תאי עצב: מבוא לנוירוביולוגיה (20308)">
            <text:p>תאי עצב: מבוא לנוירוביולוגיה (20308)</text:p>
          </table:table-cell>
          <table:table-cell table:formula="oooc:=FIND(&quot;(&quot;;[.D65])" office:value-type="float" office:value="30">
            <text:p>30</text:p>
          </table:table-cell>
          <table:table-cell table:formula="oooc:=TRIM(LEFT([.D65];[.E65]-1))" office:value-type="string" office:string-value="תאי עצב: מבוא לנוירוביולוגיה">
            <text:p>תאי עצב: מבוא לנוירוביולוגיה</text:p>
          </table:table-cell>
          <table:table-cell table:formula="oooc:=LEFT(RIGHT([.D65];6);5)" office:value-type="string" office:string-value="20308">
            <text:p>20308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5];&quot;'&quot;;&quot;''&quot;)" office:value-type="string" office:string-value="תאי עצב: מבוא לנוירוביולוגיה">
            <text:p>תאי עצב: מבוא לנוירוביולוגיה</text:p>
          </table:table-cell>
          <table:table-cell table:formula="oooc:=&quot;INSERT INTO Modules (Id, Name, DepartmentId,Points,ModuleTypeId) VALUES (&quot;&amp;[.G65]&amp;&quot;,N'&quot;&amp;[.K65]&amp;&quot;','&quot;&amp;[.J65]&amp;&quot;', 6, '&quot; &amp; [.M65] &amp; &quot;')&quot;" office:value-type="string" office:string-value="INSERT INTO Modules (Id, Name, DepartmentId,Points,ModuleTypeId) VALUES (20308,N'תאי עצב: מבוא לנוירוביולוגיה','887678D3-6443-4A6F-A983-D7B93EF9F27C', 6, 'A8ED06D7-DFC5-4E57-86BD-CA4EE3E0F370')">
            <text:p>INSERT INTO Modules (Id, Name, DepartmentId,Points,ModuleTypeId) VALUES (20308,N'תאי עצב: מבוא לנוירוביולוגיה','887678D3-6443-4A6F-A983-D7B93EF9F27C', 6, 'A8ED06D7-DFC5-4E57-86BD-CA4EE3E0F370')</text:p>
          </table:table-cell>
          <table:table-cell table:formula="oooc:=IF([.I65]=[.$O$5];[.$P$6];IF(ISERR(FIND([.$O$6];[.K65])) = 0;[.$P$5];IF(ISERR(FIND([.$O$7];[.K6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ולם הכימיה (20116) [Note 24] <text:s/>[Note 52] <text:s/>[Note 58] <text:s/></text:p>
          </table:table-cell>
          <table:table-cell table:formula="oooc:=FIND(&quot;[Note&quot;;[.A66])" office:value-type="float" office:value="21">
            <text:p>21</text:p>
          </table:table-cell>
          <table:table-cell table:formula="oooc:=IF(ISERR([.B66]);LEN([.A66]);[.B66]-1)" office:value-type="float" office:value="20">
            <text:p>20</text:p>
          </table:table-cell>
          <table:table-cell table:formula="oooc:=TRIM(LEFT([.A66];[.C66]))" office:value-type="string" office:string-value="עולם הכימיה (20116)">
            <text:p>עולם הכימיה (20116)</text:p>
          </table:table-cell>
          <table:table-cell table:formula="oooc:=FIND(&quot;(&quot;;[.D66])" office:value-type="float" office:value="13">
            <text:p>13</text:p>
          </table:table-cell>
          <table:table-cell table:formula="oooc:=TRIM(LEFT([.D66];[.E66]-1))" office:value-type="string" office:string-value="עולם הכימיה">
            <text:p>עולם הכימיה</text:p>
          </table:table-cell>
          <table:table-cell table:formula="oooc:=LEFT(RIGHT([.D66];6);5)" office:value-type="string" office:string-value="20116">
            <text:p>2011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6];&quot;'&quot;;&quot;''&quot;)" office:value-type="string" office:string-value="עולם הכימיה">
            <text:p>עולם הכימיה</text:p>
          </table:table-cell>
          <table:table-cell table:formula="oooc:=&quot;INSERT INTO Modules (Id, Name, DepartmentId,Points,ModuleTypeId) VALUES (&quot;&amp;[.G66]&amp;&quot;,N'&quot;&amp;[.K66]&amp;&quot;','&quot;&amp;[.J66]&amp;&quot;', 6, '&quot; &amp; [.M66] &amp; &quot;')&quot;" office:value-type="string" office:string-value="INSERT INTO Modules (Id, Name, DepartmentId,Points,ModuleTypeId) VALUES (20116,N'עולם הכימיה','887678D3-6443-4A6F-A983-D7B93EF9F27C', 6, 'A8ED06D7-DFC5-4E57-86BD-CA4EE3E0F370')">
            <text:p>INSERT INTO Modules (Id, Name, DepartmentId,Points,ModuleTypeId) VALUES (20116,N'עולם הכימיה','887678D3-6443-4A6F-A983-D7B93EF9F27C', 6, 'A8ED06D7-DFC5-4E57-86BD-CA4EE3E0F370')</text:p>
          </table:table-cell>
          <table:table-cell table:formula="oooc:=IF([.I66]=[.$O$5];[.$P$6];IF(ISERR(FIND([.$O$6];[.K66])) = 0;[.$P$5];IF(ISERR(FIND([.$O$7];[.K6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קרונות הביוטכנולוגיה (20455) [Note 24] <text:s/></text:p>
          </table:table-cell>
          <table:table-cell table:formula="oooc:=FIND(&quot;[Note&quot;;[.A67])" office:value-type="float" office:value="31">
            <text:p>31</text:p>
          </table:table-cell>
          <table:table-cell table:formula="oooc:=IF(ISERR([.B67]);LEN([.A67]);[.B67]-1)" office:value-type="float" office:value="30">
            <text:p>30</text:p>
          </table:table-cell>
          <table:table-cell table:formula="oooc:=TRIM(LEFT([.A67];[.C67]))" office:value-type="string" office:string-value="עקרונות הביוטכנולוגיה (20455)">
            <text:p>עקרונות הביוטכנולוגיה (20455)</text:p>
          </table:table-cell>
          <table:table-cell table:formula="oooc:=FIND(&quot;(&quot;;[.D67])" office:value-type="float" office:value="23">
            <text:p>23</text:p>
          </table:table-cell>
          <table:table-cell table:formula="oooc:=TRIM(LEFT([.D67];[.E67]-1))" office:value-type="string" office:string-value="עקרונות הביוטכנולוגיה">
            <text:p>עקרונות הביוטכנולוגיה</text:p>
          </table:table-cell>
          <table:table-cell table:formula="oooc:=LEFT(RIGHT([.D67];6);5)" office:value-type="string" office:string-value="20455">
            <text:p>2045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7];&quot;'&quot;;&quot;''&quot;)" office:value-type="string" office:string-value="עקרונות הביוטכנולוגיה">
            <text:p>עקרונות הביוטכנולוגיה</text:p>
          </table:table-cell>
          <table:table-cell table:formula="oooc:=&quot;INSERT INTO Modules (Id, Name, DepartmentId,Points,ModuleTypeId) VALUES (&quot;&amp;[.G67]&amp;&quot;,N'&quot;&amp;[.K67]&amp;&quot;','&quot;&amp;[.J67]&amp;&quot;', 6, '&quot; &amp; [.M67] &amp; &quot;')&quot;" office:value-type="string" office:string-value="INSERT INTO Modules (Id, Name, DepartmentId,Points,ModuleTypeId) VALUES (20455,N'עקרונות הביוטכנולוגיה','887678D3-6443-4A6F-A983-D7B93EF9F27C', 6, 'A8ED06D7-DFC5-4E57-86BD-CA4EE3E0F370')">
            <text:p>INSERT INTO Modules (Id, Name, DepartmentId,Points,ModuleTypeId) VALUES (20455,N'עקרונות הביוטכנולוגיה','887678D3-6443-4A6F-A983-D7B93EF9F27C', 6, 'A8ED06D7-DFC5-4E57-86BD-CA4EE3E0F370')</text:p>
          </table:table-cell>
          <table:table-cell table:formula="oooc:=IF([.I67]=[.$O$5];[.$P$6];IF(ISERR(FIND([.$O$6];[.K67])) = 0;[.$P$5];IF(ISERR(FIND([.$O$7];[.K6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ורס סמינריוני בנושא מיוחד במדעי החיים (20590) [Note 81] <text:s/></text:p>
          </table:table-cell>
          <table:table-cell table:formula="oooc:=FIND(&quot;[Note&quot;;[.A68])" office:value-type="float" office:value="48">
            <text:p>48</text:p>
          </table:table-cell>
          <table:table-cell table:formula="oooc:=IF(ISERR([.B68]);LEN([.A68]);[.B68]-1)" office:value-type="float" office:value="47">
            <text:p>47</text:p>
          </table:table-cell>
          <table:table-cell table:formula="oooc:=TRIM(LEFT([.A68];[.C68]))" office:value-type="string" office:string-value="קורס סמינריוני בנושא מיוחד במדעי החיים (20590)">
            <text:p>קורס סמינריוני בנושא מיוחד במדעי החיים (20590)</text:p>
          </table:table-cell>
          <table:table-cell table:formula="oooc:=FIND(&quot;(&quot;;[.D68])" office:value-type="float" office:value="40">
            <text:p>40</text:p>
          </table:table-cell>
          <table:table-cell table:formula="oooc:=TRIM(LEFT([.D68];[.E68]-1))" office:value-type="string" office:string-value="קורס סמינריוני בנושא מיוחד במדעי החיים">
            <text:p>קורס סמינריוני בנושא מיוחד במדעי החיים</text:p>
          </table:table-cell>
          <table:table-cell table:formula="oooc:=LEFT(RIGHT([.D68];6);5)" office:value-type="string" office:string-value="20590">
            <text:p>20590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8];&quot;'&quot;;&quot;''&quot;)" office:value-type="string" office:string-value="קורס סמינריוני בנושא מיוחד במדעי החיים">
            <text:p>קורס סמינריוני בנושא מיוחד במדעי החיים</text:p>
          </table:table-cell>
          <table:table-cell table:formula="oooc:=&quot;INSERT INTO Modules (Id, Name, DepartmentId,Points,ModuleTypeId) VALUES (&quot;&amp;[.G68]&amp;&quot;,N'&quot;&amp;[.K68]&amp;&quot;','&quot;&amp;[.J68]&amp;&quot;', 6, '&quot; &amp; [.M68] &amp; &quot;')&quot;" office:value-type="string" office:string-value="INSERT INTO Modules (Id, Name, DepartmentId,Points,ModuleTypeId) VALUES (20590,N'קורס סמינריוני בנושא מיוחד במדעי החיים','887678D3-6443-4A6F-A983-D7B93EF9F27C', 6, '1B16BD54-6D52-4136-9447-5E977484531D')">
            <text:p>INSERT INTO Modules (Id, Name, DepartmentId,Points,ModuleTypeId) VALUES (20590,N'קורס סמינריוני בנושא מיוחד במדעי החיים','887678D3-6443-4A6F-A983-D7B93EF9F27C', 6, '1B16BD54-6D52-4136-9447-5E977484531D')</text:p>
          </table:table-cell>
          <table:table-cell table:formula="oooc:=IF([.I68]=[.$O$5];[.$P$6];IF(ISERR(FIND([.$O$6];[.K68])) = 0;[.$P$5];IF(ISERR(FIND([.$O$7];[.K68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עקרונות פיסיקליים ברפואה (20329) [Note 47] <text:s/></text:p>
          </table:table-cell>
          <table:table-cell table:formula="oooc:=FIND(&quot;[Note&quot;;[.A69])" office:value-type="float" office:value="34">
            <text:p>34</text:p>
          </table:table-cell>
          <table:table-cell table:formula="oooc:=IF(ISERR([.B69]);LEN([.A69]);[.B69]-1)" office:value-type="float" office:value="33">
            <text:p>33</text:p>
          </table:table-cell>
          <table:table-cell table:formula="oooc:=TRIM(LEFT([.A69];[.C69]))" office:value-type="string" office:string-value="עקרונות פיסיקליים ברפואה (20329)">
            <text:p>עקרונות פיסיקליים ברפואה (20329)</text:p>
          </table:table-cell>
          <table:table-cell table:formula="oooc:=FIND(&quot;(&quot;;[.D69])" office:value-type="float" office:value="26">
            <text:p>26</text:p>
          </table:table-cell>
          <table:table-cell table:formula="oooc:=TRIM(LEFT([.D69];[.E69]-1))" office:value-type="string" office:string-value="עקרונות פיסיקליים ברפואה">
            <text:p>עקרונות פיסיקליים ברפואה</text:p>
          </table:table-cell>
          <table:table-cell table:formula="oooc:=LEFT(RIGHT([.D69];6);5)" office:value-type="string" office:string-value="20329">
            <text:p>2032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69];&quot;'&quot;;&quot;''&quot;)" office:value-type="string" office:string-value="עקרונות פיסיקליים ברפואה">
            <text:p>עקרונות פיסיקליים ברפואה</text:p>
          </table:table-cell>
          <table:table-cell table:formula="oooc:=&quot;INSERT INTO Modules (Id, Name, DepartmentId,Points,ModuleTypeId) VALUES (&quot;&amp;[.G69]&amp;&quot;,N'&quot;&amp;[.K69]&amp;&quot;','&quot;&amp;[.J69]&amp;&quot;', 6, '&quot; &amp; [.M69] &amp; &quot;')&quot;" office:value-type="string" office:string-value="INSERT INTO Modules (Id, Name, DepartmentId,Points,ModuleTypeId) VALUES (20329,N'עקרונות פיסיקליים ברפואה','887678D3-6443-4A6F-A983-D7B93EF9F27C', 6, 'A8ED06D7-DFC5-4E57-86BD-CA4EE3E0F370')">
            <text:p>INSERT INTO Modules (Id, Name, DepartmentId,Points,ModuleTypeId) VALUES (20329,N'עקרונות פיסיקליים ברפואה','887678D3-6443-4A6F-A983-D7B93EF9F27C', 6, 'A8ED06D7-DFC5-4E57-86BD-CA4EE3E0F370')</text:p>
          </table:table-cell>
          <table:table-cell table:formula="oooc:=IF([.I69]=[.$O$5];[.$P$6];IF(ISERR(FIND([.$O$6];[.K69])) = 0;[.$P$5];IF(ISERR(FIND([.$O$7];[.K6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ימטריה - מתמטיקה, כימיה, ביולוגיה (20332)</text:p>
          </table:table-cell>
          <table:table-cell table:formula="oooc:=FIND(&quot;[Note&quot;;[.A70])" office:value-type="float" office:value="0">
            <text:p>#VALUE!</text:p>
          </table:table-cell>
          <table:table-cell table:formula="oooc:=IF(ISERR([.B70]);LEN([.A70]);[.B70]-1)" office:value-type="float" office:value="42">
            <text:p>42</text:p>
          </table:table-cell>
          <table:table-cell table:formula="oooc:=TRIM(LEFT([.A70];[.C70]))" office:value-type="string" office:string-value="סימטריה - מתמטיקה, כימיה, ביולוגיה (20332)">
            <text:p>סימטריה - מתמטיקה, כימיה, ביולוגיה (20332)</text:p>
          </table:table-cell>
          <table:table-cell table:formula="oooc:=FIND(&quot;(&quot;;[.D70])" office:value-type="float" office:value="36">
            <text:p>36</text:p>
          </table:table-cell>
          <table:table-cell table:formula="oooc:=TRIM(LEFT([.D70];[.E70]-1))" office:value-type="string" office:string-value="סימטריה - מתמטיקה, כימיה, ביולוגיה">
            <text:p>סימטריה - מתמטיקה, כימיה, ביולוגיה</text:p>
          </table:table-cell>
          <table:table-cell table:formula="oooc:=LEFT(RIGHT([.D70];6);5)" office:value-type="string" office:string-value="20332">
            <text:p>2033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0];&quot;'&quot;;&quot;''&quot;)" office:value-type="string" office:string-value="סימטריה - מתמטיקה, כימיה, ביולוגיה">
            <text:p>סימטריה - מתמטיקה, כימיה, ביולוגיה</text:p>
          </table:table-cell>
          <table:table-cell table:formula="oooc:=&quot;INSERT INTO Modules (Id, Name, DepartmentId,Points,ModuleTypeId) VALUES (&quot;&amp;[.G70]&amp;&quot;,N'&quot;&amp;[.K70]&amp;&quot;','&quot;&amp;[.J70]&amp;&quot;', 6, '&quot; &amp; [.M70] &amp; &quot;')&quot;" office:value-type="string" office:string-value="INSERT INTO Modules (Id, Name, DepartmentId,Points,ModuleTypeId) VALUES (20332,N'סימטריה - מתמטיקה, כימיה, ביולוגיה','887678D3-6443-4A6F-A983-D7B93EF9F27C', 6, 'A8ED06D7-DFC5-4E57-86BD-CA4EE3E0F370')">
            <text:p>INSERT INTO Modules (Id, Name, DepartmentId,Points,ModuleTypeId) VALUES (20332,N'סימטריה - מתמטיקה, כימיה, ביולוגיה','887678D3-6443-4A6F-A983-D7B93EF9F27C', 6, 'A8ED06D7-DFC5-4E57-86BD-CA4EE3E0F370')</text:p>
          </table:table-cell>
          <table:table-cell table:formula="oooc:=IF([.I70]=[.$O$5];[.$P$6];IF(ISERR(FIND([.$O$6];[.K70])) = 0;[.$P$5];IF(ISERR(FIND([.$O$7];[.K7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ישומי הגיאולוגיה והוראתה בישראל (20307) [Note 47] <text:s/></text:p>
          </table:table-cell>
          <table:table-cell table:formula="oooc:=FIND(&quot;[Note&quot;;[.A71])" office:value-type="float" office:value="42">
            <text:p>42</text:p>
          </table:table-cell>
          <table:table-cell table:formula="oooc:=IF(ISERR([.B71]);LEN([.A71]);[.B71]-1)" office:value-type="float" office:value="41">
            <text:p>41</text:p>
          </table:table-cell>
          <table:table-cell table:formula="oooc:=TRIM(LEFT([.A71];[.C71]))" office:value-type="string" office:string-value="יישומי הגיאולוגיה והוראתה בישראל (20307)">
            <text:p>יישומי הגיאולוגיה והוראתה בישראל (20307)</text:p>
          </table:table-cell>
          <table:table-cell table:formula="oooc:=FIND(&quot;(&quot;;[.D71])" office:value-type="float" office:value="34">
            <text:p>34</text:p>
          </table:table-cell>
          <table:table-cell table:formula="oooc:=TRIM(LEFT([.D71];[.E71]-1))" office:value-type="string" office:string-value="יישומי הגיאולוגיה והוראתה בישראל">
            <text:p>יישומי הגיאולוגיה והוראתה בישראל</text:p>
          </table:table-cell>
          <table:table-cell table:formula="oooc:=LEFT(RIGHT([.D71];6);5)" office:value-type="string" office:string-value="20307">
            <text:p>2030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1];&quot;'&quot;;&quot;''&quot;)" office:value-type="string" office:string-value="יישומי הגיאולוגיה והוראתה בישראל">
            <text:p>יישומי הגיאולוגיה והוראתה בישראל</text:p>
          </table:table-cell>
          <table:table-cell table:formula="oooc:=&quot;INSERT INTO Modules (Id, Name, DepartmentId,Points,ModuleTypeId) VALUES (&quot;&amp;[.G71]&amp;&quot;,N'&quot;&amp;[.K71]&amp;&quot;','&quot;&amp;[.J71]&amp;&quot;', 6, '&quot; &amp; [.M71] &amp; &quot;')&quot;" office:value-type="string" office:string-value="INSERT INTO Modules (Id, Name, DepartmentId,Points,ModuleTypeId) VALUES (20307,N'יישומי הגיאולוגיה והוראתה בישראל','887678D3-6443-4A6F-A983-D7B93EF9F27C', 6, 'A8ED06D7-DFC5-4E57-86BD-CA4EE3E0F370')">
            <text:p>INSERT INTO Modules (Id, Name, DepartmentId,Points,ModuleTypeId) VALUES (20307,N'יישומי הגיאולוגיה והוראתה בישראל','887678D3-6443-4A6F-A983-D7B93EF9F27C', 6, 'A8ED06D7-DFC5-4E57-86BD-CA4EE3E0F370')</text:p>
          </table:table-cell>
          <table:table-cell table:formula="oooc:=IF([.I71]=[.$O$5];[.$P$6];IF(ISERR(FIND([.$O$6];[.K71])) = 0;[.$P$5];IF(ISERR(FIND([.$O$7];[.K7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חקר בפיסיקה (20578) [Note 16] <text:s/>[Note 24] <text:s/></text:p>
          </table:table-cell>
          <table:table-cell table:formula="oooc:=FIND(&quot;[Note&quot;;[.A72])" office:value-type="float" office:value="29">
            <text:p>29</text:p>
          </table:table-cell>
          <table:table-cell table:formula="oooc:=IF(ISERR([.B72]);LEN([.A72]);[.B72]-1)" office:value-type="float" office:value="28">
            <text:p>28</text:p>
          </table:table-cell>
          <table:table-cell table:formula="oooc:=TRIM(LEFT([.A72];[.C72]))" office:value-type="string" office:string-value="פרויקט מחקר בפיסיקה (20578)">
            <text:p>פרויקט מחקר בפיסיקה (20578)</text:p>
          </table:table-cell>
          <table:table-cell table:formula="oooc:=FIND(&quot;(&quot;;[.D72])" office:value-type="float" office:value="21">
            <text:p>21</text:p>
          </table:table-cell>
          <table:table-cell table:formula="oooc:=TRIM(LEFT([.D72];[.E72]-1))" office:value-type="string" office:string-value="פרויקט מחקר בפיסיקה">
            <text:p>פרויקט מחקר בפיסיקה</text:p>
          </table:table-cell>
          <table:table-cell table:formula="oooc:=LEFT(RIGHT([.D72];6);5)" office:value-type="string" office:string-value="20578">
            <text:p>20578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2];&quot;'&quot;;&quot;''&quot;)" office:value-type="string" office:string-value="פרויקט מחקר בפיסיקה">
            <text:p>פרויקט מחקר בפיסיקה</text:p>
          </table:table-cell>
          <table:table-cell table:formula="oooc:=&quot;INSERT INTO Modules (Id, Name, DepartmentId,Points,ModuleTypeId) VALUES (&quot;&amp;[.G72]&amp;&quot;,N'&quot;&amp;[.K72]&amp;&quot;','&quot;&amp;[.J72]&amp;&quot;', 6, '&quot; &amp; [.M72] &amp; &quot;')&quot;" office:value-type="string" office:string-value="INSERT INTO Modules (Id, Name, DepartmentId,Points,ModuleTypeId) VALUES (20578,N'פרויקט מחקר בפיסיקה','887678D3-6443-4A6F-A983-D7B93EF9F27C', 6, 'A8ED06D7-DFC5-4E57-86BD-CA4EE3E0F370')">
            <text:p>INSERT INTO Modules (Id, Name, DepartmentId,Points,ModuleTypeId) VALUES (20578,N'פרויקט מחקר בפיסיקה','887678D3-6443-4A6F-A983-D7B93EF9F27C', 6, 'A8ED06D7-DFC5-4E57-86BD-CA4EE3E0F370')</text:p>
          </table:table-cell>
          <table:table-cell table:formula="oooc:=IF([.I72]=[.$O$5];[.$P$6];IF(ISERR(FIND([.$O$6];[.K72])) = 0;[.$P$5];IF(ISERR(FIND([.$O$7];[.K7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בכימיה אי-אורגנית (20463) [Note 24] <text:s/>[Note 47] <text:s/></text:p>
          </table:table-cell>
          <table:table-cell table:formula="oooc:=FIND(&quot;[Note&quot;;[.A73])" office:value-type="float" office:value="33">
            <text:p>33</text:p>
          </table:table-cell>
          <table:table-cell table:formula="oooc:=IF(ISERR([.B73]);LEN([.A73]);[.B73]-1)" office:value-type="float" office:value="32">
            <text:p>32</text:p>
          </table:table-cell>
          <table:table-cell table:formula="oooc:=TRIM(LEFT([.A73];[.C73]))" office:value-type="string" office:string-value="מעבדה בכימיה אי-אורגנית (20463)">
            <text:p>מעבדה בכימיה אי-אורגנית (20463)</text:p>
          </table:table-cell>
          <table:table-cell table:formula="oooc:=FIND(&quot;(&quot;;[.D73])" office:value-type="float" office:value="25">
            <text:p>25</text:p>
          </table:table-cell>
          <table:table-cell table:formula="oooc:=TRIM(LEFT([.D73];[.E73]-1))" office:value-type="string" office:string-value="מעבדה בכימיה אי-אורגנית">
            <text:p>מעבדה בכימיה אי-אורגנית</text:p>
          </table:table-cell>
          <table:table-cell table:formula="oooc:=LEFT(RIGHT([.D73];6);5)" office:value-type="string" office:string-value="20463">
            <text:p>2046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3];&quot;'&quot;;&quot;''&quot;)" office:value-type="string" office:string-value="מעבדה בכימיה אי-אורגנית">
            <text:p>מעבדה בכימיה אי-אורגנית</text:p>
          </table:table-cell>
          <table:table-cell table:formula="oooc:=&quot;INSERT INTO Modules (Id, Name, DepartmentId,Points,ModuleTypeId) VALUES (&quot;&amp;[.G73]&amp;&quot;,N'&quot;&amp;[.K73]&amp;&quot;','&quot;&amp;[.J73]&amp;&quot;', 6, '&quot; &amp; [.M73] &amp; &quot;')&quot;" office:value-type="string" office:string-value="INSERT INTO Modules (Id, Name, DepartmentId,Points,ModuleTypeId) VALUES (20463,N'מעבדה בכימיה אי-אורגנית','887678D3-6443-4A6F-A983-D7B93EF9F27C', 6, 'A8ED06D7-DFC5-4E57-86BD-CA4EE3E0F370')">
            <text:p>INSERT INTO Modules (Id, Name, DepartmentId,Points,ModuleTypeId) VALUES (20463,N'מעבדה בכימיה אי-אורגנית','887678D3-6443-4A6F-A983-D7B93EF9F27C', 6, 'A8ED06D7-DFC5-4E57-86BD-CA4EE3E0F370')</text:p>
          </table:table-cell>
          <table:table-cell table:formula="oooc:=IF([.I73]=[.$O$5];[.$P$6];IF(ISERR(FIND([.$O$6];[.K73])) = 0;[.$P$5];IF(ISERR(FIND([.$O$7];[.K7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חקר בכימיה (20577) [Note 16] <text:s/>[Note 24] <text:s/></text:p>
          </table:table-cell>
          <table:table-cell table:formula="oooc:=FIND(&quot;[Note&quot;;[.A74])" office:value-type="float" office:value="28">
            <text:p>28</text:p>
          </table:table-cell>
          <table:table-cell table:formula="oooc:=IF(ISERR([.B74]);LEN([.A74]);[.B74]-1)" office:value-type="float" office:value="27">
            <text:p>27</text:p>
          </table:table-cell>
          <table:table-cell table:formula="oooc:=TRIM(LEFT([.A74];[.C74]))" office:value-type="string" office:string-value="פרויקט מחקר בכימיה (20577)">
            <text:p>פרויקט מחקר בכימיה (20577)</text:p>
          </table:table-cell>
          <table:table-cell table:formula="oooc:=FIND(&quot;(&quot;;[.D74])" office:value-type="float" office:value="20">
            <text:p>20</text:p>
          </table:table-cell>
          <table:table-cell table:formula="oooc:=TRIM(LEFT([.D74];[.E74]-1))" office:value-type="string" office:string-value="פרויקט מחקר בכימיה">
            <text:p>פרויקט מחקר בכימיה</text:p>
          </table:table-cell>
          <table:table-cell table:formula="oooc:=LEFT(RIGHT([.D74];6);5)" office:value-type="string" office:string-value="20577">
            <text:p>2057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4];&quot;'&quot;;&quot;''&quot;)" office:value-type="string" office:string-value="פרויקט מחקר בכימיה">
            <text:p>פרויקט מחקר בכימיה</text:p>
          </table:table-cell>
          <table:table-cell table:formula="oooc:=&quot;INSERT INTO Modules (Id, Name, DepartmentId,Points,ModuleTypeId) VALUES (&quot;&amp;[.G74]&amp;&quot;,N'&quot;&amp;[.K74]&amp;&quot;','&quot;&amp;[.J74]&amp;&quot;', 6, '&quot; &amp; [.M74] &amp; &quot;')&quot;" office:value-type="string" office:string-value="INSERT INTO Modules (Id, Name, DepartmentId,Points,ModuleTypeId) VALUES (20577,N'פרויקט מחקר בכימיה','887678D3-6443-4A6F-A983-D7B93EF9F27C', 6, 'A8ED06D7-DFC5-4E57-86BD-CA4EE3E0F370')">
            <text:p>INSERT INTO Modules (Id, Name, DepartmentId,Points,ModuleTypeId) VALUES (20577,N'פרויקט מחקר בכימיה','887678D3-6443-4A6F-A983-D7B93EF9F27C', 6, 'A8ED06D7-DFC5-4E57-86BD-CA4EE3E0F370')</text:p>
          </table:table-cell>
          <table:table-cell table:formula="oooc:=IF([.I74]=[.$O$5];[.$P$6];IF(ISERR(FIND([.$O$6];[.K74])) = 0;[.$P$5];IF(ISERR(FIND([.$O$7];[.K7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ליכים למחצה (20402)</text:p>
          </table:table-cell>
          <table:table-cell table:formula="oooc:=FIND(&quot;[Note&quot;;[.A75])" office:value-type="float" office:value="0">
            <text:p>#VALUE!</text:p>
          </table:table-cell>
          <table:table-cell table:formula="oooc:=IF(ISERR([.B75]);LEN([.A75]);[.B75]-1)" office:value-type="float" office:value="21">
            <text:p>21</text:p>
          </table:table-cell>
          <table:table-cell table:formula="oooc:=TRIM(LEFT([.A75];[.C75]))" office:value-type="string" office:string-value="מוליכים למחצה (20402)">
            <text:p>מוליכים למחצה (20402)</text:p>
          </table:table-cell>
          <table:table-cell table:formula="oooc:=FIND(&quot;(&quot;;[.D75])" office:value-type="float" office:value="15">
            <text:p>15</text:p>
          </table:table-cell>
          <table:table-cell table:formula="oooc:=TRIM(LEFT([.D75];[.E75]-1))" office:value-type="string" office:string-value="מוליכים למחצה">
            <text:p>מוליכים למחצה</text:p>
          </table:table-cell>
          <table:table-cell table:formula="oooc:=LEFT(RIGHT([.D75];6);5)" office:value-type="string" office:string-value="20402">
            <text:p>2040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5];&quot;'&quot;;&quot;''&quot;)" office:value-type="string" office:string-value="מוליכים למחצה">
            <text:p>מוליכים למחצה</text:p>
          </table:table-cell>
          <table:table-cell table:formula="oooc:=&quot;INSERT INTO Modules (Id, Name, DepartmentId,Points,ModuleTypeId) VALUES (&quot;&amp;[.G75]&amp;&quot;,N'&quot;&amp;[.K75]&amp;&quot;','&quot;&amp;[.J75]&amp;&quot;', 6, '&quot; &amp; [.M75] &amp; &quot;')&quot;" office:value-type="string" office:string-value="INSERT INTO Modules (Id, Name, DepartmentId,Points,ModuleTypeId) VALUES (20402,N'מוליכים למחצה','887678D3-6443-4A6F-A983-D7B93EF9F27C', 6, 'A8ED06D7-DFC5-4E57-86BD-CA4EE3E0F370')">
            <text:p>INSERT INTO Modules (Id, Name, DepartmentId,Points,ModuleTypeId) VALUES (20402,N'מוליכים למחצה','887678D3-6443-4A6F-A983-D7B93EF9F27C', 6, 'A8ED06D7-DFC5-4E57-86BD-CA4EE3E0F370')</text:p>
          </table:table-cell>
          <table:table-cell table:formula="oooc:=IF([.I75]=[.$O$5];[.$P$6];IF(ISERR(FIND([.$O$6];[.K75])) = 0;[.$P$5];IF(ISERR(FIND([.$O$7];[.K7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קשורת כימית בין בעלי חיים (20328) [Note 24] <text:s/>[Note 28] <text:s/>[Note 30] <text:s/></text:p>
          </table:table-cell>
          <table:table-cell table:formula="oooc:=FIND(&quot;[Note&quot;;[.A76])" office:value-type="float" office:value="36">
            <text:p>36</text:p>
          </table:table-cell>
          <table:table-cell table:formula="oooc:=IF(ISERR([.B76]);LEN([.A76]);[.B76]-1)" office:value-type="float" office:value="35">
            <text:p>35</text:p>
          </table:table-cell>
          <table:table-cell table:formula="oooc:=TRIM(LEFT([.A76];[.C76]))" office:value-type="string" office:string-value="תקשורת כימית בין בעלי חיים (20328)">
            <text:p>תקשורת כימית בין בעלי חיים (20328)</text:p>
          </table:table-cell>
          <table:table-cell table:formula="oooc:=FIND(&quot;(&quot;;[.D76])" office:value-type="float" office:value="28">
            <text:p>28</text:p>
          </table:table-cell>
          <table:table-cell table:formula="oooc:=TRIM(LEFT([.D76];[.E76]-1))" office:value-type="string" office:string-value="תקשורת כימית בין בעלי חיים">
            <text:p>תקשורת כימית בין בעלי חיים</text:p>
          </table:table-cell>
          <table:table-cell table:formula="oooc:=LEFT(RIGHT([.D76];6);5)" office:value-type="string" office:string-value="20328">
            <text:p>20328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6];&quot;'&quot;;&quot;''&quot;)" office:value-type="string" office:string-value="תקשורת כימית בין בעלי חיים">
            <text:p>תקשורת כימית בין בעלי חיים</text:p>
          </table:table-cell>
          <table:table-cell table:formula="oooc:=&quot;INSERT INTO Modules (Id, Name, DepartmentId,Points,ModuleTypeId) VALUES (&quot;&amp;[.G76]&amp;&quot;,N'&quot;&amp;[.K76]&amp;&quot;','&quot;&amp;[.J76]&amp;&quot;', 6, '&quot; &amp; [.M76] &amp; &quot;')&quot;" office:value-type="string" office:string-value="INSERT INTO Modules (Id, Name, DepartmentId,Points,ModuleTypeId) VALUES (20328,N'תקשורת כימית בין בעלי חיים','887678D3-6443-4A6F-A983-D7B93EF9F27C', 6, 'A8ED06D7-DFC5-4E57-86BD-CA4EE3E0F370')">
            <text:p>INSERT INTO Modules (Id, Name, DepartmentId,Points,ModuleTypeId) VALUES (20328,N'תקשורת כימית בין בעלי חיים','887678D3-6443-4A6F-A983-D7B93EF9F27C', 6, 'A8ED06D7-DFC5-4E57-86BD-CA4EE3E0F370')</text:p>
          </table:table-cell>
          <table:table-cell table:formula="oooc:=IF([.I76]=[.$O$5];[.$P$6];IF(ISERR(FIND([.$O$6];[.K76])) = 0;[.$P$5];IF(ISERR(FIND([.$O$7];[.K7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וכימיה I (20204) [Note 47] <text:s/>[Note 58] <text:s/></text:p>
          </table:table-cell>
          <table:table-cell table:formula="oooc:=FIND(&quot;[Note&quot;;[.A77])" office:value-type="float" office:value="20">
            <text:p>20</text:p>
          </table:table-cell>
          <table:table-cell table:formula="oooc:=IF(ISERR([.B77]);LEN([.A77]);[.B77]-1)" office:value-type="float" office:value="19">
            <text:p>19</text:p>
          </table:table-cell>
          <table:table-cell table:formula="oooc:=TRIM(LEFT([.A77];[.C77]))" office:value-type="string" office:string-value="ביוכימיה I (20204)">
            <text:p>ביוכימיה I (20204)</text:p>
          </table:table-cell>
          <table:table-cell table:formula="oooc:=FIND(&quot;(&quot;;[.D77])" office:value-type="float" office:value="12">
            <text:p>12</text:p>
          </table:table-cell>
          <table:table-cell table:formula="oooc:=TRIM(LEFT([.D77];[.E77]-1))" office:value-type="string" office:string-value="ביוכימיה I">
            <text:p>ביוכימיה I</text:p>
          </table:table-cell>
          <table:table-cell table:formula="oooc:=LEFT(RIGHT([.D77];6);5)" office:value-type="string" office:string-value="20204">
            <text:p>20204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7];&quot;'&quot;;&quot;''&quot;)" office:value-type="string" office:string-value="ביוכימיה I">
            <text:p>ביוכימיה I</text:p>
          </table:table-cell>
          <table:table-cell table:formula="oooc:=&quot;INSERT INTO Modules (Id, Name, DepartmentId,Points,ModuleTypeId) VALUES (&quot;&amp;[.G77]&amp;&quot;,N'&quot;&amp;[.K77]&amp;&quot;','&quot;&amp;[.J77]&amp;&quot;', 6, '&quot; &amp; [.M77] &amp; &quot;')&quot;" office:value-type="string" office:string-value="INSERT INTO Modules (Id, Name, DepartmentId,Points,ModuleTypeId) VALUES (20204,N'ביוכימיה I','887678D3-6443-4A6F-A983-D7B93EF9F27C', 6, 'A8ED06D7-DFC5-4E57-86BD-CA4EE3E0F370')">
            <text:p>INSERT INTO Modules (Id, Name, DepartmentId,Points,ModuleTypeId) VALUES (20204,N'ביוכימיה I','887678D3-6443-4A6F-A983-D7B93EF9F27C', 6, 'A8ED06D7-DFC5-4E57-86BD-CA4EE3E0F370')</text:p>
          </table:table-cell>
          <table:table-cell table:formula="oooc:=IF([.I77]=[.$O$5];[.$P$6];IF(ISERR(FIND([.$O$6];[.K77])) = 0;[.$P$5];IF(ISERR(FIND([.$O$7];[.K7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בתורת התא (20236) [Note 30] <text:s/>[Note 47] <text:s/></text:p>
          </table:table-cell>
          <table:table-cell table:formula="oooc:=FIND(&quot;[Note&quot;;[.A78])" office:value-type="float" office:value="25">
            <text:p>25</text:p>
          </table:table-cell>
          <table:table-cell table:formula="oooc:=IF(ISERR([.B78]);LEN([.A78]);[.B78]-1)" office:value-type="float" office:value="24">
            <text:p>24</text:p>
          </table:table-cell>
          <table:table-cell table:formula="oooc:=TRIM(LEFT([.A78];[.C78]))" office:value-type="string" office:string-value="מעבדה בתורת התא (20236)">
            <text:p>מעבדה בתורת התא (20236)</text:p>
          </table:table-cell>
          <table:table-cell table:formula="oooc:=FIND(&quot;(&quot;;[.D78])" office:value-type="float" office:value="17">
            <text:p>17</text:p>
          </table:table-cell>
          <table:table-cell table:formula="oooc:=TRIM(LEFT([.D78];[.E78]-1))" office:value-type="string" office:string-value="מעבדה בתורת התא">
            <text:p>מעבדה בתורת התא</text:p>
          </table:table-cell>
          <table:table-cell table:formula="oooc:=LEFT(RIGHT([.D78];6);5)" office:value-type="string" office:string-value="20236">
            <text:p>2023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8];&quot;'&quot;;&quot;''&quot;)" office:value-type="string" office:string-value="מעבדה בתורת התא">
            <text:p>מעבדה בתורת התא</text:p>
          </table:table-cell>
          <table:table-cell table:formula="oooc:=&quot;INSERT INTO Modules (Id, Name, DepartmentId,Points,ModuleTypeId) VALUES (&quot;&amp;[.G78]&amp;&quot;,N'&quot;&amp;[.K78]&amp;&quot;','&quot;&amp;[.J78]&amp;&quot;', 6, '&quot; &amp; [.M78] &amp; &quot;')&quot;" office:value-type="string" office:string-value="INSERT INTO Modules (Id, Name, DepartmentId,Points,ModuleTypeId) VALUES (20236,N'מעבדה בתורת התא','887678D3-6443-4A6F-A983-D7B93EF9F27C', 6, 'A8ED06D7-DFC5-4E57-86BD-CA4EE3E0F370')">
            <text:p>INSERT INTO Modules (Id, Name, DepartmentId,Points,ModuleTypeId) VALUES (20236,N'מעבדה בתורת התא','887678D3-6443-4A6F-A983-D7B93EF9F27C', 6, 'A8ED06D7-DFC5-4E57-86BD-CA4EE3E0F370')</text:p>
          </table:table-cell>
          <table:table-cell table:formula="oooc:=IF([.I78]=[.$O$5];[.$P$6];IF(ISERR(FIND([.$O$6];[.K78])) = 0;[.$P$5];IF(ISERR(FIND([.$O$7];[.K7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טאורולוגיה (20291)</text:p>
          </table:table-cell>
          <table:table-cell table:formula="oooc:=FIND(&quot;[Note&quot;;[.A79])" office:value-type="float" office:value="0">
            <text:p>#VALUE!</text:p>
          </table:table-cell>
          <table:table-cell table:formula="oooc:=IF(ISERR([.B79]);LEN([.A79]);[.B79]-1)" office:value-type="float" office:value="25">
            <text:p>25</text:p>
          </table:table-cell>
          <table:table-cell table:formula="oooc:=TRIM(LEFT([.A79];[.C79]))" office:value-type="string" office:string-value="מבוא למטאורולוגיה (20291)">
            <text:p>מבוא למטאורולוגיה (20291)</text:p>
          </table:table-cell>
          <table:table-cell table:formula="oooc:=FIND(&quot;(&quot;;[.D79])" office:value-type="float" office:value="19">
            <text:p>19</text:p>
          </table:table-cell>
          <table:table-cell table:formula="oooc:=TRIM(LEFT([.D79];[.E79]-1))" office:value-type="string" office:string-value="מבוא למטאורולוגיה">
            <text:p>מבוא למטאורולוגיה</text:p>
          </table:table-cell>
          <table:table-cell table:formula="oooc:=LEFT(RIGHT([.D79];6);5)" office:value-type="string" office:string-value="20291">
            <text:p>20291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79];&quot;'&quot;;&quot;''&quot;)" office:value-type="string" office:string-value="מבוא למטאורולוגיה">
            <text:p>מבוא למטאורולוגיה</text:p>
          </table:table-cell>
          <table:table-cell table:formula="oooc:=&quot;INSERT INTO Modules (Id, Name, DepartmentId,Points,ModuleTypeId) VALUES (&quot;&amp;[.G79]&amp;&quot;,N'&quot;&amp;[.K79]&amp;&quot;','&quot;&amp;[.J79]&amp;&quot;', 6, '&quot; &amp; [.M79] &amp; &quot;')&quot;" office:value-type="string" office:string-value="INSERT INTO Modules (Id, Name, DepartmentId,Points,ModuleTypeId) VALUES (20291,N'מבוא למטאורולוגיה','887678D3-6443-4A6F-A983-D7B93EF9F27C', 6, 'A8ED06D7-DFC5-4E57-86BD-CA4EE3E0F370')">
            <text:p>INSERT INTO Modules (Id, Name, DepartmentId,Points,ModuleTypeId) VALUES (20291,N'מבוא למטאורולוגיה','887678D3-6443-4A6F-A983-D7B93EF9F27C', 6, 'A8ED06D7-DFC5-4E57-86BD-CA4EE3E0F370')</text:p>
          </table:table-cell>
          <table:table-cell table:formula="oooc:=IF([.I79]=[.$O$5];[.$P$6];IF(ISERR(FIND([.$O$6];[.K79])) = 0;[.$P$5];IF(ISERR(FIND([.$O$7];[.K7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טכנולוגיות מיקרואלקטרוניקה (20549)</text:p>
          </table:table-cell>
          <table:table-cell table:formula="oooc:=FIND(&quot;[Note&quot;;[.A80])" office:value-type="float" office:value="0">
            <text:p>#VALUE!</text:p>
          </table:table-cell>
          <table:table-cell table:formula="oooc:=IF(ISERR([.B80]);LEN([.A80]);[.B80]-1)" office:value-type="float" office:value="41">
            <text:p>41</text:p>
          </table:table-cell>
          <table:table-cell table:formula="oooc:=TRIM(LEFT([.A80];[.C80]))" office:value-type="string" office:string-value="סמינר בטכנולוגיות מיקרואלקטרוניקה (20549)">
            <text:p>סמינר בטכנולוגיות מיקרואלקטרוניקה (20549)</text:p>
          </table:table-cell>
          <table:table-cell table:formula="oooc:=FIND(&quot;(&quot;;[.D80])" office:value-type="float" office:value="35">
            <text:p>35</text:p>
          </table:table-cell>
          <table:table-cell table:formula="oooc:=TRIM(LEFT([.D80];[.E80]-1))" office:value-type="string" office:string-value="סמינר בטכנולוגיות מיקרואלקטרוניקה">
            <text:p>סמינר בטכנולוגיות מיקרואלקטרוניקה</text:p>
          </table:table-cell>
          <table:table-cell table:formula="oooc:=LEFT(RIGHT([.D80];6);5)" office:value-type="string" office:string-value="20549">
            <text:p>2054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0];&quot;'&quot;;&quot;''&quot;)" office:value-type="string" office:string-value="סמינר בטכנולוגיות מיקרואלקטרוניקה">
            <text:p>סמינר בטכנולוגיות מיקרואלקטרוניקה</text:p>
          </table:table-cell>
          <table:table-cell table:formula="oooc:=&quot;INSERT INTO Modules (Id, Name, DepartmentId,Points,ModuleTypeId) VALUES (&quot;&amp;[.G80]&amp;&quot;,N'&quot;&amp;[.K80]&amp;&quot;','&quot;&amp;[.J80]&amp;&quot;', 6, '&quot; &amp; [.M80] &amp; &quot;')&quot;" office:value-type="string" office:string-value="INSERT INTO Modules (Id, Name, DepartmentId,Points,ModuleTypeId) VALUES (20549,N'סמינר בטכנולוגיות מיקרואלקטרוניקה','887678D3-6443-4A6F-A983-D7B93EF9F27C', 6, '1B16BD54-6D52-4136-9447-5E977484531D')">
            <text:p>INSERT INTO Modules (Id, Name, DepartmentId,Points,ModuleTypeId) VALUES (20549,N'סמינר בטכנולוגיות מיקרואלקטרוניקה','887678D3-6443-4A6F-A983-D7B93EF9F27C', 6, '1B16BD54-6D52-4136-9447-5E977484531D')</text:p>
          </table:table-cell>
          <table:table-cell table:formula="oooc:=IF([.I80]=[.$O$5];[.$P$6];IF(ISERR(FIND([.$O$6];[.K80])) = 0;[.$P$5];IF(ISERR(FIND([.$O$7];[.K80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נושאים בכימיה אטמוספירית (20553)</text:p>
          </table:table-cell>
          <table:table-cell table:formula="oooc:=FIND(&quot;[Note&quot;;[.A81])" office:value-type="float" office:value="0">
            <text:p>#VALUE!</text:p>
          </table:table-cell>
          <table:table-cell table:formula="oooc:=IF(ISERR([.B81]);LEN([.A81]);[.B81]-1)" office:value-type="float" office:value="32">
            <text:p>32</text:p>
          </table:table-cell>
          <table:table-cell table:formula="oooc:=TRIM(LEFT([.A81];[.C81]))" office:value-type="string" office:string-value="נושאים בכימיה אטמוספירית (20553)">
            <text:p>נושאים בכימיה אטמוספירית (20553)</text:p>
          </table:table-cell>
          <table:table-cell table:formula="oooc:=FIND(&quot;(&quot;;[.D81])" office:value-type="float" office:value="26">
            <text:p>26</text:p>
          </table:table-cell>
          <table:table-cell table:formula="oooc:=TRIM(LEFT([.D81];[.E81]-1))" office:value-type="string" office:string-value="נושאים בכימיה אטמוספירית">
            <text:p>נושאים בכימיה אטמוספירית</text:p>
          </table:table-cell>
          <table:table-cell table:formula="oooc:=LEFT(RIGHT([.D81];6);5)" office:value-type="string" office:string-value="20553">
            <text:p>20553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1];&quot;'&quot;;&quot;''&quot;)" office:value-type="string" office:string-value="נושאים בכימיה אטמוספירית">
            <text:p>נושאים בכימיה אטמוספירית</text:p>
          </table:table-cell>
          <table:table-cell table:formula="oooc:=&quot;INSERT INTO Modules (Id, Name, DepartmentId,Points,ModuleTypeId) VALUES (&quot;&amp;[.G81]&amp;&quot;,N'&quot;&amp;[.K81]&amp;&quot;','&quot;&amp;[.J81]&amp;&quot;', 6, '&quot; &amp; [.M81] &amp; &quot;')&quot;" office:value-type="string" office:string-value="INSERT INTO Modules (Id, Name, DepartmentId,Points,ModuleTypeId) VALUES (20553,N'נושאים בכימיה אטמוספירית','887678D3-6443-4A6F-A983-D7B93EF9F27C', 6, 'A8ED06D7-DFC5-4E57-86BD-CA4EE3E0F370')">
            <text:p>INSERT INTO Modules (Id, Name, DepartmentId,Points,ModuleTypeId) VALUES (20553,N'נושאים בכימיה אטמוספירית','887678D3-6443-4A6F-A983-D7B93EF9F27C', 6, 'A8ED06D7-DFC5-4E57-86BD-CA4EE3E0F370')</text:p>
          </table:table-cell>
          <table:table-cell table:formula="oooc:=IF([.I81]=[.$O$5];[.$P$6];IF(ISERR(FIND([.$O$6];[.K81])) = 0;[.$P$5];IF(ISERR(FIND([.$O$7];[.K8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זיולוגיה של מערכות באדם (20556) [Note 12] <text:s/>[Note 41] <text:s/></text:p>
          </table:table-cell>
          <table:table-cell table:formula="oooc:=FIND(&quot;[Note&quot;;[.A82])" office:value-type="float" office:value="35">
            <text:p>35</text:p>
          </table:table-cell>
          <table:table-cell table:formula="oooc:=IF(ISERR([.B82]);LEN([.A82]);[.B82]-1)" office:value-type="float" office:value="34">
            <text:p>34</text:p>
          </table:table-cell>
          <table:table-cell table:formula="oooc:=TRIM(LEFT([.A82];[.C82]))" office:value-type="string" office:string-value="פיזיולוגיה של מערכות באדם (20556)">
            <text:p>פיזיולוגיה של מערכות באדם (20556)</text:p>
          </table:table-cell>
          <table:table-cell table:formula="oooc:=FIND(&quot;(&quot;;[.D82])" office:value-type="float" office:value="27">
            <text:p>27</text:p>
          </table:table-cell>
          <table:table-cell table:formula="oooc:=TRIM(LEFT([.D82];[.E82]-1))" office:value-type="string" office:string-value="פיזיולוגיה של מערכות באדם">
            <text:p>פיזיולוגיה של מערכות באדם</text:p>
          </table:table-cell>
          <table:table-cell table:formula="oooc:=LEFT(RIGHT([.D82];6);5)" office:value-type="string" office:string-value="20556">
            <text:p>2055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2];&quot;'&quot;;&quot;''&quot;)" office:value-type="string" office:string-value="פיזיולוגיה של מערכות באדם">
            <text:p>פיזיולוגיה של מערכות באדם</text:p>
          </table:table-cell>
          <table:table-cell table:formula="oooc:=&quot;INSERT INTO Modules (Id, Name, DepartmentId,Points,ModuleTypeId) VALUES (&quot;&amp;[.G82]&amp;&quot;,N'&quot;&amp;[.K82]&amp;&quot;','&quot;&amp;[.J82]&amp;&quot;', 6, '&quot; &amp; [.M82] &amp; &quot;')&quot;" office:value-type="string" office:string-value="INSERT INTO Modules (Id, Name, DepartmentId,Points,ModuleTypeId) VALUES (20556,N'פיזיולוגיה של מערכות באדם','887678D3-6443-4A6F-A983-D7B93EF9F27C', 6, 'A8ED06D7-DFC5-4E57-86BD-CA4EE3E0F370')">
            <text:p>INSERT INTO Modules (Id, Name, DepartmentId,Points,ModuleTypeId) VALUES (20556,N'פיזיולוגיה של מערכות באדם','887678D3-6443-4A6F-A983-D7B93EF9F27C', 6, 'A8ED06D7-DFC5-4E57-86BD-CA4EE3E0F370')</text:p>
          </table:table-cell>
          <table:table-cell table:formula="oooc:=IF([.I82]=[.$O$5];[.$P$6];IF(ISERR(FIND([.$O$6];[.K82])) = 0;[.$P$5];IF(ISERR(FIND([.$O$7];[.K8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חקר בגיאולוגיה (20575) [Note 16] <text:s/>[Note 24] <text:s/></text:p>
          </table:table-cell>
          <table:table-cell table:formula="oooc:=FIND(&quot;[Note&quot;;[.A83])" office:value-type="float" office:value="32">
            <text:p>32</text:p>
          </table:table-cell>
          <table:table-cell table:formula="oooc:=IF(ISERR([.B83]);LEN([.A83]);[.B83]-1)" office:value-type="float" office:value="31">
            <text:p>31</text:p>
          </table:table-cell>
          <table:table-cell table:formula="oooc:=TRIM(LEFT([.A83];[.C83]))" office:value-type="string" office:string-value="פרויקט מחקר בגיאולוגיה (20575)">
            <text:p>פרויקט מחקר בגיאולוגיה (20575)</text:p>
          </table:table-cell>
          <table:table-cell table:formula="oooc:=FIND(&quot;(&quot;;[.D83])" office:value-type="float" office:value="24">
            <text:p>24</text:p>
          </table:table-cell>
          <table:table-cell table:formula="oooc:=TRIM(LEFT([.D83];[.E83]-1))" office:value-type="string" office:string-value="פרויקט מחקר בגיאולוגיה">
            <text:p>פרויקט מחקר בגיאולוגיה</text:p>
          </table:table-cell>
          <table:table-cell table:formula="oooc:=LEFT(RIGHT([.D83];6);5)" office:value-type="string" office:string-value="20575">
            <text:p>2057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3];&quot;'&quot;;&quot;''&quot;)" office:value-type="string" office:string-value="פרויקט מחקר בגיאולוגיה">
            <text:p>פרויקט מחקר בגיאולוגיה</text:p>
          </table:table-cell>
          <table:table-cell table:formula="oooc:=&quot;INSERT INTO Modules (Id, Name, DepartmentId,Points,ModuleTypeId) VALUES (&quot;&amp;[.G83]&amp;&quot;,N'&quot;&amp;[.K83]&amp;&quot;','&quot;&amp;[.J83]&amp;&quot;', 6, '&quot; &amp; [.M83] &amp; &quot;')&quot;" office:value-type="string" office:string-value="INSERT INTO Modules (Id, Name, DepartmentId,Points,ModuleTypeId) VALUES (20575,N'פרויקט מחקר בגיאולוגיה','887678D3-6443-4A6F-A983-D7B93EF9F27C', 6, 'A8ED06D7-DFC5-4E57-86BD-CA4EE3E0F370')">
            <text:p>INSERT INTO Modules (Id, Name, DepartmentId,Points,ModuleTypeId) VALUES (20575,N'פרויקט מחקר בגיאולוגיה','887678D3-6443-4A6F-A983-D7B93EF9F27C', 6, 'A8ED06D7-DFC5-4E57-86BD-CA4EE3E0F370')</text:p>
          </table:table-cell>
          <table:table-cell table:formula="oooc:=IF([.I83]=[.$O$5];[.$P$6];IF(ISERR(FIND([.$O$6];[.K83])) = 0;[.$P$5];IF(ISERR(FIND([.$O$7];[.K8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בפיסיקה ב (20409) [Note 30] <text:s/>[Note 47] <text:s/></text:p>
          </table:table-cell>
          <table:table-cell table:formula="oooc:=FIND(&quot;[Note&quot;;[.A84])" office:value-type="float" office:value="25">
            <text:p>25</text:p>
          </table:table-cell>
          <table:table-cell table:formula="oooc:=IF(ISERR([.B84]);LEN([.A84]);[.B84]-1)" office:value-type="float" office:value="24">
            <text:p>24</text:p>
          </table:table-cell>
          <table:table-cell table:formula="oooc:=TRIM(LEFT([.A84];[.C84]))" office:value-type="string" office:string-value="מעבדה בפיסיקה ב (20409)">
            <text:p>מעבדה בפיסיקה ב (20409)</text:p>
          </table:table-cell>
          <table:table-cell table:formula="oooc:=FIND(&quot;(&quot;;[.D84])" office:value-type="float" office:value="17">
            <text:p>17</text:p>
          </table:table-cell>
          <table:table-cell table:formula="oooc:=TRIM(LEFT([.D84];[.E84]-1))" office:value-type="string" office:string-value="מעבדה בפיסיקה ב">
            <text:p>מעבדה בפיסיקה ב</text:p>
          </table:table-cell>
          <table:table-cell table:formula="oooc:=LEFT(RIGHT([.D84];6);5)" office:value-type="string" office:string-value="20409">
            <text:p>20409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4];&quot;'&quot;;&quot;''&quot;)" office:value-type="string" office:string-value="מעבדה בפיסיקה ב">
            <text:p>מעבדה בפיסיקה ב</text:p>
          </table:table-cell>
          <table:table-cell table:formula="oooc:=&quot;INSERT INTO Modules (Id, Name, DepartmentId,Points,ModuleTypeId) VALUES (&quot;&amp;[.G84]&amp;&quot;,N'&quot;&amp;[.K84]&amp;&quot;','&quot;&amp;[.J84]&amp;&quot;', 6, '&quot; &amp; [.M84] &amp; &quot;')&quot;" office:value-type="string" office:string-value="INSERT INTO Modules (Id, Name, DepartmentId,Points,ModuleTypeId) VALUES (20409,N'מעבדה בפיסיקה ב','887678D3-6443-4A6F-A983-D7B93EF9F27C', 6, 'A8ED06D7-DFC5-4E57-86BD-CA4EE3E0F370')">
            <text:p>INSERT INTO Modules (Id, Name, DepartmentId,Points,ModuleTypeId) VALUES (20409,N'מעבדה בפיסיקה ב','887678D3-6443-4A6F-A983-D7B93EF9F27C', 6, 'A8ED06D7-DFC5-4E57-86BD-CA4EE3E0F370')</text:p>
          </table:table-cell>
          <table:table-cell table:formula="oooc:=IF([.I84]=[.$O$5];[.$P$6];IF(ISERR(FIND([.$O$6];[.K84])) = 0;[.$P$5];IF(ISERR(FIND([.$O$7];[.K8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עונים ביולוגיים (20316) [Note 30] <text:s/></text:p>
          </table:table-cell>
          <table:table-cell table:formula="oooc:=FIND(&quot;[Note&quot;;[.A85])" office:value-type="float" office:value="26">
            <text:p>26</text:p>
          </table:table-cell>
          <table:table-cell table:formula="oooc:=IF(ISERR([.B85]);LEN([.A85]);[.B85]-1)" office:value-type="float" office:value="25">
            <text:p>25</text:p>
          </table:table-cell>
          <table:table-cell table:formula="oooc:=TRIM(LEFT([.A85];[.C85]))" office:value-type="string" office:string-value="שעונים ביולוגיים (20316)">
            <text:p>שעונים ביולוגיים (20316)</text:p>
          </table:table-cell>
          <table:table-cell table:formula="oooc:=FIND(&quot;(&quot;;[.D85])" office:value-type="float" office:value="18">
            <text:p>18</text:p>
          </table:table-cell>
          <table:table-cell table:formula="oooc:=TRIM(LEFT([.D85];[.E85]-1))" office:value-type="string" office:string-value="שעונים ביולוגיים">
            <text:p>שעונים ביולוגיים</text:p>
          </table:table-cell>
          <table:table-cell table:formula="oooc:=LEFT(RIGHT([.D85];6);5)" office:value-type="string" office:string-value="20316">
            <text:p>20316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5];&quot;'&quot;;&quot;''&quot;)" office:value-type="string" office:string-value="שעונים ביולוגיים">
            <text:p>שעונים ביולוגיים</text:p>
          </table:table-cell>
          <table:table-cell table:formula="oooc:=&quot;INSERT INTO Modules (Id, Name, DepartmentId,Points,ModuleTypeId) VALUES (&quot;&amp;[.G85]&amp;&quot;,N'&quot;&amp;[.K85]&amp;&quot;','&quot;&amp;[.J85]&amp;&quot;', 6, '&quot; &amp; [.M85] &amp; &quot;')&quot;" office:value-type="string" office:string-value="INSERT INTO Modules (Id, Name, DepartmentId,Points,ModuleTypeId) VALUES (20316,N'שעונים ביולוגיים','887678D3-6443-4A6F-A983-D7B93EF9F27C', 6, 'A8ED06D7-DFC5-4E57-86BD-CA4EE3E0F370')">
            <text:p>INSERT INTO Modules (Id, Name, DepartmentId,Points,ModuleTypeId) VALUES (20316,N'שעונים ביולוגיים','887678D3-6443-4A6F-A983-D7B93EF9F27C', 6, 'A8ED06D7-DFC5-4E57-86BD-CA4EE3E0F370')</text:p>
          </table:table-cell>
          <table:table-cell table:formula="oooc:=IF([.I85]=[.$O$5];[.$P$6];IF(ISERR(FIND([.$O$6];[.K85])) = 0;[.$P$5];IF(ISERR(FIND([.$O$7];[.K8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מנדליזם להנדסה גנטית (20275) [Note 41] <text:s/>[Note 47] <text:s/></text:p>
          </table:table-cell>
          <table:table-cell table:formula="oooc:=FIND(&quot;[Note&quot;;[.A86])" office:value-type="float" office:value="31">
            <text:p>31</text:p>
          </table:table-cell>
          <table:table-cell table:formula="oooc:=IF(ISERR([.B86]);LEN([.A86]);[.B86]-1)" office:value-type="float" office:value="30">
            <text:p>30</text:p>
          </table:table-cell>
          <table:table-cell table:formula="oooc:=TRIM(LEFT([.A86];[.C86]))" office:value-type="string" office:string-value="ממנדליזם להנדסה גנטית (20275)">
            <text:p>ממנדליזם להנדסה גנטית (20275)</text:p>
          </table:table-cell>
          <table:table-cell table:formula="oooc:=FIND(&quot;(&quot;;[.D86])" office:value-type="float" office:value="23">
            <text:p>23</text:p>
          </table:table-cell>
          <table:table-cell table:formula="oooc:=TRIM(LEFT([.D86];[.E86]-1))" office:value-type="string" office:string-value="ממנדליזם להנדסה גנטית">
            <text:p>ממנדליזם להנדסה גנטית</text:p>
          </table:table-cell>
          <table:table-cell table:formula="oooc:=LEFT(RIGHT([.D86];6);5)" office:value-type="string" office:string-value="20275">
            <text:p>2027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6];&quot;'&quot;;&quot;''&quot;)" office:value-type="string" office:string-value="ממנדליזם להנדסה גנטית">
            <text:p>ממנדליזם להנדסה גנטית</text:p>
          </table:table-cell>
          <table:table-cell table:formula="oooc:=&quot;INSERT INTO Modules (Id, Name, DepartmentId,Points,ModuleTypeId) VALUES (&quot;&amp;[.G86]&amp;&quot;,N'&quot;&amp;[.K86]&amp;&quot;','&quot;&amp;[.J86]&amp;&quot;', 6, '&quot; &amp; [.M86] &amp; &quot;')&quot;" office:value-type="string" office:string-value="INSERT INTO Modules (Id, Name, DepartmentId,Points,ModuleTypeId) VALUES (20275,N'ממנדליזם להנדסה גנטית','887678D3-6443-4A6F-A983-D7B93EF9F27C', 6, 'A8ED06D7-DFC5-4E57-86BD-CA4EE3E0F370')">
            <text:p>INSERT INTO Modules (Id, Name, DepartmentId,Points,ModuleTypeId) VALUES (20275,N'ממנדליזם להנדסה גנטית','887678D3-6443-4A6F-A983-D7B93EF9F27C', 6, 'A8ED06D7-DFC5-4E57-86BD-CA4EE3E0F370')</text:p>
          </table:table-cell>
          <table:table-cell table:formula="oooc:=IF([.I86]=[.$O$5];[.$P$6];IF(ISERR(FIND([.$O$6];[.K86])) = 0;[.$P$5];IF(ISERR(FIND([.$O$7];[.K8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פקטרוסקופיה של מינרלים (20548) [Note 47] <text:s/></text:p>
          </table:table-cell>
          <table:table-cell table:formula="oooc:=FIND(&quot;[Note&quot;;[.A87])" office:value-type="float" office:value="33">
            <text:p>33</text:p>
          </table:table-cell>
          <table:table-cell table:formula="oooc:=IF(ISERR([.B87]);LEN([.A87]);[.B87]-1)" office:value-type="float" office:value="32">
            <text:p>32</text:p>
          </table:table-cell>
          <table:table-cell table:formula="oooc:=TRIM(LEFT([.A87];[.C87]))" office:value-type="string" office:string-value="ספקטרוסקופיה של מינרלים (20548)">
            <text:p>ספקטרוסקופיה של מינרלים (20548)</text:p>
          </table:table-cell>
          <table:table-cell table:formula="oooc:=FIND(&quot;(&quot;;[.D87])" office:value-type="float" office:value="25">
            <text:p>25</text:p>
          </table:table-cell>
          <table:table-cell table:formula="oooc:=TRIM(LEFT([.D87];[.E87]-1))" office:value-type="string" office:string-value="ספקטרוסקופיה של מינרלים">
            <text:p>ספקטרוסקופיה של מינרלים</text:p>
          </table:table-cell>
          <table:table-cell table:formula="oooc:=LEFT(RIGHT([.D87];6);5)" office:value-type="string" office:string-value="20548">
            <text:p>20548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7];&quot;'&quot;;&quot;''&quot;)" office:value-type="string" office:string-value="ספקטרוסקופיה של מינרלים">
            <text:p>ספקטרוסקופיה של מינרלים</text:p>
          </table:table-cell>
          <table:table-cell table:formula="oooc:=&quot;INSERT INTO Modules (Id, Name, DepartmentId,Points,ModuleTypeId) VALUES (&quot;&amp;[.G87]&amp;&quot;,N'&quot;&amp;[.K87]&amp;&quot;','&quot;&amp;[.J87]&amp;&quot;', 6, '&quot; &amp; [.M87] &amp; &quot;')&quot;" office:value-type="string" office:string-value="INSERT INTO Modules (Id, Name, DepartmentId,Points,ModuleTypeId) VALUES (20548,N'ספקטרוסקופיה של מינרלים','887678D3-6443-4A6F-A983-D7B93EF9F27C', 6, 'A8ED06D7-DFC5-4E57-86BD-CA4EE3E0F370')">
            <text:p>INSERT INTO Modules (Id, Name, DepartmentId,Points,ModuleTypeId) VALUES (20548,N'ספקטרוסקופיה של מינרלים','887678D3-6443-4A6F-A983-D7B93EF9F27C', 6, 'A8ED06D7-DFC5-4E57-86BD-CA4EE3E0F370')</text:p>
          </table:table-cell>
          <table:table-cell table:formula="oooc:=IF([.I87]=[.$O$5];[.$P$6];IF(ISERR(FIND([.$O$6];[.K87])) = 0;[.$P$5];IF(ISERR(FIND([.$O$7];[.K8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כניקה אנליטית (20422)</text:p>
          </table:table-cell>
          <table:table-cell table:formula="oooc:=FIND(&quot;[Note&quot;;[.A88])" office:value-type="float" office:value="0">
            <text:p>#VALUE!</text:p>
          </table:table-cell>
          <table:table-cell table:formula="oooc:=IF(ISERR([.B88]);LEN([.A88]);[.B88]-1)" office:value-type="float" office:value="22">
            <text:p>22</text:p>
          </table:table-cell>
          <table:table-cell table:formula="oooc:=TRIM(LEFT([.A88];[.C88]))" office:value-type="string" office:string-value="מכניקה אנליטית (20422)">
            <text:p>מכניקה אנליטית (20422)</text:p>
          </table:table-cell>
          <table:table-cell table:formula="oooc:=FIND(&quot;(&quot;;[.D88])" office:value-type="float" office:value="16">
            <text:p>16</text:p>
          </table:table-cell>
          <table:table-cell table:formula="oooc:=TRIM(LEFT([.D88];[.E88]-1))" office:value-type="string" office:string-value="מכניקה אנליטית">
            <text:p>מכניקה אנליטית</text:p>
          </table:table-cell>
          <table:table-cell table:formula="oooc:=LEFT(RIGHT([.D88];6);5)" office:value-type="string" office:string-value="20422">
            <text:p>20422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8];&quot;'&quot;;&quot;''&quot;)" office:value-type="string" office:string-value="מכניקה אנליטית">
            <text:p>מכניקה אנליטית</text:p>
          </table:table-cell>
          <table:table-cell table:formula="oooc:=&quot;INSERT INTO Modules (Id, Name, DepartmentId,Points,ModuleTypeId) VALUES (&quot;&amp;[.G88]&amp;&quot;,N'&quot;&amp;[.K88]&amp;&quot;','&quot;&amp;[.J88]&amp;&quot;', 6, '&quot; &amp; [.M88] &amp; &quot;')&quot;" office:value-type="string" office:string-value="INSERT INTO Modules (Id, Name, DepartmentId,Points,ModuleTypeId) VALUES (20422,N'מכניקה אנליטית','887678D3-6443-4A6F-A983-D7B93EF9F27C', 6, 'A8ED06D7-DFC5-4E57-86BD-CA4EE3E0F370')">
            <text:p>INSERT INTO Modules (Id, Name, DepartmentId,Points,ModuleTypeId) VALUES (20422,N'מכניקה אנליטית','887678D3-6443-4A6F-A983-D7B93EF9F27C', 6, 'A8ED06D7-DFC5-4E57-86BD-CA4EE3E0F370')</text:p>
          </table:table-cell>
          <table:table-cell table:formula="oooc:=IF([.I88]=[.$O$5];[.$P$6];IF(ISERR(FIND([.$O$6];[.K88])) = 0;[.$P$5];IF(ISERR(FIND([.$O$7];[.K8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בכימיה של המצב המוצק (20555)</text:p>
          </table:table-cell>
          <table:table-cell table:formula="oooc:=FIND(&quot;[Note&quot;;[.A89])" office:value-type="float" office:value="0">
            <text:p>#VALUE!</text:p>
          </table:table-cell>
          <table:table-cell table:formula="oooc:=IF(ISERR([.B89]);LEN([.A89]);[.B89]-1)" office:value-type="float" office:value="35">
            <text:p>35</text:p>
          </table:table-cell>
          <table:table-cell table:formula="oooc:=TRIM(LEFT([.A89];[.C89]))" office:value-type="string" office:string-value="יסודות בכימיה של המצב המוצק (20555)">
            <text:p>יסודות בכימיה של המצב המוצק (20555)</text:p>
          </table:table-cell>
          <table:table-cell table:formula="oooc:=FIND(&quot;(&quot;;[.D89])" office:value-type="float" office:value="29">
            <text:p>29</text:p>
          </table:table-cell>
          <table:table-cell table:formula="oooc:=TRIM(LEFT([.D89];[.E89]-1))" office:value-type="string" office:string-value="יסודות בכימיה של המצב המוצק">
            <text:p>יסודות בכימיה של המצב המוצק</text:p>
          </table:table-cell>
          <table:table-cell table:formula="oooc:=LEFT(RIGHT([.D89];6);5)" office:value-type="string" office:string-value="20555">
            <text:p>20555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89];&quot;'&quot;;&quot;''&quot;)" office:value-type="string" office:string-value="יסודות בכימיה של המצב המוצק">
            <text:p>יסודות בכימיה של המצב המוצק</text:p>
          </table:table-cell>
          <table:table-cell table:formula="oooc:=&quot;INSERT INTO Modules (Id, Name, DepartmentId,Points,ModuleTypeId) VALUES (&quot;&amp;[.G89]&amp;&quot;,N'&quot;&amp;[.K89]&amp;&quot;','&quot;&amp;[.J89]&amp;&quot;', 6, '&quot; &amp; [.M89] &amp; &quot;')&quot;" office:value-type="string" office:string-value="INSERT INTO Modules (Id, Name, DepartmentId,Points,ModuleTypeId) VALUES (20555,N'יסודות בכימיה של המצב המוצק','887678D3-6443-4A6F-A983-D7B93EF9F27C', 6, 'A8ED06D7-DFC5-4E57-86BD-CA4EE3E0F370')">
            <text:p>INSERT INTO Modules (Id, Name, DepartmentId,Points,ModuleTypeId) VALUES (20555,N'יסודות בכימיה של המצב המוצק','887678D3-6443-4A6F-A983-D7B93EF9F27C', 6, 'A8ED06D7-DFC5-4E57-86BD-CA4EE3E0F370')</text:p>
          </table:table-cell>
          <table:table-cell table:formula="oooc:=IF([.I89]=[.$O$5];[.$P$6];IF(ISERR(FIND([.$O$6];[.K89])) = 0;[.$P$5];IF(ISERR(FIND([.$O$7];[.K8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סיקה גרעינית (20547)</text:p>
          </table:table-cell>
          <table:table-cell table:formula="oooc:=FIND(&quot;[Note&quot;;[.A90])" office:value-type="float" office:value="0">
            <text:p>#VALUE!</text:p>
          </table:table-cell>
          <table:table-cell table:formula="oooc:=IF(ISERR([.B90]);LEN([.A90]);[.B90]-1)" office:value-type="float" office:value="22">
            <text:p>22</text:p>
          </table:table-cell>
          <table:table-cell table:formula="oooc:=TRIM(LEFT([.A90];[.C90]))" office:value-type="string" office:string-value="פיסיקה גרעינית (20547)">
            <text:p>פיסיקה גרעינית (20547)</text:p>
          </table:table-cell>
          <table:table-cell table:formula="oooc:=FIND(&quot;(&quot;;[.D90])" office:value-type="float" office:value="16">
            <text:p>16</text:p>
          </table:table-cell>
          <table:table-cell table:formula="oooc:=TRIM(LEFT([.D90];[.E90]-1))" office:value-type="string" office:string-value="פיסיקה גרעינית">
            <text:p>פיסיקה גרעינית</text:p>
          </table:table-cell>
          <table:table-cell table:formula="oooc:=LEFT(RIGHT([.D90];6);5)" office:value-type="string" office:string-value="20547">
            <text:p>20547</text:p>
          </table:table-cell>
          <table:table-cell table:style-name="Default" office:value-type="string">
            <text:p>ביו</text:p>
          </table:table-cell>
          <table:table-cell table:style-name="Default" office:value-type="string">
            <text:p>ראשון</text:p>
          </table:table-cell>
          <table:table-cell office:value-type="string">
            <text:p>887678D3-6443-4A6F-A983-D7B93EF9F27C</text:p>
          </table:table-cell>
          <table:table-cell table:formula="oooc:=SUBSTITUTE([.F90];&quot;'&quot;;&quot;''&quot;)" office:value-type="string" office:string-value="פיסיקה גרעינית">
            <text:p>פיסיקה גרעינית</text:p>
          </table:table-cell>
          <table:table-cell table:formula="oooc:=&quot;INSERT INTO Modules (Id, Name, DepartmentId,Points,ModuleTypeId) VALUES (&quot;&amp;[.G90]&amp;&quot;,N'&quot;&amp;[.K90]&amp;&quot;','&quot;&amp;[.J90]&amp;&quot;', 6, '&quot; &amp; [.M90] &amp; &quot;')&quot;" office:value-type="string" office:string-value="INSERT INTO Modules (Id, Name, DepartmentId,Points,ModuleTypeId) VALUES (20547,N'פיסיקה גרעינית','887678D3-6443-4A6F-A983-D7B93EF9F27C', 6, 'A8ED06D7-DFC5-4E57-86BD-CA4EE3E0F370')">
            <text:p>INSERT INTO Modules (Id, Name, DepartmentId,Points,ModuleTypeId) VALUES (20547,N'פיסיקה גרעינית','887678D3-6443-4A6F-A983-D7B93EF9F27C', 6, 'A8ED06D7-DFC5-4E57-86BD-CA4EE3E0F370')</text:p>
          </table:table-cell>
          <table:table-cell table:formula="oooc:=IF([.I90]=[.$O$5];[.$P$6];IF(ISERR(FIND([.$O$6];[.K90])) = 0;[.$P$5];IF(ISERR(FIND([.$O$7];[.K9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טייה חברתית (10270) [Note 58] <text:s/></text:p>
          </table:table-cell>
          <table:table-cell table:formula="oooc:=FIND(&quot;[Note&quot;;[.A91])" office:value-type="float" office:value="22">
            <text:p>22</text:p>
          </table:table-cell>
          <table:table-cell table:formula="oooc:=IF(ISERR([.B91]);LEN([.A91]);[.B91]-1)" office:value-type="float" office:value="21">
            <text:p>21</text:p>
          </table:table-cell>
          <table:table-cell table:formula="oooc:=TRIM(LEFT([.A91];[.C91]))" office:value-type="string" office:string-value="סטייה חברתית (10270)">
            <text:p>סטייה חברתית (10270)</text:p>
          </table:table-cell>
          <table:table-cell table:formula="oooc:=FIND(&quot;(&quot;;[.D91])" office:value-type="float" office:value="14">
            <text:p>14</text:p>
          </table:table-cell>
          <table:table-cell table:formula="oooc:=TRIM(LEFT([.D91];[.E91]-1))" office:value-type="string" office:string-value="סטייה חברתית">
            <text:p>סטייה חברתית</text:p>
          </table:table-cell>
          <table:table-cell table:formula="oooc:=LEFT(RIGHT([.D91];6);5)" office:value-type="string" office:string-value="10270">
            <text:p>1027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1];&quot;'&quot;;&quot;''&quot;)" office:value-type="string" office:string-value="סטייה חברתית">
            <text:p>סטייה חברתית</text:p>
          </table:table-cell>
          <table:table-cell table:formula="oooc:=&quot;INSERT INTO Modules (Id, Name, DepartmentId,Points,ModuleTypeId) VALUES (&quot;&amp;[.G91]&amp;&quot;,N'&quot;&amp;[.K91]&amp;&quot;','&quot;&amp;[.J91]&amp;&quot;', 6, '&quot; &amp; [.M91] &amp; &quot;')&quot;" office:value-type="string" office:string-value="INSERT INTO Modules (Id, Name, DepartmentId,Points,ModuleTypeId) VALUES (10270,N'סטייה חברתית','4796E09C-B080-42A1-8873-4734BB169294', 6, 'A8ED06D7-DFC5-4E57-86BD-CA4EE3E0F370')">
            <text:p>INSERT INTO Modules (Id, Name, DepartmentId,Points,ModuleTypeId) VALUES (10270,N'סטייה חברתית','4796E09C-B080-42A1-8873-4734BB169294', 6, 'A8ED06D7-DFC5-4E57-86BD-CA4EE3E0F370')</text:p>
          </table:table-cell>
          <table:table-cell table:formula="oooc:=IF([.I91]=[.$O$5];[.$P$6];IF(ISERR(FIND([.$O$6];[.K91])) = 0;[.$P$5];IF(ISERR(FIND([.$O$7];[.K9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גישות ושיטות במדע המדינה (10165) [Note 24] <text:s/>[Note 28] <text:s/></text:p>
          </table:table-cell>
          <table:table-cell table:formula="oooc:=FIND(&quot;[Note&quot;;[.A92])" office:value-type="float" office:value="40">
            <text:p>40</text:p>
          </table:table-cell>
          <table:table-cell table:formula="oooc:=IF(ISERR([.B92]);LEN([.A92]);[.B92]-1)" office:value-type="float" office:value="39">
            <text:p>39</text:p>
          </table:table-cell>
          <table:table-cell table:formula="oooc:=TRIM(LEFT([.A92];[.C92]))" office:value-type="string" office:string-value="מבוא לגישות ושיטות במדע המדינה (10165)">
            <text:p>מבוא לגישות ושיטות במדע המדינה (10165)</text:p>
          </table:table-cell>
          <table:table-cell table:formula="oooc:=FIND(&quot;(&quot;;[.D92])" office:value-type="float" office:value="32">
            <text:p>32</text:p>
          </table:table-cell>
          <table:table-cell table:formula="oooc:=TRIM(LEFT([.D92];[.E92]-1))" office:value-type="string" office:string-value="מבוא לגישות ושיטות במדע המדינה">
            <text:p>מבוא לגישות ושיטות במדע המדינה</text:p>
          </table:table-cell>
          <table:table-cell table:formula="oooc:=LEFT(RIGHT([.D92];6);5)" office:value-type="string" office:string-value="10165">
            <text:p>1016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2];&quot;'&quot;;&quot;''&quot;)" office:value-type="string" office:string-value="מבוא לגישות ושיטות במדע המדינה">
            <text:p>מבוא לגישות ושיטות במדע המדינה</text:p>
          </table:table-cell>
          <table:table-cell table:formula="oooc:=&quot;INSERT INTO Modules (Id, Name, DepartmentId,Points,ModuleTypeId) VALUES (&quot;&amp;[.G92]&amp;&quot;,N'&quot;&amp;[.K92]&amp;&quot;','&quot;&amp;[.J92]&amp;&quot;', 6, '&quot; &amp; [.M92] &amp; &quot;')&quot;" office:value-type="string" office:string-value="INSERT INTO Modules (Id, Name, DepartmentId,Points,ModuleTypeId) VALUES (10165,N'מבוא לגישות ושיטות במדע המדינה','4796E09C-B080-42A1-8873-4734BB169294', 6, 'A8ED06D7-DFC5-4E57-86BD-CA4EE3E0F370')">
            <text:p>INSERT INTO Modules (Id, Name, DepartmentId,Points,ModuleTypeId) VALUES (10165,N'מבוא לגישות ושיטות במדע המדינה','4796E09C-B080-42A1-8873-4734BB169294', 6, 'A8ED06D7-DFC5-4E57-86BD-CA4EE3E0F370')</text:p>
          </table:table-cell>
          <table:table-cell table:formula="oooc:=IF([.I92]=[.$O$5];[.$P$6];IF(ISERR(FIND([.$O$6];[.K92])) = 0;[.$P$5];IF(ISERR(FIND([.$O$7];[.K9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שלטון המקומי (10459)</text:p>
          </table:table-cell>
          <table:table-cell table:formula="oooc:=FIND(&quot;[Note&quot;;[.A93])" office:value-type="float" office:value="0">
            <text:p>#VALUE!</text:p>
          </table:table-cell>
          <table:table-cell table:formula="oooc:=IF(ISERR([.B93]);LEN([.A93]);[.B93]-1)" office:value-type="float" office:value="28">
            <text:p>28</text:p>
          </table:table-cell>
          <table:table-cell table:formula="oooc:=TRIM(LEFT([.A93];[.C93]))" office:value-type="string" office:string-value="יסודות השלטון המקומי (10459)">
            <text:p>יסודות השלטון המקומי (10459)</text:p>
          </table:table-cell>
          <table:table-cell table:formula="oooc:=FIND(&quot;(&quot;;[.D93])" office:value-type="float" office:value="22">
            <text:p>22</text:p>
          </table:table-cell>
          <table:table-cell table:formula="oooc:=TRIM(LEFT([.D93];[.E93]-1))" office:value-type="string" office:string-value="יסודות השלטון המקומי">
            <text:p>יסודות השלטון המקומי</text:p>
          </table:table-cell>
          <table:table-cell table:formula="oooc:=LEFT(RIGHT([.D93];6);5)" office:value-type="string" office:string-value="10459">
            <text:p>1045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3];&quot;'&quot;;&quot;''&quot;)" office:value-type="string" office:string-value="יסודות השלטון המקומי">
            <text:p>יסודות השלטון המקומי</text:p>
          </table:table-cell>
          <table:table-cell table:formula="oooc:=&quot;INSERT INTO Modules (Id, Name, DepartmentId,Points,ModuleTypeId) VALUES (&quot;&amp;[.G93]&amp;&quot;,N'&quot;&amp;[.K93]&amp;&quot;','&quot;&amp;[.J93]&amp;&quot;', 6, '&quot; &amp; [.M93] &amp; &quot;')&quot;" office:value-type="string" office:string-value="INSERT INTO Modules (Id, Name, DepartmentId,Points,ModuleTypeId) VALUES (10459,N'יסודות השלטון המקומי','4796E09C-B080-42A1-8873-4734BB169294', 6, 'A8ED06D7-DFC5-4E57-86BD-CA4EE3E0F370')">
            <text:p>INSERT INTO Modules (Id, Name, DepartmentId,Points,ModuleTypeId) VALUES (10459,N'יסודות השלטון המקומי','4796E09C-B080-42A1-8873-4734BB169294', 6, 'A8ED06D7-DFC5-4E57-86BD-CA4EE3E0F370')</text:p>
          </table:table-cell>
          <table:table-cell table:formula="oooc:=IF([.I93]=[.$O$5];[.$P$6];IF(ISERR(FIND([.$O$6];[.K93])) = 0;[.$P$5];IF(ISERR(FIND([.$O$7];[.K9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נהיגות בארגונים (13023)</text:p>
          </table:table-cell>
          <table:table-cell table:formula="oooc:=FIND(&quot;[Note&quot;;[.A94])" office:value-type="float" office:value="0">
            <text:p>#VALUE!</text:p>
          </table:table-cell>
          <table:table-cell table:formula="oooc:=IF(ISERR([.B94]);LEN([.A94]);[.B94]-1)" office:value-type="float" office:value="24">
            <text:p>24</text:p>
          </table:table-cell>
          <table:table-cell table:formula="oooc:=TRIM(LEFT([.A94];[.C94]))" office:value-type="string" office:string-value="מנהיגות בארגונים (13023)">
            <text:p>מנהיגות בארגונים (13023)</text:p>
          </table:table-cell>
          <table:table-cell table:formula="oooc:=FIND(&quot;(&quot;;[.D94])" office:value-type="float" office:value="18">
            <text:p>18</text:p>
          </table:table-cell>
          <table:table-cell table:formula="oooc:=TRIM(LEFT([.D94];[.E94]-1))" office:value-type="string" office:string-value="מנהיגות בארגונים">
            <text:p>מנהיגות בארגונים</text:p>
          </table:table-cell>
          <table:table-cell table:formula="oooc:=LEFT(RIGHT([.D94];6);5)" office:value-type="string" office:string-value="13023">
            <text:p>1302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4];&quot;'&quot;;&quot;''&quot;)" office:value-type="string" office:string-value="מנהיגות בארגונים">
            <text:p>מנהיגות בארגונים</text:p>
          </table:table-cell>
          <table:table-cell table:formula="oooc:=&quot;INSERT INTO Modules (Id, Name, DepartmentId,Points,ModuleTypeId) VALUES (&quot;&amp;[.G94]&amp;&quot;,N'&quot;&amp;[.K94]&amp;&quot;','&quot;&amp;[.J94]&amp;&quot;', 6, '&quot; &amp; [.M94] &amp; &quot;')&quot;" office:value-type="string" office:string-value="INSERT INTO Modules (Id, Name, DepartmentId,Points,ModuleTypeId) VALUES (13023,N'מנהיגות בארגונים','4796E09C-B080-42A1-8873-4734BB169294', 6, 'A8ED06D7-DFC5-4E57-86BD-CA4EE3E0F370')">
            <text:p>INSERT INTO Modules (Id, Name, DepartmentId,Points,ModuleTypeId) VALUES (13023,N'מנהיגות בארגונים','4796E09C-B080-42A1-8873-4734BB169294', 6, 'A8ED06D7-DFC5-4E57-86BD-CA4EE3E0F370')</text:p>
          </table:table-cell>
          <table:table-cell table:formula="oooc:=IF([.I94]=[.$O$5];[.$P$6];IF(ISERR(FIND([.$O$6];[.K94])) = 0;[.$P$5];IF(ISERR(FIND([.$O$7];[.K9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נהיגות ויישומיה בחינוך (10528) [Note 5] <text:s/>[Note 22] <text:s/></text:p>
          </table:table-cell>
          <table:table-cell table:formula="oooc:=FIND(&quot;[Note&quot;;[.A95])" office:value-type="float" office:value="33">
            <text:p>33</text:p>
          </table:table-cell>
          <table:table-cell table:formula="oooc:=IF(ISERR([.B95]);LEN([.A95]);[.B95]-1)" office:value-type="float" office:value="32">
            <text:p>32</text:p>
          </table:table-cell>
          <table:table-cell table:formula="oooc:=TRIM(LEFT([.A95];[.C95]))" office:value-type="string" office:string-value="מנהיגות ויישומיה בחינוך (10528)">
            <text:p>מנהיגות ויישומיה בחינוך (10528)</text:p>
          </table:table-cell>
          <table:table-cell table:formula="oooc:=FIND(&quot;(&quot;;[.D95])" office:value-type="float" office:value="25">
            <text:p>25</text:p>
          </table:table-cell>
          <table:table-cell table:formula="oooc:=TRIM(LEFT([.D95];[.E95]-1))" office:value-type="string" office:string-value="מנהיגות ויישומיה בחינוך">
            <text:p>מנהיגות ויישומיה בחינוך</text:p>
          </table:table-cell>
          <table:table-cell table:formula="oooc:=LEFT(RIGHT([.D95];6);5)" office:value-type="string" office:string-value="10528">
            <text:p>1052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5];&quot;'&quot;;&quot;''&quot;)" office:value-type="string" office:string-value="מנהיגות ויישומיה בחינוך">
            <text:p>מנהיגות ויישומיה בחינוך</text:p>
          </table:table-cell>
          <table:table-cell table:formula="oooc:=&quot;INSERT INTO Modules (Id, Name, DepartmentId,Points,ModuleTypeId) VALUES (&quot;&amp;[.G95]&amp;&quot;,N'&quot;&amp;[.K95]&amp;&quot;','&quot;&amp;[.J95]&amp;&quot;', 6, '&quot; &amp; [.M95] &amp; &quot;')&quot;" office:value-type="string" office:string-value="INSERT INTO Modules (Id, Name, DepartmentId,Points,ModuleTypeId) VALUES (10528,N'מנהיגות ויישומיה בחינוך','4796E09C-B080-42A1-8873-4734BB169294', 6, 'A8ED06D7-DFC5-4E57-86BD-CA4EE3E0F370')">
            <text:p>INSERT INTO Modules (Id, Name, DepartmentId,Points,ModuleTypeId) VALUES (10528,N'מנהיגות ויישומיה בחינוך','4796E09C-B080-42A1-8873-4734BB169294', 6, 'A8ED06D7-DFC5-4E57-86BD-CA4EE3E0F370')</text:p>
          </table:table-cell>
          <table:table-cell table:formula="oooc:=IF([.I95]=[.$O$5];[.$P$6];IF(ISERR(FIND([.$O$6];[.K95])) = 0;[.$P$5];IF(ISERR(FIND([.$O$7];[.K9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שב חזותי (10525) [Note 5] <text:s/>[Note 22] <text:s/>[Note 30] <text:s/>[Note 56] <text:s/></text:p>
          </table:table-cell>
          <table:table-cell table:formula="oooc:=FIND(&quot;[Note&quot;;[.A96])" office:value-type="float" office:value="19">
            <text:p>19</text:p>
          </table:table-cell>
          <table:table-cell table:formula="oooc:=IF(ISERR([.B96]);LEN([.A96]);[.B96]-1)" office:value-type="float" office:value="18">
            <text:p>18</text:p>
          </table:table-cell>
          <table:table-cell table:formula="oooc:=TRIM(LEFT([.A96];[.C96]))" office:value-type="string" office:string-value="קשב חזותי (10525)">
            <text:p>קשב חזותי (10525)</text:p>
          </table:table-cell>
          <table:table-cell table:formula="oooc:=FIND(&quot;(&quot;;[.D96])" office:value-type="float" office:value="11">
            <text:p>11</text:p>
          </table:table-cell>
          <table:table-cell table:formula="oooc:=TRIM(LEFT([.D96];[.E96]-1))" office:value-type="string" office:string-value="קשב חזותי">
            <text:p>קשב חזותי</text:p>
          </table:table-cell>
          <table:table-cell table:formula="oooc:=LEFT(RIGHT([.D96];6);5)" office:value-type="string" office:string-value="10525">
            <text:p>1052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6];&quot;'&quot;;&quot;''&quot;)" office:value-type="string" office:string-value="קשב חזותי">
            <text:p>קשב חזותי</text:p>
          </table:table-cell>
          <table:table-cell table:formula="oooc:=&quot;INSERT INTO Modules (Id, Name, DepartmentId,Points,ModuleTypeId) VALUES (&quot;&amp;[.G96]&amp;&quot;,N'&quot;&amp;[.K96]&amp;&quot;','&quot;&amp;[.J96]&amp;&quot;', 6, '&quot; &amp; [.M96] &amp; &quot;')&quot;" office:value-type="string" office:string-value="INSERT INTO Modules (Id, Name, DepartmentId,Points,ModuleTypeId) VALUES (10525,N'קשב חזותי','4796E09C-B080-42A1-8873-4734BB169294', 6, 'A8ED06D7-DFC5-4E57-86BD-CA4EE3E0F370')">
            <text:p>INSERT INTO Modules (Id, Name, DepartmentId,Points,ModuleTypeId) VALUES (10525,N'קשב חזותי','4796E09C-B080-42A1-8873-4734BB169294', 6, 'A8ED06D7-DFC5-4E57-86BD-CA4EE3E0F370')</text:p>
          </table:table-cell>
          <table:table-cell table:formula="oooc:=IF([.I96]=[.$O$5];[.$P$6];IF(ISERR(FIND([.$O$6];[.K96])) = 0;[.$P$5];IF(ISERR(FIND([.$O$7];[.K9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יסטוריה של הפסיכולוגיה (10524) [Note 5] <text:s/>[Note 12] <text:s/>[Note 59] <text:s/></text:p>
          </table:table-cell>
          <table:table-cell table:formula="oooc:=FIND(&quot;[Note&quot;;[.A97])" office:value-type="float" office:value="33">
            <text:p>33</text:p>
          </table:table-cell>
          <table:table-cell table:formula="oooc:=IF(ISERR([.B97]);LEN([.A97]);[.B97]-1)" office:value-type="float" office:value="32">
            <text:p>32</text:p>
          </table:table-cell>
          <table:table-cell table:formula="oooc:=TRIM(LEFT([.A97];[.C97]))" office:value-type="string" office:string-value="היסטוריה של הפסיכולוגיה (10524)">
            <text:p>היסטוריה של הפסיכולוגיה (10524)</text:p>
          </table:table-cell>
          <table:table-cell table:formula="oooc:=FIND(&quot;(&quot;;[.D97])" office:value-type="float" office:value="25">
            <text:p>25</text:p>
          </table:table-cell>
          <table:table-cell table:formula="oooc:=TRIM(LEFT([.D97];[.E97]-1))" office:value-type="string" office:string-value="היסטוריה של הפסיכולוגיה">
            <text:p>היסטוריה של הפסיכולוגיה</text:p>
          </table:table-cell>
          <table:table-cell table:formula="oooc:=LEFT(RIGHT([.D97];6);5)" office:value-type="string" office:string-value="10524">
            <text:p>1052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7];&quot;'&quot;;&quot;''&quot;)" office:value-type="string" office:string-value="היסטוריה של הפסיכולוגיה">
            <text:p>היסטוריה של הפסיכולוגיה</text:p>
          </table:table-cell>
          <table:table-cell table:formula="oooc:=&quot;INSERT INTO Modules (Id, Name, DepartmentId,Points,ModuleTypeId) VALUES (&quot;&amp;[.G97]&amp;&quot;,N'&quot;&amp;[.K97]&amp;&quot;','&quot;&amp;[.J97]&amp;&quot;', 6, '&quot; &amp; [.M97] &amp; &quot;')&quot;" office:value-type="string" office:string-value="INSERT INTO Modules (Id, Name, DepartmentId,Points,ModuleTypeId) VALUES (10524,N'היסטוריה של הפסיכולוגיה','4796E09C-B080-42A1-8873-4734BB169294', 6, 'A8ED06D7-DFC5-4E57-86BD-CA4EE3E0F370')">
            <text:p>INSERT INTO Modules (Id, Name, DepartmentId,Points,ModuleTypeId) VALUES (10524,N'היסטוריה של הפסיכולוגיה','4796E09C-B080-42A1-8873-4734BB169294', 6, 'A8ED06D7-DFC5-4E57-86BD-CA4EE3E0F370')</text:p>
          </table:table-cell>
          <table:table-cell table:formula="oooc:=IF([.I97]=[.$O$5];[.$P$6];IF(ISERR(FIND([.$O$6];[.K97])) = 0;[.$P$5];IF(ISERR(FIND([.$O$7];[.K9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כשרה מעשית בהוראת האזרחות (פרקטיקום) (55165)</text:p>
          </table:table-cell>
          <table:table-cell table:formula="oooc:=FIND(&quot;[Note&quot;;[.A98])" office:value-type="float" office:value="0">
            <text:p>#VALUE!</text:p>
          </table:table-cell>
          <table:table-cell table:formula="oooc:=IF(ISERR([.B98]);LEN([.A98]);[.B98]-1)" office:value-type="float" office:value="45">
            <text:p>45</text:p>
          </table:table-cell>
          <table:table-cell table:formula="oooc:=TRIM(LEFT([.A98];[.C98]))" office:value-type="string" office:string-value="הכשרה מעשית בהוראת האזרחות (פרקטיקום) (55165)">
            <text:p>הכשרה מעשית בהוראת האזרחות (פרקטיקום) (55165)</text:p>
          </table:table-cell>
          <table:table-cell table:formula="oooc:=FIND(&quot;(&quot;;[.D98])" office:value-type="float" office:value="28">
            <text:p>28</text:p>
          </table:table-cell>
          <table:table-cell table:formula="oooc:=TRIM(LEFT([.D98];[.E98]-1))" office:value-type="string" office:string-value="הכשרה מעשית בהוראת האזרחות">
            <text:p>הכשרה מעשית בהוראת האזרחות</text:p>
          </table:table-cell>
          <table:table-cell table:formula="oooc:=LEFT(RIGHT([.D98];6);5)" office:value-type="string" office:string-value="55165">
            <text:p>5516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8];&quot;'&quot;;&quot;''&quot;)" office:value-type="string" office:string-value="הכשרה מעשית בהוראת האזרחות">
            <text:p>הכשרה מעשית בהוראת האזרחות</text:p>
          </table:table-cell>
          <table:table-cell table:formula="oooc:=&quot;INSERT INTO Modules (Id, Name, DepartmentId,Points,ModuleTypeId) VALUES (&quot;&amp;[.G98]&amp;&quot;,N'&quot;&amp;[.K98]&amp;&quot;','&quot;&amp;[.J98]&amp;&quot;', 6, '&quot; &amp; [.M98] &amp; &quot;')&quot;" office:value-type="string" office:string-value="INSERT INTO Modules (Id, Name, DepartmentId,Points,ModuleTypeId) VALUES (55165,N'הכשרה מעשית בהוראת האזרחות','4796E09C-B080-42A1-8873-4734BB169294', 6, 'A8ED06D7-DFC5-4E57-86BD-CA4EE3E0F370')">
            <text:p>INSERT INTO Modules (Id, Name, DepartmentId,Points,ModuleTypeId) VALUES (55165,N'הכשרה מעשית בהוראת האזרחות','4796E09C-B080-42A1-8873-4734BB169294', 6, 'A8ED06D7-DFC5-4E57-86BD-CA4EE3E0F370')</text:p>
          </table:table-cell>
          <table:table-cell table:formula="oooc:=IF([.I98]=[.$O$5];[.$P$6];IF(ISERR(FIND([.$O$6];[.K98])) = 0;[.$P$5];IF(ISERR(FIND([.$O$7];[.K9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חנים פסיכולוגיים: תיאוריה ומעשה (10252) [Note 59] <text:s/></text:p>
          </table:table-cell>
          <table:table-cell table:formula="oooc:=FIND(&quot;[Note&quot;;[.A99])" office:value-type="float" office:value="43">
            <text:p>43</text:p>
          </table:table-cell>
          <table:table-cell table:formula="oooc:=IF(ISERR([.B99]);LEN([.A99]);[.B99]-1)" office:value-type="float" office:value="42">
            <text:p>42</text:p>
          </table:table-cell>
          <table:table-cell table:formula="oooc:=TRIM(LEFT([.A99];[.C99]))" office:value-type="string" office:string-value="מבחנים פסיכולוגיים: תיאוריה ומעשה (10252)">
            <text:p>מבחנים פסיכולוגיים: תיאוריה ומעשה (10252)</text:p>
          </table:table-cell>
          <table:table-cell table:formula="oooc:=FIND(&quot;(&quot;;[.D99])" office:value-type="float" office:value="35">
            <text:p>35</text:p>
          </table:table-cell>
          <table:table-cell table:formula="oooc:=TRIM(LEFT([.D99];[.E99]-1))" office:value-type="string" office:string-value="מבחנים פסיכולוגיים: תיאוריה ומעשה">
            <text:p>מבחנים פסיכולוגיים: תיאוריה ומעשה</text:p>
          </table:table-cell>
          <table:table-cell table:formula="oooc:=LEFT(RIGHT([.D99];6);5)" office:value-type="string" office:string-value="10252">
            <text:p>1025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99];&quot;'&quot;;&quot;''&quot;)" office:value-type="string" office:string-value="מבחנים פסיכולוגיים: תיאוריה ומעשה">
            <text:p>מבחנים פסיכולוגיים: תיאוריה ומעשה</text:p>
          </table:table-cell>
          <table:table-cell table:formula="oooc:=&quot;INSERT INTO Modules (Id, Name, DepartmentId,Points,ModuleTypeId) VALUES (&quot;&amp;[.G99]&amp;&quot;,N'&quot;&amp;[.K99]&amp;&quot;','&quot;&amp;[.J99]&amp;&quot;', 6, '&quot; &amp; [.M99] &amp; &quot;')&quot;" office:value-type="string" office:string-value="INSERT INTO Modules (Id, Name, DepartmentId,Points,ModuleTypeId) VALUES (10252,N'מבחנים פסיכולוגיים: תיאוריה ומעשה','4796E09C-B080-42A1-8873-4734BB169294', 6, 'A8ED06D7-DFC5-4E57-86BD-CA4EE3E0F370')">
            <text:p>INSERT INTO Modules (Id, Name, DepartmentId,Points,ModuleTypeId) VALUES (10252,N'מבחנים פסיכולוגיים: תיאוריה ומעשה','4796E09C-B080-42A1-8873-4734BB169294', 6, 'A8ED06D7-DFC5-4E57-86BD-CA4EE3E0F370')</text:p>
          </table:table-cell>
          <table:table-cell table:formula="oooc:=IF([.I99]=[.$O$5];[.$P$6];IF(ISERR(FIND([.$O$6];[.K99])) = 0;[.$P$5];IF(ISERR(FIND([.$O$7];[.K9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וגרפיה פוליטית במדינות ערב במאה העשרים (10918) [Note 22] <text:s/></text:p>
          </table:table-cell>
          <table:table-cell table:formula="oooc:=FIND(&quot;[Note&quot;;[.A100])" office:value-type="float" office:value="50">
            <text:p>50</text:p>
          </table:table-cell>
          <table:table-cell table:formula="oooc:=IF(ISERR([.B100]);LEN([.A100]);[.B100]-1)" office:value-type="float" office:value="49">
            <text:p>49</text:p>
          </table:table-cell>
          <table:table-cell table:formula="oooc:=TRIM(LEFT([.A100];[.C100]))" office:value-type="string" office:string-value="דמוגרפיה פוליטית במדינות ערב במאה העשרים (10918)">
            <text:p>דמוגרפיה פוליטית במדינות ערב במאה העשרים (10918)</text:p>
          </table:table-cell>
          <table:table-cell table:formula="oooc:=FIND(&quot;(&quot;;[.D100])" office:value-type="float" office:value="42">
            <text:p>42</text:p>
          </table:table-cell>
          <table:table-cell table:formula="oooc:=TRIM(LEFT([.D100];[.E100]-1))" office:value-type="string" office:string-value="דמוגרפיה פוליטית במדינות ערב במאה העשרים">
            <text:p>דמוגרפיה פוליטית במדינות ערב במאה העשרים</text:p>
          </table:table-cell>
          <table:table-cell table:formula="oooc:=LEFT(RIGHT([.D100];6);5)" office:value-type="string" office:string-value="10918">
            <text:p>1091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0];&quot;'&quot;;&quot;''&quot;)" office:value-type="string" office:string-value="דמוגרפיה פוליטית במדינות ערב במאה העשרים">
            <text:p>דמוגרפיה פוליטית במדינות ערב במאה העשרים</text:p>
          </table:table-cell>
          <table:table-cell table:formula="oooc:=&quot;INSERT INTO Modules (Id, Name, DepartmentId,Points,ModuleTypeId) VALUES (&quot;&amp;[.G100]&amp;&quot;,N'&quot;&amp;[.K100]&amp;&quot;','&quot;&amp;[.J100]&amp;&quot;', 6, '&quot; &amp; [.M100] &amp; &quot;')&quot;" office:value-type="string" office:string-value="INSERT INTO Modules (Id, Name, DepartmentId,Points,ModuleTypeId) VALUES (10918,N'דמוגרפיה פוליטית במדינות ערב במאה העשרים','4796E09C-B080-42A1-8873-4734BB169294', 6, 'A8ED06D7-DFC5-4E57-86BD-CA4EE3E0F370')">
            <text:p>INSERT INTO Modules (Id, Name, DepartmentId,Points,ModuleTypeId) VALUES (10918,N'דמוגרפיה פוליטית במדינות ערב במאה העשרים','4796E09C-B080-42A1-8873-4734BB169294', 6, 'A8ED06D7-DFC5-4E57-86BD-CA4EE3E0F370')</text:p>
          </table:table-cell>
          <table:table-cell table:formula="oooc:=IF([.I100]=[.$O$5];[.$P$6];IF(ISERR(FIND([.$O$6];[.K100])) = 0;[.$P$5];IF(ISERR(FIND([.$O$7];[.K10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גמות בחברה הישראלית (10495) [Note 24] <text:s/></text:p>
          </table:table-cell>
          <table:table-cell table:formula="oooc:=FIND(&quot;[Note&quot;;[.A101])" office:value-type="float" office:value="30">
            <text:p>30</text:p>
          </table:table-cell>
          <table:table-cell table:formula="oooc:=IF(ISERR([.B101]);LEN([.A101]);[.B101]-1)" office:value-type="float" office:value="29">
            <text:p>29</text:p>
          </table:table-cell>
          <table:table-cell table:formula="oooc:=TRIM(LEFT([.A101];[.C101]))" office:value-type="string" office:string-value="מגמות בחברה הישראלית (10495)">
            <text:p>מגמות בחברה הישראלית (10495)</text:p>
          </table:table-cell>
          <table:table-cell table:formula="oooc:=FIND(&quot;(&quot;;[.D101])" office:value-type="float" office:value="22">
            <text:p>22</text:p>
          </table:table-cell>
          <table:table-cell table:formula="oooc:=TRIM(LEFT([.D101];[.E101]-1))" office:value-type="string" office:string-value="מגמות בחברה הישראלית">
            <text:p>מגמות בחברה הישראלית</text:p>
          </table:table-cell>
          <table:table-cell table:formula="oooc:=LEFT(RIGHT([.D101];6);5)" office:value-type="string" office:string-value="10495">
            <text:p>1049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1];&quot;'&quot;;&quot;''&quot;)" office:value-type="string" office:string-value="מגמות בחברה הישראלית">
            <text:p>מגמות בחברה הישראלית</text:p>
          </table:table-cell>
          <table:table-cell table:formula="oooc:=&quot;INSERT INTO Modules (Id, Name, DepartmentId,Points,ModuleTypeId) VALUES (&quot;&amp;[.G101]&amp;&quot;,N'&quot;&amp;[.K101]&amp;&quot;','&quot;&amp;[.J101]&amp;&quot;', 6, '&quot; &amp; [.M101] &amp; &quot;')&quot;" office:value-type="string" office:string-value="INSERT INTO Modules (Id, Name, DepartmentId,Points,ModuleTypeId) VALUES (10495,N'מגמות בחברה הישראלית','4796E09C-B080-42A1-8873-4734BB169294', 6, 'A8ED06D7-DFC5-4E57-86BD-CA4EE3E0F370')">
            <text:p>INSERT INTO Modules (Id, Name, DepartmentId,Points,ModuleTypeId) VALUES (10495,N'מגמות בחברה הישראלית','4796E09C-B080-42A1-8873-4734BB169294', 6, 'A8ED06D7-DFC5-4E57-86BD-CA4EE3E0F370')</text:p>
          </table:table-cell>
          <table:table-cell table:formula="oooc:=IF([.I101]=[.$O$5];[.$P$6];IF(ISERR(FIND([.$O$6];[.K101])) = 0;[.$P$5];IF(ISERR(FIND([.$O$7];[.K10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גרסיה וניתוח שונות (10286) [Note 24] <text:s/></text:p>
          </table:table-cell>
          <table:table-cell table:formula="oooc:=FIND(&quot;[Note&quot;;[.A102])" office:value-type="float" office:value="29">
            <text:p>29</text:p>
          </table:table-cell>
          <table:table-cell table:formula="oooc:=IF(ISERR([.B102]);LEN([.A102]);[.B102]-1)" office:value-type="float" office:value="28">
            <text:p>28</text:p>
          </table:table-cell>
          <table:table-cell table:formula="oooc:=TRIM(LEFT([.A102];[.C102]))" office:value-type="string" office:string-value="רגרסיה וניתוח שונות (10286)">
            <text:p>רגרסיה וניתוח שונות (10286)</text:p>
          </table:table-cell>
          <table:table-cell table:formula="oooc:=FIND(&quot;(&quot;;[.D102])" office:value-type="float" office:value="21">
            <text:p>21</text:p>
          </table:table-cell>
          <table:table-cell table:formula="oooc:=TRIM(LEFT([.D102];[.E102]-1))" office:value-type="string" office:string-value="רגרסיה וניתוח שונות">
            <text:p>רגרסיה וניתוח שונות</text:p>
          </table:table-cell>
          <table:table-cell table:formula="oooc:=LEFT(RIGHT([.D102];6);5)" office:value-type="string" office:string-value="10286">
            <text:p>1028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2];&quot;'&quot;;&quot;''&quot;)" office:value-type="string" office:string-value="רגרסיה וניתוח שונות">
            <text:p>רגרסיה וניתוח שונות</text:p>
          </table:table-cell>
          <table:table-cell table:formula="oooc:=&quot;INSERT INTO Modules (Id, Name, DepartmentId,Points,ModuleTypeId) VALUES (&quot;&amp;[.G102]&amp;&quot;,N'&quot;&amp;[.K102]&amp;&quot;','&quot;&amp;[.J102]&amp;&quot;', 6, '&quot; &amp; [.M102] &amp; &quot;')&quot;" office:value-type="string" office:string-value="INSERT INTO Modules (Id, Name, DepartmentId,Points,ModuleTypeId) VALUES (10286,N'רגרסיה וניתוח שונות','4796E09C-B080-42A1-8873-4734BB169294', 6, 'A8ED06D7-DFC5-4E57-86BD-CA4EE3E0F370')">
            <text:p>INSERT INTO Modules (Id, Name, DepartmentId,Points,ModuleTypeId) VALUES (10286,N'רגרסיה וניתוח שונות','4796E09C-B080-42A1-8873-4734BB169294', 6, 'A8ED06D7-DFC5-4E57-86BD-CA4EE3E0F370')</text:p>
          </table:table-cell>
          <table:table-cell table:formula="oooc:=IF([.I102]=[.$O$5];[.$P$6];IF(ISERR(FIND([.$O$6];[.K102])) = 0;[.$P$5];IF(ISERR(FIND([.$O$7];[.K10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פיזיולוגית (10615) [Note 41] <text:s/>[Note 59] <text:s/></text:p>
          </table:table-cell>
          <table:table-cell table:formula="oooc:=FIND(&quot;[Note&quot;;[.A103])" office:value-type="float" office:value="31">
            <text:p>31</text:p>
          </table:table-cell>
          <table:table-cell table:formula="oooc:=IF(ISERR([.B103]);LEN([.A103]);[.B103]-1)" office:value-type="float" office:value="30">
            <text:p>30</text:p>
          </table:table-cell>
          <table:table-cell table:formula="oooc:=TRIM(LEFT([.A103];[.C103]))" office:value-type="string" office:string-value="פסיכולוגיה פיזיולוגית (10615)">
            <text:p>פסיכולוגיה פיזיולוגית (10615)</text:p>
          </table:table-cell>
          <table:table-cell table:formula="oooc:=FIND(&quot;(&quot;;[.D103])" office:value-type="float" office:value="23">
            <text:p>23</text:p>
          </table:table-cell>
          <table:table-cell table:formula="oooc:=TRIM(LEFT([.D103];[.E103]-1))" office:value-type="string" office:string-value="פסיכולוגיה פיזיולוגית">
            <text:p>פסיכולוגיה פיזיולוגית</text:p>
          </table:table-cell>
          <table:table-cell table:formula="oooc:=LEFT(RIGHT([.D103];6);5)" office:value-type="string" office:string-value="10615">
            <text:p>1061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3];&quot;'&quot;;&quot;''&quot;)" office:value-type="string" office:string-value="פסיכולוגיה פיזיולוגית">
            <text:p>פסיכולוגיה פיזיולוגית</text:p>
          </table:table-cell>
          <table:table-cell table:formula="oooc:=&quot;INSERT INTO Modules (Id, Name, DepartmentId,Points,ModuleTypeId) VALUES (&quot;&amp;[.G103]&amp;&quot;,N'&quot;&amp;[.K103]&amp;&quot;','&quot;&amp;[.J103]&amp;&quot;', 6, '&quot; &amp; [.M103] &amp; &quot;')&quot;" office:value-type="string" office:string-value="INSERT INTO Modules (Id, Name, DepartmentId,Points,ModuleTypeId) VALUES (10615,N'פסיכולוגיה פיזיולוגית','4796E09C-B080-42A1-8873-4734BB169294', 6, 'A8ED06D7-DFC5-4E57-86BD-CA4EE3E0F370')">
            <text:p>INSERT INTO Modules (Id, Name, DepartmentId,Points,ModuleTypeId) VALUES (10615,N'פסיכולוגיה פיזיולוגית','4796E09C-B080-42A1-8873-4734BB169294', 6, 'A8ED06D7-DFC5-4E57-86BD-CA4EE3E0F370')</text:p>
          </table:table-cell>
          <table:table-cell table:formula="oooc:=IF([.I103]=[.$O$5];[.$P$6];IF(ISERR(FIND([.$O$6];[.K103])) = 0;[.$P$5];IF(ISERR(FIND([.$O$7];[.K10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רצות-הברית בזירה הבינלאומית מאז 1945 (10717)</text:p>
          </table:table-cell>
          <table:table-cell table:formula="oooc:=FIND(&quot;[Note&quot;;[.A104])" office:value-type="float" office:value="0">
            <text:p>#VALUE!</text:p>
          </table:table-cell>
          <table:table-cell table:formula="oooc:=IF(ISERR([.B104]);LEN([.A104]);[.B104]-1)" office:value-type="float" office:value="45">
            <text:p>45</text:p>
          </table:table-cell>
          <table:table-cell table:formula="oooc:=TRIM(LEFT([.A104];[.C104]))" office:value-type="string" office:string-value="ארצות-הברית בזירה הבינלאומית מאז 1945 (10717)">
            <text:p>ארצות-הברית בזירה הבינלאומית מאז 1945 (10717)</text:p>
          </table:table-cell>
          <table:table-cell table:formula="oooc:=FIND(&quot;(&quot;;[.D104])" office:value-type="float" office:value="39">
            <text:p>39</text:p>
          </table:table-cell>
          <table:table-cell table:formula="oooc:=TRIM(LEFT([.D104];[.E104]-1))" office:value-type="string" office:string-value="ארצות-הברית בזירה הבינלאומית מאז 1945">
            <text:p>ארצות-הברית בזירה הבינלאומית מאז 1945</text:p>
          </table:table-cell>
          <table:table-cell table:formula="oooc:=LEFT(RIGHT([.D104];6);5)" office:value-type="string" office:string-value="10717">
            <text:p>10717</text:p>
          </table:table-cell>
          <table:table-cell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4];&quot;'&quot;;&quot;''&quot;)" office:value-type="string" office:string-value="ארצות-הברית בזירה הבינלאומית מאז 1945">
            <text:p>ארצות-הברית בזירה הבינלאומית מאז 1945</text:p>
          </table:table-cell>
          <table:table-cell table:formula="oooc:=&quot;INSERT INTO Modules (Id, Name, DepartmentId,Points,ModuleTypeId) VALUES (&quot;&amp;[.G104]&amp;&quot;,N'&quot;&amp;[.K104]&amp;&quot;','&quot;&amp;[.J104]&amp;&quot;', 6, '&quot; &amp; [.M104] &amp; &quot;')&quot;" office:value-type="string" office:string-value="INSERT INTO Modules (Id, Name, DepartmentId,Points,ModuleTypeId) VALUES (10717,N'ארצות-הברית בזירה הבינלאומית מאז 1945','4796E09C-B080-42A1-8873-4734BB169294', 6, 'A8ED06D7-DFC5-4E57-86BD-CA4EE3E0F370')">
            <text:p>INSERT INTO Modules (Id, Name, DepartmentId,Points,ModuleTypeId) VALUES (10717,N'ארצות-הברית בזירה הבינלאומית מאז 1945','4796E09C-B080-42A1-8873-4734BB169294', 6, 'A8ED06D7-DFC5-4E57-86BD-CA4EE3E0F370')</text:p>
          </table:table-cell>
          <table:table-cell table:formula="oooc:=IF([.I104]=[.$O$5];[.$P$6];IF(ISERR(FIND([.$O$6];[.K104])) = 0;[.$P$5];IF(ISERR(FIND([.$O$7];[.K10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חינוך (55004) [Note 32] <text:s/></text:p>
          </table:table-cell>
          <table:table-cell table:formula="oooc:=FIND(&quot;[Note&quot;;[.A105])" office:value-type="float" office:value="21">
            <text:p>21</text:p>
          </table:table-cell>
          <table:table-cell table:formula="oooc:=IF(ISERR([.B105]);LEN([.A105]);[.B105]-1)" office:value-type="float" office:value="20">
            <text:p>20</text:p>
          </table:table-cell>
          <table:table-cell table:formula="oooc:=TRIM(LEFT([.A105];[.C105]))" office:value-type="string" office:string-value="תורת החינוך (55004)">
            <text:p>תורת החינוך (55004)</text:p>
          </table:table-cell>
          <table:table-cell table:formula="oooc:=FIND(&quot;(&quot;;[.D105])" office:value-type="float" office:value="13">
            <text:p>13</text:p>
          </table:table-cell>
          <table:table-cell table:formula="oooc:=TRIM(LEFT([.D105];[.E105]-1))" office:value-type="string" office:string-value="תורת החינוך">
            <text:p>תורת החינוך</text:p>
          </table:table-cell>
          <table:table-cell table:formula="oooc:=LEFT(RIGHT([.D105];6);5)" office:value-type="string" office:string-value="55004">
            <text:p>5500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5];&quot;'&quot;;&quot;''&quot;)" office:value-type="string" office:string-value="תורת החינוך">
            <text:p>תורת החינוך</text:p>
          </table:table-cell>
          <table:table-cell table:formula="oooc:=&quot;INSERT INTO Modules (Id, Name, DepartmentId,Points,ModuleTypeId) VALUES (&quot;&amp;[.G105]&amp;&quot;,N'&quot;&amp;[.K105]&amp;&quot;','&quot;&amp;[.J105]&amp;&quot;', 6, '&quot; &amp; [.M105] &amp; &quot;')&quot;" office:value-type="string" office:string-value="INSERT INTO Modules (Id, Name, DepartmentId,Points,ModuleTypeId) VALUES (55004,N'תורת החינוך','4796E09C-B080-42A1-8873-4734BB169294', 6, 'A8ED06D7-DFC5-4E57-86BD-CA4EE3E0F370')">
            <text:p>INSERT INTO Modules (Id, Name, DepartmentId,Points,ModuleTypeId) VALUES (55004,N'תורת החינוך','4796E09C-B080-42A1-8873-4734BB169294', 6, 'A8ED06D7-DFC5-4E57-86BD-CA4EE3E0F370')</text:p>
          </table:table-cell>
          <table:table-cell table:formula="oooc:=IF([.I105]=[.$O$5];[.$P$6];IF(ISERR(FIND([.$O$6];[.K105])) = 0;[.$P$5];IF(ISERR(FIND([.$O$7];[.K10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לימודי מיגדר (10680)</text:p>
          </table:table-cell>
          <table:table-cell table:formula="oooc:=FIND(&quot;[Note&quot;;[.A106])" office:value-type="float" office:value="0">
            <text:p>#VALUE!</text:p>
          </table:table-cell>
          <table:table-cell table:formula="oooc:=IF(ISERR([.B106]);LEN([.A106]);[.B106]-1)" office:value-type="float" office:value="26">
            <text:p>26</text:p>
          </table:table-cell>
          <table:table-cell table:formula="oooc:=TRIM(LEFT([.A106];[.C106]))" office:value-type="string" office:string-value="מבוא ללימודי מיגדר (10680)">
            <text:p>מבוא ללימודי מיגדר (10680)</text:p>
          </table:table-cell>
          <table:table-cell table:formula="oooc:=FIND(&quot;(&quot;;[.D106])" office:value-type="float" office:value="20">
            <text:p>20</text:p>
          </table:table-cell>
          <table:table-cell table:formula="oooc:=TRIM(LEFT([.D106];[.E106]-1))" office:value-type="string" office:string-value="מבוא ללימודי מיגדר">
            <text:p>מבוא ללימודי מיגדר</text:p>
          </table:table-cell>
          <table:table-cell table:formula="oooc:=LEFT(RIGHT([.D106];6);5)" office:value-type="string" office:string-value="10680">
            <text:p>1068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6];&quot;'&quot;;&quot;''&quot;)" office:value-type="string" office:string-value="מבוא ללימודי מיגדר">
            <text:p>מבוא ללימודי מיגדר</text:p>
          </table:table-cell>
          <table:table-cell table:formula="oooc:=&quot;INSERT INTO Modules (Id, Name, DepartmentId,Points,ModuleTypeId) VALUES (&quot;&amp;[.G106]&amp;&quot;,N'&quot;&amp;[.K106]&amp;&quot;','&quot;&amp;[.J106]&amp;&quot;', 6, '&quot; &amp; [.M106] &amp; &quot;')&quot;" office:value-type="string" office:string-value="INSERT INTO Modules (Id, Name, DepartmentId,Points,ModuleTypeId) VALUES (10680,N'מבוא ללימודי מיגדר','4796E09C-B080-42A1-8873-4734BB169294', 6, 'A8ED06D7-DFC5-4E57-86BD-CA4EE3E0F370')">
            <text:p>INSERT INTO Modules (Id, Name, DepartmentId,Points,ModuleTypeId) VALUES (10680,N'מבוא ללימודי מיגדר','4796E09C-B080-42A1-8873-4734BB169294', 6, 'A8ED06D7-DFC5-4E57-86BD-CA4EE3E0F370')</text:p>
          </table:table-cell>
          <table:table-cell table:formula="oooc:=IF([.I106]=[.$O$5];[.$P$6];IF(ISERR(FIND([.$O$6];[.K106])) = 0;[.$P$5];IF(ISERR(FIND([.$O$7];[.K10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לופות בהערכת הישגים (14006)</text:p>
          </table:table-cell>
          <table:table-cell table:formula="oooc:=FIND(&quot;[Note&quot;;[.A107])" office:value-type="float" office:value="0">
            <text:p>#VALUE!</text:p>
          </table:table-cell>
          <table:table-cell table:formula="oooc:=IF(ISERR([.B107]);LEN([.A107]);[.B107]-1)" office:value-type="float" office:value="28">
            <text:p>28</text:p>
          </table:table-cell>
          <table:table-cell table:formula="oooc:=TRIM(LEFT([.A107];[.C107]))" office:value-type="string" office:string-value="חלופות בהערכת הישגים (14006)">
            <text:p>חלופות בהערכת הישגים (14006)</text:p>
          </table:table-cell>
          <table:table-cell table:formula="oooc:=FIND(&quot;(&quot;;[.D107])" office:value-type="float" office:value="22">
            <text:p>22</text:p>
          </table:table-cell>
          <table:table-cell table:formula="oooc:=TRIM(LEFT([.D107];[.E107]-1))" office:value-type="string" office:string-value="חלופות בהערכת הישגים">
            <text:p>חלופות בהערכת הישגים</text:p>
          </table:table-cell>
          <table:table-cell table:formula="oooc:=LEFT(RIGHT([.D107];6);5)" office:value-type="string" office:string-value="14006">
            <text:p>140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7];&quot;'&quot;;&quot;''&quot;)" office:value-type="string" office:string-value="חלופות בהערכת הישגים">
            <text:p>חלופות בהערכת הישגים</text:p>
          </table:table-cell>
          <table:table-cell table:formula="oooc:=&quot;INSERT INTO Modules (Id, Name, DepartmentId,Points,ModuleTypeId) VALUES (&quot;&amp;[.G107]&amp;&quot;,N'&quot;&amp;[.K107]&amp;&quot;','&quot;&amp;[.J107]&amp;&quot;', 6, '&quot; &amp; [.M107] &amp; &quot;')&quot;" office:value-type="string" office:string-value="INSERT INTO Modules (Id, Name, DepartmentId,Points,ModuleTypeId) VALUES (14006,N'חלופות בהערכת הישגים','4796E09C-B080-42A1-8873-4734BB169294', 6, 'A8ED06D7-DFC5-4E57-86BD-CA4EE3E0F370')">
            <text:p>INSERT INTO Modules (Id, Name, DepartmentId,Points,ModuleTypeId) VALUES (14006,N'חלופות בהערכת הישגים','4796E09C-B080-42A1-8873-4734BB169294', 6, 'A8ED06D7-DFC5-4E57-86BD-CA4EE3E0F370')</text:p>
          </table:table-cell>
          <table:table-cell table:formula="oooc:=IF([.I107]=[.$O$5];[.$P$6];IF(ISERR(FIND([.$O$6];[.K107])) = 0;[.$P$5];IF(ISERR(FIND([.$O$7];[.K10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ן ציון לציונות - 1914-1881 (10121) [Note 34] <text:s/></text:p>
          </table:table-cell>
          <table:table-cell table:formula="oooc:=FIND(&quot;[Note&quot;;[.A108])" office:value-type="float" office:value="38">
            <text:p>38</text:p>
          </table:table-cell>
          <table:table-cell table:formula="oooc:=IF(ISERR([.B108]);LEN([.A108]);[.B108]-1)" office:value-type="float" office:value="37">
            <text:p>37</text:p>
          </table:table-cell>
          <table:table-cell table:formula="oooc:=TRIM(LEFT([.A108];[.C108]))" office:value-type="string" office:string-value="בין ציון לציונות - 1914-1881 (10121)">
            <text:p>בין ציון לציונות - 1914-1881 (10121)</text:p>
          </table:table-cell>
          <table:table-cell table:formula="oooc:=FIND(&quot;(&quot;;[.D108])" office:value-type="float" office:value="30">
            <text:p>30</text:p>
          </table:table-cell>
          <table:table-cell table:formula="oooc:=TRIM(LEFT([.D108];[.E108]-1))" office:value-type="string" office:string-value="בין ציון לציונות - 1914-1881">
            <text:p>בין ציון לציונות - 1914-1881</text:p>
          </table:table-cell>
          <table:table-cell table:formula="oooc:=LEFT(RIGHT([.D108];6);5)" office:value-type="string" office:string-value="10121">
            <text:p>1012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8];&quot;'&quot;;&quot;''&quot;)" office:value-type="string" office:string-value="בין ציון לציונות - 1914-1881">
            <text:p>בין ציון לציונות - 1914-1881</text:p>
          </table:table-cell>
          <table:table-cell table:formula="oooc:=&quot;INSERT INTO Modules (Id, Name, DepartmentId,Points,ModuleTypeId) VALUES (&quot;&amp;[.G108]&amp;&quot;,N'&quot;&amp;[.K108]&amp;&quot;','&quot;&amp;[.J108]&amp;&quot;', 6, '&quot; &amp; [.M108] &amp; &quot;')&quot;" office:value-type="string" office:string-value="INSERT INTO Modules (Id, Name, DepartmentId,Points,ModuleTypeId) VALUES (10121,N'בין ציון לציונות - 1914-1881','4796E09C-B080-42A1-8873-4734BB169294', 6, 'A8ED06D7-DFC5-4E57-86BD-CA4EE3E0F370')">
            <text:p>INSERT INTO Modules (Id, Name, DepartmentId,Points,ModuleTypeId) VALUES (10121,N'בין ציון לציונות - 1914-1881','4796E09C-B080-42A1-8873-4734BB169294', 6, 'A8ED06D7-DFC5-4E57-86BD-CA4EE3E0F370')</text:p>
          </table:table-cell>
          <table:table-cell table:formula="oooc:=IF([.I108]=[.$O$5];[.$P$6];IF(ISERR(FIND([.$O$6];[.K108])) = 0;[.$P$5];IF(ISERR(FIND([.$O$7];[.K10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מחקר בפסיכולוגיה - למצטיינים (10914) [Note 41] <text:s/>[Note 55] <text:s/></text:p>
          </table:table-cell>
          <table:table-cell table:formula="oooc:=FIND(&quot;[Note&quot;;[.A109])" office:value-type="float" office:value="44">
            <text:p>44</text:p>
          </table:table-cell>
          <table:table-cell table:formula="oooc:=IF(ISERR([.B109]);LEN([.A109]);[.B109]-1)" office:value-type="float" office:value="43">
            <text:p>43</text:p>
          </table:table-cell>
          <table:table-cell table:formula="oooc:=TRIM(LEFT([.A109];[.C109]))" office:value-type="string" office:string-value="סמינר מחקר בפסיכולוגיה - למצטיינים (10914)">
            <text:p>סמינר מחקר בפסיכולוגיה - למצטיינים (10914)</text:p>
          </table:table-cell>
          <table:table-cell table:formula="oooc:=FIND(&quot;(&quot;;[.D109])" office:value-type="float" office:value="36">
            <text:p>36</text:p>
          </table:table-cell>
          <table:table-cell table:formula="oooc:=TRIM(LEFT([.D109];[.E109]-1))" office:value-type="string" office:string-value="סמינר מחקר בפסיכולוגיה - למצטיינים">
            <text:p>סמינר מחקר בפסיכולוגיה - למצטיינים</text:p>
          </table:table-cell>
          <table:table-cell table:formula="oooc:=LEFT(RIGHT([.D109];6);5)" office:value-type="string" office:string-value="10914">
            <text:p>1091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09];&quot;'&quot;;&quot;''&quot;)" office:value-type="string" office:string-value="סמינר מחקר בפסיכולוגיה - למצטיינים">
            <text:p>סמינר מחקר בפסיכולוגיה - למצטיינים</text:p>
          </table:table-cell>
          <table:table-cell table:formula="oooc:=&quot;INSERT INTO Modules (Id, Name, DepartmentId,Points,ModuleTypeId) VALUES (&quot;&amp;[.G109]&amp;&quot;,N'&quot;&amp;[.K109]&amp;&quot;','&quot;&amp;[.J109]&amp;&quot;', 6, '&quot; &amp; [.M109] &amp; &quot;')&quot;" office:value-type="string" office:string-value="INSERT INTO Modules (Id, Name, DepartmentId,Points,ModuleTypeId) VALUES (10914,N'סמינר מחקר בפסיכולוגיה - למצטיינים','4796E09C-B080-42A1-8873-4734BB169294', 6, '1B16BD54-6D52-4136-9447-5E977484531D')">
            <text:p>INSERT INTO Modules (Id, Name, DepartmentId,Points,ModuleTypeId) VALUES (10914,N'סמינר מחקר בפסיכולוגיה - למצטיינים','4796E09C-B080-42A1-8873-4734BB169294', 6, '1B16BD54-6D52-4136-9447-5E977484531D')</text:p>
          </table:table-cell>
          <table:table-cell table:formula="oooc:=IF([.I109]=[.$O$5];[.$P$6];IF(ISERR(FIND([.$O$6];[.K109])) = 0;[.$P$5];IF(ISERR(FIND([.$O$7];[.K109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דמוקרטיה ודמוקרטיזציה בעולם הערבי (12021) [Note 47] <text:s/></text:p>
          </table:table-cell>
          <table:table-cell table:formula="oooc:=FIND(&quot;[Note&quot;;[.A110])" office:value-type="float" office:value="43">
            <text:p>43</text:p>
          </table:table-cell>
          <table:table-cell table:formula="oooc:=IF(ISERR([.B110]);LEN([.A110]);[.B110]-1)" office:value-type="float" office:value="42">
            <text:p>42</text:p>
          </table:table-cell>
          <table:table-cell table:formula="oooc:=TRIM(LEFT([.A110];[.C110]))" office:value-type="string" office:string-value="דמוקרטיה ודמוקרטיזציה בעולם הערבי (12021)">
            <text:p>דמוקרטיה ודמוקרטיזציה בעולם הערבי (12021)</text:p>
          </table:table-cell>
          <table:table-cell table:formula="oooc:=FIND(&quot;(&quot;;[.D110])" office:value-type="float" office:value="35">
            <text:p>35</text:p>
          </table:table-cell>
          <table:table-cell table:formula="oooc:=TRIM(LEFT([.D110];[.E110]-1))" office:value-type="string" office:string-value="דמוקרטיה ודמוקרטיזציה בעולם הערבי">
            <text:p>דמוקרטיה ודמוקרטיזציה בעולם הערבי</text:p>
          </table:table-cell>
          <table:table-cell table:formula="oooc:=LEFT(RIGHT([.D110];6);5)" office:value-type="string" office:string-value="12021">
            <text:p>1202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0];&quot;'&quot;;&quot;''&quot;)" office:value-type="string" office:string-value="דמוקרטיה ודמוקרטיזציה בעולם הערבי">
            <text:p>דמוקרטיה ודמוקרטיזציה בעולם הערבי</text:p>
          </table:table-cell>
          <table:table-cell table:formula="oooc:=&quot;INSERT INTO Modules (Id, Name, DepartmentId,Points,ModuleTypeId) VALUES (&quot;&amp;[.G110]&amp;&quot;,N'&quot;&amp;[.K110]&amp;&quot;','&quot;&amp;[.J110]&amp;&quot;', 6, '&quot; &amp; [.M110] &amp; &quot;')&quot;" office:value-type="string" office:string-value="INSERT INTO Modules (Id, Name, DepartmentId,Points,ModuleTypeId) VALUES (12021,N'דמוקרטיה ודמוקרטיזציה בעולם הערבי','4796E09C-B080-42A1-8873-4734BB169294', 6, 'A8ED06D7-DFC5-4E57-86BD-CA4EE3E0F370')">
            <text:p>INSERT INTO Modules (Id, Name, DepartmentId,Points,ModuleTypeId) VALUES (12021,N'דמוקרטיה ודמוקרטיזציה בעולם הערבי','4796E09C-B080-42A1-8873-4734BB169294', 6, 'A8ED06D7-DFC5-4E57-86BD-CA4EE3E0F370')</text:p>
          </table:table-cell>
          <table:table-cell table:formula="oooc:=IF([.I110]=[.$O$5];[.$P$6];IF(ISERR(FIND([.$O$6];[.K110])) = 0;[.$P$5];IF(ISERR(FIND([.$O$7];[.K11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בין-תרבותית (10557) [Note 5] <text:s/>[Note 22] <text:s/>[Note 30] <text:s/>[Note 47] <text:s/></text:p>
          </table:table-cell>
          <table:table-cell table:formula="oooc:=FIND(&quot;[Note&quot;;[.A111])" office:value-type="float" office:value="32">
            <text:p>32</text:p>
          </table:table-cell>
          <table:table-cell table:formula="oooc:=IF(ISERR([.B111]);LEN([.A111]);[.B111]-1)" office:value-type="float" office:value="31">
            <text:p>31</text:p>
          </table:table-cell>
          <table:table-cell table:formula="oooc:=TRIM(LEFT([.A111];[.C111]))" office:value-type="string" office:string-value="פסיכולוגיה בין-תרבותית (10557)">
            <text:p>פסיכולוגיה בין-תרבותית (10557)</text:p>
          </table:table-cell>
          <table:table-cell table:formula="oooc:=FIND(&quot;(&quot;;[.D111])" office:value-type="float" office:value="24">
            <text:p>24</text:p>
          </table:table-cell>
          <table:table-cell table:formula="oooc:=TRIM(LEFT([.D111];[.E111]-1))" office:value-type="string" office:string-value="פסיכולוגיה בין-תרבותית">
            <text:p>פסיכולוגיה בין-תרבותית</text:p>
          </table:table-cell>
          <table:table-cell table:formula="oooc:=LEFT(RIGHT([.D111];6);5)" office:value-type="string" office:string-value="10557">
            <text:p>1055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1];&quot;'&quot;;&quot;''&quot;)" office:value-type="string" office:string-value="פסיכולוגיה בין-תרבותית">
            <text:p>פסיכולוגיה בין-תרבותית</text:p>
          </table:table-cell>
          <table:table-cell table:formula="oooc:=&quot;INSERT INTO Modules (Id, Name, DepartmentId,Points,ModuleTypeId) VALUES (&quot;&amp;[.G111]&amp;&quot;,N'&quot;&amp;[.K111]&amp;&quot;','&quot;&amp;[.J111]&amp;&quot;', 6, '&quot; &amp; [.M111] &amp; &quot;')&quot;" office:value-type="string" office:string-value="INSERT INTO Modules (Id, Name, DepartmentId,Points,ModuleTypeId) VALUES (10557,N'פסיכולוגיה בין-תרבותית','4796E09C-B080-42A1-8873-4734BB169294', 6, 'A8ED06D7-DFC5-4E57-86BD-CA4EE3E0F370')">
            <text:p>INSERT INTO Modules (Id, Name, DepartmentId,Points,ModuleTypeId) VALUES (10557,N'פסיכולוגיה בין-תרבותית','4796E09C-B080-42A1-8873-4734BB169294', 6, 'A8ED06D7-DFC5-4E57-86BD-CA4EE3E0F370')</text:p>
          </table:table-cell>
          <table:table-cell table:formula="oooc:=IF([.I111]=[.$O$5];[.$P$6];IF(ISERR(FIND([.$O$6];[.K111])) = 0;[.$P$5];IF(ISERR(FIND([.$O$7];[.K11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קשורת כתרבות (10532) [Note 5] <text:s/>[Note 22] <text:s/></text:p>
          </table:table-cell>
          <table:table-cell table:formula="oooc:=FIND(&quot;[Note&quot;;[.A112])" office:value-type="float" office:value="23">
            <text:p>23</text:p>
          </table:table-cell>
          <table:table-cell table:formula="oooc:=IF(ISERR([.B112]);LEN([.A112]);[.B112]-1)" office:value-type="float" office:value="22">
            <text:p>22</text:p>
          </table:table-cell>
          <table:table-cell table:formula="oooc:=TRIM(LEFT([.A112];[.C112]))" office:value-type="string" office:string-value="תקשורת כתרבות (10532)">
            <text:p>תקשורת כתרבות (10532)</text:p>
          </table:table-cell>
          <table:table-cell table:formula="oooc:=FIND(&quot;(&quot;;[.D112])" office:value-type="float" office:value="15">
            <text:p>15</text:p>
          </table:table-cell>
          <table:table-cell table:formula="oooc:=TRIM(LEFT([.D112];[.E112]-1))" office:value-type="string" office:string-value="תקשורת כתרבות">
            <text:p>תקשורת כתרבות</text:p>
          </table:table-cell>
          <table:table-cell table:formula="oooc:=LEFT(RIGHT([.D112];6);5)" office:value-type="string" office:string-value="10532">
            <text:p>1053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2];&quot;'&quot;;&quot;''&quot;)" office:value-type="string" office:string-value="תקשורת כתרבות">
            <text:p>תקשורת כתרבות</text:p>
          </table:table-cell>
          <table:table-cell table:formula="oooc:=&quot;INSERT INTO Modules (Id, Name, DepartmentId,Points,ModuleTypeId) VALUES (&quot;&amp;[.G112]&amp;&quot;,N'&quot;&amp;[.K112]&amp;&quot;','&quot;&amp;[.J112]&amp;&quot;', 6, '&quot; &amp; [.M112] &amp; &quot;')&quot;" office:value-type="string" office:string-value="INSERT INTO Modules (Id, Name, DepartmentId,Points,ModuleTypeId) VALUES (10532,N'תקשורת כתרבות','4796E09C-B080-42A1-8873-4734BB169294', 6, 'A8ED06D7-DFC5-4E57-86BD-CA4EE3E0F370')">
            <text:p>INSERT INTO Modules (Id, Name, DepartmentId,Points,ModuleTypeId) VALUES (10532,N'תקשורת כתרבות','4796E09C-B080-42A1-8873-4734BB169294', 6, 'A8ED06D7-DFC5-4E57-86BD-CA4EE3E0F370')</text:p>
          </table:table-cell>
          <table:table-cell table:formula="oooc:=IF([.I112]=[.$O$5];[.$P$6];IF(ISERR(FIND([.$O$6];[.K112])) = 0;[.$P$5];IF(ISERR(FIND([.$O$7];[.K11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תגרים בניהול בית-ספר (10635)</text:p>
          </table:table-cell>
          <table:table-cell table:formula="oooc:=FIND(&quot;[Note&quot;;[.A113])" office:value-type="float" office:value="0">
            <text:p>#VALUE!</text:p>
          </table:table-cell>
          <table:table-cell table:formula="oooc:=IF(ISERR([.B113]);LEN([.A113]);[.B113]-1)" office:value-type="float" office:value="29">
            <text:p>29</text:p>
          </table:table-cell>
          <table:table-cell table:formula="oooc:=TRIM(LEFT([.A113];[.C113]))" office:value-type="string" office:string-value="אתגרים בניהול בית-ספר (10635)">
            <text:p>אתגרים בניהול בית-ספר (10635)</text:p>
          </table:table-cell>
          <table:table-cell table:formula="oooc:=FIND(&quot;(&quot;;[.D113])" office:value-type="float" office:value="23">
            <text:p>23</text:p>
          </table:table-cell>
          <table:table-cell table:formula="oooc:=TRIM(LEFT([.D113];[.E113]-1))" office:value-type="string" office:string-value="אתגרים בניהול בית-ספר">
            <text:p>אתגרים בניהול בית-ספר</text:p>
          </table:table-cell>
          <table:table-cell table:formula="oooc:=LEFT(RIGHT([.D113];6);5)" office:value-type="string" office:string-value="10635">
            <text:p>10635</text:p>
          </table:table-cell>
          <table:table-cell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3];&quot;'&quot;;&quot;''&quot;)" office:value-type="string" office:string-value="אתגרים בניהול בית-ספר">
            <text:p>אתגרים בניהול בית-ספר</text:p>
          </table:table-cell>
          <table:table-cell table:formula="oooc:=&quot;INSERT INTO Modules (Id, Name, DepartmentId,Points,ModuleTypeId) VALUES (&quot;&amp;[.G113]&amp;&quot;,N'&quot;&amp;[.K113]&amp;&quot;','&quot;&amp;[.J113]&amp;&quot;', 6, '&quot; &amp; [.M113] &amp; &quot;')&quot;" office:value-type="string" office:string-value="INSERT INTO Modules (Id, Name, DepartmentId,Points,ModuleTypeId) VALUES (10635,N'אתגרים בניהול בית-ספר','4796E09C-B080-42A1-8873-4734BB169294', 6, 'A8ED06D7-DFC5-4E57-86BD-CA4EE3E0F370')">
            <text:p>INSERT INTO Modules (Id, Name, DepartmentId,Points,ModuleTypeId) VALUES (10635,N'אתגרים בניהול בית-ספר','4796E09C-B080-42A1-8873-4734BB169294', 6, 'A8ED06D7-DFC5-4E57-86BD-CA4EE3E0F370')</text:p>
          </table:table-cell>
          <table:table-cell table:formula="oooc:=IF([.I113]=[.$O$5];[.$P$6];IF(ISERR(FIND([.$O$6];[.K113])) = 0;[.$P$5];IF(ISERR(FIND([.$O$7];[.K11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סוציולוגיה (10134)</text:p>
          </table:table-cell>
          <table:table-cell table:formula="oooc:=FIND(&quot;[Note&quot;;[.A114])" office:value-type="float" office:value="0">
            <text:p>#VALUE!</text:p>
          </table:table-cell>
          <table:table-cell table:formula="oooc:=IF(ISERR([.B114]);LEN([.A114]);[.B114]-1)" office:value-type="float" office:value="24">
            <text:p>24</text:p>
          </table:table-cell>
          <table:table-cell table:formula="oooc:=TRIM(LEFT([.A114];[.C114]))" office:value-type="string" office:string-value="מבוא לסוציולוגיה (10134)">
            <text:p>מבוא לסוציולוגיה (10134)</text:p>
          </table:table-cell>
          <table:table-cell table:formula="oooc:=FIND(&quot;(&quot;;[.D114])" office:value-type="float" office:value="18">
            <text:p>18</text:p>
          </table:table-cell>
          <table:table-cell table:formula="oooc:=TRIM(LEFT([.D114];[.E114]-1))" office:value-type="string" office:string-value="מבוא לסוציולוגיה">
            <text:p>מבוא לסוציולוגיה</text:p>
          </table:table-cell>
          <table:table-cell table:formula="oooc:=LEFT(RIGHT([.D114];6);5)" office:value-type="string" office:string-value="10134">
            <text:p>1013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4];&quot;'&quot;;&quot;''&quot;)" office:value-type="string" office:string-value="מבוא לסוציולוגיה">
            <text:p>מבוא לסוציולוגיה</text:p>
          </table:table-cell>
          <table:table-cell table:formula="oooc:=&quot;INSERT INTO Modules (Id, Name, DepartmentId,Points,ModuleTypeId) VALUES (&quot;&amp;[.G114]&amp;&quot;,N'&quot;&amp;[.K114]&amp;&quot;','&quot;&amp;[.J114]&amp;&quot;', 6, '&quot; &amp; [.M114] &amp; &quot;')&quot;" office:value-type="string" office:string-value="INSERT INTO Modules (Id, Name, DepartmentId,Points,ModuleTypeId) VALUES (10134,N'מבוא לסוציולוגיה','4796E09C-B080-42A1-8873-4734BB169294', 6, 'A8ED06D7-DFC5-4E57-86BD-CA4EE3E0F370')">
            <text:p>INSERT INTO Modules (Id, Name, DepartmentId,Points,ModuleTypeId) VALUES (10134,N'מבוא לסוציולוגיה','4796E09C-B080-42A1-8873-4734BB169294', 6, 'A8ED06D7-DFC5-4E57-86BD-CA4EE3E0F370')</text:p>
          </table:table-cell>
          <table:table-cell table:formula="oooc:=IF([.I114]=[.$O$5];[.$P$6];IF(ISERR(FIND([.$O$6];[.K114])) = 0;[.$P$5];IF(ISERR(FIND([.$O$7];[.K11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ני תאגידים למנהלים (13018) [Note 58] <text:s/></text:p>
          </table:table-cell>
          <table:table-cell table:formula="oooc:=FIND(&quot;[Note&quot;;[.A115])" office:value-type="float" office:value="30">
            <text:p>30</text:p>
          </table:table-cell>
          <table:table-cell table:formula="oooc:=IF(ISERR([.B115]);LEN([.A115]);[.B115]-1)" office:value-type="float" office:value="29">
            <text:p>29</text:p>
          </table:table-cell>
          <table:table-cell table:formula="oooc:=TRIM(LEFT([.A115];[.C115]))" office:value-type="string" office:string-value="דיני תאגידים למנהלים (13018)">
            <text:p>דיני תאגידים למנהלים (13018)</text:p>
          </table:table-cell>
          <table:table-cell table:formula="oooc:=FIND(&quot;(&quot;;[.D115])" office:value-type="float" office:value="22">
            <text:p>22</text:p>
          </table:table-cell>
          <table:table-cell table:formula="oooc:=TRIM(LEFT([.D115];[.E115]-1))" office:value-type="string" office:string-value="דיני תאגידים למנהלים">
            <text:p>דיני תאגידים למנהלים</text:p>
          </table:table-cell>
          <table:table-cell table:formula="oooc:=LEFT(RIGHT([.D115];6);5)" office:value-type="string" office:string-value="13018">
            <text:p>1301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5];&quot;'&quot;;&quot;''&quot;)" office:value-type="string" office:string-value="דיני תאגידים למנהלים">
            <text:p>דיני תאגידים למנהלים</text:p>
          </table:table-cell>
          <table:table-cell table:formula="oooc:=&quot;INSERT INTO Modules (Id, Name, DepartmentId,Points,ModuleTypeId) VALUES (&quot;&amp;[.G115]&amp;&quot;,N'&quot;&amp;[.K115]&amp;&quot;','&quot;&amp;[.J115]&amp;&quot;', 6, '&quot; &amp; [.M115] &amp; &quot;')&quot;" office:value-type="string" office:string-value="INSERT INTO Modules (Id, Name, DepartmentId,Points,ModuleTypeId) VALUES (13018,N'דיני תאגידים למנהלים','4796E09C-B080-42A1-8873-4734BB169294', 6, 'A8ED06D7-DFC5-4E57-86BD-CA4EE3E0F370')">
            <text:p>INSERT INTO Modules (Id, Name, DepartmentId,Points,ModuleTypeId) VALUES (13018,N'דיני תאגידים למנהלים','4796E09C-B080-42A1-8873-4734BB169294', 6, 'A8ED06D7-DFC5-4E57-86BD-CA4EE3E0F370')</text:p>
          </table:table-cell>
          <table:table-cell table:formula="oooc:=IF([.I115]=[.$O$5];[.$P$6];IF(ISERR(FIND([.$O$6];[.K115])) = 0;[.$P$5];IF(ISERR(FIND([.$O$7];[.K11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תיופיה - נצרות, אסלאם, יהדות (ברוסית) (42301) [Note 22] <text:s/>[Note 24] <text:s/>[Note 27] <text:s/></text:p>
          </table:table-cell>
          <table:table-cell table:formula="oooc:=FIND(&quot;[Note&quot;;[.A116])" office:value-type="float" office:value="48">
            <text:p>48</text:p>
          </table:table-cell>
          <table:table-cell table:formula="oooc:=IF(ISERR([.B116]);LEN([.A116]);[.B116]-1)" office:value-type="float" office:value="47">
            <text:p>47</text:p>
          </table:table-cell>
          <table:table-cell table:formula="oooc:=TRIM(LEFT([.A116];[.C116]))" office:value-type="string" office:string-value="אתיופיה - נצרות, אסלאם, יהדות (ברוסית) (42301)">
            <text:p>אתיופיה - נצרות, אסלאם, יהדות (ברוסית) (42301)</text:p>
          </table:table-cell>
          <table:table-cell table:formula="oooc:=FIND(&quot;(&quot;;[.D116])" office:value-type="float" office:value="31">
            <text:p>31</text:p>
          </table:table-cell>
          <table:table-cell table:formula="oooc:=TRIM(LEFT([.D116];[.E116]-1))" office:value-type="string" office:string-value="אתיופיה - נצרות, אסלאם, יהדות">
            <text:p>אתיופיה - נצרות, אסלאם, יהדות</text:p>
          </table:table-cell>
          <table:table-cell table:formula="oooc:=LEFT(RIGHT([.D116];6);5)" office:value-type="string" office:string-value="42301">
            <text:p>42301</text:p>
          </table:table-cell>
          <table:table-cell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6];&quot;'&quot;;&quot;''&quot;)" office:value-type="string" office:string-value="אתיופיה - נצרות, אסלאם, יהדות">
            <text:p>אתיופיה - נצרות, אסלאם, יהדות</text:p>
          </table:table-cell>
          <table:table-cell table:formula="oooc:=&quot;INSERT INTO Modules (Id, Name, DepartmentId,Points,ModuleTypeId) VALUES (&quot;&amp;[.G116]&amp;&quot;,N'&quot;&amp;[.K116]&amp;&quot;','&quot;&amp;[.J116]&amp;&quot;', 6, '&quot; &amp; [.M116] &amp; &quot;')&quot;" office:value-type="string" office:string-value="INSERT INTO Modules (Id, Name, DepartmentId,Points,ModuleTypeId) VALUES (42301,N'אתיופיה - נצרות, אסלאם, יהדות','4796E09C-B080-42A1-8873-4734BB169294', 6, 'A8ED06D7-DFC5-4E57-86BD-CA4EE3E0F370')">
            <text:p>INSERT INTO Modules (Id, Name, DepartmentId,Points,ModuleTypeId) VALUES (42301,N'אתיופיה - נצרות, אסלאם, יהדות','4796E09C-B080-42A1-8873-4734BB169294', 6, 'A8ED06D7-DFC5-4E57-86BD-CA4EE3E0F370')</text:p>
          </table:table-cell>
          <table:table-cell table:formula="oooc:=IF([.I116]=[.$O$5];[.$P$6];IF(ISERR(FIND([.$O$6];[.K116])) = 0;[.$P$5];IF(ISERR(FIND([.$O$7];[.K11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טות מחקר בחינוך (14009)</text:p>
          </table:table-cell>
          <table:table-cell table:formula="oooc:=FIND(&quot;[Note&quot;;[.A117])" office:value-type="float" office:value="0">
            <text:p>#VALUE!</text:p>
          </table:table-cell>
          <table:table-cell table:formula="oooc:=IF(ISERR([.B117]);LEN([.A117]);[.B117]-1)" office:value-type="float" office:value="25">
            <text:p>25</text:p>
          </table:table-cell>
          <table:table-cell table:formula="oooc:=TRIM(LEFT([.A117];[.C117]))" office:value-type="string" office:string-value="שיטות מחקר בחינוך (14009)">
            <text:p>שיטות מחקר בחינוך (14009)</text:p>
          </table:table-cell>
          <table:table-cell table:formula="oooc:=FIND(&quot;(&quot;;[.D117])" office:value-type="float" office:value="19">
            <text:p>19</text:p>
          </table:table-cell>
          <table:table-cell table:formula="oooc:=TRIM(LEFT([.D117];[.E117]-1))" office:value-type="string" office:string-value="שיטות מחקר בחינוך">
            <text:p>שיטות מחקר בחינוך</text:p>
          </table:table-cell>
          <table:table-cell table:formula="oooc:=LEFT(RIGHT([.D117];6);5)" office:value-type="string" office:string-value="14009">
            <text:p>1400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7];&quot;'&quot;;&quot;''&quot;)" office:value-type="string" office:string-value="שיטות מחקר בחינוך">
            <text:p>שיטות מחקר בחינוך</text:p>
          </table:table-cell>
          <table:table-cell table:formula="oooc:=&quot;INSERT INTO Modules (Id, Name, DepartmentId,Points,ModuleTypeId) VALUES (&quot;&amp;[.G117]&amp;&quot;,N'&quot;&amp;[.K117]&amp;&quot;','&quot;&amp;[.J117]&amp;&quot;', 6, '&quot; &amp; [.M117] &amp; &quot;')&quot;" office:value-type="string" office:string-value="INSERT INTO Modules (Id, Name, DepartmentId,Points,ModuleTypeId) VALUES (14009,N'שיטות מחקר בחינוך','4796E09C-B080-42A1-8873-4734BB169294', 6, 'A8ED06D7-DFC5-4E57-86BD-CA4EE3E0F370')">
            <text:p>INSERT INTO Modules (Id, Name, DepartmentId,Points,ModuleTypeId) VALUES (14009,N'שיטות מחקר בחינוך','4796E09C-B080-42A1-8873-4734BB169294', 6, 'A8ED06D7-DFC5-4E57-86BD-CA4EE3E0F370')</text:p>
          </table:table-cell>
          <table:table-cell table:formula="oooc:=IF([.I117]=[.$O$5];[.$P$6];IF(ISERR(FIND([.$O$6];[.K117])) = 0;[.$P$5];IF(ISERR(FIND([.$O$7];[.K11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גלות לקוממיות (10419)</text:p>
          </table:table-cell>
          <table:table-cell table:formula="oooc:=FIND(&quot;[Note&quot;;[.A118])" office:value-type="float" office:value="0">
            <text:p>#VALUE!</text:p>
          </table:table-cell>
          <table:table-cell table:formula="oooc:=IF(ISERR([.B118]);LEN([.A118]);[.B118]-1)" office:value-type="float" office:value="22">
            <text:p>22</text:p>
          </table:table-cell>
          <table:table-cell table:formula="oooc:=TRIM(LEFT([.A118];[.C118]))" office:value-type="string" office:string-value="מגלות לקוממיות (10419)">
            <text:p>מגלות לקוממיות (10419)</text:p>
          </table:table-cell>
          <table:table-cell table:formula="oooc:=FIND(&quot;(&quot;;[.D118])" office:value-type="float" office:value="16">
            <text:p>16</text:p>
          </table:table-cell>
          <table:table-cell table:formula="oooc:=TRIM(LEFT([.D118];[.E118]-1))" office:value-type="string" office:string-value="מגלות לקוממיות">
            <text:p>מגלות לקוממיות</text:p>
          </table:table-cell>
          <table:table-cell table:formula="oooc:=LEFT(RIGHT([.D118];6);5)" office:value-type="string" office:string-value="10419">
            <text:p>1041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8];&quot;'&quot;;&quot;''&quot;)" office:value-type="string" office:string-value="מגלות לקוממיות">
            <text:p>מגלות לקוממיות</text:p>
          </table:table-cell>
          <table:table-cell table:formula="oooc:=&quot;INSERT INTO Modules (Id, Name, DepartmentId,Points,ModuleTypeId) VALUES (&quot;&amp;[.G118]&amp;&quot;,N'&quot;&amp;[.K118]&amp;&quot;','&quot;&amp;[.J118]&amp;&quot;', 6, '&quot; &amp; [.M118] &amp; &quot;')&quot;" office:value-type="string" office:string-value="INSERT INTO Modules (Id, Name, DepartmentId,Points,ModuleTypeId) VALUES (10419,N'מגלות לקוממיות','4796E09C-B080-42A1-8873-4734BB169294', 6, 'A8ED06D7-DFC5-4E57-86BD-CA4EE3E0F370')">
            <text:p>INSERT INTO Modules (Id, Name, DepartmentId,Points,ModuleTypeId) VALUES (10419,N'מגלות לקוממיות','4796E09C-B080-42A1-8873-4734BB169294', 6, 'A8ED06D7-DFC5-4E57-86BD-CA4EE3E0F370')</text:p>
          </table:table-cell>
          <table:table-cell table:formula="oooc:=IF([.I118]=[.$O$5];[.$P$6];IF(ISERR(FIND([.$O$6];[.K118])) = 0;[.$P$5];IF(ISERR(FIND([.$O$7];[.K11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ני חוזים (10800)</text:p>
          </table:table-cell>
          <table:table-cell table:formula="oooc:=FIND(&quot;[Note&quot;;[.A119])" office:value-type="float" office:value="0">
            <text:p>#VALUE!</text:p>
          </table:table-cell>
          <table:table-cell table:formula="oooc:=IF(ISERR([.B119]);LEN([.A119]);[.B119]-1)" office:value-type="float" office:value="18">
            <text:p>18</text:p>
          </table:table-cell>
          <table:table-cell table:formula="oooc:=TRIM(LEFT([.A119];[.C119]))" office:value-type="string" office:string-value="דיני חוזים (10800)">
            <text:p>דיני חוזים (10800)</text:p>
          </table:table-cell>
          <table:table-cell table:formula="oooc:=FIND(&quot;(&quot;;[.D119])" office:value-type="float" office:value="12">
            <text:p>12</text:p>
          </table:table-cell>
          <table:table-cell table:formula="oooc:=TRIM(LEFT([.D119];[.E119]-1))" office:value-type="string" office:string-value="דיני חוזים">
            <text:p>דיני חוזים</text:p>
          </table:table-cell>
          <table:table-cell table:formula="oooc:=LEFT(RIGHT([.D119];6);5)" office:value-type="string" office:string-value="10800">
            <text:p>1080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19];&quot;'&quot;;&quot;''&quot;)" office:value-type="string" office:string-value="דיני חוזים">
            <text:p>דיני חוזים</text:p>
          </table:table-cell>
          <table:table-cell table:formula="oooc:=&quot;INSERT INTO Modules (Id, Name, DepartmentId,Points,ModuleTypeId) VALUES (&quot;&amp;[.G119]&amp;&quot;,N'&quot;&amp;[.K119]&amp;&quot;','&quot;&amp;[.J119]&amp;&quot;', 6, '&quot; &amp; [.M119] &amp; &quot;')&quot;" office:value-type="string" office:string-value="INSERT INTO Modules (Id, Name, DepartmentId,Points,ModuleTypeId) VALUES (10800,N'דיני חוזים','4796E09C-B080-42A1-8873-4734BB169294', 6, 'A8ED06D7-DFC5-4E57-86BD-CA4EE3E0F370')">
            <text:p>INSERT INTO Modules (Id, Name, DepartmentId,Points,ModuleTypeId) VALUES (10800,N'דיני חוזים','4796E09C-B080-42A1-8873-4734BB169294', 6, 'A8ED06D7-DFC5-4E57-86BD-CA4EE3E0F370')</text:p>
          </table:table-cell>
          <table:table-cell table:formula="oooc:=IF([.I119]=[.$O$5];[.$P$6];IF(ISERR(FIND([.$O$6];[.K119])) = 0;[.$P$5];IF(ISERR(FIND([.$O$7];[.K11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תנהגות ארגונית (10430)</text:p>
          </table:table-cell>
          <table:table-cell table:formula="oooc:=FIND(&quot;[Note&quot;;[.A120])" office:value-type="float" office:value="0">
            <text:p>#VALUE!</text:p>
          </table:table-cell>
          <table:table-cell table:formula="oooc:=IF(ISERR([.B120]);LEN([.A120]);[.B120]-1)" office:value-type="float" office:value="23">
            <text:p>23</text:p>
          </table:table-cell>
          <table:table-cell table:formula="oooc:=TRIM(LEFT([.A120];[.C120]))" office:value-type="string" office:string-value="התנהגות ארגונית (10430)">
            <text:p>התנהגות ארגונית (10430)</text:p>
          </table:table-cell>
          <table:table-cell table:formula="oooc:=FIND(&quot;(&quot;;[.D120])" office:value-type="float" office:value="17">
            <text:p>17</text:p>
          </table:table-cell>
          <table:table-cell table:formula="oooc:=TRIM(LEFT([.D120];[.E120]-1))" office:value-type="string" office:string-value="התנהגות ארגונית">
            <text:p>התנהגות ארגונית</text:p>
          </table:table-cell>
          <table:table-cell table:formula="oooc:=LEFT(RIGHT([.D120];6);5)" office:value-type="string" office:string-value="10430">
            <text:p>1043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0];&quot;'&quot;;&quot;''&quot;)" office:value-type="string" office:string-value="התנהגות ארגונית">
            <text:p>התנהגות ארגונית</text:p>
          </table:table-cell>
          <table:table-cell table:formula="oooc:=&quot;INSERT INTO Modules (Id, Name, DepartmentId,Points,ModuleTypeId) VALUES (&quot;&amp;[.G120]&amp;&quot;,N'&quot;&amp;[.K120]&amp;&quot;','&quot;&amp;[.J120]&amp;&quot;', 6, '&quot; &amp; [.M120] &amp; &quot;')&quot;" office:value-type="string" office:string-value="INSERT INTO Modules (Id, Name, DepartmentId,Points,ModuleTypeId) VALUES (10430,N'התנהגות ארגונית','4796E09C-B080-42A1-8873-4734BB169294', 6, 'A8ED06D7-DFC5-4E57-86BD-CA4EE3E0F370')">
            <text:p>INSERT INTO Modules (Id, Name, DepartmentId,Points,ModuleTypeId) VALUES (10430,N'התנהגות ארגונית','4796E09C-B080-42A1-8873-4734BB169294', 6, 'A8ED06D7-DFC5-4E57-86BD-CA4EE3E0F370')</text:p>
          </table:table-cell>
          <table:table-cell table:formula="oooc:=IF([.I120]=[.$O$5];[.$P$6];IF(ISERR(FIND([.$O$6];[.K120])) = 0;[.$P$5];IF(ISERR(FIND([.$O$7];[.K12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ירויות הפרט בממשל ארה"ב (10336) [Note 5] <text:s/>[Note 22] <text:s/>[Note 58] <text:s/></text:p>
          </table:table-cell>
          <table:table-cell table:formula="oooc:=FIND(&quot;[Note&quot;;[.A121])" office:value-type="float" office:value="34">
            <text:p>34</text:p>
          </table:table-cell>
          <table:table-cell table:formula="oooc:=IF(ISERR([.B121]);LEN([.A121]);[.B121]-1)" office:value-type="float" office:value="33">
            <text:p>33</text:p>
          </table:table-cell>
          <table:table-cell table:formula="oooc:=TRIM(LEFT([.A121];[.C121]))" office:value-type="string" office:string-value="חירויות הפרט בממשל ארה&quot;ב (10336)">
            <text:p>חירויות הפרט בממשל ארה"ב (10336)</text:p>
          </table:table-cell>
          <table:table-cell table:formula="oooc:=FIND(&quot;(&quot;;[.D121])" office:value-type="float" office:value="26">
            <text:p>26</text:p>
          </table:table-cell>
          <table:table-cell table:formula="oooc:=TRIM(LEFT([.D121];[.E121]-1))" office:value-type="string" office:string-value="חירויות הפרט בממשל ארה&quot;ב">
            <text:p>חירויות הפרט בממשל ארה"ב</text:p>
          </table:table-cell>
          <table:table-cell table:formula="oooc:=LEFT(RIGHT([.D121];6);5)" office:value-type="string" office:string-value="10336">
            <text:p>1033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1];&quot;'&quot;;&quot;''&quot;)" office:value-type="string" office:string-value="חירויות הפרט בממשל ארה&quot;ב">
            <text:p>חירויות הפרט בממשל ארה"ב</text:p>
          </table:table-cell>
          <table:table-cell table:formula="oooc:=&quot;INSERT INTO Modules (Id, Name, DepartmentId,Points,ModuleTypeId) VALUES (&quot;&amp;[.G121]&amp;&quot;,N'&quot;&amp;[.K121]&amp;&quot;','&quot;&amp;[.J121]&amp;&quot;', 6, '&quot; &amp; [.M121] &amp; &quot;')&quot;" office:value-type="string" office:string-value="INSERT INTO Modules (Id, Name, DepartmentId,Points,ModuleTypeId) VALUES (10336,N'חירויות הפרט בממשל ארה&quot;ב','4796E09C-B080-42A1-8873-4734BB169294', 6, 'A8ED06D7-DFC5-4E57-86BD-CA4EE3E0F370')">
            <text:p>INSERT INTO Modules (Id, Name, DepartmentId,Points,ModuleTypeId) VALUES (10336,N'חירויות הפרט בממשל ארה"ב','4796E09C-B080-42A1-8873-4734BB169294', 6, 'A8ED06D7-DFC5-4E57-86BD-CA4EE3E0F370')</text:p>
          </table:table-cell>
          <table:table-cell table:formula="oooc:=IF([.I121]=[.$O$5];[.$P$6];IF(ISERR(FIND([.$O$6];[.K121])) = 0;[.$P$5];IF(ISERR(FIND([.$O$7];[.K12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חברה הקיבוצית (10295) [Note 34] <text:s/></text:p>
          </table:table-cell>
          <table:table-cell table:formula="oooc:=FIND(&quot;[Note&quot;;[.A122])" office:value-type="float" office:value="24">
            <text:p>24</text:p>
          </table:table-cell>
          <table:table-cell table:formula="oooc:=IF(ISERR([.B122]);LEN([.A122]);[.B122]-1)" office:value-type="float" office:value="23">
            <text:p>23</text:p>
          </table:table-cell>
          <table:table-cell table:formula="oooc:=TRIM(LEFT([.A122];[.C122]))" office:value-type="string" office:string-value="החברה הקיבוצית (10295)">
            <text:p>החברה הקיבוצית (10295)</text:p>
          </table:table-cell>
          <table:table-cell table:formula="oooc:=FIND(&quot;(&quot;;[.D122])" office:value-type="float" office:value="16">
            <text:p>16</text:p>
          </table:table-cell>
          <table:table-cell table:formula="oooc:=TRIM(LEFT([.D122];[.E122]-1))" office:value-type="string" office:string-value="החברה הקיבוצית">
            <text:p>החברה הקיבוצית</text:p>
          </table:table-cell>
          <table:table-cell table:formula="oooc:=LEFT(RIGHT([.D122];6);5)" office:value-type="string" office:string-value="10295">
            <text:p>1029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2];&quot;'&quot;;&quot;''&quot;)" office:value-type="string" office:string-value="החברה הקיבוצית">
            <text:p>החברה הקיבוצית</text:p>
          </table:table-cell>
          <table:table-cell table:formula="oooc:=&quot;INSERT INTO Modules (Id, Name, DepartmentId,Points,ModuleTypeId) VALUES (&quot;&amp;[.G122]&amp;&quot;,N'&quot;&amp;[.K122]&amp;&quot;','&quot;&amp;[.J122]&amp;&quot;', 6, '&quot; &amp; [.M122] &amp; &quot;')&quot;" office:value-type="string" office:string-value="INSERT INTO Modules (Id, Name, DepartmentId,Points,ModuleTypeId) VALUES (10295,N'החברה הקיבוצית','4796E09C-B080-42A1-8873-4734BB169294', 6, 'A8ED06D7-DFC5-4E57-86BD-CA4EE3E0F370')">
            <text:p>INSERT INTO Modules (Id, Name, DepartmentId,Points,ModuleTypeId) VALUES (10295,N'החברה הקיבוצית','4796E09C-B080-42A1-8873-4734BB169294', 6, 'A8ED06D7-DFC5-4E57-86BD-CA4EE3E0F370')</text:p>
          </table:table-cell>
          <table:table-cell table:formula="oooc:=IF([.I122]=[.$O$5];[.$P$6];IF(ISERR(FIND([.$O$6];[.K122])) = 0;[.$P$5];IF(ISERR(FIND([.$O$7];[.K12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בהתפתחות המשטרים הדמוקרטיים במערב (12006) [Note 47] <text:s/></text:p>
          </table:table-cell>
          <table:table-cell table:formula="oooc:=FIND(&quot;[Note&quot;;[.A123])" office:value-type="float" office:value="50">
            <text:p>50</text:p>
          </table:table-cell>
          <table:table-cell table:formula="oooc:=IF(ISERR([.B123]);LEN([.A123]);[.B123]-1)" office:value-type="float" office:value="49">
            <text:p>49</text:p>
          </table:table-cell>
          <table:table-cell table:formula="oooc:=TRIM(LEFT([.A123];[.C123]))" office:value-type="string" office:string-value="סוגיות בהתפתחות המשטרים הדמוקרטיים במערב (12006)">
            <text:p>סוגיות בהתפתחות המשטרים הדמוקרטיים במערב (12006)</text:p>
          </table:table-cell>
          <table:table-cell table:formula="oooc:=FIND(&quot;(&quot;;[.D123])" office:value-type="float" office:value="42">
            <text:p>42</text:p>
          </table:table-cell>
          <table:table-cell table:formula="oooc:=TRIM(LEFT([.D123];[.E123]-1))" office:value-type="string" office:string-value="סוגיות בהתפתחות המשטרים הדמוקרטיים במערב">
            <text:p>סוגיות בהתפתחות המשטרים הדמוקרטיים במערב</text:p>
          </table:table-cell>
          <table:table-cell table:formula="oooc:=LEFT(RIGHT([.D123];6);5)" office:value-type="string" office:string-value="12006">
            <text:p>120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3];&quot;'&quot;;&quot;''&quot;)" office:value-type="string" office:string-value="סוגיות בהתפתחות המשטרים הדמוקרטיים במערב">
            <text:p>סוגיות בהתפתחות המשטרים הדמוקרטיים במערב</text:p>
          </table:table-cell>
          <table:table-cell table:formula="oooc:=&quot;INSERT INTO Modules (Id, Name, DepartmentId,Points,ModuleTypeId) VALUES (&quot;&amp;[.G123]&amp;&quot;,N'&quot;&amp;[.K123]&amp;&quot;','&quot;&amp;[.J123]&amp;&quot;', 6, '&quot; &amp; [.M123] &amp; &quot;')&quot;" office:value-type="string" office:string-value="INSERT INTO Modules (Id, Name, DepartmentId,Points,ModuleTypeId) VALUES (12006,N'סוגיות בהתפתחות המשטרים הדמוקרטיים במערב','4796E09C-B080-42A1-8873-4734BB169294', 6, 'A8ED06D7-DFC5-4E57-86BD-CA4EE3E0F370')">
            <text:p>INSERT INTO Modules (Id, Name, DepartmentId,Points,ModuleTypeId) VALUES (12006,N'סוגיות בהתפתחות המשטרים הדמוקרטיים במערב','4796E09C-B080-42A1-8873-4734BB169294', 6, 'A8ED06D7-DFC5-4E57-86BD-CA4EE3E0F370')</text:p>
          </table:table-cell>
          <table:table-cell table:formula="oooc:=IF([.I123]=[.$O$5];[.$P$6];IF(ISERR(FIND([.$O$6];[.K123])) = 0;[.$P$5];IF(ISERR(FIND([.$O$7];[.K12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הליכי מודרניזציה ביהדות מזרח אירופה (10310)</text:p>
          </table:table-cell>
          <table:table-cell table:formula="oooc:=FIND(&quot;[Note&quot;;[.A124])" office:value-type="float" office:value="0">
            <text:p>#VALUE!</text:p>
          </table:table-cell>
          <table:table-cell table:formula="oooc:=IF(ISERR([.B124]);LEN([.A124]);[.B124]-1)" office:value-type="float" office:value="44">
            <text:p>44</text:p>
          </table:table-cell>
          <table:table-cell table:formula="oooc:=TRIM(LEFT([.A124];[.C124]))" office:value-type="string" office:string-value="תהליכי מודרניזציה ביהדות מזרח אירופה (10310)">
            <text:p>תהליכי מודרניזציה ביהדות מזרח אירופה (10310)</text:p>
          </table:table-cell>
          <table:table-cell table:formula="oooc:=FIND(&quot;(&quot;;[.D124])" office:value-type="float" office:value="38">
            <text:p>38</text:p>
          </table:table-cell>
          <table:table-cell table:formula="oooc:=TRIM(LEFT([.D124];[.E124]-1))" office:value-type="string" office:string-value="תהליכי מודרניזציה ביהדות מזרח אירופה">
            <text:p>תהליכי מודרניזציה ביהדות מזרח אירופה</text:p>
          </table:table-cell>
          <table:table-cell table:formula="oooc:=LEFT(RIGHT([.D124];6);5)" office:value-type="string" office:string-value="10310">
            <text:p>1031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4];&quot;'&quot;;&quot;''&quot;)" office:value-type="string" office:string-value="תהליכי מודרניזציה ביהדות מזרח אירופה">
            <text:p>תהליכי מודרניזציה ביהדות מזרח אירופה</text:p>
          </table:table-cell>
          <table:table-cell table:formula="oooc:=&quot;INSERT INTO Modules (Id, Name, DepartmentId,Points,ModuleTypeId) VALUES (&quot;&amp;[.G124]&amp;&quot;,N'&quot;&amp;[.K124]&amp;&quot;','&quot;&amp;[.J124]&amp;&quot;', 6, '&quot; &amp; [.M124] &amp; &quot;')&quot;" office:value-type="string" office:string-value="INSERT INTO Modules (Id, Name, DepartmentId,Points,ModuleTypeId) VALUES (10310,N'תהליכי מודרניזציה ביהדות מזרח אירופה','4796E09C-B080-42A1-8873-4734BB169294', 6, 'A8ED06D7-DFC5-4E57-86BD-CA4EE3E0F370')">
            <text:p>INSERT INTO Modules (Id, Name, DepartmentId,Points,ModuleTypeId) VALUES (10310,N'תהליכי מודרניזציה ביהדות מזרח אירופה','4796E09C-B080-42A1-8873-4734BB169294', 6, 'A8ED06D7-DFC5-4E57-86BD-CA4EE3E0F370')</text:p>
          </table:table-cell>
          <table:table-cell table:formula="oooc:=IF([.I124]=[.$O$5];[.$P$6];IF(ISERR(FIND([.$O$6];[.K124])) = 0;[.$P$5];IF(ISERR(FIND([.$O$7];[.K12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קים בסוציולוגיה של החינוך (10485)</text:p>
          </table:table-cell>
          <table:table-cell table:formula="oooc:=FIND(&quot;[Note&quot;;[.A125])" office:value-type="float" office:value="0">
            <text:p>#VALUE!</text:p>
          </table:table-cell>
          <table:table-cell table:formula="oooc:=IF(ISERR([.B125]);LEN([.A125]);[.B125]-1)" office:value-type="float" office:value="35">
            <text:p>35</text:p>
          </table:table-cell>
          <table:table-cell table:formula="oooc:=TRIM(LEFT([.A125];[.C125]))" office:value-type="string" office:string-value="פרקים בסוציולוגיה של החינוך (10485)">
            <text:p>פרקים בסוציולוגיה של החינוך (10485)</text:p>
          </table:table-cell>
          <table:table-cell table:formula="oooc:=FIND(&quot;(&quot;;[.D125])" office:value-type="float" office:value="29">
            <text:p>29</text:p>
          </table:table-cell>
          <table:table-cell table:formula="oooc:=TRIM(LEFT([.D125];[.E125]-1))" office:value-type="string" office:string-value="פרקים בסוציולוגיה של החינוך">
            <text:p>פרקים בסוציולוגיה של החינוך</text:p>
          </table:table-cell>
          <table:table-cell table:formula="oooc:=LEFT(RIGHT([.D125];6);5)" office:value-type="string" office:string-value="10485">
            <text:p>1048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5];&quot;'&quot;;&quot;''&quot;)" office:value-type="string" office:string-value="פרקים בסוציולוגיה של החינוך">
            <text:p>פרקים בסוציולוגיה של החינוך</text:p>
          </table:table-cell>
          <table:table-cell table:formula="oooc:=&quot;INSERT INTO Modules (Id, Name, DepartmentId,Points,ModuleTypeId) VALUES (&quot;&amp;[.G125]&amp;&quot;,N'&quot;&amp;[.K125]&amp;&quot;','&quot;&amp;[.J125]&amp;&quot;', 6, '&quot; &amp; [.M125] &amp; &quot;')&quot;" office:value-type="string" office:string-value="INSERT INTO Modules (Id, Name, DepartmentId,Points,ModuleTypeId) VALUES (10485,N'פרקים בסוציולוגיה של החינוך','4796E09C-B080-42A1-8873-4734BB169294', 6, 'A8ED06D7-DFC5-4E57-86BD-CA4EE3E0F370')">
            <text:p>INSERT INTO Modules (Id, Name, DepartmentId,Points,ModuleTypeId) VALUES (10485,N'פרקים בסוציולוגיה של החינוך','4796E09C-B080-42A1-8873-4734BB169294', 6, 'A8ED06D7-DFC5-4E57-86BD-CA4EE3E0F370')</text:p>
          </table:table-cell>
          <table:table-cell table:formula="oooc:=IF([.I125]=[.$O$5];[.$P$6];IF(ISERR(FIND([.$O$6];[.K125])) = 0;[.$P$5];IF(ISERR(FIND([.$O$7];[.K12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ית לאומי למדינה בדרך - חלק א (ברוסית) (42137) [Note 24] <text:s/>[Note 27] <text:s/></text:p>
          </table:table-cell>
          <table:table-cell table:formula="oooc:=FIND(&quot;[Note&quot;;[.A126])" office:value-type="float" office:value="49">
            <text:p>49</text:p>
          </table:table-cell>
          <table:table-cell table:formula="oooc:=IF(ISERR([.B126]);LEN([.A126]);[.B126]-1)" office:value-type="float" office:value="48">
            <text:p>48</text:p>
          </table:table-cell>
          <table:table-cell table:formula="oooc:=TRIM(LEFT([.A126];[.C126]))" office:value-type="string" office:string-value="מבית לאומי למדינה בדרך - חלק א (ברוסית) (42137)">
            <text:p>מבית לאומי למדינה בדרך - חלק א (ברוסית) (42137)</text:p>
          </table:table-cell>
          <table:table-cell table:formula="oooc:=FIND(&quot;(&quot;;[.D126])" office:value-type="float" office:value="32">
            <text:p>32</text:p>
          </table:table-cell>
          <table:table-cell table:formula="oooc:=TRIM(LEFT([.D126];[.E126]-1))" office:value-type="string" office:string-value="מבית לאומי למדינה בדרך - חלק א">
            <text:p>מבית לאומי למדינה בדרך - חלק א</text:p>
          </table:table-cell>
          <table:table-cell table:formula="oooc:=LEFT(RIGHT([.D126];6);5)" office:value-type="string" office:string-value="42137">
            <text:p>4213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6];&quot;'&quot;;&quot;''&quot;)" office:value-type="string" office:string-value="מבית לאומי למדינה בדרך - חלק א">
            <text:p>מבית לאומי למדינה בדרך - חלק א</text:p>
          </table:table-cell>
          <table:table-cell table:formula="oooc:=&quot;INSERT INTO Modules (Id, Name, DepartmentId,Points,ModuleTypeId) VALUES (&quot;&amp;[.G126]&amp;&quot;,N'&quot;&amp;[.K126]&amp;&quot;','&quot;&amp;[.J126]&amp;&quot;', 6, '&quot; &amp; [.M126] &amp; &quot;')&quot;" office:value-type="string" office:string-value="INSERT INTO Modules (Id, Name, DepartmentId,Points,ModuleTypeId) VALUES (42137,N'מבית לאומי למדינה בדרך - חלק א','4796E09C-B080-42A1-8873-4734BB169294', 6, 'A8ED06D7-DFC5-4E57-86BD-CA4EE3E0F370')">
            <text:p>INSERT INTO Modules (Id, Name, DepartmentId,Points,ModuleTypeId) VALUES (42137,N'מבית לאומי למדינה בדרך - חלק א','4796E09C-B080-42A1-8873-4734BB169294', 6, 'A8ED06D7-DFC5-4E57-86BD-CA4EE3E0F370')</text:p>
          </table:table-cell>
          <table:table-cell table:formula="oooc:=IF([.I126]=[.$O$5];[.$P$6];IF(ISERR(FIND([.$O$6];[.K126])) = 0;[.$P$5];IF(ISERR(FIND([.$O$7];[.K12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כנסת שינויים למערכת החינוך (10318) [Note 5] <text:s/>[Note 22] <text:s/>[Note 58] <text:s/></text:p>
          </table:table-cell>
          <table:table-cell table:formula="oooc:=FIND(&quot;[Note&quot;;[.A127])" office:value-type="float" office:value="37">
            <text:p>37</text:p>
          </table:table-cell>
          <table:table-cell table:formula="oooc:=IF(ISERR([.B127]);LEN([.A127]);[.B127]-1)" office:value-type="float" office:value="36">
            <text:p>36</text:p>
          </table:table-cell>
          <table:table-cell table:formula="oooc:=TRIM(LEFT([.A127];[.C127]))" office:value-type="string" office:string-value="הכנסת שינויים למערכת החינוך (10318)">
            <text:p>הכנסת שינויים למערכת החינוך (10318)</text:p>
          </table:table-cell>
          <table:table-cell table:formula="oooc:=FIND(&quot;(&quot;;[.D127])" office:value-type="float" office:value="29">
            <text:p>29</text:p>
          </table:table-cell>
          <table:table-cell table:formula="oooc:=TRIM(LEFT([.D127];[.E127]-1))" office:value-type="string" office:string-value="הכנסת שינויים למערכת החינוך">
            <text:p>הכנסת שינויים למערכת החינוך</text:p>
          </table:table-cell>
          <table:table-cell table:formula="oooc:=LEFT(RIGHT([.D127];6);5)" office:value-type="string" office:string-value="10318">
            <text:p>1031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7];&quot;'&quot;;&quot;''&quot;)" office:value-type="string" office:string-value="הכנסת שינויים למערכת החינוך">
            <text:p>הכנסת שינויים למערכת החינוך</text:p>
          </table:table-cell>
          <table:table-cell table:formula="oooc:=&quot;INSERT INTO Modules (Id, Name, DepartmentId,Points,ModuleTypeId) VALUES (&quot;&amp;[.G127]&amp;&quot;,N'&quot;&amp;[.K127]&amp;&quot;','&quot;&amp;[.J127]&amp;&quot;', 6, '&quot; &amp; [.M127] &amp; &quot;')&quot;" office:value-type="string" office:string-value="INSERT INTO Modules (Id, Name, DepartmentId,Points,ModuleTypeId) VALUES (10318,N'הכנסת שינויים למערכת החינוך','4796E09C-B080-42A1-8873-4734BB169294', 6, 'A8ED06D7-DFC5-4E57-86BD-CA4EE3E0F370')">
            <text:p>INSERT INTO Modules (Id, Name, DepartmentId,Points,ModuleTypeId) VALUES (10318,N'הכנסת שינויים למערכת החינוך','4796E09C-B080-42A1-8873-4734BB169294', 6, 'A8ED06D7-DFC5-4E57-86BD-CA4EE3E0F370')</text:p>
          </table:table-cell>
          <table:table-cell table:formula="oooc:=IF([.I127]=[.$O$5];[.$P$6];IF(ISERR(FIND([.$O$6];[.K127])) = 0;[.$P$5];IF(ISERR(FIND([.$O$7];[.K12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ב-תרבותיות בישראל (14206) [Note 47] <text:s/></text:p>
          </table:table-cell>
          <table:table-cell table:formula="oooc:=FIND(&quot;[Note&quot;;[.A128])" office:value-type="float" office:value="28">
            <text:p>28</text:p>
          </table:table-cell>
          <table:table-cell table:formula="oooc:=IF(ISERR([.B128]);LEN([.A128]);[.B128]-1)" office:value-type="float" office:value="27">
            <text:p>27</text:p>
          </table:table-cell>
          <table:table-cell table:formula="oooc:=TRIM(LEFT([.A128];[.C128]))" office:value-type="string" office:string-value="רב-תרבותיות בישראל (14206)">
            <text:p>רב-תרבותיות בישראל (14206)</text:p>
          </table:table-cell>
          <table:table-cell table:formula="oooc:=FIND(&quot;(&quot;;[.D128])" office:value-type="float" office:value="20">
            <text:p>20</text:p>
          </table:table-cell>
          <table:table-cell table:formula="oooc:=TRIM(LEFT([.D128];[.E128]-1))" office:value-type="string" office:string-value="רב-תרבותיות בישראל">
            <text:p>רב-תרבותיות בישראל</text:p>
          </table:table-cell>
          <table:table-cell table:formula="oooc:=LEFT(RIGHT([.D128];6);5)" office:value-type="string" office:string-value="14206">
            <text:p>142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8];&quot;'&quot;;&quot;''&quot;)" office:value-type="string" office:string-value="רב-תרבותיות בישראל">
            <text:p>רב-תרבותיות בישראל</text:p>
          </table:table-cell>
          <table:table-cell table:formula="oooc:=&quot;INSERT INTO Modules (Id, Name, DepartmentId,Points,ModuleTypeId) VALUES (&quot;&amp;[.G128]&amp;&quot;,N'&quot;&amp;[.K128]&amp;&quot;','&quot;&amp;[.J128]&amp;&quot;', 6, '&quot; &amp; [.M128] &amp; &quot;')&quot;" office:value-type="string" office:string-value="INSERT INTO Modules (Id, Name, DepartmentId,Points,ModuleTypeId) VALUES (14206,N'רב-תרבותיות בישראל','4796E09C-B080-42A1-8873-4734BB169294', 6, 'A8ED06D7-DFC5-4E57-86BD-CA4EE3E0F370')">
            <text:p>INSERT INTO Modules (Id, Name, DepartmentId,Points,ModuleTypeId) VALUES (14206,N'רב-תרבותיות בישראל','4796E09C-B080-42A1-8873-4734BB169294', 6, 'A8ED06D7-DFC5-4E57-86BD-CA4EE3E0F370')</text:p>
          </table:table-cell>
          <table:table-cell table:formula="oooc:=IF([.I128]=[.$O$5];[.$P$6];IF(ISERR(FIND([.$O$6];[.K128])) = 0;[.$P$5];IF(ISERR(FIND([.$O$7];[.K12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נבחרות בדמוקרטיה המודרנית (10326) [Note 5] <text:s/>[Note 22] <text:s/>[Note 24] <text:s/></text:p>
          </table:table-cell>
          <table:table-cell table:formula="oooc:=FIND(&quot;[Note&quot;;[.A129])" office:value-type="float" office:value="42">
            <text:p>42</text:p>
          </table:table-cell>
          <table:table-cell table:formula="oooc:=IF(ISERR([.B129]);LEN([.A129]);[.B129]-1)" office:value-type="float" office:value="41">
            <text:p>41</text:p>
          </table:table-cell>
          <table:table-cell table:formula="oooc:=TRIM(LEFT([.A129];[.C129]))" office:value-type="string" office:string-value="סוגיות נבחרות בדמוקרטיה המודרנית (10326)">
            <text:p>סוגיות נבחרות בדמוקרטיה המודרנית (10326)</text:p>
          </table:table-cell>
          <table:table-cell table:formula="oooc:=FIND(&quot;(&quot;;[.D129])" office:value-type="float" office:value="34">
            <text:p>34</text:p>
          </table:table-cell>
          <table:table-cell table:formula="oooc:=TRIM(LEFT([.D129];[.E129]-1))" office:value-type="string" office:string-value="סוגיות נבחרות בדמוקרטיה המודרנית">
            <text:p>סוגיות נבחרות בדמוקרטיה המודרנית</text:p>
          </table:table-cell>
          <table:table-cell table:formula="oooc:=LEFT(RIGHT([.D129];6);5)" office:value-type="string" office:string-value="10326">
            <text:p>1032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29];&quot;'&quot;;&quot;''&quot;)" office:value-type="string" office:string-value="סוגיות נבחרות בדמוקרטיה המודרנית">
            <text:p>סוגיות נבחרות בדמוקרטיה המודרנית</text:p>
          </table:table-cell>
          <table:table-cell table:formula="oooc:=&quot;INSERT INTO Modules (Id, Name, DepartmentId,Points,ModuleTypeId) VALUES (&quot;&amp;[.G129]&amp;&quot;,N'&quot;&amp;[.K129]&amp;&quot;','&quot;&amp;[.J129]&amp;&quot;', 6, '&quot; &amp; [.M129] &amp; &quot;')&quot;" office:value-type="string" office:string-value="INSERT INTO Modules (Id, Name, DepartmentId,Points,ModuleTypeId) VALUES (10326,N'סוגיות נבחרות בדמוקרטיה המודרנית','4796E09C-B080-42A1-8873-4734BB169294', 6, 'A8ED06D7-DFC5-4E57-86BD-CA4EE3E0F370')">
            <text:p>INSERT INTO Modules (Id, Name, DepartmentId,Points,ModuleTypeId) VALUES (10326,N'סוגיות נבחרות בדמוקרטיה המודרנית','4796E09C-B080-42A1-8873-4734BB169294', 6, 'A8ED06D7-DFC5-4E57-86BD-CA4EE3E0F370')</text:p>
          </table:table-cell>
          <table:table-cell table:formula="oooc:=IF([.I129]=[.$O$5];[.$P$6];IF(ISERR(FIND([.$O$6];[.K129])) = 0;[.$P$5];IF(ISERR(FIND([.$O$7];[.K12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יאוריות וגישות בחקר התרבות (14205) [Note 47] <text:s/></text:p>
          </table:table-cell>
          <table:table-cell table:formula="oooc:=FIND(&quot;[Note&quot;;[.A130])" office:value-type="float" office:value="37">
            <text:p>37</text:p>
          </table:table-cell>
          <table:table-cell table:formula="oooc:=IF(ISERR([.B130]);LEN([.A130]);[.B130]-1)" office:value-type="float" office:value="36">
            <text:p>36</text:p>
          </table:table-cell>
          <table:table-cell table:formula="oooc:=TRIM(LEFT([.A130];[.C130]))" office:value-type="string" office:string-value="תיאוריות וגישות בחקר התרבות (14205)">
            <text:p>תיאוריות וגישות בחקר התרבות (14205)</text:p>
          </table:table-cell>
          <table:table-cell table:formula="oooc:=FIND(&quot;(&quot;;[.D130])" office:value-type="float" office:value="29">
            <text:p>29</text:p>
          </table:table-cell>
          <table:table-cell table:formula="oooc:=TRIM(LEFT([.D130];[.E130]-1))" office:value-type="string" office:string-value="תיאוריות וגישות בחקר התרבות">
            <text:p>תיאוריות וגישות בחקר התרבות</text:p>
          </table:table-cell>
          <table:table-cell table:formula="oooc:=LEFT(RIGHT([.D130];6);5)" office:value-type="string" office:string-value="14205">
            <text:p>1420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0];&quot;'&quot;;&quot;''&quot;)" office:value-type="string" office:string-value="תיאוריות וגישות בחקר התרבות">
            <text:p>תיאוריות וגישות בחקר התרבות</text:p>
          </table:table-cell>
          <table:table-cell table:formula="oooc:=&quot;INSERT INTO Modules (Id, Name, DepartmentId,Points,ModuleTypeId) VALUES (&quot;&amp;[.G130]&amp;&quot;,N'&quot;&amp;[.K130]&amp;&quot;','&quot;&amp;[.J130]&amp;&quot;', 6, '&quot; &amp; [.M130] &amp; &quot;')&quot;" office:value-type="string" office:string-value="INSERT INTO Modules (Id, Name, DepartmentId,Points,ModuleTypeId) VALUES (14205,N'תיאוריות וגישות בחקר התרבות','4796E09C-B080-42A1-8873-4734BB169294', 6, 'A8ED06D7-DFC5-4E57-86BD-CA4EE3E0F370')">
            <text:p>INSERT INTO Modules (Id, Name, DepartmentId,Points,ModuleTypeId) VALUES (14205,N'תיאוריות וגישות בחקר התרבות','4796E09C-B080-42A1-8873-4734BB169294', 6, 'A8ED06D7-DFC5-4E57-86BD-CA4EE3E0F370')</text:p>
          </table:table-cell>
          <table:table-cell table:formula="oooc:=IF([.I130]=[.$O$5];[.$P$6];IF(ISERR(FIND([.$O$6];[.K130])) = 0;[.$P$5];IF(ISERR(FIND([.$O$7];[.K13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רעיון לממשות: ג'פרסון והפדרליזם בארה"ב (10317) [Note 5] <text:s/>[Note 22] <text:s/>[Note 58] <text:s/></text:p>
          </table:table-cell>
          <table:table-cell table:formula="oooc:=FIND(&quot;[Note&quot;;[.A131])" office:value-type="float" office:value="49">
            <text:p>49</text:p>
          </table:table-cell>
          <table:table-cell table:formula="oooc:=IF(ISERR([.B131]);LEN([.A131]);[.B131]-1)" office:value-type="float" office:value="48">
            <text:p>48</text:p>
          </table:table-cell>
          <table:table-cell table:formula="oooc:=TRIM(LEFT([.A131];[.C131]))" office:value-type="string" office:string-value="מרעיון לממשות: ג'פרסון והפדרליזם בארה&quot;ב (10317)">
            <text:p>מרעיון לממשות: ג'פרסון והפדרליזם בארה"ב (10317)</text:p>
          </table:table-cell>
          <table:table-cell table:formula="oooc:=FIND(&quot;(&quot;;[.D131])" office:value-type="float" office:value="41">
            <text:p>41</text:p>
          </table:table-cell>
          <table:table-cell table:formula="oooc:=TRIM(LEFT([.D131];[.E131]-1))" office:value-type="string" office:string-value="מרעיון לממשות: ג'פרסון והפדרליזם בארה&quot;ב">
            <text:p>מרעיון לממשות: ג'פרסון והפדרליזם בארה"ב</text:p>
          </table:table-cell>
          <table:table-cell table:formula="oooc:=LEFT(RIGHT([.D131];6);5)" office:value-type="string" office:string-value="10317">
            <text:p>1031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1];&quot;'&quot;;&quot;''&quot;)" office:value-type="string" office:string-value="מרעיון לממשות: ג''פרסון והפדרליזם בארה&quot;ב">
            <text:p>מרעיון לממשות: ג''פרסון והפדרליזם בארה"ב</text:p>
          </table:table-cell>
          <table:table-cell table:formula="oooc:=&quot;INSERT INTO Modules (Id, Name, DepartmentId,Points,ModuleTypeId) VALUES (&quot;&amp;[.G131]&amp;&quot;,N'&quot;&amp;[.K131]&amp;&quot;','&quot;&amp;[.J131]&amp;&quot;', 6, '&quot; &amp; [.M131] &amp; &quot;')&quot;" office:value-type="string" office:string-value="INSERT INTO Modules (Id, Name, DepartmentId,Points,ModuleTypeId) VALUES (10317,N'מרעיון לממשות: ג''פרסון והפדרליזם בארה&quot;ב','4796E09C-B080-42A1-8873-4734BB169294', 6, 'A8ED06D7-DFC5-4E57-86BD-CA4EE3E0F370')">
            <text:p>INSERT INTO Modules (Id, Name, DepartmentId,Points,ModuleTypeId) VALUES (10317,N'מרעיון לממשות: ג''פרסון והפדרליזם בארה"ב','4796E09C-B080-42A1-8873-4734BB169294', 6, 'A8ED06D7-DFC5-4E57-86BD-CA4EE3E0F370')</text:p>
          </table:table-cell>
          <table:table-cell table:formula="oooc:=IF([.I131]=[.$O$5];[.$P$6];IF(ISERR(FIND([.$O$6];[.K131])) = 0;[.$P$5];IF(ISERR(FIND([.$O$7];[.K13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קטטורות במאה העשרים (10662) [Note 24] <text:s/></text:p>
          </table:table-cell>
          <table:table-cell table:formula="oooc:=FIND(&quot;[Note&quot;;[.A132])" office:value-type="float" office:value="31">
            <text:p>31</text:p>
          </table:table-cell>
          <table:table-cell table:formula="oooc:=IF(ISERR([.B132]);LEN([.A132]);[.B132]-1)" office:value-type="float" office:value="30">
            <text:p>30</text:p>
          </table:table-cell>
          <table:table-cell table:formula="oooc:=TRIM(LEFT([.A132];[.C132]))" office:value-type="string" office:string-value="דיקטטורות במאה העשרים (10662)">
            <text:p>דיקטטורות במאה העשרים (10662)</text:p>
          </table:table-cell>
          <table:table-cell table:formula="oooc:=FIND(&quot;(&quot;;[.D132])" office:value-type="float" office:value="23">
            <text:p>23</text:p>
          </table:table-cell>
          <table:table-cell table:formula="oooc:=TRIM(LEFT([.D132];[.E132]-1))" office:value-type="string" office:string-value="דיקטטורות במאה העשרים">
            <text:p>דיקטטורות במאה העשרים</text:p>
          </table:table-cell>
          <table:table-cell table:formula="oooc:=LEFT(RIGHT([.D132];6);5)" office:value-type="string" office:string-value="10662">
            <text:p>1066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2];&quot;'&quot;;&quot;''&quot;)" office:value-type="string" office:string-value="דיקטטורות במאה העשרים">
            <text:p>דיקטטורות במאה העשרים</text:p>
          </table:table-cell>
          <table:table-cell table:formula="oooc:=&quot;INSERT INTO Modules (Id, Name, DepartmentId,Points,ModuleTypeId) VALUES (&quot;&amp;[.G132]&amp;&quot;,N'&quot;&amp;[.K132]&amp;&quot;','&quot;&amp;[.J132]&amp;&quot;', 6, '&quot; &amp; [.M132] &amp; &quot;')&quot;" office:value-type="string" office:string-value="INSERT INTO Modules (Id, Name, DepartmentId,Points,ModuleTypeId) VALUES (10662,N'דיקטטורות במאה העשרים','4796E09C-B080-42A1-8873-4734BB169294', 6, 'A8ED06D7-DFC5-4E57-86BD-CA4EE3E0F370')">
            <text:p>INSERT INTO Modules (Id, Name, DepartmentId,Points,ModuleTypeId) VALUES (10662,N'דיקטטורות במאה העשרים','4796E09C-B080-42A1-8873-4734BB169294', 6, 'A8ED06D7-DFC5-4E57-86BD-CA4EE3E0F370')</text:p>
          </table:table-cell>
          <table:table-cell table:formula="oooc:=IF([.I132]=[.$O$5];[.$P$6];IF(ISERR(FIND([.$O$6];[.K132])) = 0;[.$P$5];IF(ISERR(FIND([.$O$7];[.K13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קרונות בעיצוב ובניתוח של סביבות למידה (14002)</text:p>
          </table:table-cell>
          <table:table-cell table:formula="oooc:=FIND(&quot;[Note&quot;;[.A133])" office:value-type="float" office:value="0">
            <text:p>#VALUE!</text:p>
          </table:table-cell>
          <table:table-cell table:formula="oooc:=IF(ISERR([.B133]);LEN([.A133]);[.B133]-1)" office:value-type="float" office:value="46">
            <text:p>46</text:p>
          </table:table-cell>
          <table:table-cell table:formula="oooc:=TRIM(LEFT([.A133];[.C133]))" office:value-type="string" office:string-value="עקרונות בעיצוב ובניתוח של סביבות למידה (14002)">
            <text:p>עקרונות בעיצוב ובניתוח של סביבות למידה (14002)</text:p>
          </table:table-cell>
          <table:table-cell table:formula="oooc:=FIND(&quot;(&quot;;[.D133])" office:value-type="float" office:value="40">
            <text:p>40</text:p>
          </table:table-cell>
          <table:table-cell table:formula="oooc:=TRIM(LEFT([.D133];[.E133]-1))" office:value-type="string" office:string-value="עקרונות בעיצוב ובניתוח של סביבות למידה">
            <text:p>עקרונות בעיצוב ובניתוח של סביבות למידה</text:p>
          </table:table-cell>
          <table:table-cell table:formula="oooc:=LEFT(RIGHT([.D133];6);5)" office:value-type="string" office:string-value="14002">
            <text:p>1400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3];&quot;'&quot;;&quot;''&quot;)" office:value-type="string" office:string-value="עקרונות בעיצוב ובניתוח של סביבות למידה">
            <text:p>עקרונות בעיצוב ובניתוח של סביבות למידה</text:p>
          </table:table-cell>
          <table:table-cell table:formula="oooc:=&quot;INSERT INTO Modules (Id, Name, DepartmentId,Points,ModuleTypeId) VALUES (&quot;&amp;[.G133]&amp;&quot;,N'&quot;&amp;[.K133]&amp;&quot;','&quot;&amp;[.J133]&amp;&quot;', 6, '&quot; &amp; [.M133] &amp; &quot;')&quot;" office:value-type="string" office:string-value="INSERT INTO Modules (Id, Name, DepartmentId,Points,ModuleTypeId) VALUES (14002,N'עקרונות בעיצוב ובניתוח של סביבות למידה','4796E09C-B080-42A1-8873-4734BB169294', 6, 'A8ED06D7-DFC5-4E57-86BD-CA4EE3E0F370')">
            <text:p>INSERT INTO Modules (Id, Name, DepartmentId,Points,ModuleTypeId) VALUES (14002,N'עקרונות בעיצוב ובניתוח של סביבות למידה','4796E09C-B080-42A1-8873-4734BB169294', 6, 'A8ED06D7-DFC5-4E57-86BD-CA4EE3E0F370')</text:p>
          </table:table-cell>
          <table:table-cell table:formula="oooc:=IF([.I133]=[.$O$5];[.$P$6];IF(ISERR(FIND([.$O$6];[.K133])) = 0;[.$P$5];IF(ISERR(FIND([.$O$7];[.K13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טחון סוציאלי (10558) [Note 5] <text:s/>[Note 22] <text:s/></text:p>
          </table:table-cell>
          <table:table-cell table:formula="oooc:=FIND(&quot;[Note&quot;;[.A134])" office:value-type="float" office:value="24">
            <text:p>24</text:p>
          </table:table-cell>
          <table:table-cell table:formula="oooc:=IF(ISERR([.B134]);LEN([.A134]);[.B134]-1)" office:value-type="float" office:value="23">
            <text:p>23</text:p>
          </table:table-cell>
          <table:table-cell table:formula="oooc:=TRIM(LEFT([.A134];[.C134]))" office:value-type="string" office:string-value="ביטחון סוציאלי (10558)">
            <text:p>ביטחון סוציאלי (10558)</text:p>
          </table:table-cell>
          <table:table-cell table:formula="oooc:=FIND(&quot;(&quot;;[.D134])" office:value-type="float" office:value="16">
            <text:p>16</text:p>
          </table:table-cell>
          <table:table-cell table:formula="oooc:=TRIM(LEFT([.D134];[.E134]-1))" office:value-type="string" office:string-value="ביטחון סוציאלי">
            <text:p>ביטחון סוציאלי</text:p>
          </table:table-cell>
          <table:table-cell table:formula="oooc:=LEFT(RIGHT([.D134];6);5)" office:value-type="string" office:string-value="10558">
            <text:p>1055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4];&quot;'&quot;;&quot;''&quot;)" office:value-type="string" office:string-value="ביטחון סוציאלי">
            <text:p>ביטחון סוציאלי</text:p>
          </table:table-cell>
          <table:table-cell table:formula="oooc:=&quot;INSERT INTO Modules (Id, Name, DepartmentId,Points,ModuleTypeId) VALUES (&quot;&amp;[.G134]&amp;&quot;,N'&quot;&amp;[.K134]&amp;&quot;','&quot;&amp;[.J134]&amp;&quot;', 6, '&quot; &amp; [.M134] &amp; &quot;')&quot;" office:value-type="string" office:string-value="INSERT INTO Modules (Id, Name, DepartmentId,Points,ModuleTypeId) VALUES (10558,N'ביטחון סוציאלי','4796E09C-B080-42A1-8873-4734BB169294', 6, 'A8ED06D7-DFC5-4E57-86BD-CA4EE3E0F370')">
            <text:p>INSERT INTO Modules (Id, Name, DepartmentId,Points,ModuleTypeId) VALUES (10558,N'ביטחון סוציאלי','4796E09C-B080-42A1-8873-4734BB169294', 6, 'A8ED06D7-DFC5-4E57-86BD-CA4EE3E0F370')</text:p>
          </table:table-cell>
          <table:table-cell table:formula="oooc:=IF([.I134]=[.$O$5];[.$P$6];IF(ISERR(FIND([.$O$6];[.K134])) = 0;[.$P$5];IF(ISERR(FIND([.$O$7];[.K13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לחמה ואסטרטגיה (10390) [Note 5] <text:s/>[Note 22] <text:s/>[Note 51] <text:s/></text:p>
          </table:table-cell>
          <table:table-cell table:formula="oooc:=FIND(&quot;[Note&quot;;[.A135])" office:value-type="float" office:value="25">
            <text:p>25</text:p>
          </table:table-cell>
          <table:table-cell table:formula="oooc:=IF(ISERR([.B135]);LEN([.A135]);[.B135]-1)" office:value-type="float" office:value="24">
            <text:p>24</text:p>
          </table:table-cell>
          <table:table-cell table:formula="oooc:=TRIM(LEFT([.A135];[.C135]))" office:value-type="string" office:string-value="מלחמה ואסטרטגיה (10390)">
            <text:p>מלחמה ואסטרטגיה (10390)</text:p>
          </table:table-cell>
          <table:table-cell table:formula="oooc:=FIND(&quot;(&quot;;[.D135])" office:value-type="float" office:value="17">
            <text:p>17</text:p>
          </table:table-cell>
          <table:table-cell table:formula="oooc:=TRIM(LEFT([.D135];[.E135]-1))" office:value-type="string" office:string-value="מלחמה ואסטרטגיה">
            <text:p>מלחמה ואסטרטגיה</text:p>
          </table:table-cell>
          <table:table-cell table:formula="oooc:=LEFT(RIGHT([.D135];6);5)" office:value-type="string" office:string-value="10390">
            <text:p>1039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5];&quot;'&quot;;&quot;''&quot;)" office:value-type="string" office:string-value="מלחמה ואסטרטגיה">
            <text:p>מלחמה ואסטרטגיה</text:p>
          </table:table-cell>
          <table:table-cell table:formula="oooc:=&quot;INSERT INTO Modules (Id, Name, DepartmentId,Points,ModuleTypeId) VALUES (&quot;&amp;[.G135]&amp;&quot;,N'&quot;&amp;[.K135]&amp;&quot;','&quot;&amp;[.J135]&amp;&quot;', 6, '&quot; &amp; [.M135] &amp; &quot;')&quot;" office:value-type="string" office:string-value="INSERT INTO Modules (Id, Name, DepartmentId,Points,ModuleTypeId) VALUES (10390,N'מלחמה ואסטרטגיה','4796E09C-B080-42A1-8873-4734BB169294', 6, 'A8ED06D7-DFC5-4E57-86BD-CA4EE3E0F370')">
            <text:p>INSERT INTO Modules (Id, Name, DepartmentId,Points,ModuleTypeId) VALUES (10390,N'מלחמה ואסטרטגיה','4796E09C-B080-42A1-8873-4734BB169294', 6, 'A8ED06D7-DFC5-4E57-86BD-CA4EE3E0F370')</text:p>
          </table:table-cell>
          <table:table-cell table:formula="oooc:=IF([.I135]=[.$O$5];[.$P$6];IF(ISERR(FIND([.$O$6];[.K135])) = 0;[.$P$5];IF(ISERR(FIND([.$O$7];[.K13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התפתחותית (10493) [Note 52] <text:s/></text:p>
          </table:table-cell>
          <table:table-cell table:formula="oooc:=FIND(&quot;[Note&quot;;[.A136])" office:value-type="float" office:value="30">
            <text:p>30</text:p>
          </table:table-cell>
          <table:table-cell table:formula="oooc:=IF(ISERR([.B136]);LEN([.A136]);[.B136]-1)" office:value-type="float" office:value="29">
            <text:p>29</text:p>
          </table:table-cell>
          <table:table-cell table:formula="oooc:=TRIM(LEFT([.A136];[.C136]))" office:value-type="string" office:string-value="פסיכולוגיה התפתחותית (10493)">
            <text:p>פסיכולוגיה התפתחותית (10493)</text:p>
          </table:table-cell>
          <table:table-cell table:formula="oooc:=FIND(&quot;(&quot;;[.D136])" office:value-type="float" office:value="22">
            <text:p>22</text:p>
          </table:table-cell>
          <table:table-cell table:formula="oooc:=TRIM(LEFT([.D136];[.E136]-1))" office:value-type="string" office:string-value="פסיכולוגיה התפתחותית">
            <text:p>פסיכולוגיה התפתחותית</text:p>
          </table:table-cell>
          <table:table-cell table:formula="oooc:=LEFT(RIGHT([.D136];6);5)" office:value-type="string" office:string-value="10493">
            <text:p>1049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6];&quot;'&quot;;&quot;''&quot;)" office:value-type="string" office:string-value="פסיכולוגיה התפתחותית">
            <text:p>פסיכולוגיה התפתחותית</text:p>
          </table:table-cell>
          <table:table-cell table:formula="oooc:=&quot;INSERT INTO Modules (Id, Name, DepartmentId,Points,ModuleTypeId) VALUES (&quot;&amp;[.G136]&amp;&quot;,N'&quot;&amp;[.K136]&amp;&quot;','&quot;&amp;[.J136]&amp;&quot;', 6, '&quot; &amp; [.M136] &amp; &quot;')&quot;" office:value-type="string" office:string-value="INSERT INTO Modules (Id, Name, DepartmentId,Points,ModuleTypeId) VALUES (10493,N'פסיכולוגיה התפתחותית','4796E09C-B080-42A1-8873-4734BB169294', 6, 'A8ED06D7-DFC5-4E57-86BD-CA4EE3E0F370')">
            <text:p>INSERT INTO Modules (Id, Name, DepartmentId,Points,ModuleTypeId) VALUES (10493,N'פסיכולוגיה התפתחותית','4796E09C-B080-42A1-8873-4734BB169294', 6, 'A8ED06D7-DFC5-4E57-86BD-CA4EE3E0F370')</text:p>
          </table:table-cell>
          <table:table-cell table:formula="oooc:=IF([.I136]=[.$O$5];[.$P$6];IF(ISERR(FIND([.$O$6];[.K136])) = 0;[.$P$5];IF(ISERR(FIND([.$O$7];[.K13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משל ופוליטיקה במדינת ישראל (ברוסית) (42141) [Note 24] <text:s/>[Note 27] <text:s/></text:p>
          </table:table-cell>
          <table:table-cell table:formula="oooc:=FIND(&quot;[Note&quot;;[.A137])" office:value-type="float" office:value="46">
            <text:p>46</text:p>
          </table:table-cell>
          <table:table-cell table:formula="oooc:=IF(ISERR([.B137]);LEN([.A137]);[.B137]-1)" office:value-type="float" office:value="45">
            <text:p>45</text:p>
          </table:table-cell>
          <table:table-cell table:formula="oooc:=TRIM(LEFT([.A137];[.C137]))" office:value-type="string" office:string-value="ממשל ופוליטיקה במדינת ישראל (ברוסית) (42141)">
            <text:p>ממשל ופוליטיקה במדינת ישראל (ברוסית) (42141)</text:p>
          </table:table-cell>
          <table:table-cell table:formula="oooc:=FIND(&quot;(&quot;;[.D137])" office:value-type="float" office:value="29">
            <text:p>29</text:p>
          </table:table-cell>
          <table:table-cell table:formula="oooc:=TRIM(LEFT([.D137];[.E137]-1))" office:value-type="string" office:string-value="ממשל ופוליטיקה במדינת ישראל">
            <text:p>ממשל ופוליטיקה במדינת ישראל</text:p>
          </table:table-cell>
          <table:table-cell table:formula="oooc:=LEFT(RIGHT([.D137];6);5)" office:value-type="string" office:string-value="42141">
            <text:p>4214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7];&quot;'&quot;;&quot;''&quot;)" office:value-type="string" office:string-value="ממשל ופוליטיקה במדינת ישראל">
            <text:p>ממשל ופוליטיקה במדינת ישראל</text:p>
          </table:table-cell>
          <table:table-cell table:formula="oooc:=&quot;INSERT INTO Modules (Id, Name, DepartmentId,Points,ModuleTypeId) VALUES (&quot;&amp;[.G137]&amp;&quot;,N'&quot;&amp;[.K137]&amp;&quot;','&quot;&amp;[.J137]&amp;&quot;', 6, '&quot; &amp; [.M137] &amp; &quot;')&quot;" office:value-type="string" office:string-value="INSERT INTO Modules (Id, Name, DepartmentId,Points,ModuleTypeId) VALUES (42141,N'ממשל ופוליטיקה במדינת ישראל','4796E09C-B080-42A1-8873-4734BB169294', 6, 'A8ED06D7-DFC5-4E57-86BD-CA4EE3E0F370')">
            <text:p>INSERT INTO Modules (Id, Name, DepartmentId,Points,ModuleTypeId) VALUES (42141,N'ממשל ופוליטיקה במדינת ישראל','4796E09C-B080-42A1-8873-4734BB169294', 6, 'A8ED06D7-DFC5-4E57-86BD-CA4EE3E0F370')</text:p>
          </table:table-cell>
          <table:table-cell table:formula="oooc:=IF([.I137]=[.$O$5];[.$P$6];IF(ISERR(FIND([.$O$6];[.K137])) = 0;[.$P$5];IF(ISERR(FIND([.$O$7];[.K13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פתולוגיה (10619) [Note 52] <text:s/></text:p>
          </table:table-cell>
          <table:table-cell table:formula="oooc:=FIND(&quot;[Note&quot;;[.A138])" office:value-type="float" office:value="23">
            <text:p>23</text:p>
          </table:table-cell>
          <table:table-cell table:formula="oooc:=IF(ISERR([.B138]);LEN([.A138]);[.B138]-1)" office:value-type="float" office:value="22">
            <text:p>22</text:p>
          </table:table-cell>
          <table:table-cell table:formula="oooc:=TRIM(LEFT([.A138];[.C138]))" office:value-type="string" office:string-value="פסיכופתולוגיה (10619)">
            <text:p>פסיכופתולוגיה (10619)</text:p>
          </table:table-cell>
          <table:table-cell table:formula="oooc:=FIND(&quot;(&quot;;[.D138])" office:value-type="float" office:value="15">
            <text:p>15</text:p>
          </table:table-cell>
          <table:table-cell table:formula="oooc:=TRIM(LEFT([.D138];[.E138]-1))" office:value-type="string" office:string-value="פסיכופתולוגיה">
            <text:p>פסיכופתולוגיה</text:p>
          </table:table-cell>
          <table:table-cell table:formula="oooc:=LEFT(RIGHT([.D138];6);5)" office:value-type="string" office:string-value="10619">
            <text:p>1061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8];&quot;'&quot;;&quot;''&quot;)" office:value-type="string" office:string-value="פסיכופתולוגיה">
            <text:p>פסיכופתולוגיה</text:p>
          </table:table-cell>
          <table:table-cell table:formula="oooc:=&quot;INSERT INTO Modules (Id, Name, DepartmentId,Points,ModuleTypeId) VALUES (&quot;&amp;[.G138]&amp;&quot;,N'&quot;&amp;[.K138]&amp;&quot;','&quot;&amp;[.J138]&amp;&quot;', 6, '&quot; &amp; [.M138] &amp; &quot;')&quot;" office:value-type="string" office:string-value="INSERT INTO Modules (Id, Name, DepartmentId,Points,ModuleTypeId) VALUES (10619,N'פסיכופתולוגיה','4796E09C-B080-42A1-8873-4734BB169294', 6, 'A8ED06D7-DFC5-4E57-86BD-CA4EE3E0F370')">
            <text:p>INSERT INTO Modules (Id, Name, DepartmentId,Points,ModuleTypeId) VALUES (10619,N'פסיכופתולוגיה','4796E09C-B080-42A1-8873-4734BB169294', 6, 'A8ED06D7-DFC5-4E57-86BD-CA4EE3E0F370')</text:p>
          </table:table-cell>
          <table:table-cell table:formula="oooc:=IF([.I138]=[.$O$5];[.$P$6];IF(ISERR(FIND([.$O$6];[.K138])) = 0;[.$P$5];IF(ISERR(FIND([.$O$7];[.K13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וקרטיה וביטחון לאומי בישראל (10509) [Note 5] <text:s/>[Note 22] <text:s/>[Note 24] <text:s/>[Note 39] <text:s/></text:p>
          </table:table-cell>
          <table:table-cell table:formula="oooc:=FIND(&quot;[Note&quot;;[.A139])" office:value-type="float" office:value="39">
            <text:p>39</text:p>
          </table:table-cell>
          <table:table-cell table:formula="oooc:=IF(ISERR([.B139]);LEN([.A139]);[.B139]-1)" office:value-type="float" office:value="38">
            <text:p>38</text:p>
          </table:table-cell>
          <table:table-cell table:formula="oooc:=TRIM(LEFT([.A139];[.C139]))" office:value-type="string" office:string-value="דמוקרטיה וביטחון לאומי בישראל (10509)">
            <text:p>דמוקרטיה וביטחון לאומי בישראל (10509)</text:p>
          </table:table-cell>
          <table:table-cell table:formula="oooc:=FIND(&quot;(&quot;;[.D139])" office:value-type="float" office:value="31">
            <text:p>31</text:p>
          </table:table-cell>
          <table:table-cell table:formula="oooc:=TRIM(LEFT([.D139];[.E139]-1))" office:value-type="string" office:string-value="דמוקרטיה וביטחון לאומי בישראל">
            <text:p>דמוקרטיה וביטחון לאומי בישראל</text:p>
          </table:table-cell>
          <table:table-cell table:formula="oooc:=LEFT(RIGHT([.D139];6);5)" office:value-type="string" office:string-value="10509">
            <text:p>1050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39];&quot;'&quot;;&quot;''&quot;)" office:value-type="string" office:string-value="דמוקרטיה וביטחון לאומי בישראל">
            <text:p>דמוקרטיה וביטחון לאומי בישראל</text:p>
          </table:table-cell>
          <table:table-cell table:formula="oooc:=&quot;INSERT INTO Modules (Id, Name, DepartmentId,Points,ModuleTypeId) VALUES (&quot;&amp;[.G139]&amp;&quot;,N'&quot;&amp;[.K139]&amp;&quot;','&quot;&amp;[.J139]&amp;&quot;', 6, '&quot; &amp; [.M139] &amp; &quot;')&quot;" office:value-type="string" office:string-value="INSERT INTO Modules (Id, Name, DepartmentId,Points,ModuleTypeId) VALUES (10509,N'דמוקרטיה וביטחון לאומי בישראל','4796E09C-B080-42A1-8873-4734BB169294', 6, 'A8ED06D7-DFC5-4E57-86BD-CA4EE3E0F370')">
            <text:p>INSERT INTO Modules (Id, Name, DepartmentId,Points,ModuleTypeId) VALUES (10509,N'דמוקרטיה וביטחון לאומי בישראל','4796E09C-B080-42A1-8873-4734BB169294', 6, 'A8ED06D7-DFC5-4E57-86BD-CA4EE3E0F370')</text:p>
          </table:table-cell>
          <table:table-cell table:formula="oooc:=IF([.I139]=[.$O$5];[.$P$6];IF(ISERR(FIND([.$O$6];[.K139])) = 0;[.$P$5];IF(ISERR(FIND([.$O$7];[.K13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זדהות עם קבוצות (10575) [Note 5] <text:s/>[Note 22] <text:s/>[Note 30] <text:s/>[Note 47] <text:s/></text:p>
          </table:table-cell>
          <table:table-cell table:formula="oooc:=FIND(&quot;[Note&quot;;[.A140])" office:value-type="float" office:value="26">
            <text:p>26</text:p>
          </table:table-cell>
          <table:table-cell table:formula="oooc:=IF(ISERR([.B140]);LEN([.A140]);[.B140]-1)" office:value-type="float" office:value="25">
            <text:p>25</text:p>
          </table:table-cell>
          <table:table-cell table:formula="oooc:=TRIM(LEFT([.A140];[.C140]))" office:value-type="string" office:string-value="הזדהות עם קבוצות (10575)">
            <text:p>הזדהות עם קבוצות (10575)</text:p>
          </table:table-cell>
          <table:table-cell table:formula="oooc:=FIND(&quot;(&quot;;[.D140])" office:value-type="float" office:value="18">
            <text:p>18</text:p>
          </table:table-cell>
          <table:table-cell table:formula="oooc:=TRIM(LEFT([.D140];[.E140]-1))" office:value-type="string" office:string-value="הזדהות עם קבוצות">
            <text:p>הזדהות עם קבוצות</text:p>
          </table:table-cell>
          <table:table-cell table:formula="oooc:=LEFT(RIGHT([.D140];6);5)" office:value-type="string" office:string-value="10575">
            <text:p>1057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0];&quot;'&quot;;&quot;''&quot;)" office:value-type="string" office:string-value="הזדהות עם קבוצות">
            <text:p>הזדהות עם קבוצות</text:p>
          </table:table-cell>
          <table:table-cell table:formula="oooc:=&quot;INSERT INTO Modules (Id, Name, DepartmentId,Points,ModuleTypeId) VALUES (&quot;&amp;[.G140]&amp;&quot;,N'&quot;&amp;[.K140]&amp;&quot;','&quot;&amp;[.J140]&amp;&quot;', 6, '&quot; &amp; [.M140] &amp; &quot;')&quot;" office:value-type="string" office:string-value="INSERT INTO Modules (Id, Name, DepartmentId,Points,ModuleTypeId) VALUES (10575,N'הזדהות עם קבוצות','4796E09C-B080-42A1-8873-4734BB169294', 6, 'A8ED06D7-DFC5-4E57-86BD-CA4EE3E0F370')">
            <text:p>INSERT INTO Modules (Id, Name, DepartmentId,Points,ModuleTypeId) VALUES (10575,N'הזדהות עם קבוצות','4796E09C-B080-42A1-8873-4734BB169294', 6, 'A8ED06D7-DFC5-4E57-86BD-CA4EE3E0F370')</text:p>
          </table:table-cell>
          <table:table-cell table:formula="oooc:=IF([.I140]=[.$O$5];[.$P$6];IF(ISERR(FIND([.$O$6];[.K140])) = 0;[.$P$5];IF(ISERR(FIND([.$O$7];[.K14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תוח תכניות לימודים בתחומי דעת (14012)</text:p>
          </table:table-cell>
          <table:table-cell table:formula="oooc:=FIND(&quot;[Note&quot;;[.A141])" office:value-type="float" office:value="0">
            <text:p>#VALUE!</text:p>
          </table:table-cell>
          <table:table-cell table:formula="oooc:=IF(ISERR([.B141]);LEN([.A141]);[.B141]-1)" office:value-type="float" office:value="39">
            <text:p>39</text:p>
          </table:table-cell>
          <table:table-cell table:formula="oooc:=TRIM(LEFT([.A141];[.C141]))" office:value-type="string" office:string-value="פיתוח תכניות לימודים בתחומי דעת (14012)">
            <text:p>פיתוח תכניות לימודים בתחומי דעת (14012)</text:p>
          </table:table-cell>
          <table:table-cell table:formula="oooc:=FIND(&quot;(&quot;;[.D141])" office:value-type="float" office:value="33">
            <text:p>33</text:p>
          </table:table-cell>
          <table:table-cell table:formula="oooc:=TRIM(LEFT([.D141];[.E141]-1))" office:value-type="string" office:string-value="פיתוח תכניות לימודים בתחומי דעת">
            <text:p>פיתוח תכניות לימודים בתחומי דעת</text:p>
          </table:table-cell>
          <table:table-cell table:formula="oooc:=LEFT(RIGHT([.D141];6);5)" office:value-type="string" office:string-value="14012">
            <text:p>1401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1];&quot;'&quot;;&quot;''&quot;)" office:value-type="string" office:string-value="פיתוח תכניות לימודים בתחומי דעת">
            <text:p>פיתוח תכניות לימודים בתחומי דעת</text:p>
          </table:table-cell>
          <table:table-cell table:formula="oooc:=&quot;INSERT INTO Modules (Id, Name, DepartmentId,Points,ModuleTypeId) VALUES (&quot;&amp;[.G141]&amp;&quot;,N'&quot;&amp;[.K141]&amp;&quot;','&quot;&amp;[.J141]&amp;&quot;', 6, '&quot; &amp; [.M141] &amp; &quot;')&quot;" office:value-type="string" office:string-value="INSERT INTO Modules (Id, Name, DepartmentId,Points,ModuleTypeId) VALUES (14012,N'פיתוח תכניות לימודים בתחומי דעת','4796E09C-B080-42A1-8873-4734BB169294', 6, 'A8ED06D7-DFC5-4E57-86BD-CA4EE3E0F370')">
            <text:p>INSERT INTO Modules (Id, Name, DepartmentId,Points,ModuleTypeId) VALUES (14012,N'פיתוח תכניות לימודים בתחומי דעת','4796E09C-B080-42A1-8873-4734BB169294', 6, 'A8ED06D7-DFC5-4E57-86BD-CA4EE3E0F370')</text:p>
          </table:table-cell>
          <table:table-cell table:formula="oooc:=IF([.I141]=[.$O$5];[.$P$6];IF(ISERR(FIND([.$O$6];[.K141])) = 0;[.$P$5];IF(ISERR(FIND([.$O$7];[.K14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תנסות בעבודה מעשית בפסיכולוגיה (91410) [Note 14] <text:s/>[Note 30] <text:s/>[Note 41] <text:s/>[Note 47] <text:s/></text:p>
          </table:table-cell>
          <table:table-cell table:formula="oooc:=FIND(&quot;[Note&quot;;[.A142])" office:value-type="float" office:value="41">
            <text:p>41</text:p>
          </table:table-cell>
          <table:table-cell table:formula="oooc:=IF(ISERR([.B142]);LEN([.A142]);[.B142]-1)" office:value-type="float" office:value="40">
            <text:p>40</text:p>
          </table:table-cell>
          <table:table-cell table:formula="oooc:=TRIM(LEFT([.A142];[.C142]))" office:value-type="string" office:string-value="התנסות בעבודה מעשית בפסיכולוגיה (91410)">
            <text:p>התנסות בעבודה מעשית בפסיכולוגיה (91410)</text:p>
          </table:table-cell>
          <table:table-cell table:formula="oooc:=FIND(&quot;(&quot;;[.D142])" office:value-type="float" office:value="33">
            <text:p>33</text:p>
          </table:table-cell>
          <table:table-cell table:formula="oooc:=TRIM(LEFT([.D142];[.E142]-1))" office:value-type="string" office:string-value="התנסות בעבודה מעשית בפסיכולוגיה">
            <text:p>התנסות בעבודה מעשית בפסיכולוגיה</text:p>
          </table:table-cell>
          <table:table-cell table:formula="oooc:=LEFT(RIGHT([.D142];6);5)" office:value-type="string" office:string-value="91410">
            <text:p>9141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2];&quot;'&quot;;&quot;''&quot;)" office:value-type="string" office:string-value="התנסות בעבודה מעשית בפסיכולוגיה">
            <text:p>התנסות בעבודה מעשית בפסיכולוגיה</text:p>
          </table:table-cell>
          <table:table-cell table:formula="oooc:=&quot;INSERT INTO Modules (Id, Name, DepartmentId,Points,ModuleTypeId) VALUES (&quot;&amp;[.G142]&amp;&quot;,N'&quot;&amp;[.K142]&amp;&quot;','&quot;&amp;[.J142]&amp;&quot;', 6, '&quot; &amp; [.M142] &amp; &quot;')&quot;" office:value-type="string" office:string-value="INSERT INTO Modules (Id, Name, DepartmentId,Points,ModuleTypeId) VALUES (91410,N'התנסות בעבודה מעשית בפסיכולוגיה','4796E09C-B080-42A1-8873-4734BB169294', 6, 'A8ED06D7-DFC5-4E57-86BD-CA4EE3E0F370')">
            <text:p>INSERT INTO Modules (Id, Name, DepartmentId,Points,ModuleTypeId) VALUES (91410,N'התנסות בעבודה מעשית בפסיכולוגיה','4796E09C-B080-42A1-8873-4734BB169294', 6, 'A8ED06D7-DFC5-4E57-86BD-CA4EE3E0F370')</text:p>
          </table:table-cell>
          <table:table-cell table:formula="oooc:=IF([.I142]=[.$O$5];[.$P$6];IF(ISERR(FIND([.$O$6];[.K142])) = 0;[.$P$5];IF(ISERR(FIND([.$O$7];[.K14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ניהולית מתקדמת לחשבונאים (10913) [Note 22] <text:s/></text:p>
          </table:table-cell>
          <table:table-cell table:formula="oooc:=FIND(&quot;[Note&quot;;[.A143])" office:value-type="float" office:value="43">
            <text:p>43</text:p>
          </table:table-cell>
          <table:table-cell table:formula="oooc:=IF(ISERR([.B143]);LEN([.A143]);[.B143]-1)" office:value-type="float" office:value="42">
            <text:p>42</text:p>
          </table:table-cell>
          <table:table-cell table:formula="oooc:=TRIM(LEFT([.A143];[.C143]))" office:value-type="string" office:string-value="חשבונאות ניהולית מתקדמת לחשבונאים (10913)">
            <text:p>חשבונאות ניהולית מתקדמת לחשבונאים (10913)</text:p>
          </table:table-cell>
          <table:table-cell table:formula="oooc:=FIND(&quot;(&quot;;[.D143])" office:value-type="float" office:value="35">
            <text:p>35</text:p>
          </table:table-cell>
          <table:table-cell table:formula="oooc:=TRIM(LEFT([.D143];[.E143]-1))" office:value-type="string" office:string-value="חשבונאות ניהולית מתקדמת לחשבונאים">
            <text:p>חשבונאות ניהולית מתקדמת לחשבונאים</text:p>
          </table:table-cell>
          <table:table-cell table:formula="oooc:=LEFT(RIGHT([.D143];6);5)" office:value-type="string" office:string-value="10913">
            <text:p>1091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3];&quot;'&quot;;&quot;''&quot;)" office:value-type="string" office:string-value="חשבונאות ניהולית מתקדמת לחשבונאים">
            <text:p>חשבונאות ניהולית מתקדמת לחשבונאים</text:p>
          </table:table-cell>
          <table:table-cell table:formula="oooc:=&quot;INSERT INTO Modules (Id, Name, DepartmentId,Points,ModuleTypeId) VALUES (&quot;&amp;[.G143]&amp;&quot;,N'&quot;&amp;[.K143]&amp;&quot;','&quot;&amp;[.J143]&amp;&quot;', 6, '&quot; &amp; [.M143] &amp; &quot;')&quot;" office:value-type="string" office:string-value="INSERT INTO Modules (Id, Name, DepartmentId,Points,ModuleTypeId) VALUES (10913,N'חשבונאות ניהולית מתקדמת לחשבונאים','4796E09C-B080-42A1-8873-4734BB169294', 6, 'A8ED06D7-DFC5-4E57-86BD-CA4EE3E0F370')">
            <text:p>INSERT INTO Modules (Id, Name, DepartmentId,Points,ModuleTypeId) VALUES (10913,N'חשבונאות ניהולית מתקדמת לחשבונאים','4796E09C-B080-42A1-8873-4734BB169294', 6, 'A8ED06D7-DFC5-4E57-86BD-CA4EE3E0F370')</text:p>
          </table:table-cell>
          <table:table-cell table:formula="oooc:=IF([.I143]=[.$O$5];[.$P$6];IF(ISERR(FIND([.$O$6];[.K143])) = 0;[.$P$5];IF(ISERR(FIND([.$O$7];[.K14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פריקה בין דמוקרטיה ודיקטטורה (12012) [Note 47] <text:s/></text:p>
          </table:table-cell>
          <table:table-cell table:formula="oooc:=FIND(&quot;[Note&quot;;[.A144])" office:value-type="float" office:value="39">
            <text:p>39</text:p>
          </table:table-cell>
          <table:table-cell table:formula="oooc:=IF(ISERR([.B144]);LEN([.A144]);[.B144]-1)" office:value-type="float" office:value="38">
            <text:p>38</text:p>
          </table:table-cell>
          <table:table-cell table:formula="oooc:=TRIM(LEFT([.A144];[.C144]))" office:value-type="string" office:string-value="אפריקה בין דמוקרטיה ודיקטטורה (12012)">
            <text:p>אפריקה בין דמוקרטיה ודיקטטורה (12012)</text:p>
          </table:table-cell>
          <table:table-cell table:formula="oooc:=FIND(&quot;(&quot;;[.D144])" office:value-type="float" office:value="31">
            <text:p>31</text:p>
          </table:table-cell>
          <table:table-cell table:formula="oooc:=TRIM(LEFT([.D144];[.E144]-1))" office:value-type="string" office:string-value="אפריקה בין דמוקרטיה ודיקטטורה">
            <text:p>אפריקה בין דמוקרטיה ודיקטטורה</text:p>
          </table:table-cell>
          <table:table-cell table:formula="oooc:=LEFT(RIGHT([.D144];6);5)" office:value-type="string" office:string-value="12012">
            <text:p>12012</text:p>
          </table:table-cell>
          <table:table-cell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4];&quot;'&quot;;&quot;''&quot;)" office:value-type="string" office:string-value="אפריקה בין דמוקרטיה ודיקטטורה">
            <text:p>אפריקה בין דמוקרטיה ודיקטטורה</text:p>
          </table:table-cell>
          <table:table-cell table:formula="oooc:=&quot;INSERT INTO Modules (Id, Name, DepartmentId,Points,ModuleTypeId) VALUES (&quot;&amp;[.G144]&amp;&quot;,N'&quot;&amp;[.K144]&amp;&quot;','&quot;&amp;[.J144]&amp;&quot;', 6, '&quot; &amp; [.M144] &amp; &quot;')&quot;" office:value-type="string" office:string-value="INSERT INTO Modules (Id, Name, DepartmentId,Points,ModuleTypeId) VALUES (12012,N'אפריקה בין דמוקרטיה ודיקטטורה','4796E09C-B080-42A1-8873-4734BB169294', 6, 'A8ED06D7-DFC5-4E57-86BD-CA4EE3E0F370')">
            <text:p>INSERT INTO Modules (Id, Name, DepartmentId,Points,ModuleTypeId) VALUES (12012,N'אפריקה בין דמוקרטיה ודיקטטורה','4796E09C-B080-42A1-8873-4734BB169294', 6, 'A8ED06D7-DFC5-4E57-86BD-CA4EE3E0F370')</text:p>
          </table:table-cell>
          <table:table-cell table:formula="oooc:=IF([.I144]=[.$O$5];[.$P$6];IF(ISERR(FIND([.$O$6];[.K144])) = 0;[.$P$5];IF(ISERR(FIND([.$O$7];[.K14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יבוד: סוגיות באי-שוויון חברתי (10349) [Note 5] <text:s/>[Note 22] <text:s/>[Note 24] <text:s/></text:p>
          </table:table-cell>
          <table:table-cell table:formula="oooc:=FIND(&quot;[Note&quot;;[.A145])" office:value-type="float" office:value="40">
            <text:p>40</text:p>
          </table:table-cell>
          <table:table-cell table:formula="oooc:=IF(ISERR([.B145]);LEN([.A145]);[.B145]-1)" office:value-type="float" office:value="39">
            <text:p>39</text:p>
          </table:table-cell>
          <table:table-cell table:formula="oooc:=TRIM(LEFT([.A145];[.C145]))" office:value-type="string" office:string-value="ריבוד: סוגיות באי-שוויון חברתי (10349)">
            <text:p>ריבוד: סוגיות באי-שוויון חברתי (10349)</text:p>
          </table:table-cell>
          <table:table-cell table:formula="oooc:=FIND(&quot;(&quot;;[.D145])" office:value-type="float" office:value="32">
            <text:p>32</text:p>
          </table:table-cell>
          <table:table-cell table:formula="oooc:=TRIM(LEFT([.D145];[.E145]-1))" office:value-type="string" office:string-value="ריבוד: סוגיות באי-שוויון חברתי">
            <text:p>ריבוד: סוגיות באי-שוויון חברתי</text:p>
          </table:table-cell>
          <table:table-cell table:formula="oooc:=LEFT(RIGHT([.D145];6);5)" office:value-type="string" office:string-value="10349">
            <text:p>1034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5];&quot;'&quot;;&quot;''&quot;)" office:value-type="string" office:string-value="ריבוד: סוגיות באי-שוויון חברתי">
            <text:p>ריבוד: סוגיות באי-שוויון חברתי</text:p>
          </table:table-cell>
          <table:table-cell table:formula="oooc:=&quot;INSERT INTO Modules (Id, Name, DepartmentId,Points,ModuleTypeId) VALUES (&quot;&amp;[.G145]&amp;&quot;,N'&quot;&amp;[.K145]&amp;&quot;','&quot;&amp;[.J145]&amp;&quot;', 6, '&quot; &amp; [.M145] &amp; &quot;')&quot;" office:value-type="string" office:string-value="INSERT INTO Modules (Id, Name, DepartmentId,Points,ModuleTypeId) VALUES (10349,N'ריבוד: סוגיות באי-שוויון חברתי','4796E09C-B080-42A1-8873-4734BB169294', 6, 'A8ED06D7-DFC5-4E57-86BD-CA4EE3E0F370')">
            <text:p>INSERT INTO Modules (Id, Name, DepartmentId,Points,ModuleTypeId) VALUES (10349,N'ריבוד: סוגיות באי-שוויון חברתי','4796E09C-B080-42A1-8873-4734BB169294', 6, 'A8ED06D7-DFC5-4E57-86BD-CA4EE3E0F370')</text:p>
          </table:table-cell>
          <table:table-cell table:formula="oooc:=IF([.I145]=[.$O$5];[.$P$6];IF(ISERR(FIND([.$O$6];[.K145])) = 0;[.$P$5];IF(ISERR(FIND([.$O$7];[.K14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דיקטטורה לדמוקרטיה באמריקה הלטינית (12024) [Note 47] <text:s/></text:p>
          </table:table-cell>
          <table:table-cell table:formula="oooc:=FIND(&quot;[Note&quot;;[.A146])" office:value-type="float" office:value="45">
            <text:p>45</text:p>
          </table:table-cell>
          <table:table-cell table:formula="oooc:=IF(ISERR([.B146]);LEN([.A146]);[.B146]-1)" office:value-type="float" office:value="44">
            <text:p>44</text:p>
          </table:table-cell>
          <table:table-cell table:formula="oooc:=TRIM(LEFT([.A146];[.C146]))" office:value-type="string" office:string-value="מדיקטטורה לדמוקרטיה באמריקה הלטינית (12024)">
            <text:p>מדיקטטורה לדמוקרטיה באמריקה הלטינית (12024)</text:p>
          </table:table-cell>
          <table:table-cell table:formula="oooc:=FIND(&quot;(&quot;;[.D146])" office:value-type="float" office:value="37">
            <text:p>37</text:p>
          </table:table-cell>
          <table:table-cell table:formula="oooc:=TRIM(LEFT([.D146];[.E146]-1))" office:value-type="string" office:string-value="מדיקטטורה לדמוקרטיה באמריקה הלטינית">
            <text:p>מדיקטטורה לדמוקרטיה באמריקה הלטינית</text:p>
          </table:table-cell>
          <table:table-cell table:formula="oooc:=LEFT(RIGHT([.D146];6);5)" office:value-type="string" office:string-value="12024">
            <text:p>1202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6];&quot;'&quot;;&quot;''&quot;)" office:value-type="string" office:string-value="מדיקטטורה לדמוקרטיה באמריקה הלטינית">
            <text:p>מדיקטטורה לדמוקרטיה באמריקה הלטינית</text:p>
          </table:table-cell>
          <table:table-cell table:formula="oooc:=&quot;INSERT INTO Modules (Id, Name, DepartmentId,Points,ModuleTypeId) VALUES (&quot;&amp;[.G146]&amp;&quot;,N'&quot;&amp;[.K146]&amp;&quot;','&quot;&amp;[.J146]&amp;&quot;', 6, '&quot; &amp; [.M146] &amp; &quot;')&quot;" office:value-type="string" office:string-value="INSERT INTO Modules (Id, Name, DepartmentId,Points,ModuleTypeId) VALUES (12024,N'מדיקטטורה לדמוקרטיה באמריקה הלטינית','4796E09C-B080-42A1-8873-4734BB169294', 6, 'A8ED06D7-DFC5-4E57-86BD-CA4EE3E0F370')">
            <text:p>INSERT INTO Modules (Id, Name, DepartmentId,Points,ModuleTypeId) VALUES (12024,N'מדיקטטורה לדמוקרטיה באמריקה הלטינית','4796E09C-B080-42A1-8873-4734BB169294', 6, 'A8ED06D7-DFC5-4E57-86BD-CA4EE3E0F370')</text:p>
          </table:table-cell>
          <table:table-cell table:formula="oooc:=IF([.I146]=[.$O$5];[.$P$6];IF(ISERR(FIND([.$O$6];[.K146])) = 0;[.$P$5];IF(ISERR(FIND([.$O$7];[.K14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פוליס: משטרים, חילופי משטרים ומהפכות (12023) [Note 47] <text:s/></text:p>
          </table:table-cell>
          <table:table-cell table:formula="oooc:=FIND(&quot;[Note&quot;;[.A147])" office:value-type="float" office:value="47">
            <text:p>47</text:p>
          </table:table-cell>
          <table:table-cell table:formula="oooc:=IF(ISERR([.B147]);LEN([.A147]);[.B147]-1)" office:value-type="float" office:value="46">
            <text:p>46</text:p>
          </table:table-cell>
          <table:table-cell table:formula="oooc:=TRIM(LEFT([.A147];[.C147]))" office:value-type="string" office:string-value="הפוליס: משטרים, חילופי משטרים ומהפכות (12023)">
            <text:p>הפוליס: משטרים, חילופי משטרים ומהפכות (12023)</text:p>
          </table:table-cell>
          <table:table-cell table:formula="oooc:=FIND(&quot;(&quot;;[.D147])" office:value-type="float" office:value="39">
            <text:p>39</text:p>
          </table:table-cell>
          <table:table-cell table:formula="oooc:=TRIM(LEFT([.D147];[.E147]-1))" office:value-type="string" office:string-value="הפוליס: משטרים, חילופי משטרים ומהפכות">
            <text:p>הפוליס: משטרים, חילופי משטרים ומהפכות</text:p>
          </table:table-cell>
          <table:table-cell table:formula="oooc:=LEFT(RIGHT([.D147];6);5)" office:value-type="string" office:string-value="12023">
            <text:p>1202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7];&quot;'&quot;;&quot;''&quot;)" office:value-type="string" office:string-value="הפוליס: משטרים, חילופי משטרים ומהפכות">
            <text:p>הפוליס: משטרים, חילופי משטרים ומהפכות</text:p>
          </table:table-cell>
          <table:table-cell table:formula="oooc:=&quot;INSERT INTO Modules (Id, Name, DepartmentId,Points,ModuleTypeId) VALUES (&quot;&amp;[.G147]&amp;&quot;,N'&quot;&amp;[.K147]&amp;&quot;','&quot;&amp;[.J147]&amp;&quot;', 6, '&quot; &amp; [.M147] &amp; &quot;')&quot;" office:value-type="string" office:string-value="INSERT INTO Modules (Id, Name, DepartmentId,Points,ModuleTypeId) VALUES (12023,N'הפוליס: משטרים, חילופי משטרים ומהפכות','4796E09C-B080-42A1-8873-4734BB169294', 6, 'A8ED06D7-DFC5-4E57-86BD-CA4EE3E0F370')">
            <text:p>INSERT INTO Modules (Id, Name, DepartmentId,Points,ModuleTypeId) VALUES (12023,N'הפוליס: משטרים, חילופי משטרים ומהפכות','4796E09C-B080-42A1-8873-4734BB169294', 6, 'A8ED06D7-DFC5-4E57-86BD-CA4EE3E0F370')</text:p>
          </table:table-cell>
          <table:table-cell table:formula="oooc:=IF([.I147]=[.$O$5];[.$P$6];IF(ISERR(FIND([.$O$6];[.K147])) = 0;[.$P$5];IF(ISERR(FIND([.$O$7];[.K14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וקרטיה - גישה רב תחומית (12001) [Note 47] <text:s/></text:p>
          </table:table-cell>
          <table:table-cell table:formula="oooc:=FIND(&quot;[Note&quot;;[.A148])" office:value-type="float" office:value="35">
            <text:p>35</text:p>
          </table:table-cell>
          <table:table-cell table:formula="oooc:=IF(ISERR([.B148]);LEN([.A148]);[.B148]-1)" office:value-type="float" office:value="34">
            <text:p>34</text:p>
          </table:table-cell>
          <table:table-cell table:formula="oooc:=TRIM(LEFT([.A148];[.C148]))" office:value-type="string" office:string-value="דמוקרטיה - גישה רב תחומית (12001)">
            <text:p>דמוקרטיה - גישה רב תחומית (12001)</text:p>
          </table:table-cell>
          <table:table-cell table:formula="oooc:=FIND(&quot;(&quot;;[.D148])" office:value-type="float" office:value="27">
            <text:p>27</text:p>
          </table:table-cell>
          <table:table-cell table:formula="oooc:=TRIM(LEFT([.D148];[.E148]-1))" office:value-type="string" office:string-value="דמוקרטיה - גישה רב תחומית">
            <text:p>דמוקרטיה - גישה רב תחומית</text:p>
          </table:table-cell>
          <table:table-cell table:formula="oooc:=LEFT(RIGHT([.D148];6);5)" office:value-type="string" office:string-value="12001">
            <text:p>1200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8];&quot;'&quot;;&quot;''&quot;)" office:value-type="string" office:string-value="דמוקרטיה - גישה רב תחומית">
            <text:p>דמוקרטיה - גישה רב תחומית</text:p>
          </table:table-cell>
          <table:table-cell table:formula="oooc:=&quot;INSERT INTO Modules (Id, Name, DepartmentId,Points,ModuleTypeId) VALUES (&quot;&amp;[.G148]&amp;&quot;,N'&quot;&amp;[.K148]&amp;&quot;','&quot;&amp;[.J148]&amp;&quot;', 6, '&quot; &amp; [.M148] &amp; &quot;')&quot;" office:value-type="string" office:string-value="INSERT INTO Modules (Id, Name, DepartmentId,Points,ModuleTypeId) VALUES (12001,N'דמוקרטיה - גישה רב תחומית','4796E09C-B080-42A1-8873-4734BB169294', 6, 'A8ED06D7-DFC5-4E57-86BD-CA4EE3E0F370')">
            <text:p>INSERT INTO Modules (Id, Name, DepartmentId,Points,ModuleTypeId) VALUES (12001,N'דמוקרטיה - גישה רב תחומית','4796E09C-B080-42A1-8873-4734BB169294', 6, 'A8ED06D7-DFC5-4E57-86BD-CA4EE3E0F370')</text:p>
          </table:table-cell>
          <table:table-cell table:formula="oooc:=IF([.I148]=[.$O$5];[.$P$6];IF(ISERR(FIND([.$O$6];[.K148])) = 0;[.$P$5];IF(ISERR(FIND([.$O$7];[.K14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וראה יחידנית (10256) [Note 34] <text:s/></text:p>
          </table:table-cell>
          <table:table-cell table:formula="oooc:=FIND(&quot;[Note&quot;;[.A149])" office:value-type="float" office:value="23">
            <text:p>23</text:p>
          </table:table-cell>
          <table:table-cell table:formula="oooc:=IF(ISERR([.B149]);LEN([.A149]);[.B149]-1)" office:value-type="float" office:value="22">
            <text:p>22</text:p>
          </table:table-cell>
          <table:table-cell table:formula="oooc:=TRIM(LEFT([.A149];[.C149]))" office:value-type="string" office:string-value="הוראה יחידנית (10256)">
            <text:p>הוראה יחידנית (10256)</text:p>
          </table:table-cell>
          <table:table-cell table:formula="oooc:=FIND(&quot;(&quot;;[.D149])" office:value-type="float" office:value="15">
            <text:p>15</text:p>
          </table:table-cell>
          <table:table-cell table:formula="oooc:=TRIM(LEFT([.D149];[.E149]-1))" office:value-type="string" office:string-value="הוראה יחידנית">
            <text:p>הוראה יחידנית</text:p>
          </table:table-cell>
          <table:table-cell table:formula="oooc:=LEFT(RIGHT([.D149];6);5)" office:value-type="string" office:string-value="10256">
            <text:p>1025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49];&quot;'&quot;;&quot;''&quot;)" office:value-type="string" office:string-value="הוראה יחידנית">
            <text:p>הוראה יחידנית</text:p>
          </table:table-cell>
          <table:table-cell table:formula="oooc:=&quot;INSERT INTO Modules (Id, Name, DepartmentId,Points,ModuleTypeId) VALUES (&quot;&amp;[.G149]&amp;&quot;,N'&quot;&amp;[.K149]&amp;&quot;','&quot;&amp;[.J149]&amp;&quot;', 6, '&quot; &amp; [.M149] &amp; &quot;')&quot;" office:value-type="string" office:string-value="INSERT INTO Modules (Id, Name, DepartmentId,Points,ModuleTypeId) VALUES (10256,N'הוראה יחידנית','4796E09C-B080-42A1-8873-4734BB169294', 6, 'A8ED06D7-DFC5-4E57-86BD-CA4EE3E0F370')">
            <text:p>INSERT INTO Modules (Id, Name, DepartmentId,Points,ModuleTypeId) VALUES (10256,N'הוראה יחידנית','4796E09C-B080-42A1-8873-4734BB169294', 6, 'A8ED06D7-DFC5-4E57-86BD-CA4EE3E0F370')</text:p>
          </table:table-cell>
          <table:table-cell table:formula="oooc:=IF([.I149]=[.$O$5];[.$P$6];IF(ISERR(FIND([.$O$6];[.K149])) = 0;[.$P$5];IF(ISERR(FIND([.$O$7];[.K14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פסיכולוגיה (10136)</text:p>
          </table:table-cell>
          <table:table-cell table:formula="oooc:=FIND(&quot;[Note&quot;;[.A150])" office:value-type="float" office:value="0">
            <text:p>#VALUE!</text:p>
          </table:table-cell>
          <table:table-cell table:formula="oooc:=IF(ISERR([.B150]);LEN([.A150]);[.B150]-1)" office:value-type="float" office:value="24">
            <text:p>24</text:p>
          </table:table-cell>
          <table:table-cell table:formula="oooc:=TRIM(LEFT([.A150];[.C150]))" office:value-type="string" office:string-value="מבוא לפסיכולוגיה (10136)">
            <text:p>מבוא לפסיכולוגיה (10136)</text:p>
          </table:table-cell>
          <table:table-cell table:formula="oooc:=FIND(&quot;(&quot;;[.D150])" office:value-type="float" office:value="18">
            <text:p>18</text:p>
          </table:table-cell>
          <table:table-cell table:formula="oooc:=TRIM(LEFT([.D150];[.E150]-1))" office:value-type="string" office:string-value="מבוא לפסיכולוגיה">
            <text:p>מבוא לפסיכולוגיה</text:p>
          </table:table-cell>
          <table:table-cell table:formula="oooc:=LEFT(RIGHT([.D150];6);5)" office:value-type="string" office:string-value="10136">
            <text:p>1013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0];&quot;'&quot;;&quot;''&quot;)" office:value-type="string" office:string-value="מבוא לפסיכולוגיה">
            <text:p>מבוא לפסיכולוגיה</text:p>
          </table:table-cell>
          <table:table-cell table:formula="oooc:=&quot;INSERT INTO Modules (Id, Name, DepartmentId,Points,ModuleTypeId) VALUES (&quot;&amp;[.G150]&amp;&quot;,N'&quot;&amp;[.K150]&amp;&quot;','&quot;&amp;[.J150]&amp;&quot;', 6, '&quot; &amp; [.M150] &amp; &quot;')&quot;" office:value-type="string" office:string-value="INSERT INTO Modules (Id, Name, DepartmentId,Points,ModuleTypeId) VALUES (10136,N'מבוא לפסיכולוגיה','4796E09C-B080-42A1-8873-4734BB169294', 6, 'A8ED06D7-DFC5-4E57-86BD-CA4EE3E0F370')">
            <text:p>INSERT INTO Modules (Id, Name, DepartmentId,Points,ModuleTypeId) VALUES (10136,N'מבוא לפסיכולוגיה','4796E09C-B080-42A1-8873-4734BB169294', 6, 'A8ED06D7-DFC5-4E57-86BD-CA4EE3E0F370')</text:p>
          </table:table-cell>
          <table:table-cell table:formula="oooc:=IF([.I150]=[.$O$5];[.$P$6];IF(ISERR(FIND([.$O$6];[.K150])) = 0;[.$P$5];IF(ISERR(FIND([.$O$7];[.K15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זרח ומערב בקולנוע הישראלי (10534) [Note 22] <text:s/></text:p>
          </table:table-cell>
          <table:table-cell table:formula="oooc:=FIND(&quot;[Note&quot;;[.A151])" office:value-type="float" office:value="36">
            <text:p>36</text:p>
          </table:table-cell>
          <table:table-cell table:formula="oooc:=IF(ISERR([.B151]);LEN([.A151]);[.B151]-1)" office:value-type="float" office:value="35">
            <text:p>35</text:p>
          </table:table-cell>
          <table:table-cell table:formula="oooc:=TRIM(LEFT([.A151];[.C151]))" office:value-type="string" office:string-value="מזרח ומערב בקולנוע הישראלי (10534)">
            <text:p>מזרח ומערב בקולנוע הישראלי (10534)</text:p>
          </table:table-cell>
          <table:table-cell table:formula="oooc:=FIND(&quot;(&quot;;[.D151])" office:value-type="float" office:value="28">
            <text:p>28</text:p>
          </table:table-cell>
          <table:table-cell table:formula="oooc:=TRIM(LEFT([.D151];[.E151]-1))" office:value-type="string" office:string-value="מזרח ומערב בקולנוע הישראלי">
            <text:p>מזרח ומערב בקולנוע הישראלי</text:p>
          </table:table-cell>
          <table:table-cell table:formula="oooc:=LEFT(RIGHT([.D151];6);5)" office:value-type="string" office:string-value="10534">
            <text:p>1053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1];&quot;'&quot;;&quot;''&quot;)" office:value-type="string" office:string-value="מזרח ומערב בקולנוע הישראלי">
            <text:p>מזרח ומערב בקולנוע הישראלי</text:p>
          </table:table-cell>
          <table:table-cell table:formula="oooc:=&quot;INSERT INTO Modules (Id, Name, DepartmentId,Points,ModuleTypeId) VALUES (&quot;&amp;[.G151]&amp;&quot;,N'&quot;&amp;[.K151]&amp;&quot;','&quot;&amp;[.J151]&amp;&quot;', 6, '&quot; &amp; [.M151] &amp; &quot;')&quot;" office:value-type="string" office:string-value="INSERT INTO Modules (Id, Name, DepartmentId,Points,ModuleTypeId) VALUES (10534,N'מזרח ומערב בקולנוע הישראלי','4796E09C-B080-42A1-8873-4734BB169294', 6, 'A8ED06D7-DFC5-4E57-86BD-CA4EE3E0F370')">
            <text:p>INSERT INTO Modules (Id, Name, DepartmentId,Points,ModuleTypeId) VALUES (10534,N'מזרח ומערב בקולנוע הישראלי','4796E09C-B080-42A1-8873-4734BB169294', 6, 'A8ED06D7-DFC5-4E57-86BD-CA4EE3E0F370')</text:p>
          </table:table-cell>
          <table:table-cell table:formula="oooc:=IF([.I151]=[.$O$5];[.$P$6];IF(ISERR(FIND([.$O$6];[.K151])) = 0;[.$P$5];IF(ISERR(FIND([.$O$7];[.K15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טות מחקר במדעי החברה (10285) [Note 76] <text:s/></text:p>
          </table:table-cell>
          <table:table-cell table:formula="oooc:=FIND(&quot;[Note&quot;;[.A152])" office:value-type="float" office:value="32">
            <text:p>32</text:p>
          </table:table-cell>
          <table:table-cell table:formula="oooc:=IF(ISERR([.B152]);LEN([.A152]);[.B152]-1)" office:value-type="float" office:value="31">
            <text:p>31</text:p>
          </table:table-cell>
          <table:table-cell table:formula="oooc:=TRIM(LEFT([.A152];[.C152]))" office:value-type="string" office:string-value="שיטות מחקר במדעי החברה (10285)">
            <text:p>שיטות מחקר במדעי החברה (10285)</text:p>
          </table:table-cell>
          <table:table-cell table:formula="oooc:=FIND(&quot;(&quot;;[.D152])" office:value-type="float" office:value="24">
            <text:p>24</text:p>
          </table:table-cell>
          <table:table-cell table:formula="oooc:=TRIM(LEFT([.D152];[.E152]-1))" office:value-type="string" office:string-value="שיטות מחקר במדעי החברה">
            <text:p>שיטות מחקר במדעי החברה</text:p>
          </table:table-cell>
          <table:table-cell table:formula="oooc:=LEFT(RIGHT([.D152];6);5)" office:value-type="string" office:string-value="10285">
            <text:p>1028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2];&quot;'&quot;;&quot;''&quot;)" office:value-type="string" office:string-value="שיטות מחקר במדעי החברה">
            <text:p>שיטות מחקר במדעי החברה</text:p>
          </table:table-cell>
          <table:table-cell table:formula="oooc:=&quot;INSERT INTO Modules (Id, Name, DepartmentId,Points,ModuleTypeId) VALUES (&quot;&amp;[.G152]&amp;&quot;,N'&quot;&amp;[.K152]&amp;&quot;','&quot;&amp;[.J152]&amp;&quot;', 6, '&quot; &amp; [.M152] &amp; &quot;')&quot;" office:value-type="string" office:string-value="INSERT INTO Modules (Id, Name, DepartmentId,Points,ModuleTypeId) VALUES (10285,N'שיטות מחקר במדעי החברה','4796E09C-B080-42A1-8873-4734BB169294', 6, 'A8ED06D7-DFC5-4E57-86BD-CA4EE3E0F370')">
            <text:p>INSERT INTO Modules (Id, Name, DepartmentId,Points,ModuleTypeId) VALUES (10285,N'שיטות מחקר במדעי החברה','4796E09C-B080-42A1-8873-4734BB169294', 6, 'A8ED06D7-DFC5-4E57-86BD-CA4EE3E0F370')</text:p>
          </table:table-cell>
          <table:table-cell table:formula="oooc:=IF([.I152]=[.$O$5];[.$P$6];IF(ISERR(FIND([.$O$6];[.K152])) = 0;[.$P$5];IF(ISERR(FIND([.$O$7];[.K15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דקטיקה של הוראת האזרחות (69007) [Note 47] <text:s/></text:p>
          </table:table-cell>
          <table:table-cell table:formula="oooc:=FIND(&quot;[Note&quot;;[.A153])" office:value-type="float" office:value="35">
            <text:p>35</text:p>
          </table:table-cell>
          <table:table-cell table:formula="oooc:=IF(ISERR([.B153]);LEN([.A153]);[.B153]-1)" office:value-type="float" office:value="34">
            <text:p>34</text:p>
          </table:table-cell>
          <table:table-cell table:formula="oooc:=TRIM(LEFT([.A153];[.C153]))" office:value-type="string" office:string-value="דידקטיקה של הוראת האזרחות (69007)">
            <text:p>דידקטיקה של הוראת האזרחות (69007)</text:p>
          </table:table-cell>
          <table:table-cell table:formula="oooc:=FIND(&quot;(&quot;;[.D153])" office:value-type="float" office:value="27">
            <text:p>27</text:p>
          </table:table-cell>
          <table:table-cell table:formula="oooc:=TRIM(LEFT([.D153];[.E153]-1))" office:value-type="string" office:string-value="דידקטיקה של הוראת האזרחות">
            <text:p>דידקטיקה של הוראת האזרחות</text:p>
          </table:table-cell>
          <table:table-cell table:formula="oooc:=LEFT(RIGHT([.D153];6);5)" office:value-type="string" office:string-value="69007">
            <text:p>6900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3];&quot;'&quot;;&quot;''&quot;)" office:value-type="string" office:string-value="דידקטיקה של הוראת האזרחות">
            <text:p>דידקטיקה של הוראת האזרחות</text:p>
          </table:table-cell>
          <table:table-cell table:formula="oooc:=&quot;INSERT INTO Modules (Id, Name, DepartmentId,Points,ModuleTypeId) VALUES (&quot;&amp;[.G153]&amp;&quot;,N'&quot;&amp;[.K153]&amp;&quot;','&quot;&amp;[.J153]&amp;&quot;', 6, '&quot; &amp; [.M153] &amp; &quot;')&quot;" office:value-type="string" office:string-value="INSERT INTO Modules (Id, Name, DepartmentId,Points,ModuleTypeId) VALUES (69007,N'דידקטיקה של הוראת האזרחות','4796E09C-B080-42A1-8873-4734BB169294', 6, 'A8ED06D7-DFC5-4E57-86BD-CA4EE3E0F370')">
            <text:p>INSERT INTO Modules (Id, Name, DepartmentId,Points,ModuleTypeId) VALUES (69007,N'דידקטיקה של הוראת האזרחות','4796E09C-B080-42A1-8873-4734BB169294', 6, 'A8ED06D7-DFC5-4E57-86BD-CA4EE3E0F370')</text:p>
          </table:table-cell>
          <table:table-cell table:formula="oooc:=IF([.I153]=[.$O$5];[.$P$6];IF(ISERR(FIND([.$O$6];[.K153])) = 0;[.$P$5];IF(ISERR(FIND([.$O$7];[.K15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בסוציולוגיה של האינטרנט (10921) [Note 22] <text:s/></text:p>
          </table:table-cell>
          <table:table-cell table:formula="oooc:=FIND(&quot;[Note&quot;;[.A154])" office:value-type="float" office:value="40">
            <text:p>40</text:p>
          </table:table-cell>
          <table:table-cell table:formula="oooc:=IF(ISERR([.B154]);LEN([.A154]);[.B154]-1)" office:value-type="float" office:value="39">
            <text:p>39</text:p>
          </table:table-cell>
          <table:table-cell table:formula="oooc:=TRIM(LEFT([.A154];[.C154]))" office:value-type="string" office:string-value="סוגיות בסוציולוגיה של האינטרנט (10921)">
            <text:p>סוגיות בסוציולוגיה של האינטרנט (10921)</text:p>
          </table:table-cell>
          <table:table-cell table:formula="oooc:=FIND(&quot;(&quot;;[.D154])" office:value-type="float" office:value="32">
            <text:p>32</text:p>
          </table:table-cell>
          <table:table-cell table:formula="oooc:=TRIM(LEFT([.D154];[.E154]-1))" office:value-type="string" office:string-value="סוגיות בסוציולוגיה של האינטרנט">
            <text:p>סוגיות בסוציולוגיה של האינטרנט</text:p>
          </table:table-cell>
          <table:table-cell table:formula="oooc:=LEFT(RIGHT([.D154];6);5)" office:value-type="string" office:string-value="10921">
            <text:p>1092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4];&quot;'&quot;;&quot;''&quot;)" office:value-type="string" office:string-value="סוגיות בסוציולוגיה של האינטרנט">
            <text:p>סוגיות בסוציולוגיה של האינטרנט</text:p>
          </table:table-cell>
          <table:table-cell table:formula="oooc:=&quot;INSERT INTO Modules (Id, Name, DepartmentId,Points,ModuleTypeId) VALUES (&quot;&amp;[.G154]&amp;&quot;,N'&quot;&amp;[.K154]&amp;&quot;','&quot;&amp;[.J154]&amp;&quot;', 6, '&quot; &amp; [.M154] &amp; &quot;')&quot;" office:value-type="string" office:string-value="INSERT INTO Modules (Id, Name, DepartmentId,Points,ModuleTypeId) VALUES (10921,N'סוגיות בסוציולוגיה של האינטרנט','4796E09C-B080-42A1-8873-4734BB169294', 6, 'A8ED06D7-DFC5-4E57-86BD-CA4EE3E0F370')">
            <text:p>INSERT INTO Modules (Id, Name, DepartmentId,Points,ModuleTypeId) VALUES (10921,N'סוגיות בסוציולוגיה של האינטרנט','4796E09C-B080-42A1-8873-4734BB169294', 6, 'A8ED06D7-DFC5-4E57-86BD-CA4EE3E0F370')</text:p>
          </table:table-cell>
          <table:table-cell table:formula="oooc:=IF([.I154]=[.$O$5];[.$P$6];IF(ISERR(FIND([.$O$6];[.K154])) = 0;[.$P$5];IF(ISERR(FIND([.$O$7];[.K15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של השואה (10920) [Note 22] <text:s/>[Note 30] <text:s/>[Note 59] <text:s/>[Note 89] <text:s/></text:p>
          </table:table-cell>
          <table:table-cell table:formula="oooc:=FIND(&quot;[Note&quot;;[.A155])" office:value-type="float" office:value="29">
            <text:p>29</text:p>
          </table:table-cell>
          <table:table-cell table:formula="oooc:=IF(ISERR([.B155]);LEN([.A155]);[.B155]-1)" office:value-type="float" office:value="28">
            <text:p>28</text:p>
          </table:table-cell>
          <table:table-cell table:formula="oooc:=TRIM(LEFT([.A155];[.C155]))" office:value-type="string" office:string-value="פסיכולוגיה של השואה (10920)">
            <text:p>פסיכולוגיה של השואה (10920)</text:p>
          </table:table-cell>
          <table:table-cell table:formula="oooc:=FIND(&quot;(&quot;;[.D155])" office:value-type="float" office:value="21">
            <text:p>21</text:p>
          </table:table-cell>
          <table:table-cell table:formula="oooc:=TRIM(LEFT([.D155];[.E155]-1))" office:value-type="string" office:string-value="פסיכולוגיה של השואה">
            <text:p>פסיכולוגיה של השואה</text:p>
          </table:table-cell>
          <table:table-cell table:formula="oooc:=LEFT(RIGHT([.D155];6);5)" office:value-type="string" office:string-value="10920">
            <text:p>1092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5];&quot;'&quot;;&quot;''&quot;)" office:value-type="string" office:string-value="פסיכולוגיה של השואה">
            <text:p>פסיכולוגיה של השואה</text:p>
          </table:table-cell>
          <table:table-cell table:formula="oooc:=&quot;INSERT INTO Modules (Id, Name, DepartmentId,Points,ModuleTypeId) VALUES (&quot;&amp;[.G155]&amp;&quot;,N'&quot;&amp;[.K155]&amp;&quot;','&quot;&amp;[.J155]&amp;&quot;', 6, '&quot; &amp; [.M155] &amp; &quot;')&quot;" office:value-type="string" office:string-value="INSERT INTO Modules (Id, Name, DepartmentId,Points,ModuleTypeId) VALUES (10920,N'פסיכולוגיה של השואה','4796E09C-B080-42A1-8873-4734BB169294', 6, 'A8ED06D7-DFC5-4E57-86BD-CA4EE3E0F370')">
            <text:p>INSERT INTO Modules (Id, Name, DepartmentId,Points,ModuleTypeId) VALUES (10920,N'פסיכולוגיה של השואה','4796E09C-B080-42A1-8873-4734BB169294', 6, 'A8ED06D7-DFC5-4E57-86BD-CA4EE3E0F370')</text:p>
          </table:table-cell>
          <table:table-cell table:formula="oooc:=IF([.I155]=[.$O$5];[.$P$6];IF(ISERR(FIND([.$O$6];[.K155])) = 0;[.$P$5];IF(ISERR(FIND([.$O$7];[.K15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יאוריות סוציולוגיות קלאסיות (10721) [Note 24] <text:s/>[Note 28] <text:s/>[Note 58] <text:s/></text:p>
          </table:table-cell>
          <table:table-cell table:formula="oooc:=FIND(&quot;[Note&quot;;[.A156])" office:value-type="float" office:value="38">
            <text:p>38</text:p>
          </table:table-cell>
          <table:table-cell table:formula="oooc:=IF(ISERR([.B156]);LEN([.A156]);[.B156]-1)" office:value-type="float" office:value="37">
            <text:p>37</text:p>
          </table:table-cell>
          <table:table-cell table:formula="oooc:=TRIM(LEFT([.A156];[.C156]))" office:value-type="string" office:string-value="תיאוריות סוציולוגיות קלאסיות (10721)">
            <text:p>תיאוריות סוציולוגיות קלאסיות (10721)</text:p>
          </table:table-cell>
          <table:table-cell table:formula="oooc:=FIND(&quot;(&quot;;[.D156])" office:value-type="float" office:value="30">
            <text:p>30</text:p>
          </table:table-cell>
          <table:table-cell table:formula="oooc:=TRIM(LEFT([.D156];[.E156]-1))" office:value-type="string" office:string-value="תיאוריות סוציולוגיות קלאסיות">
            <text:p>תיאוריות סוציולוגיות קלאסיות</text:p>
          </table:table-cell>
          <table:table-cell table:formula="oooc:=LEFT(RIGHT([.D156];6);5)" office:value-type="string" office:string-value="10721">
            <text:p>1072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6];&quot;'&quot;;&quot;''&quot;)" office:value-type="string" office:string-value="תיאוריות סוציולוגיות קלאסיות">
            <text:p>תיאוריות סוציולוגיות קלאסיות</text:p>
          </table:table-cell>
          <table:table-cell table:formula="oooc:=&quot;INSERT INTO Modules (Id, Name, DepartmentId,Points,ModuleTypeId) VALUES (&quot;&amp;[.G156]&amp;&quot;,N'&quot;&amp;[.K156]&amp;&quot;','&quot;&amp;[.J156]&amp;&quot;', 6, '&quot; &amp; [.M156] &amp; &quot;')&quot;" office:value-type="string" office:string-value="INSERT INTO Modules (Id, Name, DepartmentId,Points,ModuleTypeId) VALUES (10721,N'תיאוריות סוציולוגיות קלאסיות','4796E09C-B080-42A1-8873-4734BB169294', 6, 'A8ED06D7-DFC5-4E57-86BD-CA4EE3E0F370')">
            <text:p>INSERT INTO Modules (Id, Name, DepartmentId,Points,ModuleTypeId) VALUES (10721,N'תיאוריות סוציולוגיות קלאסיות','4796E09C-B080-42A1-8873-4734BB169294', 6, 'A8ED06D7-DFC5-4E57-86BD-CA4EE3E0F370')</text:p>
          </table:table-cell>
          <table:table-cell table:formula="oooc:=IF([.I156]=[.$O$5];[.$P$6];IF(ISERR(FIND([.$O$6];[.K156])) = 0;[.$P$5];IF(ISERR(FIND([.$O$7];[.K15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ן מדינה לחברה: סוציולוגיה של הפוליטיקה (10691) [Note 24] <text:s/>[Note 28] <text:s/>[Note 33] <text:s/></text:p>
          </table:table-cell>
          <table:table-cell table:formula="oooc:=FIND(&quot;[Note&quot;;[.A157])" office:value-type="float" office:value="50">
            <text:p>50</text:p>
          </table:table-cell>
          <table:table-cell table:formula="oooc:=IF(ISERR([.B157]);LEN([.A157]);[.B157]-1)" office:value-type="float" office:value="49">
            <text:p>49</text:p>
          </table:table-cell>
          <table:table-cell table:formula="oooc:=TRIM(LEFT([.A157];[.C157]))" office:value-type="string" office:string-value="בין מדינה לחברה: סוציולוגיה של הפוליטיקה (10691)">
            <text:p>בין מדינה לחברה: סוציולוגיה של הפוליטיקה (10691)</text:p>
          </table:table-cell>
          <table:table-cell table:formula="oooc:=FIND(&quot;(&quot;;[.D157])" office:value-type="float" office:value="42">
            <text:p>42</text:p>
          </table:table-cell>
          <table:table-cell table:formula="oooc:=TRIM(LEFT([.D157];[.E157]-1))" office:value-type="string" office:string-value="בין מדינה לחברה: סוציולוגיה של הפוליטיקה">
            <text:p>בין מדינה לחברה: סוציולוגיה של הפוליטיקה</text:p>
          </table:table-cell>
          <table:table-cell table:formula="oooc:=LEFT(RIGHT([.D157];6);5)" office:value-type="string" office:string-value="10691">
            <text:p>1069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7];&quot;'&quot;;&quot;''&quot;)" office:value-type="string" office:string-value="בין מדינה לחברה: סוציולוגיה של הפוליטיקה">
            <text:p>בין מדינה לחברה: סוציולוגיה של הפוליטיקה</text:p>
          </table:table-cell>
          <table:table-cell table:formula="oooc:=&quot;INSERT INTO Modules (Id, Name, DepartmentId,Points,ModuleTypeId) VALUES (&quot;&amp;[.G157]&amp;&quot;,N'&quot;&amp;[.K157]&amp;&quot;','&quot;&amp;[.J157]&amp;&quot;', 6, '&quot; &amp; [.M157] &amp; &quot;')&quot;" office:value-type="string" office:string-value="INSERT INTO Modules (Id, Name, DepartmentId,Points,ModuleTypeId) VALUES (10691,N'בין מדינה לחברה: סוציולוגיה של הפוליטיקה','4796E09C-B080-42A1-8873-4734BB169294', 6, 'A8ED06D7-DFC5-4E57-86BD-CA4EE3E0F370')">
            <text:p>INSERT INTO Modules (Id, Name, DepartmentId,Points,ModuleTypeId) VALUES (10691,N'בין מדינה לחברה: סוציולוגיה של הפוליטיקה','4796E09C-B080-42A1-8873-4734BB169294', 6, 'A8ED06D7-DFC5-4E57-86BD-CA4EE3E0F370')</text:p>
          </table:table-cell>
          <table:table-cell table:formula="oooc:=IF([.I157]=[.$O$5];[.$P$6];IF(ISERR(FIND([.$O$6];[.K157])) = 0;[.$P$5];IF(ISERR(FIND([.$O$7];[.K15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מזרח התיכון בין מלחמות-העולם (10425) [Note 34] <text:s/></text:p>
          </table:table-cell>
          <table:table-cell table:formula="oooc:=FIND(&quot;[Note&quot;;[.A158])" office:value-type="float" office:value="39">
            <text:p>39</text:p>
          </table:table-cell>
          <table:table-cell table:formula="oooc:=IF(ISERR([.B158]);LEN([.A158]);[.B158]-1)" office:value-type="float" office:value="38">
            <text:p>38</text:p>
          </table:table-cell>
          <table:table-cell table:formula="oooc:=TRIM(LEFT([.A158];[.C158]))" office:value-type="string" office:string-value="המזרח התיכון בין מלחמות-העולם (10425)">
            <text:p>המזרח התיכון בין מלחמות-העולם (10425)</text:p>
          </table:table-cell>
          <table:table-cell table:formula="oooc:=FIND(&quot;(&quot;;[.D158])" office:value-type="float" office:value="31">
            <text:p>31</text:p>
          </table:table-cell>
          <table:table-cell table:formula="oooc:=TRIM(LEFT([.D158];[.E158]-1))" office:value-type="string" office:string-value="המזרח התיכון בין מלחמות-העולם">
            <text:p>המזרח התיכון בין מלחמות-העולם</text:p>
          </table:table-cell>
          <table:table-cell table:formula="oooc:=LEFT(RIGHT([.D158];6);5)" office:value-type="string" office:string-value="10425">
            <text:p>1042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8];&quot;'&quot;;&quot;''&quot;)" office:value-type="string" office:string-value="המזרח התיכון בין מלחמות-העולם">
            <text:p>המזרח התיכון בין מלחמות-העולם</text:p>
          </table:table-cell>
          <table:table-cell table:formula="oooc:=&quot;INSERT INTO Modules (Id, Name, DepartmentId,Points,ModuleTypeId) VALUES (&quot;&amp;[.G158]&amp;&quot;,N'&quot;&amp;[.K158]&amp;&quot;','&quot;&amp;[.J158]&amp;&quot;', 6, '&quot; &amp; [.M158] &amp; &quot;')&quot;" office:value-type="string" office:string-value="INSERT INTO Modules (Id, Name, DepartmentId,Points,ModuleTypeId) VALUES (10425,N'המזרח התיכון בין מלחמות-העולם','4796E09C-B080-42A1-8873-4734BB169294', 6, 'A8ED06D7-DFC5-4E57-86BD-CA4EE3E0F370')">
            <text:p>INSERT INTO Modules (Id, Name, DepartmentId,Points,ModuleTypeId) VALUES (10425,N'המזרח התיכון בין מלחמות-העולם','4796E09C-B080-42A1-8873-4734BB169294', 6, 'A8ED06D7-DFC5-4E57-86BD-CA4EE3E0F370')</text:p>
          </table:table-cell>
          <table:table-cell table:formula="oooc:=IF([.I158]=[.$O$5];[.$P$6];IF(ISERR(FIND([.$O$6];[.K158])) = 0;[.$P$5];IF(ISERR(FIND([.$O$7];[.K15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יבה היסטורית (10337) [Note 5] <text:s/>[Note 22] <text:s/></text:p>
          </table:table-cell>
          <table:table-cell table:formula="oooc:=FIND(&quot;[Note&quot;;[.A159])" office:value-type="float" office:value="24">
            <text:p>24</text:p>
          </table:table-cell>
          <table:table-cell table:formula="oooc:=IF(ISERR([.B159]);LEN([.A159]);[.B159]-1)" office:value-type="float" office:value="23">
            <text:p>23</text:p>
          </table:table-cell>
          <table:table-cell table:formula="oooc:=TRIM(LEFT([.A159];[.C159]))" office:value-type="string" office:string-value="חשיבה היסטורית (10337)">
            <text:p>חשיבה היסטורית (10337)</text:p>
          </table:table-cell>
          <table:table-cell table:formula="oooc:=FIND(&quot;(&quot;;[.D159])" office:value-type="float" office:value="16">
            <text:p>16</text:p>
          </table:table-cell>
          <table:table-cell table:formula="oooc:=TRIM(LEFT([.D159];[.E159]-1))" office:value-type="string" office:string-value="חשיבה היסטורית">
            <text:p>חשיבה היסטורית</text:p>
          </table:table-cell>
          <table:table-cell table:formula="oooc:=LEFT(RIGHT([.D159];6);5)" office:value-type="string" office:string-value="10337">
            <text:p>1033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59];&quot;'&quot;;&quot;''&quot;)" office:value-type="string" office:string-value="חשיבה היסטורית">
            <text:p>חשיבה היסטורית</text:p>
          </table:table-cell>
          <table:table-cell table:formula="oooc:=&quot;INSERT INTO Modules (Id, Name, DepartmentId,Points,ModuleTypeId) VALUES (&quot;&amp;[.G159]&amp;&quot;,N'&quot;&amp;[.K159]&amp;&quot;','&quot;&amp;[.J159]&amp;&quot;', 6, '&quot; &amp; [.M159] &amp; &quot;')&quot;" office:value-type="string" office:string-value="INSERT INTO Modules (Id, Name, DepartmentId,Points,ModuleTypeId) VALUES (10337,N'חשיבה היסטורית','4796E09C-B080-42A1-8873-4734BB169294', 6, 'A8ED06D7-DFC5-4E57-86BD-CA4EE3E0F370')">
            <text:p>INSERT INTO Modules (Id, Name, DepartmentId,Points,ModuleTypeId) VALUES (10337,N'חשיבה היסטורית','4796E09C-B080-42A1-8873-4734BB169294', 6, 'A8ED06D7-DFC5-4E57-86BD-CA4EE3E0F370')</text:p>
          </table:table-cell>
          <table:table-cell table:formula="oooc:=IF([.I159]=[.$O$5];[.$P$6];IF(ISERR(FIND([.$O$6];[.K159])) = 0;[.$P$5];IF(ISERR(FIND([.$O$7];[.K15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גדול עם הטלוויזיה (10698) [Note 24] <text:s/>[Note 28] <text:s/></text:p>
          </table:table-cell>
          <table:table-cell table:formula="oooc:=FIND(&quot;[Note&quot;;[.A160])" office:value-type="float" office:value="28">
            <text:p>28</text:p>
          </table:table-cell>
          <table:table-cell table:formula="oooc:=IF(ISERR([.B160]);LEN([.A160]);[.B160]-1)" office:value-type="float" office:value="27">
            <text:p>27</text:p>
          </table:table-cell>
          <table:table-cell table:formula="oooc:=TRIM(LEFT([.A160];[.C160]))" office:value-type="string" office:string-value="לגדול עם הטלוויזיה (10698)">
            <text:p>לגדול עם הטלוויזיה (10698)</text:p>
          </table:table-cell>
          <table:table-cell table:formula="oooc:=FIND(&quot;(&quot;;[.D160])" office:value-type="float" office:value="20">
            <text:p>20</text:p>
          </table:table-cell>
          <table:table-cell table:formula="oooc:=TRIM(LEFT([.D160];[.E160]-1))" office:value-type="string" office:string-value="לגדול עם הטלוויזיה">
            <text:p>לגדול עם הטלוויזיה</text:p>
          </table:table-cell>
          <table:table-cell table:formula="oooc:=LEFT(RIGHT([.D160];6);5)" office:value-type="string" office:string-value="10698">
            <text:p>1069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0];&quot;'&quot;;&quot;''&quot;)" office:value-type="string" office:string-value="לגדול עם הטלוויזיה">
            <text:p>לגדול עם הטלוויזיה</text:p>
          </table:table-cell>
          <table:table-cell table:formula="oooc:=&quot;INSERT INTO Modules (Id, Name, DepartmentId,Points,ModuleTypeId) VALUES (&quot;&amp;[.G160]&amp;&quot;,N'&quot;&amp;[.K160]&amp;&quot;','&quot;&amp;[.J160]&amp;&quot;', 6, '&quot; &amp; [.M160] &amp; &quot;')&quot;" office:value-type="string" office:string-value="INSERT INTO Modules (Id, Name, DepartmentId,Points,ModuleTypeId) VALUES (10698,N'לגדול עם הטלוויזיה','4796E09C-B080-42A1-8873-4734BB169294', 6, 'A8ED06D7-DFC5-4E57-86BD-CA4EE3E0F370')">
            <text:p>INSERT INTO Modules (Id, Name, DepartmentId,Points,ModuleTypeId) VALUES (10698,N'לגדול עם הטלוויזיה','4796E09C-B080-42A1-8873-4734BB169294', 6, 'A8ED06D7-DFC5-4E57-86BD-CA4EE3E0F370')</text:p>
          </table:table-cell>
          <table:table-cell table:formula="oooc:=IF([.I160]=[.$O$5];[.$P$6];IF(ISERR(FIND([.$O$6];[.K160])) = 0;[.$P$5];IF(ISERR(FIND([.$O$7];[.K16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יאוריות סוציולוגיות בנות-זמננו (10722) [Note 24] <text:s/>[Note 28] <text:s/>[Note 58] <text:s/></text:p>
          </table:table-cell>
          <table:table-cell table:formula="oooc:=FIND(&quot;[Note&quot;;[.A161])" office:value-type="float" office:value="41">
            <text:p>41</text:p>
          </table:table-cell>
          <table:table-cell table:formula="oooc:=IF(ISERR([.B161]);LEN([.A161]);[.B161]-1)" office:value-type="float" office:value="40">
            <text:p>40</text:p>
          </table:table-cell>
          <table:table-cell table:formula="oooc:=TRIM(LEFT([.A161];[.C161]))" office:value-type="string" office:string-value="תיאוריות סוציולוגיות בנות-זמננו (10722)">
            <text:p>תיאוריות סוציולוגיות בנות-זמננו (10722)</text:p>
          </table:table-cell>
          <table:table-cell table:formula="oooc:=FIND(&quot;(&quot;;[.D161])" office:value-type="float" office:value="33">
            <text:p>33</text:p>
          </table:table-cell>
          <table:table-cell table:formula="oooc:=TRIM(LEFT([.D161];[.E161]-1))" office:value-type="string" office:string-value="תיאוריות סוציולוגיות בנות-זמננו">
            <text:p>תיאוריות סוציולוגיות בנות-זמננו</text:p>
          </table:table-cell>
          <table:table-cell table:formula="oooc:=LEFT(RIGHT([.D161];6);5)" office:value-type="string" office:string-value="10722">
            <text:p>1072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1];&quot;'&quot;;&quot;''&quot;)" office:value-type="string" office:string-value="תיאוריות סוציולוגיות בנות-זמננו">
            <text:p>תיאוריות סוציולוגיות בנות-זמננו</text:p>
          </table:table-cell>
          <table:table-cell table:formula="oooc:=&quot;INSERT INTO Modules (Id, Name, DepartmentId,Points,ModuleTypeId) VALUES (&quot;&amp;[.G161]&amp;&quot;,N'&quot;&amp;[.K161]&amp;&quot;','&quot;&amp;[.J161]&amp;&quot;', 6, '&quot; &amp; [.M161] &amp; &quot;')&quot;" office:value-type="string" office:string-value="INSERT INTO Modules (Id, Name, DepartmentId,Points,ModuleTypeId) VALUES (10722,N'תיאוריות סוציולוגיות בנות-זמננו','4796E09C-B080-42A1-8873-4734BB169294', 6, 'A8ED06D7-DFC5-4E57-86BD-CA4EE3E0F370')">
            <text:p>INSERT INTO Modules (Id, Name, DepartmentId,Points,ModuleTypeId) VALUES (10722,N'תיאוריות סוציולוגיות בנות-זמננו','4796E09C-B080-42A1-8873-4734BB169294', 6, 'A8ED06D7-DFC5-4E57-86BD-CA4EE3E0F370')</text:p>
          </table:table-cell>
          <table:table-cell table:formula="oooc:=IF([.I161]=[.$O$5];[.$P$6];IF(ISERR(FIND([.$O$6];[.K161])) = 0;[.$P$5];IF(ISERR(FIND([.$O$7];[.K16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שטרים דמוקרטיים (10661) [Note 24] <text:s/></text:p>
          </table:table-cell>
          <table:table-cell table:formula="oooc:=FIND(&quot;[Note&quot;;[.A162])" office:value-type="float" office:value="26">
            <text:p>26</text:p>
          </table:table-cell>
          <table:table-cell table:formula="oooc:=IF(ISERR([.B162]);LEN([.A162]);[.B162]-1)" office:value-type="float" office:value="25">
            <text:p>25</text:p>
          </table:table-cell>
          <table:table-cell table:formula="oooc:=TRIM(LEFT([.A162];[.C162]))" office:value-type="string" office:string-value="משטרים דמוקרטיים (10661)">
            <text:p>משטרים דמוקרטיים (10661)</text:p>
          </table:table-cell>
          <table:table-cell table:formula="oooc:=FIND(&quot;(&quot;;[.D162])" office:value-type="float" office:value="18">
            <text:p>18</text:p>
          </table:table-cell>
          <table:table-cell table:formula="oooc:=TRIM(LEFT([.D162];[.E162]-1))" office:value-type="string" office:string-value="משטרים דמוקרטיים">
            <text:p>משטרים דמוקרטיים</text:p>
          </table:table-cell>
          <table:table-cell table:formula="oooc:=LEFT(RIGHT([.D162];6);5)" office:value-type="string" office:string-value="10661">
            <text:p>1066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2];&quot;'&quot;;&quot;''&quot;)" office:value-type="string" office:string-value="משטרים דמוקרטיים">
            <text:p>משטרים דמוקרטיים</text:p>
          </table:table-cell>
          <table:table-cell table:formula="oooc:=&quot;INSERT INTO Modules (Id, Name, DepartmentId,Points,ModuleTypeId) VALUES (&quot;&amp;[.G162]&amp;&quot;,N'&quot;&amp;[.K162]&amp;&quot;','&quot;&amp;[.J162]&amp;&quot;', 6, '&quot; &amp; [.M162] &amp; &quot;')&quot;" office:value-type="string" office:string-value="INSERT INTO Modules (Id, Name, DepartmentId,Points,ModuleTypeId) VALUES (10661,N'משטרים דמוקרטיים','4796E09C-B080-42A1-8873-4734BB169294', 6, 'A8ED06D7-DFC5-4E57-86BD-CA4EE3E0F370')">
            <text:p>INSERT INTO Modules (Id, Name, DepartmentId,Points,ModuleTypeId) VALUES (10661,N'משטרים דמוקרטיים','4796E09C-B080-42A1-8873-4734BB169294', 6, 'A8ED06D7-DFC5-4E57-86BD-CA4EE3E0F370')</text:p>
          </table:table-cell>
          <table:table-cell table:formula="oooc:=IF([.I162]=[.$O$5];[.$P$6];IF(ISERR(FIND([.$O$6];[.K162])) = 0;[.$P$5];IF(ISERR(FIND([.$O$7];[.K16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ופש הדת והאמונה במשפט הבינלאומי (12029) [Note 47] <text:s/></text:p>
          </table:table-cell>
          <table:table-cell table:formula="oooc:=FIND(&quot;[Note&quot;;[.A163])" office:value-type="float" office:value="42">
            <text:p>42</text:p>
          </table:table-cell>
          <table:table-cell table:formula="oooc:=IF(ISERR([.B163]);LEN([.A163]);[.B163]-1)" office:value-type="float" office:value="41">
            <text:p>41</text:p>
          </table:table-cell>
          <table:table-cell table:formula="oooc:=TRIM(LEFT([.A163];[.C163]))" office:value-type="string" office:string-value="חופש הדת והאמונה במשפט הבינלאומי (12029)">
            <text:p>חופש הדת והאמונה במשפט הבינלאומי (12029)</text:p>
          </table:table-cell>
          <table:table-cell table:formula="oooc:=FIND(&quot;(&quot;;[.D163])" office:value-type="float" office:value="34">
            <text:p>34</text:p>
          </table:table-cell>
          <table:table-cell table:formula="oooc:=TRIM(LEFT([.D163];[.E163]-1))" office:value-type="string" office:string-value="חופש הדת והאמונה במשפט הבינלאומי">
            <text:p>חופש הדת והאמונה במשפט הבינלאומי</text:p>
          </table:table-cell>
          <table:table-cell table:formula="oooc:=LEFT(RIGHT([.D163];6);5)" office:value-type="string" office:string-value="12029">
            <text:p>1202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3];&quot;'&quot;;&quot;''&quot;)" office:value-type="string" office:string-value="חופש הדת והאמונה במשפט הבינלאומי">
            <text:p>חופש הדת והאמונה במשפט הבינלאומי</text:p>
          </table:table-cell>
          <table:table-cell table:formula="oooc:=&quot;INSERT INTO Modules (Id, Name, DepartmentId,Points,ModuleTypeId) VALUES (&quot;&amp;[.G163]&amp;&quot;,N'&quot;&amp;[.K163]&amp;&quot;','&quot;&amp;[.J163]&amp;&quot;', 6, '&quot; &amp; [.M163] &amp; &quot;')&quot;" office:value-type="string" office:string-value="INSERT INTO Modules (Id, Name, DepartmentId,Points,ModuleTypeId) VALUES (12029,N'חופש הדת והאמונה במשפט הבינלאומי','4796E09C-B080-42A1-8873-4734BB169294', 6, 'A8ED06D7-DFC5-4E57-86BD-CA4EE3E0F370')">
            <text:p>INSERT INTO Modules (Id, Name, DepartmentId,Points,ModuleTypeId) VALUES (12029,N'חופש הדת והאמונה במשפט הבינלאומי','4796E09C-B080-42A1-8873-4734BB169294', 6, 'A8ED06D7-DFC5-4E57-86BD-CA4EE3E0F370')</text:p>
          </table:table-cell>
          <table:table-cell table:formula="oooc:=IF([.I163]=[.$O$5];[.$P$6];IF(ISERR(FIND([.$O$6];[.K163])) = 0;[.$P$5];IF(ISERR(FIND([.$O$7];[.K16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דיניות החינוך - החינוך לדמוקרטיה (12007) [Note 47] <text:s/></text:p>
          </table:table-cell>
          <table:table-cell table:formula="oooc:=FIND(&quot;[Note&quot;;[.A164])" office:value-type="float" office:value="43">
            <text:p>43</text:p>
          </table:table-cell>
          <table:table-cell table:formula="oooc:=IF(ISERR([.B164]);LEN([.A164]);[.B164]-1)" office:value-type="float" office:value="42">
            <text:p>42</text:p>
          </table:table-cell>
          <table:table-cell table:formula="oooc:=TRIM(LEFT([.A164];[.C164]))" office:value-type="string" office:string-value="מדיניות החינוך - החינוך לדמוקרטיה (12007)">
            <text:p>מדיניות החינוך - החינוך לדמוקרטיה (12007)</text:p>
          </table:table-cell>
          <table:table-cell table:formula="oooc:=FIND(&quot;(&quot;;[.D164])" office:value-type="float" office:value="35">
            <text:p>35</text:p>
          </table:table-cell>
          <table:table-cell table:formula="oooc:=TRIM(LEFT([.D164];[.E164]-1))" office:value-type="string" office:string-value="מדיניות החינוך - החינוך לדמוקרטיה">
            <text:p>מדיניות החינוך - החינוך לדמוקרטיה</text:p>
          </table:table-cell>
          <table:table-cell table:formula="oooc:=LEFT(RIGHT([.D164];6);5)" office:value-type="string" office:string-value="12007">
            <text:p>1200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4];&quot;'&quot;;&quot;''&quot;)" office:value-type="string" office:string-value="מדיניות החינוך - החינוך לדמוקרטיה">
            <text:p>מדיניות החינוך - החינוך לדמוקרטיה</text:p>
          </table:table-cell>
          <table:table-cell table:formula="oooc:=&quot;INSERT INTO Modules (Id, Name, DepartmentId,Points,ModuleTypeId) VALUES (&quot;&amp;[.G164]&amp;&quot;,N'&quot;&amp;[.K164]&amp;&quot;','&quot;&amp;[.J164]&amp;&quot;', 6, '&quot; &amp; [.M164] &amp; &quot;')&quot;" office:value-type="string" office:string-value="INSERT INTO Modules (Id, Name, DepartmentId,Points,ModuleTypeId) VALUES (12007,N'מדיניות החינוך - החינוך לדמוקרטיה','4796E09C-B080-42A1-8873-4734BB169294', 6, 'A8ED06D7-DFC5-4E57-86BD-CA4EE3E0F370')">
            <text:p>INSERT INTO Modules (Id, Name, DepartmentId,Points,ModuleTypeId) VALUES (12007,N'מדיניות החינוך - החינוך לדמוקרטיה','4796E09C-B080-42A1-8873-4734BB169294', 6, 'A8ED06D7-DFC5-4E57-86BD-CA4EE3E0F370')</text:p>
          </table:table-cell>
          <table:table-cell table:formula="oooc:=IF([.I164]=[.$O$5];[.$P$6];IF(ISERR(FIND([.$O$6];[.K164])) = 0;[.$P$5];IF(ISERR(FIND([.$O$7];[.K16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דמוקרטיה בישראל - סוגיות נבחרות (12002) [Note 47] <text:s/></text:p>
          </table:table-cell>
          <table:table-cell table:formula="oooc:=FIND(&quot;[Note&quot;;[.A165])" office:value-type="float" office:value="42">
            <text:p>42</text:p>
          </table:table-cell>
          <table:table-cell table:formula="oooc:=IF(ISERR([.B165]);LEN([.A165]);[.B165]-1)" office:value-type="float" office:value="41">
            <text:p>41</text:p>
          </table:table-cell>
          <table:table-cell table:formula="oooc:=TRIM(LEFT([.A165];[.C165]))" office:value-type="string" office:string-value="הדמוקרטיה בישראל - סוגיות נבחרות (12002)">
            <text:p>הדמוקרטיה בישראל - סוגיות נבחרות (12002)</text:p>
          </table:table-cell>
          <table:table-cell table:formula="oooc:=FIND(&quot;(&quot;;[.D165])" office:value-type="float" office:value="34">
            <text:p>34</text:p>
          </table:table-cell>
          <table:table-cell table:formula="oooc:=TRIM(LEFT([.D165];[.E165]-1))" office:value-type="string" office:string-value="הדמוקרטיה בישראל - סוגיות נבחרות">
            <text:p>הדמוקרטיה בישראל - סוגיות נבחרות</text:p>
          </table:table-cell>
          <table:table-cell table:formula="oooc:=LEFT(RIGHT([.D165];6);5)" office:value-type="string" office:string-value="12002">
            <text:p>1200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5];&quot;'&quot;;&quot;''&quot;)" office:value-type="string" office:string-value="הדמוקרטיה בישראל - סוגיות נבחרות">
            <text:p>הדמוקרטיה בישראל - סוגיות נבחרות</text:p>
          </table:table-cell>
          <table:table-cell table:formula="oooc:=&quot;INSERT INTO Modules (Id, Name, DepartmentId,Points,ModuleTypeId) VALUES (&quot;&amp;[.G165]&amp;&quot;,N'&quot;&amp;[.K165]&amp;&quot;','&quot;&amp;[.J165]&amp;&quot;', 6, '&quot; &amp; [.M165] &amp; &quot;')&quot;" office:value-type="string" office:string-value="INSERT INTO Modules (Id, Name, DepartmentId,Points,ModuleTypeId) VALUES (12002,N'הדמוקרטיה בישראל - סוגיות נבחרות','4796E09C-B080-42A1-8873-4734BB169294', 6, 'A8ED06D7-DFC5-4E57-86BD-CA4EE3E0F370')">
            <text:p>INSERT INTO Modules (Id, Name, DepartmentId,Points,ModuleTypeId) VALUES (12002,N'הדמוקרטיה בישראל - סוגיות נבחרות','4796E09C-B080-42A1-8873-4734BB169294', 6, 'A8ED06D7-DFC5-4E57-86BD-CA4EE3E0F370')</text:p>
          </table:table-cell>
          <table:table-cell table:formula="oooc:=IF([.I165]=[.$O$5];[.$P$6];IF(ISERR(FIND([.$O$6];[.K165])) = 0;[.$P$5];IF(ISERR(FIND([.$O$7];[.K16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וקרטיות ודיקטטורות (10660) [Note 24] <text:s/></text:p>
          </table:table-cell>
          <table:table-cell table:formula="oooc:=FIND(&quot;[Note&quot;;[.A166])" office:value-type="float" office:value="30">
            <text:p>30</text:p>
          </table:table-cell>
          <table:table-cell table:formula="oooc:=IF(ISERR([.B166]);LEN([.A166]);[.B166]-1)" office:value-type="float" office:value="29">
            <text:p>29</text:p>
          </table:table-cell>
          <table:table-cell table:formula="oooc:=TRIM(LEFT([.A166];[.C166]))" office:value-type="string" office:string-value="דמוקרטיות ודיקטטורות (10660)">
            <text:p>דמוקרטיות ודיקטטורות (10660)</text:p>
          </table:table-cell>
          <table:table-cell table:formula="oooc:=FIND(&quot;(&quot;;[.D166])" office:value-type="float" office:value="22">
            <text:p>22</text:p>
          </table:table-cell>
          <table:table-cell table:formula="oooc:=TRIM(LEFT([.D166];[.E166]-1))" office:value-type="string" office:string-value="דמוקרטיות ודיקטטורות">
            <text:p>דמוקרטיות ודיקטטורות</text:p>
          </table:table-cell>
          <table:table-cell table:formula="oooc:=LEFT(RIGHT([.D166];6);5)" office:value-type="string" office:string-value="10660">
            <text:p>1066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6];&quot;'&quot;;&quot;''&quot;)" office:value-type="string" office:string-value="דמוקרטיות ודיקטטורות">
            <text:p>דמוקרטיות ודיקטטורות</text:p>
          </table:table-cell>
          <table:table-cell table:formula="oooc:=&quot;INSERT INTO Modules (Id, Name, DepartmentId,Points,ModuleTypeId) VALUES (&quot;&amp;[.G166]&amp;&quot;,N'&quot;&amp;[.K166]&amp;&quot;','&quot;&amp;[.J166]&amp;&quot;', 6, '&quot; &amp; [.M166] &amp; &quot;')&quot;" office:value-type="string" office:string-value="INSERT INTO Modules (Id, Name, DepartmentId,Points,ModuleTypeId) VALUES (10660,N'דמוקרטיות ודיקטטורות','4796E09C-B080-42A1-8873-4734BB169294', 6, 'A8ED06D7-DFC5-4E57-86BD-CA4EE3E0F370')">
            <text:p>INSERT INTO Modules (Id, Name, DepartmentId,Points,ModuleTypeId) VALUES (10660,N'דמוקרטיות ודיקטטורות','4796E09C-B080-42A1-8873-4734BB169294', 6, 'A8ED06D7-DFC5-4E57-86BD-CA4EE3E0F370')</text:p>
          </table:table-cell>
          <table:table-cell table:formula="oooc:=IF([.I166]=[.$O$5];[.$P$6];IF(ISERR(FIND([.$O$6];[.K166])) = 0;[.$P$5];IF(ISERR(FIND([.$O$7];[.K16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תנסות במחקר, רגרסיה וניתוח שונות (10686) [Note 24] <text:s/>[Note 47] <text:s/></text:p>
          </table:table-cell>
          <table:table-cell table:formula="oooc:=FIND(&quot;[Note&quot;;[.A167])" office:value-type="float" office:value="43">
            <text:p>43</text:p>
          </table:table-cell>
          <table:table-cell table:formula="oooc:=IF(ISERR([.B167]);LEN([.A167]);[.B167]-1)" office:value-type="float" office:value="42">
            <text:p>42</text:p>
          </table:table-cell>
          <table:table-cell table:formula="oooc:=TRIM(LEFT([.A167];[.C167]))" office:value-type="string" office:string-value="התנסות במחקר, רגרסיה וניתוח שונות (10686)">
            <text:p>התנסות במחקר, רגרסיה וניתוח שונות (10686)</text:p>
          </table:table-cell>
          <table:table-cell table:formula="oooc:=FIND(&quot;(&quot;;[.D167])" office:value-type="float" office:value="35">
            <text:p>35</text:p>
          </table:table-cell>
          <table:table-cell table:formula="oooc:=TRIM(LEFT([.D167];[.E167]-1))" office:value-type="string" office:string-value="התנסות במחקר, רגרסיה וניתוח שונות">
            <text:p>התנסות במחקר, רגרסיה וניתוח שונות</text:p>
          </table:table-cell>
          <table:table-cell table:formula="oooc:=LEFT(RIGHT([.D167];6);5)" office:value-type="string" office:string-value="10686">
            <text:p>1068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7];&quot;'&quot;;&quot;''&quot;)" office:value-type="string" office:string-value="התנסות במחקר, רגרסיה וניתוח שונות">
            <text:p>התנסות במחקר, רגרסיה וניתוח שונות</text:p>
          </table:table-cell>
          <table:table-cell table:formula="oooc:=&quot;INSERT INTO Modules (Id, Name, DepartmentId,Points,ModuleTypeId) VALUES (&quot;&amp;[.G167]&amp;&quot;,N'&quot;&amp;[.K167]&amp;&quot;','&quot;&amp;[.J167]&amp;&quot;', 6, '&quot; &amp; [.M167] &amp; &quot;')&quot;" office:value-type="string" office:string-value="INSERT INTO Modules (Id, Name, DepartmentId,Points,ModuleTypeId) VALUES (10686,N'התנסות במחקר, רגרסיה וניתוח שונות','4796E09C-B080-42A1-8873-4734BB169294', 6, 'A8ED06D7-DFC5-4E57-86BD-CA4EE3E0F370')">
            <text:p>INSERT INTO Modules (Id, Name, DepartmentId,Points,ModuleTypeId) VALUES (10686,N'התנסות במחקר, רגרסיה וניתוח שונות','4796E09C-B080-42A1-8873-4734BB169294', 6, 'A8ED06D7-DFC5-4E57-86BD-CA4EE3E0F370')</text:p>
          </table:table-cell>
          <table:table-cell table:formula="oooc:=IF([.I167]=[.$O$5];[.$P$6];IF(ISERR(FIND([.$O$6];[.K167])) = 0;[.$P$5];IF(ISERR(FIND([.$O$7];[.K16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קשורת: טכנולוגיה, חברה, תרבות (10439)</text:p>
          </table:table-cell>
          <table:table-cell table:formula="oooc:=FIND(&quot;[Note&quot;;[.A168])" office:value-type="float" office:value="0">
            <text:p>#VALUE!</text:p>
          </table:table-cell>
          <table:table-cell table:formula="oooc:=IF(ISERR([.B168]);LEN([.A168]);[.B168]-1)" office:value-type="float" office:value="38">
            <text:p>38</text:p>
          </table:table-cell>
          <table:table-cell table:formula="oooc:=TRIM(LEFT([.A168];[.C168]))" office:value-type="string" office:string-value="תקשורת: טכנולוגיה, חברה, תרבות (10439)">
            <text:p>תקשורת: טכנולוגיה, חברה, תרבות (10439)</text:p>
          </table:table-cell>
          <table:table-cell table:formula="oooc:=FIND(&quot;(&quot;;[.D168])" office:value-type="float" office:value="32">
            <text:p>32</text:p>
          </table:table-cell>
          <table:table-cell table:formula="oooc:=TRIM(LEFT([.D168];[.E168]-1))" office:value-type="string" office:string-value="תקשורת: טכנולוגיה, חברה, תרבות">
            <text:p>תקשורת: טכנולוגיה, חברה, תרבות</text:p>
          </table:table-cell>
          <table:table-cell table:formula="oooc:=LEFT(RIGHT([.D168];6);5)" office:value-type="string" office:string-value="10439">
            <text:p>1043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8];&quot;'&quot;;&quot;''&quot;)" office:value-type="string" office:string-value="תקשורת: טכנולוגיה, חברה, תרבות">
            <text:p>תקשורת: טכנולוגיה, חברה, תרבות</text:p>
          </table:table-cell>
          <table:table-cell table:formula="oooc:=&quot;INSERT INTO Modules (Id, Name, DepartmentId,Points,ModuleTypeId) VALUES (&quot;&amp;[.G168]&amp;&quot;,N'&quot;&amp;[.K168]&amp;&quot;','&quot;&amp;[.J168]&amp;&quot;', 6, '&quot; &amp; [.M168] &amp; &quot;')&quot;" office:value-type="string" office:string-value="INSERT INTO Modules (Id, Name, DepartmentId,Points,ModuleTypeId) VALUES (10439,N'תקשורת: טכנולוגיה, חברה, תרבות','4796E09C-B080-42A1-8873-4734BB169294', 6, 'A8ED06D7-DFC5-4E57-86BD-CA4EE3E0F370')">
            <text:p>INSERT INTO Modules (Id, Name, DepartmentId,Points,ModuleTypeId) VALUES (10439,N'תקשורת: טכנולוגיה, חברה, תרבות','4796E09C-B080-42A1-8873-4734BB169294', 6, 'A8ED06D7-DFC5-4E57-86BD-CA4EE3E0F370')</text:p>
          </table:table-cell>
          <table:table-cell table:formula="oooc:=IF([.I168]=[.$O$5];[.$P$6];IF(ISERR(FIND([.$O$6];[.K168])) = 0;[.$P$5];IF(ISERR(FIND([.$O$7];[.K16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עדפה ובחירה חברתית (10502) [Note 22] <text:s/>[Note 58] <text:s/></text:p>
          </table:table-cell>
          <table:table-cell table:formula="oooc:=FIND(&quot;[Note&quot;;[.A169])" office:value-type="float" office:value="29">
            <text:p>29</text:p>
          </table:table-cell>
          <table:table-cell table:formula="oooc:=IF(ISERR([.B169]);LEN([.A169]);[.B169]-1)" office:value-type="float" office:value="28">
            <text:p>28</text:p>
          </table:table-cell>
          <table:table-cell table:formula="oooc:=TRIM(LEFT([.A169];[.C169]))" office:value-type="string" office:string-value="העדפה ובחירה חברתית (10502)">
            <text:p>העדפה ובחירה חברתית (10502)</text:p>
          </table:table-cell>
          <table:table-cell table:formula="oooc:=FIND(&quot;(&quot;;[.D169])" office:value-type="float" office:value="21">
            <text:p>21</text:p>
          </table:table-cell>
          <table:table-cell table:formula="oooc:=TRIM(LEFT([.D169];[.E169]-1))" office:value-type="string" office:string-value="העדפה ובחירה חברתית">
            <text:p>העדפה ובחירה חברתית</text:p>
          </table:table-cell>
          <table:table-cell table:formula="oooc:=LEFT(RIGHT([.D169];6);5)" office:value-type="string" office:string-value="10502">
            <text:p>1050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69];&quot;'&quot;;&quot;''&quot;)" office:value-type="string" office:string-value="העדפה ובחירה חברתית">
            <text:p>העדפה ובחירה חברתית</text:p>
          </table:table-cell>
          <table:table-cell table:formula="oooc:=&quot;INSERT INTO Modules (Id, Name, DepartmentId,Points,ModuleTypeId) VALUES (&quot;&amp;[.G169]&amp;&quot;,N'&quot;&amp;[.K169]&amp;&quot;','&quot;&amp;[.J169]&amp;&quot;', 6, '&quot; &amp; [.M169] &amp; &quot;')&quot;" office:value-type="string" office:string-value="INSERT INTO Modules (Id, Name, DepartmentId,Points,ModuleTypeId) VALUES (10502,N'העדפה ובחירה חברתית','4796E09C-B080-42A1-8873-4734BB169294', 6, 'A8ED06D7-DFC5-4E57-86BD-CA4EE3E0F370')">
            <text:p>INSERT INTO Modules (Id, Name, DepartmentId,Points,ModuleTypeId) VALUES (10502,N'העדפה ובחירה חברתית','4796E09C-B080-42A1-8873-4734BB169294', 6, 'A8ED06D7-DFC5-4E57-86BD-CA4EE3E0F370')</text:p>
          </table:table-cell>
          <table:table-cell table:formula="oooc:=IF([.I169]=[.$O$5];[.$P$6];IF(ISERR(FIND([.$O$6];[.K169])) = 0;[.$P$5];IF(ISERR(FIND([.$O$7];[.K16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לים חזותיים ציוניים בתרבות הישראלית (10594) [Note 22] <text:s/></text:p>
          </table:table-cell>
          <table:table-cell table:formula="oooc:=FIND(&quot;[Note&quot;;[.A170])" office:value-type="float" office:value="47">
            <text:p>47</text:p>
          </table:table-cell>
          <table:table-cell table:formula="oooc:=IF(ISERR([.B170]);LEN([.A170]);[.B170]-1)" office:value-type="float" office:value="46">
            <text:p>46</text:p>
          </table:table-cell>
          <table:table-cell table:formula="oooc:=TRIM(LEFT([.A170];[.C170]))" office:value-type="string" office:string-value="סמלים חזותיים ציוניים בתרבות הישראלית (10594)">
            <text:p>סמלים חזותיים ציוניים בתרבות הישראלית (10594)</text:p>
          </table:table-cell>
          <table:table-cell table:formula="oooc:=FIND(&quot;(&quot;;[.D170])" office:value-type="float" office:value="39">
            <text:p>39</text:p>
          </table:table-cell>
          <table:table-cell table:formula="oooc:=TRIM(LEFT([.D170];[.E170]-1))" office:value-type="string" office:string-value="סמלים חזותיים ציוניים בתרבות הישראלית">
            <text:p>סמלים חזותיים ציוניים בתרבות הישראלית</text:p>
          </table:table-cell>
          <table:table-cell table:formula="oooc:=LEFT(RIGHT([.D170];6);5)" office:value-type="string" office:string-value="10594">
            <text:p>1059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0];&quot;'&quot;;&quot;''&quot;)" office:value-type="string" office:string-value="סמלים חזותיים ציוניים בתרבות הישראלית">
            <text:p>סמלים חזותיים ציוניים בתרבות הישראלית</text:p>
          </table:table-cell>
          <table:table-cell table:formula="oooc:=&quot;INSERT INTO Modules (Id, Name, DepartmentId,Points,ModuleTypeId) VALUES (&quot;&amp;[.G170]&amp;&quot;,N'&quot;&amp;[.K170]&amp;&quot;','&quot;&amp;[.J170]&amp;&quot;', 6, '&quot; &amp; [.M170] &amp; &quot;')&quot;" office:value-type="string" office:string-value="INSERT INTO Modules (Id, Name, DepartmentId,Points,ModuleTypeId) VALUES (10594,N'סמלים חזותיים ציוניים בתרבות הישראלית','4796E09C-B080-42A1-8873-4734BB169294', 6, 'A8ED06D7-DFC5-4E57-86BD-CA4EE3E0F370')">
            <text:p>INSERT INTO Modules (Id, Name, DepartmentId,Points,ModuleTypeId) VALUES (10594,N'סמלים חזותיים ציוניים בתרבות הישראלית','4796E09C-B080-42A1-8873-4734BB169294', 6, 'A8ED06D7-DFC5-4E57-86BD-CA4EE3E0F370')</text:p>
          </table:table-cell>
          <table:table-cell table:formula="oooc:=IF([.I170]=[.$O$5];[.$P$6];IF(ISERR(FIND([.$O$6];[.K170])) = 0;[.$P$5];IF(ISERR(FIND([.$O$7];[.K17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ערים ואי-שוויון בישראל (10576) [Note 5] <text:s/>[Note 22] <text:s/>[Note 24] <text:s/>[Note 58] <text:s/></text:p>
          </table:table-cell>
          <table:table-cell table:formula="oooc:=FIND(&quot;[Note&quot;;[.A171])" office:value-type="float" office:value="33">
            <text:p>33</text:p>
          </table:table-cell>
          <table:table-cell table:formula="oooc:=IF(ISERR([.B171]);LEN([.A171]);[.B171]-1)" office:value-type="float" office:value="32">
            <text:p>32</text:p>
          </table:table-cell>
          <table:table-cell table:formula="oooc:=TRIM(LEFT([.A171];[.C171]))" office:value-type="string" office:string-value="פערים ואי-שוויון בישראל (10576)">
            <text:p>פערים ואי-שוויון בישראל (10576)</text:p>
          </table:table-cell>
          <table:table-cell table:formula="oooc:=FIND(&quot;(&quot;;[.D171])" office:value-type="float" office:value="25">
            <text:p>25</text:p>
          </table:table-cell>
          <table:table-cell table:formula="oooc:=TRIM(LEFT([.D171];[.E171]-1))" office:value-type="string" office:string-value="פערים ואי-שוויון בישראל">
            <text:p>פערים ואי-שוויון בישראל</text:p>
          </table:table-cell>
          <table:table-cell table:formula="oooc:=LEFT(RIGHT([.D171];6);5)" office:value-type="string" office:string-value="10576">
            <text:p>1057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1];&quot;'&quot;;&quot;''&quot;)" office:value-type="string" office:string-value="פערים ואי-שוויון בישראל">
            <text:p>פערים ואי-שוויון בישראל</text:p>
          </table:table-cell>
          <table:table-cell table:formula="oooc:=&quot;INSERT INTO Modules (Id, Name, DepartmentId,Points,ModuleTypeId) VALUES (&quot;&amp;[.G171]&amp;&quot;,N'&quot;&amp;[.K171]&amp;&quot;','&quot;&amp;[.J171]&amp;&quot;', 6, '&quot; &amp; [.M171] &amp; &quot;')&quot;" office:value-type="string" office:string-value="INSERT INTO Modules (Id, Name, DepartmentId,Points,ModuleTypeId) VALUES (10576,N'פערים ואי-שוויון בישראל','4796E09C-B080-42A1-8873-4734BB169294', 6, 'A8ED06D7-DFC5-4E57-86BD-CA4EE3E0F370')">
            <text:p>INSERT INTO Modules (Id, Name, DepartmentId,Points,ModuleTypeId) VALUES (10576,N'פערים ואי-שוויון בישראל','4796E09C-B080-42A1-8873-4734BB169294', 6, 'A8ED06D7-DFC5-4E57-86BD-CA4EE3E0F370')</text:p>
          </table:table-cell>
          <table:table-cell table:formula="oooc:=IF([.I171]=[.$O$5];[.$P$6];IF(ISERR(FIND([.$O$6];[.K171])) = 0;[.$P$5];IF(ISERR(FIND([.$O$7];[.K17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חשבה מדינית (10611)</text:p>
          </table:table-cell>
          <table:table-cell table:formula="oooc:=FIND(&quot;[Note&quot;;[.A172])" office:value-type="float" office:value="0">
            <text:p>#VALUE!</text:p>
          </table:table-cell>
          <table:table-cell table:formula="oooc:=IF(ISERR([.B172]);LEN([.A172]);[.B172]-1)" office:value-type="float" office:value="26">
            <text:p>26</text:p>
          </table:table-cell>
          <table:table-cell table:formula="oooc:=TRIM(LEFT([.A172];[.C172]))" office:value-type="string" office:string-value="מבוא למחשבה מדינית (10611)">
            <text:p>מבוא למחשבה מדינית (10611)</text:p>
          </table:table-cell>
          <table:table-cell table:formula="oooc:=FIND(&quot;(&quot;;[.D172])" office:value-type="float" office:value="20">
            <text:p>20</text:p>
          </table:table-cell>
          <table:table-cell table:formula="oooc:=TRIM(LEFT([.D172];[.E172]-1))" office:value-type="string" office:string-value="מבוא למחשבה מדינית">
            <text:p>מבוא למחשבה מדינית</text:p>
          </table:table-cell>
          <table:table-cell table:formula="oooc:=LEFT(RIGHT([.D172];6);5)" office:value-type="string" office:string-value="10611">
            <text:p>1061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2];&quot;'&quot;;&quot;''&quot;)" office:value-type="string" office:string-value="מבוא למחשבה מדינית">
            <text:p>מבוא למחשבה מדינית</text:p>
          </table:table-cell>
          <table:table-cell table:formula="oooc:=&quot;INSERT INTO Modules (Id, Name, DepartmentId,Points,ModuleTypeId) VALUES (&quot;&amp;[.G172]&amp;&quot;,N'&quot;&amp;[.K172]&amp;&quot;','&quot;&amp;[.J172]&amp;&quot;', 6, '&quot; &amp; [.M172] &amp; &quot;')&quot;" office:value-type="string" office:string-value="INSERT INTO Modules (Id, Name, DepartmentId,Points,ModuleTypeId) VALUES (10611,N'מבוא למחשבה מדינית','4796E09C-B080-42A1-8873-4734BB169294', 6, 'A8ED06D7-DFC5-4E57-86BD-CA4EE3E0F370')">
            <text:p>INSERT INTO Modules (Id, Name, DepartmentId,Points,ModuleTypeId) VALUES (10611,N'מבוא למחשבה מדינית','4796E09C-B080-42A1-8873-4734BB169294', 6, 'A8ED06D7-DFC5-4E57-86BD-CA4EE3E0F370')</text:p>
          </table:table-cell>
          <table:table-cell table:formula="oooc:=IF([.I172]=[.$O$5];[.$P$6];IF(ISERR(FIND([.$O$6];[.K172])) = 0;[.$P$5];IF(ISERR(FIND([.$O$7];[.K17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וקרטיה וחינוך - הממד הרעיוני (10653)</text:p>
          </table:table-cell>
          <table:table-cell table:formula="oooc:=FIND(&quot;[Note&quot;;[.A173])" office:value-type="float" office:value="0">
            <text:p>#VALUE!</text:p>
          </table:table-cell>
          <table:table-cell table:formula="oooc:=IF(ISERR([.B173]);LEN([.A173]);[.B173]-1)" office:value-type="float" office:value="38">
            <text:p>38</text:p>
          </table:table-cell>
          <table:table-cell table:formula="oooc:=TRIM(LEFT([.A173];[.C173]))" office:value-type="string" office:string-value="דמוקרטיה וחינוך - הממד הרעיוני (10653)">
            <text:p>דמוקרטיה וחינוך - הממד הרעיוני (10653)</text:p>
          </table:table-cell>
          <table:table-cell table:formula="oooc:=FIND(&quot;(&quot;;[.D173])" office:value-type="float" office:value="32">
            <text:p>32</text:p>
          </table:table-cell>
          <table:table-cell table:formula="oooc:=TRIM(LEFT([.D173];[.E173]-1))" office:value-type="string" office:string-value="דמוקרטיה וחינוך - הממד הרעיוני">
            <text:p>דמוקרטיה וחינוך - הממד הרעיוני</text:p>
          </table:table-cell>
          <table:table-cell table:formula="oooc:=LEFT(RIGHT([.D173];6);5)" office:value-type="string" office:string-value="10653">
            <text:p>1065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3];&quot;'&quot;;&quot;''&quot;)" office:value-type="string" office:string-value="דמוקרטיה וחינוך - הממד הרעיוני">
            <text:p>דמוקרטיה וחינוך - הממד הרעיוני</text:p>
          </table:table-cell>
          <table:table-cell table:formula="oooc:=&quot;INSERT INTO Modules (Id, Name, DepartmentId,Points,ModuleTypeId) VALUES (&quot;&amp;[.G173]&amp;&quot;,N'&quot;&amp;[.K173]&amp;&quot;','&quot;&amp;[.J173]&amp;&quot;', 6, '&quot; &amp; [.M173] &amp; &quot;')&quot;" office:value-type="string" office:string-value="INSERT INTO Modules (Id, Name, DepartmentId,Points,ModuleTypeId) VALUES (10653,N'דמוקרטיה וחינוך - הממד הרעיוני','4796E09C-B080-42A1-8873-4734BB169294', 6, 'A8ED06D7-DFC5-4E57-86BD-CA4EE3E0F370')">
            <text:p>INSERT INTO Modules (Id, Name, DepartmentId,Points,ModuleTypeId) VALUES (10653,N'דמוקרטיה וחינוך - הממד הרעיוני','4796E09C-B080-42A1-8873-4734BB169294', 6, 'A8ED06D7-DFC5-4E57-86BD-CA4EE3E0F370')</text:p>
          </table:table-cell>
          <table:table-cell table:formula="oooc:=IF([.I173]=[.$O$5];[.$P$6];IF(ISERR(FIND([.$O$6];[.K173])) = 0;[.$P$5];IF(ISERR(FIND([.$O$7];[.K17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מזרח התיכון בימינו (10646) [Note 34] <text:s/></text:p>
          </table:table-cell>
          <table:table-cell table:formula="oooc:=FIND(&quot;[Note&quot;;[.A174])" office:value-type="float" office:value="29">
            <text:p>29</text:p>
          </table:table-cell>
          <table:table-cell table:formula="oooc:=IF(ISERR([.B174]);LEN([.A174]);[.B174]-1)" office:value-type="float" office:value="28">
            <text:p>28</text:p>
          </table:table-cell>
          <table:table-cell table:formula="oooc:=TRIM(LEFT([.A174];[.C174]))" office:value-type="string" office:string-value="המזרח התיכון בימינו (10646)">
            <text:p>המזרח התיכון בימינו (10646)</text:p>
          </table:table-cell>
          <table:table-cell table:formula="oooc:=FIND(&quot;(&quot;;[.D174])" office:value-type="float" office:value="21">
            <text:p>21</text:p>
          </table:table-cell>
          <table:table-cell table:formula="oooc:=TRIM(LEFT([.D174];[.E174]-1))" office:value-type="string" office:string-value="המזרח התיכון בימינו">
            <text:p>המזרח התיכון בימינו</text:p>
          </table:table-cell>
          <table:table-cell table:formula="oooc:=LEFT(RIGHT([.D174];6);5)" office:value-type="string" office:string-value="10646">
            <text:p>1064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4];&quot;'&quot;;&quot;''&quot;)" office:value-type="string" office:string-value="המזרח התיכון בימינו">
            <text:p>המזרח התיכון בימינו</text:p>
          </table:table-cell>
          <table:table-cell table:formula="oooc:=&quot;INSERT INTO Modules (Id, Name, DepartmentId,Points,ModuleTypeId) VALUES (&quot;&amp;[.G174]&amp;&quot;,N'&quot;&amp;[.K174]&amp;&quot;','&quot;&amp;[.J174]&amp;&quot;', 6, '&quot; &amp; [.M174] &amp; &quot;')&quot;" office:value-type="string" office:string-value="INSERT INTO Modules (Id, Name, DepartmentId,Points,ModuleTypeId) VALUES (10646,N'המזרח התיכון בימינו','4796E09C-B080-42A1-8873-4734BB169294', 6, 'A8ED06D7-DFC5-4E57-86BD-CA4EE3E0F370')">
            <text:p>INSERT INTO Modules (Id, Name, DepartmentId,Points,ModuleTypeId) VALUES (10646,N'המזרח התיכון בימינו','4796E09C-B080-42A1-8873-4734BB169294', 6, 'A8ED06D7-DFC5-4E57-86BD-CA4EE3E0F370')</text:p>
          </table:table-cell>
          <table:table-cell table:formula="oooc:=IF([.I174]=[.$O$5];[.$P$6];IF(ISERR(FIND([.$O$6];[.K174])) = 0;[.$P$5];IF(ISERR(FIND([.$O$7];[.K17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רבות ארגונית (10566) [Note 5] <text:s/>[Note 22] <text:s/>[Note 67] <text:s/></text:p>
          </table:table-cell>
          <table:table-cell table:formula="oooc:=FIND(&quot;[Note&quot;;[.A175])" office:value-type="float" office:value="23">
            <text:p>23</text:p>
          </table:table-cell>
          <table:table-cell table:formula="oooc:=IF(ISERR([.B175]);LEN([.A175]);[.B175]-1)" office:value-type="float" office:value="22">
            <text:p>22</text:p>
          </table:table-cell>
          <table:table-cell table:formula="oooc:=TRIM(LEFT([.A175];[.C175]))" office:value-type="string" office:string-value="תרבות ארגונית (10566)">
            <text:p>תרבות ארגונית (10566)</text:p>
          </table:table-cell>
          <table:table-cell table:formula="oooc:=FIND(&quot;(&quot;;[.D175])" office:value-type="float" office:value="15">
            <text:p>15</text:p>
          </table:table-cell>
          <table:table-cell table:formula="oooc:=TRIM(LEFT([.D175];[.E175]-1))" office:value-type="string" office:string-value="תרבות ארגונית">
            <text:p>תרבות ארגונית</text:p>
          </table:table-cell>
          <table:table-cell table:formula="oooc:=LEFT(RIGHT([.D175];6);5)" office:value-type="string" office:string-value="10566">
            <text:p>1056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5];&quot;'&quot;;&quot;''&quot;)" office:value-type="string" office:string-value="תרבות ארגונית">
            <text:p>תרבות ארגונית</text:p>
          </table:table-cell>
          <table:table-cell table:formula="oooc:=&quot;INSERT INTO Modules (Id, Name, DepartmentId,Points,ModuleTypeId) VALUES (&quot;&amp;[.G175]&amp;&quot;,N'&quot;&amp;[.K175]&amp;&quot;','&quot;&amp;[.J175]&amp;&quot;', 6, '&quot; &amp; [.M175] &amp; &quot;')&quot;" office:value-type="string" office:string-value="INSERT INTO Modules (Id, Name, DepartmentId,Points,ModuleTypeId) VALUES (10566,N'תרבות ארגונית','4796E09C-B080-42A1-8873-4734BB169294', 6, 'A8ED06D7-DFC5-4E57-86BD-CA4EE3E0F370')">
            <text:p>INSERT INTO Modules (Id, Name, DepartmentId,Points,ModuleTypeId) VALUES (10566,N'תרבות ארגונית','4796E09C-B080-42A1-8873-4734BB169294', 6, 'A8ED06D7-DFC5-4E57-86BD-CA4EE3E0F370')</text:p>
          </table:table-cell>
          <table:table-cell table:formula="oooc:=IF([.I175]=[.$O$5];[.$P$6];IF(ISERR(FIND([.$O$6];[.K175])) = 0;[.$P$5];IF(ISERR(FIND([.$O$7];[.K17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זכויות האדם ביחסים הבין-לאומיים (10535) [Note 22] <text:s/></text:p>
          </table:table-cell>
          <table:table-cell table:formula="oooc:=FIND(&quot;[Note&quot;;[.A176])" office:value-type="float" office:value="41">
            <text:p>41</text:p>
          </table:table-cell>
          <table:table-cell table:formula="oooc:=IF(ISERR([.B176]);LEN([.A176]);[.B176]-1)" office:value-type="float" office:value="40">
            <text:p>40</text:p>
          </table:table-cell>
          <table:table-cell table:formula="oooc:=TRIM(LEFT([.A176];[.C176]))" office:value-type="string" office:string-value="זכויות האדם ביחסים הבין-לאומיים (10535)">
            <text:p>זכויות האדם ביחסים הבין-לאומיים (10535)</text:p>
          </table:table-cell>
          <table:table-cell table:formula="oooc:=FIND(&quot;(&quot;;[.D176])" office:value-type="float" office:value="33">
            <text:p>33</text:p>
          </table:table-cell>
          <table:table-cell table:formula="oooc:=TRIM(LEFT([.D176];[.E176]-1))" office:value-type="string" office:string-value="זכויות האדם ביחסים הבין-לאומיים">
            <text:p>זכויות האדם ביחסים הבין-לאומיים</text:p>
          </table:table-cell>
          <table:table-cell table:formula="oooc:=LEFT(RIGHT([.D176];6);5)" office:value-type="string" office:string-value="10535">
            <text:p>1053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6];&quot;'&quot;;&quot;''&quot;)" office:value-type="string" office:string-value="זכויות האדם ביחסים הבין-לאומיים">
            <text:p>זכויות האדם ביחסים הבין-לאומיים</text:p>
          </table:table-cell>
          <table:table-cell table:formula="oooc:=&quot;INSERT INTO Modules (Id, Name, DepartmentId,Points,ModuleTypeId) VALUES (&quot;&amp;[.G176]&amp;&quot;,N'&quot;&amp;[.K176]&amp;&quot;','&quot;&amp;[.J176]&amp;&quot;', 6, '&quot; &amp; [.M176] &amp; &quot;')&quot;" office:value-type="string" office:string-value="INSERT INTO Modules (Id, Name, DepartmentId,Points,ModuleTypeId) VALUES (10535,N'זכויות האדם ביחסים הבין-לאומיים','4796E09C-B080-42A1-8873-4734BB169294', 6, 'A8ED06D7-DFC5-4E57-86BD-CA4EE3E0F370')">
            <text:p>INSERT INTO Modules (Id, Name, DepartmentId,Points,ModuleTypeId) VALUES (10535,N'זכויות האדם ביחסים הבין-לאומיים','4796E09C-B080-42A1-8873-4734BB169294', 6, 'A8ED06D7-DFC5-4E57-86BD-CA4EE3E0F370')</text:p>
          </table:table-cell>
          <table:table-cell table:formula="oooc:=IF([.I176]=[.$O$5];[.$P$6];IF(ISERR(FIND([.$O$6];[.K176])) = 0;[.$P$5];IF(ISERR(FIND([.$O$7];[.K17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קולנוע הפלסטיני (10578) [Note 5] <text:s/>[Note 22] <text:s/></text:p>
          </table:table-cell>
          <table:table-cell table:formula="oooc:=FIND(&quot;[Note&quot;;[.A177])" office:value-type="float" office:value="26">
            <text:p>26</text:p>
          </table:table-cell>
          <table:table-cell table:formula="oooc:=IF(ISERR([.B177]);LEN([.A177]);[.B177]-1)" office:value-type="float" office:value="25">
            <text:p>25</text:p>
          </table:table-cell>
          <table:table-cell table:formula="oooc:=TRIM(LEFT([.A177];[.C177]))" office:value-type="string" office:string-value="הקולנוע הפלסטיני (10578)">
            <text:p>הקולנוע הפלסטיני (10578)</text:p>
          </table:table-cell>
          <table:table-cell table:formula="oooc:=FIND(&quot;(&quot;;[.D177])" office:value-type="float" office:value="18">
            <text:p>18</text:p>
          </table:table-cell>
          <table:table-cell table:formula="oooc:=TRIM(LEFT([.D177];[.E177]-1))" office:value-type="string" office:string-value="הקולנוע הפלסטיני">
            <text:p>הקולנוע הפלסטיני</text:p>
          </table:table-cell>
          <table:table-cell table:formula="oooc:=LEFT(RIGHT([.D177];6);5)" office:value-type="string" office:string-value="10578">
            <text:p>1057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7];&quot;'&quot;;&quot;''&quot;)" office:value-type="string" office:string-value="הקולנוע הפלסטיני">
            <text:p>הקולנוע הפלסטיני</text:p>
          </table:table-cell>
          <table:table-cell table:formula="oooc:=&quot;INSERT INTO Modules (Id, Name, DepartmentId,Points,ModuleTypeId) VALUES (&quot;&amp;[.G177]&amp;&quot;,N'&quot;&amp;[.K177]&amp;&quot;','&quot;&amp;[.J177]&amp;&quot;', 6, '&quot; &amp; [.M177] &amp; &quot;')&quot;" office:value-type="string" office:string-value="INSERT INTO Modules (Id, Name, DepartmentId,Points,ModuleTypeId) VALUES (10578,N'הקולנוע הפלסטיני','4796E09C-B080-42A1-8873-4734BB169294', 6, 'A8ED06D7-DFC5-4E57-86BD-CA4EE3E0F370')">
            <text:p>INSERT INTO Modules (Id, Name, DepartmentId,Points,ModuleTypeId) VALUES (10578,N'הקולנוע הפלסטיני','4796E09C-B080-42A1-8873-4734BB169294', 6, 'A8ED06D7-DFC5-4E57-86BD-CA4EE3E0F370')</text:p>
          </table:table-cell>
          <table:table-cell table:formula="oooc:=IF([.I177]=[.$O$5];[.$P$6];IF(ISERR(FIND([.$O$6];[.K177])) = 0;[.$P$5];IF(ISERR(FIND([.$O$7];[.K17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תוח והפעלה של תכניות לימודים (14008)</text:p>
          </table:table-cell>
          <table:table-cell table:formula="oooc:=FIND(&quot;[Note&quot;;[.A178])" office:value-type="float" office:value="0">
            <text:p>#VALUE!</text:p>
          </table:table-cell>
          <table:table-cell table:formula="oooc:=IF(ISERR([.B178]);LEN([.A178]);[.B178]-1)" office:value-type="float" office:value="38">
            <text:p>38</text:p>
          </table:table-cell>
          <table:table-cell table:formula="oooc:=TRIM(LEFT([.A178];[.C178]))" office:value-type="string" office:string-value="פיתוח והפעלה של תכניות לימודים (14008)">
            <text:p>פיתוח והפעלה של תכניות לימודים (14008)</text:p>
          </table:table-cell>
          <table:table-cell table:formula="oooc:=FIND(&quot;(&quot;;[.D178])" office:value-type="float" office:value="32">
            <text:p>32</text:p>
          </table:table-cell>
          <table:table-cell table:formula="oooc:=TRIM(LEFT([.D178];[.E178]-1))" office:value-type="string" office:string-value="פיתוח והפעלה של תכניות לימודים">
            <text:p>פיתוח והפעלה של תכניות לימודים</text:p>
          </table:table-cell>
          <table:table-cell table:formula="oooc:=LEFT(RIGHT([.D178];6);5)" office:value-type="string" office:string-value="14008">
            <text:p>1400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8];&quot;'&quot;;&quot;''&quot;)" office:value-type="string" office:string-value="פיתוח והפעלה של תכניות לימודים">
            <text:p>פיתוח והפעלה של תכניות לימודים</text:p>
          </table:table-cell>
          <table:table-cell table:formula="oooc:=&quot;INSERT INTO Modules (Id, Name, DepartmentId,Points,ModuleTypeId) VALUES (&quot;&amp;[.G178]&amp;&quot;,N'&quot;&amp;[.K178]&amp;&quot;','&quot;&amp;[.J178]&amp;&quot;', 6, '&quot; &amp; [.M178] &amp; &quot;')&quot;" office:value-type="string" office:string-value="INSERT INTO Modules (Id, Name, DepartmentId,Points,ModuleTypeId) VALUES (14008,N'פיתוח והפעלה של תכניות לימודים','4796E09C-B080-42A1-8873-4734BB169294', 6, 'A8ED06D7-DFC5-4E57-86BD-CA4EE3E0F370')">
            <text:p>INSERT INTO Modules (Id, Name, DepartmentId,Points,ModuleTypeId) VALUES (14008,N'פיתוח והפעלה של תכניות לימודים','4796E09C-B080-42A1-8873-4734BB169294', 6, 'A8ED06D7-DFC5-4E57-86BD-CA4EE3E0F370')</text:p>
          </table:table-cell>
          <table:table-cell table:formula="oooc:=IF([.I178]=[.$O$5];[.$P$6];IF(ISERR(FIND([.$O$6];[.K178])) = 0;[.$P$5];IF(ISERR(FIND([.$O$7];[.K17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ני עבודה (10354) [Note 22] <text:s/></text:p>
          </table:table-cell>
          <table:table-cell table:formula="oooc:=FIND(&quot;[Note&quot;;[.A179])" office:value-type="float" office:value="20">
            <text:p>20</text:p>
          </table:table-cell>
          <table:table-cell table:formula="oooc:=IF(ISERR([.B179]);LEN([.A179]);[.B179]-1)" office:value-type="float" office:value="19">
            <text:p>19</text:p>
          </table:table-cell>
          <table:table-cell table:formula="oooc:=TRIM(LEFT([.A179];[.C179]))" office:value-type="string" office:string-value="דיני עבודה (10354)">
            <text:p>דיני עבודה (10354)</text:p>
          </table:table-cell>
          <table:table-cell table:formula="oooc:=FIND(&quot;(&quot;;[.D179])" office:value-type="float" office:value="12">
            <text:p>12</text:p>
          </table:table-cell>
          <table:table-cell table:formula="oooc:=TRIM(LEFT([.D179];[.E179]-1))" office:value-type="string" office:string-value="דיני עבודה">
            <text:p>דיני עבודה</text:p>
          </table:table-cell>
          <table:table-cell table:formula="oooc:=LEFT(RIGHT([.D179];6);5)" office:value-type="string" office:string-value="10354">
            <text:p>1035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79];&quot;'&quot;;&quot;''&quot;)" office:value-type="string" office:string-value="דיני עבודה">
            <text:p>דיני עבודה</text:p>
          </table:table-cell>
          <table:table-cell table:formula="oooc:=&quot;INSERT INTO Modules (Id, Name, DepartmentId,Points,ModuleTypeId) VALUES (&quot;&amp;[.G179]&amp;&quot;,N'&quot;&amp;[.K179]&amp;&quot;','&quot;&amp;[.J179]&amp;&quot;', 6, '&quot; &amp; [.M179] &amp; &quot;')&quot;" office:value-type="string" office:string-value="INSERT INTO Modules (Id, Name, DepartmentId,Points,ModuleTypeId) VALUES (10354,N'דיני עבודה','4796E09C-B080-42A1-8873-4734BB169294', 6, 'A8ED06D7-DFC5-4E57-86BD-CA4EE3E0F370')">
            <text:p>INSERT INTO Modules (Id, Name, DepartmentId,Points,ModuleTypeId) VALUES (10354,N'דיני עבודה','4796E09C-B080-42A1-8873-4734BB169294', 6, 'A8ED06D7-DFC5-4E57-86BD-CA4EE3E0F370')</text:p>
          </table:table-cell>
          <table:table-cell table:formula="oooc:=IF([.I179]=[.$O$5];[.$P$6];IF(ISERR(FIND([.$O$6];[.K179])) = 0;[.$P$5];IF(ISERR(FIND([.$O$7];[.K17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שאלה הלאומית בברית-המועצות, 1991-1917 (10504) [Note 5] <text:s/>[Note 22] <text:s/>[Note 24] <text:s/>[Note 39] <text:s/></text:p>
          </table:table-cell>
          <table:table-cell table:formula="oooc:=FIND(&quot;[Note&quot;;[.A180])" office:value-type="float" office:value="48">
            <text:p>48</text:p>
          </table:table-cell>
          <table:table-cell table:formula="oooc:=IF(ISERR([.B180]);LEN([.A180]);[.B180]-1)" office:value-type="float" office:value="47">
            <text:p>47</text:p>
          </table:table-cell>
          <table:table-cell table:formula="oooc:=TRIM(LEFT([.A180];[.C180]))" office:value-type="string" office:string-value="השאלה הלאומית בברית-המועצות, 1991-1917 (10504)">
            <text:p>השאלה הלאומית בברית-המועצות, 1991-1917 (10504)</text:p>
          </table:table-cell>
          <table:table-cell table:formula="oooc:=FIND(&quot;(&quot;;[.D180])" office:value-type="float" office:value="40">
            <text:p>40</text:p>
          </table:table-cell>
          <table:table-cell table:formula="oooc:=TRIM(LEFT([.D180];[.E180]-1))" office:value-type="string" office:string-value="השאלה הלאומית בברית-המועצות, 1991-1917">
            <text:p>השאלה הלאומית בברית-המועצות, 1991-1917</text:p>
          </table:table-cell>
          <table:table-cell table:formula="oooc:=LEFT(RIGHT([.D180];6);5)" office:value-type="string" office:string-value="10504">
            <text:p>1050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0];&quot;'&quot;;&quot;''&quot;)" office:value-type="string" office:string-value="השאלה הלאומית בברית-המועצות, 1991-1917">
            <text:p>השאלה הלאומית בברית-המועצות, 1991-1917</text:p>
          </table:table-cell>
          <table:table-cell table:formula="oooc:=&quot;INSERT INTO Modules (Id, Name, DepartmentId,Points,ModuleTypeId) VALUES (&quot;&amp;[.G180]&amp;&quot;,N'&quot;&amp;[.K180]&amp;&quot;','&quot;&amp;[.J180]&amp;&quot;', 6, '&quot; &amp; [.M180] &amp; &quot;')&quot;" office:value-type="string" office:string-value="INSERT INTO Modules (Id, Name, DepartmentId,Points,ModuleTypeId) VALUES (10504,N'השאלה הלאומית בברית-המועצות, 1991-1917','4796E09C-B080-42A1-8873-4734BB169294', 6, 'A8ED06D7-DFC5-4E57-86BD-CA4EE3E0F370')">
            <text:p>INSERT INTO Modules (Id, Name, DepartmentId,Points,ModuleTypeId) VALUES (10504,N'השאלה הלאומית בברית-המועצות, 1991-1917','4796E09C-B080-42A1-8873-4734BB169294', 6, 'A8ED06D7-DFC5-4E57-86BD-CA4EE3E0F370')</text:p>
          </table:table-cell>
          <table:table-cell table:formula="oooc:=IF([.I180]=[.$O$5];[.$P$6];IF(ISERR(FIND([.$O$6];[.K180])) = 0;[.$P$5];IF(ISERR(FIND([.$O$7];[.K18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חסי עבודה (10588) [Note 5] <text:s/>[Note 22] <text:s/>[Note 28] <text:s/></text:p>
          </table:table-cell>
          <table:table-cell table:formula="oooc:=FIND(&quot;[Note&quot;;[.A181])" office:value-type="float" office:value="20">
            <text:p>20</text:p>
          </table:table-cell>
          <table:table-cell table:formula="oooc:=IF(ISERR([.B181]);LEN([.A181]);[.B181]-1)" office:value-type="float" office:value="19">
            <text:p>19</text:p>
          </table:table-cell>
          <table:table-cell table:formula="oooc:=TRIM(LEFT([.A181];[.C181]))" office:value-type="string" office:string-value="יחסי עבודה (10588)">
            <text:p>יחסי עבודה (10588)</text:p>
          </table:table-cell>
          <table:table-cell table:formula="oooc:=FIND(&quot;(&quot;;[.D181])" office:value-type="float" office:value="12">
            <text:p>12</text:p>
          </table:table-cell>
          <table:table-cell table:formula="oooc:=TRIM(LEFT([.D181];[.E181]-1))" office:value-type="string" office:string-value="יחסי עבודה">
            <text:p>יחסי עבודה</text:p>
          </table:table-cell>
          <table:table-cell table:formula="oooc:=LEFT(RIGHT([.D181];6);5)" office:value-type="string" office:string-value="10588">
            <text:p>1058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1];&quot;'&quot;;&quot;''&quot;)" office:value-type="string" office:string-value="יחסי עבודה">
            <text:p>יחסי עבודה</text:p>
          </table:table-cell>
          <table:table-cell table:formula="oooc:=&quot;INSERT INTO Modules (Id, Name, DepartmentId,Points,ModuleTypeId) VALUES (&quot;&amp;[.G181]&amp;&quot;,N'&quot;&amp;[.K181]&amp;&quot;','&quot;&amp;[.J181]&amp;&quot;', 6, '&quot; &amp; [.M181] &amp; &quot;')&quot;" office:value-type="string" office:string-value="INSERT INTO Modules (Id, Name, DepartmentId,Points,ModuleTypeId) VALUES (10588,N'יחסי עבודה','4796E09C-B080-42A1-8873-4734BB169294', 6, 'A8ED06D7-DFC5-4E57-86BD-CA4EE3E0F370')">
            <text:p>INSERT INTO Modules (Id, Name, DepartmentId,Points,ModuleTypeId) VALUES (10588,N'יחסי עבודה','4796E09C-B080-42A1-8873-4734BB169294', 6, 'A8ED06D7-DFC5-4E57-86BD-CA4EE3E0F370')</text:p>
          </table:table-cell>
          <table:table-cell table:formula="oooc:=IF([.I181]=[.$O$5];[.$P$6];IF(ISERR(FIND([.$O$6];[.K181])) = 0;[.$P$5];IF(ISERR(FIND([.$O$7];[.K18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יון חזותי וחלום (10547) [Note 5] <text:s/>[Note 22] <text:s/>[Note 30] <text:s/></text:p>
          </table:table-cell>
          <table:table-cell table:formula="oooc:=FIND(&quot;[Note&quot;;[.A182])" office:value-type="float" office:value="27">
            <text:p>27</text:p>
          </table:table-cell>
          <table:table-cell table:formula="oooc:=IF(ISERR([.B182]);LEN([.A182]);[.B182]-1)" office:value-type="float" office:value="26">
            <text:p>26</text:p>
          </table:table-cell>
          <table:table-cell table:formula="oooc:=TRIM(LEFT([.A182];[.C182]))" office:value-type="string" office:string-value="דמיון חזותי וחלום (10547)">
            <text:p>דמיון חזותי וחלום (10547)</text:p>
          </table:table-cell>
          <table:table-cell table:formula="oooc:=FIND(&quot;(&quot;;[.D182])" office:value-type="float" office:value="19">
            <text:p>19</text:p>
          </table:table-cell>
          <table:table-cell table:formula="oooc:=TRIM(LEFT([.D182];[.E182]-1))" office:value-type="string" office:string-value="דמיון חזותי וחלום">
            <text:p>דמיון חזותי וחלום</text:p>
          </table:table-cell>
          <table:table-cell table:formula="oooc:=LEFT(RIGHT([.D182];6);5)" office:value-type="string" office:string-value="10547">
            <text:p>1054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2];&quot;'&quot;;&quot;''&quot;)" office:value-type="string" office:string-value="דמיון חזותי וחלום">
            <text:p>דמיון חזותי וחלום</text:p>
          </table:table-cell>
          <table:table-cell table:formula="oooc:=&quot;INSERT INTO Modules (Id, Name, DepartmentId,Points,ModuleTypeId) VALUES (&quot;&amp;[.G182]&amp;&quot;,N'&quot;&amp;[.K182]&amp;&quot;','&quot;&amp;[.J182]&amp;&quot;', 6, '&quot; &amp; [.M182] &amp; &quot;')&quot;" office:value-type="string" office:string-value="INSERT INTO Modules (Id, Name, DepartmentId,Points,ModuleTypeId) VALUES (10547,N'דמיון חזותי וחלום','4796E09C-B080-42A1-8873-4734BB169294', 6, 'A8ED06D7-DFC5-4E57-86BD-CA4EE3E0F370')">
            <text:p>INSERT INTO Modules (Id, Name, DepartmentId,Points,ModuleTypeId) VALUES (10547,N'דמיון חזותי וחלום','4796E09C-B080-42A1-8873-4734BB169294', 6, 'A8ED06D7-DFC5-4E57-86BD-CA4EE3E0F370')</text:p>
          </table:table-cell>
          <table:table-cell table:formula="oooc:=IF([.I182]=[.$O$5];[.$P$6];IF(ISERR(FIND([.$O$6];[.K182])) = 0;[.$P$5];IF(ISERR(FIND([.$O$7];[.K18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שראל בעשור הראשון (10486)</text:p>
          </table:table-cell>
          <table:table-cell table:formula="oooc:=FIND(&quot;[Note&quot;;[.A183])" office:value-type="float" office:value="0">
            <text:p>#VALUE!</text:p>
          </table:table-cell>
          <table:table-cell table:formula="oooc:=IF(ISERR([.B183]);LEN([.A183]);[.B183]-1)" office:value-type="float" office:value="26">
            <text:p>26</text:p>
          </table:table-cell>
          <table:table-cell table:formula="oooc:=TRIM(LEFT([.A183];[.C183]))" office:value-type="string" office:string-value="ישראל בעשור הראשון (10486)">
            <text:p>ישראל בעשור הראשון (10486)</text:p>
          </table:table-cell>
          <table:table-cell table:formula="oooc:=FIND(&quot;(&quot;;[.D183])" office:value-type="float" office:value="20">
            <text:p>20</text:p>
          </table:table-cell>
          <table:table-cell table:formula="oooc:=TRIM(LEFT([.D183];[.E183]-1))" office:value-type="string" office:string-value="ישראל בעשור הראשון">
            <text:p>ישראל בעשור הראשון</text:p>
          </table:table-cell>
          <table:table-cell table:formula="oooc:=LEFT(RIGHT([.D183];6);5)" office:value-type="string" office:string-value="10486">
            <text:p>1048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3];&quot;'&quot;;&quot;''&quot;)" office:value-type="string" office:string-value="ישראל בעשור הראשון">
            <text:p>ישראל בעשור הראשון</text:p>
          </table:table-cell>
          <table:table-cell table:formula="oooc:=&quot;INSERT INTO Modules (Id, Name, DepartmentId,Points,ModuleTypeId) VALUES (&quot;&amp;[.G183]&amp;&quot;,N'&quot;&amp;[.K183]&amp;&quot;','&quot;&amp;[.J183]&amp;&quot;', 6, '&quot; &amp; [.M183] &amp; &quot;')&quot;" office:value-type="string" office:string-value="INSERT INTO Modules (Id, Name, DepartmentId,Points,ModuleTypeId) VALUES (10486,N'ישראל בעשור הראשון','4796E09C-B080-42A1-8873-4734BB169294', 6, 'A8ED06D7-DFC5-4E57-86BD-CA4EE3E0F370')">
            <text:p>INSERT INTO Modules (Id, Name, DepartmentId,Points,ModuleTypeId) VALUES (10486,N'ישראל בעשור הראשון','4796E09C-B080-42A1-8873-4734BB169294', 6, 'A8ED06D7-DFC5-4E57-86BD-CA4EE3E0F370')</text:p>
          </table:table-cell>
          <table:table-cell table:formula="oooc:=IF([.I183]=[.$O$5];[.$P$6];IF(ISERR(FIND([.$O$6];[.K183])) = 0;[.$P$5];IF(ISERR(FIND([.$O$7];[.K18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יסטוריה דיפלומטית, 1945-1900 (10482)</text:p>
          </table:table-cell>
          <table:table-cell table:formula="oooc:=FIND(&quot;[Note&quot;;[.A184])" office:value-type="float" office:value="0">
            <text:p>#VALUE!</text:p>
          </table:table-cell>
          <table:table-cell table:formula="oooc:=IF(ISERR([.B184]);LEN([.A184]);[.B184]-1)" office:value-type="float" office:value="37">
            <text:p>37</text:p>
          </table:table-cell>
          <table:table-cell table:formula="oooc:=TRIM(LEFT([.A184];[.C184]))" office:value-type="string" office:string-value="היסטוריה דיפלומטית, 1945-1900 (10482)">
            <text:p>היסטוריה דיפלומטית, 1945-1900 (10482)</text:p>
          </table:table-cell>
          <table:table-cell table:formula="oooc:=FIND(&quot;(&quot;;[.D184])" office:value-type="float" office:value="31">
            <text:p>31</text:p>
          </table:table-cell>
          <table:table-cell table:formula="oooc:=TRIM(LEFT([.D184];[.E184]-1))" office:value-type="string" office:string-value="היסטוריה דיפלומטית, 1945-1900">
            <text:p>היסטוריה דיפלומטית, 1945-1900</text:p>
          </table:table-cell>
          <table:table-cell table:formula="oooc:=LEFT(RIGHT([.D184];6);5)" office:value-type="string" office:string-value="10482">
            <text:p>1048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4];&quot;'&quot;;&quot;''&quot;)" office:value-type="string" office:string-value="היסטוריה דיפלומטית, 1945-1900">
            <text:p>היסטוריה דיפלומטית, 1945-1900</text:p>
          </table:table-cell>
          <table:table-cell table:formula="oooc:=&quot;INSERT INTO Modules (Id, Name, DepartmentId,Points,ModuleTypeId) VALUES (&quot;&amp;[.G184]&amp;&quot;,N'&quot;&amp;[.K184]&amp;&quot;','&quot;&amp;[.J184]&amp;&quot;', 6, '&quot; &amp; [.M184] &amp; &quot;')&quot;" office:value-type="string" office:string-value="INSERT INTO Modules (Id, Name, DepartmentId,Points,ModuleTypeId) VALUES (10482,N'היסטוריה דיפלומטית, 1945-1900','4796E09C-B080-42A1-8873-4734BB169294', 6, 'A8ED06D7-DFC5-4E57-86BD-CA4EE3E0F370')">
            <text:p>INSERT INTO Modules (Id, Name, DepartmentId,Points,ModuleTypeId) VALUES (10482,N'היסטוריה דיפלומטית, 1945-1900','4796E09C-B080-42A1-8873-4734BB169294', 6, 'A8ED06D7-DFC5-4E57-86BD-CA4EE3E0F370')</text:p>
          </table:table-cell>
          <table:table-cell table:formula="oooc:=IF([.I184]=[.$O$5];[.$P$6];IF(ISERR(FIND([.$O$6];[.K184])) = 0;[.$P$5];IF(ISERR(FIND([.$O$7];[.K18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יקויי למידה (10527) [Note 5] <text:s/>[Note 22] <text:s/></text:p>
          </table:table-cell>
          <table:table-cell table:formula="oooc:=FIND(&quot;[Note&quot;;[.A185])" office:value-type="float" office:value="22">
            <text:p>22</text:p>
          </table:table-cell>
          <table:table-cell table:formula="oooc:=IF(ISERR([.B185]);LEN([.A185]);[.B185]-1)" office:value-type="float" office:value="21">
            <text:p>21</text:p>
          </table:table-cell>
          <table:table-cell table:formula="oooc:=TRIM(LEFT([.A185];[.C185]))" office:value-type="string" office:string-value="ליקויי למידה (10527)">
            <text:p>ליקויי למידה (10527)</text:p>
          </table:table-cell>
          <table:table-cell table:formula="oooc:=FIND(&quot;(&quot;;[.D185])" office:value-type="float" office:value="14">
            <text:p>14</text:p>
          </table:table-cell>
          <table:table-cell table:formula="oooc:=TRIM(LEFT([.D185];[.E185]-1))" office:value-type="string" office:string-value="ליקויי למידה">
            <text:p>ליקויי למידה</text:p>
          </table:table-cell>
          <table:table-cell table:formula="oooc:=LEFT(RIGHT([.D185];6);5)" office:value-type="string" office:string-value="10527">
            <text:p>1052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5];&quot;'&quot;;&quot;''&quot;)" office:value-type="string" office:string-value="ליקויי למידה">
            <text:p>ליקויי למידה</text:p>
          </table:table-cell>
          <table:table-cell table:formula="oooc:=&quot;INSERT INTO Modules (Id, Name, DepartmentId,Points,ModuleTypeId) VALUES (&quot;&amp;[.G185]&amp;&quot;,N'&quot;&amp;[.K185]&amp;&quot;','&quot;&amp;[.J185]&amp;&quot;', 6, '&quot; &amp; [.M185] &amp; &quot;')&quot;" office:value-type="string" office:string-value="INSERT INTO Modules (Id, Name, DepartmentId,Points,ModuleTypeId) VALUES (10527,N'ליקויי למידה','4796E09C-B080-42A1-8873-4734BB169294', 6, 'A8ED06D7-DFC5-4E57-86BD-CA4EE3E0F370')">
            <text:p>INSERT INTO Modules (Id, Name, DepartmentId,Points,ModuleTypeId) VALUES (10527,N'ליקויי למידה','4796E09C-B080-42A1-8873-4734BB169294', 6, 'A8ED06D7-DFC5-4E57-86BD-CA4EE3E0F370')</text:p>
          </table:table-cell>
          <table:table-cell table:formula="oooc:=IF([.I185]=[.$O$5];[.$P$6];IF(ISERR(FIND([.$O$6];[.K185])) = 0;[.$P$5];IF(ISERR(FIND([.$O$7];[.K18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נבחרות במדיניות החוץ של ישראל (10314) [Note 5] <text:s/>[Note 22] <text:s/></text:p>
          </table:table-cell>
          <table:table-cell table:formula="oooc:=FIND(&quot;[Note&quot;;[.A186])" office:value-type="float" office:value="46">
            <text:p>46</text:p>
          </table:table-cell>
          <table:table-cell table:formula="oooc:=IF(ISERR([.B186]);LEN([.A186]);[.B186]-1)" office:value-type="float" office:value="45">
            <text:p>45</text:p>
          </table:table-cell>
          <table:table-cell table:formula="oooc:=TRIM(LEFT([.A186];[.C186]))" office:value-type="string" office:string-value="סוגיות נבחרות במדיניות החוץ של ישראל (10314)">
            <text:p>סוגיות נבחרות במדיניות החוץ של ישראל (10314)</text:p>
          </table:table-cell>
          <table:table-cell table:formula="oooc:=FIND(&quot;(&quot;;[.D186])" office:value-type="float" office:value="38">
            <text:p>38</text:p>
          </table:table-cell>
          <table:table-cell table:formula="oooc:=TRIM(LEFT([.D186];[.E186]-1))" office:value-type="string" office:string-value="סוגיות נבחרות במדיניות החוץ של ישראל">
            <text:p>סוגיות נבחרות במדיניות החוץ של ישראל</text:p>
          </table:table-cell>
          <table:table-cell table:formula="oooc:=LEFT(RIGHT([.D186];6);5)" office:value-type="string" office:string-value="10314">
            <text:p>1031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6];&quot;'&quot;;&quot;''&quot;)" office:value-type="string" office:string-value="סוגיות נבחרות במדיניות החוץ של ישראל">
            <text:p>סוגיות נבחרות במדיניות החוץ של ישראל</text:p>
          </table:table-cell>
          <table:table-cell table:formula="oooc:=&quot;INSERT INTO Modules (Id, Name, DepartmentId,Points,ModuleTypeId) VALUES (&quot;&amp;[.G186]&amp;&quot;,N'&quot;&amp;[.K186]&amp;&quot;','&quot;&amp;[.J186]&amp;&quot;', 6, '&quot; &amp; [.M186] &amp; &quot;')&quot;" office:value-type="string" office:string-value="INSERT INTO Modules (Id, Name, DepartmentId,Points,ModuleTypeId) VALUES (10314,N'סוגיות נבחרות במדיניות החוץ של ישראל','4796E09C-B080-42A1-8873-4734BB169294', 6, 'A8ED06D7-DFC5-4E57-86BD-CA4EE3E0F370')">
            <text:p>INSERT INTO Modules (Id, Name, DepartmentId,Points,ModuleTypeId) VALUES (10314,N'סוגיות נבחרות במדיניות החוץ של ישראל','4796E09C-B080-42A1-8873-4734BB169294', 6, 'A8ED06D7-DFC5-4E57-86BD-CA4EE3E0F370')</text:p>
          </table:table-cell>
          <table:table-cell table:formula="oooc:=IF([.I186]=[.$O$5];[.$P$6];IF(ISERR(FIND([.$O$6];[.K186])) = 0;[.$P$5];IF(ISERR(FIND([.$O$7];[.K18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של המינים (10293)</text:p>
          </table:table-cell>
          <table:table-cell table:formula="oooc:=FIND(&quot;[Note&quot;;[.A187])" office:value-type="float" office:value="0">
            <text:p>#VALUE!</text:p>
          </table:table-cell>
          <table:table-cell table:formula="oooc:=IF(ISERR([.B187]);LEN([.A187]);[.B187]-1)" office:value-type="float" office:value="28">
            <text:p>28</text:p>
          </table:table-cell>
          <table:table-cell table:formula="oooc:=TRIM(LEFT([.A187];[.C187]))" office:value-type="string" office:string-value="פסיכולוגיה של המינים (10293)">
            <text:p>פסיכולוגיה של המינים (10293)</text:p>
          </table:table-cell>
          <table:table-cell table:formula="oooc:=FIND(&quot;(&quot;;[.D187])" office:value-type="float" office:value="22">
            <text:p>22</text:p>
          </table:table-cell>
          <table:table-cell table:formula="oooc:=TRIM(LEFT([.D187];[.E187]-1))" office:value-type="string" office:string-value="פסיכולוגיה של המינים">
            <text:p>פסיכולוגיה של המינים</text:p>
          </table:table-cell>
          <table:table-cell table:formula="oooc:=LEFT(RIGHT([.D187];6);5)" office:value-type="string" office:string-value="10293">
            <text:p>1029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7];&quot;'&quot;;&quot;''&quot;)" office:value-type="string" office:string-value="פסיכולוגיה של המינים">
            <text:p>פסיכולוגיה של המינים</text:p>
          </table:table-cell>
          <table:table-cell table:formula="oooc:=&quot;INSERT INTO Modules (Id, Name, DepartmentId,Points,ModuleTypeId) VALUES (&quot;&amp;[.G187]&amp;&quot;,N'&quot;&amp;[.K187]&amp;&quot;','&quot;&amp;[.J187]&amp;&quot;', 6, '&quot; &amp; [.M187] &amp; &quot;')&quot;" office:value-type="string" office:string-value="INSERT INTO Modules (Id, Name, DepartmentId,Points,ModuleTypeId) VALUES (10293,N'פסיכולוגיה של המינים','4796E09C-B080-42A1-8873-4734BB169294', 6, 'A8ED06D7-DFC5-4E57-86BD-CA4EE3E0F370')">
            <text:p>INSERT INTO Modules (Id, Name, DepartmentId,Points,ModuleTypeId) VALUES (10293,N'פסיכולוגיה של המינים','4796E09C-B080-42A1-8873-4734BB169294', 6, 'A8ED06D7-DFC5-4E57-86BD-CA4EE3E0F370')</text:p>
          </table:table-cell>
          <table:table-cell table:formula="oooc:=IF([.I187]=[.$O$5];[.$P$6];IF(ISERR(FIND([.$O$6];[.K187])) = 0;[.$P$5];IF(ISERR(FIND([.$O$7];[.K18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מי שואה ופקודה (10234)</text:p>
          </table:table-cell>
          <table:table-cell table:formula="oooc:=FIND(&quot;[Note&quot;;[.A188])" office:value-type="float" office:value="0">
            <text:p>#VALUE!</text:p>
          </table:table-cell>
          <table:table-cell table:formula="oooc:=IF(ISERR([.B188]);LEN([.A188]);[.B188]-1)" office:value-type="float" office:value="24">
            <text:p>24</text:p>
          </table:table-cell>
          <table:table-cell table:formula="oooc:=TRIM(LEFT([.A188];[.C188]))" office:value-type="string" office:string-value="בימי שואה ופקודה (10234)">
            <text:p>בימי שואה ופקודה (10234)</text:p>
          </table:table-cell>
          <table:table-cell table:formula="oooc:=FIND(&quot;(&quot;;[.D188])" office:value-type="float" office:value="18">
            <text:p>18</text:p>
          </table:table-cell>
          <table:table-cell table:formula="oooc:=TRIM(LEFT([.D188];[.E188]-1))" office:value-type="string" office:string-value="בימי שואה ופקודה">
            <text:p>בימי שואה ופקודה</text:p>
          </table:table-cell>
          <table:table-cell table:formula="oooc:=LEFT(RIGHT([.D188];6);5)" office:value-type="string" office:string-value="10234">
            <text:p>1023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8];&quot;'&quot;;&quot;''&quot;)" office:value-type="string" office:string-value="בימי שואה ופקודה">
            <text:p>בימי שואה ופקודה</text:p>
          </table:table-cell>
          <table:table-cell table:formula="oooc:=&quot;INSERT INTO Modules (Id, Name, DepartmentId,Points,ModuleTypeId) VALUES (&quot;&amp;[.G188]&amp;&quot;,N'&quot;&amp;[.K188]&amp;&quot;','&quot;&amp;[.J188]&amp;&quot;', 6, '&quot; &amp; [.M188] &amp; &quot;')&quot;" office:value-type="string" office:string-value="INSERT INTO Modules (Id, Name, DepartmentId,Points,ModuleTypeId) VALUES (10234,N'בימי שואה ופקודה','4796E09C-B080-42A1-8873-4734BB169294', 6, 'A8ED06D7-DFC5-4E57-86BD-CA4EE3E0F370')">
            <text:p>INSERT INTO Modules (Id, Name, DepartmentId,Points,ModuleTypeId) VALUES (10234,N'בימי שואה ופקודה','4796E09C-B080-42A1-8873-4734BB169294', 6, 'A8ED06D7-DFC5-4E57-86BD-CA4EE3E0F370')</text:p>
          </table:table-cell>
          <table:table-cell table:formula="oooc:=IF([.I188]=[.$O$5];[.$P$6];IF(ISERR(FIND([.$O$6];[.K188])) = 0;[.$P$5];IF(ISERR(FIND([.$O$7];[.K18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חברה הערבית בישראל (10657) [Note 34] <text:s/></text:p>
          </table:table-cell>
          <table:table-cell table:formula="oooc:=FIND(&quot;[Note&quot;;[.A189])" office:value-type="float" office:value="29">
            <text:p>29</text:p>
          </table:table-cell>
          <table:table-cell table:formula="oooc:=IF(ISERR([.B189]);LEN([.A189]);[.B189]-1)" office:value-type="float" office:value="28">
            <text:p>28</text:p>
          </table:table-cell>
          <table:table-cell table:formula="oooc:=TRIM(LEFT([.A189];[.C189]))" office:value-type="string" office:string-value="החברה הערבית בישראל (10657)">
            <text:p>החברה הערבית בישראל (10657)</text:p>
          </table:table-cell>
          <table:table-cell table:formula="oooc:=FIND(&quot;(&quot;;[.D189])" office:value-type="float" office:value="21">
            <text:p>21</text:p>
          </table:table-cell>
          <table:table-cell table:formula="oooc:=TRIM(LEFT([.D189];[.E189]-1))" office:value-type="string" office:string-value="החברה הערבית בישראל">
            <text:p>החברה הערבית בישראל</text:p>
          </table:table-cell>
          <table:table-cell table:formula="oooc:=LEFT(RIGHT([.D189];6);5)" office:value-type="string" office:string-value="10657">
            <text:p>1065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89];&quot;'&quot;;&quot;''&quot;)" office:value-type="string" office:string-value="החברה הערבית בישראל">
            <text:p>החברה הערבית בישראל</text:p>
          </table:table-cell>
          <table:table-cell table:formula="oooc:=&quot;INSERT INTO Modules (Id, Name, DepartmentId,Points,ModuleTypeId) VALUES (&quot;&amp;[.G189]&amp;&quot;,N'&quot;&amp;[.K189]&amp;&quot;','&quot;&amp;[.J189]&amp;&quot;', 6, '&quot; &amp; [.M189] &amp; &quot;')&quot;" office:value-type="string" office:string-value="INSERT INTO Modules (Id, Name, DepartmentId,Points,ModuleTypeId) VALUES (10657,N'החברה הערבית בישראל','4796E09C-B080-42A1-8873-4734BB169294', 6, 'A8ED06D7-DFC5-4E57-86BD-CA4EE3E0F370')">
            <text:p>INSERT INTO Modules (Id, Name, DepartmentId,Points,ModuleTypeId) VALUES (10657,N'החברה הערבית בישראל','4796E09C-B080-42A1-8873-4734BB169294', 6, 'A8ED06D7-DFC5-4E57-86BD-CA4EE3E0F370')</text:p>
          </table:table-cell>
          <table:table-cell table:formula="oooc:=IF([.I189]=[.$O$5];[.$P$6];IF(ISERR(FIND([.$O$6];[.K189])) = 0;[.$P$5];IF(ISERR(FIND([.$O$7];[.K18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רבות, תקשורת ופנאי בישראל (10503) [Note 5] <text:s/>[Note 22] <text:s/></text:p>
          </table:table-cell>
          <table:table-cell table:formula="oooc:=FIND(&quot;[Note&quot;;[.A190])" office:value-type="float" office:value="36">
            <text:p>36</text:p>
          </table:table-cell>
          <table:table-cell table:formula="oooc:=IF(ISERR([.B190]);LEN([.A190]);[.B190]-1)" office:value-type="float" office:value="35">
            <text:p>35</text:p>
          </table:table-cell>
          <table:table-cell table:formula="oooc:=TRIM(LEFT([.A190];[.C190]))" office:value-type="string" office:string-value="תרבות, תקשורת ופנאי בישראל (10503)">
            <text:p>תרבות, תקשורת ופנאי בישראל (10503)</text:p>
          </table:table-cell>
          <table:table-cell table:formula="oooc:=FIND(&quot;(&quot;;[.D190])" office:value-type="float" office:value="28">
            <text:p>28</text:p>
          </table:table-cell>
          <table:table-cell table:formula="oooc:=TRIM(LEFT([.D190];[.E190]-1))" office:value-type="string" office:string-value="תרבות, תקשורת ופנאי בישראל">
            <text:p>תרבות, תקשורת ופנאי בישראל</text:p>
          </table:table-cell>
          <table:table-cell table:formula="oooc:=LEFT(RIGHT([.D190];6);5)" office:value-type="string" office:string-value="10503">
            <text:p>1050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0];&quot;'&quot;;&quot;''&quot;)" office:value-type="string" office:string-value="תרבות, תקשורת ופנאי בישראל">
            <text:p>תרבות, תקשורת ופנאי בישראל</text:p>
          </table:table-cell>
          <table:table-cell table:formula="oooc:=&quot;INSERT INTO Modules (Id, Name, DepartmentId,Points,ModuleTypeId) VALUES (&quot;&amp;[.G190]&amp;&quot;,N'&quot;&amp;[.K190]&amp;&quot;','&quot;&amp;[.J190]&amp;&quot;', 6, '&quot; &amp; [.M190] &amp; &quot;')&quot;" office:value-type="string" office:string-value="INSERT INTO Modules (Id, Name, DepartmentId,Points,ModuleTypeId) VALUES (10503,N'תרבות, תקשורת ופנאי בישראל','4796E09C-B080-42A1-8873-4734BB169294', 6, 'A8ED06D7-DFC5-4E57-86BD-CA4EE3E0F370')">
            <text:p>INSERT INTO Modules (Id, Name, DepartmentId,Points,ModuleTypeId) VALUES (10503,N'תרבות, תקשורת ופנאי בישראל','4796E09C-B080-42A1-8873-4734BB169294', 6, 'A8ED06D7-DFC5-4E57-86BD-CA4EE3E0F370')</text:p>
          </table:table-cell>
          <table:table-cell table:formula="oooc:=IF([.I190]=[.$O$5];[.$P$6];IF(ISERR(FIND([.$O$6];[.K190])) = 0;[.$P$5];IF(ISERR(FIND([.$O$7];[.K19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כנון, פיתוח ויישום תכניות לימודים (10106) [Note 34] <text:s/></text:p>
          </table:table-cell>
          <table:table-cell table:formula="oooc:=FIND(&quot;[Note&quot;;[.A191])" office:value-type="float" office:value="44">
            <text:p>44</text:p>
          </table:table-cell>
          <table:table-cell table:formula="oooc:=IF(ISERR([.B191]);LEN([.A191]);[.B191]-1)" office:value-type="float" office:value="43">
            <text:p>43</text:p>
          </table:table-cell>
          <table:table-cell table:formula="oooc:=TRIM(LEFT([.A191];[.C191]))" office:value-type="string" office:string-value="תכנון, פיתוח ויישום תכניות לימודים (10106)">
            <text:p>תכנון, פיתוח ויישום תכניות לימודים (10106)</text:p>
          </table:table-cell>
          <table:table-cell table:formula="oooc:=FIND(&quot;(&quot;;[.D191])" office:value-type="float" office:value="36">
            <text:p>36</text:p>
          </table:table-cell>
          <table:table-cell table:formula="oooc:=TRIM(LEFT([.D191];[.E191]-1))" office:value-type="string" office:string-value="תכנון, פיתוח ויישום תכניות לימודים">
            <text:p>תכנון, פיתוח ויישום תכניות לימודים</text:p>
          </table:table-cell>
          <table:table-cell table:formula="oooc:=LEFT(RIGHT([.D191];6);5)" office:value-type="string" office:string-value="10106">
            <text:p>101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1];&quot;'&quot;;&quot;''&quot;)" office:value-type="string" office:string-value="תכנון, פיתוח ויישום תכניות לימודים">
            <text:p>תכנון, פיתוח ויישום תכניות לימודים</text:p>
          </table:table-cell>
          <table:table-cell table:formula="oooc:=&quot;INSERT INTO Modules (Id, Name, DepartmentId,Points,ModuleTypeId) VALUES (&quot;&amp;[.G191]&amp;&quot;,N'&quot;&amp;[.K191]&amp;&quot;','&quot;&amp;[.J191]&amp;&quot;', 6, '&quot; &amp; [.M191] &amp; &quot;')&quot;" office:value-type="string" office:string-value="INSERT INTO Modules (Id, Name, DepartmentId,Points,ModuleTypeId) VALUES (10106,N'תכנון, פיתוח ויישום תכניות לימודים','4796E09C-B080-42A1-8873-4734BB169294', 6, 'A8ED06D7-DFC5-4E57-86BD-CA4EE3E0F370')">
            <text:p>INSERT INTO Modules (Id, Name, DepartmentId,Points,ModuleTypeId) VALUES (10106,N'תכנון, פיתוח ויישום תכניות לימודים','4796E09C-B080-42A1-8873-4734BB169294', 6, 'A8ED06D7-DFC5-4E57-86BD-CA4EE3E0F370')</text:p>
          </table:table-cell>
          <table:table-cell table:formula="oooc:=IF([.I191]=[.$O$5];[.$P$6];IF(ISERR(FIND([.$O$6];[.K191])) = 0;[.$P$5];IF(ISERR(FIND([.$O$7];[.K19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וער, חינוך ופוליטיקה במזרח התיכון (10510) [Note 5] <text:s/>[Note 22] <text:s/>[Note 34] <text:s/>[Note 47] <text:s/></text:p>
          </table:table-cell>
          <table:table-cell table:formula="oooc:=FIND(&quot;[Note&quot;;[.A192])" office:value-type="float" office:value="44">
            <text:p>44</text:p>
          </table:table-cell>
          <table:table-cell table:formula="oooc:=IF(ISERR([.B192]);LEN([.A192]);[.B192]-1)" office:value-type="float" office:value="43">
            <text:p>43</text:p>
          </table:table-cell>
          <table:table-cell table:formula="oooc:=TRIM(LEFT([.A192];[.C192]))" office:value-type="string" office:string-value="נוער, חינוך ופוליטיקה במזרח התיכון (10510)">
            <text:p>נוער, חינוך ופוליטיקה במזרח התיכון (10510)</text:p>
          </table:table-cell>
          <table:table-cell table:formula="oooc:=FIND(&quot;(&quot;;[.D192])" office:value-type="float" office:value="36">
            <text:p>36</text:p>
          </table:table-cell>
          <table:table-cell table:formula="oooc:=TRIM(LEFT([.D192];[.E192]-1))" office:value-type="string" office:string-value="נוער, חינוך ופוליטיקה במזרח התיכון">
            <text:p>נוער, חינוך ופוליטיקה במזרח התיכון</text:p>
          </table:table-cell>
          <table:table-cell table:formula="oooc:=LEFT(RIGHT([.D192];6);5)" office:value-type="string" office:string-value="10510">
            <text:p>1051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2];&quot;'&quot;;&quot;''&quot;)" office:value-type="string" office:string-value="נוער, חינוך ופוליטיקה במזרח התיכון">
            <text:p>נוער, חינוך ופוליטיקה במזרח התיכון</text:p>
          </table:table-cell>
          <table:table-cell table:formula="oooc:=&quot;INSERT INTO Modules (Id, Name, DepartmentId,Points,ModuleTypeId) VALUES (&quot;&amp;[.G192]&amp;&quot;,N'&quot;&amp;[.K192]&amp;&quot;','&quot;&amp;[.J192]&amp;&quot;', 6, '&quot; &amp; [.M192] &amp; &quot;')&quot;" office:value-type="string" office:string-value="INSERT INTO Modules (Id, Name, DepartmentId,Points,ModuleTypeId) VALUES (10510,N'נוער, חינוך ופוליטיקה במזרח התיכון','4796E09C-B080-42A1-8873-4734BB169294', 6, 'A8ED06D7-DFC5-4E57-86BD-CA4EE3E0F370')">
            <text:p>INSERT INTO Modules (Id, Name, DepartmentId,Points,ModuleTypeId) VALUES (10510,N'נוער, חינוך ופוליטיקה במזרח התיכון','4796E09C-B080-42A1-8873-4734BB169294', 6, 'A8ED06D7-DFC5-4E57-86BD-CA4EE3E0F370')</text:p>
          </table:table-cell>
          <table:table-cell table:formula="oooc:=IF([.I192]=[.$O$5];[.$P$6];IF(ISERR(FIND([.$O$6];[.K192])) = 0;[.$P$5];IF(ISERR(FIND([.$O$7];[.K19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פרעת קשב והיפראקטיביות (10563) [Note 5] <text:s/>[Note 22] <text:s/></text:p>
          </table:table-cell>
          <table:table-cell table:formula="oooc:=FIND(&quot;[Note&quot;;[.A193])" office:value-type="float" office:value="33">
            <text:p>33</text:p>
          </table:table-cell>
          <table:table-cell table:formula="oooc:=IF(ISERR([.B193]);LEN([.A193]);[.B193]-1)" office:value-type="float" office:value="32">
            <text:p>32</text:p>
          </table:table-cell>
          <table:table-cell table:formula="oooc:=TRIM(LEFT([.A193];[.C193]))" office:value-type="string" office:string-value="הפרעת קשב והיפראקטיביות (10563)">
            <text:p>הפרעת קשב והיפראקטיביות (10563)</text:p>
          </table:table-cell>
          <table:table-cell table:formula="oooc:=FIND(&quot;(&quot;;[.D193])" office:value-type="float" office:value="25">
            <text:p>25</text:p>
          </table:table-cell>
          <table:table-cell table:formula="oooc:=TRIM(LEFT([.D193];[.E193]-1))" office:value-type="string" office:string-value="הפרעת קשב והיפראקטיביות">
            <text:p>הפרעת קשב והיפראקטיביות</text:p>
          </table:table-cell>
          <table:table-cell table:formula="oooc:=LEFT(RIGHT([.D193];6);5)" office:value-type="string" office:string-value="10563">
            <text:p>1056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3];&quot;'&quot;;&quot;''&quot;)" office:value-type="string" office:string-value="הפרעת קשב והיפראקטיביות">
            <text:p>הפרעת קשב והיפראקטיביות</text:p>
          </table:table-cell>
          <table:table-cell table:formula="oooc:=&quot;INSERT INTO Modules (Id, Name, DepartmentId,Points,ModuleTypeId) VALUES (&quot;&amp;[.G193]&amp;&quot;,N'&quot;&amp;[.K193]&amp;&quot;','&quot;&amp;[.J193]&amp;&quot;', 6, '&quot; &amp; [.M193] &amp; &quot;')&quot;" office:value-type="string" office:string-value="INSERT INTO Modules (Id, Name, DepartmentId,Points,ModuleTypeId) VALUES (10563,N'הפרעת קשב והיפראקטיביות','4796E09C-B080-42A1-8873-4734BB169294', 6, 'A8ED06D7-DFC5-4E57-86BD-CA4EE3E0F370')">
            <text:p>INSERT INTO Modules (Id, Name, DepartmentId,Points,ModuleTypeId) VALUES (10563,N'הפרעת קשב והיפראקטיביות','4796E09C-B080-42A1-8873-4734BB169294', 6, 'A8ED06D7-DFC5-4E57-86BD-CA4EE3E0F370')</text:p>
          </table:table-cell>
          <table:table-cell table:formula="oooc:=IF([.I193]=[.$O$5];[.$P$6];IF(ISERR(FIND([.$O$6];[.K193])) = 0;[.$P$5];IF(ISERR(FIND([.$O$7];[.K19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מוקרטיה ודמוקרטיזציה (12003) [Note 47] <text:s/>[Note 77] <text:s/></text:p>
          </table:table-cell>
          <table:table-cell table:formula="oooc:=FIND(&quot;[Note&quot;;[.A194])" office:value-type="float" office:value="31">
            <text:p>31</text:p>
          </table:table-cell>
          <table:table-cell table:formula="oooc:=IF(ISERR([.B194]);LEN([.A194]);[.B194]-1)" office:value-type="float" office:value="30">
            <text:p>30</text:p>
          </table:table-cell>
          <table:table-cell table:formula="oooc:=TRIM(LEFT([.A194];[.C194]))" office:value-type="string" office:string-value="דמוקרטיה ודמוקרטיזציה (12003)">
            <text:p>דמוקרטיה ודמוקרטיזציה (12003)</text:p>
          </table:table-cell>
          <table:table-cell table:formula="oooc:=FIND(&quot;(&quot;;[.D194])" office:value-type="float" office:value="23">
            <text:p>23</text:p>
          </table:table-cell>
          <table:table-cell table:formula="oooc:=TRIM(LEFT([.D194];[.E194]-1))" office:value-type="string" office:string-value="דמוקרטיה ודמוקרטיזציה">
            <text:p>דמוקרטיה ודמוקרטיזציה</text:p>
          </table:table-cell>
          <table:table-cell table:formula="oooc:=LEFT(RIGHT([.D194];6);5)" office:value-type="string" office:string-value="12003">
            <text:p>1200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4];&quot;'&quot;;&quot;''&quot;)" office:value-type="string" office:string-value="דמוקרטיה ודמוקרטיזציה">
            <text:p>דמוקרטיה ודמוקרטיזציה</text:p>
          </table:table-cell>
          <table:table-cell table:formula="oooc:=&quot;INSERT INTO Modules (Id, Name, DepartmentId,Points,ModuleTypeId) VALUES (&quot;&amp;[.G194]&amp;&quot;,N'&quot;&amp;[.K194]&amp;&quot;','&quot;&amp;[.J194]&amp;&quot;', 6, '&quot; &amp; [.M194] &amp; &quot;')&quot;" office:value-type="string" office:string-value="INSERT INTO Modules (Id, Name, DepartmentId,Points,ModuleTypeId) VALUES (12003,N'דמוקרטיה ודמוקרטיזציה','4796E09C-B080-42A1-8873-4734BB169294', 6, 'A8ED06D7-DFC5-4E57-86BD-CA4EE3E0F370')">
            <text:p>INSERT INTO Modules (Id, Name, DepartmentId,Points,ModuleTypeId) VALUES (12003,N'דמוקרטיה ודמוקרטיזציה','4796E09C-B080-42A1-8873-4734BB169294', 6, 'A8ED06D7-DFC5-4E57-86BD-CA4EE3E0F370')</text:p>
          </table:table-cell>
          <table:table-cell table:formula="oooc:=IF([.I194]=[.$O$5];[.$P$6];IF(ISERR(FIND([.$O$6];[.K194])) = 0;[.$P$5];IF(ISERR(FIND([.$O$7];[.K19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כשרה מעשית בהוראת הפסיכולוגיה-פרקטיקום (55158) [Note 32] <text:s/>[Note 47] <text:s/></text:p>
          </table:table-cell>
          <table:table-cell table:formula="oooc:=FIND(&quot;[Note&quot;;[.A195])" office:value-type="float" office:value="49">
            <text:p>49</text:p>
          </table:table-cell>
          <table:table-cell table:formula="oooc:=IF(ISERR([.B195]);LEN([.A195]);[.B195]-1)" office:value-type="float" office:value="48">
            <text:p>48</text:p>
          </table:table-cell>
          <table:table-cell table:formula="oooc:=TRIM(LEFT([.A195];[.C195]))" office:value-type="string" office:string-value="הכשרה מעשית בהוראת הפסיכולוגיה-פרקטיקום (55158)">
            <text:p>הכשרה מעשית בהוראת הפסיכולוגיה-פרקטיקום (55158)</text:p>
          </table:table-cell>
          <table:table-cell table:formula="oooc:=FIND(&quot;(&quot;;[.D195])" office:value-type="float" office:value="41">
            <text:p>41</text:p>
          </table:table-cell>
          <table:table-cell table:formula="oooc:=TRIM(LEFT([.D195];[.E195]-1))" office:value-type="string" office:string-value="הכשרה מעשית בהוראת הפסיכולוגיה-פרקטיקום">
            <text:p>הכשרה מעשית בהוראת הפסיכולוגיה-פרקטיקום</text:p>
          </table:table-cell>
          <table:table-cell table:formula="oooc:=LEFT(RIGHT([.D195];6);5)" office:value-type="string" office:string-value="55158">
            <text:p>5515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5];&quot;'&quot;;&quot;''&quot;)" office:value-type="string" office:string-value="הכשרה מעשית בהוראת הפסיכולוגיה-פרקטיקום">
            <text:p>הכשרה מעשית בהוראת הפסיכולוגיה-פרקטיקום</text:p>
          </table:table-cell>
          <table:table-cell table:formula="oooc:=&quot;INSERT INTO Modules (Id, Name, DepartmentId,Points,ModuleTypeId) VALUES (&quot;&amp;[.G195]&amp;&quot;,N'&quot;&amp;[.K195]&amp;&quot;','&quot;&amp;[.J195]&amp;&quot;', 6, '&quot; &amp; [.M195] &amp; &quot;')&quot;" office:value-type="string" office:string-value="INSERT INTO Modules (Id, Name, DepartmentId,Points,ModuleTypeId) VALUES (55158,N'הכשרה מעשית בהוראת הפסיכולוגיה-פרקטיקום','4796E09C-B080-42A1-8873-4734BB169294', 6, 'A8ED06D7-DFC5-4E57-86BD-CA4EE3E0F370')">
            <text:p>INSERT INTO Modules (Id, Name, DepartmentId,Points,ModuleTypeId) VALUES (55158,N'הכשרה מעשית בהוראת הפסיכולוגיה-פרקטיקום','4796E09C-B080-42A1-8873-4734BB169294', 6, 'A8ED06D7-DFC5-4E57-86BD-CA4EE3E0F370')</text:p>
          </table:table-cell>
          <table:table-cell table:formula="oooc:=IF([.I195]=[.$O$5];[.$P$6];IF(ISERR(FIND([.$O$6];[.K195])) = 0;[.$P$5];IF(ISERR(FIND([.$O$7];[.K19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ן ציון לציונות (ברוסית) (42123) [Note 24] <text:s/>[Note 27] <text:s/></text:p>
          </table:table-cell>
          <table:table-cell table:formula="oooc:=FIND(&quot;[Note&quot;;[.A196])" office:value-type="float" office:value="35">
            <text:p>35</text:p>
          </table:table-cell>
          <table:table-cell table:formula="oooc:=IF(ISERR([.B196]);LEN([.A196]);[.B196]-1)" office:value-type="float" office:value="34">
            <text:p>34</text:p>
          </table:table-cell>
          <table:table-cell table:formula="oooc:=TRIM(LEFT([.A196];[.C196]))" office:value-type="string" office:string-value="בין ציון לציונות (ברוסית) (42123)">
            <text:p>בין ציון לציונות (ברוסית) (42123)</text:p>
          </table:table-cell>
          <table:table-cell table:formula="oooc:=FIND(&quot;(&quot;;[.D196])" office:value-type="float" office:value="18">
            <text:p>18</text:p>
          </table:table-cell>
          <table:table-cell table:formula="oooc:=TRIM(LEFT([.D196];[.E196]-1))" office:value-type="string" office:string-value="בין ציון לציונות">
            <text:p>בין ציון לציונות</text:p>
          </table:table-cell>
          <table:table-cell table:formula="oooc:=LEFT(RIGHT([.D196];6);5)" office:value-type="string" office:string-value="42123">
            <text:p>4212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6];&quot;'&quot;;&quot;''&quot;)" office:value-type="string" office:string-value="בין ציון לציונות">
            <text:p>בין ציון לציונות</text:p>
          </table:table-cell>
          <table:table-cell table:formula="oooc:=&quot;INSERT INTO Modules (Id, Name, DepartmentId,Points,ModuleTypeId) VALUES (&quot;&amp;[.G196]&amp;&quot;,N'&quot;&amp;[.K196]&amp;&quot;','&quot;&amp;[.J196]&amp;&quot;', 6, '&quot; &amp; [.M196] &amp; &quot;')&quot;" office:value-type="string" office:string-value="INSERT INTO Modules (Id, Name, DepartmentId,Points,ModuleTypeId) VALUES (42123,N'בין ציון לציונות','4796E09C-B080-42A1-8873-4734BB169294', 6, 'A8ED06D7-DFC5-4E57-86BD-CA4EE3E0F370')">
            <text:p>INSERT INTO Modules (Id, Name, DepartmentId,Points,ModuleTypeId) VALUES (42123,N'בין ציון לציונות','4796E09C-B080-42A1-8873-4734BB169294', 6, 'A8ED06D7-DFC5-4E57-86BD-CA4EE3E0F370')</text:p>
          </table:table-cell>
          <table:table-cell table:formula="oooc:=IF([.I196]=[.$O$5];[.$P$6];IF(ISERR(FIND([.$O$6];[.K196])) = 0;[.$P$5];IF(ISERR(FIND([.$O$7];[.K19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סויים במרחב - גיאוגרפיה יישובית של א"י (10298)</text:p>
          </table:table-cell>
          <table:table-cell table:formula="oooc:=FIND(&quot;[Note&quot;;[.A197])" office:value-type="float" office:value="0">
            <text:p>#VALUE!</text:p>
          </table:table-cell>
          <table:table-cell table:formula="oooc:=IF(ISERR([.B197]);LEN([.A197]);[.B197]-1)" office:value-type="float" office:value="48">
            <text:p>48</text:p>
          </table:table-cell>
          <table:table-cell table:formula="oooc:=TRIM(LEFT([.A197];[.C197]))" office:value-type="string" office:string-value="ניסויים במרחב - גיאוגרפיה יישובית של א&quot;י (10298)">
            <text:p>ניסויים במרחב - גיאוגרפיה יישובית של א"י (10298)</text:p>
          </table:table-cell>
          <table:table-cell table:formula="oooc:=FIND(&quot;(&quot;;[.D197])" office:value-type="float" office:value="42">
            <text:p>42</text:p>
          </table:table-cell>
          <table:table-cell table:formula="oooc:=TRIM(LEFT([.D197];[.E197]-1))" office:value-type="string" office:string-value="ניסויים במרחב - גיאוגרפיה יישובית של א&quot;י">
            <text:p>ניסויים במרחב - גיאוגרפיה יישובית של א"י</text:p>
          </table:table-cell>
          <table:table-cell table:formula="oooc:=LEFT(RIGHT([.D197];6);5)" office:value-type="string" office:string-value="10298">
            <text:p>1029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7];&quot;'&quot;;&quot;''&quot;)" office:value-type="string" office:string-value="ניסויים במרחב - גיאוגרפיה יישובית של א&quot;י">
            <text:p>ניסויים במרחב - גיאוגרפיה יישובית של א"י</text:p>
          </table:table-cell>
          <table:table-cell table:formula="oooc:=&quot;INSERT INTO Modules (Id, Name, DepartmentId,Points,ModuleTypeId) VALUES (&quot;&amp;[.G197]&amp;&quot;,N'&quot;&amp;[.K197]&amp;&quot;','&quot;&amp;[.J197]&amp;&quot;', 6, '&quot; &amp; [.M197] &amp; &quot;')&quot;" office:value-type="string" office:string-value="INSERT INTO Modules (Id, Name, DepartmentId,Points,ModuleTypeId) VALUES (10298,N'ניסויים במרחב - גיאוגרפיה יישובית של א&quot;י','4796E09C-B080-42A1-8873-4734BB169294', 6, 'A8ED06D7-DFC5-4E57-86BD-CA4EE3E0F370')">
            <text:p>INSERT INTO Modules (Id, Name, DepartmentId,Points,ModuleTypeId) VALUES (10298,N'ניסויים במרחב - גיאוגרפיה יישובית של א"י','4796E09C-B080-42A1-8873-4734BB169294', 6, 'A8ED06D7-DFC5-4E57-86BD-CA4EE3E0F370')</text:p>
          </table:table-cell>
          <table:table-cell table:formula="oooc:=IF([.I197]=[.$O$5];[.$P$6];IF(ISERR(FIND([.$O$6];[.K197])) = 0;[.$P$5];IF(ISERR(FIND([.$O$7];[.K19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ב-תרבותיות בחברה ובבית הספר (12025) [Note 47] <text:s/></text:p>
          </table:table-cell>
          <table:table-cell table:formula="oooc:=FIND(&quot;[Note&quot;;[.A198])" office:value-type="float" office:value="38">
            <text:p>38</text:p>
          </table:table-cell>
          <table:table-cell table:formula="oooc:=IF(ISERR([.B198]);LEN([.A198]);[.B198]-1)" office:value-type="float" office:value="37">
            <text:p>37</text:p>
          </table:table-cell>
          <table:table-cell table:formula="oooc:=TRIM(LEFT([.A198];[.C198]))" office:value-type="string" office:string-value="רב-תרבותיות בחברה ובבית הספר (12025)">
            <text:p>רב-תרבותיות בחברה ובבית הספר (12025)</text:p>
          </table:table-cell>
          <table:table-cell table:formula="oooc:=FIND(&quot;(&quot;;[.D198])" office:value-type="float" office:value="30">
            <text:p>30</text:p>
          </table:table-cell>
          <table:table-cell table:formula="oooc:=TRIM(LEFT([.D198];[.E198]-1))" office:value-type="string" office:string-value="רב-תרבותיות בחברה ובבית הספר">
            <text:p>רב-תרבותיות בחברה ובבית הספר</text:p>
          </table:table-cell>
          <table:table-cell table:formula="oooc:=LEFT(RIGHT([.D198];6);5)" office:value-type="string" office:string-value="12025">
            <text:p>1202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8];&quot;'&quot;;&quot;''&quot;)" office:value-type="string" office:string-value="רב-תרבותיות בחברה ובבית הספר">
            <text:p>רב-תרבותיות בחברה ובבית הספר</text:p>
          </table:table-cell>
          <table:table-cell table:formula="oooc:=&quot;INSERT INTO Modules (Id, Name, DepartmentId,Points,ModuleTypeId) VALUES (&quot;&amp;[.G198]&amp;&quot;,N'&quot;&amp;[.K198]&amp;&quot;','&quot;&amp;[.J198]&amp;&quot;', 6, '&quot; &amp; [.M198] &amp; &quot;')&quot;" office:value-type="string" office:string-value="INSERT INTO Modules (Id, Name, DepartmentId,Points,ModuleTypeId) VALUES (12025,N'רב-תרבותיות בחברה ובבית הספר','4796E09C-B080-42A1-8873-4734BB169294', 6, 'A8ED06D7-DFC5-4E57-86BD-CA4EE3E0F370')">
            <text:p>INSERT INTO Modules (Id, Name, DepartmentId,Points,ModuleTypeId) VALUES (12025,N'רב-תרבותיות בחברה ובבית הספר','4796E09C-B080-42A1-8873-4734BB169294', 6, 'A8ED06D7-DFC5-4E57-86BD-CA4EE3E0F370')</text:p>
          </table:table-cell>
          <table:table-cell table:formula="oooc:=IF([.I198]=[.$O$5];[.$P$6];IF(ISERR(FIND([.$O$6];[.K198])) = 0;[.$P$5];IF(ISERR(FIND([.$O$7];[.K19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פסיכולוגיה של השיפוט האינטואיטיבי (10352) [Note 5] <text:s/>[Note 22] <text:s/>[Note 24] <text:s/>[Note 30] <text:s/>[Note 59] <text:s/></text:p>
          </table:table-cell>
          <table:table-cell table:formula="oooc:=FIND(&quot;[Note&quot;;[.A199])" office:value-type="float" office:value="44">
            <text:p>44</text:p>
          </table:table-cell>
          <table:table-cell table:formula="oooc:=IF(ISERR([.B199]);LEN([.A199]);[.B199]-1)" office:value-type="float" office:value="43">
            <text:p>43</text:p>
          </table:table-cell>
          <table:table-cell table:formula="oooc:=TRIM(LEFT([.A199];[.C199]))" office:value-type="string" office:string-value="הפסיכולוגיה של השיפוט האינטואיטיבי (10352)">
            <text:p>הפסיכולוגיה של השיפוט האינטואיטיבי (10352)</text:p>
          </table:table-cell>
          <table:table-cell table:formula="oooc:=FIND(&quot;(&quot;;[.D199])" office:value-type="float" office:value="36">
            <text:p>36</text:p>
          </table:table-cell>
          <table:table-cell table:formula="oooc:=TRIM(LEFT([.D199];[.E199]-1))" office:value-type="string" office:string-value="הפסיכולוגיה של השיפוט האינטואיטיבי">
            <text:p>הפסיכולוגיה של השיפוט האינטואיטיבי</text:p>
          </table:table-cell>
          <table:table-cell table:formula="oooc:=LEFT(RIGHT([.D199];6);5)" office:value-type="string" office:string-value="10352">
            <text:p>1035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199];&quot;'&quot;;&quot;''&quot;)" office:value-type="string" office:string-value="הפסיכולוגיה של השיפוט האינטואיטיבי">
            <text:p>הפסיכולוגיה של השיפוט האינטואיטיבי</text:p>
          </table:table-cell>
          <table:table-cell table:formula="oooc:=&quot;INSERT INTO Modules (Id, Name, DepartmentId,Points,ModuleTypeId) VALUES (&quot;&amp;[.G199]&amp;&quot;,N'&quot;&amp;[.K199]&amp;&quot;','&quot;&amp;[.J199]&amp;&quot;', 6, '&quot; &amp; [.M199] &amp; &quot;')&quot;" office:value-type="string" office:string-value="INSERT INTO Modules (Id, Name, DepartmentId,Points,ModuleTypeId) VALUES (10352,N'הפסיכולוגיה של השיפוט האינטואיטיבי','4796E09C-B080-42A1-8873-4734BB169294', 6, 'A8ED06D7-DFC5-4E57-86BD-CA4EE3E0F370')">
            <text:p>INSERT INTO Modules (Id, Name, DepartmentId,Points,ModuleTypeId) VALUES (10352,N'הפסיכולוגיה של השיפוט האינטואיטיבי','4796E09C-B080-42A1-8873-4734BB169294', 6, 'A8ED06D7-DFC5-4E57-86BD-CA4EE3E0F370')</text:p>
          </table:table-cell>
          <table:table-cell table:formula="oooc:=IF([.I199]=[.$O$5];[.$P$6];IF(ISERR(FIND([.$O$6];[.K199])) = 0;[.$P$5];IF(ISERR(FIND([.$O$7];[.K19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מי שואה ופקודה (ברוסית) (42102) [Note 24] <text:s/>[Note 27] <text:s/></text:p>
          </table:table-cell>
          <table:table-cell table:formula="oooc:=FIND(&quot;[Note&quot;;[.A200])" office:value-type="float" office:value="35">
            <text:p>35</text:p>
          </table:table-cell>
          <table:table-cell table:formula="oooc:=IF(ISERR([.B200]);LEN([.A200]);[.B200]-1)" office:value-type="float" office:value="34">
            <text:p>34</text:p>
          </table:table-cell>
          <table:table-cell table:formula="oooc:=TRIM(LEFT([.A200];[.C200]))" office:value-type="string" office:string-value="בימי שואה ופקודה (ברוסית) (42102)">
            <text:p>בימי שואה ופקודה (ברוסית) (42102)</text:p>
          </table:table-cell>
          <table:table-cell table:formula="oooc:=FIND(&quot;(&quot;;[.D200])" office:value-type="float" office:value="18">
            <text:p>18</text:p>
          </table:table-cell>
          <table:table-cell table:formula="oooc:=TRIM(LEFT([.D200];[.E200]-1))" office:value-type="string" office:string-value="בימי שואה ופקודה">
            <text:p>בימי שואה ופקודה</text:p>
          </table:table-cell>
          <table:table-cell table:formula="oooc:=LEFT(RIGHT([.D200];6);5)" office:value-type="string" office:string-value="42102">
            <text:p>4210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0];&quot;'&quot;;&quot;''&quot;)" office:value-type="string" office:string-value="בימי שואה ופקודה">
            <text:p>בימי שואה ופקודה</text:p>
          </table:table-cell>
          <table:table-cell table:formula="oooc:=&quot;INSERT INTO Modules (Id, Name, DepartmentId,Points,ModuleTypeId) VALUES (&quot;&amp;[.G200]&amp;&quot;,N'&quot;&amp;[.K200]&amp;&quot;','&quot;&amp;[.J200]&amp;&quot;', 6, '&quot; &amp; [.M200] &amp; &quot;')&quot;" office:value-type="string" office:string-value="INSERT INTO Modules (Id, Name, DepartmentId,Points,ModuleTypeId) VALUES (42102,N'בימי שואה ופקודה','4796E09C-B080-42A1-8873-4734BB169294', 6, 'A8ED06D7-DFC5-4E57-86BD-CA4EE3E0F370')">
            <text:p>INSERT INTO Modules (Id, Name, DepartmentId,Points,ModuleTypeId) VALUES (42102,N'בימי שואה ופקודה','4796E09C-B080-42A1-8873-4734BB169294', 6, 'A8ED06D7-DFC5-4E57-86BD-CA4EE3E0F370')</text:p>
          </table:table-cell>
          <table:table-cell table:formula="oooc:=IF([.I200]=[.$O$5];[.$P$6];IF(ISERR(FIND([.$O$6];[.K200])) = 0;[.$P$5];IF(ISERR(FIND([.$O$7];[.K20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יפורת ישראלית ועיבודיה לקולנוע (10421) [Note 26] <text:s/>[Note 52] <text:s/></text:p>
          </table:table-cell>
          <table:table-cell table:formula="oooc:=FIND(&quot;[Note&quot;;[.A201])" office:value-type="float" office:value="41">
            <text:p>41</text:p>
          </table:table-cell>
          <table:table-cell table:formula="oooc:=IF(ISERR([.B201]);LEN([.A201]);[.B201]-1)" office:value-type="float" office:value="40">
            <text:p>40</text:p>
          </table:table-cell>
          <table:table-cell table:formula="oooc:=TRIM(LEFT([.A201];[.C201]))" office:value-type="string" office:string-value="סיפורת ישראלית ועיבודיה לקולנוע (10421)">
            <text:p>סיפורת ישראלית ועיבודיה לקולנוע (10421)</text:p>
          </table:table-cell>
          <table:table-cell table:formula="oooc:=FIND(&quot;(&quot;;[.D201])" office:value-type="float" office:value="33">
            <text:p>33</text:p>
          </table:table-cell>
          <table:table-cell table:formula="oooc:=TRIM(LEFT([.D201];[.E201]-1))" office:value-type="string" office:string-value="סיפורת ישראלית ועיבודיה לקולנוע">
            <text:p>סיפורת ישראלית ועיבודיה לקולנוע</text:p>
          </table:table-cell>
          <table:table-cell table:formula="oooc:=LEFT(RIGHT([.D201];6);5)" office:value-type="string" office:string-value="10421">
            <text:p>1042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1];&quot;'&quot;;&quot;''&quot;)" office:value-type="string" office:string-value="סיפורת ישראלית ועיבודיה לקולנוע">
            <text:p>סיפורת ישראלית ועיבודיה לקולנוע</text:p>
          </table:table-cell>
          <table:table-cell table:formula="oooc:=&quot;INSERT INTO Modules (Id, Name, DepartmentId,Points,ModuleTypeId) VALUES (&quot;&amp;[.G201]&amp;&quot;,N'&quot;&amp;[.K201]&amp;&quot;','&quot;&amp;[.J201]&amp;&quot;', 6, '&quot; &amp; [.M201] &amp; &quot;')&quot;" office:value-type="string" office:string-value="INSERT INTO Modules (Id, Name, DepartmentId,Points,ModuleTypeId) VALUES (10421,N'סיפורת ישראלית ועיבודיה לקולנוע','4796E09C-B080-42A1-8873-4734BB169294', 6, 'A8ED06D7-DFC5-4E57-86BD-CA4EE3E0F370')">
            <text:p>INSERT INTO Modules (Id, Name, DepartmentId,Points,ModuleTypeId) VALUES (10421,N'סיפורת ישראלית ועיבודיה לקולנוע','4796E09C-B080-42A1-8873-4734BB169294', 6, 'A8ED06D7-DFC5-4E57-86BD-CA4EE3E0F370')</text:p>
          </table:table-cell>
          <table:table-cell table:formula="oooc:=IF([.I201]=[.$O$5];[.$P$6];IF(ISERR(FIND([.$O$6];[.K201])) = 0;[.$P$5];IF(ISERR(FIND([.$O$7];[.K20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משל ופוליטיקה במדינת ישראל (10406) [Note 34] <text:s/></text:p>
          </table:table-cell>
          <table:table-cell table:formula="oooc:=FIND(&quot;[Note&quot;;[.A202])" office:value-type="float" office:value="37">
            <text:p>37</text:p>
          </table:table-cell>
          <table:table-cell table:formula="oooc:=IF(ISERR([.B202]);LEN([.A202]);[.B202]-1)" office:value-type="float" office:value="36">
            <text:p>36</text:p>
          </table:table-cell>
          <table:table-cell table:formula="oooc:=TRIM(LEFT([.A202];[.C202]))" office:value-type="string" office:string-value="ממשל ופוליטיקה במדינת ישראל (10406)">
            <text:p>ממשל ופוליטיקה במדינת ישראל (10406)</text:p>
          </table:table-cell>
          <table:table-cell table:formula="oooc:=FIND(&quot;(&quot;;[.D202])" office:value-type="float" office:value="29">
            <text:p>29</text:p>
          </table:table-cell>
          <table:table-cell table:formula="oooc:=TRIM(LEFT([.D202];[.E202]-1))" office:value-type="string" office:string-value="ממשל ופוליטיקה במדינת ישראל">
            <text:p>ממשל ופוליטיקה במדינת ישראל</text:p>
          </table:table-cell>
          <table:table-cell table:formula="oooc:=LEFT(RIGHT([.D202];6);5)" office:value-type="string" office:string-value="10406">
            <text:p>104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2];&quot;'&quot;;&quot;''&quot;)" office:value-type="string" office:string-value="ממשל ופוליטיקה במדינת ישראל">
            <text:p>ממשל ופוליטיקה במדינת ישראל</text:p>
          </table:table-cell>
          <table:table-cell table:formula="oooc:=&quot;INSERT INTO Modules (Id, Name, DepartmentId,Points,ModuleTypeId) VALUES (&quot;&amp;[.G202]&amp;&quot;,N'&quot;&amp;[.K202]&amp;&quot;','&quot;&amp;[.J202]&amp;&quot;', 6, '&quot; &amp; [.M202] &amp; &quot;')&quot;" office:value-type="string" office:string-value="INSERT INTO Modules (Id, Name, DepartmentId,Points,ModuleTypeId) VALUES (10406,N'ממשל ופוליטיקה במדינת ישראל','4796E09C-B080-42A1-8873-4734BB169294', 6, 'A8ED06D7-DFC5-4E57-86BD-CA4EE3E0F370')">
            <text:p>INSERT INTO Modules (Id, Name, DepartmentId,Points,ModuleTypeId) VALUES (10406,N'ממשל ופוליטיקה במדינת ישראל','4796E09C-B080-42A1-8873-4734BB169294', 6, 'A8ED06D7-DFC5-4E57-86BD-CA4EE3E0F370')</text:p>
          </table:table-cell>
          <table:table-cell table:formula="oooc:=IF([.I202]=[.$O$5];[.$P$6];IF(ISERR(FIND([.$O$6];[.K202])) = 0;[.$P$5];IF(ISERR(FIND([.$O$7];[.K20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ית לאומי למדינה בדרך (10423) [Note 34] <text:s/></text:p>
          </table:table-cell>
          <table:table-cell table:formula="oooc:=FIND(&quot;[Note&quot;;[.A203])" office:value-type="float" office:value="32">
            <text:p>32</text:p>
          </table:table-cell>
          <table:table-cell table:formula="oooc:=IF(ISERR([.B203]);LEN([.A203]);[.B203]-1)" office:value-type="float" office:value="31">
            <text:p>31</text:p>
          </table:table-cell>
          <table:table-cell table:formula="oooc:=TRIM(LEFT([.A203];[.C203]))" office:value-type="string" office:string-value="מבית לאומי למדינה בדרך (10423)">
            <text:p>מבית לאומי למדינה בדרך (10423)</text:p>
          </table:table-cell>
          <table:table-cell table:formula="oooc:=FIND(&quot;(&quot;;[.D203])" office:value-type="float" office:value="24">
            <text:p>24</text:p>
          </table:table-cell>
          <table:table-cell table:formula="oooc:=TRIM(LEFT([.D203];[.E203]-1))" office:value-type="string" office:string-value="מבית לאומי למדינה בדרך">
            <text:p>מבית לאומי למדינה בדרך</text:p>
          </table:table-cell>
          <table:table-cell table:formula="oooc:=LEFT(RIGHT([.D203];6);5)" office:value-type="string" office:string-value="10423">
            <text:p>1042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3];&quot;'&quot;;&quot;''&quot;)" office:value-type="string" office:string-value="מבית לאומי למדינה בדרך">
            <text:p>מבית לאומי למדינה בדרך</text:p>
          </table:table-cell>
          <table:table-cell table:formula="oooc:=&quot;INSERT INTO Modules (Id, Name, DepartmentId,Points,ModuleTypeId) VALUES (&quot;&amp;[.G203]&amp;&quot;,N'&quot;&amp;[.K203]&amp;&quot;','&quot;&amp;[.J203]&amp;&quot;', 6, '&quot; &amp; [.M203] &amp; &quot;')&quot;" office:value-type="string" office:string-value="INSERT INTO Modules (Id, Name, DepartmentId,Points,ModuleTypeId) VALUES (10423,N'מבית לאומי למדינה בדרך','4796E09C-B080-42A1-8873-4734BB169294', 6, 'A8ED06D7-DFC5-4E57-86BD-CA4EE3E0F370')">
            <text:p>INSERT INTO Modules (Id, Name, DepartmentId,Points,ModuleTypeId) VALUES (10423,N'מבית לאומי למדינה בדרך','4796E09C-B080-42A1-8873-4734BB169294', 6, 'A8ED06D7-DFC5-4E57-86BD-CA4EE3E0F370')</text:p>
          </table:table-cell>
          <table:table-cell table:formula="oooc:=IF([.I203]=[.$O$5];[.$P$6];IF(ISERR(FIND([.$O$6];[.K203])) = 0;[.$P$5];IF(ISERR(FIND([.$O$7];[.K20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סוציולוגיה של העיר (10663)</text:p>
          </table:table-cell>
          <table:table-cell table:formula="oooc:=FIND(&quot;[Note&quot;;[.A204])" office:value-type="float" office:value="0">
            <text:p>#VALUE!</text:p>
          </table:table-cell>
          <table:table-cell table:formula="oooc:=IF(ISERR([.B204]);LEN([.A204]);[.B204]-1)" office:value-type="float" office:value="32">
            <text:p>32</text:p>
          </table:table-cell>
          <table:table-cell table:formula="oooc:=TRIM(LEFT([.A204];[.C204]))" office:value-type="string" office:string-value="מבוא לסוציולוגיה של העיר (10663)">
            <text:p>מבוא לסוציולוגיה של העיר (10663)</text:p>
          </table:table-cell>
          <table:table-cell table:formula="oooc:=FIND(&quot;(&quot;;[.D204])" office:value-type="float" office:value="26">
            <text:p>26</text:p>
          </table:table-cell>
          <table:table-cell table:formula="oooc:=TRIM(LEFT([.D204];[.E204]-1))" office:value-type="string" office:string-value="מבוא לסוציולוגיה של העיר">
            <text:p>מבוא לסוציולוגיה של העיר</text:p>
          </table:table-cell>
          <table:table-cell table:formula="oooc:=LEFT(RIGHT([.D204];6);5)" office:value-type="string" office:string-value="10663">
            <text:p>1066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4];&quot;'&quot;;&quot;''&quot;)" office:value-type="string" office:string-value="מבוא לסוציולוגיה של העיר">
            <text:p>מבוא לסוציולוגיה של העיר</text:p>
          </table:table-cell>
          <table:table-cell table:formula="oooc:=&quot;INSERT INTO Modules (Id, Name, DepartmentId,Points,ModuleTypeId) VALUES (&quot;&amp;[.G204]&amp;&quot;,N'&quot;&amp;[.K204]&amp;&quot;','&quot;&amp;[.J204]&amp;&quot;', 6, '&quot; &amp; [.M204] &amp; &quot;')&quot;" office:value-type="string" office:string-value="INSERT INTO Modules (Id, Name, DepartmentId,Points,ModuleTypeId) VALUES (10663,N'מבוא לסוציולוגיה של העיר','4796E09C-B080-42A1-8873-4734BB169294', 6, 'A8ED06D7-DFC5-4E57-86BD-CA4EE3E0F370')">
            <text:p>INSERT INTO Modules (Id, Name, DepartmentId,Points,ModuleTypeId) VALUES (10663,N'מבוא לסוציולוגיה של העיר','4796E09C-B080-42A1-8873-4734BB169294', 6, 'A8ED06D7-DFC5-4E57-86BD-CA4EE3E0F370')</text:p>
          </table:table-cell>
          <table:table-cell table:formula="oooc:=IF([.I204]=[.$O$5];[.$P$6];IF(ISERR(FIND([.$O$6];[.K204])) = 0;[.$P$5];IF(ISERR(FIND([.$O$7];[.K20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וירופסיכולוגיה קוגניטיבית (10935) [Note 5] <text:s/>[Note 22] <text:s/>[Note 30] <text:s/></text:p>
          </table:table-cell>
          <table:table-cell table:formula="oooc:=FIND(&quot;[Note&quot;;[.A205])" office:value-type="float" office:value="36">
            <text:p>36</text:p>
          </table:table-cell>
          <table:table-cell table:formula="oooc:=IF(ISERR([.B205]);LEN([.A205]);[.B205]-1)" office:value-type="float" office:value="35">
            <text:p>35</text:p>
          </table:table-cell>
          <table:table-cell table:formula="oooc:=TRIM(LEFT([.A205];[.C205]))" office:value-type="string" office:string-value="נוירופסיכולוגיה קוגניטיבית (10935)">
            <text:p>נוירופסיכולוגיה קוגניטיבית (10935)</text:p>
          </table:table-cell>
          <table:table-cell table:formula="oooc:=FIND(&quot;(&quot;;[.D205])" office:value-type="float" office:value="28">
            <text:p>28</text:p>
          </table:table-cell>
          <table:table-cell table:formula="oooc:=TRIM(LEFT([.D205];[.E205]-1))" office:value-type="string" office:string-value="נוירופסיכולוגיה קוגניטיבית">
            <text:p>נוירופסיכולוגיה קוגניטיבית</text:p>
          </table:table-cell>
          <table:table-cell table:formula="oooc:=LEFT(RIGHT([.D205];6);5)" office:value-type="string" office:string-value="10935">
            <text:p>1093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5];&quot;'&quot;;&quot;''&quot;)" office:value-type="string" office:string-value="נוירופסיכולוגיה קוגניטיבית">
            <text:p>נוירופסיכולוגיה קוגניטיבית</text:p>
          </table:table-cell>
          <table:table-cell table:formula="oooc:=&quot;INSERT INTO Modules (Id, Name, DepartmentId,Points,ModuleTypeId) VALUES (&quot;&amp;[.G205]&amp;&quot;,N'&quot;&amp;[.K205]&amp;&quot;','&quot;&amp;[.J205]&amp;&quot;', 6, '&quot; &amp; [.M205] &amp; &quot;')&quot;" office:value-type="string" office:string-value="INSERT INTO Modules (Id, Name, DepartmentId,Points,ModuleTypeId) VALUES (10935,N'נוירופסיכולוגיה קוגניטיבית','4796E09C-B080-42A1-8873-4734BB169294', 6, 'A8ED06D7-DFC5-4E57-86BD-CA4EE3E0F370')">
            <text:p>INSERT INTO Modules (Id, Name, DepartmentId,Points,ModuleTypeId) VALUES (10935,N'נוירופסיכולוגיה קוגניטיבית','4796E09C-B080-42A1-8873-4734BB169294', 6, 'A8ED06D7-DFC5-4E57-86BD-CA4EE3E0F370')</text:p>
          </table:table-cell>
          <table:table-cell table:formula="oooc:=IF([.I205]=[.$O$5];[.$P$6];IF(ISERR(FIND([.$O$6];[.K205])) = 0;[.$P$5];IF(ISERR(FIND([.$O$7];[.K20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ברה, תרבות וייצוג (14202) [Note 47] <text:s/></text:p>
          </table:table-cell>
          <table:table-cell table:formula="oooc:=FIND(&quot;[Note&quot;;[.A206])" office:value-type="float" office:value="28">
            <text:p>28</text:p>
          </table:table-cell>
          <table:table-cell table:formula="oooc:=IF(ISERR([.B206]);LEN([.A206]);[.B206]-1)" office:value-type="float" office:value="27">
            <text:p>27</text:p>
          </table:table-cell>
          <table:table-cell table:formula="oooc:=TRIM(LEFT([.A206];[.C206]))" office:value-type="string" office:string-value="חברה, תרבות וייצוג (14202)">
            <text:p>חברה, תרבות וייצוג (14202)</text:p>
          </table:table-cell>
          <table:table-cell table:formula="oooc:=FIND(&quot;(&quot;;[.D206])" office:value-type="float" office:value="20">
            <text:p>20</text:p>
          </table:table-cell>
          <table:table-cell table:formula="oooc:=TRIM(LEFT([.D206];[.E206]-1))" office:value-type="string" office:string-value="חברה, תרבות וייצוג">
            <text:p>חברה, תרבות וייצוג</text:p>
          </table:table-cell>
          <table:table-cell table:formula="oooc:=LEFT(RIGHT([.D206];6);5)" office:value-type="string" office:string-value="14202">
            <text:p>1420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6];&quot;'&quot;;&quot;''&quot;)" office:value-type="string" office:string-value="חברה, תרבות וייצוג">
            <text:p>חברה, תרבות וייצוג</text:p>
          </table:table-cell>
          <table:table-cell table:formula="oooc:=&quot;INSERT INTO Modules (Id, Name, DepartmentId,Points,ModuleTypeId) VALUES (&quot;&amp;[.G206]&amp;&quot;,N'&quot;&amp;[.K206]&amp;&quot;','&quot;&amp;[.J206]&amp;&quot;', 6, '&quot; &amp; [.M206] &amp; &quot;')&quot;" office:value-type="string" office:string-value="INSERT INTO Modules (Id, Name, DepartmentId,Points,ModuleTypeId) VALUES (14202,N'חברה, תרבות וייצוג','4796E09C-B080-42A1-8873-4734BB169294', 6, 'A8ED06D7-DFC5-4E57-86BD-CA4EE3E0F370')">
            <text:p>INSERT INTO Modules (Id, Name, DepartmentId,Points,ModuleTypeId) VALUES (14202,N'חברה, תרבות וייצוג','4796E09C-B080-42A1-8873-4734BB169294', 6, 'A8ED06D7-DFC5-4E57-86BD-CA4EE3E0F370')</text:p>
          </table:table-cell>
          <table:table-cell table:formula="oooc:=IF([.I206]=[.$O$5];[.$P$6];IF(ISERR(FIND([.$O$6];[.K206])) = 0;[.$P$5];IF(ISERR(FIND([.$O$7];[.K20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גישות אנתרופולוגיות וסוציולוגיות (14204) [Note 47] <text:s/></text:p>
          </table:table-cell>
          <table:table-cell table:formula="oooc:=FIND(&quot;[Note&quot;;[.A207])" office:value-type="float" office:value="42">
            <text:p>42</text:p>
          </table:table-cell>
          <table:table-cell table:formula="oooc:=IF(ISERR([.B207]);LEN([.A207]);[.B207]-1)" office:value-type="float" office:value="41">
            <text:p>41</text:p>
          </table:table-cell>
          <table:table-cell table:formula="oooc:=TRIM(LEFT([.A207];[.C207]))" office:value-type="string" office:string-value="גישות אנתרופולוגיות וסוציולוגיות (14204)">
            <text:p>גישות אנתרופולוגיות וסוציולוגיות (14204)</text:p>
          </table:table-cell>
          <table:table-cell table:formula="oooc:=FIND(&quot;(&quot;;[.D207])" office:value-type="float" office:value="34">
            <text:p>34</text:p>
          </table:table-cell>
          <table:table-cell table:formula="oooc:=TRIM(LEFT([.D207];[.E207]-1))" office:value-type="string" office:string-value="גישות אנתרופולוגיות וסוציולוגיות">
            <text:p>גישות אנתרופולוגיות וסוציולוגיות</text:p>
          </table:table-cell>
          <table:table-cell table:formula="oooc:=LEFT(RIGHT([.D207];6);5)" office:value-type="string" office:string-value="14204">
            <text:p>1420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7];&quot;'&quot;;&quot;''&quot;)" office:value-type="string" office:string-value="גישות אנתרופולוגיות וסוציולוגיות">
            <text:p>גישות אנתרופולוגיות וסוציולוגיות</text:p>
          </table:table-cell>
          <table:table-cell table:formula="oooc:=&quot;INSERT INTO Modules (Id, Name, DepartmentId,Points,ModuleTypeId) VALUES (&quot;&amp;[.G207]&amp;&quot;,N'&quot;&amp;[.K207]&amp;&quot;','&quot;&amp;[.J207]&amp;&quot;', 6, '&quot; &amp; [.M207] &amp; &quot;')&quot;" office:value-type="string" office:string-value="INSERT INTO Modules (Id, Name, DepartmentId,Points,ModuleTypeId) VALUES (14204,N'גישות אנתרופולוגיות וסוציולוגיות','4796E09C-B080-42A1-8873-4734BB169294', 6, 'A8ED06D7-DFC5-4E57-86BD-CA4EE3E0F370')">
            <text:p>INSERT INTO Modules (Id, Name, DepartmentId,Points,ModuleTypeId) VALUES (14204,N'גישות אנתרופולוגיות וסוציולוגיות','4796E09C-B080-42A1-8873-4734BB169294', 6, 'A8ED06D7-DFC5-4E57-86BD-CA4EE3E0F370')</text:p>
          </table:table-cell>
          <table:table-cell table:formula="oooc:=IF([.I207]=[.$O$5];[.$P$6];IF(ISERR(FIND([.$O$6];[.K207])) = 0;[.$P$5];IF(ISERR(FIND([.$O$7];[.K20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טכנולוגיות למידה לסוגיהן: עקרונות ויישום (14016)</text:p>
          </table:table-cell>
          <table:table-cell table:formula="oooc:=FIND(&quot;[Note&quot;;[.A208])" office:value-type="float" office:value="0">
            <text:p>#VALUE!</text:p>
          </table:table-cell>
          <table:table-cell table:formula="oooc:=IF(ISERR([.B208]);LEN([.A208]);[.B208]-1)" office:value-type="float" office:value="48">
            <text:p>48</text:p>
          </table:table-cell>
          <table:table-cell table:formula="oooc:=TRIM(LEFT([.A208];[.C208]))" office:value-type="string" office:string-value="טכנולוגיות למידה לסוגיהן: עקרונות ויישום (14016)">
            <text:p>טכנולוגיות למידה לסוגיהן: עקרונות ויישום (14016)</text:p>
          </table:table-cell>
          <table:table-cell table:formula="oooc:=FIND(&quot;(&quot;;[.D208])" office:value-type="float" office:value="42">
            <text:p>42</text:p>
          </table:table-cell>
          <table:table-cell table:formula="oooc:=TRIM(LEFT([.D208];[.E208]-1))" office:value-type="string" office:string-value="טכנולוגיות למידה לסוגיהן: עקרונות ויישום">
            <text:p>טכנולוגיות למידה לסוגיהן: עקרונות ויישום</text:p>
          </table:table-cell>
          <table:table-cell table:formula="oooc:=LEFT(RIGHT([.D208];6);5)" office:value-type="string" office:string-value="14016">
            <text:p>1401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8];&quot;'&quot;;&quot;''&quot;)" office:value-type="string" office:string-value="טכנולוגיות למידה לסוגיהן: עקרונות ויישום">
            <text:p>טכנולוגיות למידה לסוגיהן: עקרונות ויישום</text:p>
          </table:table-cell>
          <table:table-cell table:formula="oooc:=&quot;INSERT INTO Modules (Id, Name, DepartmentId,Points,ModuleTypeId) VALUES (&quot;&amp;[.G208]&amp;&quot;,N'&quot;&amp;[.K208]&amp;&quot;','&quot;&amp;[.J208]&amp;&quot;', 6, '&quot; &amp; [.M208] &amp; &quot;')&quot;" office:value-type="string" office:string-value="INSERT INTO Modules (Id, Name, DepartmentId,Points,ModuleTypeId) VALUES (14016,N'טכנולוגיות למידה לסוגיהן: עקרונות ויישום','4796E09C-B080-42A1-8873-4734BB169294', 6, 'A8ED06D7-DFC5-4E57-86BD-CA4EE3E0F370')">
            <text:p>INSERT INTO Modules (Id, Name, DepartmentId,Points,ModuleTypeId) VALUES (14016,N'טכנולוגיות למידה לסוגיהן: עקרונות ויישום','4796E09C-B080-42A1-8873-4734BB169294', 6, 'A8ED06D7-DFC5-4E57-86BD-CA4EE3E0F370')</text:p>
          </table:table-cell>
          <table:table-cell table:formula="oooc:=IF([.I208]=[.$O$5];[.$P$6];IF(ISERR(FIND([.$O$6];[.K208])) = 0;[.$P$5];IF(ISERR(FIND([.$O$7];[.K20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דנת רענון במתמטיקה לתלמידי מדעי החברה (95001) [Note 32] <text:s/>[Note 75] <text:s/></text:p>
          </table:table-cell>
          <table:table-cell table:formula="oooc:=FIND(&quot;[Note&quot;;[.A209])" office:value-type="float" office:value="48">
            <text:p>48</text:p>
          </table:table-cell>
          <table:table-cell table:formula="oooc:=IF(ISERR([.B209]);LEN([.A209]);[.B209]-1)" office:value-type="float" office:value="47">
            <text:p>47</text:p>
          </table:table-cell>
          <table:table-cell table:formula="oooc:=TRIM(LEFT([.A209];[.C209]))" office:value-type="string" office:string-value="סדנת רענון במתמטיקה לתלמידי מדעי החברה (95001)">
            <text:p>סדנת רענון במתמטיקה לתלמידי מדעי החברה (95001)</text:p>
          </table:table-cell>
          <table:table-cell table:formula="oooc:=FIND(&quot;(&quot;;[.D209])" office:value-type="float" office:value="40">
            <text:p>40</text:p>
          </table:table-cell>
          <table:table-cell table:formula="oooc:=TRIM(LEFT([.D209];[.E209]-1))" office:value-type="string" office:string-value="סדנת רענון במתמטיקה לתלמידי מדעי החברה">
            <text:p>סדנת רענון במתמטיקה לתלמידי מדעי החברה</text:p>
          </table:table-cell>
          <table:table-cell table:formula="oooc:=LEFT(RIGHT([.D209];6);5)" office:value-type="string" office:string-value="95001">
            <text:p>9500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09];&quot;'&quot;;&quot;''&quot;)" office:value-type="string" office:string-value="סדנת רענון במתמטיקה לתלמידי מדעי החברה">
            <text:p>סדנת רענון במתמטיקה לתלמידי מדעי החברה</text:p>
          </table:table-cell>
          <table:table-cell table:formula="oooc:=&quot;INSERT INTO Modules (Id, Name, DepartmentId,Points,ModuleTypeId) VALUES (&quot;&amp;[.G209]&amp;&quot;,N'&quot;&amp;[.K209]&amp;&quot;','&quot;&amp;[.J209]&amp;&quot;', 6, '&quot; &amp; [.M209] &amp; &quot;')&quot;" office:value-type="string" office:string-value="INSERT INTO Modules (Id, Name, DepartmentId,Points,ModuleTypeId) VALUES (95001,N'סדנת רענון במתמטיקה לתלמידי מדעי החברה','4796E09C-B080-42A1-8873-4734BB169294', 6, 'A8ED06D7-DFC5-4E57-86BD-CA4EE3E0F370')">
            <text:p>INSERT INTO Modules (Id, Name, DepartmentId,Points,ModuleTypeId) VALUES (95001,N'סדנת רענון במתמטיקה לתלמידי מדעי החברה','4796E09C-B080-42A1-8873-4734BB169294', 6, 'A8ED06D7-DFC5-4E57-86BD-CA4EE3E0F370')</text:p>
          </table:table-cell>
          <table:table-cell table:formula="oooc:=IF([.I209]=[.$O$5];[.$P$6];IF(ISERR(FIND([.$O$6];[.K209])) = 0;[.$P$5];IF(ISERR(FIND([.$O$7];[.K20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ירופה ערש הלאומיות (10403) [Note 34] <text:s/></text:p>
          </table:table-cell>
          <table:table-cell table:formula="oooc:=FIND(&quot;[Note&quot;;[.A210])" office:value-type="float" office:value="29">
            <text:p>29</text:p>
          </table:table-cell>
          <table:table-cell table:formula="oooc:=IF(ISERR([.B210]);LEN([.A210]);[.B210]-1)" office:value-type="float" office:value="28">
            <text:p>28</text:p>
          </table:table-cell>
          <table:table-cell table:formula="oooc:=TRIM(LEFT([.A210];[.C210]))" office:value-type="string" office:string-value="אירופה ערש הלאומיות (10403)">
            <text:p>אירופה ערש הלאומיות (10403)</text:p>
          </table:table-cell>
          <table:table-cell table:formula="oooc:=FIND(&quot;(&quot;;[.D210])" office:value-type="float" office:value="21">
            <text:p>21</text:p>
          </table:table-cell>
          <table:table-cell table:formula="oooc:=TRIM(LEFT([.D210];[.E210]-1))" office:value-type="string" office:string-value="אירופה ערש הלאומיות">
            <text:p>אירופה ערש הלאומיות</text:p>
          </table:table-cell>
          <table:table-cell table:formula="oooc:=LEFT(RIGHT([.D210];6);5)" office:value-type="string" office:string-value="10403">
            <text:p>10403</text:p>
          </table:table-cell>
          <table:table-cell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0];&quot;'&quot;;&quot;''&quot;)" office:value-type="string" office:string-value="אירופה ערש הלאומיות">
            <text:p>אירופה ערש הלאומיות</text:p>
          </table:table-cell>
          <table:table-cell table:formula="oooc:=&quot;INSERT INTO Modules (Id, Name, DepartmentId,Points,ModuleTypeId) VALUES (&quot;&amp;[.G210]&amp;&quot;,N'&quot;&amp;[.K210]&amp;&quot;','&quot;&amp;[.J210]&amp;&quot;', 6, '&quot; &amp; [.M210] &amp; &quot;')&quot;" office:value-type="string" office:string-value="INSERT INTO Modules (Id, Name, DepartmentId,Points,ModuleTypeId) VALUES (10403,N'אירופה ערש הלאומיות','4796E09C-B080-42A1-8873-4734BB169294', 6, 'A8ED06D7-DFC5-4E57-86BD-CA4EE3E0F370')">
            <text:p>INSERT INTO Modules (Id, Name, DepartmentId,Points,ModuleTypeId) VALUES (10403,N'אירופה ערש הלאומיות','4796E09C-B080-42A1-8873-4734BB169294', 6, 'A8ED06D7-DFC5-4E57-86BD-CA4EE3E0F370')</text:p>
          </table:table-cell>
          <table:table-cell table:formula="oooc:=IF([.I210]=[.$O$5];[.$P$6];IF(ISERR(FIND([.$O$6];[.K210])) = 0;[.$P$5];IF(ISERR(FIND([.$O$7];[.K21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רים בעולם של שינוי: מגמות ואתגרים (14019)</text:p>
          </table:table-cell>
          <table:table-cell table:formula="oooc:=FIND(&quot;[Note&quot;;[.A211])" office:value-type="float" office:value="0">
            <text:p>#VALUE!</text:p>
          </table:table-cell>
          <table:table-cell table:formula="oooc:=IF(ISERR([.B211]);LEN([.A211]);[.B211]-1)" office:value-type="float" office:value="43">
            <text:p>43</text:p>
          </table:table-cell>
          <table:table-cell table:formula="oooc:=TRIM(LEFT([.A211];[.C211]))" office:value-type="string" office:string-value="מורים בעולם של שינוי: מגמות ואתגרים (14019)">
            <text:p>מורים בעולם של שינוי: מגמות ואתגרים (14019)</text:p>
          </table:table-cell>
          <table:table-cell table:formula="oooc:=FIND(&quot;(&quot;;[.D211])" office:value-type="float" office:value="37">
            <text:p>37</text:p>
          </table:table-cell>
          <table:table-cell table:formula="oooc:=TRIM(LEFT([.D211];[.E211]-1))" office:value-type="string" office:string-value="מורים בעולם של שינוי: מגמות ואתגרים">
            <text:p>מורים בעולם של שינוי: מגמות ואתגרים</text:p>
          </table:table-cell>
          <table:table-cell table:formula="oooc:=LEFT(RIGHT([.D211];6);5)" office:value-type="string" office:string-value="14019">
            <text:p>1401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1];&quot;'&quot;;&quot;''&quot;)" office:value-type="string" office:string-value="מורים בעולם של שינוי: מגמות ואתגרים">
            <text:p>מורים בעולם של שינוי: מגמות ואתגרים</text:p>
          </table:table-cell>
          <table:table-cell table:formula="oooc:=&quot;INSERT INTO Modules (Id, Name, DepartmentId,Points,ModuleTypeId) VALUES (&quot;&amp;[.G211]&amp;&quot;,N'&quot;&amp;[.K211]&amp;&quot;','&quot;&amp;[.J211]&amp;&quot;', 6, '&quot; &amp; [.M211] &amp; &quot;')&quot;" office:value-type="string" office:string-value="INSERT INTO Modules (Id, Name, DepartmentId,Points,ModuleTypeId) VALUES (14019,N'מורים בעולם של שינוי: מגמות ואתגרים','4796E09C-B080-42A1-8873-4734BB169294', 6, 'A8ED06D7-DFC5-4E57-86BD-CA4EE3E0F370')">
            <text:p>INSERT INTO Modules (Id, Name, DepartmentId,Points,ModuleTypeId) VALUES (14019,N'מורים בעולם של שינוי: מגמות ואתגרים','4796E09C-B080-42A1-8873-4734BB169294', 6, 'A8ED06D7-DFC5-4E57-86BD-CA4EE3E0F370')</text:p>
          </table:table-cell>
          <table:table-cell table:formula="oooc:=IF([.I211]=[.$O$5];[.$P$6];IF(ISERR(FIND([.$O$6];[.K211])) = 0;[.$P$5];IF(ISERR(FIND([.$O$7];[.K21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לוב טכנולוגיות מידע בתחומי דעת (14017)</text:p>
          </table:table-cell>
          <table:table-cell table:formula="oooc:=FIND(&quot;[Note&quot;;[.A212])" office:value-type="float" office:value="0">
            <text:p>#VALUE!</text:p>
          </table:table-cell>
          <table:table-cell table:formula="oooc:=IF(ISERR([.B212]);LEN([.A212]);[.B212]-1)" office:value-type="float" office:value="40">
            <text:p>40</text:p>
          </table:table-cell>
          <table:table-cell table:formula="oooc:=TRIM(LEFT([.A212];[.C212]))" office:value-type="string" office:string-value="שילוב טכנולוגיות מידע בתחומי דעת (14017)">
            <text:p>שילוב טכנולוגיות מידע בתחומי דעת (14017)</text:p>
          </table:table-cell>
          <table:table-cell table:formula="oooc:=FIND(&quot;(&quot;;[.D212])" office:value-type="float" office:value="34">
            <text:p>34</text:p>
          </table:table-cell>
          <table:table-cell table:formula="oooc:=TRIM(LEFT([.D212];[.E212]-1))" office:value-type="string" office:string-value="שילוב טכנולוגיות מידע בתחומי דעת">
            <text:p>שילוב טכנולוגיות מידע בתחומי דעת</text:p>
          </table:table-cell>
          <table:table-cell table:formula="oooc:=LEFT(RIGHT([.D212];6);5)" office:value-type="string" office:string-value="14017">
            <text:p>1401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2];&quot;'&quot;;&quot;''&quot;)" office:value-type="string" office:string-value="שילוב טכנולוגיות מידע בתחומי דעת">
            <text:p>שילוב טכנולוגיות מידע בתחומי דעת</text:p>
          </table:table-cell>
          <table:table-cell table:formula="oooc:=&quot;INSERT INTO Modules (Id, Name, DepartmentId,Points,ModuleTypeId) VALUES (&quot;&amp;[.G212]&amp;&quot;,N'&quot;&amp;[.K212]&amp;&quot;','&quot;&amp;[.J212]&amp;&quot;', 6, '&quot; &amp; [.M212] &amp; &quot;')&quot;" office:value-type="string" office:string-value="INSERT INTO Modules (Id, Name, DepartmentId,Points,ModuleTypeId) VALUES (14017,N'שילוב טכנולוגיות מידע בתחומי דעת','4796E09C-B080-42A1-8873-4734BB169294', 6, 'A8ED06D7-DFC5-4E57-86BD-CA4EE3E0F370')">
            <text:p>INSERT INTO Modules (Id, Name, DepartmentId,Points,ModuleTypeId) VALUES (14017,N'שילוב טכנולוגיות מידע בתחומי דעת','4796E09C-B080-42A1-8873-4734BB169294', 6, 'A8ED06D7-DFC5-4E57-86BD-CA4EE3E0F370')</text:p>
          </table:table-cell>
          <table:table-cell table:formula="oooc:=IF([.I212]=[.$O$5];[.$P$6];IF(ISERR(FIND([.$O$6];[.K212])) = 0;[.$P$5];IF(ISERR(FIND([.$O$7];[.K21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בחינוך מיוחד (10139) [Note 34] <text:s/></text:p>
          </table:table-cell>
          <table:table-cell table:formula="oooc:=FIND(&quot;[Note&quot;;[.A213])" office:value-type="float" office:value="29">
            <text:p>29</text:p>
          </table:table-cell>
          <table:table-cell table:formula="oooc:=IF(ISERR([.B213]);LEN([.A213]);[.B213]-1)" office:value-type="float" office:value="28">
            <text:p>28</text:p>
          </table:table-cell>
          <table:table-cell table:formula="oooc:=TRIM(LEFT([.A213];[.C213]))" office:value-type="string" office:string-value="סוגיות בחינוך מיוחד (10139)">
            <text:p>סוגיות בחינוך מיוחד (10139)</text:p>
          </table:table-cell>
          <table:table-cell table:formula="oooc:=FIND(&quot;(&quot;;[.D213])" office:value-type="float" office:value="21">
            <text:p>21</text:p>
          </table:table-cell>
          <table:table-cell table:formula="oooc:=TRIM(LEFT([.D213];[.E213]-1))" office:value-type="string" office:string-value="סוגיות בחינוך מיוחד">
            <text:p>סוגיות בחינוך מיוחד</text:p>
          </table:table-cell>
          <table:table-cell table:formula="oooc:=LEFT(RIGHT([.D213];6);5)" office:value-type="string" office:string-value="10139">
            <text:p>10139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3];&quot;'&quot;;&quot;''&quot;)" office:value-type="string" office:string-value="סוגיות בחינוך מיוחד">
            <text:p>סוגיות בחינוך מיוחד</text:p>
          </table:table-cell>
          <table:table-cell table:formula="oooc:=&quot;INSERT INTO Modules (Id, Name, DepartmentId,Points,ModuleTypeId) VALUES (&quot;&amp;[.G213]&amp;&quot;,N'&quot;&amp;[.K213]&amp;&quot;','&quot;&amp;[.J213]&amp;&quot;', 6, '&quot; &amp; [.M213] &amp; &quot;')&quot;" office:value-type="string" office:string-value="INSERT INTO Modules (Id, Name, DepartmentId,Points,ModuleTypeId) VALUES (10139,N'סוגיות בחינוך מיוחד','4796E09C-B080-42A1-8873-4734BB169294', 6, 'A8ED06D7-DFC5-4E57-86BD-CA4EE3E0F370')">
            <text:p>INSERT INTO Modules (Id, Name, DepartmentId,Points,ModuleTypeId) VALUES (10139,N'סוגיות בחינוך מיוחד','4796E09C-B080-42A1-8873-4734BB169294', 6, 'A8ED06D7-DFC5-4E57-86BD-CA4EE3E0F370')</text:p>
          </table:table-cell>
          <table:table-cell table:formula="oooc:=IF([.I213]=[.$O$5];[.$P$6];IF(ISERR(FIND([.$O$6];[.K213])) = 0;[.$P$5];IF(ISERR(FIND([.$O$7];[.K21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קוגניטיבית (10264) [Note 59] <text:s/></text:p>
          </table:table-cell>
          <table:table-cell table:formula="oooc:=FIND(&quot;[Note&quot;;[.A214])" office:value-type="float" office:value="31">
            <text:p>31</text:p>
          </table:table-cell>
          <table:table-cell table:formula="oooc:=IF(ISERR([.B214]);LEN([.A214]);[.B214]-1)" office:value-type="float" office:value="30">
            <text:p>30</text:p>
          </table:table-cell>
          <table:table-cell table:formula="oooc:=TRIM(LEFT([.A214];[.C214]))" office:value-type="string" office:string-value="פסיכולוגיה קוגניטיבית (10264)">
            <text:p>פסיכולוגיה קוגניטיבית (10264)</text:p>
          </table:table-cell>
          <table:table-cell table:formula="oooc:=FIND(&quot;(&quot;;[.D214])" office:value-type="float" office:value="23">
            <text:p>23</text:p>
          </table:table-cell>
          <table:table-cell table:formula="oooc:=TRIM(LEFT([.D214];[.E214]-1))" office:value-type="string" office:string-value="פסיכולוגיה קוגניטיבית">
            <text:p>פסיכולוגיה קוגניטיבית</text:p>
          </table:table-cell>
          <table:table-cell table:formula="oooc:=LEFT(RIGHT([.D214];6);5)" office:value-type="string" office:string-value="10264">
            <text:p>1026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4];&quot;'&quot;;&quot;''&quot;)" office:value-type="string" office:string-value="פסיכולוגיה קוגניטיבית">
            <text:p>פסיכולוגיה קוגניטיבית</text:p>
          </table:table-cell>
          <table:table-cell table:formula="oooc:=&quot;INSERT INTO Modules (Id, Name, DepartmentId,Points,ModuleTypeId) VALUES (&quot;&amp;[.G214]&amp;&quot;,N'&quot;&amp;[.K214]&amp;&quot;','&quot;&amp;[.J214]&amp;&quot;', 6, '&quot; &amp; [.M214] &amp; &quot;')&quot;" office:value-type="string" office:string-value="INSERT INTO Modules (Id, Name, DepartmentId,Points,ModuleTypeId) VALUES (10264,N'פסיכולוגיה קוגניטיבית','4796E09C-B080-42A1-8873-4734BB169294', 6, 'A8ED06D7-DFC5-4E57-86BD-CA4EE3E0F370')">
            <text:p>INSERT INTO Modules (Id, Name, DepartmentId,Points,ModuleTypeId) VALUES (10264,N'פסיכולוגיה קוגניטיבית','4796E09C-B080-42A1-8873-4734BB169294', 6, 'A8ED06D7-DFC5-4E57-86BD-CA4EE3E0F370')</text:p>
          </table:table-cell>
          <table:table-cell table:formula="oooc:=IF([.I214]=[.$O$5];[.$P$6];IF(ISERR(FIND([.$O$6];[.K214])) = 0;[.$P$5];IF(ISERR(FIND([.$O$7];[.K21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תיופיה - נצרות, אסלאם, יהדות (10333) [Note 5] <text:s/>[Note 22] <text:s/>[Note 28] <text:s/></text:p>
          </table:table-cell>
          <table:table-cell table:formula="oooc:=FIND(&quot;[Note&quot;;[.A215])" office:value-type="float" office:value="39">
            <text:p>39</text:p>
          </table:table-cell>
          <table:table-cell table:formula="oooc:=IF(ISERR([.B215]);LEN([.A215]);[.B215]-1)" office:value-type="float" office:value="38">
            <text:p>38</text:p>
          </table:table-cell>
          <table:table-cell table:formula="oooc:=TRIM(LEFT([.A215];[.C215]))" office:value-type="string" office:string-value="אתיופיה - נצרות, אסלאם, יהדות (10333)">
            <text:p>אתיופיה - נצרות, אסלאם, יהדות (10333)</text:p>
          </table:table-cell>
          <table:table-cell table:formula="oooc:=FIND(&quot;(&quot;;[.D215])" office:value-type="float" office:value="31">
            <text:p>31</text:p>
          </table:table-cell>
          <table:table-cell table:formula="oooc:=TRIM(LEFT([.D215];[.E215]-1))" office:value-type="string" office:string-value="אתיופיה - נצרות, אסלאם, יהדות">
            <text:p>אתיופיה - נצרות, אסלאם, יהדות</text:p>
          </table:table-cell>
          <table:table-cell table:formula="oooc:=LEFT(RIGHT([.D215];6);5)" office:value-type="string" office:string-value="10333">
            <text:p>10333</text:p>
          </table:table-cell>
          <table:table-cell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5];&quot;'&quot;;&quot;''&quot;)" office:value-type="string" office:string-value="אתיופיה - נצרות, אסלאם, יהדות">
            <text:p>אתיופיה - נצרות, אסלאם, יהדות</text:p>
          </table:table-cell>
          <table:table-cell table:formula="oooc:=&quot;INSERT INTO Modules (Id, Name, DepartmentId,Points,ModuleTypeId) VALUES (&quot;&amp;[.G215]&amp;&quot;,N'&quot;&amp;[.K215]&amp;&quot;','&quot;&amp;[.J215]&amp;&quot;', 6, '&quot; &amp; [.M215] &amp; &quot;')&quot;" office:value-type="string" office:string-value="INSERT INTO Modules (Id, Name, DepartmentId,Points,ModuleTypeId) VALUES (10333,N'אתיופיה - נצרות, אסלאם, יהדות','4796E09C-B080-42A1-8873-4734BB169294', 6, 'A8ED06D7-DFC5-4E57-86BD-CA4EE3E0F370')">
            <text:p>INSERT INTO Modules (Id, Name, DepartmentId,Points,ModuleTypeId) VALUES (10333,N'אתיופיה - נצרות, אסלאם, יהדות','4796E09C-B080-42A1-8873-4734BB169294', 6, 'A8ED06D7-DFC5-4E57-86BD-CA4EE3E0F370')</text:p>
          </table:table-cell>
          <table:table-cell table:formula="oooc:=IF([.I215]=[.$O$5];[.$P$6];IF(ISERR(FIND([.$O$6];[.K215])) = 0;[.$P$5];IF(ISERR(FIND([.$O$7];[.K21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כשרה מעשית בהוראת מדעי החברה - פרקטיקום (55466) [Note 32] <text:s/></text:p>
          </table:table-cell>
          <table:table-cell table:formula="oooc:=FIND(&quot;[Note&quot;;[.A216])" office:value-type="float" office:value="50">
            <text:p>50</text:p>
          </table:table-cell>
          <table:table-cell table:formula="oooc:=IF(ISERR([.B216]);LEN([.A216]);[.B216]-1)" office:value-type="float" office:value="49">
            <text:p>49</text:p>
          </table:table-cell>
          <table:table-cell table:formula="oooc:=TRIM(LEFT([.A216];[.C216]))" office:value-type="string" office:string-value="הכשרה מעשית בהוראת מדעי החברה - פרקטיקום (55466)">
            <text:p>הכשרה מעשית בהוראת מדעי החברה - פרקטיקום (55466)</text:p>
          </table:table-cell>
          <table:table-cell table:formula="oooc:=FIND(&quot;(&quot;;[.D216])" office:value-type="float" office:value="42">
            <text:p>42</text:p>
          </table:table-cell>
          <table:table-cell table:formula="oooc:=TRIM(LEFT([.D216];[.E216]-1))" office:value-type="string" office:string-value="הכשרה מעשית בהוראת מדעי החברה - פרקטיקום">
            <text:p>הכשרה מעשית בהוראת מדעי החברה - פרקטיקום</text:p>
          </table:table-cell>
          <table:table-cell table:formula="oooc:=LEFT(RIGHT([.D216];6);5)" office:value-type="string" office:string-value="55466">
            <text:p>5546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6];&quot;'&quot;;&quot;''&quot;)" office:value-type="string" office:string-value="הכשרה מעשית בהוראת מדעי החברה - פרקטיקום">
            <text:p>הכשרה מעשית בהוראת מדעי החברה - פרקטיקום</text:p>
          </table:table-cell>
          <table:table-cell table:formula="oooc:=&quot;INSERT INTO Modules (Id, Name, DepartmentId,Points,ModuleTypeId) VALUES (&quot;&amp;[.G216]&amp;&quot;,N'&quot;&amp;[.K216]&amp;&quot;','&quot;&amp;[.J216]&amp;&quot;', 6, '&quot; &amp; [.M216] &amp; &quot;')&quot;" office:value-type="string" office:string-value="INSERT INTO Modules (Id, Name, DepartmentId,Points,ModuleTypeId) VALUES (55466,N'הכשרה מעשית בהוראת מדעי החברה - פרקטיקום','4796E09C-B080-42A1-8873-4734BB169294', 6, 'A8ED06D7-DFC5-4E57-86BD-CA4EE3E0F370')">
            <text:p>INSERT INTO Modules (Id, Name, DepartmentId,Points,ModuleTypeId) VALUES (55466,N'הכשרה מעשית בהוראת מדעי החברה - פרקטיקום','4796E09C-B080-42A1-8873-4734BB169294', 6, 'A8ED06D7-DFC5-4E57-86BD-CA4EE3E0F370')</text:p>
          </table:table-cell>
          <table:table-cell table:formula="oooc:=IF([.I216]=[.$O$5];[.$P$6];IF(ISERR(FIND([.$O$6];[.K216])) = 0;[.$P$5];IF(ISERR(FIND([.$O$7];[.K21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יצירה הנבואית במקרא (10902) [Note 22] <text:s/>[Note 28] <text:s/></text:p>
          </table:table-cell>
          <table:table-cell table:formula="oooc:=FIND(&quot;[Note&quot;;[.A217])" office:value-type="float" office:value="30">
            <text:p>30</text:p>
          </table:table-cell>
          <table:table-cell table:formula="oooc:=IF(ISERR([.B217]);LEN([.A217]);[.B217]-1)" office:value-type="float" office:value="29">
            <text:p>29</text:p>
          </table:table-cell>
          <table:table-cell table:formula="oooc:=TRIM(LEFT([.A217];[.C217]))" office:value-type="string" office:string-value="היצירה הנבואית במקרא (10902)">
            <text:p>היצירה הנבואית במקרא (10902)</text:p>
          </table:table-cell>
          <table:table-cell table:formula="oooc:=FIND(&quot;(&quot;;[.D217])" office:value-type="float" office:value="22">
            <text:p>22</text:p>
          </table:table-cell>
          <table:table-cell table:formula="oooc:=TRIM(LEFT([.D217];[.E217]-1))" office:value-type="string" office:string-value="היצירה הנבואית במקרא">
            <text:p>היצירה הנבואית במקרא</text:p>
          </table:table-cell>
          <table:table-cell table:formula="oooc:=LEFT(RIGHT([.D217];6);5)" office:value-type="string" office:string-value="10902">
            <text:p>1090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7];&quot;'&quot;;&quot;''&quot;)" office:value-type="string" office:string-value="היצירה הנבואית במקרא">
            <text:p>היצירה הנבואית במקרא</text:p>
          </table:table-cell>
          <table:table-cell table:formula="oooc:=&quot;INSERT INTO Modules (Id, Name, DepartmentId,Points,ModuleTypeId) VALUES (&quot;&amp;[.G217]&amp;&quot;,N'&quot;&amp;[.K217]&amp;&quot;','&quot;&amp;[.J217]&amp;&quot;', 6, '&quot; &amp; [.M217] &amp; &quot;')&quot;" office:value-type="string" office:string-value="INSERT INTO Modules (Id, Name, DepartmentId,Points,ModuleTypeId) VALUES (10902,N'היצירה הנבואית במקרא','4796E09C-B080-42A1-8873-4734BB169294', 6, 'A8ED06D7-DFC5-4E57-86BD-CA4EE3E0F370')">
            <text:p>INSERT INTO Modules (Id, Name, DepartmentId,Points,ModuleTypeId) VALUES (10902,N'היצירה הנבואית במקרא','4796E09C-B080-42A1-8873-4734BB169294', 6, 'A8ED06D7-DFC5-4E57-86BD-CA4EE3E0F370')</text:p>
          </table:table-cell>
          <table:table-cell table:formula="oooc:=IF([.I217]=[.$O$5];[.$P$6];IF(ISERR(FIND([.$O$6];[.K217])) = 0;[.$P$5];IF(ISERR(FIND([.$O$7];[.K21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חירה בחינוך: בתי-ספר ותהליכים חלופיים (14001) [Note 40] <text:s/></text:p>
          </table:table-cell>
          <table:table-cell table:formula="oooc:=FIND(&quot;[Note&quot;;[.A218])" office:value-type="float" office:value="48">
            <text:p>48</text:p>
          </table:table-cell>
          <table:table-cell table:formula="oooc:=IF(ISERR([.B218]);LEN([.A218]);[.B218]-1)" office:value-type="float" office:value="47">
            <text:p>47</text:p>
          </table:table-cell>
          <table:table-cell table:formula="oooc:=TRIM(LEFT([.A218];[.C218]))" office:value-type="string" office:string-value="בחירה בחינוך: בתי-ספר ותהליכים חלופיים (14001)">
            <text:p>בחירה בחינוך: בתי-ספר ותהליכים חלופיים (14001)</text:p>
          </table:table-cell>
          <table:table-cell table:formula="oooc:=FIND(&quot;(&quot;;[.D218])" office:value-type="float" office:value="40">
            <text:p>40</text:p>
          </table:table-cell>
          <table:table-cell table:formula="oooc:=TRIM(LEFT([.D218];[.E218]-1))" office:value-type="string" office:string-value="בחירה בחינוך: בתי-ספר ותהליכים חלופיים">
            <text:p>בחירה בחינוך: בתי-ספר ותהליכים חלופיים</text:p>
          </table:table-cell>
          <table:table-cell table:formula="oooc:=LEFT(RIGHT([.D218];6);5)" office:value-type="string" office:string-value="14001">
            <text:p>1400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8];&quot;'&quot;;&quot;''&quot;)" office:value-type="string" office:string-value="בחירה בחינוך: בתי-ספר ותהליכים חלופיים">
            <text:p>בחירה בחינוך: בתי-ספר ותהליכים חלופיים</text:p>
          </table:table-cell>
          <table:table-cell table:formula="oooc:=&quot;INSERT INTO Modules (Id, Name, DepartmentId,Points,ModuleTypeId) VALUES (&quot;&amp;[.G218]&amp;&quot;,N'&quot;&amp;[.K218]&amp;&quot;','&quot;&amp;[.J218]&amp;&quot;', 6, '&quot; &amp; [.M218] &amp; &quot;')&quot;" office:value-type="string" office:string-value="INSERT INTO Modules (Id, Name, DepartmentId,Points,ModuleTypeId) VALUES (14001,N'בחירה בחינוך: בתי-ספר ותהליכים חלופיים','4796E09C-B080-42A1-8873-4734BB169294', 6, 'A8ED06D7-DFC5-4E57-86BD-CA4EE3E0F370')">
            <text:p>INSERT INTO Modules (Id, Name, DepartmentId,Points,ModuleTypeId) VALUES (14001,N'בחירה בחינוך: בתי-ספר ותהליכים חלופיים','4796E09C-B080-42A1-8873-4734BB169294', 6, 'A8ED06D7-DFC5-4E57-86BD-CA4EE3E0F370')</text:p>
          </table:table-cell>
          <table:table-cell table:formula="oooc:=IF([.I218]=[.$O$5];[.$P$6];IF(ISERR(FIND([.$O$6];[.K218])) = 0;[.$P$5];IF(ISERR(FIND([.$O$7];[.K21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קשורת המונים (10408)</text:p>
          </table:table-cell>
          <table:table-cell table:formula="oooc:=FIND(&quot;[Note&quot;;[.A219])" office:value-type="float" office:value="0">
            <text:p>#VALUE!</text:p>
          </table:table-cell>
          <table:table-cell table:formula="oooc:=IF(ISERR([.B219]);LEN([.A219]);[.B219]-1)" office:value-type="float" office:value="21">
            <text:p>21</text:p>
          </table:table-cell>
          <table:table-cell table:formula="oooc:=TRIM(LEFT([.A219];[.C219]))" office:value-type="string" office:string-value="תקשורת המונים (10408)">
            <text:p>תקשורת המונים (10408)</text:p>
          </table:table-cell>
          <table:table-cell table:formula="oooc:=FIND(&quot;(&quot;;[.D219])" office:value-type="float" office:value="15">
            <text:p>15</text:p>
          </table:table-cell>
          <table:table-cell table:formula="oooc:=TRIM(LEFT([.D219];[.E219]-1))" office:value-type="string" office:string-value="תקשורת המונים">
            <text:p>תקשורת המונים</text:p>
          </table:table-cell>
          <table:table-cell table:formula="oooc:=LEFT(RIGHT([.D219];6);5)" office:value-type="string" office:string-value="10408">
            <text:p>1040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19];&quot;'&quot;;&quot;''&quot;)" office:value-type="string" office:string-value="תקשורת המונים">
            <text:p>תקשורת המונים</text:p>
          </table:table-cell>
          <table:table-cell table:formula="oooc:=&quot;INSERT INTO Modules (Id, Name, DepartmentId,Points,ModuleTypeId) VALUES (&quot;&amp;[.G219]&amp;&quot;,N'&quot;&amp;[.K219]&amp;&quot;','&quot;&amp;[.J219]&amp;&quot;', 6, '&quot; &amp; [.M219] &amp; &quot;')&quot;" office:value-type="string" office:string-value="INSERT INTO Modules (Id, Name, DepartmentId,Points,ModuleTypeId) VALUES (10408,N'תקשורת המונים','4796E09C-B080-42A1-8873-4734BB169294', 6, 'A8ED06D7-DFC5-4E57-86BD-CA4EE3E0F370')">
            <text:p>INSERT INTO Modules (Id, Name, DepartmentId,Points,ModuleTypeId) VALUES (10408,N'תקשורת המונים','4796E09C-B080-42A1-8873-4734BB169294', 6, 'A8ED06D7-DFC5-4E57-86BD-CA4EE3E0F370')</text:p>
          </table:table-cell>
          <table:table-cell table:formula="oooc:=IF([.I219]=[.$O$5];[.$P$6];IF(ISERR(FIND([.$O$6];[.K219])) = 0;[.$P$5];IF(ISERR(FIND([.$O$7];[.K21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אוריות למידה והוראה (14003)</text:p>
          </table:table-cell>
          <table:table-cell table:formula="oooc:=FIND(&quot;[Note&quot;;[.A220])" office:value-type="float" office:value="0">
            <text:p>#VALUE!</text:p>
          </table:table-cell>
          <table:table-cell table:formula="oooc:=IF(ISERR([.B220]);LEN([.A220]);[.B220]-1)" office:value-type="float" office:value="28">
            <text:p>28</text:p>
          </table:table-cell>
          <table:table-cell table:formula="oooc:=TRIM(LEFT([.A220];[.C220]))" office:value-type="string" office:string-value="תאוריות למידה והוראה (14003)">
            <text:p>תאוריות למידה והוראה (14003)</text:p>
          </table:table-cell>
          <table:table-cell table:formula="oooc:=FIND(&quot;(&quot;;[.D220])" office:value-type="float" office:value="22">
            <text:p>22</text:p>
          </table:table-cell>
          <table:table-cell table:formula="oooc:=TRIM(LEFT([.D220];[.E220]-1))" office:value-type="string" office:string-value="תאוריות למידה והוראה">
            <text:p>תאוריות למידה והוראה</text:p>
          </table:table-cell>
          <table:table-cell table:formula="oooc:=LEFT(RIGHT([.D220];6);5)" office:value-type="string" office:string-value="14003">
            <text:p>1400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0];&quot;'&quot;;&quot;''&quot;)" office:value-type="string" office:string-value="תאוריות למידה והוראה">
            <text:p>תאוריות למידה והוראה</text:p>
          </table:table-cell>
          <table:table-cell table:formula="oooc:=&quot;INSERT INTO Modules (Id, Name, DepartmentId,Points,ModuleTypeId) VALUES (&quot;&amp;[.G220]&amp;&quot;,N'&quot;&amp;[.K220]&amp;&quot;','&quot;&amp;[.J220]&amp;&quot;', 6, '&quot; &amp; [.M220] &amp; &quot;')&quot;" office:value-type="string" office:string-value="INSERT INTO Modules (Id, Name, DepartmentId,Points,ModuleTypeId) VALUES (14003,N'תאוריות למידה והוראה','4796E09C-B080-42A1-8873-4734BB169294', 6, 'A8ED06D7-DFC5-4E57-86BD-CA4EE3E0F370')">
            <text:p>INSERT INTO Modules (Id, Name, DepartmentId,Points,ModuleTypeId) VALUES (14003,N'תאוריות למידה והוראה','4796E09C-B080-42A1-8873-4734BB169294', 6, 'A8ED06D7-DFC5-4E57-86BD-CA4EE3E0F370')</text:p>
          </table:table-cell>
          <table:table-cell table:formula="oooc:=IF([.I220]=[.$O$5];[.$P$6];IF(ISERR(FIND([.$O$6];[.K220])) = 0;[.$P$5];IF(ISERR(FIND([.$O$7];[.K22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ילופי משטרים ביוון הקלאסית (10306) [Note 5] <text:s/>[Note 22] <text:s/></text:p>
          </table:table-cell>
          <table:table-cell table:formula="oooc:=FIND(&quot;[Note&quot;;[.A221])" office:value-type="float" office:value="37">
            <text:p>37</text:p>
          </table:table-cell>
          <table:table-cell table:formula="oooc:=IF(ISERR([.B221]);LEN([.A221]);[.B221]-1)" office:value-type="float" office:value="36">
            <text:p>36</text:p>
          </table:table-cell>
          <table:table-cell table:formula="oooc:=TRIM(LEFT([.A221];[.C221]))" office:value-type="string" office:string-value="חילופי משטרים ביוון הקלאסית (10306)">
            <text:p>חילופי משטרים ביוון הקלאסית (10306)</text:p>
          </table:table-cell>
          <table:table-cell table:formula="oooc:=FIND(&quot;(&quot;;[.D221])" office:value-type="float" office:value="29">
            <text:p>29</text:p>
          </table:table-cell>
          <table:table-cell table:formula="oooc:=TRIM(LEFT([.D221];[.E221]-1))" office:value-type="string" office:string-value="חילופי משטרים ביוון הקלאסית">
            <text:p>חילופי משטרים ביוון הקלאסית</text:p>
          </table:table-cell>
          <table:table-cell table:formula="oooc:=LEFT(RIGHT([.D221];6);5)" office:value-type="string" office:string-value="10306">
            <text:p>103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1];&quot;'&quot;;&quot;''&quot;)" office:value-type="string" office:string-value="חילופי משטרים ביוון הקלאסית">
            <text:p>חילופי משטרים ביוון הקלאסית</text:p>
          </table:table-cell>
          <table:table-cell table:formula="oooc:=&quot;INSERT INTO Modules (Id, Name, DepartmentId,Points,ModuleTypeId) VALUES (&quot;&amp;[.G221]&amp;&quot;,N'&quot;&amp;[.K221]&amp;&quot;','&quot;&amp;[.J221]&amp;&quot;', 6, '&quot; &amp; [.M221] &amp; &quot;')&quot;" office:value-type="string" office:string-value="INSERT INTO Modules (Id, Name, DepartmentId,Points,ModuleTypeId) VALUES (10306,N'חילופי משטרים ביוון הקלאסית','4796E09C-B080-42A1-8873-4734BB169294', 6, 'A8ED06D7-DFC5-4E57-86BD-CA4EE3E0F370')">
            <text:p>INSERT INTO Modules (Id, Name, DepartmentId,Points,ModuleTypeId) VALUES (10306,N'חילופי משטרים ביוון הקלאסית','4796E09C-B080-42A1-8873-4734BB169294', 6, 'A8ED06D7-DFC5-4E57-86BD-CA4EE3E0F370')</text:p>
          </table:table-cell>
          <table:table-cell table:formula="oooc:=IF([.I221]=[.$O$5];[.$P$6];IF(ISERR(FIND([.$O$6];[.K221])) = 0;[.$P$5];IF(ISERR(FIND([.$O$7];[.K22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חשיבה חברתית (10161)</text:p>
          </table:table-cell>
          <table:table-cell table:formula="oooc:=FIND(&quot;[Note&quot;;[.A222])" office:value-type="float" office:value="0">
            <text:p>#VALUE!</text:p>
          </table:table-cell>
          <table:table-cell table:formula="oooc:=IF(ISERR([.B222]);LEN([.A222]);[.B222]-1)" office:value-type="float" office:value="26">
            <text:p>26</text:p>
          </table:table-cell>
          <table:table-cell table:formula="oooc:=TRIM(LEFT([.A222];[.C222]))" office:value-type="string" office:string-value="מבוא לחשיבה חברתית (10161)">
            <text:p>מבוא לחשיבה חברתית (10161)</text:p>
          </table:table-cell>
          <table:table-cell table:formula="oooc:=FIND(&quot;(&quot;;[.D222])" office:value-type="float" office:value="20">
            <text:p>20</text:p>
          </table:table-cell>
          <table:table-cell table:formula="oooc:=TRIM(LEFT([.D222];[.E222]-1))" office:value-type="string" office:string-value="מבוא לחשיבה חברתית">
            <text:p>מבוא לחשיבה חברתית</text:p>
          </table:table-cell>
          <table:table-cell table:formula="oooc:=LEFT(RIGHT([.D222];6);5)" office:value-type="string" office:string-value="10161">
            <text:p>1016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2];&quot;'&quot;;&quot;''&quot;)" office:value-type="string" office:string-value="מבוא לחשיבה חברתית">
            <text:p>מבוא לחשיבה חברתית</text:p>
          </table:table-cell>
          <table:table-cell table:formula="oooc:=&quot;INSERT INTO Modules (Id, Name, DepartmentId,Points,ModuleTypeId) VALUES (&quot;&amp;[.G222]&amp;&quot;,N'&quot;&amp;[.K222]&amp;&quot;','&quot;&amp;[.J222]&amp;&quot;', 6, '&quot; &amp; [.M222] &amp; &quot;')&quot;" office:value-type="string" office:string-value="INSERT INTO Modules (Id, Name, DepartmentId,Points,ModuleTypeId) VALUES (10161,N'מבוא לחשיבה חברתית','4796E09C-B080-42A1-8873-4734BB169294', 6, 'A8ED06D7-DFC5-4E57-86BD-CA4EE3E0F370')">
            <text:p>INSERT INTO Modules (Id, Name, DepartmentId,Points,ModuleTypeId) VALUES (10161,N'מבוא לחשיבה חברתית','4796E09C-B080-42A1-8873-4734BB169294', 6, 'A8ED06D7-DFC5-4E57-86BD-CA4EE3E0F370')</text:p>
          </table:table-cell>
          <table:table-cell table:formula="oooc:=IF([.I222]=[.$O$5];[.$P$6];IF(ISERR(FIND([.$O$6];[.K222])) = 0;[.$P$5];IF(ISERR(FIND([.$O$7];[.K22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וראה - מקצוע, אומנות, אמנות? (10363) [Note 5] <text:s/>[Note 22] <text:s/></text:p>
          </table:table-cell>
          <table:table-cell table:formula="oooc:=FIND(&quot;[Note&quot;;[.A223])" office:value-type="float" office:value="39">
            <text:p>39</text:p>
          </table:table-cell>
          <table:table-cell table:formula="oooc:=IF(ISERR([.B223]);LEN([.A223]);[.B223]-1)" office:value-type="float" office:value="38">
            <text:p>38</text:p>
          </table:table-cell>
          <table:table-cell table:formula="oooc:=TRIM(LEFT([.A223];[.C223]))" office:value-type="string" office:string-value="הוראה - מקצוע, אומנות, אמנות? (10363)">
            <text:p>הוראה - מקצוע, אומנות, אמנות? (10363)</text:p>
          </table:table-cell>
          <table:table-cell table:formula="oooc:=FIND(&quot;(&quot;;[.D223])" office:value-type="float" office:value="31">
            <text:p>31</text:p>
          </table:table-cell>
          <table:table-cell table:formula="oooc:=TRIM(LEFT([.D223];[.E223]-1))" office:value-type="string" office:string-value="הוראה - מקצוע, אומנות, אמנות?">
            <text:p>הוראה - מקצוע, אומנות, אמנות?</text:p>
          </table:table-cell>
          <table:table-cell table:formula="oooc:=LEFT(RIGHT([.D223];6);5)" office:value-type="string" office:string-value="10363">
            <text:p>1036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3];&quot;'&quot;;&quot;''&quot;)" office:value-type="string" office:string-value="הוראה - מקצוע, אומנות, אמנות?">
            <text:p>הוראה - מקצוע, אומנות, אמנות?</text:p>
          </table:table-cell>
          <table:table-cell table:formula="oooc:=&quot;INSERT INTO Modules (Id, Name, DepartmentId,Points,ModuleTypeId) VALUES (&quot;&amp;[.G223]&amp;&quot;,N'&quot;&amp;[.K223]&amp;&quot;','&quot;&amp;[.J223]&amp;&quot;', 6, '&quot; &amp; [.M223] &amp; &quot;')&quot;" office:value-type="string" office:string-value="INSERT INTO Modules (Id, Name, DepartmentId,Points,ModuleTypeId) VALUES (10363,N'הוראה - מקצוע, אומנות, אמנות?','4796E09C-B080-42A1-8873-4734BB169294', 6, 'A8ED06D7-DFC5-4E57-86BD-CA4EE3E0F370')">
            <text:p>INSERT INTO Modules (Id, Name, DepartmentId,Points,ModuleTypeId) VALUES (10363,N'הוראה - מקצוע, אומנות, אמנות?','4796E09C-B080-42A1-8873-4734BB169294', 6, 'A8ED06D7-DFC5-4E57-86BD-CA4EE3E0F370')</text:p>
          </table:table-cell>
          <table:table-cell table:formula="oooc:=IF([.I223]=[.$O$5];[.$P$6];IF(ISERR(FIND([.$O$6];[.K223])) = 0;[.$P$5];IF(ISERR(FIND([.$O$7];[.K22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צמיחת המדינות החדשות באפריקה (10206) [Note 6] <text:s/></text:p>
          </table:table-cell>
          <table:table-cell table:formula="oooc:=FIND(&quot;[Note&quot;;[.A224])" office:value-type="float" office:value="38">
            <text:p>38</text:p>
          </table:table-cell>
          <table:table-cell table:formula="oooc:=IF(ISERR([.B224]);LEN([.A224]);[.B224]-1)" office:value-type="float" office:value="37">
            <text:p>37</text:p>
          </table:table-cell>
          <table:table-cell table:formula="oooc:=TRIM(LEFT([.A224];[.C224]))" office:value-type="string" office:string-value="צמיחת המדינות החדשות באפריקה (10206)">
            <text:p>צמיחת המדינות החדשות באפריקה (10206)</text:p>
          </table:table-cell>
          <table:table-cell table:formula="oooc:=FIND(&quot;(&quot;;[.D224])" office:value-type="float" office:value="30">
            <text:p>30</text:p>
          </table:table-cell>
          <table:table-cell table:formula="oooc:=TRIM(LEFT([.D224];[.E224]-1))" office:value-type="string" office:string-value="צמיחת המדינות החדשות באפריקה">
            <text:p>צמיחת המדינות החדשות באפריקה</text:p>
          </table:table-cell>
          <table:table-cell table:formula="oooc:=LEFT(RIGHT([.D224];6);5)" office:value-type="string" office:string-value="10206">
            <text:p>1020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4];&quot;'&quot;;&quot;''&quot;)" office:value-type="string" office:string-value="צמיחת המדינות החדשות באפריקה">
            <text:p>צמיחת המדינות החדשות באפריקה</text:p>
          </table:table-cell>
          <table:table-cell table:formula="oooc:=&quot;INSERT INTO Modules (Id, Name, DepartmentId,Points,ModuleTypeId) VALUES (&quot;&amp;[.G224]&amp;&quot;,N'&quot;&amp;[.K224]&amp;&quot;','&quot;&amp;[.J224]&amp;&quot;', 6, '&quot; &amp; [.M224] &amp; &quot;')&quot;" office:value-type="string" office:string-value="INSERT INTO Modules (Id, Name, DepartmentId,Points,ModuleTypeId) VALUES (10206,N'צמיחת המדינות החדשות באפריקה','4796E09C-B080-42A1-8873-4734BB169294', 6, 'A8ED06D7-DFC5-4E57-86BD-CA4EE3E0F370')">
            <text:p>INSERT INTO Modules (Id, Name, DepartmentId,Points,ModuleTypeId) VALUES (10206,N'צמיחת המדינות החדשות באפריקה','4796E09C-B080-42A1-8873-4734BB169294', 6, 'A8ED06D7-DFC5-4E57-86BD-CA4EE3E0F370')</text:p>
          </table:table-cell>
          <table:table-cell table:formula="oooc:=IF([.I224]=[.$O$5];[.$P$6];IF(ISERR(FIND([.$O$6];[.K224])) = 0;[.$P$5];IF(ISERR(FIND([.$O$7];[.K22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חברתית (10104) [Note 58] <text:s/></text:p>
          </table:table-cell>
          <table:table-cell table:formula="oooc:=FIND(&quot;[Note&quot;;[.A225])" office:value-type="float" office:value="27">
            <text:p>27</text:p>
          </table:table-cell>
          <table:table-cell table:formula="oooc:=IF(ISERR([.B225]);LEN([.A225]);[.B225]-1)" office:value-type="float" office:value="26">
            <text:p>26</text:p>
          </table:table-cell>
          <table:table-cell table:formula="oooc:=TRIM(LEFT([.A225];[.C225]))" office:value-type="string" office:string-value="פסיכולוגיה חברתית (10104)">
            <text:p>פסיכולוגיה חברתית (10104)</text:p>
          </table:table-cell>
          <table:table-cell table:formula="oooc:=FIND(&quot;(&quot;;[.D225])" office:value-type="float" office:value="19">
            <text:p>19</text:p>
          </table:table-cell>
          <table:table-cell table:formula="oooc:=TRIM(LEFT([.D225];[.E225]-1))" office:value-type="string" office:string-value="פסיכולוגיה חברתית">
            <text:p>פסיכולוגיה חברתית</text:p>
          </table:table-cell>
          <table:table-cell table:formula="oooc:=LEFT(RIGHT([.D225];6);5)" office:value-type="string" office:string-value="10104">
            <text:p>10104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5];&quot;'&quot;;&quot;''&quot;)" office:value-type="string" office:string-value="פסיכולוגיה חברתית">
            <text:p>פסיכולוגיה חברתית</text:p>
          </table:table-cell>
          <table:table-cell table:formula="oooc:=&quot;INSERT INTO Modules (Id, Name, DepartmentId,Points,ModuleTypeId) VALUES (&quot;&amp;[.G225]&amp;&quot;,N'&quot;&amp;[.K225]&amp;&quot;','&quot;&amp;[.J225]&amp;&quot;', 6, '&quot; &amp; [.M225] &amp; &quot;')&quot;" office:value-type="string" office:string-value="INSERT INTO Modules (Id, Name, DepartmentId,Points,ModuleTypeId) VALUES (10104,N'פסיכולוגיה חברתית','4796E09C-B080-42A1-8873-4734BB169294', 6, 'A8ED06D7-DFC5-4E57-86BD-CA4EE3E0F370')">
            <text:p>INSERT INTO Modules (Id, Name, DepartmentId,Points,ModuleTypeId) VALUES (10104,N'פסיכולוגיה חברתית','4796E09C-B080-42A1-8873-4734BB169294', 6, 'A8ED06D7-DFC5-4E57-86BD-CA4EE3E0F370')</text:p>
          </table:table-cell>
          <table:table-cell table:formula="oooc:=IF([.I225]=[.$O$5];[.$P$6];IF(ISERR(FIND([.$O$6];[.K225])) = 0;[.$P$5];IF(ISERR(FIND([.$O$7];[.K22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קשורת ודעת קהל (10716) [Note 24] <text:s/>[Note 28] <text:s/></text:p>
          </table:table-cell>
          <table:table-cell table:formula="oooc:=FIND(&quot;[Note&quot;;[.A226])" office:value-type="float" office:value="25">
            <text:p>25</text:p>
          </table:table-cell>
          <table:table-cell table:formula="oooc:=IF(ISERR([.B226]);LEN([.A226]);[.B226]-1)" office:value-type="float" office:value="24">
            <text:p>24</text:p>
          </table:table-cell>
          <table:table-cell table:formula="oooc:=TRIM(LEFT([.A226];[.C226]))" office:value-type="string" office:string-value="תקשורת ודעת קהל (10716)">
            <text:p>תקשורת ודעת קהל (10716)</text:p>
          </table:table-cell>
          <table:table-cell table:formula="oooc:=FIND(&quot;(&quot;;[.D226])" office:value-type="float" office:value="17">
            <text:p>17</text:p>
          </table:table-cell>
          <table:table-cell table:formula="oooc:=TRIM(LEFT([.D226];[.E226]-1))" office:value-type="string" office:string-value="תקשורת ודעת קהל">
            <text:p>תקשורת ודעת קהל</text:p>
          </table:table-cell>
          <table:table-cell table:formula="oooc:=LEFT(RIGHT([.D226];6);5)" office:value-type="string" office:string-value="10716">
            <text:p>10716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6];&quot;'&quot;;&quot;''&quot;)" office:value-type="string" office:string-value="תקשורת ודעת קהל">
            <text:p>תקשורת ודעת קהל</text:p>
          </table:table-cell>
          <table:table-cell table:formula="oooc:=&quot;INSERT INTO Modules (Id, Name, DepartmentId,Points,ModuleTypeId) VALUES (&quot;&amp;[.G226]&amp;&quot;,N'&quot;&amp;[.K226]&amp;&quot;','&quot;&amp;[.J226]&amp;&quot;', 6, '&quot; &amp; [.M226] &amp; &quot;')&quot;" office:value-type="string" office:string-value="INSERT INTO Modules (Id, Name, DepartmentId,Points,ModuleTypeId) VALUES (10716,N'תקשורת ודעת קהל','4796E09C-B080-42A1-8873-4734BB169294', 6, 'A8ED06D7-DFC5-4E57-86BD-CA4EE3E0F370')">
            <text:p>INSERT INTO Modules (Id, Name, DepartmentId,Points,ModuleTypeId) VALUES (10716,N'תקשורת ודעת קהל','4796E09C-B080-42A1-8873-4734BB169294', 6, 'A8ED06D7-DFC5-4E57-86BD-CA4EE3E0F370')</text:p>
          </table:table-cell>
          <table:table-cell table:formula="oooc:=IF([.I226]=[.$O$5];[.$P$6];IF(ISERR(FIND([.$O$6];[.K226])) = 0;[.$P$5];IF(ISERR(FIND([.$O$7];[.K22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נמיקה של משא ומתן - מתיאוריה ליישום (13017)</text:p>
          </table:table-cell>
          <table:table-cell table:formula="oooc:=FIND(&quot;[Note&quot;;[.A227])" office:value-type="float" office:value="0">
            <text:p>#VALUE!</text:p>
          </table:table-cell>
          <table:table-cell table:formula="oooc:=IF(ISERR([.B227]);LEN([.A227]);[.B227]-1)" office:value-type="float" office:value="45">
            <text:p>45</text:p>
          </table:table-cell>
          <table:table-cell table:formula="oooc:=TRIM(LEFT([.A227];[.C227]))" office:value-type="string" office:string-value="דינמיקה של משא ומתן - מתיאוריה ליישום (13017)">
            <text:p>דינמיקה של משא ומתן - מתיאוריה ליישום (13017)</text:p>
          </table:table-cell>
          <table:table-cell table:formula="oooc:=FIND(&quot;(&quot;;[.D227])" office:value-type="float" office:value="39">
            <text:p>39</text:p>
          </table:table-cell>
          <table:table-cell table:formula="oooc:=TRIM(LEFT([.D227];[.E227]-1))" office:value-type="string" office:string-value="דינמיקה של משא ומתן - מתיאוריה ליישום">
            <text:p>דינמיקה של משא ומתן - מתיאוריה ליישום</text:p>
          </table:table-cell>
          <table:table-cell table:formula="oooc:=LEFT(RIGHT([.D227];6);5)" office:value-type="string" office:string-value="13017">
            <text:p>1301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7];&quot;'&quot;;&quot;''&quot;)" office:value-type="string" office:string-value="דינמיקה של משא ומתן - מתיאוריה ליישום">
            <text:p>דינמיקה של משא ומתן - מתיאוריה ליישום</text:p>
          </table:table-cell>
          <table:table-cell table:formula="oooc:=&quot;INSERT INTO Modules (Id, Name, DepartmentId,Points,ModuleTypeId) VALUES (&quot;&amp;[.G227]&amp;&quot;,N'&quot;&amp;[.K227]&amp;&quot;','&quot;&amp;[.J227]&amp;&quot;', 6, '&quot; &amp; [.M227] &amp; &quot;')&quot;" office:value-type="string" office:string-value="INSERT INTO Modules (Id, Name, DepartmentId,Points,ModuleTypeId) VALUES (13017,N'דינמיקה של משא ומתן - מתיאוריה ליישום','4796E09C-B080-42A1-8873-4734BB169294', 6, 'A8ED06D7-DFC5-4E57-86BD-CA4EE3E0F370')">
            <text:p>INSERT INTO Modules (Id, Name, DepartmentId,Points,ModuleTypeId) VALUES (13017,N'דינמיקה של משא ומתן - מתיאוריה ליישום','4796E09C-B080-42A1-8873-4734BB169294', 6, 'A8ED06D7-DFC5-4E57-86BD-CA4EE3E0F370')</text:p>
          </table:table-cell>
          <table:table-cell table:formula="oooc:=IF([.I227]=[.$O$5];[.$P$6];IF(ISERR(FIND([.$O$6];[.K227])) = 0;[.$P$5];IF(ISERR(FIND([.$O$7];[.K22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עילות גומלין בכיתה (10328) [Note 5] <text:s/>[Note 22] <text:s/>[Note 58] <text:s/></text:p>
          </table:table-cell>
          <table:table-cell table:formula="oooc:=FIND(&quot;[Note&quot;;[.A228])" office:value-type="float" office:value="29">
            <text:p>29</text:p>
          </table:table-cell>
          <table:table-cell table:formula="oooc:=IF(ISERR([.B228]);LEN([.A228]);[.B228]-1)" office:value-type="float" office:value="28">
            <text:p>28</text:p>
          </table:table-cell>
          <table:table-cell table:formula="oooc:=TRIM(LEFT([.A228];[.C228]))" office:value-type="string" office:string-value="פעילות גומלין בכיתה (10328)">
            <text:p>פעילות גומלין בכיתה (10328)</text:p>
          </table:table-cell>
          <table:table-cell table:formula="oooc:=FIND(&quot;(&quot;;[.D228])" office:value-type="float" office:value="21">
            <text:p>21</text:p>
          </table:table-cell>
          <table:table-cell table:formula="oooc:=TRIM(LEFT([.D228];[.E228]-1))" office:value-type="string" office:string-value="פעילות גומלין בכיתה">
            <text:p>פעילות גומלין בכיתה</text:p>
          </table:table-cell>
          <table:table-cell table:formula="oooc:=LEFT(RIGHT([.D228];6);5)" office:value-type="string" office:string-value="10328">
            <text:p>1032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8];&quot;'&quot;;&quot;''&quot;)" office:value-type="string" office:string-value="פעילות גומלין בכיתה">
            <text:p>פעילות גומלין בכיתה</text:p>
          </table:table-cell>
          <table:table-cell table:formula="oooc:=&quot;INSERT INTO Modules (Id, Name, DepartmentId,Points,ModuleTypeId) VALUES (&quot;&amp;[.G228]&amp;&quot;,N'&quot;&amp;[.K228]&amp;&quot;','&quot;&amp;[.J228]&amp;&quot;', 6, '&quot; &amp; [.M228] &amp; &quot;')&quot;" office:value-type="string" office:string-value="INSERT INTO Modules (Id, Name, DepartmentId,Points,ModuleTypeId) VALUES (10328,N'פעילות גומלין בכיתה','4796E09C-B080-42A1-8873-4734BB169294', 6, 'A8ED06D7-DFC5-4E57-86BD-CA4EE3E0F370')">
            <text:p>INSERT INTO Modules (Id, Name, DepartmentId,Points,ModuleTypeId) VALUES (10328,N'פעילות גומלין בכיתה','4796E09C-B080-42A1-8873-4734BB169294', 6, 'A8ED06D7-DFC5-4E57-86BD-CA4EE3E0F370')</text:p>
          </table:table-cell>
          <table:table-cell table:formula="oooc:=IF([.I228]=[.$O$5];[.$P$6];IF(ISERR(FIND([.$O$6];[.K228])) = 0;[.$P$5];IF(ISERR(FIND([.$O$7];[.K22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ולין: פרקים בתולדות יהודי מזרח-אירופה (10265)</text:p>
          </table:table-cell>
          <table:table-cell table:formula="oooc:=FIND(&quot;[Note&quot;;[.A229])" office:value-type="float" office:value="0">
            <text:p>#VALUE!</text:p>
          </table:table-cell>
          <table:table-cell table:formula="oooc:=IF(ISERR([.B229]);LEN([.A229]);[.B229]-1)" office:value-type="float" office:value="46">
            <text:p>46</text:p>
          </table:table-cell>
          <table:table-cell table:formula="oooc:=TRIM(LEFT([.A229];[.C229]))" office:value-type="string" office:string-value="פולין: פרקים בתולדות יהודי מזרח-אירופה (10265)">
            <text:p>פולין: פרקים בתולדות יהודי מזרח-אירופה (10265)</text:p>
          </table:table-cell>
          <table:table-cell table:formula="oooc:=FIND(&quot;(&quot;;[.D229])" office:value-type="float" office:value="40">
            <text:p>40</text:p>
          </table:table-cell>
          <table:table-cell table:formula="oooc:=TRIM(LEFT([.D229];[.E229]-1))" office:value-type="string" office:string-value="פולין: פרקים בתולדות יהודי מזרח-אירופה">
            <text:p>פולין: פרקים בתולדות יהודי מזרח-אירופה</text:p>
          </table:table-cell>
          <table:table-cell table:formula="oooc:=LEFT(RIGHT([.D229];6);5)" office:value-type="string" office:string-value="10265">
            <text:p>1026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29];&quot;'&quot;;&quot;''&quot;)" office:value-type="string" office:string-value="פולין: פרקים בתולדות יהודי מזרח-אירופה">
            <text:p>פולין: פרקים בתולדות יהודי מזרח-אירופה</text:p>
          </table:table-cell>
          <table:table-cell table:formula="oooc:=&quot;INSERT INTO Modules (Id, Name, DepartmentId,Points,ModuleTypeId) VALUES (&quot;&amp;[.G229]&amp;&quot;,N'&quot;&amp;[.K229]&amp;&quot;','&quot;&amp;[.J229]&amp;&quot;', 6, '&quot; &amp; [.M229] &amp; &quot;')&quot;" office:value-type="string" office:string-value="INSERT INTO Modules (Id, Name, DepartmentId,Points,ModuleTypeId) VALUES (10265,N'פולין: פרקים בתולדות יהודי מזרח-אירופה','4796E09C-B080-42A1-8873-4734BB169294', 6, 'A8ED06D7-DFC5-4E57-86BD-CA4EE3E0F370')">
            <text:p>INSERT INTO Modules (Id, Name, DepartmentId,Points,ModuleTypeId) VALUES (10265,N'פולין: פרקים בתולדות יהודי מזרח-אירופה','4796E09C-B080-42A1-8873-4734BB169294', 6, 'A8ED06D7-DFC5-4E57-86BD-CA4EE3E0F370')</text:p>
          </table:table-cell>
          <table:table-cell table:formula="oooc:=IF([.I229]=[.$O$5];[.$P$6];IF(ISERR(FIND([.$O$6];[.K229])) = 0;[.$P$5];IF(ISERR(FIND([.$O$7];[.K22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נוי ארגוני במערכות למידה (14018)</text:p>
          </table:table-cell>
          <table:table-cell table:formula="oooc:=FIND(&quot;[Note&quot;;[.A230])" office:value-type="float" office:value="0">
            <text:p>#VALUE!</text:p>
          </table:table-cell>
          <table:table-cell table:formula="oooc:=IF(ISERR([.B230]);LEN([.A230]);[.B230]-1)" office:value-type="float" office:value="34">
            <text:p>34</text:p>
          </table:table-cell>
          <table:table-cell table:formula="oooc:=TRIM(LEFT([.A230];[.C230]))" office:value-type="string" office:string-value="שינוי ארגוני במערכות למידה (14018)">
            <text:p>שינוי ארגוני במערכות למידה (14018)</text:p>
          </table:table-cell>
          <table:table-cell table:formula="oooc:=FIND(&quot;(&quot;;[.D230])" office:value-type="float" office:value="28">
            <text:p>28</text:p>
          </table:table-cell>
          <table:table-cell table:formula="oooc:=TRIM(LEFT([.D230];[.E230]-1))" office:value-type="string" office:string-value="שינוי ארגוני במערכות למידה">
            <text:p>שינוי ארגוני במערכות למידה</text:p>
          </table:table-cell>
          <table:table-cell table:formula="oooc:=LEFT(RIGHT([.D230];6);5)" office:value-type="string" office:string-value="14018">
            <text:p>14018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0];&quot;'&quot;;&quot;''&quot;)" office:value-type="string" office:string-value="שינוי ארגוני במערכות למידה">
            <text:p>שינוי ארגוני במערכות למידה</text:p>
          </table:table-cell>
          <table:table-cell table:formula="oooc:=&quot;INSERT INTO Modules (Id, Name, DepartmentId,Points,ModuleTypeId) VALUES (&quot;&amp;[.G230]&amp;&quot;,N'&quot;&amp;[.K230]&amp;&quot;','&quot;&amp;[.J230]&amp;&quot;', 6, '&quot; &amp; [.M230] &amp; &quot;')&quot;" office:value-type="string" office:string-value="INSERT INTO Modules (Id, Name, DepartmentId,Points,ModuleTypeId) VALUES (14018,N'שינוי ארגוני במערכות למידה','4796E09C-B080-42A1-8873-4734BB169294', 6, 'A8ED06D7-DFC5-4E57-86BD-CA4EE3E0F370')">
            <text:p>INSERT INTO Modules (Id, Name, DepartmentId,Points,ModuleTypeId) VALUES (14018,N'שינוי ארגוני במערכות למידה','4796E09C-B080-42A1-8873-4734BB169294', 6, 'A8ED06D7-DFC5-4E57-86BD-CA4EE3E0F370')</text:p>
          </table:table-cell>
          <table:table-cell table:formula="oooc:=IF([.I230]=[.$O$5];[.$P$6];IF(ISERR(FIND([.$O$6];[.K230])) = 0;[.$P$5];IF(ISERR(FIND([.$O$7];[.K23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פורט וחברה (10583) [Note 22] <text:s/></text:p>
          </table:table-cell>
          <table:table-cell table:formula="oooc:=FIND(&quot;[Note&quot;;[.A231])" office:value-type="float" office:value="21">
            <text:p>21</text:p>
          </table:table-cell>
          <table:table-cell table:formula="oooc:=IF(ISERR([.B231]);LEN([.A231]);[.B231]-1)" office:value-type="float" office:value="20">
            <text:p>20</text:p>
          </table:table-cell>
          <table:table-cell table:formula="oooc:=TRIM(LEFT([.A231];[.C231]))" office:value-type="string" office:string-value="ספורט וחברה (10583)">
            <text:p>ספורט וחברה (10583)</text:p>
          </table:table-cell>
          <table:table-cell table:formula="oooc:=FIND(&quot;(&quot;;[.D231])" office:value-type="float" office:value="13">
            <text:p>13</text:p>
          </table:table-cell>
          <table:table-cell table:formula="oooc:=TRIM(LEFT([.D231];[.E231]-1))" office:value-type="string" office:string-value="ספורט וחברה">
            <text:p>ספורט וחברה</text:p>
          </table:table-cell>
          <table:table-cell table:formula="oooc:=LEFT(RIGHT([.D231];6);5)" office:value-type="string" office:string-value="10583">
            <text:p>10583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1];&quot;'&quot;;&quot;''&quot;)" office:value-type="string" office:string-value="ספורט וחברה">
            <text:p>ספורט וחברה</text:p>
          </table:table-cell>
          <table:table-cell table:formula="oooc:=&quot;INSERT INTO Modules (Id, Name, DepartmentId,Points,ModuleTypeId) VALUES (&quot;&amp;[.G231]&amp;&quot;,N'&quot;&amp;[.K231]&amp;&quot;','&quot;&amp;[.J231]&amp;&quot;', 6, '&quot; &amp; [.M231] &amp; &quot;')&quot;" office:value-type="string" office:string-value="INSERT INTO Modules (Id, Name, DepartmentId,Points,ModuleTypeId) VALUES (10583,N'ספורט וחברה','4796E09C-B080-42A1-8873-4734BB169294', 6, 'A8ED06D7-DFC5-4E57-86BD-CA4EE3E0F370')">
            <text:p>INSERT INTO Modules (Id, Name, DepartmentId,Points,ModuleTypeId) VALUES (10583,N'ספורט וחברה','4796E09C-B080-42A1-8873-4734BB169294', 6, 'A8ED06D7-DFC5-4E57-86BD-CA4EE3E0F370')</text:p>
          </table:table-cell>
          <table:table-cell table:formula="oooc:=IF([.I231]=[.$O$5];[.$P$6];IF(ISERR(FIND([.$O$6];[.K231])) = 0;[.$P$5];IF(ISERR(FIND([.$O$7];[.K23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שפחות בראייה סוציולוגית ואנתרופולוגית (10682)</text:p>
          </table:table-cell>
          <table:table-cell table:formula="oooc:=FIND(&quot;[Note&quot;;[.A232])" office:value-type="float" office:value="0">
            <text:p>#VALUE!</text:p>
          </table:table-cell>
          <table:table-cell table:formula="oooc:=IF(ISERR([.B232]);LEN([.A232]);[.B232]-1)" office:value-type="float" office:value="46">
            <text:p>46</text:p>
          </table:table-cell>
          <table:table-cell table:formula="oooc:=TRIM(LEFT([.A232];[.C232]))" office:value-type="string" office:string-value="משפחות בראייה סוציולוגית ואנתרופולוגית (10682)">
            <text:p>משפחות בראייה סוציולוגית ואנתרופולוגית (10682)</text:p>
          </table:table-cell>
          <table:table-cell table:formula="oooc:=FIND(&quot;(&quot;;[.D232])" office:value-type="float" office:value="40">
            <text:p>40</text:p>
          </table:table-cell>
          <table:table-cell table:formula="oooc:=TRIM(LEFT([.D232];[.E232]-1))" office:value-type="string" office:string-value="משפחות בראייה סוציולוגית ואנתרופולוגית">
            <text:p>משפחות בראייה סוציולוגית ואנתרופולוגית</text:p>
          </table:table-cell>
          <table:table-cell table:formula="oooc:=LEFT(RIGHT([.D232];6);5)" office:value-type="string" office:string-value="10682">
            <text:p>1068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2];&quot;'&quot;;&quot;''&quot;)" office:value-type="string" office:string-value="משפחות בראייה סוציולוגית ואנתרופולוגית">
            <text:p>משפחות בראייה סוציולוגית ואנתרופולוגית</text:p>
          </table:table-cell>
          <table:table-cell table:formula="oooc:=&quot;INSERT INTO Modules (Id, Name, DepartmentId,Points,ModuleTypeId) VALUES (&quot;&amp;[.G232]&amp;&quot;,N'&quot;&amp;[.K232]&amp;&quot;','&quot;&amp;[.J232]&amp;&quot;', 6, '&quot; &amp; [.M232] &amp; &quot;')&quot;" office:value-type="string" office:string-value="INSERT INTO Modules (Id, Name, DepartmentId,Points,ModuleTypeId) VALUES (10682,N'משפחות בראייה סוציולוגית ואנתרופולוגית','4796E09C-B080-42A1-8873-4734BB169294', 6, 'A8ED06D7-DFC5-4E57-86BD-CA4EE3E0F370')">
            <text:p>INSERT INTO Modules (Id, Name, DepartmentId,Points,ModuleTypeId) VALUES (10682,N'משפחות בראייה סוציולוגית ואנתרופולוגית','4796E09C-B080-42A1-8873-4734BB169294', 6, 'A8ED06D7-DFC5-4E57-86BD-CA4EE3E0F370')</text:p>
          </table:table-cell>
          <table:table-cell table:formula="oooc:=IF([.I232]=[.$O$5];[.$P$6];IF(ISERR(FIND([.$O$6];[.K232])) = 0;[.$P$5];IF(ISERR(FIND([.$O$7];[.K23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נועות חברתיות ומחאה פוליטית בישראל (10392) [Note 5] <text:s/>[Note 22] <text:s/>[Note 24] <text:s/></text:p>
          </table:table-cell>
          <table:table-cell table:formula="oooc:=FIND(&quot;[Note&quot;;[.A233])" office:value-type="float" office:value="45">
            <text:p>45</text:p>
          </table:table-cell>
          <table:table-cell table:formula="oooc:=IF(ISERR([.B233]);LEN([.A233]);[.B233]-1)" office:value-type="float" office:value="44">
            <text:p>44</text:p>
          </table:table-cell>
          <table:table-cell table:formula="oooc:=TRIM(LEFT([.A233];[.C233]))" office:value-type="string" office:string-value="תנועות חברתיות ומחאה פוליטית בישראל (10392)">
            <text:p>תנועות חברתיות ומחאה פוליטית בישראל (10392)</text:p>
          </table:table-cell>
          <table:table-cell table:formula="oooc:=FIND(&quot;(&quot;;[.D233])" office:value-type="float" office:value="37">
            <text:p>37</text:p>
          </table:table-cell>
          <table:table-cell table:formula="oooc:=TRIM(LEFT([.D233];[.E233]-1))" office:value-type="string" office:string-value="תנועות חברתיות ומחאה פוליטית בישראל">
            <text:p>תנועות חברתיות ומחאה פוליטית בישראל</text:p>
          </table:table-cell>
          <table:table-cell table:formula="oooc:=LEFT(RIGHT([.D233];6);5)" office:value-type="string" office:string-value="10392">
            <text:p>1039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3];&quot;'&quot;;&quot;''&quot;)" office:value-type="string" office:string-value="תנועות חברתיות ומחאה פוליטית בישראל">
            <text:p>תנועות חברתיות ומחאה פוליטית בישראל</text:p>
          </table:table-cell>
          <table:table-cell table:formula="oooc:=&quot;INSERT INTO Modules (Id, Name, DepartmentId,Points,ModuleTypeId) VALUES (&quot;&amp;[.G233]&amp;&quot;,N'&quot;&amp;[.K233]&amp;&quot;','&quot;&amp;[.J233]&amp;&quot;', 6, '&quot; &amp; [.M233] &amp; &quot;')&quot;" office:value-type="string" office:string-value="INSERT INTO Modules (Id, Name, DepartmentId,Points,ModuleTypeId) VALUES (10392,N'תנועות חברתיות ומחאה פוליטית בישראל','4796E09C-B080-42A1-8873-4734BB169294', 6, 'A8ED06D7-DFC5-4E57-86BD-CA4EE3E0F370')">
            <text:p>INSERT INTO Modules (Id, Name, DepartmentId,Points,ModuleTypeId) VALUES (10392,N'תנועות חברתיות ומחאה פוליטית בישראל','4796E09C-B080-42A1-8873-4734BB169294', 6, 'A8ED06D7-DFC5-4E57-86BD-CA4EE3E0F370')</text:p>
          </table:table-cell>
          <table:table-cell table:formula="oooc:=IF([.I233]=[.$O$5];[.$P$6];IF(ISERR(FIND([.$O$6];[.K233])) = 0;[.$P$5];IF(ISERR(FIND([.$O$7];[.K23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יני תאגידים (10900) [Note 22] <text:s/>[Note 58] <text:s/></text:p>
          </table:table-cell>
          <table:table-cell table:formula="oooc:=FIND(&quot;[Note&quot;;[.A234])" office:value-type="float" office:value="22">
            <text:p>22</text:p>
          </table:table-cell>
          <table:table-cell table:formula="oooc:=IF(ISERR([.B234]);LEN([.A234]);[.B234]-1)" office:value-type="float" office:value="21">
            <text:p>21</text:p>
          </table:table-cell>
          <table:table-cell table:formula="oooc:=TRIM(LEFT([.A234];[.C234]))" office:value-type="string" office:string-value="דיני תאגידים (10900)">
            <text:p>דיני תאגידים (10900)</text:p>
          </table:table-cell>
          <table:table-cell table:formula="oooc:=FIND(&quot;(&quot;;[.D234])" office:value-type="float" office:value="14">
            <text:p>14</text:p>
          </table:table-cell>
          <table:table-cell table:formula="oooc:=TRIM(LEFT([.D234];[.E234]-1))" office:value-type="string" office:string-value="דיני תאגידים">
            <text:p>דיני תאגידים</text:p>
          </table:table-cell>
          <table:table-cell table:formula="oooc:=LEFT(RIGHT([.D234];6);5)" office:value-type="string" office:string-value="10900">
            <text:p>1090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4];&quot;'&quot;;&quot;''&quot;)" office:value-type="string" office:string-value="דיני תאגידים">
            <text:p>דיני תאגידים</text:p>
          </table:table-cell>
          <table:table-cell table:formula="oooc:=&quot;INSERT INTO Modules (Id, Name, DepartmentId,Points,ModuleTypeId) VALUES (&quot;&amp;[.G234]&amp;&quot;,N'&quot;&amp;[.K234]&amp;&quot;','&quot;&amp;[.J234]&amp;&quot;', 6, '&quot; &amp; [.M234] &amp; &quot;')&quot;" office:value-type="string" office:string-value="INSERT INTO Modules (Id, Name, DepartmentId,Points,ModuleTypeId) VALUES (10900,N'דיני תאגידים','4796E09C-B080-42A1-8873-4734BB169294', 6, 'A8ED06D7-DFC5-4E57-86BD-CA4EE3E0F370')">
            <text:p>INSERT INTO Modules (Id, Name, DepartmentId,Points,ModuleTypeId) VALUES (10900,N'דיני תאגידים','4796E09C-B080-42A1-8873-4734BB169294', 6, 'A8ED06D7-DFC5-4E57-86BD-CA4EE3E0F370')</text:p>
          </table:table-cell>
          <table:table-cell table:formula="oooc:=IF([.I234]=[.$O$5];[.$P$6];IF(ISERR(FIND([.$O$6];[.K234])) = 0;[.$P$5];IF(ISERR(FIND([.$O$7];[.K23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טכנולוגיה ולמידה (14010)</text:p>
          </table:table-cell>
          <table:table-cell table:formula="oooc:=FIND(&quot;[Note&quot;;[.A235])" office:value-type="float" office:value="0">
            <text:p>#VALUE!</text:p>
          </table:table-cell>
          <table:table-cell table:formula="oooc:=IF(ISERR([.B235]);LEN([.A235]);[.B235]-1)" office:value-type="float" office:value="24">
            <text:p>24</text:p>
          </table:table-cell>
          <table:table-cell table:formula="oooc:=TRIM(LEFT([.A235];[.C235]))" office:value-type="string" office:string-value="טכנולוגיה ולמידה (14010)">
            <text:p>טכנולוגיה ולמידה (14010)</text:p>
          </table:table-cell>
          <table:table-cell table:formula="oooc:=FIND(&quot;(&quot;;[.D235])" office:value-type="float" office:value="18">
            <text:p>18</text:p>
          </table:table-cell>
          <table:table-cell table:formula="oooc:=TRIM(LEFT([.D235];[.E235]-1))" office:value-type="string" office:string-value="טכנולוגיה ולמידה">
            <text:p>טכנולוגיה ולמידה</text:p>
          </table:table-cell>
          <table:table-cell table:formula="oooc:=LEFT(RIGHT([.D235];6);5)" office:value-type="string" office:string-value="14010">
            <text:p>1401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5];&quot;'&quot;;&quot;''&quot;)" office:value-type="string" office:string-value="טכנולוגיה ולמידה">
            <text:p>טכנולוגיה ולמידה</text:p>
          </table:table-cell>
          <table:table-cell table:formula="oooc:=&quot;INSERT INTO Modules (Id, Name, DepartmentId,Points,ModuleTypeId) VALUES (&quot;&amp;[.G235]&amp;&quot;,N'&quot;&amp;[.K235]&amp;&quot;','&quot;&amp;[.J235]&amp;&quot;', 6, '&quot; &amp; [.M235] &amp; &quot;')&quot;" office:value-type="string" office:string-value="INSERT INTO Modules (Id, Name, DepartmentId,Points,ModuleTypeId) VALUES (14010,N'טכנולוגיה ולמידה','4796E09C-B080-42A1-8873-4734BB169294', 6, 'A8ED06D7-DFC5-4E57-86BD-CA4EE3E0F370')">
            <text:p>INSERT INTO Modules (Id, Name, DepartmentId,Points,ModuleTypeId) VALUES (14010,N'טכנולוגיה ולמידה','4796E09C-B080-42A1-8873-4734BB169294', 6, 'A8ED06D7-DFC5-4E57-86BD-CA4EE3E0F370')</text:p>
          </table:table-cell>
          <table:table-cell table:formula="oooc:=IF([.I235]=[.$O$5];[.$P$6];IF(ISERR(FIND([.$O$6];[.K235])) = 0;[.$P$5];IF(ISERR(FIND([.$O$7];[.K23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מתודולוגי לכתיבה מחקרית (12190) [Note 47] <text:s/></text:p>
          </table:table-cell>
          <table:table-cell table:formula="oooc:=FIND(&quot;[Note&quot;;[.A236])" office:value-type="float" office:value="39">
            <text:p>39</text:p>
          </table:table-cell>
          <table:table-cell table:formula="oooc:=IF(ISERR([.B236]);LEN([.A236]);[.B236]-1)" office:value-type="float" office:value="38">
            <text:p>38</text:p>
          </table:table-cell>
          <table:table-cell table:formula="oooc:=TRIM(LEFT([.A236];[.C236]))" office:value-type="string" office:string-value="סמינר מתודולוגי לכתיבה מחקרית (12190)">
            <text:p>סמינר מתודולוגי לכתיבה מחקרית (12190)</text:p>
          </table:table-cell>
          <table:table-cell table:formula="oooc:=FIND(&quot;(&quot;;[.D236])" office:value-type="float" office:value="31">
            <text:p>31</text:p>
          </table:table-cell>
          <table:table-cell table:formula="oooc:=TRIM(LEFT([.D236];[.E236]-1))" office:value-type="string" office:string-value="סמינר מתודולוגי לכתיבה מחקרית">
            <text:p>סמינר מתודולוגי לכתיבה מחקרית</text:p>
          </table:table-cell>
          <table:table-cell table:formula="oooc:=LEFT(RIGHT([.D236];6);5)" office:value-type="string" office:string-value="12190">
            <text:p>12190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6];&quot;'&quot;;&quot;''&quot;)" office:value-type="string" office:string-value="סמינר מתודולוגי לכתיבה מחקרית">
            <text:p>סמינר מתודולוגי לכתיבה מחקרית</text:p>
          </table:table-cell>
          <table:table-cell table:formula="oooc:=&quot;INSERT INTO Modules (Id, Name, DepartmentId,Points,ModuleTypeId) VALUES (&quot;&amp;[.G236]&amp;&quot;,N'&quot;&amp;[.K236]&amp;&quot;','&quot;&amp;[.J236]&amp;&quot;', 6, '&quot; &amp; [.M236] &amp; &quot;')&quot;" office:value-type="string" office:string-value="INSERT INTO Modules (Id, Name, DepartmentId,Points,ModuleTypeId) VALUES (12190,N'סמינר מתודולוגי לכתיבה מחקרית','4796E09C-B080-42A1-8873-4734BB169294', 6, '1B16BD54-6D52-4136-9447-5E977484531D')">
            <text:p>INSERT INTO Modules (Id, Name, DepartmentId,Points,ModuleTypeId) VALUES (12190,N'סמינר מתודולוגי לכתיבה מחקרית','4796E09C-B080-42A1-8873-4734BB169294', 6, '1B16BD54-6D52-4136-9447-5E977484531D')</text:p>
          </table:table-cell>
          <table:table-cell table:formula="oooc:=IF([.I236]=[.$O$5];[.$P$6];IF(ISERR(FIND([.$O$6];[.K236])) = 0;[.$P$5];IF(ISERR(FIND([.$O$7];[.K236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ירושלים לדורותיה (ברוסית) (42142) [Note 24] <text:s/>[Note 27] <text:s/></text:p>
          </table:table-cell>
          <table:table-cell table:formula="oooc:=FIND(&quot;[Note&quot;;[.A237])" office:value-type="float" office:value="35">
            <text:p>35</text:p>
          </table:table-cell>
          <table:table-cell table:formula="oooc:=IF(ISERR([.B237]);LEN([.A237]);[.B237]-1)" office:value-type="float" office:value="34">
            <text:p>34</text:p>
          </table:table-cell>
          <table:table-cell table:formula="oooc:=TRIM(LEFT([.A237];[.C237]))" office:value-type="string" office:string-value="ירושלים לדורותיה (ברוסית) (42142)">
            <text:p>ירושלים לדורותיה (ברוסית) (42142)</text:p>
          </table:table-cell>
          <table:table-cell table:formula="oooc:=FIND(&quot;(&quot;;[.D237])" office:value-type="float" office:value="18">
            <text:p>18</text:p>
          </table:table-cell>
          <table:table-cell table:formula="oooc:=TRIM(LEFT([.D237];[.E237]-1))" office:value-type="string" office:string-value="ירושלים לדורותיה">
            <text:p>ירושלים לדורותיה</text:p>
          </table:table-cell>
          <table:table-cell table:formula="oooc:=LEFT(RIGHT([.D237];6);5)" office:value-type="string" office:string-value="42142">
            <text:p>42142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7];&quot;'&quot;;&quot;''&quot;)" office:value-type="string" office:string-value="ירושלים לדורותיה">
            <text:p>ירושלים לדורותיה</text:p>
          </table:table-cell>
          <table:table-cell table:formula="oooc:=&quot;INSERT INTO Modules (Id, Name, DepartmentId,Points,ModuleTypeId) VALUES (&quot;&amp;[.G237]&amp;&quot;,N'&quot;&amp;[.K237]&amp;&quot;','&quot;&amp;[.J237]&amp;&quot;', 6, '&quot; &amp; [.M237] &amp; &quot;')&quot;" office:value-type="string" office:string-value="INSERT INTO Modules (Id, Name, DepartmentId,Points,ModuleTypeId) VALUES (42142,N'ירושלים לדורותיה','4796E09C-B080-42A1-8873-4734BB169294', 6, 'A8ED06D7-DFC5-4E57-86BD-CA4EE3E0F370')">
            <text:p>INSERT INTO Modules (Id, Name, DepartmentId,Points,ModuleTypeId) VALUES (42142,N'ירושלים לדורותיה','4796E09C-B080-42A1-8873-4734BB169294', 6, 'A8ED06D7-DFC5-4E57-86BD-CA4EE3E0F370')</text:p>
          </table:table-cell>
          <table:table-cell table:formula="oooc:=IF([.I237]=[.$O$5];[.$P$6];IF(ISERR(FIND([.$O$6];[.K237])) = 0;[.$P$5];IF(ISERR(FIND([.$O$7];[.K23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וויון הזדמנויות ואיסור אפליה בעבודה (10901) [Note 22] <text:s/></text:p>
          </table:table-cell>
          <table:table-cell table:formula="oooc:=FIND(&quot;[Note&quot;;[.A238])" office:value-type="float" office:value="46">
            <text:p>46</text:p>
          </table:table-cell>
          <table:table-cell table:formula="oooc:=IF(ISERR([.B238]);LEN([.A238]);[.B238]-1)" office:value-type="float" office:value="45">
            <text:p>45</text:p>
          </table:table-cell>
          <table:table-cell table:formula="oooc:=TRIM(LEFT([.A238];[.C238]))" office:value-type="string" office:string-value="שוויון הזדמנויות ואיסור אפליה בעבודה (10901)">
            <text:p>שוויון הזדמנויות ואיסור אפליה בעבודה (10901)</text:p>
          </table:table-cell>
          <table:table-cell table:formula="oooc:=FIND(&quot;(&quot;;[.D238])" office:value-type="float" office:value="38">
            <text:p>38</text:p>
          </table:table-cell>
          <table:table-cell table:formula="oooc:=TRIM(LEFT([.D238];[.E238]-1))" office:value-type="string" office:string-value="שוויון הזדמנויות ואיסור אפליה בעבודה">
            <text:p>שוויון הזדמנויות ואיסור אפליה בעבודה</text:p>
          </table:table-cell>
          <table:table-cell table:formula="oooc:=LEFT(RIGHT([.D238];6);5)" office:value-type="string" office:string-value="10901">
            <text:p>1090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8];&quot;'&quot;;&quot;''&quot;)" office:value-type="string" office:string-value="שוויון הזדמנויות ואיסור אפליה בעבודה">
            <text:p>שוויון הזדמנויות ואיסור אפליה בעבודה</text:p>
          </table:table-cell>
          <table:table-cell table:formula="oooc:=&quot;INSERT INTO Modules (Id, Name, DepartmentId,Points,ModuleTypeId) VALUES (&quot;&amp;[.G238]&amp;&quot;,N'&quot;&amp;[.K238]&amp;&quot;','&quot;&amp;[.J238]&amp;&quot;', 6, '&quot; &amp; [.M238] &amp; &quot;')&quot;" office:value-type="string" office:string-value="INSERT INTO Modules (Id, Name, DepartmentId,Points,ModuleTypeId) VALUES (10901,N'שוויון הזדמנויות ואיסור אפליה בעבודה','4796E09C-B080-42A1-8873-4734BB169294', 6, 'A8ED06D7-DFC5-4E57-86BD-CA4EE3E0F370')">
            <text:p>INSERT INTO Modules (Id, Name, DepartmentId,Points,ModuleTypeId) VALUES (10901,N'שוויון הזדמנויות ואיסור אפליה בעבודה','4796E09C-B080-42A1-8873-4734BB169294', 6, 'A8ED06D7-DFC5-4E57-86BD-CA4EE3E0F370')</text:p>
          </table:table-cell>
          <table:table-cell table:formula="oooc:=IF([.I238]=[.$O$5];[.$P$6];IF(ISERR(FIND([.$O$6];[.K238])) = 0;[.$P$5];IF(ISERR(FIND([.$O$7];[.K23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דנה בעיתונות טלוויזיה (10621) [Note 47] <text:s/>[Note 68] <text:s/></text:p>
          </table:table-cell>
          <table:table-cell table:formula="oooc:=FIND(&quot;[Note&quot;;[.A239])" office:value-type="float" office:value="32">
            <text:p>32</text:p>
          </table:table-cell>
          <table:table-cell table:formula="oooc:=IF(ISERR([.B239]);LEN([.A239]);[.B239]-1)" office:value-type="float" office:value="31">
            <text:p>31</text:p>
          </table:table-cell>
          <table:table-cell table:formula="oooc:=TRIM(LEFT([.A239];[.C239]))" office:value-type="string" office:string-value="סדנה בעיתונות טלוויזיה (10621)">
            <text:p>סדנה בעיתונות טלוויזיה (10621)</text:p>
          </table:table-cell>
          <table:table-cell table:formula="oooc:=FIND(&quot;(&quot;;[.D239])" office:value-type="float" office:value="24">
            <text:p>24</text:p>
          </table:table-cell>
          <table:table-cell table:formula="oooc:=TRIM(LEFT([.D239];[.E239]-1))" office:value-type="string" office:string-value="סדנה בעיתונות טלוויזיה">
            <text:p>סדנה בעיתונות טלוויזיה</text:p>
          </table:table-cell>
          <table:table-cell table:formula="oooc:=LEFT(RIGHT([.D239];6);5)" office:value-type="string" office:string-value="10621">
            <text:p>10621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39];&quot;'&quot;;&quot;''&quot;)" office:value-type="string" office:string-value="סדנה בעיתונות טלוויזיה">
            <text:p>סדנה בעיתונות טלוויזיה</text:p>
          </table:table-cell>
          <table:table-cell table:formula="oooc:=&quot;INSERT INTO Modules (Id, Name, DepartmentId,Points,ModuleTypeId) VALUES (&quot;&amp;[.G239]&amp;&quot;,N'&quot;&amp;[.K239]&amp;&quot;','&quot;&amp;[.J239]&amp;&quot;', 6, '&quot; &amp; [.M239] &amp; &quot;')&quot;" office:value-type="string" office:string-value="INSERT INTO Modules (Id, Name, DepartmentId,Points,ModuleTypeId) VALUES (10621,N'סדנה בעיתונות טלוויזיה','4796E09C-B080-42A1-8873-4734BB169294', 6, '1B16BD54-6D52-4136-9447-5E977484531D')">
            <text:p>INSERT INTO Modules (Id, Name, DepartmentId,Points,ModuleTypeId) VALUES (10621,N'סדנה בעיתונות טלוויזיה','4796E09C-B080-42A1-8873-4734BB169294', 6, '1B16BD54-6D52-4136-9447-5E977484531D')</text:p>
          </table:table-cell>
          <table:table-cell table:formula="oooc:=IF([.I239]=[.$O$5];[.$P$6];IF(ISERR(FIND([.$O$6];[.K239])) = 0;[.$P$5];IF(ISERR(FIND([.$O$7];[.K239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פסיכולוגיה בחינוך (10125)</text:p>
          </table:table-cell>
          <table:table-cell table:formula="oooc:=FIND(&quot;[Note&quot;;[.A240])" office:value-type="float" office:value="0">
            <text:p>#VALUE!</text:p>
          </table:table-cell>
          <table:table-cell table:formula="oooc:=IF(ISERR([.B240]);LEN([.A240]);[.B240]-1)" office:value-type="float" office:value="25">
            <text:p>25</text:p>
          </table:table-cell>
          <table:table-cell table:formula="oooc:=TRIM(LEFT([.A240];[.C240]))" office:value-type="string" office:string-value="פסיכולוגיה בחינוך (10125)">
            <text:p>פסיכולוגיה בחינוך (10125)</text:p>
          </table:table-cell>
          <table:table-cell table:formula="oooc:=FIND(&quot;(&quot;;[.D240])" office:value-type="float" office:value="19">
            <text:p>19</text:p>
          </table:table-cell>
          <table:table-cell table:formula="oooc:=TRIM(LEFT([.D240];[.E240]-1))" office:value-type="string" office:string-value="פסיכולוגיה בחינוך">
            <text:p>פסיכולוגיה בחינוך</text:p>
          </table:table-cell>
          <table:table-cell table:formula="oooc:=LEFT(RIGHT([.D240];6);5)" office:value-type="string" office:string-value="10125">
            <text:p>10125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40];&quot;'&quot;;&quot;''&quot;)" office:value-type="string" office:string-value="פסיכולוגיה בחינוך">
            <text:p>פסיכולוגיה בחינוך</text:p>
          </table:table-cell>
          <table:table-cell table:formula="oooc:=&quot;INSERT INTO Modules (Id, Name, DepartmentId,Points,ModuleTypeId) VALUES (&quot;&amp;[.G240]&amp;&quot;,N'&quot;&amp;[.K240]&amp;&quot;','&quot;&amp;[.J240]&amp;&quot;', 6, '&quot; &amp; [.M240] &amp; &quot;')&quot;" office:value-type="string" office:string-value="INSERT INTO Modules (Id, Name, DepartmentId,Points,ModuleTypeId) VALUES (10125,N'פסיכולוגיה בחינוך','4796E09C-B080-42A1-8873-4734BB169294', 6, 'A8ED06D7-DFC5-4E57-86BD-CA4EE3E0F370')">
            <text:p>INSERT INTO Modules (Id, Name, DepartmentId,Points,ModuleTypeId) VALUES (10125,N'פסיכולוגיה בחינוך','4796E09C-B080-42A1-8873-4734BB169294', 6, 'A8ED06D7-DFC5-4E57-86BD-CA4EE3E0F370')</text:p>
          </table:table-cell>
          <table:table-cell table:formula="oooc:=IF([.I240]=[.$O$5];[.$P$6];IF(ISERR(FIND([.$O$6];[.K240])) = 0;[.$P$5];IF(ISERR(FIND([.$O$7];[.K24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ערכה בחינוך: תיאוריה ומעשה (14007)</text:p>
          </table:table-cell>
          <table:table-cell table:formula="oooc:=FIND(&quot;[Note&quot;;[.A241])" office:value-type="float" office:value="0">
            <text:p>#VALUE!</text:p>
          </table:table-cell>
          <table:table-cell table:formula="oooc:=IF(ISERR([.B241]);LEN([.A241]);[.B241]-1)" office:value-type="float" office:value="35">
            <text:p>35</text:p>
          </table:table-cell>
          <table:table-cell table:formula="oooc:=TRIM(LEFT([.A241];[.C241]))" office:value-type="string" office:string-value="הערכה בחינוך: תיאוריה ומעשה (14007)">
            <text:p>הערכה בחינוך: תיאוריה ומעשה (14007)</text:p>
          </table:table-cell>
          <table:table-cell table:formula="oooc:=FIND(&quot;(&quot;;[.D241])" office:value-type="float" office:value="29">
            <text:p>29</text:p>
          </table:table-cell>
          <table:table-cell table:formula="oooc:=TRIM(LEFT([.D241];[.E241]-1))" office:value-type="string" office:string-value="הערכה בחינוך: תיאוריה ומעשה">
            <text:p>הערכה בחינוך: תיאוריה ומעשה</text:p>
          </table:table-cell>
          <table:table-cell table:formula="oooc:=LEFT(RIGHT([.D241];6);5)" office:value-type="string" office:string-value="14007">
            <text:p>14007</text:p>
          </table:table-cell>
          <table:table-cell table:style-name="Default" office:value-type="string">
            <text:p>חברה</text:p>
          </table:table-cell>
          <table:table-cell table:style-name="Default" office:value-type="string">
            <text:p>ראשון</text:p>
          </table:table-cell>
          <table:table-cell office:value-type="string">
            <text:p>4796E09C-B080-42A1-8873-4734BB169294</text:p>
          </table:table-cell>
          <table:table-cell table:formula="oooc:=SUBSTITUTE([.F241];&quot;'&quot;;&quot;''&quot;)" office:value-type="string" office:string-value="הערכה בחינוך: תיאוריה ומעשה">
            <text:p>הערכה בחינוך: תיאוריה ומעשה</text:p>
          </table:table-cell>
          <table:table-cell table:formula="oooc:=&quot;INSERT INTO Modules (Id, Name, DepartmentId,Points,ModuleTypeId) VALUES (&quot;&amp;[.G241]&amp;&quot;,N'&quot;&amp;[.K241]&amp;&quot;','&quot;&amp;[.J241]&amp;&quot;', 6, '&quot; &amp; [.M241] &amp; &quot;')&quot;" office:value-type="string" office:string-value="INSERT INTO Modules (Id, Name, DepartmentId,Points,ModuleTypeId) VALUES (14007,N'הערכה בחינוך: תיאוריה ומעשה','4796E09C-B080-42A1-8873-4734BB169294', 6, 'A8ED06D7-DFC5-4E57-86BD-CA4EE3E0F370')">
            <text:p>INSERT INTO Modules (Id, Name, DepartmentId,Points,ModuleTypeId) VALUES (14007,N'הערכה בחינוך: תיאוריה ומעשה','4796E09C-B080-42A1-8873-4734BB169294', 6, 'A8ED06D7-DFC5-4E57-86BD-CA4EE3E0F370')</text:p>
          </table:table-cell>
          <table:table-cell table:formula="oooc:=IF([.I241]=[.$O$5];[.$P$6];IF(ISERR(FIND([.$O$6];[.K241])) = 0;[.$P$5];IF(ISERR(FIND([.$O$7];[.K24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מערכות מקביליות (20583) [Note 19] <text:s/></text:p>
          </table:table-cell>
          <table:table-cell table:formula="oooc:=FIND(&quot;[Note&quot;;[.A242])" office:value-type="float" office:value="32">
            <text:p>32</text:p>
          </table:table-cell>
          <table:table-cell table:formula="oooc:=IF(ISERR([.B242]);LEN([.A242]);[.B242]-1)" office:value-type="float" office:value="31">
            <text:p>31</text:p>
          </table:table-cell>
          <table:table-cell table:formula="oooc:=TRIM(LEFT([.A242];[.C242]))" office:value-type="string" office:string-value="סמינר במערכות מקביליות (20583)">
            <text:p>סמינר במערכות מקביליות (20583)</text:p>
          </table:table-cell>
          <table:table-cell table:formula="oooc:=FIND(&quot;(&quot;;[.D242])" office:value-type="float" office:value="24">
            <text:p>24</text:p>
          </table:table-cell>
          <table:table-cell table:formula="oooc:=TRIM(LEFT([.D242];[.E242]-1))" office:value-type="string" office:string-value="סמינר במערכות מקביליות">
            <text:p>סמינר במערכות מקביליות</text:p>
          </table:table-cell>
          <table:table-cell table:formula="oooc:=LEFT(RIGHT([.D242];6);5)" office:value-type="string" office:string-value="20583">
            <text:p>2058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2];&quot;'&quot;;&quot;''&quot;)" office:value-type="string" office:string-value="סמינר במערכות מקביליות">
            <text:p>סמינר במערכות מקביליות</text:p>
          </table:table-cell>
          <table:table-cell table:formula="oooc:=&quot;INSERT INTO Modules (Id, Name, DepartmentId,Points,ModuleTypeId) VALUES (&quot;&amp;[.G242]&amp;&quot;,N'&quot;&amp;[.K242]&amp;&quot;','&quot;&amp;[.J242]&amp;&quot;', 6, '&quot; &amp; [.M242] &amp; &quot;')&quot;" office:value-type="string" office:string-value="INSERT INTO Modules (Id, Name, DepartmentId,Points,ModuleTypeId) VALUES (20583,N'סמינר במערכות מקביליות','C2613D27-3520-43FC-B118-5734704359B8', 6, '1B16BD54-6D52-4136-9447-5E977484531D')">
            <text:p>INSERT INTO Modules (Id, Name, DepartmentId,Points,ModuleTypeId) VALUES (20583,N'סמינר במערכות מקביליות','C2613D27-3520-43FC-B118-5734704359B8', 6, '1B16BD54-6D52-4136-9447-5E977484531D')</text:p>
          </table:table-cell>
          <table:table-cell table:formula="oooc:=IF([.I242]=[.$O$5];[.$P$6];IF(ISERR(FIND([.$O$6];[.K242])) = 0;[.$P$5];IF(ISERR(FIND([.$O$7];[.K242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: דחיסת תמונות באמצעות פרקטלים (22944) [Note 19] <text:s/></text:p>
          </table:table-cell>
          <table:table-cell table:formula="oooc:=FIND(&quot;[Note&quot;;[.A243])" office:value-type="float" office:value="45">
            <text:p>45</text:p>
          </table:table-cell>
          <table:table-cell table:formula="oooc:=IF(ISERR([.B243]);LEN([.A243]);[.B243]-1)" office:value-type="float" office:value="44">
            <text:p>44</text:p>
          </table:table-cell>
          <table:table-cell table:formula="oooc:=TRIM(LEFT([.A243];[.C243]))" office:value-type="string" office:string-value="סמינר: דחיסת תמונות באמצעות פרקטלים (22944)">
            <text:p>סמינר: דחיסת תמונות באמצעות פרקטלים (22944)</text:p>
          </table:table-cell>
          <table:table-cell table:formula="oooc:=FIND(&quot;(&quot;;[.D243])" office:value-type="float" office:value="37">
            <text:p>37</text:p>
          </table:table-cell>
          <table:table-cell table:formula="oooc:=TRIM(LEFT([.D243];[.E243]-1))" office:value-type="string" office:string-value="סמינר: דחיסת תמונות באמצעות פרקטלים">
            <text:p>סמינר: דחיסת תמונות באמצעות פרקטלים</text:p>
          </table:table-cell>
          <table:table-cell table:formula="oooc:=LEFT(RIGHT([.D243];6);5)" office:value-type="string" office:string-value="22944">
            <text:p>2294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3];&quot;'&quot;;&quot;''&quot;)" office:value-type="string" office:string-value="סמינר: דחיסת תמונות באמצעות פרקטלים">
            <text:p>סמינר: דחיסת תמונות באמצעות פרקטלים</text:p>
          </table:table-cell>
          <table:table-cell table:formula="oooc:=&quot;INSERT INTO Modules (Id, Name, DepartmentId,Points,ModuleTypeId) VALUES (&quot;&amp;[.G243]&amp;&quot;,N'&quot;&amp;[.K243]&amp;&quot;','&quot;&amp;[.J243]&amp;&quot;', 6, '&quot; &amp; [.M243] &amp; &quot;')&quot;" office:value-type="string" office:string-value="INSERT INTO Modules (Id, Name, DepartmentId,Points,ModuleTypeId) VALUES (22944,N'סמינר: דחיסת תמונות באמצעות פרקטלים','C2613D27-3520-43FC-B118-5734704359B8', 6, '1B16BD54-6D52-4136-9447-5E977484531D')">
            <text:p>INSERT INTO Modules (Id, Name, DepartmentId,Points,ModuleTypeId) VALUES (22944,N'סמינר: דחיסת תמונות באמצעות פרקטלים','C2613D27-3520-43FC-B118-5734704359B8', 6, '1B16BD54-6D52-4136-9447-5E977484531D')</text:p>
          </table:table-cell>
          <table:table-cell table:formula="oooc:=IF([.I243]=[.$O$5];[.$P$6];IF(ISERR(FIND([.$O$6];[.K243])) = 0;[.$P$5];IF(ISERR(FIND([.$O$7];[.K243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דנה בתכנות מכוון עצמים (20586) [Note 19] <text:s/>[Note 24] <text:s/>[Note 30] <text:s/></text:p>
          </table:table-cell>
          <table:table-cell table:formula="oooc:=FIND(&quot;[Note&quot;;[.A244])" office:value-type="float" office:value="33">
            <text:p>33</text:p>
          </table:table-cell>
          <table:table-cell table:formula="oooc:=IF(ISERR([.B244]);LEN([.A244]);[.B244]-1)" office:value-type="float" office:value="32">
            <text:p>32</text:p>
          </table:table-cell>
          <table:table-cell table:formula="oooc:=TRIM(LEFT([.A244];[.C244]))" office:value-type="string" office:string-value="סדנה בתכנות מכוון עצמים (20586)">
            <text:p>סדנה בתכנות מכוון עצמים (20586)</text:p>
          </table:table-cell>
          <table:table-cell table:formula="oooc:=FIND(&quot;(&quot;;[.D244])" office:value-type="float" office:value="25">
            <text:p>25</text:p>
          </table:table-cell>
          <table:table-cell table:formula="oooc:=TRIM(LEFT([.D244];[.E244]-1))" office:value-type="string" office:string-value="סדנה בתכנות מכוון עצמים">
            <text:p>סדנה בתכנות מכוון עצמים</text:p>
          </table:table-cell>
          <table:table-cell table:formula="oooc:=LEFT(RIGHT([.D244];6);5)" office:value-type="string" office:string-value="20586">
            <text:p>2058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4];&quot;'&quot;;&quot;''&quot;)" office:value-type="string" office:string-value="סדנה בתכנות מכוון עצמים">
            <text:p>סדנה בתכנות מכוון עצמים</text:p>
          </table:table-cell>
          <table:table-cell table:formula="oooc:=&quot;INSERT INTO Modules (Id, Name, DepartmentId,Points,ModuleTypeId) VALUES (&quot;&amp;[.G244]&amp;&quot;,N'&quot;&amp;[.K244]&amp;&quot;','&quot;&amp;[.J244]&amp;&quot;', 6, '&quot; &amp; [.M244] &amp; &quot;')&quot;" office:value-type="string" office:string-value="INSERT INTO Modules (Id, Name, DepartmentId,Points,ModuleTypeId) VALUES (20586,N'סדנה בתכנות מכוון עצמים','C2613D27-3520-43FC-B118-5734704359B8', 6, '1B16BD54-6D52-4136-9447-5E977484531D')">
            <text:p>INSERT INTO Modules (Id, Name, DepartmentId,Points,ModuleTypeId) VALUES (20586,N'סדנה בתכנות מכוון עצמים','C2613D27-3520-43FC-B118-5734704359B8', 6, '1B16BD54-6D52-4136-9447-5E977484531D')</text:p>
          </table:table-cell>
          <table:table-cell table:formula="oooc:=IF([.I244]=[.$O$5];[.$P$6];IF(ISERR(FIND([.$O$6];[.K244])) = 0;[.$P$5];IF(ISERR(FIND([.$O$7];[.K244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רחבת שדות ותורת גלואה (20511) [Note 64] <text:s/>[Note 65] <text:s/></text:p>
          </table:table-cell>
          <table:table-cell table:formula="oooc:=FIND(&quot;[Note&quot;;[.A245])" office:value-type="float" office:value="32">
            <text:p>32</text:p>
          </table:table-cell>
          <table:table-cell table:formula="oooc:=IF(ISERR([.B245]);LEN([.A245]);[.B245]-1)" office:value-type="float" office:value="31">
            <text:p>31</text:p>
          </table:table-cell>
          <table:table-cell table:formula="oooc:=TRIM(LEFT([.A245];[.C245]))" office:value-type="string" office:string-value="הרחבת שדות ותורת גלואה (20511)">
            <text:p>הרחבת שדות ותורת גלואה (20511)</text:p>
          </table:table-cell>
          <table:table-cell table:formula="oooc:=FIND(&quot;(&quot;;[.D245])" office:value-type="float" office:value="24">
            <text:p>24</text:p>
          </table:table-cell>
          <table:table-cell table:formula="oooc:=TRIM(LEFT([.D245];[.E245]-1))" office:value-type="string" office:string-value="הרחבת שדות ותורת גלואה">
            <text:p>הרחבת שדות ותורת גלואה</text:p>
          </table:table-cell>
          <table:table-cell table:formula="oooc:=LEFT(RIGHT([.D245];6);5)" office:value-type="string" office:string-value="20511">
            <text:p>2051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5];&quot;'&quot;;&quot;''&quot;)" office:value-type="string" office:string-value="הרחבת שדות ותורת גלואה">
            <text:p>הרחבת שדות ותורת גלואה</text:p>
          </table:table-cell>
          <table:table-cell table:formula="oooc:=&quot;INSERT INTO Modules (Id, Name, DepartmentId,Points,ModuleTypeId) VALUES (&quot;&amp;[.G245]&amp;&quot;,N'&quot;&amp;[.K245]&amp;&quot;','&quot;&amp;[.J245]&amp;&quot;', 6, '&quot; &amp; [.M245] &amp; &quot;')&quot;" office:value-type="string" office:string-value="INSERT INTO Modules (Id, Name, DepartmentId,Points,ModuleTypeId) VALUES (20511,N'הרחבת שדות ותורת גלואה','C2613D27-3520-43FC-B118-5734704359B8', 6, 'A8ED06D7-DFC5-4E57-86BD-CA4EE3E0F370')">
            <text:p>INSERT INTO Modules (Id, Name, DepartmentId,Points,ModuleTypeId) VALUES (20511,N'הרחבת שדות ותורת גלואה','C2613D27-3520-43FC-B118-5734704359B8', 6, 'A8ED06D7-DFC5-4E57-86BD-CA4EE3E0F370')</text:p>
          </table:table-cell>
          <table:table-cell table:formula="oooc:=IF([.I245]=[.$O$5];[.$P$6];IF(ISERR(FIND([.$O$6];[.K245])) = 0;[.$P$5];IF(ISERR(FIND([.$O$7];[.K24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כנות מתקדם בשפת Java (20554) [Note 50] <text:s/></text:p>
          </table:table-cell>
          <table:table-cell table:formula="oooc:=FIND(&quot;[Note&quot;;[.A246])" office:value-type="float" office:value="31">
            <text:p>31</text:p>
          </table:table-cell>
          <table:table-cell table:formula="oooc:=IF(ISERR([.B246]);LEN([.A246]);[.B246]-1)" office:value-type="float" office:value="30">
            <text:p>30</text:p>
          </table:table-cell>
          <table:table-cell table:formula="oooc:=TRIM(LEFT([.A246];[.C246]))" office:value-type="string" office:string-value="תכנות מתקדם בשפת Java (20554)">
            <text:p>תכנות מתקדם בשפת Java (20554)</text:p>
          </table:table-cell>
          <table:table-cell table:formula="oooc:=FIND(&quot;(&quot;;[.D246])" office:value-type="float" office:value="23">
            <text:p>23</text:p>
          </table:table-cell>
          <table:table-cell table:formula="oooc:=TRIM(LEFT([.D246];[.E246]-1))" office:value-type="string" office:string-value="תכנות מתקדם בשפת Java">
            <text:p>תכנות מתקדם בשפת Java</text:p>
          </table:table-cell>
          <table:table-cell table:formula="oooc:=LEFT(RIGHT([.D246];6);5)" office:value-type="string" office:string-value="20554">
            <text:p>2055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6];&quot;'&quot;;&quot;''&quot;)" office:value-type="string" office:string-value="תכנות מתקדם בשפת Java">
            <text:p>תכנות מתקדם בשפת Java</text:p>
          </table:table-cell>
          <table:table-cell table:formula="oooc:=&quot;INSERT INTO Modules (Id, Name, DepartmentId,Points,ModuleTypeId) VALUES (&quot;&amp;[.G246]&amp;&quot;,N'&quot;&amp;[.K246]&amp;&quot;','&quot;&amp;[.J246]&amp;&quot;', 6, '&quot; &amp; [.M246] &amp; &quot;')&quot;" office:value-type="string" office:string-value="INSERT INTO Modules (Id, Name, DepartmentId,Points,ModuleTypeId) VALUES (20554,N'תכנות מתקדם בשפת Java','C2613D27-3520-43FC-B118-5734704359B8', 6, 'A8ED06D7-DFC5-4E57-86BD-CA4EE3E0F370')">
            <text:p>INSERT INTO Modules (Id, Name, DepartmentId,Points,ModuleTypeId) VALUES (20554,N'תכנות מתקדם בשפת Java','C2613D27-3520-43FC-B118-5734704359B8', 6, 'A8ED06D7-DFC5-4E57-86BD-CA4EE3E0F370')</text:p>
          </table:table-cell>
          <table:table-cell table:formula="oooc:=IF([.I246]=[.$O$5];[.$P$6];IF(ISERR(FIND([.$O$6];[.K246])) = 0;[.$P$5];IF(ISERR(FIND([.$O$7];[.K24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טכניקות עיבוד אילוצים ויישומיהן (22924) [Note 60] <text:s/></text:p>
          </table:table-cell>
          <table:table-cell table:formula="oooc:=FIND(&quot;[Note&quot;;[.A247])" office:value-type="float" office:value="41">
            <text:p>41</text:p>
          </table:table-cell>
          <table:table-cell table:formula="oooc:=IF(ISERR([.B247]);LEN([.A247]);[.B247]-1)" office:value-type="float" office:value="40">
            <text:p>40</text:p>
          </table:table-cell>
          <table:table-cell table:formula="oooc:=TRIM(LEFT([.A247];[.C247]))" office:value-type="string" office:string-value="טכניקות עיבוד אילוצים ויישומיהן (22924)">
            <text:p>טכניקות עיבוד אילוצים ויישומיהן (22924)</text:p>
          </table:table-cell>
          <table:table-cell table:formula="oooc:=FIND(&quot;(&quot;;[.D247])" office:value-type="float" office:value="33">
            <text:p>33</text:p>
          </table:table-cell>
          <table:table-cell table:formula="oooc:=TRIM(LEFT([.D247];[.E247]-1))" office:value-type="string" office:string-value="טכניקות עיבוד אילוצים ויישומיהן">
            <text:p>טכניקות עיבוד אילוצים ויישומיהן</text:p>
          </table:table-cell>
          <table:table-cell table:formula="oooc:=LEFT(RIGHT([.D247];6);5)" office:value-type="string" office:string-value="22924">
            <text:p>22924</text:p>
          </table:table-cell>
          <table:table-cell table:style-name="Default" office:value-type="string">
            <text:p>מחשב</text:p>
          </table:table-cell>
          <table:table-cell table:formula="oooc:=IF(ISERR(FIND(&quot;[Note 60]&quot;;[.A247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47];&quot;'&quot;;&quot;''&quot;)" office:value-type="string" office:string-value="טכניקות עיבוד אילוצים ויישומיהן">
            <text:p>טכניקות עיבוד אילוצים ויישומיהן</text:p>
          </table:table-cell>
          <table:table-cell table:formula="oooc:=&quot;INSERT INTO Modules (Id, Name, DepartmentId,Points,ModuleTypeId) VALUES (&quot;&amp;[.G247]&amp;&quot;,N'&quot;&amp;[.K247]&amp;&quot;','&quot;&amp;[.J247]&amp;&quot;', 6, '&quot; &amp; [.M247] &amp; &quot;')&quot;" office:value-type="string" office:string-value="INSERT INTO Modules (Id, Name, DepartmentId,Points,ModuleTypeId) VALUES (22924,N'טכניקות עיבוד אילוצים ויישומיהן','C2613D27-3520-43FC-B118-5734704359B8', 6, '4806402C-68C1-494A-AF4B-BB29C9719C00')">
            <text:p>INSERT INTO Modules (Id, Name, DepartmentId,Points,ModuleTypeId) VALUES (22924,N'טכניקות עיבוד אילוצים ויישומיהן','C2613D27-3520-43FC-B118-5734704359B8', 6, '4806402C-68C1-494A-AF4B-BB29C9719C00')</text:p>
          </table:table-cell>
          <table:table-cell table:formula="oooc:=IF([.I247]=[.$O$5];[.$P$6];IF(ISERR(FIND([.$O$6];[.K247])) = 0;[.$P$5];IF(ISERR(FIND([.$O$7];[.K247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טופולוגיה קבוצתית (20521) [Note 15] <text:s/>[Note 41] <text:s/>[Note 65] <text:s/></text:p>
          </table:table-cell>
          <table:table-cell table:formula="oooc:=FIND(&quot;[Note&quot;;[.A248])" office:value-type="float" office:value="27">
            <text:p>27</text:p>
          </table:table-cell>
          <table:table-cell table:formula="oooc:=IF(ISERR([.B248]);LEN([.A248]);[.B248]-1)" office:value-type="float" office:value="26">
            <text:p>26</text:p>
          </table:table-cell>
          <table:table-cell table:formula="oooc:=TRIM(LEFT([.A248];[.C248]))" office:value-type="string" office:string-value="טופולוגיה קבוצתית (20521)">
            <text:p>טופולוגיה קבוצתית (20521)</text:p>
          </table:table-cell>
          <table:table-cell table:formula="oooc:=FIND(&quot;(&quot;;[.D248])" office:value-type="float" office:value="19">
            <text:p>19</text:p>
          </table:table-cell>
          <table:table-cell table:formula="oooc:=TRIM(LEFT([.D248];[.E248]-1))" office:value-type="string" office:string-value="טופולוגיה קבוצתית">
            <text:p>טופולוגיה קבוצתית</text:p>
          </table:table-cell>
          <table:table-cell table:formula="oooc:=LEFT(RIGHT([.D248];6);5)" office:value-type="string" office:string-value="20521">
            <text:p>2052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8];&quot;'&quot;;&quot;''&quot;)" office:value-type="string" office:string-value="טופולוגיה קבוצתית">
            <text:p>טופולוגיה קבוצתית</text:p>
          </table:table-cell>
          <table:table-cell table:formula="oooc:=&quot;INSERT INTO Modules (Id, Name, DepartmentId,Points,ModuleTypeId) VALUES (&quot;&amp;[.G248]&amp;&quot;,N'&quot;&amp;[.K248]&amp;&quot;','&quot;&amp;[.J248]&amp;&quot;', 6, '&quot; &amp; [.M248] &amp; &quot;')&quot;" office:value-type="string" office:string-value="INSERT INTO Modules (Id, Name, DepartmentId,Points,ModuleTypeId) VALUES (20521,N'טופולוגיה קבוצתית','C2613D27-3520-43FC-B118-5734704359B8', 6, 'A8ED06D7-DFC5-4E57-86BD-CA4EE3E0F370')">
            <text:p>INSERT INTO Modules (Id, Name, DepartmentId,Points,ModuleTypeId) VALUES (20521,N'טופולוגיה קבוצתית','C2613D27-3520-43FC-B118-5734704359B8', 6, 'A8ED06D7-DFC5-4E57-86BD-CA4EE3E0F370')</text:p>
          </table:table-cell>
          <table:table-cell table:formula="oooc:=IF([.I248]=[.$O$5];[.$P$6];IF(ISERR(FIND([.$O$6];[.K248])) = 0;[.$P$5];IF(ISERR(FIND([.$O$7];[.K24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תמטיקה דיסקרטית (20283) [Note 24] <text:s/>[Note 36] <text:s/></text:p>
          </table:table-cell>
          <table:table-cell table:formula="oooc:=FIND(&quot;[Note&quot;;[.A249])" office:value-type="float" office:value="26">
            <text:p>26</text:p>
          </table:table-cell>
          <table:table-cell table:formula="oooc:=IF(ISERR([.B249]);LEN([.A249]);[.B249]-1)" office:value-type="float" office:value="25">
            <text:p>25</text:p>
          </table:table-cell>
          <table:table-cell table:formula="oooc:=TRIM(LEFT([.A249];[.C249]))" office:value-type="string" office:string-value="מתמטיקה דיסקרטית (20283)">
            <text:p>מתמטיקה דיסקרטית (20283)</text:p>
          </table:table-cell>
          <table:table-cell table:formula="oooc:=FIND(&quot;(&quot;;[.D249])" office:value-type="float" office:value="18">
            <text:p>18</text:p>
          </table:table-cell>
          <table:table-cell table:formula="oooc:=TRIM(LEFT([.D249];[.E249]-1))" office:value-type="string" office:string-value="מתמטיקה דיסקרטית">
            <text:p>מתמטיקה דיסקרטית</text:p>
          </table:table-cell>
          <table:table-cell table:formula="oooc:=LEFT(RIGHT([.D249];6);5)" office:value-type="string" office:string-value="20283">
            <text:p>2028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49];&quot;'&quot;;&quot;''&quot;)" office:value-type="string" office:string-value="מתמטיקה דיסקרטית">
            <text:p>מתמטיקה דיסקרטית</text:p>
          </table:table-cell>
          <table:table-cell table:formula="oooc:=&quot;INSERT INTO Modules (Id, Name, DepartmentId,Points,ModuleTypeId) VALUES (&quot;&amp;[.G249]&amp;&quot;,N'&quot;&amp;[.K249]&amp;&quot;','&quot;&amp;[.J249]&amp;&quot;', 6, '&quot; &amp; [.M249] &amp; &quot;')&quot;" office:value-type="string" office:string-value="INSERT INTO Modules (Id, Name, DepartmentId,Points,ModuleTypeId) VALUES (20283,N'מתמטיקה דיסקרטית','C2613D27-3520-43FC-B118-5734704359B8', 6, 'A8ED06D7-DFC5-4E57-86BD-CA4EE3E0F370')">
            <text:p>INSERT INTO Modules (Id, Name, DepartmentId,Points,ModuleTypeId) VALUES (20283,N'מתמטיקה דיסקרטית','C2613D27-3520-43FC-B118-5734704359B8', 6, 'A8ED06D7-DFC5-4E57-86BD-CA4EE3E0F370')</text:p>
          </table:table-cell>
          <table:table-cell table:formula="oooc:=IF([.I249]=[.$O$5];[.$P$6];IF(ISERR(FIND([.$O$6];[.K249])) = 0;[.$P$5];IF(ISERR(FIND([.$O$7];[.K24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דיקות תוכנה (22920) [Note 60] <text:s/></text:p>
          </table:table-cell>
          <table:table-cell table:formula="oooc:=FIND(&quot;[Note&quot;;[.A250])" office:value-type="float" office:value="22">
            <text:p>22</text:p>
          </table:table-cell>
          <table:table-cell table:formula="oooc:=IF(ISERR([.B250]);LEN([.A250]);[.B250]-1)" office:value-type="float" office:value="21">
            <text:p>21</text:p>
          </table:table-cell>
          <table:table-cell table:formula="oooc:=TRIM(LEFT([.A250];[.C250]))" office:value-type="string" office:string-value="בדיקות תוכנה (22920)">
            <text:p>בדיקות תוכנה (22920)</text:p>
          </table:table-cell>
          <table:table-cell table:formula="oooc:=FIND(&quot;(&quot;;[.D250])" office:value-type="float" office:value="14">
            <text:p>14</text:p>
          </table:table-cell>
          <table:table-cell table:formula="oooc:=TRIM(LEFT([.D250];[.E250]-1))" office:value-type="string" office:string-value="בדיקות תוכנה">
            <text:p>בדיקות תוכנה</text:p>
          </table:table-cell>
          <table:table-cell table:formula="oooc:=LEFT(RIGHT([.D250];6);5)" office:value-type="string" office:string-value="22920">
            <text:p>22920</text:p>
          </table:table-cell>
          <table:table-cell office:value-type="string">
            <text:p>מחשב</text:p>
          </table:table-cell>
          <table:table-cell table:formula="oooc:=IF(ISERR(FIND(&quot;[Note 60]&quot;;[.A250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50];&quot;'&quot;;&quot;''&quot;)" office:value-type="string" office:string-value="בדיקות תוכנה">
            <text:p>בדיקות תוכנה</text:p>
          </table:table-cell>
          <table:table-cell table:formula="oooc:=&quot;INSERT INTO Modules (Id, Name, DepartmentId,Points,ModuleTypeId) VALUES (&quot;&amp;[.G250]&amp;&quot;,N'&quot;&amp;[.K250]&amp;&quot;','&quot;&amp;[.J250]&amp;&quot;', 6, '&quot; &amp; [.M250] &amp; &quot;')&quot;" office:value-type="string" office:string-value="INSERT INTO Modules (Id, Name, DepartmentId,Points,ModuleTypeId) VALUES (22920,N'בדיקות תוכנה','C2613D27-3520-43FC-B118-5734704359B8', 6, '4806402C-68C1-494A-AF4B-BB29C9719C00')">
            <text:p>INSERT INTO Modules (Id, Name, DepartmentId,Points,ModuleTypeId) VALUES (22920,N'בדיקות תוכנה','C2613D27-3520-43FC-B118-5734704359B8', 6, '4806402C-68C1-494A-AF4B-BB29C9719C00')</text:p>
          </table:table-cell>
          <table:table-cell table:formula="oooc:=IF([.I250]=[.$O$5];[.$P$6];IF(ISERR(FIND([.$O$6];[.K250])) = 0;[.$P$5];IF(ISERR(FIND([.$O$7];[.K250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מבוא לסטטיסטיקה לתלמידי מדעי החברה ב (30112) [Note 58] <text:s/></text:p>
          </table:table-cell>
          <table:table-cell table:formula="oooc:=FIND(&quot;[Note&quot;;[.A251])" office:value-type="float" office:value="46">
            <text:p>46</text:p>
          </table:table-cell>
          <table:table-cell table:formula="oooc:=IF(ISERR([.B251]);LEN([.A251]);[.B251]-1)" office:value-type="float" office:value="45">
            <text:p>45</text:p>
          </table:table-cell>
          <table:table-cell table:formula="oooc:=TRIM(LEFT([.A251];[.C251]))" office:value-type="string" office:string-value="מבוא לסטטיסטיקה לתלמידי מדעי החברה ב (30112)">
            <text:p>מבוא לסטטיסטיקה לתלמידי מדעי החברה ב (30112)</text:p>
          </table:table-cell>
          <table:table-cell table:formula="oooc:=FIND(&quot;(&quot;;[.D251])" office:value-type="float" office:value="38">
            <text:p>38</text:p>
          </table:table-cell>
          <table:table-cell table:formula="oooc:=TRIM(LEFT([.D251];[.E251]-1))" office:value-type="string" office:string-value="מבוא לסטטיסטיקה לתלמידי מדעי החברה ב">
            <text:p>מבוא לסטטיסטיקה לתלמידי מדעי החברה ב</text:p>
          </table:table-cell>
          <table:table-cell table:formula="oooc:=LEFT(RIGHT([.D251];6);5)" office:value-type="string" office:string-value="30112">
            <text:p>3011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1];&quot;'&quot;;&quot;''&quot;)" office:value-type="string" office:string-value="מבוא לסטטיסטיקה לתלמידי מדעי החברה ב">
            <text:p>מבוא לסטטיסטיקה לתלמידי מדעי החברה ב</text:p>
          </table:table-cell>
          <table:table-cell table:formula="oooc:=&quot;INSERT INTO Modules (Id, Name, DepartmentId,Points,ModuleTypeId) VALUES (&quot;&amp;[.G251]&amp;&quot;,N'&quot;&amp;[.K251]&amp;&quot;','&quot;&amp;[.J251]&amp;&quot;', 6, '&quot; &amp; [.M251] &amp; &quot;')&quot;" office:value-type="string" office:string-value="INSERT INTO Modules (Id, Name, DepartmentId,Points,ModuleTypeId) VALUES (30112,N'מבוא לסטטיסטיקה לתלמידי מדעי החברה ב','C2613D27-3520-43FC-B118-5734704359B8', 6, 'A8ED06D7-DFC5-4E57-86BD-CA4EE3E0F370')">
            <text:p>INSERT INTO Modules (Id, Name, DepartmentId,Points,ModuleTypeId) VALUES (30112,N'מבוא לסטטיסטיקה לתלמידי מדעי החברה ב','C2613D27-3520-43FC-B118-5734704359B8', 6, 'A8ED06D7-DFC5-4E57-86BD-CA4EE3E0F370')</text:p>
          </table:table-cell>
          <table:table-cell table:formula="oooc:=IF([.I251]=[.$O$5];[.$P$6];IF(ISERR(FIND([.$O$6];[.K251])) = 0;[.$P$5];IF(ISERR(FIND([.$O$7];[.K25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טות אופטימיזציה לא לינארית (10926) [Note 12] <text:s/></text:p>
          </table:table-cell>
          <table:table-cell table:formula="oooc:=FIND(&quot;[Note&quot;;[.A252])" office:value-type="float" office:value="38">
            <text:p>38</text:p>
          </table:table-cell>
          <table:table-cell table:formula="oooc:=IF(ISERR([.B252]);LEN([.A252]);[.B252]-1)" office:value-type="float" office:value="37">
            <text:p>37</text:p>
          </table:table-cell>
          <table:table-cell table:formula="oooc:=TRIM(LEFT([.A252];[.C252]))" office:value-type="string" office:string-value="שיטות אופטימיזציה לא לינארית (10926)">
            <text:p>שיטות אופטימיזציה לא לינארית (10926)</text:p>
          </table:table-cell>
          <table:table-cell table:formula="oooc:=FIND(&quot;(&quot;;[.D252])" office:value-type="float" office:value="30">
            <text:p>30</text:p>
          </table:table-cell>
          <table:table-cell table:formula="oooc:=TRIM(LEFT([.D252];[.E252]-1))" office:value-type="string" office:string-value="שיטות אופטימיזציה לא לינארית">
            <text:p>שיטות אופטימיזציה לא לינארית</text:p>
          </table:table-cell>
          <table:table-cell table:formula="oooc:=LEFT(RIGHT([.D252];6);5)" office:value-type="string" office:string-value="10926">
            <text:p>1092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2];&quot;'&quot;;&quot;''&quot;)" office:value-type="string" office:string-value="שיטות אופטימיזציה לא לינארית">
            <text:p>שיטות אופטימיזציה לא לינארית</text:p>
          </table:table-cell>
          <table:table-cell table:formula="oooc:=&quot;INSERT INTO Modules (Id, Name, DepartmentId,Points,ModuleTypeId) VALUES (&quot;&amp;[.G252]&amp;&quot;,N'&quot;&amp;[.K252]&amp;&quot;','&quot;&amp;[.J252]&amp;&quot;', 6, '&quot; &amp; [.M252] &amp; &quot;')&quot;" office:value-type="string" office:string-value="INSERT INTO Modules (Id, Name, DepartmentId,Points,ModuleTypeId) VALUES (10926,N'שיטות אופטימיזציה לא לינארית','C2613D27-3520-43FC-B118-5734704359B8', 6, 'A8ED06D7-DFC5-4E57-86BD-CA4EE3E0F370')">
            <text:p>INSERT INTO Modules (Id, Name, DepartmentId,Points,ModuleTypeId) VALUES (10926,N'שיטות אופטימיזציה לא לינארית','C2613D27-3520-43FC-B118-5734704359B8', 6, 'A8ED06D7-DFC5-4E57-86BD-CA4EE3E0F370')</text:p>
          </table:table-cell>
          <table:table-cell table:formula="oooc:=IF([.I252]=[.$O$5];[.$P$6];IF(ISERR(FIND([.$O$6];[.K252])) = 0;[.$P$5];IF(ISERR(FIND([.$O$7];[.K25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נושאים תאורטיים במדעי המחשב (22941) [Note 19] <text:s/></text:p>
          </table:table-cell>
          <table:table-cell table:formula="oooc:=FIND(&quot;[Note&quot;;[.A253])" office:value-type="float" office:value="44">
            <text:p>44</text:p>
          </table:table-cell>
          <table:table-cell table:formula="oooc:=IF(ISERR([.B253]);LEN([.A253]);[.B253]-1)" office:value-type="float" office:value="43">
            <text:p>43</text:p>
          </table:table-cell>
          <table:table-cell table:formula="oooc:=TRIM(LEFT([.A253];[.C253]))" office:value-type="string" office:string-value="סמינר: נושאים תאורטיים במדעי המחשב (22941)">
            <text:p>סמינר: נושאים תאורטיים במדעי המחשב (22941)</text:p>
          </table:table-cell>
          <table:table-cell table:formula="oooc:=FIND(&quot;(&quot;;[.D253])" office:value-type="float" office:value="36">
            <text:p>36</text:p>
          </table:table-cell>
          <table:table-cell table:formula="oooc:=TRIM(LEFT([.D253];[.E253]-1))" office:value-type="string" office:string-value="סמינר: נושאים תאורטיים במדעי המחשב">
            <text:p>סמינר: נושאים תאורטיים במדעי המחשב</text:p>
          </table:table-cell>
          <table:table-cell table:formula="oooc:=LEFT(RIGHT([.D253];6);5)" office:value-type="string" office:string-value="22941">
            <text:p>2294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3];&quot;'&quot;;&quot;''&quot;)" office:value-type="string" office:string-value="סמינר: נושאים תאורטיים במדעי המחשב">
            <text:p>סמינר: נושאים תאורטיים במדעי המחשב</text:p>
          </table:table-cell>
          <table:table-cell table:formula="oooc:=&quot;INSERT INTO Modules (Id, Name, DepartmentId,Points,ModuleTypeId) VALUES (&quot;&amp;[.G253]&amp;&quot;,N'&quot;&amp;[.K253]&amp;&quot;','&quot;&amp;[.J253]&amp;&quot;', 6, '&quot; &amp; [.M253] &amp; &quot;')&quot;" office:value-type="string" office:string-value="INSERT INTO Modules (Id, Name, DepartmentId,Points,ModuleTypeId) VALUES (22941,N'סמינר: נושאים תאורטיים במדעי המחשב','C2613D27-3520-43FC-B118-5734704359B8', 6, '1B16BD54-6D52-4136-9447-5E977484531D')">
            <text:p>INSERT INTO Modules (Id, Name, DepartmentId,Points,ModuleTypeId) VALUES (22941,N'סמינר: נושאים תאורטיים במדעי המחשב','C2613D27-3520-43FC-B118-5734704359B8', 6, '1B16BD54-6D52-4136-9447-5E977484531D')</text:p>
          </table:table-cell>
          <table:table-cell table:formula="oooc:=IF([.I253]=[.$O$5];[.$P$6];IF(ISERR(FIND([.$O$6];[.K253])) = 0;[.$P$5];IF(ISERR(FIND([.$O$7];[.K253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שפת פרולוג והיבטים לבינה מלאכותית (20596) [Note 24] <text:s/>[Note 50] <text:s/></text:p>
          </table:table-cell>
          <table:table-cell table:formula="oooc:=FIND(&quot;[Note&quot;;[.A254])" office:value-type="float" office:value="43">
            <text:p>43</text:p>
          </table:table-cell>
          <table:table-cell table:formula="oooc:=IF(ISERR([.B254]);LEN([.A254]);[.B254]-1)" office:value-type="float" office:value="42">
            <text:p>42</text:p>
          </table:table-cell>
          <table:table-cell table:formula="oooc:=TRIM(LEFT([.A254];[.C254]))" office:value-type="string" office:string-value="שפת פרולוג והיבטים לבינה מלאכותית (20596)">
            <text:p>שפת פרולוג והיבטים לבינה מלאכותית (20596)</text:p>
          </table:table-cell>
          <table:table-cell table:formula="oooc:=FIND(&quot;(&quot;;[.D254])" office:value-type="float" office:value="35">
            <text:p>35</text:p>
          </table:table-cell>
          <table:table-cell table:formula="oooc:=TRIM(LEFT([.D254];[.E254]-1))" office:value-type="string" office:string-value="שפת פרולוג והיבטים לבינה מלאכותית">
            <text:p>שפת פרולוג והיבטים לבינה מלאכותית</text:p>
          </table:table-cell>
          <table:table-cell table:formula="oooc:=LEFT(RIGHT([.D254];6);5)" office:value-type="string" office:string-value="20596">
            <text:p>2059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4];&quot;'&quot;;&quot;''&quot;)" office:value-type="string" office:string-value="שפת פרולוג והיבטים לבינה מלאכותית">
            <text:p>שפת פרולוג והיבטים לבינה מלאכותית</text:p>
          </table:table-cell>
          <table:table-cell table:formula="oooc:=&quot;INSERT INTO Modules (Id, Name, DepartmentId,Points,ModuleTypeId) VALUES (&quot;&amp;[.G254]&amp;&quot;,N'&quot;&amp;[.K254]&amp;&quot;','&quot;&amp;[.J254]&amp;&quot;', 6, '&quot; &amp; [.M254] &amp; &quot;')&quot;" office:value-type="string" office:string-value="INSERT INTO Modules (Id, Name, DepartmentId,Points,ModuleTypeId) VALUES (20596,N'שפת פרולוג והיבטים לבינה מלאכותית','C2613D27-3520-43FC-B118-5734704359B8', 6, 'A8ED06D7-DFC5-4E57-86BD-CA4EE3E0F370')">
            <text:p>INSERT INTO Modules (Id, Name, DepartmentId,Points,ModuleTypeId) VALUES (20596,N'שפת פרולוג והיבטים לבינה מלאכותית','C2613D27-3520-43FC-B118-5734704359B8', 6, 'A8ED06D7-DFC5-4E57-86BD-CA4EE3E0F370')</text:p>
          </table:table-cell>
          <table:table-cell table:formula="oooc:=IF([.I254]=[.$O$5];[.$P$6];IF(ISERR(FIND([.$O$6];[.K254])) = 0;[.$P$5];IF(ISERR(FIND([.$O$7];[.K25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תורת החישוביות והסיבוכיות (20585)</text:p>
          </table:table-cell>
          <table:table-cell table:formula="oooc:=FIND(&quot;[Note&quot;;[.A255])" office:value-type="float" office:value="0">
            <text:p>#VALUE!</text:p>
          </table:table-cell>
          <table:table-cell table:formula="oooc:=IF(ISERR([.B255]);LEN([.A255]);[.B255]-1)" office:value-type="float" office:value="39">
            <text:p>39</text:p>
          </table:table-cell>
          <table:table-cell table:formula="oooc:=TRIM(LEFT([.A255];[.C255]))" office:value-type="string" office:string-value="מבוא לתורת החישוביות והסיבוכיות (20585)">
            <text:p>מבוא לתורת החישוביות והסיבוכיות (20585)</text:p>
          </table:table-cell>
          <table:table-cell table:formula="oooc:=FIND(&quot;(&quot;;[.D255])" office:value-type="float" office:value="33">
            <text:p>33</text:p>
          </table:table-cell>
          <table:table-cell table:formula="oooc:=TRIM(LEFT([.D255];[.E255]-1))" office:value-type="string" office:string-value="מבוא לתורת החישוביות והסיבוכיות">
            <text:p>מבוא לתורת החישוביות והסיבוכיות</text:p>
          </table:table-cell>
          <table:table-cell table:formula="oooc:=LEFT(RIGHT([.D255];6);5)" office:value-type="string" office:string-value="20585">
            <text:p>20585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5];&quot;'&quot;;&quot;''&quot;)" office:value-type="string" office:string-value="מבוא לתורת החישוביות והסיבוכיות">
            <text:p>מבוא לתורת החישוביות והסיבוכיות</text:p>
          </table:table-cell>
          <table:table-cell table:formula="oooc:=&quot;INSERT INTO Modules (Id, Name, DepartmentId,Points,ModuleTypeId) VALUES (&quot;&amp;[.G255]&amp;&quot;,N'&quot;&amp;[.K255]&amp;&quot;','&quot;&amp;[.J255]&amp;&quot;', 6, '&quot; &amp; [.M255] &amp; &quot;')&quot;" office:value-type="string" office:string-value="INSERT INTO Modules (Id, Name, DepartmentId,Points,ModuleTypeId) VALUES (20585,N'מבוא לתורת החישוביות והסיבוכיות','C2613D27-3520-43FC-B118-5734704359B8', 6, 'A8ED06D7-DFC5-4E57-86BD-CA4EE3E0F370')">
            <text:p>INSERT INTO Modules (Id, Name, DepartmentId,Points,ModuleTypeId) VALUES (20585,N'מבוא לתורת החישוביות והסיבוכיות','C2613D27-3520-43FC-B118-5734704359B8', 6, 'A8ED06D7-DFC5-4E57-86BD-CA4EE3E0F370')</text:p>
          </table:table-cell>
          <table:table-cell table:formula="oooc:=IF([.I255]=[.$O$5];[.$P$6];IF(ISERR(FIND([.$O$6];[.K255])) = 0;[.$P$5];IF(ISERR(FIND([.$O$7];[.K25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מערכות הפעלה (20389) [Note 19] <text:s/></text:p>
          </table:table-cell>
          <table:table-cell table:formula="oooc:=FIND(&quot;[Note&quot;;[.A256])" office:value-type="float" office:value="29">
            <text:p>29</text:p>
          </table:table-cell>
          <table:table-cell table:formula="oooc:=IF(ISERR([.B256]);LEN([.A256]);[.B256]-1)" office:value-type="float" office:value="28">
            <text:p>28</text:p>
          </table:table-cell>
          <table:table-cell table:formula="oooc:=TRIM(LEFT([.A256];[.C256]))" office:value-type="string" office:string-value="סמינר במערכות הפעלה (20389)">
            <text:p>סמינר במערכות הפעלה (20389)</text:p>
          </table:table-cell>
          <table:table-cell table:formula="oooc:=FIND(&quot;(&quot;;[.D256])" office:value-type="float" office:value="21">
            <text:p>21</text:p>
          </table:table-cell>
          <table:table-cell table:formula="oooc:=TRIM(LEFT([.D256];[.E256]-1))" office:value-type="string" office:string-value="סמינר במערכות הפעלה">
            <text:p>סמינר במערכות הפעלה</text:p>
          </table:table-cell>
          <table:table-cell table:formula="oooc:=LEFT(RIGHT([.D256];6);5)" office:value-type="string" office:string-value="20389">
            <text:p>20389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6];&quot;'&quot;;&quot;''&quot;)" office:value-type="string" office:string-value="סמינר במערכות הפעלה">
            <text:p>סמינר במערכות הפעלה</text:p>
          </table:table-cell>
          <table:table-cell table:formula="oooc:=&quot;INSERT INTO Modules (Id, Name, DepartmentId,Points,ModuleTypeId) VALUES (&quot;&amp;[.G256]&amp;&quot;,N'&quot;&amp;[.K256]&amp;&quot;','&quot;&amp;[.J256]&amp;&quot;', 6, '&quot; &amp; [.M256] &amp; &quot;')&quot;" office:value-type="string" office:string-value="INSERT INTO Modules (Id, Name, DepartmentId,Points,ModuleTypeId) VALUES (20389,N'סמינר במערכות הפעלה','C2613D27-3520-43FC-B118-5734704359B8', 6, '1B16BD54-6D52-4136-9447-5E977484531D')">
            <text:p>INSERT INTO Modules (Id, Name, DepartmentId,Points,ModuleTypeId) VALUES (20389,N'סמינר במערכות הפעלה','C2613D27-3520-43FC-B118-5734704359B8', 6, '1B16BD54-6D52-4136-9447-5E977484531D')</text:p>
          </table:table-cell>
          <table:table-cell table:formula="oooc:=IF([.I256]=[.$O$5];[.$P$6];IF(ISERR(FIND([.$O$6];[.K256])) = 0;[.$P$5];IF(ISERR(FIND([.$O$7];[.K256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: הוראה אוניברסיטאית של מדעי המחשב (22943) [Note 19] <text:s/></text:p>
          </table:table-cell>
          <table:table-cell table:formula="oooc:=FIND(&quot;[Note&quot;;[.A257])" office:value-type="float" office:value="49">
            <text:p>49</text:p>
          </table:table-cell>
          <table:table-cell table:formula="oooc:=IF(ISERR([.B257]);LEN([.A257]);[.B257]-1)" office:value-type="float" office:value="48">
            <text:p>48</text:p>
          </table:table-cell>
          <table:table-cell table:formula="oooc:=TRIM(LEFT([.A257];[.C257]))" office:value-type="string" office:string-value="סמינר: הוראה אוניברסיטאית של מדעי המחשב (22943)">
            <text:p>סמינר: הוראה אוניברסיטאית של מדעי המחשב (22943)</text:p>
          </table:table-cell>
          <table:table-cell table:formula="oooc:=FIND(&quot;(&quot;;[.D257])" office:value-type="float" office:value="41">
            <text:p>41</text:p>
          </table:table-cell>
          <table:table-cell table:formula="oooc:=TRIM(LEFT([.D257];[.E257]-1))" office:value-type="string" office:string-value="סמינר: הוראה אוניברסיטאית של מדעי המחשב">
            <text:p>סמינר: הוראה אוניברסיטאית של מדעי המחשב</text:p>
          </table:table-cell>
          <table:table-cell table:formula="oooc:=LEFT(RIGHT([.D257];6);5)" office:value-type="string" office:string-value="22943">
            <text:p>2294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7];&quot;'&quot;;&quot;''&quot;)" office:value-type="string" office:string-value="סמינר: הוראה אוניברסיטאית של מדעי המחשב">
            <text:p>סמינר: הוראה אוניברסיטאית של מדעי המחשב</text:p>
          </table:table-cell>
          <table:table-cell table:formula="oooc:=&quot;INSERT INTO Modules (Id, Name, DepartmentId,Points,ModuleTypeId) VALUES (&quot;&amp;[.G257]&amp;&quot;,N'&quot;&amp;[.K257]&amp;&quot;','&quot;&amp;[.J257]&amp;&quot;', 6, '&quot; &amp; [.M257] &amp; &quot;')&quot;" office:value-type="string" office:string-value="INSERT INTO Modules (Id, Name, DepartmentId,Points,ModuleTypeId) VALUES (22943,N'סמינר: הוראה אוניברסיטאית של מדעי המחשב','C2613D27-3520-43FC-B118-5734704359B8', 6, '1B16BD54-6D52-4136-9447-5E977484531D')">
            <text:p>INSERT INTO Modules (Id, Name, DepartmentId,Points,ModuleTypeId) VALUES (22943,N'סמינר: הוראה אוניברסיטאית של מדעי המחשב','C2613D27-3520-43FC-B118-5734704359B8', 6, '1B16BD54-6D52-4136-9447-5E977484531D')</text:p>
          </table:table-cell>
          <table:table-cell table:formula="oooc:=IF([.I257]=[.$O$5];[.$P$6];IF(ISERR(FIND([.$O$6];[.K257])) = 0;[.$P$5];IF(ISERR(FIND([.$O$7];[.K257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אשנב למתמטיקה (04101)</text:p>
          </table:table-cell>
          <table:table-cell table:formula="oooc:=FIND(&quot;[Note&quot;;[.A258])" office:value-type="float" office:value="0">
            <text:p>#VALUE!</text:p>
          </table:table-cell>
          <table:table-cell table:formula="oooc:=IF(ISERR([.B258]);LEN([.A258]);[.B258]-1)" office:value-type="float" office:value="21">
            <text:p>21</text:p>
          </table:table-cell>
          <table:table-cell table:formula="oooc:=TRIM(LEFT([.A258];[.C258]))" office:value-type="string" office:string-value="אשנב למתמטיקה (04101)">
            <text:p>אשנב למתמטיקה (04101)</text:p>
          </table:table-cell>
          <table:table-cell table:formula="oooc:=FIND(&quot;(&quot;;[.D258])" office:value-type="float" office:value="15">
            <text:p>15</text:p>
          </table:table-cell>
          <table:table-cell table:formula="oooc:=TRIM(LEFT([.D258];[.E258]-1))" office:value-type="string" office:string-value="אשנב למתמטיקה">
            <text:p>אשנב למתמטיקה</text:p>
          </table:table-cell>
          <table:table-cell table:formula="oooc:=LEFT(RIGHT([.D258];6);5)" office:value-type="string" office:string-value="04101">
            <text:p>04101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58];&quot;'&quot;;&quot;''&quot;)" office:value-type="string" office:string-value="אשנב למתמטיקה">
            <text:p>אשנב למתמטיקה</text:p>
          </table:table-cell>
          <table:table-cell table:formula="oooc:=&quot;INSERT INTO Modules (Id, Name, DepartmentId,Points,ModuleTypeId) VALUES (&quot;&amp;[.G258]&amp;&quot;,N'&quot;&amp;[.K258]&amp;&quot;','&quot;&amp;[.J258]&amp;&quot;', 6, '&quot; &amp; [.M258] &amp; &quot;')&quot;" office:value-type="string" office:string-value="INSERT INTO Modules (Id, Name, DepartmentId,Points,ModuleTypeId) VALUES (04101,N'אשנב למתמטיקה','C2613D27-3520-43FC-B118-5734704359B8', 6, 'A8ED06D7-DFC5-4E57-86BD-CA4EE3E0F370')">
            <text:p>INSERT INTO Modules (Id, Name, DepartmentId,Points,ModuleTypeId) VALUES (04101,N'אשנב למתמטיקה','C2613D27-3520-43FC-B118-5734704359B8', 6, 'A8ED06D7-DFC5-4E57-86BD-CA4EE3E0F370')</text:p>
          </table:table-cell>
          <table:table-cell table:formula="oooc:=IF([.I258]=[.$O$5];[.$P$6];IF(ISERR(FIND([.$O$6];[.K258])) = 0;[.$P$5];IF(ISERR(FIND([.$O$7];[.K25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נדסת תוכנה (22916) [Note 60] <text:s/></text:p>
          </table:table-cell>
          <table:table-cell table:formula="oooc:=FIND(&quot;[Note&quot;;[.A259])" office:value-type="float" office:value="21">
            <text:p>21</text:p>
          </table:table-cell>
          <table:table-cell table:formula="oooc:=IF(ISERR([.B259]);LEN([.A259]);[.B259]-1)" office:value-type="float" office:value="20">
            <text:p>20</text:p>
          </table:table-cell>
          <table:table-cell table:formula="oooc:=TRIM(LEFT([.A259];[.C259]))" office:value-type="string" office:string-value="הנדסת תוכנה (22916)">
            <text:p>הנדסת תוכנה (22916)</text:p>
          </table:table-cell>
          <table:table-cell table:formula="oooc:=FIND(&quot;(&quot;;[.D259])" office:value-type="float" office:value="13">
            <text:p>13</text:p>
          </table:table-cell>
          <table:table-cell table:formula="oooc:=TRIM(LEFT([.D259];[.E259]-1))" office:value-type="string" office:string-value="הנדסת תוכנה">
            <text:p>הנדסת תוכנה</text:p>
          </table:table-cell>
          <table:table-cell table:formula="oooc:=LEFT(RIGHT([.D259];6);5)" office:value-type="string" office:string-value="22916">
            <text:p>22916</text:p>
          </table:table-cell>
          <table:table-cell table:style-name="Default" office:value-type="string">
            <text:p>מחשב</text:p>
          </table:table-cell>
          <table:table-cell table:formula="oooc:=IF(ISERR(FIND(&quot;[Note 60]&quot;;[.A259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59];&quot;'&quot;;&quot;''&quot;)" office:value-type="string" office:string-value="הנדסת תוכנה">
            <text:p>הנדסת תוכנה</text:p>
          </table:table-cell>
          <table:table-cell table:formula="oooc:=&quot;INSERT INTO Modules (Id, Name, DepartmentId,Points,ModuleTypeId) VALUES (&quot;&amp;[.G259]&amp;&quot;,N'&quot;&amp;[.K259]&amp;&quot;','&quot;&amp;[.J259]&amp;&quot;', 6, '&quot; &amp; [.M259] &amp; &quot;')&quot;" office:value-type="string" office:string-value="INSERT INTO Modules (Id, Name, DepartmentId,Points,ModuleTypeId) VALUES (22916,N'הנדסת תוכנה','C2613D27-3520-43FC-B118-5734704359B8', 6, '4806402C-68C1-494A-AF4B-BB29C9719C00')">
            <text:p>INSERT INTO Modules (Id, Name, DepartmentId,Points,ModuleTypeId) VALUES (22916,N'הנדסת תוכנה','C2613D27-3520-43FC-B118-5734704359B8', 6, '4806402C-68C1-494A-AF4B-BB29C9719C00')</text:p>
          </table:table-cell>
          <table:table-cell table:formula="oooc:=IF([.I259]=[.$O$5];[.$P$6];IF(ISERR(FIND([.$O$6];[.K259])) = 0;[.$P$5];IF(ISERR(FIND([.$O$7];[.K259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סמינר באנליזה פונקציונלית (20380) [Note 19] <text:s/></text:p>
          </table:table-cell>
          <table:table-cell table:formula="oooc:=FIND(&quot;[Note&quot;;[.A260])" office:value-type="float" office:value="35">
            <text:p>35</text:p>
          </table:table-cell>
          <table:table-cell table:formula="oooc:=IF(ISERR([.B260]);LEN([.A260]);[.B260]-1)" office:value-type="float" office:value="34">
            <text:p>34</text:p>
          </table:table-cell>
          <table:table-cell table:formula="oooc:=TRIM(LEFT([.A260];[.C260]))" office:value-type="string" office:string-value="סמינר באנליזה פונקציונלית (20380)">
            <text:p>סמינר באנליזה פונקציונלית (20380)</text:p>
          </table:table-cell>
          <table:table-cell table:formula="oooc:=FIND(&quot;(&quot;;[.D260])" office:value-type="float" office:value="27">
            <text:p>27</text:p>
          </table:table-cell>
          <table:table-cell table:formula="oooc:=TRIM(LEFT([.D260];[.E260]-1))" office:value-type="string" office:string-value="סמינר באנליזה פונקציונלית">
            <text:p>סמינר באנליזה פונקציונלית</text:p>
          </table:table-cell>
          <table:table-cell table:formula="oooc:=LEFT(RIGHT([.D260];6);5)" office:value-type="string" office:string-value="20380">
            <text:p>2038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0];&quot;'&quot;;&quot;''&quot;)" office:value-type="string" office:string-value="סמינר באנליזה פונקציונלית">
            <text:p>סמינר באנליזה פונקציונלית</text:p>
          </table:table-cell>
          <table:table-cell table:formula="oooc:=&quot;INSERT INTO Modules (Id, Name, DepartmentId,Points,ModuleTypeId) VALUES (&quot;&amp;[.G260]&amp;&quot;,N'&quot;&amp;[.K260]&amp;&quot;','&quot;&amp;[.J260]&amp;&quot;', 6, '&quot; &amp; [.M260] &amp; &quot;')&quot;" office:value-type="string" office:string-value="INSERT INTO Modules (Id, Name, DepartmentId,Points,ModuleTypeId) VALUES (20380,N'סמינר באנליזה פונקציונלית','C2613D27-3520-43FC-B118-5734704359B8', 6, '1B16BD54-6D52-4136-9447-5E977484531D')">
            <text:p>INSERT INTO Modules (Id, Name, DepartmentId,Points,ModuleTypeId) VALUES (20380,N'סמינר באנליזה פונקציונלית','C2613D27-3520-43FC-B118-5734704359B8', 6, '1B16BD54-6D52-4136-9447-5E977484531D')</text:p>
          </table:table-cell>
          <table:table-cell table:formula="oooc:=IF([.I260]=[.$O$5];[.$P$6];IF(ISERR(FIND([.$O$6];[.K260])) = 0;[.$P$5];IF(ISERR(FIND([.$O$7];[.K260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נושאים במתמטיקה לתלמידי מדעי החברה (10444) [Note 24] <text:s/>[Note 36] <text:s/>[Note 73] <text:s/>[Note 83] <text:s/></text:p>
          </table:table-cell>
          <table:table-cell table:formula="oooc:=FIND(&quot;[Note&quot;;[.A261])" office:value-type="float" office:value="44">
            <text:p>44</text:p>
          </table:table-cell>
          <table:table-cell table:formula="oooc:=IF(ISERR([.B261]);LEN([.A261]);[.B261]-1)" office:value-type="float" office:value="43">
            <text:p>43</text:p>
          </table:table-cell>
          <table:table-cell table:formula="oooc:=TRIM(LEFT([.A261];[.C261]))" office:value-type="string" office:string-value="נושאים במתמטיקה לתלמידי מדעי החברה (10444)">
            <text:p>נושאים במתמטיקה לתלמידי מדעי החברה (10444)</text:p>
          </table:table-cell>
          <table:table-cell table:formula="oooc:=FIND(&quot;(&quot;;[.D261])" office:value-type="float" office:value="36">
            <text:p>36</text:p>
          </table:table-cell>
          <table:table-cell table:formula="oooc:=TRIM(LEFT([.D261];[.E261]-1))" office:value-type="string" office:string-value="נושאים במתמטיקה לתלמידי מדעי החברה">
            <text:p>נושאים במתמטיקה לתלמידי מדעי החברה</text:p>
          </table:table-cell>
          <table:table-cell table:formula="oooc:=LEFT(RIGHT([.D261];6);5)" office:value-type="string" office:string-value="10444">
            <text:p>1044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1];&quot;'&quot;;&quot;''&quot;)" office:value-type="string" office:string-value="נושאים במתמטיקה לתלמידי מדעי החברה">
            <text:p>נושאים במתמטיקה לתלמידי מדעי החברה</text:p>
          </table:table-cell>
          <table:table-cell table:formula="oooc:=&quot;INSERT INTO Modules (Id, Name, DepartmentId,Points,ModuleTypeId) VALUES (&quot;&amp;[.G261]&amp;&quot;,N'&quot;&amp;[.K261]&amp;&quot;','&quot;&amp;[.J261]&amp;&quot;', 6, '&quot; &amp; [.M261] &amp; &quot;')&quot;" office:value-type="string" office:string-value="INSERT INTO Modules (Id, Name, DepartmentId,Points,ModuleTypeId) VALUES (10444,N'נושאים במתמטיקה לתלמידי מדעי החברה','C2613D27-3520-43FC-B118-5734704359B8', 6, 'A8ED06D7-DFC5-4E57-86BD-CA4EE3E0F370')">
            <text:p>INSERT INTO Modules (Id, Name, DepartmentId,Points,ModuleTypeId) VALUES (10444,N'נושאים במתמטיקה לתלמידי מדעי החברה','C2613D27-3520-43FC-B118-5734704359B8', 6, 'A8ED06D7-DFC5-4E57-86BD-CA4EE3E0F370')</text:p>
          </table:table-cell>
          <table:table-cell table:formula="oooc:=IF([.I261]=[.$O$5];[.$P$6];IF(ISERR(FIND([.$O$6];[.K261])) = 0;[.$P$5];IF(ISERR(FIND([.$O$7];[.K26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סטטיסטיקה לתלמידי מדעי החברה א (30111) [Note 58] <text:s/></text:p>
          </table:table-cell>
          <table:table-cell table:formula="oooc:=FIND(&quot;[Note&quot;;[.A262])" office:value-type="float" office:value="46">
            <text:p>46</text:p>
          </table:table-cell>
          <table:table-cell table:formula="oooc:=IF(ISERR([.B262]);LEN([.A262]);[.B262]-1)" office:value-type="float" office:value="45">
            <text:p>45</text:p>
          </table:table-cell>
          <table:table-cell table:formula="oooc:=TRIM(LEFT([.A262];[.C262]))" office:value-type="string" office:string-value="מבוא לסטטיסטיקה לתלמידי מדעי החברה א (30111)">
            <text:p>מבוא לסטטיסטיקה לתלמידי מדעי החברה א (30111)</text:p>
          </table:table-cell>
          <table:table-cell table:formula="oooc:=FIND(&quot;(&quot;;[.D262])" office:value-type="float" office:value="38">
            <text:p>38</text:p>
          </table:table-cell>
          <table:table-cell table:formula="oooc:=TRIM(LEFT([.D262];[.E262]-1))" office:value-type="string" office:string-value="מבוא לסטטיסטיקה לתלמידי מדעי החברה א">
            <text:p>מבוא לסטטיסטיקה לתלמידי מדעי החברה א</text:p>
          </table:table-cell>
          <table:table-cell table:formula="oooc:=LEFT(RIGHT([.D262];6);5)" office:value-type="string" office:string-value="30111">
            <text:p>3011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2];&quot;'&quot;;&quot;''&quot;)" office:value-type="string" office:string-value="מבוא לסטטיסטיקה לתלמידי מדעי החברה א">
            <text:p>מבוא לסטטיסטיקה לתלמידי מדעי החברה א</text:p>
          </table:table-cell>
          <table:table-cell table:formula="oooc:=&quot;INSERT INTO Modules (Id, Name, DepartmentId,Points,ModuleTypeId) VALUES (&quot;&amp;[.G262]&amp;&quot;,N'&quot;&amp;[.K262]&amp;&quot;','&quot;&amp;[.J262]&amp;&quot;', 6, '&quot; &amp; [.M262] &amp; &quot;')&quot;" office:value-type="string" office:string-value="INSERT INTO Modules (Id, Name, DepartmentId,Points,ModuleTypeId) VALUES (30111,N'מבוא לסטטיסטיקה לתלמידי מדעי החברה א','C2613D27-3520-43FC-B118-5734704359B8', 6, 'A8ED06D7-DFC5-4E57-86BD-CA4EE3E0F370')">
            <text:p>INSERT INTO Modules (Id, Name, DepartmentId,Points,ModuleTypeId) VALUES (30111,N'מבוא לסטטיסטיקה לתלמידי מדעי החברה א','C2613D27-3520-43FC-B118-5734704359B8', 6, 'A8ED06D7-DFC5-4E57-86BD-CA4EE3E0F370')</text:p>
          </table:table-cell>
          <table:table-cell table:formula="oooc:=IF([.I262]=[.$O$5];[.$P$6];IF(ISERR(FIND([.$O$6];[.K262])) = 0;[.$P$5];IF(ISERR(FIND([.$O$7];[.K26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ימולציה - בניית מודלים וניתוחם (22911) [Note 60] <text:s/></text:p>
          </table:table-cell>
          <table:table-cell table:formula="oooc:=FIND(&quot;[Note&quot;;[.A263])" office:value-type="float" office:value="41">
            <text:p>41</text:p>
          </table:table-cell>
          <table:table-cell table:formula="oooc:=IF(ISERR([.B263]);LEN([.A263]);[.B263]-1)" office:value-type="float" office:value="40">
            <text:p>40</text:p>
          </table:table-cell>
          <table:table-cell table:formula="oooc:=TRIM(LEFT([.A263];[.C263]))" office:value-type="string" office:string-value="סימולציה - בניית מודלים וניתוחם (22911)">
            <text:p>סימולציה - בניית מודלים וניתוחם (22911)</text:p>
          </table:table-cell>
          <table:table-cell table:formula="oooc:=FIND(&quot;(&quot;;[.D263])" office:value-type="float" office:value="33">
            <text:p>33</text:p>
          </table:table-cell>
          <table:table-cell table:formula="oooc:=TRIM(LEFT([.D263];[.E263]-1))" office:value-type="string" office:string-value="סימולציה - בניית מודלים וניתוחם">
            <text:p>סימולציה - בניית מודלים וניתוחם</text:p>
          </table:table-cell>
          <table:table-cell table:formula="oooc:=LEFT(RIGHT([.D263];6);5)" office:value-type="string" office:string-value="22911">
            <text:p>22911</text:p>
          </table:table-cell>
          <table:table-cell table:style-name="Default" office:value-type="string">
            <text:p>מחשב</text:p>
          </table:table-cell>
          <table:table-cell table:formula="oooc:=IF(ISERR(FIND(&quot;[Note 60]&quot;;[.A263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63];&quot;'&quot;;&quot;''&quot;)" office:value-type="string" office:string-value="סימולציה - בניית מודלים וניתוחם">
            <text:p>סימולציה - בניית מודלים וניתוחם</text:p>
          </table:table-cell>
          <table:table-cell table:formula="oooc:=&quot;INSERT INTO Modules (Id, Name, DepartmentId,Points,ModuleTypeId) VALUES (&quot;&amp;[.G263]&amp;&quot;,N'&quot;&amp;[.K263]&amp;&quot;','&quot;&amp;[.J263]&amp;&quot;', 6, '&quot; &amp; [.M263] &amp; &quot;')&quot;" office:value-type="string" office:string-value="INSERT INTO Modules (Id, Name, DepartmentId,Points,ModuleTypeId) VALUES (22911,N'סימולציה - בניית מודלים וניתוחם','C2613D27-3520-43FC-B118-5734704359B8', 6, '4806402C-68C1-494A-AF4B-BB29C9719C00')">
            <text:p>INSERT INTO Modules (Id, Name, DepartmentId,Points,ModuleTypeId) VALUES (22911,N'סימולציה - בניית מודלים וניתוחם','C2613D27-3520-43FC-B118-5734704359B8', 6, '4806402C-68C1-494A-AF4B-BB29C9719C00')</text:p>
          </table:table-cell>
          <table:table-cell table:formula="oooc:=IF([.I263]=[.$O$5];[.$P$6];IF(ISERR(FIND([.$O$6];[.K263])) = 0;[.$P$5];IF(ISERR(FIND([.$O$7];[.K263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סמינר: נושאים מתקדמים במדעי המחשב (22949) [Note 19] <text:s/></text:p>
          </table:table-cell>
          <table:table-cell table:formula="oooc:=FIND(&quot;[Note&quot;;[.A264])" office:value-type="float" office:value="43">
            <text:p>43</text:p>
          </table:table-cell>
          <table:table-cell table:formula="oooc:=IF(ISERR([.B264]);LEN([.A264]);[.B264]-1)" office:value-type="float" office:value="42">
            <text:p>42</text:p>
          </table:table-cell>
          <table:table-cell table:formula="oooc:=TRIM(LEFT([.A264];[.C264]))" office:value-type="string" office:string-value="סמינר: נושאים מתקדמים במדעי המחשב (22949)">
            <text:p>סמינר: נושאים מתקדמים במדעי המחשב (22949)</text:p>
          </table:table-cell>
          <table:table-cell table:formula="oooc:=FIND(&quot;(&quot;;[.D264])" office:value-type="float" office:value="35">
            <text:p>35</text:p>
          </table:table-cell>
          <table:table-cell table:formula="oooc:=TRIM(LEFT([.D264];[.E264]-1))" office:value-type="string" office:string-value="סמינר: נושאים מתקדמים במדעי המחשב">
            <text:p>סמינר: נושאים מתקדמים במדעי המחשב</text:p>
          </table:table-cell>
          <table:table-cell table:formula="oooc:=LEFT(RIGHT([.D264];6);5)" office:value-type="string" office:string-value="22949">
            <text:p>22949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4];&quot;'&quot;;&quot;''&quot;)" office:value-type="string" office:string-value="סמינר: נושאים מתקדמים במדעי המחשב">
            <text:p>סמינר: נושאים מתקדמים במדעי המחשב</text:p>
          </table:table-cell>
          <table:table-cell table:formula="oooc:=&quot;INSERT INTO Modules (Id, Name, DepartmentId,Points,ModuleTypeId) VALUES (&quot;&amp;[.G264]&amp;&quot;,N'&quot;&amp;[.K264]&amp;&quot;','&quot;&amp;[.J264]&amp;&quot;', 6, '&quot; &amp; [.M264] &amp; &quot;')&quot;" office:value-type="string" office:string-value="INSERT INTO Modules (Id, Name, DepartmentId,Points,ModuleTypeId) VALUES (22949,N'סמינר: נושאים מתקדמים במדעי המחשב','C2613D27-3520-43FC-B118-5734704359B8', 6, '1B16BD54-6D52-4136-9447-5E977484531D')">
            <text:p>INSERT INTO Modules (Id, Name, DepartmentId,Points,ModuleTypeId) VALUES (22949,N'סמינר: נושאים מתקדמים במדעי המחשב','C2613D27-3520-43FC-B118-5734704359B8', 6, '1B16BD54-6D52-4136-9447-5E977484531D')</text:p>
          </table:table-cell>
          <table:table-cell table:formula="oooc:=IF([.I264]=[.$O$5];[.$P$6];IF(ISERR(FIND([.$O$6];[.K264])) = 0;[.$P$5];IF(ISERR(FIND([.$O$7];[.K264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דנה בתקשורת מחשבים (20588)</text:p>
          </table:table-cell>
          <table:table-cell table:formula="oooc:=FIND(&quot;[Note&quot;;[.A265])" office:value-type="float" office:value="0">
            <text:p>#VALUE!</text:p>
          </table:table-cell>
          <table:table-cell table:formula="oooc:=IF(ISERR([.B265]);LEN([.A265]);[.B265]-1)" office:value-type="float" office:value="27">
            <text:p>27</text:p>
          </table:table-cell>
          <table:table-cell table:formula="oooc:=TRIM(LEFT([.A265];[.C265]))" office:value-type="string" office:string-value="סדנה בתקשורת מחשבים (20588)">
            <text:p>סדנה בתקשורת מחשבים (20588)</text:p>
          </table:table-cell>
          <table:table-cell table:formula="oooc:=FIND(&quot;(&quot;;[.D265])" office:value-type="float" office:value="21">
            <text:p>21</text:p>
          </table:table-cell>
          <table:table-cell table:formula="oooc:=TRIM(LEFT([.D265];[.E265]-1))" office:value-type="string" office:string-value="סדנה בתקשורת מחשבים">
            <text:p>סדנה בתקשורת מחשבים</text:p>
          </table:table-cell>
          <table:table-cell table:formula="oooc:=LEFT(RIGHT([.D265];6);5)" office:value-type="string" office:string-value="20588">
            <text:p>20588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5];&quot;'&quot;;&quot;''&quot;)" office:value-type="string" office:string-value="סדנה בתקשורת מחשבים">
            <text:p>סדנה בתקשורת מחשבים</text:p>
          </table:table-cell>
          <table:table-cell table:formula="oooc:=&quot;INSERT INTO Modules (Id, Name, DepartmentId,Points,ModuleTypeId) VALUES (&quot;&amp;[.G265]&amp;&quot;,N'&quot;&amp;[.K265]&amp;&quot;','&quot;&amp;[.J265]&amp;&quot;', 6, '&quot; &amp; [.M265] &amp; &quot;')&quot;" office:value-type="string" office:string-value="INSERT INTO Modules (Id, Name, DepartmentId,Points,ModuleTypeId) VALUES (20588,N'סדנה בתקשורת מחשבים','C2613D27-3520-43FC-B118-5734704359B8', 6, '1B16BD54-6D52-4136-9447-5E977484531D')">
            <text:p>INSERT INTO Modules (Id, Name, DepartmentId,Points,ModuleTypeId) VALUES (20588,N'סדנה בתקשורת מחשבים','C2613D27-3520-43FC-B118-5734704359B8', 6, '1B16BD54-6D52-4136-9447-5E977484531D')</text:p>
          </table:table-cell>
          <table:table-cell table:formula="oooc:=IF([.I265]=[.$O$5];[.$P$6];IF(ISERR(FIND([.$O$6];[.K265])) = 0;[.$P$5];IF(ISERR(FIND([.$O$7];[.K26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מבנים אלגבריים (20230) [Note 15] <text:s/>[Note 41] <text:s/>[Note 65] <text:s/></text:p>
          </table:table-cell>
          <table:table-cell table:formula="oooc:=FIND(&quot;[Note&quot;;[.A266])" office:value-type="float" office:value="24">
            <text:p>24</text:p>
          </table:table-cell>
          <table:table-cell table:formula="oooc:=IF(ISERR([.B266]);LEN([.A266]);[.B266]-1)" office:value-type="float" office:value="23">
            <text:p>23</text:p>
          </table:table-cell>
          <table:table-cell table:formula="oooc:=TRIM(LEFT([.A266];[.C266]))" office:value-type="string" office:string-value="מבנים אלגבריים (20230)">
            <text:p>מבנים אלגבריים (20230)</text:p>
          </table:table-cell>
          <table:table-cell table:formula="oooc:=FIND(&quot;(&quot;;[.D266])" office:value-type="float" office:value="16">
            <text:p>16</text:p>
          </table:table-cell>
          <table:table-cell table:formula="oooc:=TRIM(LEFT([.D266];[.E266]-1))" office:value-type="string" office:string-value="מבנים אלגבריים">
            <text:p>מבנים אלגבריים</text:p>
          </table:table-cell>
          <table:table-cell table:formula="oooc:=LEFT(RIGHT([.D266];6);5)" office:value-type="string" office:string-value="20230">
            <text:p>2023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6];&quot;'&quot;;&quot;''&quot;)" office:value-type="string" office:string-value="מבנים אלגבריים">
            <text:p>מבנים אלגבריים</text:p>
          </table:table-cell>
          <table:table-cell table:formula="oooc:=&quot;INSERT INTO Modules (Id, Name, DepartmentId,Points,ModuleTypeId) VALUES (&quot;&amp;[.G266]&amp;&quot;,N'&quot;&amp;[.K266]&amp;&quot;','&quot;&amp;[.J266]&amp;&quot;', 6, '&quot; &amp; [.M266] &amp; &quot;')&quot;" office:value-type="string" office:string-value="INSERT INTO Modules (Id, Name, DepartmentId,Points,ModuleTypeId) VALUES (20230,N'מבנים אלגבריים','C2613D27-3520-43FC-B118-5734704359B8', 6, 'A8ED06D7-DFC5-4E57-86BD-CA4EE3E0F370')">
            <text:p>INSERT INTO Modules (Id, Name, DepartmentId,Points,ModuleTypeId) VALUES (20230,N'מבנים אלגבריים','C2613D27-3520-43FC-B118-5734704359B8', 6, 'A8ED06D7-DFC5-4E57-86BD-CA4EE3E0F370')</text:p>
          </table:table-cell>
          <table:table-cell table:formula="oooc:=IF([.I266]=[.$O$5];[.$P$6];IF(ISERR(FIND([.$O$6];[.K266])) = 0;[.$P$5];IF(ISERR(FIND([.$O$7];[.K26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ואינפורמטיקה: אנליזה של רצפים וגנומים (20579)</text:p>
          </table:table-cell>
          <table:table-cell table:formula="oooc:=FIND(&quot;[Note&quot;;[.A267])" office:value-type="float" office:value="0">
            <text:p>#VALUE!</text:p>
          </table:table-cell>
          <table:table-cell table:formula="oooc:=IF(ISERR([.B267]);LEN([.A267]);[.B267]-1)" office:value-type="float" office:value="47">
            <text:p>47</text:p>
          </table:table-cell>
          <table:table-cell table:formula="oooc:=TRIM(LEFT([.A267];[.C267]))" office:value-type="string" office:string-value="ביואינפורמטיקה: אנליזה של רצפים וגנומים (20579)">
            <text:p>ביואינפורמטיקה: אנליזה של רצפים וגנומים (20579)</text:p>
          </table:table-cell>
          <table:table-cell table:formula="oooc:=FIND(&quot;(&quot;;[.D267])" office:value-type="float" office:value="41">
            <text:p>41</text:p>
          </table:table-cell>
          <table:table-cell table:formula="oooc:=TRIM(LEFT([.D267];[.E267]-1))" office:value-type="string" office:string-value="ביואינפורמטיקה: אנליזה של רצפים וגנומים">
            <text:p>ביואינפורמטיקה: אנליזה של רצפים וגנומים</text:p>
          </table:table-cell>
          <table:table-cell table:formula="oooc:=LEFT(RIGHT([.D267];6);5)" office:value-type="string" office:string-value="20579">
            <text:p>20579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7];&quot;'&quot;;&quot;''&quot;)" office:value-type="string" office:string-value="ביואינפורמטיקה: אנליזה של רצפים וגנומים">
            <text:p>ביואינפורמטיקה: אנליזה של רצפים וגנומים</text:p>
          </table:table-cell>
          <table:table-cell table:formula="oooc:=&quot;INSERT INTO Modules (Id, Name, DepartmentId,Points,ModuleTypeId) VALUES (&quot;&amp;[.G267]&amp;&quot;,N'&quot;&amp;[.K267]&amp;&quot;','&quot;&amp;[.J267]&amp;&quot;', 6, '&quot; &amp; [.M267] &amp; &quot;')&quot;" office:value-type="string" office:string-value="INSERT INTO Modules (Id, Name, DepartmentId,Points,ModuleTypeId) VALUES (20579,N'ביואינפורמטיקה: אנליזה של רצפים וגנומים','C2613D27-3520-43FC-B118-5734704359B8', 6, 'A8ED06D7-DFC5-4E57-86BD-CA4EE3E0F370')">
            <text:p>INSERT INTO Modules (Id, Name, DepartmentId,Points,ModuleTypeId) VALUES (20579,N'ביואינפורמטיקה: אנליזה של רצפים וגנומים','C2613D27-3520-43FC-B118-5734704359B8', 6, 'A8ED06D7-DFC5-4E57-86BD-CA4EE3E0F370')</text:p>
          </table:table-cell>
          <table:table-cell table:formula="oooc:=IF([.I267]=[.$O$5];[.$P$6];IF(ISERR(FIND([.$O$6];[.K267])) = 0;[.$P$5];IF(ISERR(FIND([.$O$7];[.K26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פונקציות מרוכבות (20376) [Note 19] <text:s/></text:p>
          </table:table-cell>
          <table:table-cell table:formula="oooc:=FIND(&quot;[Note&quot;;[.A268])" office:value-type="float" office:value="33">
            <text:p>33</text:p>
          </table:table-cell>
          <table:table-cell table:formula="oooc:=IF(ISERR([.B268]);LEN([.A268]);[.B268]-1)" office:value-type="float" office:value="32">
            <text:p>32</text:p>
          </table:table-cell>
          <table:table-cell table:formula="oooc:=TRIM(LEFT([.A268];[.C268]))" office:value-type="string" office:string-value="סמינר בפונקציות מרוכבות (20376)">
            <text:p>סמינר בפונקציות מרוכבות (20376)</text:p>
          </table:table-cell>
          <table:table-cell table:formula="oooc:=FIND(&quot;(&quot;;[.D268])" office:value-type="float" office:value="25">
            <text:p>25</text:p>
          </table:table-cell>
          <table:table-cell table:formula="oooc:=TRIM(LEFT([.D268];[.E268]-1))" office:value-type="string" office:string-value="סמינר בפונקציות מרוכבות">
            <text:p>סמינר בפונקציות מרוכבות</text:p>
          </table:table-cell>
          <table:table-cell table:formula="oooc:=LEFT(RIGHT([.D268];6);5)" office:value-type="string" office:string-value="20376">
            <text:p>2037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8];&quot;'&quot;;&quot;''&quot;)" office:value-type="string" office:string-value="סמינר בפונקציות מרוכבות">
            <text:p>סמינר בפונקציות מרוכבות</text:p>
          </table:table-cell>
          <table:table-cell table:formula="oooc:=&quot;INSERT INTO Modules (Id, Name, DepartmentId,Points,ModuleTypeId) VALUES (&quot;&amp;[.G268]&amp;&quot;,N'&quot;&amp;[.K268]&amp;&quot;','&quot;&amp;[.J268]&amp;&quot;', 6, '&quot; &amp; [.M268] &amp; &quot;')&quot;" office:value-type="string" office:string-value="INSERT INTO Modules (Id, Name, DepartmentId,Points,ModuleTypeId) VALUES (20376,N'סמינר בפונקציות מרוכבות','C2613D27-3520-43FC-B118-5734704359B8', 6, '1B16BD54-6D52-4136-9447-5E977484531D')">
            <text:p>INSERT INTO Modules (Id, Name, DepartmentId,Points,ModuleTypeId) VALUES (20376,N'סמינר בפונקציות מרוכבות','C2613D27-3520-43FC-B118-5734704359B8', 6, '1B16BD54-6D52-4136-9447-5E977484531D')</text:p>
          </table:table-cell>
          <table:table-cell table:formula="oooc:=IF([.I268]=[.$O$5];[.$P$6];IF(ISERR(FIND([.$O$6];[.K268])) = 0;[.$P$5];IF(ISERR(FIND([.$O$7];[.K268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 בבינה מלאכותית (20372) [Note 19] <text:s/></text:p>
          </table:table-cell>
          <table:table-cell table:formula="oooc:=FIND(&quot;[Note&quot;;[.A269])" office:value-type="float" office:value="30">
            <text:p>30</text:p>
          </table:table-cell>
          <table:table-cell table:formula="oooc:=IF(ISERR([.B269]);LEN([.A269]);[.B269]-1)" office:value-type="float" office:value="29">
            <text:p>29</text:p>
          </table:table-cell>
          <table:table-cell table:formula="oooc:=TRIM(LEFT([.A269];[.C269]))" office:value-type="string" office:string-value="סמינר בבינה מלאכותית (20372)">
            <text:p>סמינר בבינה מלאכותית (20372)</text:p>
          </table:table-cell>
          <table:table-cell table:formula="oooc:=FIND(&quot;(&quot;;[.D269])" office:value-type="float" office:value="22">
            <text:p>22</text:p>
          </table:table-cell>
          <table:table-cell table:formula="oooc:=TRIM(LEFT([.D269];[.E269]-1))" office:value-type="string" office:string-value="סמינר בבינה מלאכותית">
            <text:p>סמינר בבינה מלאכותית</text:p>
          </table:table-cell>
          <table:table-cell table:formula="oooc:=LEFT(RIGHT([.D269];6);5)" office:value-type="string" office:string-value="20372">
            <text:p>2037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69];&quot;'&quot;;&quot;''&quot;)" office:value-type="string" office:string-value="סמינר בבינה מלאכותית">
            <text:p>סמינר בבינה מלאכותית</text:p>
          </table:table-cell>
          <table:table-cell table:formula="oooc:=&quot;INSERT INTO Modules (Id, Name, DepartmentId,Points,ModuleTypeId) VALUES (&quot;&amp;[.G269]&amp;&quot;,N'&quot;&amp;[.K269]&amp;&quot;','&quot;&amp;[.J269]&amp;&quot;', 6, '&quot; &amp; [.M269] &amp; &quot;')&quot;" office:value-type="string" office:string-value="INSERT INTO Modules (Id, Name, DepartmentId,Points,ModuleTypeId) VALUES (20372,N'סמינר בבינה מלאכותית','C2613D27-3520-43FC-B118-5734704359B8', 6, '1B16BD54-6D52-4136-9447-5E977484531D')">
            <text:p>INSERT INTO Modules (Id, Name, DepartmentId,Points,ModuleTypeId) VALUES (20372,N'סמינר בבינה מלאכותית','C2613D27-3520-43FC-B118-5734704359B8', 6, '1B16BD54-6D52-4136-9447-5E977484531D')</text:p>
          </table:table-cell>
          <table:table-cell table:formula="oooc:=IF([.I269]=[.$O$5];[.$P$6];IF(ISERR(FIND([.$O$6];[.K269])) = 0;[.$P$5];IF(ISERR(FIND([.$O$7];[.K269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 בתורת המידה (20377) [Note 19] <text:s/></text:p>
          </table:table-cell>
          <table:table-cell table:formula="oooc:=FIND(&quot;[Note&quot;;[.A270])" office:value-type="float" office:value="27">
            <text:p>27</text:p>
          </table:table-cell>
          <table:table-cell table:formula="oooc:=IF(ISERR([.B270]);LEN([.A270]);[.B270]-1)" office:value-type="float" office:value="26">
            <text:p>26</text:p>
          </table:table-cell>
          <table:table-cell table:formula="oooc:=TRIM(LEFT([.A270];[.C270]))" office:value-type="string" office:string-value="סמינר בתורת המידה (20377)">
            <text:p>סמינר בתורת המידה (20377)</text:p>
          </table:table-cell>
          <table:table-cell table:formula="oooc:=FIND(&quot;(&quot;;[.D270])" office:value-type="float" office:value="19">
            <text:p>19</text:p>
          </table:table-cell>
          <table:table-cell table:formula="oooc:=TRIM(LEFT([.D270];[.E270]-1))" office:value-type="string" office:string-value="סמינר בתורת המידה">
            <text:p>סמינר בתורת המידה</text:p>
          </table:table-cell>
          <table:table-cell table:formula="oooc:=LEFT(RIGHT([.D270];6);5)" office:value-type="string" office:string-value="20377">
            <text:p>20377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0];&quot;'&quot;;&quot;''&quot;)" office:value-type="string" office:string-value="סמינר בתורת המידה">
            <text:p>סמינר בתורת המידה</text:p>
          </table:table-cell>
          <table:table-cell table:formula="oooc:=&quot;INSERT INTO Modules (Id, Name, DepartmentId,Points,ModuleTypeId) VALUES (&quot;&amp;[.G270]&amp;&quot;,N'&quot;&amp;[.K270]&amp;&quot;','&quot;&amp;[.J270]&amp;&quot;', 6, '&quot; &amp; [.M270] &amp; &quot;')&quot;" office:value-type="string" office:string-value="INSERT INTO Modules (Id, Name, DepartmentId,Points,ModuleTypeId) VALUES (20377,N'סמינר בתורת המידה','C2613D27-3520-43FC-B118-5734704359B8', 6, '1B16BD54-6D52-4136-9447-5E977484531D')">
            <text:p>INSERT INTO Modules (Id, Name, DepartmentId,Points,ModuleTypeId) VALUES (20377,N'סמינר בתורת המידה','C2613D27-3520-43FC-B118-5734704359B8', 6, '1B16BD54-6D52-4136-9447-5E977484531D')</text:p>
          </table:table-cell>
          <table:table-cell table:formula="oooc:=IF([.I270]=[.$O$5];[.$P$6];IF(ISERR(FIND([.$O$6];[.K270])) = 0;[.$P$5];IF(ISERR(FIND([.$O$7];[.K270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סקה סטטיסטית (30204) [Note 24] <text:s/></text:p>
          </table:table-cell>
          <table:table-cell table:formula="oooc:=FIND(&quot;[Note&quot;;[.A271])" office:value-type="float" office:value="23">
            <text:p>23</text:p>
          </table:table-cell>
          <table:table-cell table:formula="oooc:=IF(ISERR([.B271]);LEN([.A271]);[.B271]-1)" office:value-type="float" office:value="22">
            <text:p>22</text:p>
          </table:table-cell>
          <table:table-cell table:formula="oooc:=TRIM(LEFT([.A271];[.C271]))" office:value-type="string" office:string-value="הסקה סטטיסטית (30204)">
            <text:p>הסקה סטטיסטית (30204)</text:p>
          </table:table-cell>
          <table:table-cell table:formula="oooc:=FIND(&quot;(&quot;;[.D271])" office:value-type="float" office:value="15">
            <text:p>15</text:p>
          </table:table-cell>
          <table:table-cell table:formula="oooc:=TRIM(LEFT([.D271];[.E271]-1))" office:value-type="string" office:string-value="הסקה סטטיסטית">
            <text:p>הסקה סטטיסטית</text:p>
          </table:table-cell>
          <table:table-cell table:formula="oooc:=LEFT(RIGHT([.D271];6);5)" office:value-type="string" office:string-value="30204">
            <text:p>3020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1];&quot;'&quot;;&quot;''&quot;)" office:value-type="string" office:string-value="הסקה סטטיסטית">
            <text:p>הסקה סטטיסטית</text:p>
          </table:table-cell>
          <table:table-cell table:formula="oooc:=&quot;INSERT INTO Modules (Id, Name, DepartmentId,Points,ModuleTypeId) VALUES (&quot;&amp;[.G271]&amp;&quot;,N'&quot;&amp;[.K271]&amp;&quot;','&quot;&amp;[.J271]&amp;&quot;', 6, '&quot; &amp; [.M271] &amp; &quot;')&quot;" office:value-type="string" office:string-value="INSERT INTO Modules (Id, Name, DepartmentId,Points,ModuleTypeId) VALUES (30204,N'הסקה סטטיסטית','C2613D27-3520-43FC-B118-5734704359B8', 6, 'A8ED06D7-DFC5-4E57-86BD-CA4EE3E0F370')">
            <text:p>INSERT INTO Modules (Id, Name, DepartmentId,Points,ModuleTypeId) VALUES (30204,N'הסקה סטטיסטית','C2613D27-3520-43FC-B118-5734704359B8', 6, 'A8ED06D7-DFC5-4E57-86BD-CA4EE3E0F370')</text:p>
          </table:table-cell>
          <table:table-cell table:formula="oooc:=IF([.I271]=[.$O$5];[.$P$6];IF(ISERR(FIND([.$O$6];[.K271])) = 0;[.$P$5];IF(ISERR(FIND([.$O$7];[.K27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שוואות דיפרנציאליות חלקיות (20394) [Note 64] <text:s/>[Note 65] <text:s/></text:p>
          </table:table-cell>
          <table:table-cell table:formula="oooc:=FIND(&quot;[Note&quot;;[.A272])" office:value-type="float" office:value="37">
            <text:p>37</text:p>
          </table:table-cell>
          <table:table-cell table:formula="oooc:=IF(ISERR([.B272]);LEN([.A272]);[.B272]-1)" office:value-type="float" office:value="36">
            <text:p>36</text:p>
          </table:table-cell>
          <table:table-cell table:formula="oooc:=TRIM(LEFT([.A272];[.C272]))" office:value-type="string" office:string-value="משוואות דיפרנציאליות חלקיות (20394)">
            <text:p>משוואות דיפרנציאליות חלקיות (20394)</text:p>
          </table:table-cell>
          <table:table-cell table:formula="oooc:=FIND(&quot;(&quot;;[.D272])" office:value-type="float" office:value="29">
            <text:p>29</text:p>
          </table:table-cell>
          <table:table-cell table:formula="oooc:=TRIM(LEFT([.D272];[.E272]-1))" office:value-type="string" office:string-value="משוואות דיפרנציאליות חלקיות">
            <text:p>משוואות דיפרנציאליות חלקיות</text:p>
          </table:table-cell>
          <table:table-cell table:formula="oooc:=LEFT(RIGHT([.D272];6);5)" office:value-type="string" office:string-value="20394">
            <text:p>2039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2];&quot;'&quot;;&quot;''&quot;)" office:value-type="string" office:string-value="משוואות דיפרנציאליות חלקיות">
            <text:p>משוואות דיפרנציאליות חלקיות</text:p>
          </table:table-cell>
          <table:table-cell table:formula="oooc:=&quot;INSERT INTO Modules (Id, Name, DepartmentId,Points,ModuleTypeId) VALUES (&quot;&amp;[.G272]&amp;&quot;,N'&quot;&amp;[.K272]&amp;&quot;','&quot;&amp;[.J272]&amp;&quot;', 6, '&quot; &amp; [.M272] &amp; &quot;')&quot;" office:value-type="string" office:string-value="INSERT INTO Modules (Id, Name, DepartmentId,Points,ModuleTypeId) VALUES (20394,N'משוואות דיפרנציאליות חלקיות','C2613D27-3520-43FC-B118-5734704359B8', 6, 'A8ED06D7-DFC5-4E57-86BD-CA4EE3E0F370')">
            <text:p>INSERT INTO Modules (Id, Name, DepartmentId,Points,ModuleTypeId) VALUES (20394,N'משוואות דיפרנציאליות חלקיות','C2613D27-3520-43FC-B118-5734704359B8', 6, 'A8ED06D7-DFC5-4E57-86BD-CA4EE3E0F370')</text:p>
          </table:table-cell>
          <table:table-cell table:formula="oooc:=IF([.I272]=[.$O$5];[.$P$6];IF(ISERR(FIND([.$O$6];[.K272])) = 0;[.$P$5];IF(ISERR(FIND([.$O$7];[.K27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הנדסת תוכנה (20368) [Note 19] <text:s/></text:p>
          </table:table-cell>
          <table:table-cell table:formula="oooc:=FIND(&quot;[Note&quot;;[.A273])" office:value-type="float" office:value="28">
            <text:p>28</text:p>
          </table:table-cell>
          <table:table-cell table:formula="oooc:=IF(ISERR([.B273]);LEN([.A273]);[.B273]-1)" office:value-type="float" office:value="27">
            <text:p>27</text:p>
          </table:table-cell>
          <table:table-cell table:formula="oooc:=TRIM(LEFT([.A273];[.C273]))" office:value-type="string" office:string-value="סמינר בהנדסת תוכנה (20368)">
            <text:p>סמינר בהנדסת תוכנה (20368)</text:p>
          </table:table-cell>
          <table:table-cell table:formula="oooc:=FIND(&quot;(&quot;;[.D273])" office:value-type="float" office:value="20">
            <text:p>20</text:p>
          </table:table-cell>
          <table:table-cell table:formula="oooc:=TRIM(LEFT([.D273];[.E273]-1))" office:value-type="string" office:string-value="סמינר בהנדסת תוכנה">
            <text:p>סמינר בהנדסת תוכנה</text:p>
          </table:table-cell>
          <table:table-cell table:formula="oooc:=LEFT(RIGHT([.D273];6);5)" office:value-type="string" office:string-value="20368">
            <text:p>20368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3];&quot;'&quot;;&quot;''&quot;)" office:value-type="string" office:string-value="סמינר בהנדסת תוכנה">
            <text:p>סמינר בהנדסת תוכנה</text:p>
          </table:table-cell>
          <table:table-cell table:formula="oooc:=&quot;INSERT INTO Modules (Id, Name, DepartmentId,Points,ModuleTypeId) VALUES (&quot;&amp;[.G273]&amp;&quot;,N'&quot;&amp;[.K273]&amp;&quot;','&quot;&amp;[.J273]&amp;&quot;', 6, '&quot; &amp; [.M273] &amp; &quot;')&quot;" office:value-type="string" office:string-value="INSERT INTO Modules (Id, Name, DepartmentId,Points,ModuleTypeId) VALUES (20368,N'סמינר בהנדסת תוכנה','C2613D27-3520-43FC-B118-5734704359B8', 6, '1B16BD54-6D52-4136-9447-5E977484531D')">
            <text:p>INSERT INTO Modules (Id, Name, DepartmentId,Points,ModuleTypeId) VALUES (20368,N'סמינר בהנדסת תוכנה','C2613D27-3520-43FC-B118-5734704359B8', 6, '1B16BD54-6D52-4136-9447-5E977484531D')</text:p>
          </table:table-cell>
          <table:table-cell table:formula="oooc:=IF([.I273]=[.$O$5];[.$P$6];IF(ISERR(FIND([.$O$6];[.K273])) = 0;[.$P$5];IF(ISERR(FIND([.$O$7];[.K273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יישומי מחשב למדעים (20126) [Note 10] <text:s/>[Note 17] <text:s/>[Note 50] <text:s/>[Note 53] <text:s/></text:p>
          </table:table-cell>
          <table:table-cell table:formula="oooc:=FIND(&quot;[Note&quot;;[.A274])" office:value-type="float" office:value="28">
            <text:p>28</text:p>
          </table:table-cell>
          <table:table-cell table:formula="oooc:=IF(ISERR([.B274]);LEN([.A274]);[.B274]-1)" office:value-type="float" office:value="27">
            <text:p>27</text:p>
          </table:table-cell>
          <table:table-cell table:formula="oooc:=TRIM(LEFT([.A274];[.C274]))" office:value-type="string" office:string-value="יישומי מחשב למדעים (20126)">
            <text:p>יישומי מחשב למדעים (20126)</text:p>
          </table:table-cell>
          <table:table-cell table:formula="oooc:=FIND(&quot;(&quot;;[.D274])" office:value-type="float" office:value="20">
            <text:p>20</text:p>
          </table:table-cell>
          <table:table-cell table:formula="oooc:=TRIM(LEFT([.D274];[.E274]-1))" office:value-type="string" office:string-value="יישומי מחשב למדעים">
            <text:p>יישומי מחשב למדעים</text:p>
          </table:table-cell>
          <table:table-cell table:formula="oooc:=LEFT(RIGHT([.D274];6);5)" office:value-type="string" office:string-value="20126">
            <text:p>2012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4];&quot;'&quot;;&quot;''&quot;)" office:value-type="string" office:string-value="יישומי מחשב למדעים">
            <text:p>יישומי מחשב למדעים</text:p>
          </table:table-cell>
          <table:table-cell table:formula="oooc:=&quot;INSERT INTO Modules (Id, Name, DepartmentId,Points,ModuleTypeId) VALUES (&quot;&amp;[.G274]&amp;&quot;,N'&quot;&amp;[.K274]&amp;&quot;','&quot;&amp;[.J274]&amp;&quot;', 6, '&quot; &amp; [.M274] &amp; &quot;')&quot;" office:value-type="string" office:string-value="INSERT INTO Modules (Id, Name, DepartmentId,Points,ModuleTypeId) VALUES (20126,N'יישומי מחשב למדעים','C2613D27-3520-43FC-B118-5734704359B8', 6, 'A8ED06D7-DFC5-4E57-86BD-CA4EE3E0F370')">
            <text:p>INSERT INTO Modules (Id, Name, DepartmentId,Points,ModuleTypeId) VALUES (20126,N'יישומי מחשב למדעים','C2613D27-3520-43FC-B118-5734704359B8', 6, 'A8ED06D7-DFC5-4E57-86BD-CA4EE3E0F370')</text:p>
          </table:table-cell>
          <table:table-cell table:formula="oooc:=IF([.I274]=[.$O$5];[.$P$6];IF(ISERR(FIND([.$O$6];[.K274])) = 0;[.$P$5];IF(ISERR(FIND([.$O$7];[.K27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לגוריתמים (20417)</text:p>
          </table:table-cell>
          <table:table-cell table:formula="oooc:=FIND(&quot;[Note&quot;;[.A275])" office:value-type="float" office:value="0">
            <text:p>#VALUE!</text:p>
          </table:table-cell>
          <table:table-cell table:formula="oooc:=IF(ISERR([.B275]);LEN([.A275]);[.B275]-1)" office:value-type="float" office:value="18">
            <text:p>18</text:p>
          </table:table-cell>
          <table:table-cell table:formula="oooc:=TRIM(LEFT([.A275];[.C275]))" office:value-type="string" office:string-value="אלגוריתמים (20417)">
            <text:p>אלגוריתמים (20417)</text:p>
          </table:table-cell>
          <table:table-cell table:formula="oooc:=FIND(&quot;(&quot;;[.D275])" office:value-type="float" office:value="12">
            <text:p>12</text:p>
          </table:table-cell>
          <table:table-cell table:formula="oooc:=TRIM(LEFT([.D275];[.E275]-1))" office:value-type="string" office:string-value="אלגוריתמים">
            <text:p>אלגוריתמים</text:p>
          </table:table-cell>
          <table:table-cell table:formula="oooc:=LEFT(RIGHT([.D275];6);5)" office:value-type="string" office:string-value="20417">
            <text:p>20417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5];&quot;'&quot;;&quot;''&quot;)" office:value-type="string" office:string-value="אלגוריתמים">
            <text:p>אלגוריתמים</text:p>
          </table:table-cell>
          <table:table-cell table:formula="oooc:=&quot;INSERT INTO Modules (Id, Name, DepartmentId,Points,ModuleTypeId) VALUES (&quot;&amp;[.G275]&amp;&quot;,N'&quot;&amp;[.K275]&amp;&quot;','&quot;&amp;[.J275]&amp;&quot;', 6, '&quot; &amp; [.M275] &amp; &quot;')&quot;" office:value-type="string" office:string-value="INSERT INTO Modules (Id, Name, DepartmentId,Points,ModuleTypeId) VALUES (20417,N'אלגוריתמים','C2613D27-3520-43FC-B118-5734704359B8', 6, 'A8ED06D7-DFC5-4E57-86BD-CA4EE3E0F370')">
            <text:p>INSERT INTO Modules (Id, Name, DepartmentId,Points,ModuleTypeId) VALUES (20417,N'אלגוריתמים','C2613D27-3520-43FC-B118-5734704359B8', 6, 'A8ED06D7-DFC5-4E57-86BD-CA4EE3E0F370')</text:p>
          </table:table-cell>
          <table:table-cell table:formula="oooc:=IF([.I275]=[.$O$5];[.$P$6];IF(ISERR(FIND([.$O$6];[.K275])) = 0;[.$P$5];IF(ISERR(FIND([.$O$7];[.K27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לגברה לינארית II (20229)</text:p>
          </table:table-cell>
          <table:table-cell table:formula="oooc:=FIND(&quot;[Note&quot;;[.A276])" office:value-type="float" office:value="0">
            <text:p>#VALUE!</text:p>
          </table:table-cell>
          <table:table-cell table:formula="oooc:=IF(ISERR([.B276]);LEN([.A276]);[.B276]-1)" office:value-type="float" office:value="25">
            <text:p>25</text:p>
          </table:table-cell>
          <table:table-cell table:formula="oooc:=TRIM(LEFT([.A276];[.C276]))" office:value-type="string" office:string-value="אלגברה לינארית II (20229)">
            <text:p>אלגברה לינארית II (20229)</text:p>
          </table:table-cell>
          <table:table-cell table:formula="oooc:=FIND(&quot;(&quot;;[.D276])" office:value-type="float" office:value="19">
            <text:p>19</text:p>
          </table:table-cell>
          <table:table-cell table:formula="oooc:=TRIM(LEFT([.D276];[.E276]-1))" office:value-type="string" office:string-value="אלגברה לינארית II">
            <text:p>אלגברה לינארית II</text:p>
          </table:table-cell>
          <table:table-cell table:formula="oooc:=LEFT(RIGHT([.D276];6);5)" office:value-type="string" office:string-value="20229">
            <text:p>20229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6];&quot;'&quot;;&quot;''&quot;)" office:value-type="string" office:string-value="אלגברה לינארית II">
            <text:p>אלגברה לינארית II</text:p>
          </table:table-cell>
          <table:table-cell table:formula="oooc:=&quot;INSERT INTO Modules (Id, Name, DepartmentId,Points,ModuleTypeId) VALUES (&quot;&amp;[.G276]&amp;&quot;,N'&quot;&amp;[.K276]&amp;&quot;','&quot;&amp;[.J276]&amp;&quot;', 6, '&quot; &amp; [.M276] &amp; &quot;')&quot;" office:value-type="string" office:string-value="INSERT INTO Modules (Id, Name, DepartmentId,Points,ModuleTypeId) VALUES (20229,N'אלגברה לינארית II','C2613D27-3520-43FC-B118-5734704359B8', 6, 'A8ED06D7-DFC5-4E57-86BD-CA4EE3E0F370')">
            <text:p>INSERT INTO Modules (Id, Name, DepartmentId,Points,ModuleTypeId) VALUES (20229,N'אלגברה לינארית II','C2613D27-3520-43FC-B118-5734704359B8', 6, 'A8ED06D7-DFC5-4E57-86BD-CA4EE3E0F370')</text:p>
          </table:table-cell>
          <table:table-cell table:formula="oooc:=IF([.I276]=[.$O$5];[.$P$6];IF(ISERR(FIND([.$O$6];[.K276])) = 0;[.$P$5];IF(ISERR(FIND([.$O$7];[.K27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מידה (20324) [Note 15] <text:s/>[Note 41] <text:s/>[Note 65] <text:s/></text:p>
          </table:table-cell>
          <table:table-cell table:formula="oooc:=FIND(&quot;[Note&quot;;[.A277])" office:value-type="float" office:value="20">
            <text:p>20</text:p>
          </table:table-cell>
          <table:table-cell table:formula="oooc:=IF(ISERR([.B277]);LEN([.A277]);[.B277]-1)" office:value-type="float" office:value="19">
            <text:p>19</text:p>
          </table:table-cell>
          <table:table-cell table:formula="oooc:=TRIM(LEFT([.A277];[.C277]))" office:value-type="string" office:string-value="תורת המידה (20324)">
            <text:p>תורת המידה (20324)</text:p>
          </table:table-cell>
          <table:table-cell table:formula="oooc:=FIND(&quot;(&quot;;[.D277])" office:value-type="float" office:value="12">
            <text:p>12</text:p>
          </table:table-cell>
          <table:table-cell table:formula="oooc:=TRIM(LEFT([.D277];[.E277]-1))" office:value-type="string" office:string-value="תורת המידה">
            <text:p>תורת המידה</text:p>
          </table:table-cell>
          <table:table-cell table:formula="oooc:=LEFT(RIGHT([.D277];6);5)" office:value-type="string" office:string-value="20324">
            <text:p>2032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7];&quot;'&quot;;&quot;''&quot;)" office:value-type="string" office:string-value="תורת המידה">
            <text:p>תורת המידה</text:p>
          </table:table-cell>
          <table:table-cell table:formula="oooc:=&quot;INSERT INTO Modules (Id, Name, DepartmentId,Points,ModuleTypeId) VALUES (&quot;&amp;[.G277]&amp;&quot;,N'&quot;&amp;[.K277]&amp;&quot;','&quot;&amp;[.J277]&amp;&quot;', 6, '&quot; &amp; [.M277] &amp; &quot;')&quot;" office:value-type="string" office:string-value="INSERT INTO Modules (Id, Name, DepartmentId,Points,ModuleTypeId) VALUES (20324,N'תורת המידה','C2613D27-3520-43FC-B118-5734704359B8', 6, 'A8ED06D7-DFC5-4E57-86BD-CA4EE3E0F370')">
            <text:p>INSERT INTO Modules (Id, Name, DepartmentId,Points,ModuleTypeId) VALUES (20324,N'תורת המידה','C2613D27-3520-43FC-B118-5734704359B8', 6, 'A8ED06D7-DFC5-4E57-86BD-CA4EE3E0F370')</text:p>
          </table:table-cell>
          <table:table-cell table:formula="oooc:=IF([.I277]=[.$O$5];[.$P$6];IF(ISERR(FIND([.$O$6];[.K277])) = 0;[.$P$5];IF(ISERR(FIND([.$O$7];[.K27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נושא מיוחד במדעי המחשב (20375) [Note 19] <text:s/></text:p>
          </table:table-cell>
          <table:table-cell table:formula="oooc:=FIND(&quot;[Note&quot;;[.A278])" office:value-type="float" office:value="39">
            <text:p>39</text:p>
          </table:table-cell>
          <table:table-cell table:formula="oooc:=IF(ISERR([.B278]);LEN([.A278]);[.B278]-1)" office:value-type="float" office:value="38">
            <text:p>38</text:p>
          </table:table-cell>
          <table:table-cell table:formula="oooc:=TRIM(LEFT([.A278];[.C278]))" office:value-type="string" office:string-value="סמינר בנושא מיוחד במדעי המחשב (20375)">
            <text:p>סמינר בנושא מיוחד במדעי המחשב (20375)</text:p>
          </table:table-cell>
          <table:table-cell table:formula="oooc:=FIND(&quot;(&quot;;[.D278])" office:value-type="float" office:value="31">
            <text:p>31</text:p>
          </table:table-cell>
          <table:table-cell table:formula="oooc:=TRIM(LEFT([.D278];[.E278]-1))" office:value-type="string" office:string-value="סמינר בנושא מיוחד במדעי המחשב">
            <text:p>סמינר בנושא מיוחד במדעי המחשב</text:p>
          </table:table-cell>
          <table:table-cell table:formula="oooc:=LEFT(RIGHT([.D278];6);5)" office:value-type="string" office:string-value="20375">
            <text:p>20375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78];&quot;'&quot;;&quot;''&quot;)" office:value-type="string" office:string-value="סמינר בנושא מיוחד במדעי המחשב">
            <text:p>סמינר בנושא מיוחד במדעי המחשב</text:p>
          </table:table-cell>
          <table:table-cell table:formula="oooc:=&quot;INSERT INTO Modules (Id, Name, DepartmentId,Points,ModuleTypeId) VALUES (&quot;&amp;[.G278]&amp;&quot;,N'&quot;&amp;[.K278]&amp;&quot;','&quot;&amp;[.J278]&amp;&quot;', 6, '&quot; &amp; [.M278] &amp; &quot;')&quot;" office:value-type="string" office:string-value="INSERT INTO Modules (Id, Name, DepartmentId,Points,ModuleTypeId) VALUES (20375,N'סמינר בנושא מיוחד במדעי המחשב','C2613D27-3520-43FC-B118-5734704359B8', 6, '1B16BD54-6D52-4136-9447-5E977484531D')">
            <text:p>INSERT INTO Modules (Id, Name, DepartmentId,Points,ModuleTypeId) VALUES (20375,N'סמינר בנושא מיוחד במדעי המחשב','C2613D27-3520-43FC-B118-5734704359B8', 6, '1B16BD54-6D52-4136-9447-5E977484531D')</text:p>
          </table:table-cell>
          <table:table-cell table:formula="oooc:=IF([.I278]=[.$O$5];[.$P$6];IF(ISERR(FIND([.$O$6];[.K278])) = 0;[.$P$5];IF(ISERR(FIND([.$O$7];[.K278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נושאים נבחרים באלגוריתמים (22910) [Note 60] <text:s/></text:p>
          </table:table-cell>
          <table:table-cell table:formula="oooc:=FIND(&quot;[Note&quot;;[.A279])" office:value-type="float" office:value="35">
            <text:p>35</text:p>
          </table:table-cell>
          <table:table-cell table:formula="oooc:=IF(ISERR([.B279]);LEN([.A279]);[.B279]-1)" office:value-type="float" office:value="34">
            <text:p>34</text:p>
          </table:table-cell>
          <table:table-cell table:formula="oooc:=TRIM(LEFT([.A279];[.C279]))" office:value-type="string" office:string-value="נושאים נבחרים באלגוריתמים (22910)">
            <text:p>נושאים נבחרים באלגוריתמים (22910)</text:p>
          </table:table-cell>
          <table:table-cell table:formula="oooc:=FIND(&quot;(&quot;;[.D279])" office:value-type="float" office:value="27">
            <text:p>27</text:p>
          </table:table-cell>
          <table:table-cell table:formula="oooc:=TRIM(LEFT([.D279];[.E279]-1))" office:value-type="string" office:string-value="נושאים נבחרים באלגוריתמים">
            <text:p>נושאים נבחרים באלגוריתמים</text:p>
          </table:table-cell>
          <table:table-cell table:formula="oooc:=LEFT(RIGHT([.D279];6);5)" office:value-type="string" office:string-value="22910">
            <text:p>22910</text:p>
          </table:table-cell>
          <table:table-cell table:style-name="Default" office:value-type="string">
            <text:p>מחשב</text:p>
          </table:table-cell>
          <table:table-cell table:formula="oooc:=IF(ISERR(FIND(&quot;[Note 60]&quot;;[.A279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79];&quot;'&quot;;&quot;''&quot;)" office:value-type="string" office:string-value="נושאים נבחרים באלגוריתמים">
            <text:p>נושאים נבחרים באלגוריתמים</text:p>
          </table:table-cell>
          <table:table-cell table:formula="oooc:=&quot;INSERT INTO Modules (Id, Name, DepartmentId,Points,ModuleTypeId) VALUES (&quot;&amp;[.G279]&amp;&quot;,N'&quot;&amp;[.K279]&amp;&quot;','&quot;&amp;[.J279]&amp;&quot;', 6, '&quot; &amp; [.M279] &amp; &quot;')&quot;" office:value-type="string" office:string-value="INSERT INTO Modules (Id, Name, DepartmentId,Points,ModuleTypeId) VALUES (22910,N'נושאים נבחרים באלגוריתמים','C2613D27-3520-43FC-B118-5734704359B8', 6, '4806402C-68C1-494A-AF4B-BB29C9719C00')">
            <text:p>INSERT INTO Modules (Id, Name, DepartmentId,Points,ModuleTypeId) VALUES (22910,N'נושאים נבחרים באלגוריתמים','C2613D27-3520-43FC-B118-5734704359B8', 6, '4806402C-68C1-494A-AF4B-BB29C9719C00')</text:p>
          </table:table-cell>
          <table:table-cell table:formula="oooc:=IF([.I279]=[.$O$5];[.$P$6];IF(ISERR(FIND([.$O$6];[.K279])) = 0;[.$P$5];IF(ISERR(FIND([.$O$7];[.K279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אלגברה לינארית לתלמידי מדעי הטבע (20430) [Note 24] <text:s/>[Note 37] <text:s/></text:p>
          </table:table-cell>
          <table:table-cell table:formula="oooc:=FIND(&quot;[Note&quot;;[.A280])" office:value-type="float" office:value="42">
            <text:p>42</text:p>
          </table:table-cell>
          <table:table-cell table:formula="oooc:=IF(ISERR([.B280]);LEN([.A280]);[.B280]-1)" office:value-type="float" office:value="41">
            <text:p>41</text:p>
          </table:table-cell>
          <table:table-cell table:formula="oooc:=TRIM(LEFT([.A280];[.C280]))" office:value-type="string" office:string-value="אלגברה לינארית לתלמידי מדעי הטבע (20430)">
            <text:p>אלגברה לינארית לתלמידי מדעי הטבע (20430)</text:p>
          </table:table-cell>
          <table:table-cell table:formula="oooc:=FIND(&quot;(&quot;;[.D280])" office:value-type="float" office:value="34">
            <text:p>34</text:p>
          </table:table-cell>
          <table:table-cell table:formula="oooc:=TRIM(LEFT([.D280];[.E280]-1))" office:value-type="string" office:string-value="אלגברה לינארית לתלמידי מדעי הטבע">
            <text:p>אלגברה לינארית לתלמידי מדעי הטבע</text:p>
          </table:table-cell>
          <table:table-cell table:formula="oooc:=LEFT(RIGHT([.D280];6);5)" office:value-type="string" office:string-value="20430">
            <text:p>20430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0];&quot;'&quot;;&quot;''&quot;)" office:value-type="string" office:string-value="אלגברה לינארית לתלמידי מדעי הטבע">
            <text:p>אלגברה לינארית לתלמידי מדעי הטבע</text:p>
          </table:table-cell>
          <table:table-cell table:formula="oooc:=&quot;INSERT INTO Modules (Id, Name, DepartmentId,Points,ModuleTypeId) VALUES (&quot;&amp;[.G280]&amp;&quot;,N'&quot;&amp;[.K280]&amp;&quot;','&quot;&amp;[.J280]&amp;&quot;', 6, '&quot; &amp; [.M280] &amp; &quot;')&quot;" office:value-type="string" office:string-value="INSERT INTO Modules (Id, Name, DepartmentId,Points,ModuleTypeId) VALUES (20430,N'אלגברה לינארית לתלמידי מדעי הטבע','C2613D27-3520-43FC-B118-5734704359B8', 6, 'A8ED06D7-DFC5-4E57-86BD-CA4EE3E0F370')">
            <text:p>INSERT INTO Modules (Id, Name, DepartmentId,Points,ModuleTypeId) VALUES (20430,N'אלגברה לינארית לתלמידי מדעי הטבע','C2613D27-3520-43FC-B118-5734704359B8', 6, 'A8ED06D7-DFC5-4E57-86BD-CA4EE3E0F370')</text:p>
          </table:table-cell>
          <table:table-cell table:formula="oooc:=IF([.I280]=[.$O$5];[.$P$6];IF(ISERR(FIND([.$O$6];[.K280])) = 0;[.$P$5];IF(ISERR(FIND([.$O$7];[.K28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שוואות דיפרנציאליות רגילות I (20280) [Note 24] <text:s/>[Note 54] <text:s/></text:p>
          </table:table-cell>
          <table:table-cell table:formula="oooc:=FIND(&quot;[Note&quot;;[.A281])" office:value-type="float" office:value="39">
            <text:p>39</text:p>
          </table:table-cell>
          <table:table-cell table:formula="oooc:=IF(ISERR([.B281]);LEN([.A281]);[.B281]-1)" office:value-type="float" office:value="38">
            <text:p>38</text:p>
          </table:table-cell>
          <table:table-cell table:formula="oooc:=TRIM(LEFT([.A281];[.C281]))" office:value-type="string" office:string-value="משוואות דיפרנציאליות רגילות I (20280)">
            <text:p>משוואות דיפרנציאליות רגילות I (20280)</text:p>
          </table:table-cell>
          <table:table-cell table:formula="oooc:=FIND(&quot;(&quot;;[.D281])" office:value-type="float" office:value="31">
            <text:p>31</text:p>
          </table:table-cell>
          <table:table-cell table:formula="oooc:=TRIM(LEFT([.D281];[.E281]-1))" office:value-type="string" office:string-value="משוואות דיפרנציאליות רגילות I">
            <text:p>משוואות דיפרנציאליות רגילות I</text:p>
          </table:table-cell>
          <table:table-cell table:formula="oooc:=LEFT(RIGHT([.D281];6);5)" office:value-type="string" office:string-value="20280">
            <text:p>2028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1];&quot;'&quot;;&quot;''&quot;)" office:value-type="string" office:string-value="משוואות דיפרנציאליות רגילות I">
            <text:p>משוואות דיפרנציאליות רגילות I</text:p>
          </table:table-cell>
          <table:table-cell table:formula="oooc:=&quot;INSERT INTO Modules (Id, Name, DepartmentId,Points,ModuleTypeId) VALUES (&quot;&amp;[.G281]&amp;&quot;,N'&quot;&amp;[.K281]&amp;&quot;','&quot;&amp;[.J281]&amp;&quot;', 6, '&quot; &amp; [.M281] &amp; &quot;')&quot;" office:value-type="string" office:string-value="INSERT INTO Modules (Id, Name, DepartmentId,Points,ModuleTypeId) VALUES (20280,N'משוואות דיפרנציאליות רגילות I','C2613D27-3520-43FC-B118-5734704359B8', 6, 'A8ED06D7-DFC5-4E57-86BD-CA4EE3E0F370')">
            <text:p>INSERT INTO Modules (Id, Name, DepartmentId,Points,ModuleTypeId) VALUES (20280,N'משוואות דיפרנציאליות רגילות I','C2613D27-3520-43FC-B118-5734704359B8', 6, 'A8ED06D7-DFC5-4E57-86BD-CA4EE3E0F370')</text:p>
          </table:table-cell>
          <table:table-cell table:formula="oooc:=IF([.I281]=[.$O$5];[.$P$6];IF(ISERR(FIND([.$O$6];[.K281])) = 0;[.$P$5];IF(ISERR(FIND([.$O$7];[.K28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דעי המחשב ושפת Java ב (20454) [Note 24] <text:s/></text:p>
          </table:table-cell>
          <table:table-cell table:formula="oooc:=FIND(&quot;[Note&quot;;[.A282])" office:value-type="float" office:value="38">
            <text:p>38</text:p>
          </table:table-cell>
          <table:table-cell table:formula="oooc:=IF(ISERR([.B282]);LEN([.A282]);[.B282]-1)" office:value-type="float" office:value="37">
            <text:p>37</text:p>
          </table:table-cell>
          <table:table-cell table:formula="oooc:=TRIM(LEFT([.A282];[.C282]))" office:value-type="string" office:string-value="מבוא למדעי המחשב ושפת Java ב (20454)">
            <text:p>מבוא למדעי המחשב ושפת Java ב (20454)</text:p>
          </table:table-cell>
          <table:table-cell table:formula="oooc:=FIND(&quot;(&quot;;[.D282])" office:value-type="float" office:value="30">
            <text:p>30</text:p>
          </table:table-cell>
          <table:table-cell table:formula="oooc:=TRIM(LEFT([.D282];[.E282]-1))" office:value-type="string" office:string-value="מבוא למדעי המחשב ושפת Java ב">
            <text:p>מבוא למדעי המחשב ושפת Java ב</text:p>
          </table:table-cell>
          <table:table-cell table:formula="oooc:=LEFT(RIGHT([.D282];6);5)" office:value-type="string" office:string-value="20454">
            <text:p>2045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2];&quot;'&quot;;&quot;''&quot;)" office:value-type="string" office:string-value="מבוא למדעי המחשב ושפת Java ב">
            <text:p>מבוא למדעי המחשב ושפת Java ב</text:p>
          </table:table-cell>
          <table:table-cell table:formula="oooc:=&quot;INSERT INTO Modules (Id, Name, DepartmentId,Points,ModuleTypeId) VALUES (&quot;&amp;[.G282]&amp;&quot;,N'&quot;&amp;[.K282]&amp;&quot;','&quot;&amp;[.J282]&amp;&quot;', 6, '&quot; &amp; [.M282] &amp; &quot;')&quot;" office:value-type="string" office:string-value="INSERT INTO Modules (Id, Name, DepartmentId,Points,ModuleTypeId) VALUES (20454,N'מבוא למדעי המחשב ושפת Java ב','C2613D27-3520-43FC-B118-5734704359B8', 6, 'A8ED06D7-DFC5-4E57-86BD-CA4EE3E0F370')">
            <text:p>INSERT INTO Modules (Id, Name, DepartmentId,Points,ModuleTypeId) VALUES (20454,N'מבוא למדעי המחשב ושפת Java ב','C2613D27-3520-43FC-B118-5734704359B8', 6, 'A8ED06D7-DFC5-4E57-86BD-CA4EE3E0F370')</text:p>
          </table:table-cell>
          <table:table-cell table:formula="oooc:=IF([.I282]=[.$O$5];[.$P$6];IF(ISERR(FIND([.$O$6];[.K282])) = 0;[.$P$5];IF(ISERR(FIND([.$O$7];[.K28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משוואות דיפרנציאליות רגילות (20379) [Note 19] <text:s/></text:p>
          </table:table-cell>
          <table:table-cell table:formula="oooc:=FIND(&quot;[Note&quot;;[.A283])" office:value-type="float" office:value="44">
            <text:p>44</text:p>
          </table:table-cell>
          <table:table-cell table:formula="oooc:=IF(ISERR([.B283]);LEN([.A283]);[.B283]-1)" office:value-type="float" office:value="43">
            <text:p>43</text:p>
          </table:table-cell>
          <table:table-cell table:formula="oooc:=TRIM(LEFT([.A283];[.C283]))" office:value-type="string" office:string-value="סמינר במשוואות דיפרנציאליות רגילות (20379)">
            <text:p>סמינר במשוואות דיפרנציאליות רגילות (20379)</text:p>
          </table:table-cell>
          <table:table-cell table:formula="oooc:=FIND(&quot;(&quot;;[.D283])" office:value-type="float" office:value="36">
            <text:p>36</text:p>
          </table:table-cell>
          <table:table-cell table:formula="oooc:=TRIM(LEFT([.D283];[.E283]-1))" office:value-type="string" office:string-value="סמינר במשוואות דיפרנציאליות רגילות">
            <text:p>סמינר במשוואות דיפרנציאליות רגילות</text:p>
          </table:table-cell>
          <table:table-cell table:formula="oooc:=LEFT(RIGHT([.D283];6);5)" office:value-type="string" office:string-value="20379">
            <text:p>20379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3];&quot;'&quot;;&quot;''&quot;)" office:value-type="string" office:string-value="סמינר במשוואות דיפרנציאליות רגילות">
            <text:p>סמינר במשוואות דיפרנציאליות רגילות</text:p>
          </table:table-cell>
          <table:table-cell table:formula="oooc:=&quot;INSERT INTO Modules (Id, Name, DepartmentId,Points,ModuleTypeId) VALUES (&quot;&amp;[.G283]&amp;&quot;,N'&quot;&amp;[.K283]&amp;&quot;','&quot;&amp;[.J283]&amp;&quot;', 6, '&quot; &amp; [.M283] &amp; &quot;')&quot;" office:value-type="string" office:string-value="INSERT INTO Modules (Id, Name, DepartmentId,Points,ModuleTypeId) VALUES (20379,N'סמינר במשוואות דיפרנציאליות רגילות','C2613D27-3520-43FC-B118-5734704359B8', 6, '1B16BD54-6D52-4136-9447-5E977484531D')">
            <text:p>INSERT INTO Modules (Id, Name, DepartmentId,Points,ModuleTypeId) VALUES (20379,N'סמינר במשוואות דיפרנציאליות רגילות','C2613D27-3520-43FC-B118-5734704359B8', 6, '1B16BD54-6D52-4136-9447-5E977484531D')</text:p>
          </table:table-cell>
          <table:table-cell table:formula="oooc:=IF([.I283]=[.$O$5];[.$P$6];IF(ISERR(FIND([.$O$6];[.K283])) = 0;[.$P$5];IF(ISERR(FIND([.$O$7];[.K283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קומפילציה (20364) [Note 50] <text:s/></text:p>
          </table:table-cell>
          <table:table-cell table:formula="oooc:=FIND(&quot;[Note&quot;;[.A284])" office:value-type="float" office:value="19">
            <text:p>19</text:p>
          </table:table-cell>
          <table:table-cell table:formula="oooc:=IF(ISERR([.B284]);LEN([.A284]);[.B284]-1)" office:value-type="float" office:value="18">
            <text:p>18</text:p>
          </table:table-cell>
          <table:table-cell table:formula="oooc:=TRIM(LEFT([.A284];[.C284]))" office:value-type="string" office:string-value="קומפילציה (20364)">
            <text:p>קומפילציה (20364)</text:p>
          </table:table-cell>
          <table:table-cell table:formula="oooc:=FIND(&quot;(&quot;;[.D284])" office:value-type="float" office:value="11">
            <text:p>11</text:p>
          </table:table-cell>
          <table:table-cell table:formula="oooc:=TRIM(LEFT([.D284];[.E284]-1))" office:value-type="string" office:string-value="קומפילציה">
            <text:p>קומפילציה</text:p>
          </table:table-cell>
          <table:table-cell table:formula="oooc:=LEFT(RIGHT([.D284];6);5)" office:value-type="string" office:string-value="20364">
            <text:p>2036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4];&quot;'&quot;;&quot;''&quot;)" office:value-type="string" office:string-value="קומפילציה">
            <text:p>קומפילציה</text:p>
          </table:table-cell>
          <table:table-cell table:formula="oooc:=&quot;INSERT INTO Modules (Id, Name, DepartmentId,Points,ModuleTypeId) VALUES (&quot;&amp;[.G284]&amp;&quot;,N'&quot;&amp;[.K284]&amp;&quot;','&quot;&amp;[.J284]&amp;&quot;', 6, '&quot; &amp; [.M284] &amp; &quot;')&quot;" office:value-type="string" office:string-value="INSERT INTO Modules (Id, Name, DepartmentId,Points,ModuleTypeId) VALUES (20364,N'קומפילציה','C2613D27-3520-43FC-B118-5734704359B8', 6, 'A8ED06D7-DFC5-4E57-86BD-CA4EE3E0F370')">
            <text:p>INSERT INTO Modules (Id, Name, DepartmentId,Points,ModuleTypeId) VALUES (20364,N'קומפילציה','C2613D27-3520-43FC-B118-5734704359B8', 6, 'A8ED06D7-DFC5-4E57-86BD-CA4EE3E0F370')</text:p>
          </table:table-cell>
          <table:table-cell table:formula="oooc:=IF([.I284]=[.$O$5];[.$P$6];IF(ISERR(FIND([.$O$6];[.K284])) = 0;[.$P$5];IF(ISERR(FIND([.$O$7];[.K28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תקשורת/אלגוריתמים מבוזרים (20388) [Note 19] <text:s/></text:p>
          </table:table-cell>
          <table:table-cell table:formula="oooc:=FIND(&quot;[Note&quot;;[.A285])" office:value-type="float" office:value="42">
            <text:p>42</text:p>
          </table:table-cell>
          <table:table-cell table:formula="oooc:=IF(ISERR([.B285]);LEN([.A285]);[.B285]-1)" office:value-type="float" office:value="41">
            <text:p>41</text:p>
          </table:table-cell>
          <table:table-cell table:formula="oooc:=TRIM(LEFT([.A285];[.C285]))" office:value-type="string" office:string-value="סמינר בתקשורת/אלגוריתמים מבוזרים (20388)">
            <text:p>סמינר בתקשורת/אלגוריתמים מבוזרים (20388)</text:p>
          </table:table-cell>
          <table:table-cell table:formula="oooc:=FIND(&quot;(&quot;;[.D285])" office:value-type="float" office:value="34">
            <text:p>34</text:p>
          </table:table-cell>
          <table:table-cell table:formula="oooc:=TRIM(LEFT([.D285];[.E285]-1))" office:value-type="string" office:string-value="סמינר בתקשורת/אלגוריתמים מבוזרים">
            <text:p>סמינר בתקשורת/אלגוריתמים מבוזרים</text:p>
          </table:table-cell>
          <table:table-cell table:formula="oooc:=LEFT(RIGHT([.D285];6);5)" office:value-type="string" office:string-value="20388">
            <text:p>20388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5];&quot;'&quot;;&quot;''&quot;)" office:value-type="string" office:string-value="סמינר בתקשורת/אלגוריתמים מבוזרים">
            <text:p>סמינר בתקשורת/אלגוריתמים מבוזרים</text:p>
          </table:table-cell>
          <table:table-cell table:formula="oooc:=&quot;INSERT INTO Modules (Id, Name, DepartmentId,Points,ModuleTypeId) VALUES (&quot;&amp;[.G285]&amp;&quot;,N'&quot;&amp;[.K285]&amp;&quot;','&quot;&amp;[.J285]&amp;&quot;', 6, '&quot; &amp; [.M285] &amp; &quot;')&quot;" office:value-type="string" office:string-value="INSERT INTO Modules (Id, Name, DepartmentId,Points,ModuleTypeId) VALUES (20388,N'סמינר בתקשורת/אלגוריתמים מבוזרים','C2613D27-3520-43FC-B118-5734704359B8', 6, '1B16BD54-6D52-4136-9447-5E977484531D')">
            <text:p>INSERT INTO Modules (Id, Name, DepartmentId,Points,ModuleTypeId) VALUES (20388,N'סמינר בתקשורת/אלגוריתמים מבוזרים','C2613D27-3520-43FC-B118-5734704359B8', 6, '1B16BD54-6D52-4136-9447-5E977484531D')</text:p>
          </table:table-cell>
          <table:table-cell table:formula="oooc:=IF([.I285]=[.$O$5];[.$P$6];IF(ISERR(FIND([.$O$6];[.K285])) = 0;[.$P$5];IF(ISERR(FIND([.$O$7];[.K28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נדסת תוכנה: הפשטה ועיצוב מונחה עצמים (20442) [Note 24] <text:s/>[Note 50] <text:s/></text:p>
          </table:table-cell>
          <table:table-cell table:formula="oooc:=FIND(&quot;[Note&quot;;[.A286])" office:value-type="float" office:value="47">
            <text:p>47</text:p>
          </table:table-cell>
          <table:table-cell table:formula="oooc:=IF(ISERR([.B286]);LEN([.A286]);[.B286]-1)" office:value-type="float" office:value="46">
            <text:p>46</text:p>
          </table:table-cell>
          <table:table-cell table:formula="oooc:=TRIM(LEFT([.A286];[.C286]))" office:value-type="string" office:string-value="הנדסת תוכנה: הפשטה ועיצוב מונחה עצמים (20442)">
            <text:p>הנדסת תוכנה: הפשטה ועיצוב מונחה עצמים (20442)</text:p>
          </table:table-cell>
          <table:table-cell table:formula="oooc:=FIND(&quot;(&quot;;[.D286])" office:value-type="float" office:value="39">
            <text:p>39</text:p>
          </table:table-cell>
          <table:table-cell table:formula="oooc:=TRIM(LEFT([.D286];[.E286]-1))" office:value-type="string" office:string-value="הנדסת תוכנה: הפשטה ועיצוב מונחה עצמים">
            <text:p>הנדסת תוכנה: הפשטה ועיצוב מונחה עצמים</text:p>
          </table:table-cell>
          <table:table-cell table:formula="oooc:=LEFT(RIGHT([.D286];6);5)" office:value-type="string" office:string-value="20442">
            <text:p>2044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6];&quot;'&quot;;&quot;''&quot;)" office:value-type="string" office:string-value="הנדסת תוכנה: הפשטה ועיצוב מונחה עצמים">
            <text:p>הנדסת תוכנה: הפשטה ועיצוב מונחה עצמים</text:p>
          </table:table-cell>
          <table:table-cell table:formula="oooc:=&quot;INSERT INTO Modules (Id, Name, DepartmentId,Points,ModuleTypeId) VALUES (&quot;&amp;[.G286]&amp;&quot;,N'&quot;&amp;[.K286]&amp;&quot;','&quot;&amp;[.J286]&amp;&quot;', 6, '&quot; &amp; [.M286] &amp; &quot;')&quot;" office:value-type="string" office:string-value="INSERT INTO Modules (Id, Name, DepartmentId,Points,ModuleTypeId) VALUES (20442,N'הנדסת תוכנה: הפשטה ועיצוב מונחה עצמים','C2613D27-3520-43FC-B118-5734704359B8', 6, 'A8ED06D7-DFC5-4E57-86BD-CA4EE3E0F370')">
            <text:p>INSERT INTO Modules (Id, Name, DepartmentId,Points,ModuleTypeId) VALUES (20442,N'הנדסת תוכנה: הפשטה ועיצוב מונחה עצמים','C2613D27-3520-43FC-B118-5734704359B8', 6, 'A8ED06D7-DFC5-4E57-86BD-CA4EE3E0F370')</text:p>
          </table:table-cell>
          <table:table-cell table:formula="oooc:=IF([.I286]=[.$O$5];[.$P$6];IF(ISERR(FIND([.$O$6];[.K286])) = 0;[.$P$5];IF(ISERR(FIND([.$O$7];[.K28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ושאים מתקדמים במערכות בסיסי נתונים (22925) [Note 60] <text:s/></text:p>
          </table:table-cell>
          <table:table-cell table:formula="oooc:=FIND(&quot;[Note&quot;;[.A287])" office:value-type="float" office:value="45">
            <text:p>45</text:p>
          </table:table-cell>
          <table:table-cell table:formula="oooc:=IF(ISERR([.B287]);LEN([.A287]);[.B287]-1)" office:value-type="float" office:value="44">
            <text:p>44</text:p>
          </table:table-cell>
          <table:table-cell table:formula="oooc:=TRIM(LEFT([.A287];[.C287]))" office:value-type="string" office:string-value="נושאים מתקדמים במערכות בסיסי נתונים (22925)">
            <text:p>נושאים מתקדמים במערכות בסיסי נתונים (22925)</text:p>
          </table:table-cell>
          <table:table-cell table:formula="oooc:=FIND(&quot;(&quot;;[.D287])" office:value-type="float" office:value="37">
            <text:p>37</text:p>
          </table:table-cell>
          <table:table-cell table:formula="oooc:=TRIM(LEFT([.D287];[.E287]-1))" office:value-type="string" office:string-value="נושאים מתקדמים במערכות בסיסי נתונים">
            <text:p>נושאים מתקדמים במערכות בסיסי נתונים</text:p>
          </table:table-cell>
          <table:table-cell table:formula="oooc:=LEFT(RIGHT([.D287];6);5)" office:value-type="string" office:string-value="22925">
            <text:p>22925</text:p>
          </table:table-cell>
          <table:table-cell table:style-name="Default" office:value-type="string">
            <text:p>מחשב</text:p>
          </table:table-cell>
          <table:table-cell table:formula="oooc:=IF(ISERR(FIND(&quot;[Note 60]&quot;;[.A287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87];&quot;'&quot;;&quot;''&quot;)" office:value-type="string" office:string-value="נושאים מתקדמים במערכות בסיסי נתונים">
            <text:p>נושאים מתקדמים במערכות בסיסי נתונים</text:p>
          </table:table-cell>
          <table:table-cell table:formula="oooc:=&quot;INSERT INTO Modules (Id, Name, DepartmentId,Points,ModuleTypeId) VALUES (&quot;&amp;[.G287]&amp;&quot;,N'&quot;&amp;[.K287]&amp;&quot;','&quot;&amp;[.J287]&amp;&quot;', 6, '&quot; &amp; [.M287] &amp; &quot;')&quot;" office:value-type="string" office:string-value="INSERT INTO Modules (Id, Name, DepartmentId,Points,ModuleTypeId) VALUES (22925,N'נושאים מתקדמים במערכות בסיסי נתונים','C2613D27-3520-43FC-B118-5734704359B8', 6, '4806402C-68C1-494A-AF4B-BB29C9719C00')">
            <text:p>INSERT INTO Modules (Id, Name, DepartmentId,Points,ModuleTypeId) VALUES (22925,N'נושאים מתקדמים במערכות בסיסי נתונים','C2613D27-3520-43FC-B118-5734704359B8', 6, '4806402C-68C1-494A-AF4B-BB29C9719C00')</text:p>
          </table:table-cell>
          <table:table-cell table:formula="oooc:=IF([.I287]=[.$O$5];[.$P$6];IF(ISERR(FIND([.$O$6];[.K287])) = 0;[.$P$5];IF(ISERR(FIND([.$O$7];[.K287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מערכות בסיסי-נתונים (20277)</text:p>
          </table:table-cell>
          <table:table-cell table:formula="oooc:=FIND(&quot;[Note&quot;;[.A288])" office:value-type="float" office:value="0">
            <text:p>#VALUE!</text:p>
          </table:table-cell>
          <table:table-cell table:formula="oooc:=IF(ISERR([.B288]);LEN([.A288]);[.B288]-1)" office:value-type="float" office:value="27">
            <text:p>27</text:p>
          </table:table-cell>
          <table:table-cell table:formula="oooc:=TRIM(LEFT([.A288];[.C288]))" office:value-type="string" office:string-value="מערכות בסיסי-נתונים (20277)">
            <text:p>מערכות בסיסי-נתונים (20277)</text:p>
          </table:table-cell>
          <table:table-cell table:formula="oooc:=FIND(&quot;(&quot;;[.D288])" office:value-type="float" office:value="21">
            <text:p>21</text:p>
          </table:table-cell>
          <table:table-cell table:formula="oooc:=TRIM(LEFT([.D288];[.E288]-1))" office:value-type="string" office:string-value="מערכות בסיסי-נתונים">
            <text:p>מערכות בסיסי-נתונים</text:p>
          </table:table-cell>
          <table:table-cell table:formula="oooc:=LEFT(RIGHT([.D288];6);5)" office:value-type="string" office:string-value="20277">
            <text:p>20277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8];&quot;'&quot;;&quot;''&quot;)" office:value-type="string" office:string-value="מערכות בסיסי-נתונים">
            <text:p>מערכות בסיסי-נתונים</text:p>
          </table:table-cell>
          <table:table-cell table:formula="oooc:=&quot;INSERT INTO Modules (Id, Name, DepartmentId,Points,ModuleTypeId) VALUES (&quot;&amp;[.G288]&amp;&quot;,N'&quot;&amp;[.K288]&amp;&quot;','&quot;&amp;[.J288]&amp;&quot;', 6, '&quot; &amp; [.M288] &amp; &quot;')&quot;" office:value-type="string" office:string-value="INSERT INTO Modules (Id, Name, DepartmentId,Points,ModuleTypeId) VALUES (20277,N'מערכות בסיסי-נתונים','C2613D27-3520-43FC-B118-5734704359B8', 6, 'A8ED06D7-DFC5-4E57-86BD-CA4EE3E0F370')">
            <text:p>INSERT INTO Modules (Id, Name, DepartmentId,Points,ModuleTypeId) VALUES (20277,N'מערכות בסיסי-נתונים','C2613D27-3520-43FC-B118-5734704359B8', 6, 'A8ED06D7-DFC5-4E57-86BD-CA4EE3E0F370')</text:p>
          </table:table-cell>
          <table:table-cell table:formula="oooc:=IF([.I288]=[.$O$5];[.$P$6];IF(ISERR(FIND([.$O$6];[.K288])) = 0;[.$P$5];IF(ISERR(FIND([.$O$7];[.K28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ישומי מחשב למדעי החברה (10159) [Note 10] <text:s/>[Note 17] <text:s/>[Note 50] <text:s/>[Note 53] <text:s/></text:p>
          </table:table-cell>
          <table:table-cell table:formula="oooc:=FIND(&quot;[Note&quot;;[.A289])" office:value-type="float" office:value="33">
            <text:p>33</text:p>
          </table:table-cell>
          <table:table-cell table:formula="oooc:=IF(ISERR([.B289]);LEN([.A289]);[.B289]-1)" office:value-type="float" office:value="32">
            <text:p>32</text:p>
          </table:table-cell>
          <table:table-cell table:formula="oooc:=TRIM(LEFT([.A289];[.C289]))" office:value-type="string" office:string-value="יישומי מחשב למדעי החברה (10159)">
            <text:p>יישומי מחשב למדעי החברה (10159)</text:p>
          </table:table-cell>
          <table:table-cell table:formula="oooc:=FIND(&quot;(&quot;;[.D289])" office:value-type="float" office:value="25">
            <text:p>25</text:p>
          </table:table-cell>
          <table:table-cell table:formula="oooc:=TRIM(LEFT([.D289];[.E289]-1))" office:value-type="string" office:string-value="יישומי מחשב למדעי החברה">
            <text:p>יישומי מחשב למדעי החברה</text:p>
          </table:table-cell>
          <table:table-cell table:formula="oooc:=LEFT(RIGHT([.D289];6);5)" office:value-type="string" office:string-value="10159">
            <text:p>10159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89];&quot;'&quot;;&quot;''&quot;)" office:value-type="string" office:string-value="יישומי מחשב למדעי החברה">
            <text:p>יישומי מחשב למדעי החברה</text:p>
          </table:table-cell>
          <table:table-cell table:formula="oooc:=&quot;INSERT INTO Modules (Id, Name, DepartmentId,Points,ModuleTypeId) VALUES (&quot;&amp;[.G289]&amp;&quot;,N'&quot;&amp;[.K289]&amp;&quot;','&quot;&amp;[.J289]&amp;&quot;', 6, '&quot; &amp; [.M289] &amp; &quot;')&quot;" office:value-type="string" office:string-value="INSERT INTO Modules (Id, Name, DepartmentId,Points,ModuleTypeId) VALUES (10159,N'יישומי מחשב למדעי החברה','C2613D27-3520-43FC-B118-5734704359B8', 6, 'A8ED06D7-DFC5-4E57-86BD-CA4EE3E0F370')">
            <text:p>INSERT INTO Modules (Id, Name, DepartmentId,Points,ModuleTypeId) VALUES (10159,N'יישומי מחשב למדעי החברה','C2613D27-3520-43FC-B118-5734704359B8', 6, 'A8ED06D7-DFC5-4E57-86BD-CA4EE3E0F370')</text:p>
          </table:table-cell>
          <table:table-cell table:formula="oooc:=IF([.I289]=[.$O$5];[.$P$6];IF(ISERR(FIND([.$O$6];[.K289])) = 0;[.$P$5];IF(ISERR(FIND([.$O$7];[.K28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רשתות תקשורת מחשבים (20582) [Note 24] <text:s/></text:p>
          </table:table-cell>
          <table:table-cell table:formula="oooc:=FIND(&quot;[Note&quot;;[.A290])" office:value-type="float" office:value="35">
            <text:p>35</text:p>
          </table:table-cell>
          <table:table-cell table:formula="oooc:=IF(ISERR([.B290]);LEN([.A290]);[.B290]-1)" office:value-type="float" office:value="34">
            <text:p>34</text:p>
          </table:table-cell>
          <table:table-cell table:formula="oooc:=TRIM(LEFT([.A290];[.C290]))" office:value-type="string" office:string-value="מבוא לרשתות תקשורת מחשבים (20582)">
            <text:p>מבוא לרשתות תקשורת מחשבים (20582)</text:p>
          </table:table-cell>
          <table:table-cell table:formula="oooc:=FIND(&quot;(&quot;;[.D290])" office:value-type="float" office:value="27">
            <text:p>27</text:p>
          </table:table-cell>
          <table:table-cell table:formula="oooc:=TRIM(LEFT([.D290];[.E290]-1))" office:value-type="string" office:string-value="מבוא לרשתות תקשורת מחשבים">
            <text:p>מבוא לרשתות תקשורת מחשבים</text:p>
          </table:table-cell>
          <table:table-cell table:formula="oooc:=LEFT(RIGHT([.D290];6);5)" office:value-type="string" office:string-value="20582">
            <text:p>2058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0];&quot;'&quot;;&quot;''&quot;)" office:value-type="string" office:string-value="מבוא לרשתות תקשורת מחשבים">
            <text:p>מבוא לרשתות תקשורת מחשבים</text:p>
          </table:table-cell>
          <table:table-cell table:formula="oooc:=&quot;INSERT INTO Modules (Id, Name, DepartmentId,Points,ModuleTypeId) VALUES (&quot;&amp;[.G290]&amp;&quot;,N'&quot;&amp;[.K290]&amp;&quot;','&quot;&amp;[.J290]&amp;&quot;', 6, '&quot; &amp; [.M290] &amp; &quot;')&quot;" office:value-type="string" office:string-value="INSERT INTO Modules (Id, Name, DepartmentId,Points,ModuleTypeId) VALUES (20582,N'מבוא לרשתות תקשורת מחשבים','C2613D27-3520-43FC-B118-5734704359B8', 6, 'A8ED06D7-DFC5-4E57-86BD-CA4EE3E0F370')">
            <text:p>INSERT INTO Modules (Id, Name, DepartmentId,Points,ModuleTypeId) VALUES (20582,N'מבוא לרשתות תקשורת מחשבים','C2613D27-3520-43FC-B118-5734704359B8', 6, 'A8ED06D7-DFC5-4E57-86BD-CA4EE3E0F370')</text:p>
          </table:table-cell>
          <table:table-cell table:formula="oooc:=IF([.I290]=[.$O$5];[.$P$6];IF(ISERR(FIND([.$O$6];[.K290])) = 0;[.$P$5];IF(ISERR(FIND([.$O$7];[.K29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ימוש מערכות בסיסי נתונים (20574)</text:p>
          </table:table-cell>
          <table:table-cell table:formula="oooc:=FIND(&quot;[Note&quot;;[.A291])" office:value-type="float" office:value="0">
            <text:p>#VALUE!</text:p>
          </table:table-cell>
          <table:table-cell table:formula="oooc:=IF(ISERR([.B291]);LEN([.A291]);[.B291]-1)" office:value-type="float" office:value="33">
            <text:p>33</text:p>
          </table:table-cell>
          <table:table-cell table:formula="oooc:=TRIM(LEFT([.A291];[.C291]))" office:value-type="string" office:string-value="מימוש מערכות בסיסי נתונים (20574)">
            <text:p>מימוש מערכות בסיסי נתונים (20574)</text:p>
          </table:table-cell>
          <table:table-cell table:formula="oooc:=FIND(&quot;(&quot;;[.D291])" office:value-type="float" office:value="27">
            <text:p>27</text:p>
          </table:table-cell>
          <table:table-cell table:formula="oooc:=TRIM(LEFT([.D291];[.E291]-1))" office:value-type="string" office:string-value="מימוש מערכות בסיסי נתונים">
            <text:p>מימוש מערכות בסיסי נתונים</text:p>
          </table:table-cell>
          <table:table-cell table:formula="oooc:=LEFT(RIGHT([.D291];6);5)" office:value-type="string" office:string-value="20574">
            <text:p>2057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1];&quot;'&quot;;&quot;''&quot;)" office:value-type="string" office:string-value="מימוש מערכות בסיסי נתונים">
            <text:p>מימוש מערכות בסיסי נתונים</text:p>
          </table:table-cell>
          <table:table-cell table:formula="oooc:=&quot;INSERT INTO Modules (Id, Name, DepartmentId,Points,ModuleTypeId) VALUES (&quot;&amp;[.G291]&amp;&quot;,N'&quot;&amp;[.K291]&amp;&quot;','&quot;&amp;[.J291]&amp;&quot;', 6, '&quot; &amp; [.M291] &amp; &quot;')&quot;" office:value-type="string" office:string-value="INSERT INTO Modules (Id, Name, DepartmentId,Points,ModuleTypeId) VALUES (20574,N'מימוש מערכות בסיסי נתונים','C2613D27-3520-43FC-B118-5734704359B8', 6, 'A8ED06D7-DFC5-4E57-86BD-CA4EE3E0F370')">
            <text:p>INSERT INTO Modules (Id, Name, DepartmentId,Points,ModuleTypeId) VALUES (20574,N'מימוש מערכות בסיסי נתונים','C2613D27-3520-43FC-B118-5734704359B8', 6, 'A8ED06D7-DFC5-4E57-86BD-CA4EE3E0F370')</text:p>
          </table:table-cell>
          <table:table-cell table:formula="oooc:=IF([.I291]=[.$O$5];[.$P$6];IF(ISERR(FIND([.$O$6];[.K291])) = 0;[.$P$5];IF(ISERR(FIND([.$O$7];[.K29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מתמטיקה - נושא מיוחד (20381) [Note 19] <text:s/></text:p>
          </table:table-cell>
          <table:table-cell table:formula="oooc:=FIND(&quot;[Note&quot;;[.A292])" office:value-type="float" office:value="37">
            <text:p>37</text:p>
          </table:table-cell>
          <table:table-cell table:formula="oooc:=IF(ISERR([.B292]);LEN([.A292]);[.B292]-1)" office:value-type="float" office:value="36">
            <text:p>36</text:p>
          </table:table-cell>
          <table:table-cell table:formula="oooc:=TRIM(LEFT([.A292];[.C292]))" office:value-type="string" office:string-value="סמינר במתמטיקה - נושא מיוחד (20381)">
            <text:p>סמינר במתמטיקה - נושא מיוחד (20381)</text:p>
          </table:table-cell>
          <table:table-cell table:formula="oooc:=FIND(&quot;(&quot;;[.D292])" office:value-type="float" office:value="29">
            <text:p>29</text:p>
          </table:table-cell>
          <table:table-cell table:formula="oooc:=TRIM(LEFT([.D292];[.E292]-1))" office:value-type="string" office:string-value="סמינר במתמטיקה - נושא מיוחד">
            <text:p>סמינר במתמטיקה - נושא מיוחד</text:p>
          </table:table-cell>
          <table:table-cell table:formula="oooc:=LEFT(RIGHT([.D292];6);5)" office:value-type="string" office:string-value="20381">
            <text:p>2038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2];&quot;'&quot;;&quot;''&quot;)" office:value-type="string" office:string-value="סמינר במתמטיקה - נושא מיוחד">
            <text:p>סמינר במתמטיקה - נושא מיוחד</text:p>
          </table:table-cell>
          <table:table-cell table:formula="oooc:=&quot;INSERT INTO Modules (Id, Name, DepartmentId,Points,ModuleTypeId) VALUES (&quot;&amp;[.G292]&amp;&quot;,N'&quot;&amp;[.K292]&amp;&quot;','&quot;&amp;[.J292]&amp;&quot;', 6, '&quot; &amp; [.M292] &amp; &quot;')&quot;" office:value-type="string" office:string-value="INSERT INTO Modules (Id, Name, DepartmentId,Points,ModuleTypeId) VALUES (20381,N'סמינר במתמטיקה - נושא מיוחד','C2613D27-3520-43FC-B118-5734704359B8', 6, '1B16BD54-6D52-4136-9447-5E977484531D')">
            <text:p>INSERT INTO Modules (Id, Name, DepartmentId,Points,ModuleTypeId) VALUES (20381,N'סמינר במתמטיקה - נושא מיוחד','C2613D27-3520-43FC-B118-5734704359B8', 6, '1B16BD54-6D52-4136-9447-5E977484531D')</text:p>
          </table:table-cell>
          <table:table-cell table:formula="oooc:=IF([.I292]=[.$O$5];[.$P$6];IF(ISERR(FIND([.$O$6];[.K292])) = 0;[.$P$5];IF(ISERR(FIND([.$O$7];[.K292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מערכות הפעלה (20594) [Note 21] <text:s/>[Note 42] <text:s/>[Note 44] <text:s/>[Note 58] <text:s/></text:p>
          </table:table-cell>
          <table:table-cell table:formula="oooc:=FIND(&quot;[Note&quot;;[.A293])" office:value-type="float" office:value="22">
            <text:p>22</text:p>
          </table:table-cell>
          <table:table-cell table:formula="oooc:=IF(ISERR([.B293]);LEN([.A293]);[.B293]-1)" office:value-type="float" office:value="21">
            <text:p>21</text:p>
          </table:table-cell>
          <table:table-cell table:formula="oooc:=TRIM(LEFT([.A293];[.C293]))" office:value-type="string" office:string-value="מערכות הפעלה (20594)">
            <text:p>מערכות הפעלה (20594)</text:p>
          </table:table-cell>
          <table:table-cell table:formula="oooc:=FIND(&quot;(&quot;;[.D293])" office:value-type="float" office:value="14">
            <text:p>14</text:p>
          </table:table-cell>
          <table:table-cell table:formula="oooc:=TRIM(LEFT([.D293];[.E293]-1))" office:value-type="string" office:string-value="מערכות הפעלה">
            <text:p>מערכות הפעלה</text:p>
          </table:table-cell>
          <table:table-cell table:formula="oooc:=LEFT(RIGHT([.D293];6);5)" office:value-type="string" office:string-value="20594">
            <text:p>2059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3];&quot;'&quot;;&quot;''&quot;)" office:value-type="string" office:string-value="מערכות הפעלה">
            <text:p>מערכות הפעלה</text:p>
          </table:table-cell>
          <table:table-cell table:formula="oooc:=&quot;INSERT INTO Modules (Id, Name, DepartmentId,Points,ModuleTypeId) VALUES (&quot;&amp;[.G293]&amp;&quot;,N'&quot;&amp;[.K293]&amp;&quot;','&quot;&amp;[.J293]&amp;&quot;', 6, '&quot; &amp; [.M293] &amp; &quot;')&quot;" office:value-type="string" office:string-value="INSERT INTO Modules (Id, Name, DepartmentId,Points,ModuleTypeId) VALUES (20594,N'מערכות הפעלה','C2613D27-3520-43FC-B118-5734704359B8', 6, 'A8ED06D7-DFC5-4E57-86BD-CA4EE3E0F370')">
            <text:p>INSERT INTO Modules (Id, Name, DepartmentId,Points,ModuleTypeId) VALUES (20594,N'מערכות הפעלה','C2613D27-3520-43FC-B118-5734704359B8', 6, 'A8ED06D7-DFC5-4E57-86BD-CA4EE3E0F370')</text:p>
          </table:table-cell>
          <table:table-cell table:formula="oooc:=IF([.I293]=[.$O$5];[.$P$6];IF(ISERR(FIND([.$O$6];[.K293])) = 0;[.$P$5];IF(ISERR(FIND([.$O$7];[.K29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לגברה לינארית I (20109) [Note 24] <text:s/>[Note 36] <text:s/></text:p>
          </table:table-cell>
          <table:table-cell table:formula="oooc:=FIND(&quot;[Note&quot;;[.A294])" office:value-type="float" office:value="26">
            <text:p>26</text:p>
          </table:table-cell>
          <table:table-cell table:formula="oooc:=IF(ISERR([.B294]);LEN([.A294]);[.B294]-1)" office:value-type="float" office:value="25">
            <text:p>25</text:p>
          </table:table-cell>
          <table:table-cell table:formula="oooc:=TRIM(LEFT([.A294];[.C294]))" office:value-type="string" office:string-value="אלגברה לינארית I (20109)">
            <text:p>אלגברה לינארית I (20109)</text:p>
          </table:table-cell>
          <table:table-cell table:formula="oooc:=FIND(&quot;(&quot;;[.D294])" office:value-type="float" office:value="18">
            <text:p>18</text:p>
          </table:table-cell>
          <table:table-cell table:formula="oooc:=TRIM(LEFT([.D294];[.E294]-1))" office:value-type="string" office:string-value="אלגברה לינארית I">
            <text:p>אלגברה לינארית I</text:p>
          </table:table-cell>
          <table:table-cell table:formula="oooc:=LEFT(RIGHT([.D294];6);5)" office:value-type="string" office:string-value="20109">
            <text:p>20109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4];&quot;'&quot;;&quot;''&quot;)" office:value-type="string" office:string-value="אלגברה לינארית I">
            <text:p>אלגברה לינארית I</text:p>
          </table:table-cell>
          <table:table-cell table:formula="oooc:=&quot;INSERT INTO Modules (Id, Name, DepartmentId,Points,ModuleTypeId) VALUES (&quot;&amp;[.G294]&amp;&quot;,N'&quot;&amp;[.K294]&amp;&quot;','&quot;&amp;[.J294]&amp;&quot;', 6, '&quot; &amp; [.M294] &amp; &quot;')&quot;" office:value-type="string" office:string-value="INSERT INTO Modules (Id, Name, DepartmentId,Points,ModuleTypeId) VALUES (20109,N'אלגברה לינארית I','C2613D27-3520-43FC-B118-5734704359B8', 6, 'A8ED06D7-DFC5-4E57-86BD-CA4EE3E0F370')">
            <text:p>INSERT INTO Modules (Id, Name, DepartmentId,Points,ModuleTypeId) VALUES (20109,N'אלגברה לינארית I','C2613D27-3520-43FC-B118-5734704359B8', 6, 'A8ED06D7-DFC5-4E57-86BD-CA4EE3E0F370')</text:p>
          </table:table-cell>
          <table:table-cell table:formula="oooc:=IF([.I294]=[.$O$5];[.$P$6];IF(ISERR(FIND([.$O$6];[.K294])) = 0;[.$P$5];IF(ISERR(FIND([.$O$7];[.K29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מחקר: אלגוריתמים ותיאוריה (22952) [Note 19] <text:s/></text:p>
          </table:table-cell>
          <table:table-cell table:formula="oooc:=FIND(&quot;[Note&quot;;[.A295])" office:value-type="float" office:value="41">
            <text:p>41</text:p>
          </table:table-cell>
          <table:table-cell table:formula="oooc:=IF(ISERR([.B295]);LEN([.A295]);[.B295]-1)" office:value-type="float" office:value="40">
            <text:p>40</text:p>
          </table:table-cell>
          <table:table-cell table:formula="oooc:=TRIM(LEFT([.A295];[.C295]))" office:value-type="string" office:string-value="סמינר מחקר: אלגוריתמים ותיאוריה (22952)">
            <text:p>סמינר מחקר: אלגוריתמים ותיאוריה (22952)</text:p>
          </table:table-cell>
          <table:table-cell table:formula="oooc:=FIND(&quot;(&quot;;[.D295])" office:value-type="float" office:value="33">
            <text:p>33</text:p>
          </table:table-cell>
          <table:table-cell table:formula="oooc:=TRIM(LEFT([.D295];[.E295]-1))" office:value-type="string" office:string-value="סמינר מחקר: אלגוריתמים ותיאוריה">
            <text:p>סמינר מחקר: אלגוריתמים ותיאוריה</text:p>
          </table:table-cell>
          <table:table-cell table:formula="oooc:=LEFT(RIGHT([.D295];6);5)" office:value-type="string" office:string-value="22952">
            <text:p>2295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5];&quot;'&quot;;&quot;''&quot;)" office:value-type="string" office:string-value="סמינר מחקר: אלגוריתמים ותיאוריה">
            <text:p>סמינר מחקר: אלגוריתמים ותיאוריה</text:p>
          </table:table-cell>
          <table:table-cell table:formula="oooc:=&quot;INSERT INTO Modules (Id, Name, DepartmentId,Points,ModuleTypeId) VALUES (&quot;&amp;[.G295]&amp;&quot;,N'&quot;&amp;[.K295]&amp;&quot;','&quot;&amp;[.J295]&amp;&quot;', 6, '&quot; &amp; [.M295] &amp; &quot;')&quot;" office:value-type="string" office:string-value="INSERT INTO Modules (Id, Name, DepartmentId,Points,ModuleTypeId) VALUES (22952,N'סמינר מחקר: אלגוריתמים ותיאוריה','C2613D27-3520-43FC-B118-5734704359B8', 6, '1B16BD54-6D52-4136-9447-5E977484531D')">
            <text:p>INSERT INTO Modules (Id, Name, DepartmentId,Points,ModuleTypeId) VALUES (22952,N'סמינר מחקר: אלגוריתמים ותיאוריה','C2613D27-3520-43FC-B118-5734704359B8', 6, '1B16BD54-6D52-4136-9447-5E977484531D')</text:p>
          </table:table-cell>
          <table:table-cell table:formula="oooc:=IF([.I295]=[.$O$5];[.$P$6];IF(ISERR(FIND([.$O$6];[.K295])) = 0;[.$P$5];IF(ISERR(FIND([.$O$7];[.K29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 באפרוקסימציה (20378) [Note 19] <text:s/></text:p>
          </table:table-cell>
          <table:table-cell table:formula="oooc:=FIND(&quot;[Note&quot;;[.A296])" office:value-type="float" office:value="28">
            <text:p>28</text:p>
          </table:table-cell>
          <table:table-cell table:formula="oooc:=IF(ISERR([.B296]);LEN([.A296]);[.B296]-1)" office:value-type="float" office:value="27">
            <text:p>27</text:p>
          </table:table-cell>
          <table:table-cell table:formula="oooc:=TRIM(LEFT([.A296];[.C296]))" office:value-type="string" office:string-value="סמינר באפרוקסימציה (20378)">
            <text:p>סמינר באפרוקסימציה (20378)</text:p>
          </table:table-cell>
          <table:table-cell table:formula="oooc:=FIND(&quot;(&quot;;[.D296])" office:value-type="float" office:value="20">
            <text:p>20</text:p>
          </table:table-cell>
          <table:table-cell table:formula="oooc:=TRIM(LEFT([.D296];[.E296]-1))" office:value-type="string" office:string-value="סמינר באפרוקסימציה">
            <text:p>סמינר באפרוקסימציה</text:p>
          </table:table-cell>
          <table:table-cell table:formula="oooc:=LEFT(RIGHT([.D296];6);5)" office:value-type="string" office:string-value="20378">
            <text:p>20378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6];&quot;'&quot;;&quot;''&quot;)" office:value-type="string" office:string-value="סמינר באפרוקסימציה">
            <text:p>סמינר באפרוקסימציה</text:p>
          </table:table-cell>
          <table:table-cell table:formula="oooc:=&quot;INSERT INTO Modules (Id, Name, DepartmentId,Points,ModuleTypeId) VALUES (&quot;&amp;[.G296]&amp;&quot;,N'&quot;&amp;[.K296]&amp;&quot;','&quot;&amp;[.J296]&amp;&quot;', 6, '&quot; &amp; [.M296] &amp; &quot;')&quot;" office:value-type="string" office:string-value="INSERT INTO Modules (Id, Name, DepartmentId,Points,ModuleTypeId) VALUES (20378,N'סמינר באפרוקסימציה','C2613D27-3520-43FC-B118-5734704359B8', 6, '1B16BD54-6D52-4136-9447-5E977484531D')">
            <text:p>INSERT INTO Modules (Id, Name, DepartmentId,Points,ModuleTypeId) VALUES (20378,N'סמינר באפרוקסימציה','C2613D27-3520-43FC-B118-5734704359B8', 6, '1B16BD54-6D52-4136-9447-5E977484531D')</text:p>
          </table:table-cell>
          <table:table-cell table:formula="oooc:=IF([.I296]=[.$O$5];[.$P$6];IF(ISERR(FIND([.$O$6];[.K296])) = 0;[.$P$5];IF(ISERR(FIND([.$O$7];[.K296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ניתוח ועיצוב מונחה עצמים (22919) [Note 60] <text:s/>[Note 66] <text:s/></text:p>
          </table:table-cell>
          <table:table-cell table:formula="oooc:=FIND(&quot;[Note&quot;;[.A297])" office:value-type="float" office:value="34">
            <text:p>34</text:p>
          </table:table-cell>
          <table:table-cell table:formula="oooc:=IF(ISERR([.B297]);LEN([.A297]);[.B297]-1)" office:value-type="float" office:value="33">
            <text:p>33</text:p>
          </table:table-cell>
          <table:table-cell table:formula="oooc:=TRIM(LEFT([.A297];[.C297]))" office:value-type="string" office:string-value="ניתוח ועיצוב מונחה עצמים (22919)">
            <text:p>ניתוח ועיצוב מונחה עצמים (22919)</text:p>
          </table:table-cell>
          <table:table-cell table:formula="oooc:=FIND(&quot;(&quot;;[.D297])" office:value-type="float" office:value="26">
            <text:p>26</text:p>
          </table:table-cell>
          <table:table-cell table:formula="oooc:=TRIM(LEFT([.D297];[.E297]-1))" office:value-type="string" office:string-value="ניתוח ועיצוב מונחה עצמים">
            <text:p>ניתוח ועיצוב מונחה עצמים</text:p>
          </table:table-cell>
          <table:table-cell table:formula="oooc:=LEFT(RIGHT([.D297];6);5)" office:value-type="string" office:string-value="22919">
            <text:p>22919</text:p>
          </table:table-cell>
          <table:table-cell table:style-name="Default" office:value-type="string">
            <text:p>מחשב</text:p>
          </table:table-cell>
          <table:table-cell table:formula="oooc:=IF(ISERR(FIND(&quot;[Note 60]&quot;;[.A297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297];&quot;'&quot;;&quot;''&quot;)" office:value-type="string" office:string-value="ניתוח ועיצוב מונחה עצמים">
            <text:p>ניתוח ועיצוב מונחה עצמים</text:p>
          </table:table-cell>
          <table:table-cell table:formula="oooc:=&quot;INSERT INTO Modules (Id, Name, DepartmentId,Points,ModuleTypeId) VALUES (&quot;&amp;[.G297]&amp;&quot;,N'&quot;&amp;[.K297]&amp;&quot;','&quot;&amp;[.J297]&amp;&quot;', 6, '&quot; &amp; [.M297] &amp; &quot;')&quot;" office:value-type="string" office:string-value="INSERT INTO Modules (Id, Name, DepartmentId,Points,ModuleTypeId) VALUES (22919,N'ניתוח ועיצוב מונחה עצמים','C2613D27-3520-43FC-B118-5734704359B8', 6, '4806402C-68C1-494A-AF4B-BB29C9719C00')">
            <text:p>INSERT INTO Modules (Id, Name, DepartmentId,Points,ModuleTypeId) VALUES (22919,N'ניתוח ועיצוב מונחה עצמים','C2613D27-3520-43FC-B118-5734704359B8', 6, '4806402C-68C1-494A-AF4B-BB29C9719C00')</text:p>
          </table:table-cell>
          <table:table-cell table:formula="oooc:=IF([.I297]=[.$O$5];[.$P$6];IF(ISERR(FIND([.$O$6];[.K297])) = 0;[.$P$5];IF(ISERR(FIND([.$O$7];[.K297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אלגוריתמיקה - יסודות מדעי המחשב (20290) [Note 58] <text:s/></text:p>
          </table:table-cell>
          <table:table-cell table:formula="oooc:=FIND(&quot;[Note&quot;;[.A298])" office:value-type="float" office:value="41">
            <text:p>41</text:p>
          </table:table-cell>
          <table:table-cell table:formula="oooc:=IF(ISERR([.B298]);LEN([.A298]);[.B298]-1)" office:value-type="float" office:value="40">
            <text:p>40</text:p>
          </table:table-cell>
          <table:table-cell table:formula="oooc:=TRIM(LEFT([.A298];[.C298]))" office:value-type="string" office:string-value="אלגוריתמיקה - יסודות מדעי המחשב (20290)">
            <text:p>אלגוריתמיקה - יסודות מדעי המחשב (20290)</text:p>
          </table:table-cell>
          <table:table-cell table:formula="oooc:=FIND(&quot;(&quot;;[.D298])" office:value-type="float" office:value="33">
            <text:p>33</text:p>
          </table:table-cell>
          <table:table-cell table:formula="oooc:=TRIM(LEFT([.D298];[.E298]-1))" office:value-type="string" office:string-value="אלגוריתמיקה - יסודות מדעי המחשב">
            <text:p>אלגוריתמיקה - יסודות מדעי המחשב</text:p>
          </table:table-cell>
          <table:table-cell table:formula="oooc:=LEFT(RIGHT([.D298];6);5)" office:value-type="string" office:string-value="20290">
            <text:p>20290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8];&quot;'&quot;;&quot;''&quot;)" office:value-type="string" office:string-value="אלגוריתמיקה - יסודות מדעי המחשב">
            <text:p>אלגוריתמיקה - יסודות מדעי המחשב</text:p>
          </table:table-cell>
          <table:table-cell table:formula="oooc:=&quot;INSERT INTO Modules (Id, Name, DepartmentId,Points,ModuleTypeId) VALUES (&quot;&amp;[.G298]&amp;&quot;,N'&quot;&amp;[.K298]&amp;&quot;','&quot;&amp;[.J298]&amp;&quot;', 6, '&quot; &amp; [.M298] &amp; &quot;')&quot;" office:value-type="string" office:string-value="INSERT INTO Modules (Id, Name, DepartmentId,Points,ModuleTypeId) VALUES (20290,N'אלגוריתמיקה - יסודות מדעי המחשב','C2613D27-3520-43FC-B118-5734704359B8', 6, 'A8ED06D7-DFC5-4E57-86BD-CA4EE3E0F370')">
            <text:p>INSERT INTO Modules (Id, Name, DepartmentId,Points,ModuleTypeId) VALUES (20290,N'אלגוריתמיקה - יסודות מדעי המחשב','C2613D27-3520-43FC-B118-5734704359B8', 6, 'A8ED06D7-DFC5-4E57-86BD-CA4EE3E0F370')</text:p>
          </table:table-cell>
          <table:table-cell table:formula="oooc:=IF([.I298]=[.$O$5];[.$P$6];IF(ISERR(FIND([.$O$6];[.K298])) = 0;[.$P$5];IF(ISERR(FIND([.$O$7];[.K29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בדה בתכנות מערכות (20465) [Note 21] <text:s/>[Note 24] <text:s/>[Note 42] <text:s/>[Note 46] <text:s/></text:p>
          </table:table-cell>
          <table:table-cell table:formula="oooc:=FIND(&quot;[Note&quot;;[.A299])" office:value-type="float" office:value="29">
            <text:p>29</text:p>
          </table:table-cell>
          <table:table-cell table:formula="oooc:=IF(ISERR([.B299]);LEN([.A299]);[.B299]-1)" office:value-type="float" office:value="28">
            <text:p>28</text:p>
          </table:table-cell>
          <table:table-cell table:formula="oooc:=TRIM(LEFT([.A299];[.C299]))" office:value-type="string" office:string-value="מעבדה בתכנות מערכות (20465)">
            <text:p>מעבדה בתכנות מערכות (20465)</text:p>
          </table:table-cell>
          <table:table-cell table:formula="oooc:=FIND(&quot;(&quot;;[.D299])" office:value-type="float" office:value="21">
            <text:p>21</text:p>
          </table:table-cell>
          <table:table-cell table:formula="oooc:=TRIM(LEFT([.D299];[.E299]-1))" office:value-type="string" office:string-value="מעבדה בתכנות מערכות">
            <text:p>מעבדה בתכנות מערכות</text:p>
          </table:table-cell>
          <table:table-cell table:formula="oooc:=LEFT(RIGHT([.D299];6);5)" office:value-type="string" office:string-value="20465">
            <text:p>20465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299];&quot;'&quot;;&quot;''&quot;)" office:value-type="string" office:string-value="מעבדה בתכנות מערכות">
            <text:p>מעבדה בתכנות מערכות</text:p>
          </table:table-cell>
          <table:table-cell table:formula="oooc:=&quot;INSERT INTO Modules (Id, Name, DepartmentId,Points,ModuleTypeId) VALUES (&quot;&amp;[.G299]&amp;&quot;,N'&quot;&amp;[.K299]&amp;&quot;','&quot;&amp;[.J299]&amp;&quot;', 6, '&quot; &amp; [.M299] &amp; &quot;')&quot;" office:value-type="string" office:string-value="INSERT INTO Modules (Id, Name, DepartmentId,Points,ModuleTypeId) VALUES (20465,N'מעבדה בתכנות מערכות','C2613D27-3520-43FC-B118-5734704359B8', 6, 'A8ED06D7-DFC5-4E57-86BD-CA4EE3E0F370')">
            <text:p>INSERT INTO Modules (Id, Name, DepartmentId,Points,ModuleTypeId) VALUES (20465,N'מעבדה בתכנות מערכות','C2613D27-3520-43FC-B118-5734704359B8', 6, 'A8ED06D7-DFC5-4E57-86BD-CA4EE3E0F370')</text:p>
          </table:table-cell>
          <table:table-cell table:formula="oooc:=IF([.I299]=[.$O$5];[.$P$6];IF(ISERR(FIND([.$O$6];[.K299])) = 0;[.$P$5];IF(ISERR(FIND([.$O$7];[.K29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ונקציות מרוכבות (20243) [Note 15] <text:s/>[Note 41] <text:s/>[Note 65] <text:s/></text:p>
          </table:table-cell>
          <table:table-cell table:formula="oooc:=FIND(&quot;[Note&quot;;[.A300])" office:value-type="float" office:value="26">
            <text:p>26</text:p>
          </table:table-cell>
          <table:table-cell table:formula="oooc:=IF(ISERR([.B300]);LEN([.A300]);[.B300]-1)" office:value-type="float" office:value="25">
            <text:p>25</text:p>
          </table:table-cell>
          <table:table-cell table:formula="oooc:=TRIM(LEFT([.A300];[.C300]))" office:value-type="string" office:string-value="פונקציות מרוכבות (20243)">
            <text:p>פונקציות מרוכבות (20243)</text:p>
          </table:table-cell>
          <table:table-cell table:formula="oooc:=FIND(&quot;(&quot;;[.D300])" office:value-type="float" office:value="18">
            <text:p>18</text:p>
          </table:table-cell>
          <table:table-cell table:formula="oooc:=TRIM(LEFT([.D300];[.E300]-1))" office:value-type="string" office:string-value="פונקציות מרוכבות">
            <text:p>פונקציות מרוכבות</text:p>
          </table:table-cell>
          <table:table-cell table:formula="oooc:=LEFT(RIGHT([.D300];6);5)" office:value-type="string" office:string-value="20243">
            <text:p>2024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0];&quot;'&quot;;&quot;''&quot;)" office:value-type="string" office:string-value="פונקציות מרוכבות">
            <text:p>פונקציות מרוכבות</text:p>
          </table:table-cell>
          <table:table-cell table:formula="oooc:=&quot;INSERT INTO Modules (Id, Name, DepartmentId,Points,ModuleTypeId) VALUES (&quot;&amp;[.G300]&amp;&quot;,N'&quot;&amp;[.K300]&amp;&quot;','&quot;&amp;[.J300]&amp;&quot;', 6, '&quot; &amp; [.M300] &amp; &quot;')&quot;" office:value-type="string" office:string-value="INSERT INTO Modules (Id, Name, DepartmentId,Points,ModuleTypeId) VALUES (20243,N'פונקציות מרוכבות','C2613D27-3520-43FC-B118-5734704359B8', 6, 'A8ED06D7-DFC5-4E57-86BD-CA4EE3E0F370')">
            <text:p>INSERT INTO Modules (Id, Name, DepartmentId,Points,ModuleTypeId) VALUES (20243,N'פונקציות מרוכבות','C2613D27-3520-43FC-B118-5734704359B8', 6, 'A8ED06D7-DFC5-4E57-86BD-CA4EE3E0F370')</text:p>
          </table:table-cell>
          <table:table-cell table:formula="oooc:=IF([.I300]=[.$O$5];[.$P$6];IF(ISERR(FIND([.$O$6];[.K300])) = 0;[.$P$5];IF(ISERR(FIND([.$O$7];[.K30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ן דיפרנציאלי ואינטגרלי ב (20423) [Note 24] <text:s/>[Note 62] <text:s/></text:p>
          </table:table-cell>
          <table:table-cell table:formula="oooc:=FIND(&quot;[Note&quot;;[.A301])" office:value-type="float" office:value="38">
            <text:p>38</text:p>
          </table:table-cell>
          <table:table-cell table:formula="oooc:=IF(ISERR([.B301]);LEN([.A301]);[.B301]-1)" office:value-type="float" office:value="37">
            <text:p>37</text:p>
          </table:table-cell>
          <table:table-cell table:formula="oooc:=TRIM(LEFT([.A301];[.C301]))" office:value-type="string" office:string-value="חשבון דיפרנציאלי ואינטגרלי ב (20423)">
            <text:p>חשבון דיפרנציאלי ואינטגרלי ב (20423)</text:p>
          </table:table-cell>
          <table:table-cell table:formula="oooc:=FIND(&quot;(&quot;;[.D301])" office:value-type="float" office:value="30">
            <text:p>30</text:p>
          </table:table-cell>
          <table:table-cell table:formula="oooc:=TRIM(LEFT([.D301];[.E301]-1))" office:value-type="string" office:string-value="חשבון דיפרנציאלי ואינטגרלי ב">
            <text:p>חשבון דיפרנציאלי ואינטגרלי ב</text:p>
          </table:table-cell>
          <table:table-cell table:formula="oooc:=LEFT(RIGHT([.D301];6);5)" office:value-type="string" office:string-value="20423">
            <text:p>2042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1];&quot;'&quot;;&quot;''&quot;)" office:value-type="string" office:string-value="חשבון דיפרנציאלי ואינטגרלי ב">
            <text:p>חשבון דיפרנציאלי ואינטגרלי ב</text:p>
          </table:table-cell>
          <table:table-cell table:formula="oooc:=&quot;INSERT INTO Modules (Id, Name, DepartmentId,Points,ModuleTypeId) VALUES (&quot;&amp;[.G301]&amp;&quot;,N'&quot;&amp;[.K301]&amp;&quot;','&quot;&amp;[.J301]&amp;&quot;', 6, '&quot; &amp; [.M301] &amp; &quot;')&quot;" office:value-type="string" office:string-value="INSERT INTO Modules (Id, Name, DepartmentId,Points,ModuleTypeId) VALUES (20423,N'חשבון דיפרנציאלי ואינטגרלי ב','C2613D27-3520-43FC-B118-5734704359B8', 6, 'A8ED06D7-DFC5-4E57-86BD-CA4EE3E0F370')">
            <text:p>INSERT INTO Modules (Id, Name, DepartmentId,Points,ModuleTypeId) VALUES (20423,N'חשבון דיפרנציאלי ואינטגרלי ב','C2613D27-3520-43FC-B118-5734704359B8', 6, 'A8ED06D7-DFC5-4E57-86BD-CA4EE3E0F370')</text:p>
          </table:table-cell>
          <table:table-cell table:formula="oooc:=IF([.I301]=[.$O$5];[.$P$6];IF(ISERR(FIND([.$O$6];[.K301])) = 0;[.$P$5];IF(ISERR(FIND([.$O$7];[.K30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ן דיפרנציאלי ואינטגרלי א (20406) [Note 13] <text:s/>[Note 24] <text:s/>[Note 36] <text:s/>[Note 37] <text:s/></text:p>
          </table:table-cell>
          <table:table-cell table:formula="oooc:=FIND(&quot;[Note&quot;;[.A302])" office:value-type="float" office:value="38">
            <text:p>38</text:p>
          </table:table-cell>
          <table:table-cell table:formula="oooc:=IF(ISERR([.B302]);LEN([.A302]);[.B302]-1)" office:value-type="float" office:value="37">
            <text:p>37</text:p>
          </table:table-cell>
          <table:table-cell table:formula="oooc:=TRIM(LEFT([.A302];[.C302]))" office:value-type="string" office:string-value="חשבון דיפרנציאלי ואינטגרלי א (20406)">
            <text:p>חשבון דיפרנציאלי ואינטגרלי א (20406)</text:p>
          </table:table-cell>
          <table:table-cell table:formula="oooc:=FIND(&quot;(&quot;;[.D302])" office:value-type="float" office:value="30">
            <text:p>30</text:p>
          </table:table-cell>
          <table:table-cell table:formula="oooc:=TRIM(LEFT([.D302];[.E302]-1))" office:value-type="string" office:string-value="חשבון דיפרנציאלי ואינטגרלי א">
            <text:p>חשבון דיפרנציאלי ואינטגרלי א</text:p>
          </table:table-cell>
          <table:table-cell table:formula="oooc:=LEFT(RIGHT([.D302];6);5)" office:value-type="string" office:string-value="20406">
            <text:p>2040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2];&quot;'&quot;;&quot;''&quot;)" office:value-type="string" office:string-value="חשבון דיפרנציאלי ואינטגרלי א">
            <text:p>חשבון דיפרנציאלי ואינטגרלי א</text:p>
          </table:table-cell>
          <table:table-cell table:formula="oooc:=&quot;INSERT INTO Modules (Id, Name, DepartmentId,Points,ModuleTypeId) VALUES (&quot;&amp;[.G302]&amp;&quot;,N'&quot;&amp;[.K302]&amp;&quot;','&quot;&amp;[.J302]&amp;&quot;', 6, '&quot; &amp; [.M302] &amp; &quot;')&quot;" office:value-type="string" office:string-value="INSERT INTO Modules (Id, Name, DepartmentId,Points,ModuleTypeId) VALUES (20406,N'חשבון דיפרנציאלי ואינטגרלי א','C2613D27-3520-43FC-B118-5734704359B8', 6, 'A8ED06D7-DFC5-4E57-86BD-CA4EE3E0F370')">
            <text:p>INSERT INTO Modules (Id, Name, DepartmentId,Points,ModuleTypeId) VALUES (20406,N'חשבון דיפרנציאלי ואינטגרלי א','C2613D27-3520-43FC-B118-5734704359B8', 6, 'A8ED06D7-DFC5-4E57-86BD-CA4EE3E0F370')</text:p>
          </table:table-cell>
          <table:table-cell table:formula="oooc:=IF([.I302]=[.$O$5];[.$P$6];IF(ISERR(FIND([.$O$6];[.K302])) = 0;[.$P$5];IF(ISERR(FIND([.$O$7];[.K30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וגיקה מתמטית (20327) [Note 15] <text:s/>[Note 41] <text:s/>[Note 65] <text:s/></text:p>
          </table:table-cell>
          <table:table-cell table:formula="oooc:=FIND(&quot;[Note&quot;;[.A303])" office:value-type="float" office:value="23">
            <text:p>23</text:p>
          </table:table-cell>
          <table:table-cell table:formula="oooc:=IF(ISERR([.B303]);LEN([.A303]);[.B303]-1)" office:value-type="float" office:value="22">
            <text:p>22</text:p>
          </table:table-cell>
          <table:table-cell table:formula="oooc:=TRIM(LEFT([.A303];[.C303]))" office:value-type="string" office:string-value="לוגיקה מתמטית (20327)">
            <text:p>לוגיקה מתמטית (20327)</text:p>
          </table:table-cell>
          <table:table-cell table:formula="oooc:=FIND(&quot;(&quot;;[.D303])" office:value-type="float" office:value="15">
            <text:p>15</text:p>
          </table:table-cell>
          <table:table-cell table:formula="oooc:=TRIM(LEFT([.D303];[.E303]-1))" office:value-type="string" office:string-value="לוגיקה מתמטית">
            <text:p>לוגיקה מתמטית</text:p>
          </table:table-cell>
          <table:table-cell table:formula="oooc:=LEFT(RIGHT([.D303];6);5)" office:value-type="string" office:string-value="20327">
            <text:p>20327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3];&quot;'&quot;;&quot;''&quot;)" office:value-type="string" office:string-value="לוגיקה מתמטית">
            <text:p>לוגיקה מתמטית</text:p>
          </table:table-cell>
          <table:table-cell table:formula="oooc:=&quot;INSERT INTO Modules (Id, Name, DepartmentId,Points,ModuleTypeId) VALUES (&quot;&amp;[.G303]&amp;&quot;,N'&quot;&amp;[.K303]&amp;&quot;','&quot;&amp;[.J303]&amp;&quot;', 6, '&quot; &amp; [.M303] &amp; &quot;')&quot;" office:value-type="string" office:string-value="INSERT INTO Modules (Id, Name, DepartmentId,Points,ModuleTypeId) VALUES (20327,N'לוגיקה מתמטית','C2613D27-3520-43FC-B118-5734704359B8', 6, 'A8ED06D7-DFC5-4E57-86BD-CA4EE3E0F370')">
            <text:p>INSERT INTO Modules (Id, Name, DepartmentId,Points,ModuleTypeId) VALUES (20327,N'לוגיקה מתמטית','C2613D27-3520-43FC-B118-5734704359B8', 6, 'A8ED06D7-DFC5-4E57-86BD-CA4EE3E0F370')</text:p>
          </table:table-cell>
          <table:table-cell table:formula="oooc:=IF([.I303]=[.$O$5];[.$P$6];IF(ISERR(FIND([.$O$6];[.K303])) = 0;[.$P$5];IF(ISERR(FIND([.$O$7];[.K30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גרפיקה ממוחשבת (22945) [Note 19] <text:s/></text:p>
          </table:table-cell>
          <table:table-cell table:formula="oooc:=FIND(&quot;[Note&quot;;[.A304])" office:value-type="float" office:value="31">
            <text:p>31</text:p>
          </table:table-cell>
          <table:table-cell table:formula="oooc:=IF(ISERR([.B304]);LEN([.A304]);[.B304]-1)" office:value-type="float" office:value="30">
            <text:p>30</text:p>
          </table:table-cell>
          <table:table-cell table:formula="oooc:=TRIM(LEFT([.A304];[.C304]))" office:value-type="string" office:string-value="סמינר: גרפיקה ממוחשבת (22945)">
            <text:p>סמינר: גרפיקה ממוחשבת (22945)</text:p>
          </table:table-cell>
          <table:table-cell table:formula="oooc:=FIND(&quot;(&quot;;[.D304])" office:value-type="float" office:value="23">
            <text:p>23</text:p>
          </table:table-cell>
          <table:table-cell table:formula="oooc:=TRIM(LEFT([.D304];[.E304]-1))" office:value-type="string" office:string-value="סמינר: גרפיקה ממוחשבת">
            <text:p>סמינר: גרפיקה ממוחשבת</text:p>
          </table:table-cell>
          <table:table-cell table:formula="oooc:=LEFT(RIGHT([.D304];6);5)" office:value-type="string" office:string-value="22945">
            <text:p>22945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4];&quot;'&quot;;&quot;''&quot;)" office:value-type="string" office:string-value="סמינר: גרפיקה ממוחשבת">
            <text:p>סמינר: גרפיקה ממוחשבת</text:p>
          </table:table-cell>
          <table:table-cell table:formula="oooc:=&quot;INSERT INTO Modules (Id, Name, DepartmentId,Points,ModuleTypeId) VALUES (&quot;&amp;[.G304]&amp;&quot;,N'&quot;&amp;[.K304]&amp;&quot;','&quot;&amp;[.J304]&amp;&quot;', 6, '&quot; &amp; [.M304] &amp; &quot;')&quot;" office:value-type="string" office:string-value="INSERT INTO Modules (Id, Name, DepartmentId,Points,ModuleTypeId) VALUES (22945,N'סמינר: גרפיקה ממוחשבת','C2613D27-3520-43FC-B118-5734704359B8', 6, '1B16BD54-6D52-4136-9447-5E977484531D')">
            <text:p>INSERT INTO Modules (Id, Name, DepartmentId,Points,ModuleTypeId) VALUES (22945,N'סמינר: גרפיקה ממוחשבת','C2613D27-3520-43FC-B118-5734704359B8', 6, '1B16BD54-6D52-4136-9447-5E977484531D')</text:p>
          </table:table-cell>
          <table:table-cell table:formula="oooc:=IF([.I304]=[.$O$5];[.$P$6];IF(ISERR(FIND([.$O$6];[.K304])) = 0;[.$P$5];IF(ISERR(FIND([.$O$7];[.K304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גאומטריה חישובית (22905) [Note 60] <text:s/></text:p>
          </table:table-cell>
          <table:table-cell table:formula="oooc:=FIND(&quot;[Note&quot;;[.A305])" office:value-type="float" office:value="26">
            <text:p>26</text:p>
          </table:table-cell>
          <table:table-cell table:formula="oooc:=IF(ISERR([.B305]);LEN([.A305]);[.B305]-1)" office:value-type="float" office:value="25">
            <text:p>25</text:p>
          </table:table-cell>
          <table:table-cell table:formula="oooc:=TRIM(LEFT([.A305];[.C305]))" office:value-type="string" office:string-value="גאומטריה חישובית (22905)">
            <text:p>גאומטריה חישובית (22905)</text:p>
          </table:table-cell>
          <table:table-cell table:formula="oooc:=FIND(&quot;(&quot;;[.D305])" office:value-type="float" office:value="18">
            <text:p>18</text:p>
          </table:table-cell>
          <table:table-cell table:formula="oooc:=TRIM(LEFT([.D305];[.E305]-1))" office:value-type="string" office:string-value="גאומטריה חישובית">
            <text:p>גאומטריה חישובית</text:p>
          </table:table-cell>
          <table:table-cell table:formula="oooc:=LEFT(RIGHT([.D305];6);5)" office:value-type="string" office:string-value="22905">
            <text:p>22905</text:p>
          </table:table-cell>
          <table:table-cell table:style-name="Default" office:value-type="string">
            <text:p>מחשב</text:p>
          </table:table-cell>
          <table:table-cell table:formula="oooc:=IF(ISERR(FIND(&quot;[Note 60]&quot;;[.A305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305];&quot;'&quot;;&quot;''&quot;)" office:value-type="string" office:string-value="גאומטריה חישובית">
            <text:p>גאומטריה חישובית</text:p>
          </table:table-cell>
          <table:table-cell table:formula="oooc:=&quot;INSERT INTO Modules (Id, Name, DepartmentId,Points,ModuleTypeId) VALUES (&quot;&amp;[.G305]&amp;&quot;,N'&quot;&amp;[.K305]&amp;&quot;','&quot;&amp;[.J305]&amp;&quot;', 6, '&quot; &amp; [.M305] &amp; &quot;')&quot;" office:value-type="string" office:string-value="INSERT INTO Modules (Id, Name, DepartmentId,Points,ModuleTypeId) VALUES (22905,N'גאומטריה חישובית','C2613D27-3520-43FC-B118-5734704359B8', 6, '4806402C-68C1-494A-AF4B-BB29C9719C00')">
            <text:p>INSERT INTO Modules (Id, Name, DepartmentId,Points,ModuleTypeId) VALUES (22905,N'גאומטריה חישובית','C2613D27-3520-43FC-B118-5734704359B8', 6, '4806402C-68C1-494A-AF4B-BB29C9719C00')</text:p>
          </table:table-cell>
          <table:table-cell table:formula="oooc:=IF([.I305]=[.$O$5];[.$P$6];IF(ISERR(FIND([.$O$6];[.K305])) = 0;[.$P$5];IF(ISERR(FIND([.$O$7];[.K305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מבוא למדעי המחשב ושפת Java א (20453) [Note 24] <text:s/></text:p>
          </table:table-cell>
          <table:table-cell table:formula="oooc:=FIND(&quot;[Note&quot;;[.A306])" office:value-type="float" office:value="38">
            <text:p>38</text:p>
          </table:table-cell>
          <table:table-cell table:formula="oooc:=IF(ISERR([.B306]);LEN([.A306]);[.B306]-1)" office:value-type="float" office:value="37">
            <text:p>37</text:p>
          </table:table-cell>
          <table:table-cell table:formula="oooc:=TRIM(LEFT([.A306];[.C306]))" office:value-type="string" office:string-value="מבוא למדעי המחשב ושפת Java א (20453)">
            <text:p>מבוא למדעי המחשב ושפת Java א (20453)</text:p>
          </table:table-cell>
          <table:table-cell table:formula="oooc:=FIND(&quot;(&quot;;[.D306])" office:value-type="float" office:value="30">
            <text:p>30</text:p>
          </table:table-cell>
          <table:table-cell table:formula="oooc:=TRIM(LEFT([.D306];[.E306]-1))" office:value-type="string" office:string-value="מבוא למדעי המחשב ושפת Java א">
            <text:p>מבוא למדעי המחשב ושפת Java א</text:p>
          </table:table-cell>
          <table:table-cell table:formula="oooc:=LEFT(RIGHT([.D306];6);5)" office:value-type="string" office:string-value="20453">
            <text:p>2045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6];&quot;'&quot;;&quot;''&quot;)" office:value-type="string" office:string-value="מבוא למדעי המחשב ושפת Java א">
            <text:p>מבוא למדעי המחשב ושפת Java א</text:p>
          </table:table-cell>
          <table:table-cell table:formula="oooc:=&quot;INSERT INTO Modules (Id, Name, DepartmentId,Points,ModuleTypeId) VALUES (&quot;&amp;[.G306]&amp;&quot;,N'&quot;&amp;[.K306]&amp;&quot;','&quot;&amp;[.J306]&amp;&quot;', 6, '&quot; &amp; [.M306] &amp; &quot;')&quot;" office:value-type="string" office:string-value="INSERT INTO Modules (Id, Name, DepartmentId,Points,ModuleTypeId) VALUES (20453,N'מבוא למדעי המחשב ושפת Java א','C2613D27-3520-43FC-B118-5734704359B8', 6, 'A8ED06D7-DFC5-4E57-86BD-CA4EE3E0F370')">
            <text:p>INSERT INTO Modules (Id, Name, DepartmentId,Points,ModuleTypeId) VALUES (20453,N'מבוא למדעי המחשב ושפת Java א','C2613D27-3520-43FC-B118-5734704359B8', 6, 'A8ED06D7-DFC5-4E57-86BD-CA4EE3E0F370')</text:p>
          </table:table-cell>
          <table:table-cell table:formula="oooc:=IF([.I306]=[.$O$5];[.$P$6];IF(ISERR(FIND([.$O$6];[.K306])) = 0;[.$P$5];IF(ISERR(FIND([.$O$7];[.K30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שלמה למשוואות דיפרנציאליות רגילות (20293) [Note 24] <text:s/>[Note 63] <text:s/></text:p>
          </table:table-cell>
          <table:table-cell table:formula="oooc:=FIND(&quot;[Note&quot;;[.A307])" office:value-type="float" office:value="44">
            <text:p>44</text:p>
          </table:table-cell>
          <table:table-cell table:formula="oooc:=IF(ISERR([.B307]);LEN([.A307]);[.B307]-1)" office:value-type="float" office:value="43">
            <text:p>43</text:p>
          </table:table-cell>
          <table:table-cell table:formula="oooc:=TRIM(LEFT([.A307];[.C307]))" office:value-type="string" office:string-value="השלמה למשוואות דיפרנציאליות רגילות (20293)">
            <text:p>השלמה למשוואות דיפרנציאליות רגילות (20293)</text:p>
          </table:table-cell>
          <table:table-cell table:formula="oooc:=FIND(&quot;(&quot;;[.D307])" office:value-type="float" office:value="36">
            <text:p>36</text:p>
          </table:table-cell>
          <table:table-cell table:formula="oooc:=TRIM(LEFT([.D307];[.E307]-1))" office:value-type="string" office:string-value="השלמה למשוואות דיפרנציאליות רגילות">
            <text:p>השלמה למשוואות דיפרנציאליות רגילות</text:p>
          </table:table-cell>
          <table:table-cell table:formula="oooc:=LEFT(RIGHT([.D307];6);5)" office:value-type="string" office:string-value="20293">
            <text:p>2029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7];&quot;'&quot;;&quot;''&quot;)" office:value-type="string" office:string-value="השלמה למשוואות דיפרנציאליות רגילות">
            <text:p>השלמה למשוואות דיפרנציאליות רגילות</text:p>
          </table:table-cell>
          <table:table-cell table:formula="oooc:=&quot;INSERT INTO Modules (Id, Name, DepartmentId,Points,ModuleTypeId) VALUES (&quot;&amp;[.G307]&amp;&quot;,N'&quot;&amp;[.K307]&amp;&quot;','&quot;&amp;[.J307]&amp;&quot;', 6, '&quot; &amp; [.M307] &amp; &quot;')&quot;" office:value-type="string" office:string-value="INSERT INTO Modules (Id, Name, DepartmentId,Points,ModuleTypeId) VALUES (20293,N'השלמה למשוואות דיפרנציאליות רגילות','C2613D27-3520-43FC-B118-5734704359B8', 6, 'A8ED06D7-DFC5-4E57-86BD-CA4EE3E0F370')">
            <text:p>INSERT INTO Modules (Id, Name, DepartmentId,Points,ModuleTypeId) VALUES (20293,N'השלמה למשוואות דיפרנציאליות רגילות','C2613D27-3520-43FC-B118-5734704359B8', 6, 'A8ED06D7-DFC5-4E57-86BD-CA4EE3E0F370')</text:p>
          </table:table-cell>
          <table:table-cell table:formula="oooc:=IF([.I307]=[.$O$5];[.$P$6];IF(ISERR(FIND([.$O$6];[.K307])) = 0;[.$P$5];IF(ISERR(FIND([.$O$7];[.K30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דנה בתכנות מתקדם בשפת Java (20503) [Note 19] <text:s/>[Note 30] <text:s/></text:p>
          </table:table-cell>
          <table:table-cell table:formula="oooc:=FIND(&quot;[Note&quot;;[.A308])" office:value-type="float" office:value="37">
            <text:p>37</text:p>
          </table:table-cell>
          <table:table-cell table:formula="oooc:=IF(ISERR([.B308]);LEN([.A308]);[.B308]-1)" office:value-type="float" office:value="36">
            <text:p>36</text:p>
          </table:table-cell>
          <table:table-cell table:formula="oooc:=TRIM(LEFT([.A308];[.C308]))" office:value-type="string" office:string-value="סדנה בתכנות מתקדם בשפת Java (20503)">
            <text:p>סדנה בתכנות מתקדם בשפת Java (20503)</text:p>
          </table:table-cell>
          <table:table-cell table:formula="oooc:=FIND(&quot;(&quot;;[.D308])" office:value-type="float" office:value="29">
            <text:p>29</text:p>
          </table:table-cell>
          <table:table-cell table:formula="oooc:=TRIM(LEFT([.D308];[.E308]-1))" office:value-type="string" office:string-value="סדנה בתכנות מתקדם בשפת Java">
            <text:p>סדנה בתכנות מתקדם בשפת Java</text:p>
          </table:table-cell>
          <table:table-cell table:formula="oooc:=LEFT(RIGHT([.D308];6);5)" office:value-type="string" office:string-value="20503">
            <text:p>2050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8];&quot;'&quot;;&quot;''&quot;)" office:value-type="string" office:string-value="סדנה בתכנות מתקדם בשפת Java">
            <text:p>סדנה בתכנות מתקדם בשפת Java</text:p>
          </table:table-cell>
          <table:table-cell table:formula="oooc:=&quot;INSERT INTO Modules (Id, Name, DepartmentId,Points,ModuleTypeId) VALUES (&quot;&amp;[.G308]&amp;&quot;,N'&quot;&amp;[.K308]&amp;&quot;','&quot;&amp;[.J308]&amp;&quot;', 6, '&quot; &amp; [.M308] &amp; &quot;')&quot;" office:value-type="string" office:string-value="INSERT INTO Modules (Id, Name, DepartmentId,Points,ModuleTypeId) VALUES (20503,N'סדנה בתכנות מתקדם בשפת Java','C2613D27-3520-43FC-B118-5734704359B8', 6, '1B16BD54-6D52-4136-9447-5E977484531D')">
            <text:p>INSERT INTO Modules (Id, Name, DepartmentId,Points,ModuleTypeId) VALUES (20503,N'סדנה בתכנות מתקדם בשפת Java','C2613D27-3520-43FC-B118-5734704359B8', 6, '1B16BD54-6D52-4136-9447-5E977484531D')</text:p>
          </table:table-cell>
          <table:table-cell table:formula="oooc:=IF([.I308]=[.$O$5];[.$P$6];IF(ISERR(FIND([.$O$6];[.K308])) = 0;[.$P$5];IF(ISERR(FIND([.$O$7];[.K308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מבוא לקריפטוגרפיה (20580)</text:p>
          </table:table-cell>
          <table:table-cell table:formula="oooc:=FIND(&quot;[Note&quot;;[.A309])" office:value-type="float" office:value="0">
            <text:p>#VALUE!</text:p>
          </table:table-cell>
          <table:table-cell table:formula="oooc:=IF(ISERR([.B309]);LEN([.A309]);[.B309]-1)" office:value-type="float" office:value="25">
            <text:p>25</text:p>
          </table:table-cell>
          <table:table-cell table:formula="oooc:=TRIM(LEFT([.A309];[.C309]))" office:value-type="string" office:string-value="מבוא לקריפטוגרפיה (20580)">
            <text:p>מבוא לקריפטוגרפיה (20580)</text:p>
          </table:table-cell>
          <table:table-cell table:formula="oooc:=FIND(&quot;(&quot;;[.D309])" office:value-type="float" office:value="19">
            <text:p>19</text:p>
          </table:table-cell>
          <table:table-cell table:formula="oooc:=TRIM(LEFT([.D309];[.E309]-1))" office:value-type="string" office:string-value="מבוא לקריפטוגרפיה">
            <text:p>מבוא לקריפטוגרפיה</text:p>
          </table:table-cell>
          <table:table-cell table:formula="oooc:=LEFT(RIGHT([.D309];6);5)" office:value-type="string" office:string-value="20580">
            <text:p>2058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09];&quot;'&quot;;&quot;''&quot;)" office:value-type="string" office:string-value="מבוא לקריפטוגרפיה">
            <text:p>מבוא לקריפטוגרפיה</text:p>
          </table:table-cell>
          <table:table-cell table:formula="oooc:=&quot;INSERT INTO Modules (Id, Name, DepartmentId,Points,ModuleTypeId) VALUES (&quot;&amp;[.G309]&amp;&quot;,N'&quot;&amp;[.K309]&amp;&quot;','&quot;&amp;[.J309]&amp;&quot;', 6, '&quot; &amp; [.M309] &amp; &quot;')&quot;" office:value-type="string" office:string-value="INSERT INTO Modules (Id, Name, DepartmentId,Points,ModuleTypeId) VALUES (20580,N'מבוא לקריפטוגרפיה','C2613D27-3520-43FC-B118-5734704359B8', 6, 'A8ED06D7-DFC5-4E57-86BD-CA4EE3E0F370')">
            <text:p>INSERT INTO Modules (Id, Name, DepartmentId,Points,ModuleTypeId) VALUES (20580,N'מבוא לקריפטוגרפיה','C2613D27-3520-43FC-B118-5734704359B8', 6, 'A8ED06D7-DFC5-4E57-86BD-CA4EE3E0F370')</text:p>
          </table:table-cell>
          <table:table-cell table:formula="oooc:=IF([.I309]=[.$O$5];[.$P$6];IF(ISERR(FIND([.$O$6];[.K309])) = 0;[.$P$5];IF(ISERR(FIND([.$O$7];[.K30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רגון המחשב ותכנותו (20420) [Note 50] <text:s/></text:p>
          </table:table-cell>
          <table:table-cell table:formula="oooc:=FIND(&quot;[Note&quot;;[.A310])" office:value-type="float" office:value="29">
            <text:p>29</text:p>
          </table:table-cell>
          <table:table-cell table:formula="oooc:=IF(ISERR([.B310]);LEN([.A310]);[.B310]-1)" office:value-type="float" office:value="28">
            <text:p>28</text:p>
          </table:table-cell>
          <table:table-cell table:formula="oooc:=TRIM(LEFT([.A310];[.C310]))" office:value-type="string" office:string-value="ארגון המחשב ותכנותו (20420)">
            <text:p>ארגון המחשב ותכנותו (20420)</text:p>
          </table:table-cell>
          <table:table-cell table:formula="oooc:=FIND(&quot;(&quot;;[.D310])" office:value-type="float" office:value="21">
            <text:p>21</text:p>
          </table:table-cell>
          <table:table-cell table:formula="oooc:=TRIM(LEFT([.D310];[.E310]-1))" office:value-type="string" office:string-value="ארגון המחשב ותכנותו">
            <text:p>ארגון המחשב ותכנותו</text:p>
          </table:table-cell>
          <table:table-cell table:formula="oooc:=LEFT(RIGHT([.D310];6);5)" office:value-type="string" office:string-value="20420">
            <text:p>20420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0];&quot;'&quot;;&quot;''&quot;)" office:value-type="string" office:string-value="ארגון המחשב ותכנותו">
            <text:p>ארגון המחשב ותכנותו</text:p>
          </table:table-cell>
          <table:table-cell table:formula="oooc:=&quot;INSERT INTO Modules (Id, Name, DepartmentId,Points,ModuleTypeId) VALUES (&quot;&amp;[.G310]&amp;&quot;,N'&quot;&amp;[.K310]&amp;&quot;','&quot;&amp;[.J310]&amp;&quot;', 6, '&quot; &amp; [.M310] &amp; &quot;')&quot;" office:value-type="string" office:string-value="INSERT INTO Modules (Id, Name, DepartmentId,Points,ModuleTypeId) VALUES (20420,N'ארגון המחשב ותכנותו','C2613D27-3520-43FC-B118-5734704359B8', 6, 'A8ED06D7-DFC5-4E57-86BD-CA4EE3E0F370')">
            <text:p>INSERT INTO Modules (Id, Name, DepartmentId,Points,ModuleTypeId) VALUES (20420,N'ארגון המחשב ותכנותו','C2613D27-3520-43FC-B118-5734704359B8', 6, 'A8ED06D7-DFC5-4E57-86BD-CA4EE3E0F370')</text:p>
          </table:table-cell>
          <table:table-cell table:formula="oooc:=IF([.I310]=[.$O$5];[.$P$6];IF(ISERR(FIND([.$O$6];[.K310])) = 0;[.$P$5];IF(ISERR(FIND([.$O$7];[.K31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ן דיפרנציאלי לתלמידי כלכלה וניהול (10142) [Note 13] <text:s/>[Note 24] <text:s/>[Note 36] <text:s/>[Note 38] <text:s/></text:p>
          </table:table-cell>
          <table:table-cell table:formula="oooc:=FIND(&quot;[Note&quot;;[.A311])" office:value-type="float" office:value="47">
            <text:p>47</text:p>
          </table:table-cell>
          <table:table-cell table:formula="oooc:=IF(ISERR([.B311]);LEN([.A311]);[.B311]-1)" office:value-type="float" office:value="46">
            <text:p>46</text:p>
          </table:table-cell>
          <table:table-cell table:formula="oooc:=TRIM(LEFT([.A311];[.C311]))" office:value-type="string" office:string-value="חשבון דיפרנציאלי לתלמידי כלכלה וניהול (10142)">
            <text:p>חשבון דיפרנציאלי לתלמידי כלכלה וניהול (10142)</text:p>
          </table:table-cell>
          <table:table-cell table:formula="oooc:=FIND(&quot;(&quot;;[.D311])" office:value-type="float" office:value="39">
            <text:p>39</text:p>
          </table:table-cell>
          <table:table-cell table:formula="oooc:=TRIM(LEFT([.D311];[.E311]-1))" office:value-type="string" office:string-value="חשבון דיפרנציאלי לתלמידי כלכלה וניהול">
            <text:p>חשבון דיפרנציאלי לתלמידי כלכלה וניהול</text:p>
          </table:table-cell>
          <table:table-cell table:formula="oooc:=LEFT(RIGHT([.D311];6);5)" office:value-type="string" office:string-value="10142">
            <text:p>1014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1];&quot;'&quot;;&quot;''&quot;)" office:value-type="string" office:string-value="חשבון דיפרנציאלי לתלמידי כלכלה וניהול">
            <text:p>חשבון דיפרנציאלי לתלמידי כלכלה וניהול</text:p>
          </table:table-cell>
          <table:table-cell table:formula="oooc:=&quot;INSERT INTO Modules (Id, Name, DepartmentId,Points,ModuleTypeId) VALUES (&quot;&amp;[.G311]&amp;&quot;,N'&quot;&amp;[.K311]&amp;&quot;','&quot;&amp;[.J311]&amp;&quot;', 6, '&quot; &amp; [.M311] &amp; &quot;')&quot;" office:value-type="string" office:string-value="INSERT INTO Modules (Id, Name, DepartmentId,Points,ModuleTypeId) VALUES (10142,N'חשבון דיפרנציאלי לתלמידי כלכלה וניהול','C2613D27-3520-43FC-B118-5734704359B8', 6, 'A8ED06D7-DFC5-4E57-86BD-CA4EE3E0F370')">
            <text:p>INSERT INTO Modules (Id, Name, DepartmentId,Points,ModuleTypeId) VALUES (10142,N'חשבון דיפרנציאלי לתלמידי כלכלה וניהול','C2613D27-3520-43FC-B118-5734704359B8', 6, 'A8ED06D7-DFC5-4E57-86BD-CA4EE3E0F370')</text:p>
          </table:table-cell>
          <table:table-cell table:formula="oooc:=IF([.I311]=[.$O$5];[.$P$6];IF(ISERR(FIND([.$O$6];[.K311])) = 0;[.$P$5];IF(ISERR(FIND([.$O$7];[.K31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ני נתונים (20433) [Note 24] <text:s/>[Note 50] <text:s/>[Note 58] <text:s/></text:p>
          </table:table-cell>
          <table:table-cell table:formula="oooc:=FIND(&quot;[Note&quot;;[.A312])" office:value-type="float" office:value="21">
            <text:p>21</text:p>
          </table:table-cell>
          <table:table-cell table:formula="oooc:=IF(ISERR([.B312]);LEN([.A312]);[.B312]-1)" office:value-type="float" office:value="20">
            <text:p>20</text:p>
          </table:table-cell>
          <table:table-cell table:formula="oooc:=TRIM(LEFT([.A312];[.C312]))" office:value-type="string" office:string-value="מבני נתונים (20433)">
            <text:p>מבני נתונים (20433)</text:p>
          </table:table-cell>
          <table:table-cell table:formula="oooc:=FIND(&quot;(&quot;;[.D312])" office:value-type="float" office:value="13">
            <text:p>13</text:p>
          </table:table-cell>
          <table:table-cell table:formula="oooc:=TRIM(LEFT([.D312];[.E312]-1))" office:value-type="string" office:string-value="מבני נתונים">
            <text:p>מבני נתונים</text:p>
          </table:table-cell>
          <table:table-cell table:formula="oooc:=LEFT(RIGHT([.D312];6);5)" office:value-type="string" office:string-value="20433">
            <text:p>2043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2];&quot;'&quot;;&quot;''&quot;)" office:value-type="string" office:string-value="מבני נתונים">
            <text:p>מבני נתונים</text:p>
          </table:table-cell>
          <table:table-cell table:formula="oooc:=&quot;INSERT INTO Modules (Id, Name, DepartmentId,Points,ModuleTypeId) VALUES (&quot;&amp;[.G312]&amp;&quot;,N'&quot;&amp;[.K312]&amp;&quot;','&quot;&amp;[.J312]&amp;&quot;', 6, '&quot; &amp; [.M312] &amp; &quot;')&quot;" office:value-type="string" office:string-value="INSERT INTO Modules (Id, Name, DepartmentId,Points,ModuleTypeId) VALUES (20433,N'מבני נתונים','C2613D27-3520-43FC-B118-5734704359B8', 6, 'A8ED06D7-DFC5-4E57-86BD-CA4EE3E0F370')">
            <text:p>INSERT INTO Modules (Id, Name, DepartmentId,Points,ModuleTypeId) VALUES (20433,N'מבני נתונים','C2613D27-3520-43FC-B118-5734704359B8', 6, 'A8ED06D7-DFC5-4E57-86BD-CA4EE3E0F370')</text:p>
          </table:table-cell>
          <table:table-cell table:formula="oooc:=IF([.I312]=[.$O$5];[.$P$6];IF(ISERR(FIND([.$O$6];[.K312])) = 0;[.$P$5];IF(ISERR(FIND([.$O$7];[.K31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דעי המחשב ושפת Java (20441) [Note 9] <text:s/>[Note 24] <text:s/>[Note 50] <text:s/></text:p>
          </table:table-cell>
          <table:table-cell table:formula="oooc:=FIND(&quot;[Note&quot;;[.A313])" office:value-type="float" office:value="36">
            <text:p>36</text:p>
          </table:table-cell>
          <table:table-cell table:formula="oooc:=IF(ISERR([.B313]);LEN([.A313]);[.B313]-1)" office:value-type="float" office:value="35">
            <text:p>35</text:p>
          </table:table-cell>
          <table:table-cell table:formula="oooc:=TRIM(LEFT([.A313];[.C313]))" office:value-type="string" office:string-value="מבוא למדעי המחשב ושפת Java (20441)">
            <text:p>מבוא למדעי המחשב ושפת Java (20441)</text:p>
          </table:table-cell>
          <table:table-cell table:formula="oooc:=FIND(&quot;(&quot;;[.D313])" office:value-type="float" office:value="28">
            <text:p>28</text:p>
          </table:table-cell>
          <table:table-cell table:formula="oooc:=TRIM(LEFT([.D313];[.E313]-1))" office:value-type="string" office:string-value="מבוא למדעי המחשב ושפת Java">
            <text:p>מבוא למדעי המחשב ושפת Java</text:p>
          </table:table-cell>
          <table:table-cell table:formula="oooc:=LEFT(RIGHT([.D313];6);5)" office:value-type="string" office:string-value="20441">
            <text:p>2044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3];&quot;'&quot;;&quot;''&quot;)" office:value-type="string" office:string-value="מבוא למדעי המחשב ושפת Java">
            <text:p>מבוא למדעי המחשב ושפת Java</text:p>
          </table:table-cell>
          <table:table-cell table:formula="oooc:=&quot;INSERT INTO Modules (Id, Name, DepartmentId,Points,ModuleTypeId) VALUES (&quot;&amp;[.G313]&amp;&quot;,N'&quot;&amp;[.K313]&amp;&quot;','&quot;&amp;[.J313]&amp;&quot;', 6, '&quot; &amp; [.M313] &amp; &quot;')&quot;" office:value-type="string" office:string-value="INSERT INTO Modules (Id, Name, DepartmentId,Points,ModuleTypeId) VALUES (20441,N'מבוא למדעי המחשב ושפת Java','C2613D27-3520-43FC-B118-5734704359B8', 6, 'A8ED06D7-DFC5-4E57-86BD-CA4EE3E0F370')">
            <text:p>INSERT INTO Modules (Id, Name, DepartmentId,Points,ModuleTypeId) VALUES (20441,N'מבוא למדעי המחשב ושפת Java','C2613D27-3520-43FC-B118-5734704359B8', 6, 'A8ED06D7-DFC5-4E57-86BD-CA4EE3E0F370')</text:p>
          </table:table-cell>
          <table:table-cell table:formula="oooc:=IF([.I313]=[.$O$5];[.$P$6];IF(ISERR(FIND([.$O$6];[.K313])) = 0;[.$P$5];IF(ISERR(FIND([.$O$7];[.K31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חישוביות (20370) [Note 19] <text:s/></text:p>
          </table:table-cell>
          <table:table-cell table:formula="oooc:=FIND(&quot;[Note&quot;;[.A314])" office:value-type="float" office:value="25">
            <text:p>25</text:p>
          </table:table-cell>
          <table:table-cell table:formula="oooc:=IF(ISERR([.B314]);LEN([.A314]);[.B314]-1)" office:value-type="float" office:value="24">
            <text:p>24</text:p>
          </table:table-cell>
          <table:table-cell table:formula="oooc:=TRIM(LEFT([.A314];[.C314]))" office:value-type="string" office:string-value="סמינר בחישוביות (20370)">
            <text:p>סמינר בחישוביות (20370)</text:p>
          </table:table-cell>
          <table:table-cell table:formula="oooc:=FIND(&quot;(&quot;;[.D314])" office:value-type="float" office:value="17">
            <text:p>17</text:p>
          </table:table-cell>
          <table:table-cell table:formula="oooc:=TRIM(LEFT([.D314];[.E314]-1))" office:value-type="string" office:string-value="סמינר בחישוביות">
            <text:p>סמינר בחישוביות</text:p>
          </table:table-cell>
          <table:table-cell table:formula="oooc:=LEFT(RIGHT([.D314];6);5)" office:value-type="string" office:string-value="20370">
            <text:p>2037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4];&quot;'&quot;;&quot;''&quot;)" office:value-type="string" office:string-value="סמינר בחישוביות">
            <text:p>סמינר בחישוביות</text:p>
          </table:table-cell>
          <table:table-cell table:formula="oooc:=&quot;INSERT INTO Modules (Id, Name, DepartmentId,Points,ModuleTypeId) VALUES (&quot;&amp;[.G314]&amp;&quot;,N'&quot;&amp;[.K314]&amp;&quot;','&quot;&amp;[.J314]&amp;&quot;', 6, '&quot; &amp; [.M314] &amp; &quot;')&quot;" office:value-type="string" office:string-value="INSERT INTO Modules (Id, Name, DepartmentId,Points,ModuleTypeId) VALUES (20370,N'סמינר בחישוביות','C2613D27-3520-43FC-B118-5734704359B8', 6, '1B16BD54-6D52-4136-9447-5E977484531D')">
            <text:p>INSERT INTO Modules (Id, Name, DepartmentId,Points,ModuleTypeId) VALUES (20370,N'סמינר בחישוביות','C2613D27-3520-43FC-B118-5734704359B8', 6, '1B16BD54-6D52-4136-9447-5E977484531D')</text:p>
          </table:table-cell>
          <table:table-cell table:formula="oooc:=IF([.I314]=[.$O$5];[.$P$6];IF(ISERR(FIND([.$O$6];[.K314])) = 0;[.$P$5];IF(ISERR(FIND([.$O$7];[.K314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 באנליזה נומרית (20369) [Note 19] <text:s/></text:p>
          </table:table-cell>
          <table:table-cell table:formula="oooc:=FIND(&quot;[Note&quot;;[.A315])" office:value-type="float" office:value="30">
            <text:p>30</text:p>
          </table:table-cell>
          <table:table-cell table:formula="oooc:=IF(ISERR([.B315]);LEN([.A315]);[.B315]-1)" office:value-type="float" office:value="29">
            <text:p>29</text:p>
          </table:table-cell>
          <table:table-cell table:formula="oooc:=TRIM(LEFT([.A315];[.C315]))" office:value-type="string" office:string-value="סמינר באנליזה נומרית (20369)">
            <text:p>סמינר באנליזה נומרית (20369)</text:p>
          </table:table-cell>
          <table:table-cell table:formula="oooc:=FIND(&quot;(&quot;;[.D315])" office:value-type="float" office:value="22">
            <text:p>22</text:p>
          </table:table-cell>
          <table:table-cell table:formula="oooc:=TRIM(LEFT([.D315];[.E315]-1))" office:value-type="string" office:string-value="סמינר באנליזה נומרית">
            <text:p>סמינר באנליזה נומרית</text:p>
          </table:table-cell>
          <table:table-cell table:formula="oooc:=LEFT(RIGHT([.D315];6);5)" office:value-type="string" office:string-value="20369">
            <text:p>20369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5];&quot;'&quot;;&quot;''&quot;)" office:value-type="string" office:string-value="סמינר באנליזה נומרית">
            <text:p>סמינר באנליזה נומרית</text:p>
          </table:table-cell>
          <table:table-cell table:formula="oooc:=&quot;INSERT INTO Modules (Id, Name, DepartmentId,Points,ModuleTypeId) VALUES (&quot;&amp;[.G315]&amp;&quot;,N'&quot;&amp;[.K315]&amp;&quot;','&quot;&amp;[.J315]&amp;&quot;', 6, '&quot; &amp; [.M315] &amp; &quot;')&quot;" office:value-type="string" office:string-value="INSERT INTO Modules (Id, Name, DepartmentId,Points,ModuleTypeId) VALUES (20369,N'סמינר באנליזה נומרית','C2613D27-3520-43FC-B118-5734704359B8', 6, '1B16BD54-6D52-4136-9447-5E977484531D')">
            <text:p>INSERT INTO Modules (Id, Name, DepartmentId,Points,ModuleTypeId) VALUES (20369,N'סמינר באנליזה נומרית','C2613D27-3520-43FC-B118-5734704359B8', 6, '1B16BD54-6D52-4136-9447-5E977484531D')</text:p>
          </table:table-cell>
          <table:table-cell table:formula="oooc:=IF([.I315]=[.$O$5];[.$P$6];IF(ISERR(FIND([.$O$6];[.K315])) = 0;[.$P$5];IF(ISERR(FIND([.$O$7];[.K31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יישומי מחשב למדעי הרוח (10160) [Note 10] <text:s/></text:p>
          </table:table-cell>
          <table:table-cell table:formula="oooc:=FIND(&quot;[Note&quot;;[.A316])" office:value-type="float" office:value="32">
            <text:p>32</text:p>
          </table:table-cell>
          <table:table-cell table:formula="oooc:=IF(ISERR([.B316]);LEN([.A316]);[.B316]-1)" office:value-type="float" office:value="31">
            <text:p>31</text:p>
          </table:table-cell>
          <table:table-cell table:formula="oooc:=TRIM(LEFT([.A316];[.C316]))" office:value-type="string" office:string-value="יישומי מחשב למדעי הרוח (10160)">
            <text:p>יישומי מחשב למדעי הרוח (10160)</text:p>
          </table:table-cell>
          <table:table-cell table:formula="oooc:=FIND(&quot;(&quot;;[.D316])" office:value-type="float" office:value="24">
            <text:p>24</text:p>
          </table:table-cell>
          <table:table-cell table:formula="oooc:=TRIM(LEFT([.D316];[.E316]-1))" office:value-type="string" office:string-value="יישומי מחשב למדעי הרוח">
            <text:p>יישומי מחשב למדעי הרוח</text:p>
          </table:table-cell>
          <table:table-cell table:formula="oooc:=LEFT(RIGHT([.D316];6);5)" office:value-type="string" office:string-value="10160">
            <text:p>1016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6];&quot;'&quot;;&quot;''&quot;)" office:value-type="string" office:string-value="יישומי מחשב למדעי הרוח">
            <text:p>יישומי מחשב למדעי הרוח</text:p>
          </table:table-cell>
          <table:table-cell table:formula="oooc:=&quot;INSERT INTO Modules (Id, Name, DepartmentId,Points,ModuleTypeId) VALUES (&quot;&amp;[.G316]&amp;&quot;,N'&quot;&amp;[.K316]&amp;&quot;','&quot;&amp;[.J316]&amp;&quot;', 6, '&quot; &amp; [.M316] &amp; &quot;')&quot;" office:value-type="string" office:string-value="INSERT INTO Modules (Id, Name, DepartmentId,Points,ModuleTypeId) VALUES (10160,N'יישומי מחשב למדעי הרוח','C2613D27-3520-43FC-B118-5734704359B8', 6, 'A8ED06D7-DFC5-4E57-86BD-CA4EE3E0F370')">
            <text:p>INSERT INTO Modules (Id, Name, DepartmentId,Points,ModuleTypeId) VALUES (10160,N'יישומי מחשב למדעי הרוח','C2613D27-3520-43FC-B118-5734704359B8', 6, 'A8ED06D7-DFC5-4E57-86BD-CA4EE3E0F370')</text:p>
          </table:table-cell>
          <table:table-cell table:formula="oooc:=IF([.I316]=[.$O$5];[.$P$6];IF(ISERR(FIND([.$O$6];[.K316])) = 0;[.$P$5];IF(ISERR(FIND([.$O$7];[.K31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אלגוריתמים (20390) [Note 19] <text:s/></text:p>
          </table:table-cell>
          <table:table-cell table:formula="oooc:=FIND(&quot;[Note&quot;;[.A317])" office:value-type="float" office:value="27">
            <text:p>27</text:p>
          </table:table-cell>
          <table:table-cell table:formula="oooc:=IF(ISERR([.B317]);LEN([.A317]);[.B317]-1)" office:value-type="float" office:value="26">
            <text:p>26</text:p>
          </table:table-cell>
          <table:table-cell table:formula="oooc:=TRIM(LEFT([.A317];[.C317]))" office:value-type="string" office:string-value="סמינר באלגוריתמים (20390)">
            <text:p>סמינר באלגוריתמים (20390)</text:p>
          </table:table-cell>
          <table:table-cell table:formula="oooc:=FIND(&quot;(&quot;;[.D317])" office:value-type="float" office:value="19">
            <text:p>19</text:p>
          </table:table-cell>
          <table:table-cell table:formula="oooc:=TRIM(LEFT([.D317];[.E317]-1))" office:value-type="string" office:string-value="סמינר באלגוריתמים">
            <text:p>סמינר באלגוריתמים</text:p>
          </table:table-cell>
          <table:table-cell table:formula="oooc:=LEFT(RIGHT([.D317];6);5)" office:value-type="string" office:string-value="20390">
            <text:p>20390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7];&quot;'&quot;;&quot;''&quot;)" office:value-type="string" office:string-value="סמינר באלגוריתמים">
            <text:p>סמינר באלגוריתמים</text:p>
          </table:table-cell>
          <table:table-cell table:formula="oooc:=&quot;INSERT INTO Modules (Id, Name, DepartmentId,Points,ModuleTypeId) VALUES (&quot;&amp;[.G317]&amp;&quot;,N'&quot;&amp;[.K317]&amp;&quot;','&quot;&amp;[.J317]&amp;&quot;', 6, '&quot; &amp; [.M317] &amp; &quot;')&quot;" office:value-type="string" office:string-value="INSERT INTO Modules (Id, Name, DepartmentId,Points,ModuleTypeId) VALUES (20390,N'סמינר באלגוריתמים','C2613D27-3520-43FC-B118-5734704359B8', 6, '1B16BD54-6D52-4136-9447-5E977484531D')">
            <text:p>INSERT INTO Modules (Id, Name, DepartmentId,Points,ModuleTypeId) VALUES (20390,N'סמינר באלגוריתמים','C2613D27-3520-43FC-B118-5734704359B8', 6, '1B16BD54-6D52-4136-9447-5E977484531D')</text:p>
          </table:table-cell>
          <table:table-cell table:formula="oooc:=IF([.I317]=[.$O$5];[.$P$6];IF(ISERR(FIND([.$O$6];[.K317])) = 0;[.$P$5];IF(ISERR(FIND([.$O$7];[.K317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חשבון אינפיניטסימלי II (20212) [Note 24] <text:s/></text:p>
          </table:table-cell>
          <table:table-cell table:formula="oooc:=FIND(&quot;[Note&quot;;[.A318])" office:value-type="float" office:value="32">
            <text:p>32</text:p>
          </table:table-cell>
          <table:table-cell table:formula="oooc:=IF(ISERR([.B318]);LEN([.A318]);[.B318]-1)" office:value-type="float" office:value="31">
            <text:p>31</text:p>
          </table:table-cell>
          <table:table-cell table:formula="oooc:=TRIM(LEFT([.A318];[.C318]))" office:value-type="string" office:string-value="חשבון אינפיניטסימלי II (20212)">
            <text:p>חשבון אינפיניטסימלי II (20212)</text:p>
          </table:table-cell>
          <table:table-cell table:formula="oooc:=FIND(&quot;(&quot;;[.D318])" office:value-type="float" office:value="24">
            <text:p>24</text:p>
          </table:table-cell>
          <table:table-cell table:formula="oooc:=TRIM(LEFT([.D318];[.E318]-1))" office:value-type="string" office:string-value="חשבון אינפיניטסימלי II">
            <text:p>חשבון אינפיניטסימלי II</text:p>
          </table:table-cell>
          <table:table-cell table:formula="oooc:=LEFT(RIGHT([.D318];6);5)" office:value-type="string" office:string-value="20212">
            <text:p>20212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8];&quot;'&quot;;&quot;''&quot;)" office:value-type="string" office:string-value="חשבון אינפיניטסימלי II">
            <text:p>חשבון אינפיניטסימלי II</text:p>
          </table:table-cell>
          <table:table-cell table:formula="oooc:=&quot;INSERT INTO Modules (Id, Name, DepartmentId,Points,ModuleTypeId) VALUES (&quot;&amp;[.G318]&amp;&quot;,N'&quot;&amp;[.K318]&amp;&quot;','&quot;&amp;[.J318]&amp;&quot;', 6, '&quot; &amp; [.M318] &amp; &quot;')&quot;" office:value-type="string" office:string-value="INSERT INTO Modules (Id, Name, DepartmentId,Points,ModuleTypeId) VALUES (20212,N'חשבון אינפיניטסימלי II','C2613D27-3520-43FC-B118-5734704359B8', 6, 'A8ED06D7-DFC5-4E57-86BD-CA4EE3E0F370')">
            <text:p>INSERT INTO Modules (Id, Name, DepartmentId,Points,ModuleTypeId) VALUES (20212,N'חשבון אינפיניטסימלי II','C2613D27-3520-43FC-B118-5734704359B8', 6, 'A8ED06D7-DFC5-4E57-86BD-CA4EE3E0F370')</text:p>
          </table:table-cell>
          <table:table-cell table:formula="oooc:=IF([.I318]=[.$O$5];[.$P$6];IF(ISERR(FIND([.$O$6];[.K318])) = 0;[.$P$5];IF(ISERR(FIND([.$O$7];[.K31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סתברות לתלמידי מדעי המחשב (20425) [Note 24] <text:s/></text:p>
          </table:table-cell>
          <table:table-cell table:formula="oooc:=FIND(&quot;[Note&quot;;[.A319])" office:value-type="float" office:value="36">
            <text:p>36</text:p>
          </table:table-cell>
          <table:table-cell table:formula="oooc:=IF(ISERR([.B319]);LEN([.A319]);[.B319]-1)" office:value-type="float" office:value="35">
            <text:p>35</text:p>
          </table:table-cell>
          <table:table-cell table:formula="oooc:=TRIM(LEFT([.A319];[.C319]))" office:value-type="string" office:string-value="הסתברות לתלמידי מדעי המחשב (20425)">
            <text:p>הסתברות לתלמידי מדעי המחשב (20425)</text:p>
          </table:table-cell>
          <table:table-cell table:formula="oooc:=FIND(&quot;(&quot;;[.D319])" office:value-type="float" office:value="28">
            <text:p>28</text:p>
          </table:table-cell>
          <table:table-cell table:formula="oooc:=TRIM(LEFT([.D319];[.E319]-1))" office:value-type="string" office:string-value="הסתברות לתלמידי מדעי המחשב">
            <text:p>הסתברות לתלמידי מדעי המחשב</text:p>
          </table:table-cell>
          <table:table-cell table:formula="oooc:=LEFT(RIGHT([.D319];6);5)" office:value-type="string" office:string-value="20425">
            <text:p>20425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19];&quot;'&quot;;&quot;''&quot;)" office:value-type="string" office:string-value="הסתברות לתלמידי מדעי המחשב">
            <text:p>הסתברות לתלמידי מדעי המחשב</text:p>
          </table:table-cell>
          <table:table-cell table:formula="oooc:=&quot;INSERT INTO Modules (Id, Name, DepartmentId,Points,ModuleTypeId) VALUES (&quot;&amp;[.G319]&amp;&quot;,N'&quot;&amp;[.K319]&amp;&quot;','&quot;&amp;[.J319]&amp;&quot;', 6, '&quot; &amp; [.M319] &amp; &quot;')&quot;" office:value-type="string" office:string-value="INSERT INTO Modules (Id, Name, DepartmentId,Points,ModuleTypeId) VALUES (20425,N'הסתברות לתלמידי מדעי המחשב','C2613D27-3520-43FC-B118-5734704359B8', 6, 'A8ED06D7-DFC5-4E57-86BD-CA4EE3E0F370')">
            <text:p>INSERT INTO Modules (Id, Name, DepartmentId,Points,ModuleTypeId) VALUES (20425,N'הסתברות לתלמידי מדעי המחשב','C2613D27-3520-43FC-B118-5734704359B8', 6, 'A8ED06D7-DFC5-4E57-86BD-CA4EE3E0F370')</text:p>
          </table:table-cell>
          <table:table-cell table:formula="oooc:=IF([.I319]=[.$O$5];[.$P$6];IF(ISERR(FIND([.$O$6];[.K319])) = 0;[.$P$5];IF(ISERR(FIND([.$O$7];[.K31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סטטיסטיקה ולהסתברות לתלמידי מדעים (30203) [Note 24] <text:s/></text:p>
          </table:table-cell>
          <table:table-cell table:formula="oooc:=FIND(&quot;[Note&quot;;[.A320])" office:value-type="float" office:value="49">
            <text:p>49</text:p>
          </table:table-cell>
          <table:table-cell table:formula="oooc:=IF(ISERR([.B320]);LEN([.A320]);[.B320]-1)" office:value-type="float" office:value="48">
            <text:p>48</text:p>
          </table:table-cell>
          <table:table-cell table:formula="oooc:=TRIM(LEFT([.A320];[.C320]))" office:value-type="string" office:string-value="מבוא לסטטיסטיקה ולהסתברות לתלמידי מדעים (30203)">
            <text:p>מבוא לסטטיסטיקה ולהסתברות לתלמידי מדעים (30203)</text:p>
          </table:table-cell>
          <table:table-cell table:formula="oooc:=FIND(&quot;(&quot;;[.D320])" office:value-type="float" office:value="41">
            <text:p>41</text:p>
          </table:table-cell>
          <table:table-cell table:formula="oooc:=TRIM(LEFT([.D320];[.E320]-1))" office:value-type="string" office:string-value="מבוא לסטטיסטיקה ולהסתברות לתלמידי מדעים">
            <text:p>מבוא לסטטיסטיקה ולהסתברות לתלמידי מדעים</text:p>
          </table:table-cell>
          <table:table-cell table:formula="oooc:=LEFT(RIGHT([.D320];6);5)" office:value-type="string" office:string-value="30203">
            <text:p>3020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0];&quot;'&quot;;&quot;''&quot;)" office:value-type="string" office:string-value="מבוא לסטטיסטיקה ולהסתברות לתלמידי מדעים">
            <text:p>מבוא לסטטיסטיקה ולהסתברות לתלמידי מדעים</text:p>
          </table:table-cell>
          <table:table-cell table:formula="oooc:=&quot;INSERT INTO Modules (Id, Name, DepartmentId,Points,ModuleTypeId) VALUES (&quot;&amp;[.G320]&amp;&quot;,N'&quot;&amp;[.K320]&amp;&quot;','&quot;&amp;[.J320]&amp;&quot;', 6, '&quot; &amp; [.M320] &amp; &quot;')&quot;" office:value-type="string" office:string-value="INSERT INTO Modules (Id, Name, DepartmentId,Points,ModuleTypeId) VALUES (30203,N'מבוא לסטטיסטיקה ולהסתברות לתלמידי מדעים','C2613D27-3520-43FC-B118-5734704359B8', 6, 'A8ED06D7-DFC5-4E57-86BD-CA4EE3E0F370')">
            <text:p>INSERT INTO Modules (Id, Name, DepartmentId,Points,ModuleTypeId) VALUES (30203,N'מבוא לסטטיסטיקה ולהסתברות לתלמידי מדעים','C2613D27-3520-43FC-B118-5734704359B8', 6, 'A8ED06D7-DFC5-4E57-86BD-CA4EE3E0F370')</text:p>
          </table:table-cell>
          <table:table-cell table:formula="oooc:=IF([.I320]=[.$O$5];[.$P$6];IF(ISERR(FIND([.$O$6];[.K320])) = 0;[.$P$5];IF(ISERR(FIND([.$O$7];[.K32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שוואות דיפרנציאליות (20218) [Note 24] <text:s/>[Note 54] <text:s/></text:p>
          </table:table-cell>
          <table:table-cell table:formula="oooc:=FIND(&quot;[Note&quot;;[.A321])" office:value-type="float" office:value="36">
            <text:p>36</text:p>
          </table:table-cell>
          <table:table-cell table:formula="oooc:=IF(ISERR([.B321]);LEN([.A321]);[.B321]-1)" office:value-type="float" office:value="35">
            <text:p>35</text:p>
          </table:table-cell>
          <table:table-cell table:formula="oooc:=TRIM(LEFT([.A321];[.C321]))" office:value-type="string" office:string-value="מבוא למשוואות דיפרנציאליות (20218)">
            <text:p>מבוא למשוואות דיפרנציאליות (20218)</text:p>
          </table:table-cell>
          <table:table-cell table:formula="oooc:=FIND(&quot;(&quot;;[.D321])" office:value-type="float" office:value="28">
            <text:p>28</text:p>
          </table:table-cell>
          <table:table-cell table:formula="oooc:=TRIM(LEFT([.D321];[.E321]-1))" office:value-type="string" office:string-value="מבוא למשוואות דיפרנציאליות">
            <text:p>מבוא למשוואות דיפרנציאליות</text:p>
          </table:table-cell>
          <table:table-cell table:formula="oooc:=LEFT(RIGHT([.D321];6);5)" office:value-type="string" office:string-value="20218">
            <text:p>20218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1];&quot;'&quot;;&quot;''&quot;)" office:value-type="string" office:string-value="מבוא למשוואות דיפרנציאליות">
            <text:p>מבוא למשוואות דיפרנציאליות</text:p>
          </table:table-cell>
          <table:table-cell table:formula="oooc:=&quot;INSERT INTO Modules (Id, Name, DepartmentId,Points,ModuleTypeId) VALUES (&quot;&amp;[.G321]&amp;&quot;,N'&quot;&amp;[.K321]&amp;&quot;','&quot;&amp;[.J321]&amp;&quot;', 6, '&quot; &amp; [.M321] &amp; &quot;')&quot;" office:value-type="string" office:string-value="INSERT INTO Modules (Id, Name, DepartmentId,Points,ModuleTypeId) VALUES (20218,N'מבוא למשוואות דיפרנציאליות','C2613D27-3520-43FC-B118-5734704359B8', 6, 'A8ED06D7-DFC5-4E57-86BD-CA4EE3E0F370')">
            <text:p>INSERT INTO Modules (Id, Name, DepartmentId,Points,ModuleTypeId) VALUES (20218,N'מבוא למשוואות דיפרנציאליות','C2613D27-3520-43FC-B118-5734704359B8', 6, 'A8ED06D7-DFC5-4E57-86BD-CA4EE3E0F370')</text:p>
          </table:table-cell>
          <table:table-cell table:formula="oooc:=IF([.I321]=[.$O$5];[.$P$6];IF(ISERR(FIND([.$O$6];[.K321])) = 0;[.$P$5];IF(ISERR(FIND([.$O$7];[.K32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קבוצות (20281) [Note 24] <text:s/></text:p>
          </table:table-cell>
          <table:table-cell table:formula="oooc:=FIND(&quot;[Note&quot;;[.A322])" office:value-type="float" office:value="22">
            <text:p>22</text:p>
          </table:table-cell>
          <table:table-cell table:formula="oooc:=IF(ISERR([.B322]);LEN([.A322]);[.B322]-1)" office:value-type="float" office:value="21">
            <text:p>21</text:p>
          </table:table-cell>
          <table:table-cell table:formula="oooc:=TRIM(LEFT([.A322];[.C322]))" office:value-type="string" office:string-value="תורת הקבוצות (20281)">
            <text:p>תורת הקבוצות (20281)</text:p>
          </table:table-cell>
          <table:table-cell table:formula="oooc:=FIND(&quot;(&quot;;[.D322])" office:value-type="float" office:value="14">
            <text:p>14</text:p>
          </table:table-cell>
          <table:table-cell table:formula="oooc:=TRIM(LEFT([.D322];[.E322]-1))" office:value-type="string" office:string-value="תורת הקבוצות">
            <text:p>תורת הקבוצות</text:p>
          </table:table-cell>
          <table:table-cell table:formula="oooc:=LEFT(RIGHT([.D322];6);5)" office:value-type="string" office:string-value="20281">
            <text:p>2028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2];&quot;'&quot;;&quot;''&quot;)" office:value-type="string" office:string-value="תורת הקבוצות">
            <text:p>תורת הקבוצות</text:p>
          </table:table-cell>
          <table:table-cell table:formula="oooc:=&quot;INSERT INTO Modules (Id, Name, DepartmentId,Points,ModuleTypeId) VALUES (&quot;&amp;[.G322]&amp;&quot;,N'&quot;&amp;[.K322]&amp;&quot;','&quot;&amp;[.J322]&amp;&quot;', 6, '&quot; &amp; [.M322] &amp; &quot;')&quot;" office:value-type="string" office:string-value="INSERT INTO Modules (Id, Name, DepartmentId,Points,ModuleTypeId) VALUES (20281,N'תורת הקבוצות','C2613D27-3520-43FC-B118-5734704359B8', 6, 'A8ED06D7-DFC5-4E57-86BD-CA4EE3E0F370')">
            <text:p>INSERT INTO Modules (Id, Name, DepartmentId,Points,ModuleTypeId) VALUES (20281,N'תורת הקבוצות','C2613D27-3520-43FC-B118-5734704359B8', 6, 'A8ED06D7-DFC5-4E57-86BD-CA4EE3E0F370')</text:p>
          </table:table-cell>
          <table:table-cell table:formula="oooc:=IF([.I322]=[.$O$5];[.$P$6];IF(ISERR(FIND([.$O$6];[.K322])) = 0;[.$P$5];IF(ISERR(FIND([.$O$7];[.K32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וטומטים ושפות פורמליות (20440) [Note 24] <text:s/></text:p>
          </table:table-cell>
          <table:table-cell table:formula="oooc:=FIND(&quot;[Note&quot;;[.A323])" office:value-type="float" office:value="33">
            <text:p>33</text:p>
          </table:table-cell>
          <table:table-cell table:formula="oooc:=IF(ISERR([.B323]);LEN([.A323]);[.B323]-1)" office:value-type="float" office:value="32">
            <text:p>32</text:p>
          </table:table-cell>
          <table:table-cell table:formula="oooc:=TRIM(LEFT([.A323];[.C323]))" office:value-type="string" office:string-value="אוטומטים ושפות פורמליות (20440)">
            <text:p>אוטומטים ושפות פורמליות (20440)</text:p>
          </table:table-cell>
          <table:table-cell table:formula="oooc:=FIND(&quot;(&quot;;[.D323])" office:value-type="float" office:value="25">
            <text:p>25</text:p>
          </table:table-cell>
          <table:table-cell table:formula="oooc:=TRIM(LEFT([.D323];[.E323]-1))" office:value-type="string" office:string-value="אוטומטים ושפות פורמליות">
            <text:p>אוטומטים ושפות פורמליות</text:p>
          </table:table-cell>
          <table:table-cell table:formula="oooc:=LEFT(RIGHT([.D323];6);5)" office:value-type="string" office:string-value="20440">
            <text:p>20440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3];&quot;'&quot;;&quot;''&quot;)" office:value-type="string" office:string-value="אוטומטים ושפות פורמליות">
            <text:p>אוטומטים ושפות פורמליות</text:p>
          </table:table-cell>
          <table:table-cell table:formula="oooc:=&quot;INSERT INTO Modules (Id, Name, DepartmentId,Points,ModuleTypeId) VALUES (&quot;&amp;[.G323]&amp;&quot;,N'&quot;&amp;[.K323]&amp;&quot;','&quot;&amp;[.J323]&amp;&quot;', 6, '&quot; &amp; [.M323] &amp; &quot;')&quot;" office:value-type="string" office:string-value="INSERT INTO Modules (Id, Name, DepartmentId,Points,ModuleTypeId) VALUES (20440,N'אוטומטים ושפות פורמליות','C2613D27-3520-43FC-B118-5734704359B8', 6, 'A8ED06D7-DFC5-4E57-86BD-CA4EE3E0F370')">
            <text:p>INSERT INTO Modules (Id, Name, DepartmentId,Points,ModuleTypeId) VALUES (20440,N'אוטומטים ושפות פורמליות','C2613D27-3520-43FC-B118-5734704359B8', 6, 'A8ED06D7-DFC5-4E57-86BD-CA4EE3E0F370')</text:p>
          </table:table-cell>
          <table:table-cell table:formula="oooc:=IF([.I323]=[.$O$5];[.$P$6];IF(ISERR(FIND([.$O$6];[.K323])) = 0;[.$P$5];IF(ISERR(FIND([.$O$7];[.K32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נליזה נומרית (20462) [Note 24] <text:s/></text:p>
          </table:table-cell>
          <table:table-cell table:formula="oooc:=FIND(&quot;[Note&quot;;[.A324])" office:value-type="float" office:value="23">
            <text:p>23</text:p>
          </table:table-cell>
          <table:table-cell table:formula="oooc:=IF(ISERR([.B324]);LEN([.A324]);[.B324]-1)" office:value-type="float" office:value="22">
            <text:p>22</text:p>
          </table:table-cell>
          <table:table-cell table:formula="oooc:=TRIM(LEFT([.A324];[.C324]))" office:value-type="string" office:string-value="אנליזה נומרית (20462)">
            <text:p>אנליזה נומרית (20462)</text:p>
          </table:table-cell>
          <table:table-cell table:formula="oooc:=FIND(&quot;(&quot;;[.D324])" office:value-type="float" office:value="15">
            <text:p>15</text:p>
          </table:table-cell>
          <table:table-cell table:formula="oooc:=TRIM(LEFT([.D324];[.E324]-1))" office:value-type="string" office:string-value="אנליזה נומרית">
            <text:p>אנליזה נומרית</text:p>
          </table:table-cell>
          <table:table-cell table:formula="oooc:=LEFT(RIGHT([.D324];6);5)" office:value-type="string" office:string-value="20462">
            <text:p>20462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4];&quot;'&quot;;&quot;''&quot;)" office:value-type="string" office:string-value="אנליזה נומרית">
            <text:p>אנליזה נומרית</text:p>
          </table:table-cell>
          <table:table-cell table:formula="oooc:=&quot;INSERT INTO Modules (Id, Name, DepartmentId,Points,ModuleTypeId) VALUES (&quot;&amp;[.G324]&amp;&quot;,N'&quot;&amp;[.K324]&amp;&quot;','&quot;&amp;[.J324]&amp;&quot;', 6, '&quot; &amp; [.M324] &amp; &quot;')&quot;" office:value-type="string" office:string-value="INSERT INTO Modules (Id, Name, DepartmentId,Points,ModuleTypeId) VALUES (20462,N'אנליזה נומרית','C2613D27-3520-43FC-B118-5734704359B8', 6, 'A8ED06D7-DFC5-4E57-86BD-CA4EE3E0F370')">
            <text:p>INSERT INTO Modules (Id, Name, DepartmentId,Points,ModuleTypeId) VALUES (20462,N'אנליזה נומרית','C2613D27-3520-43FC-B118-5734704359B8', 6, 'A8ED06D7-DFC5-4E57-86BD-CA4EE3E0F370')</text:p>
          </table:table-cell>
          <table:table-cell table:formula="oooc:=IF([.I324]=[.$O$5];[.$P$6];IF(ISERR(FIND([.$O$6];[.K324])) = 0;[.$P$5];IF(ISERR(FIND([.$O$7];[.K32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מערכות בסיסי-נתונים (20371) [Note 19] <text:s/></text:p>
          </table:table-cell>
          <table:table-cell table:formula="oooc:=FIND(&quot;[Note&quot;;[.A325])" office:value-type="float" office:value="36">
            <text:p>36</text:p>
          </table:table-cell>
          <table:table-cell table:formula="oooc:=IF(ISERR([.B325]);LEN([.A325]);[.B325]-1)" office:value-type="float" office:value="35">
            <text:p>35</text:p>
          </table:table-cell>
          <table:table-cell table:formula="oooc:=TRIM(LEFT([.A325];[.C325]))" office:value-type="string" office:string-value="סמינר במערכות בסיסי-נתונים (20371)">
            <text:p>סמינר במערכות בסיסי-נתונים (20371)</text:p>
          </table:table-cell>
          <table:table-cell table:formula="oooc:=FIND(&quot;(&quot;;[.D325])" office:value-type="float" office:value="28">
            <text:p>28</text:p>
          </table:table-cell>
          <table:table-cell table:formula="oooc:=TRIM(LEFT([.D325];[.E325]-1))" office:value-type="string" office:string-value="סמינר במערכות בסיסי-נתונים">
            <text:p>סמינר במערכות בסיסי-נתונים</text:p>
          </table:table-cell>
          <table:table-cell table:formula="oooc:=LEFT(RIGHT([.D325];6);5)" office:value-type="string" office:string-value="20371">
            <text:p>20371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5];&quot;'&quot;;&quot;''&quot;)" office:value-type="string" office:string-value="סמינר במערכות בסיסי-נתונים">
            <text:p>סמינר במערכות בסיסי-נתונים</text:p>
          </table:table-cell>
          <table:table-cell table:formula="oooc:=&quot;INSERT INTO Modules (Id, Name, DepartmentId,Points,ModuleTypeId) VALUES (&quot;&amp;[.G325]&amp;&quot;,N'&quot;&amp;[.K325]&amp;&quot;','&quot;&amp;[.J325]&amp;&quot;', 6, '&quot; &amp; [.M325] &amp; &quot;')&quot;" office:value-type="string" office:string-value="INSERT INTO Modules (Id, Name, DepartmentId,Points,ModuleTypeId) VALUES (20371,N'סמינר במערכות בסיסי-נתונים','C2613D27-3520-43FC-B118-5734704359B8', 6, '1B16BD54-6D52-4136-9447-5E977484531D')">
            <text:p>INSERT INTO Modules (Id, Name, DepartmentId,Points,ModuleTypeId) VALUES (20371,N'סמינר במערכות בסיסי-נתונים','C2613D27-3520-43FC-B118-5734704359B8', 6, '1B16BD54-6D52-4136-9447-5E977484531D')</text:p>
          </table:table-cell>
          <table:table-cell table:formula="oooc:=IF([.I325]=[.$O$5];[.$P$6];IF(ISERR(FIND([.$O$6];[.K325])) = 0;[.$P$5];IF(ISERR(FIND([.$O$7];[.K32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תכנון, ניתוח ועיצוב מערכות מידע (10645) [Note 24] <text:s/>[Note 58] <text:s/></text:p>
          </table:table-cell>
          <table:table-cell table:formula="oooc:=FIND(&quot;[Note&quot;;[.A326])" office:value-type="float" office:value="41">
            <text:p>41</text:p>
          </table:table-cell>
          <table:table-cell table:formula="oooc:=IF(ISERR([.B326]);LEN([.A326]);[.B326]-1)" office:value-type="float" office:value="40">
            <text:p>40</text:p>
          </table:table-cell>
          <table:table-cell table:formula="oooc:=TRIM(LEFT([.A326];[.C326]))" office:value-type="string" office:string-value="תכנון, ניתוח ועיצוב מערכות מידע (10645)">
            <text:p>תכנון, ניתוח ועיצוב מערכות מידע (10645)</text:p>
          </table:table-cell>
          <table:table-cell table:formula="oooc:=FIND(&quot;(&quot;;[.D326])" office:value-type="float" office:value="33">
            <text:p>33</text:p>
          </table:table-cell>
          <table:table-cell table:formula="oooc:=TRIM(LEFT([.D326];[.E326]-1))" office:value-type="string" office:string-value="תכנון, ניתוח ועיצוב מערכות מידע">
            <text:p>תכנון, ניתוח ועיצוב מערכות מידע</text:p>
          </table:table-cell>
          <table:table-cell table:formula="oooc:=LEFT(RIGHT([.D326];6);5)" office:value-type="string" office:string-value="10645">
            <text:p>10645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6];&quot;'&quot;;&quot;''&quot;)" office:value-type="string" office:string-value="תכנון, ניתוח ועיצוב מערכות מידע">
            <text:p>תכנון, ניתוח ועיצוב מערכות מידע</text:p>
          </table:table-cell>
          <table:table-cell table:formula="oooc:=&quot;INSERT INTO Modules (Id, Name, DepartmentId,Points,ModuleTypeId) VALUES (&quot;&amp;[.G326]&amp;&quot;,N'&quot;&amp;[.K326]&amp;&quot;','&quot;&amp;[.J326]&amp;&quot;', 6, '&quot; &amp; [.M326] &amp; &quot;')&quot;" office:value-type="string" office:string-value="INSERT INTO Modules (Id, Name, DepartmentId,Points,ModuleTypeId) VALUES (10645,N'תכנון, ניתוח ועיצוב מערכות מידע','C2613D27-3520-43FC-B118-5734704359B8', 6, 'A8ED06D7-DFC5-4E57-86BD-CA4EE3E0F370')">
            <text:p>INSERT INTO Modules (Id, Name, DepartmentId,Points,ModuleTypeId) VALUES (10645,N'תכנון, ניתוח ועיצוב מערכות מידע','C2613D27-3520-43FC-B118-5734704359B8', 6, 'A8ED06D7-DFC5-4E57-86BD-CA4EE3E0F370')</text:p>
          </table:table-cell>
          <table:table-cell table:formula="oooc:=IF([.I326]=[.$O$5];[.$P$6];IF(ISERR(FIND([.$O$6];[.K326])) = 0;[.$P$5];IF(ISERR(FIND([.$O$7];[.K32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נושאים מתקדמים בבסיסי נתונים (22947) [Note 19] <text:s/></text:p>
          </table:table-cell>
          <table:table-cell table:formula="oooc:=FIND(&quot;[Note&quot;;[.A327])" office:value-type="float" office:value="45">
            <text:p>45</text:p>
          </table:table-cell>
          <table:table-cell table:formula="oooc:=IF(ISERR([.B327]);LEN([.A327]);[.B327]-1)" office:value-type="float" office:value="44">
            <text:p>44</text:p>
          </table:table-cell>
          <table:table-cell table:formula="oooc:=TRIM(LEFT([.A327];[.C327]))" office:value-type="string" office:string-value="סמינר: נושאים מתקדמים בבסיסי נתונים (22947)">
            <text:p>סמינר: נושאים מתקדמים בבסיסי נתונים (22947)</text:p>
          </table:table-cell>
          <table:table-cell table:formula="oooc:=FIND(&quot;(&quot;;[.D327])" office:value-type="float" office:value="37">
            <text:p>37</text:p>
          </table:table-cell>
          <table:table-cell table:formula="oooc:=TRIM(LEFT([.D327];[.E327]-1))" office:value-type="string" office:string-value="סמינר: נושאים מתקדמים בבסיסי נתונים">
            <text:p>סמינר: נושאים מתקדמים בבסיסי נתונים</text:p>
          </table:table-cell>
          <table:table-cell table:formula="oooc:=LEFT(RIGHT([.D327];6);5)" office:value-type="string" office:string-value="22947">
            <text:p>22947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7];&quot;'&quot;;&quot;''&quot;)" office:value-type="string" office:string-value="סמינר: נושאים מתקדמים בבסיסי נתונים">
            <text:p>סמינר: נושאים מתקדמים בבסיסי נתונים</text:p>
          </table:table-cell>
          <table:table-cell table:formula="oooc:=&quot;INSERT INTO Modules (Id, Name, DepartmentId,Points,ModuleTypeId) VALUES (&quot;&amp;[.G327]&amp;&quot;,N'&quot;&amp;[.K327]&amp;&quot;','&quot;&amp;[.J327]&amp;&quot;', 6, '&quot; &amp; [.M327] &amp; &quot;')&quot;" office:value-type="string" office:string-value="INSERT INTO Modules (Id, Name, DepartmentId,Points,ModuleTypeId) VALUES (22947,N'סמינר: נושאים מתקדמים בבסיסי נתונים','C2613D27-3520-43FC-B118-5734704359B8', 6, '1B16BD54-6D52-4136-9447-5E977484531D')">
            <text:p>INSERT INTO Modules (Id, Name, DepartmentId,Points,ModuleTypeId) VALUES (22947,N'סמינר: נושאים מתקדמים בבסיסי נתונים','C2613D27-3520-43FC-B118-5734704359B8', 6, '1B16BD54-6D52-4136-9447-5E977484531D')</text:p>
          </table:table-cell>
          <table:table-cell table:formula="oooc:=IF([.I327]=[.$O$5];[.$P$6];IF(ISERR(FIND([.$O$6];[.K327])) = 0;[.$P$5];IF(ISERR(FIND([.$O$7];[.K327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אלגוריתמי קירוב (22922) [Note 60] <text:s/></text:p>
          </table:table-cell>
          <table:table-cell table:formula="oooc:=FIND(&quot;[Note&quot;;[.A328])" office:value-type="float" office:value="25">
            <text:p>25</text:p>
          </table:table-cell>
          <table:table-cell table:formula="oooc:=IF(ISERR([.B328]);LEN([.A328]);[.B328]-1)" office:value-type="float" office:value="24">
            <text:p>24</text:p>
          </table:table-cell>
          <table:table-cell table:formula="oooc:=TRIM(LEFT([.A328];[.C328]))" office:value-type="string" office:string-value="אלגוריתמי קירוב (22922)">
            <text:p>אלגוריתמי קירוב (22922)</text:p>
          </table:table-cell>
          <table:table-cell table:formula="oooc:=FIND(&quot;(&quot;;[.D328])" office:value-type="float" office:value="17">
            <text:p>17</text:p>
          </table:table-cell>
          <table:table-cell table:formula="oooc:=TRIM(LEFT([.D328];[.E328]-1))" office:value-type="string" office:string-value="אלגוריתמי קירוב">
            <text:p>אלגוריתמי קירוב</text:p>
          </table:table-cell>
          <table:table-cell table:formula="oooc:=LEFT(RIGHT([.D328];6);5)" office:value-type="string" office:string-value="22922">
            <text:p>22922</text:p>
          </table:table-cell>
          <table:table-cell office:value-type="string">
            <text:p>מחשב</text:p>
          </table:table-cell>
          <table:table-cell table:formula="oooc:=IF(ISERR(FIND(&quot;[Note 60]&quot;;[.A328]));&quot;&quot;;&quot;תואר שני&quot;)" office:value-type="string" office:string-value="תואר שני">
            <text:p>תואר שני</text:p>
          </table:table-cell>
          <table:table-cell office:value-type="string">
            <text:p>C2613D27-3520-43FC-B118-5734704359B8</text:p>
          </table:table-cell>
          <table:table-cell table:formula="oooc:=SUBSTITUTE([.F328];&quot;'&quot;;&quot;''&quot;)" office:value-type="string" office:string-value="אלגוריתמי קירוב">
            <text:p>אלגוריתמי קירוב</text:p>
          </table:table-cell>
          <table:table-cell table:formula="oooc:=&quot;INSERT INTO Modules (Id, Name, DepartmentId,Points,ModuleTypeId) VALUES (&quot;&amp;[.G328]&amp;&quot;,N'&quot;&amp;[.K328]&amp;&quot;','&quot;&amp;[.J328]&amp;&quot;', 6, '&quot; &amp; [.M328] &amp; &quot;')&quot;" office:value-type="string" office:string-value="INSERT INTO Modules (Id, Name, DepartmentId,Points,ModuleTypeId) VALUES (22922,N'אלגוריתמי קירוב','C2613D27-3520-43FC-B118-5734704359B8', 6, '4806402C-68C1-494A-AF4B-BB29C9719C00')">
            <text:p>INSERT INTO Modules (Id, Name, DepartmentId,Points,ModuleTypeId) VALUES (22922,N'אלגוריתמי קירוב','C2613D27-3520-43FC-B118-5734704359B8', 6, '4806402C-68C1-494A-AF4B-BB29C9719C00')</text:p>
          </table:table-cell>
          <table:table-cell table:formula="oooc:=IF([.I328]=[.$O$5];[.$P$6];IF(ISERR(FIND([.$O$6];[.K328])) = 0;[.$P$5];IF(ISERR(FIND([.$O$7];[.K328])) = 0;[.$P$5];[.$P$7])))" office:value-type="string" office:string-value="4806402C-68C1-494A-AF4B-BB29C9719C00">
            <text:p>4806402C-68C1-494A-AF4B-BB29C9719C00</text:p>
          </table:table-cell>
          <table:table-cell table:number-columns-repeated="243"/>
        </table:table-row>
        <table:table-row table:style-name="ro2">
          <table:table-cell office:value-type="string">
            <text:p>חשבון אינפיניטסימלי I (20106) [Note 24] <text:s/>[Note 36] <text:s/></text:p>
          </table:table-cell>
          <table:table-cell table:formula="oooc:=FIND(&quot;[Note&quot;;[.A329])" office:value-type="float" office:value="31">
            <text:p>31</text:p>
          </table:table-cell>
          <table:table-cell table:formula="oooc:=IF(ISERR([.B329]);LEN([.A329]);[.B329]-1)" office:value-type="float" office:value="30">
            <text:p>30</text:p>
          </table:table-cell>
          <table:table-cell table:formula="oooc:=TRIM(LEFT([.A329];[.C329]))" office:value-type="string" office:string-value="חשבון אינפיניטסימלי I (20106)">
            <text:p>חשבון אינפיניטסימלי I (20106)</text:p>
          </table:table-cell>
          <table:table-cell table:formula="oooc:=FIND(&quot;(&quot;;[.D329])" office:value-type="float" office:value="23">
            <text:p>23</text:p>
          </table:table-cell>
          <table:table-cell table:formula="oooc:=TRIM(LEFT([.D329];[.E329]-1))" office:value-type="string" office:string-value="חשבון אינפיניטסימלי I">
            <text:p>חשבון אינפיניטסימלי I</text:p>
          </table:table-cell>
          <table:table-cell table:formula="oooc:=LEFT(RIGHT([.D329];6);5)" office:value-type="string" office:string-value="20106">
            <text:p>2010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29];&quot;'&quot;;&quot;''&quot;)" office:value-type="string" office:string-value="חשבון אינפיניטסימלי I">
            <text:p>חשבון אינפיניטסימלי I</text:p>
          </table:table-cell>
          <table:table-cell table:formula="oooc:=&quot;INSERT INTO Modules (Id, Name, DepartmentId,Points,ModuleTypeId) VALUES (&quot;&amp;[.G329]&amp;&quot;,N'&quot;&amp;[.K329]&amp;&quot;','&quot;&amp;[.J329]&amp;&quot;', 6, '&quot; &amp; [.M329] &amp; &quot;')&quot;" office:value-type="string" office:string-value="INSERT INTO Modules (Id, Name, DepartmentId,Points,ModuleTypeId) VALUES (20106,N'חשבון אינפיניטסימלי I','C2613D27-3520-43FC-B118-5734704359B8', 6, 'A8ED06D7-DFC5-4E57-86BD-CA4EE3E0F370')">
            <text:p>INSERT INTO Modules (Id, Name, DepartmentId,Points,ModuleTypeId) VALUES (20106,N'חשבון אינפיניטסימלי I','C2613D27-3520-43FC-B118-5734704359B8', 6, 'A8ED06D7-DFC5-4E57-86BD-CA4EE3E0F370')</text:p>
          </table:table-cell>
          <table:table-cell table:formula="oooc:=IF([.I329]=[.$O$5];[.$P$6];IF(ISERR(FIND([.$O$6];[.K329])) = 0;[.$P$5];IF(ISERR(FIND([.$O$7];[.K32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נושאים נבחרים בסימולציה (22946) [Note 19] <text:s/></text:p>
          </table:table-cell>
          <table:table-cell table:formula="oooc:=FIND(&quot;[Note&quot;;[.A330])" office:value-type="float" office:value="40">
            <text:p>40</text:p>
          </table:table-cell>
          <table:table-cell table:formula="oooc:=IF(ISERR([.B330]);LEN([.A330]);[.B330]-1)" office:value-type="float" office:value="39">
            <text:p>39</text:p>
          </table:table-cell>
          <table:table-cell table:formula="oooc:=TRIM(LEFT([.A330];[.C330]))" office:value-type="string" office:string-value="סמינר: נושאים נבחרים בסימולציה (22946)">
            <text:p>סמינר: נושאים נבחרים בסימולציה (22946)</text:p>
          </table:table-cell>
          <table:table-cell table:formula="oooc:=FIND(&quot;(&quot;;[.D330])" office:value-type="float" office:value="32">
            <text:p>32</text:p>
          </table:table-cell>
          <table:table-cell table:formula="oooc:=TRIM(LEFT([.D330];[.E330]-1))" office:value-type="string" office:string-value="סמינר: נושאים נבחרים בסימולציה">
            <text:p>סמינר: נושאים נבחרים בסימולציה</text:p>
          </table:table-cell>
          <table:table-cell table:formula="oooc:=LEFT(RIGHT([.D330];6);5)" office:value-type="string" office:string-value="22946">
            <text:p>2294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0];&quot;'&quot;;&quot;''&quot;)" office:value-type="string" office:string-value="סמינר: נושאים נבחרים בסימולציה">
            <text:p>סמינר: נושאים נבחרים בסימולציה</text:p>
          </table:table-cell>
          <table:table-cell table:formula="oooc:=&quot;INSERT INTO Modules (Id, Name, DepartmentId,Points,ModuleTypeId) VALUES (&quot;&amp;[.G330]&amp;&quot;,N'&quot;&amp;[.K330]&amp;&quot;','&quot;&amp;[.J330]&amp;&quot;', 6, '&quot; &amp; [.M330] &amp; &quot;')&quot;" office:value-type="string" office:string-value="INSERT INTO Modules (Id, Name, DepartmentId,Points,ModuleTypeId) VALUES (22946,N'סמינר: נושאים נבחרים בסימולציה','C2613D27-3520-43FC-B118-5734704359B8', 6, '1B16BD54-6D52-4136-9447-5E977484531D')">
            <text:p>INSERT INTO Modules (Id, Name, DepartmentId,Points,ModuleTypeId) VALUES (22946,N'סמינר: נושאים נבחרים בסימולציה','C2613D27-3520-43FC-B118-5734704359B8', 6, '1B16BD54-6D52-4136-9447-5E977484531D')</text:p>
          </table:table-cell>
          <table:table-cell table:formula="oooc:=IF([.I330]=[.$O$5];[.$P$6];IF(ISERR(FIND([.$O$6];[.K330])) = 0;[.$P$5];IF(ISERR(FIND([.$O$7];[.K330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אלקטרוניקה I (20245)</text:p>
          </table:table-cell>
          <table:table-cell table:formula="oooc:=FIND(&quot;[Note&quot;;[.A331])" office:value-type="float" office:value="0">
            <text:p>#VALUE!</text:p>
          </table:table-cell>
          <table:table-cell table:formula="oooc:=IF(ISERR([.B331]);LEN([.A331]);[.B331]-1)" office:value-type="float" office:value="20">
            <text:p>20</text:p>
          </table:table-cell>
          <table:table-cell table:formula="oooc:=TRIM(LEFT([.A331];[.C331]))" office:value-type="string" office:string-value="אלקטרוניקה I (20245)">
            <text:p>אלקטרוניקה I (20245)</text:p>
          </table:table-cell>
          <table:table-cell table:formula="oooc:=FIND(&quot;(&quot;;[.D331])" office:value-type="float" office:value="14">
            <text:p>14</text:p>
          </table:table-cell>
          <table:table-cell table:formula="oooc:=TRIM(LEFT([.D331];[.E331]-1))" office:value-type="string" office:string-value="אלקטרוניקה I">
            <text:p>אלקטרוניקה I</text:p>
          </table:table-cell>
          <table:table-cell table:formula="oooc:=LEFT(RIGHT([.D331];6);5)" office:value-type="string" office:string-value="20245">
            <text:p>20245</text:p>
          </table:table-cell>
          <table:table-cell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1];&quot;'&quot;;&quot;''&quot;)" office:value-type="string" office:string-value="אלקטרוניקה I">
            <text:p>אלקטרוניקה I</text:p>
          </table:table-cell>
          <table:table-cell table:formula="oooc:=&quot;INSERT INTO Modules (Id, Name, DepartmentId,Points,ModuleTypeId) VALUES (&quot;&amp;[.G331]&amp;&quot;,N'&quot;&amp;[.K331]&amp;&quot;','&quot;&amp;[.J331]&amp;&quot;', 6, '&quot; &amp; [.M331] &amp; &quot;')&quot;" office:value-type="string" office:string-value="INSERT INTO Modules (Id, Name, DepartmentId,Points,ModuleTypeId) VALUES (20245,N'אלקטרוניקה I','C2613D27-3520-43FC-B118-5734704359B8', 6, 'A8ED06D7-DFC5-4E57-86BD-CA4EE3E0F370')">
            <text:p>INSERT INTO Modules (Id, Name, DepartmentId,Points,ModuleTypeId) VALUES (20245,N'אלקטרוניקה I','C2613D27-3520-43FC-B118-5734704359B8', 6, 'A8ED06D7-DFC5-4E57-86BD-CA4EE3E0F370')</text:p>
          </table:table-cell>
          <table:table-cell table:formula="oooc:=IF([.I331]=[.$O$5];[.$P$6];IF(ISERR(FIND([.$O$6];[.K331])) = 0;[.$P$5];IF(ISERR(FIND([.$O$7];[.K33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ני נתונים ומבוא לאלגוריתמים (20407) [Note 24] <text:s/>[Note 50] <text:s/>[Note 58] <text:s/></text:p>
          </table:table-cell>
          <table:table-cell table:formula="oooc:=FIND(&quot;[Note&quot;;[.A332])" office:value-type="float" office:value="39">
            <text:p>39</text:p>
          </table:table-cell>
          <table:table-cell table:formula="oooc:=IF(ISERR([.B332]);LEN([.A332]);[.B332]-1)" office:value-type="float" office:value="38">
            <text:p>38</text:p>
          </table:table-cell>
          <table:table-cell table:formula="oooc:=TRIM(LEFT([.A332];[.C332]))" office:value-type="string" office:string-value="מבני נתונים ומבוא לאלגוריתמים (20407)">
            <text:p>מבני נתונים ומבוא לאלגוריתמים (20407)</text:p>
          </table:table-cell>
          <table:table-cell table:formula="oooc:=FIND(&quot;(&quot;;[.D332])" office:value-type="float" office:value="31">
            <text:p>31</text:p>
          </table:table-cell>
          <table:table-cell table:formula="oooc:=TRIM(LEFT([.D332];[.E332]-1))" office:value-type="string" office:string-value="מבני נתונים ומבוא לאלגוריתמים">
            <text:p>מבני נתונים ומבוא לאלגוריתמים</text:p>
          </table:table-cell>
          <table:table-cell table:formula="oooc:=LEFT(RIGHT([.D332];6);5)" office:value-type="string" office:string-value="20407">
            <text:p>20407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2];&quot;'&quot;;&quot;''&quot;)" office:value-type="string" office:string-value="מבני נתונים ומבוא לאלגוריתמים">
            <text:p>מבני נתונים ומבוא לאלגוריתמים</text:p>
          </table:table-cell>
          <table:table-cell table:formula="oooc:=&quot;INSERT INTO Modules (Id, Name, DepartmentId,Points,ModuleTypeId) VALUES (&quot;&amp;[.G332]&amp;&quot;,N'&quot;&amp;[.K332]&amp;&quot;','&quot;&amp;[.J332]&amp;&quot;', 6, '&quot; &amp; [.M332] &amp; &quot;')&quot;" office:value-type="string" office:string-value="INSERT INTO Modules (Id, Name, DepartmentId,Points,ModuleTypeId) VALUES (20407,N'מבני נתונים ומבוא לאלגוריתמים','C2613D27-3520-43FC-B118-5734704359B8', 6, 'A8ED06D7-DFC5-4E57-86BD-CA4EE3E0F370')">
            <text:p>INSERT INTO Modules (Id, Name, DepartmentId,Points,ModuleTypeId) VALUES (20407,N'מבני נתונים ומבוא לאלגוריתמים','C2613D27-3520-43FC-B118-5734704359B8', 6, 'A8ED06D7-DFC5-4E57-86BD-CA4EE3E0F370')</text:p>
          </table:table-cell>
          <table:table-cell table:formula="oooc:=IF([.I332]=[.$O$5];[.$P$6];IF(ISERR(FIND([.$O$6];[.K332])) = 0;[.$P$5];IF(ISERR(FIND([.$O$7];[.K33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קרונות פיתוח מערכות מידע (20436) [Note 24] <text:s/></text:p>
          </table:table-cell>
          <table:table-cell table:formula="oooc:=FIND(&quot;[Note&quot;;[.A333])" office:value-type="float" office:value="35">
            <text:p>35</text:p>
          </table:table-cell>
          <table:table-cell table:formula="oooc:=IF(ISERR([.B333]);LEN([.A333]);[.B333]-1)" office:value-type="float" office:value="34">
            <text:p>34</text:p>
          </table:table-cell>
          <table:table-cell table:formula="oooc:=TRIM(LEFT([.A333];[.C333]))" office:value-type="string" office:string-value="עקרונות פיתוח מערכות מידע (20436)">
            <text:p>עקרונות פיתוח מערכות מידע (20436)</text:p>
          </table:table-cell>
          <table:table-cell table:formula="oooc:=FIND(&quot;(&quot;;[.D333])" office:value-type="float" office:value="27">
            <text:p>27</text:p>
          </table:table-cell>
          <table:table-cell table:formula="oooc:=TRIM(LEFT([.D333];[.E333]-1))" office:value-type="string" office:string-value="עקרונות פיתוח מערכות מידע">
            <text:p>עקרונות פיתוח מערכות מידע</text:p>
          </table:table-cell>
          <table:table-cell table:formula="oooc:=LEFT(RIGHT([.D333];6);5)" office:value-type="string" office:string-value="20436">
            <text:p>20436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3];&quot;'&quot;;&quot;''&quot;)" office:value-type="string" office:string-value="עקרונות פיתוח מערכות מידע">
            <text:p>עקרונות פיתוח מערכות מידע</text:p>
          </table:table-cell>
          <table:table-cell table:formula="oooc:=&quot;INSERT INTO Modules (Id, Name, DepartmentId,Points,ModuleTypeId) VALUES (&quot;&amp;[.G333]&amp;&quot;,N'&quot;&amp;[.K333]&amp;&quot;','&quot;&amp;[.J333]&amp;&quot;', 6, '&quot; &amp; [.M333] &amp; &quot;')&quot;" office:value-type="string" office:string-value="INSERT INTO Modules (Id, Name, DepartmentId,Points,ModuleTypeId) VALUES (20436,N'עקרונות פיתוח מערכות מידע','C2613D27-3520-43FC-B118-5734704359B8', 6, 'A8ED06D7-DFC5-4E57-86BD-CA4EE3E0F370')">
            <text:p>INSERT INTO Modules (Id, Name, DepartmentId,Points,ModuleTypeId) VALUES (20436,N'עקרונות פיתוח מערכות מידע','C2613D27-3520-43FC-B118-5734704359B8', 6, 'A8ED06D7-DFC5-4E57-86BD-CA4EE3E0F370')</text:p>
          </table:table-cell>
          <table:table-cell table:formula="oooc:=IF([.I333]=[.$O$5];[.$P$6];IF(ISERR(FIND([.$O$6];[.K333])) = 0;[.$P$5];IF(ISERR(FIND([.$O$7];[.K33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 במערכות מידע (20373) [Note 19] <text:s/></text:p>
          </table:table-cell>
          <table:table-cell table:formula="oooc:=FIND(&quot;[Note&quot;;[.A334])" office:value-type="float" office:value="28">
            <text:p>28</text:p>
          </table:table-cell>
          <table:table-cell table:formula="oooc:=IF(ISERR([.B334]);LEN([.A334]);[.B334]-1)" office:value-type="float" office:value="27">
            <text:p>27</text:p>
          </table:table-cell>
          <table:table-cell table:formula="oooc:=TRIM(LEFT([.A334];[.C334]))" office:value-type="string" office:string-value="סמינר במערכות מידע (20373)">
            <text:p>סמינר במערכות מידע (20373)</text:p>
          </table:table-cell>
          <table:table-cell table:formula="oooc:=FIND(&quot;(&quot;;[.D334])" office:value-type="float" office:value="20">
            <text:p>20</text:p>
          </table:table-cell>
          <table:table-cell table:formula="oooc:=TRIM(LEFT([.D334];[.E334]-1))" office:value-type="string" office:string-value="סמינר במערכות מידע">
            <text:p>סמינר במערכות מידע</text:p>
          </table:table-cell>
          <table:table-cell table:formula="oooc:=LEFT(RIGHT([.D334];6);5)" office:value-type="string" office:string-value="20373">
            <text:p>20373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4];&quot;'&quot;;&quot;''&quot;)" office:value-type="string" office:string-value="סמינר במערכות מידע">
            <text:p>סמינר במערכות מידע</text:p>
          </table:table-cell>
          <table:table-cell table:formula="oooc:=&quot;INSERT INTO Modules (Id, Name, DepartmentId,Points,ModuleTypeId) VALUES (&quot;&amp;[.G334]&amp;&quot;,N'&quot;&amp;[.K334]&amp;&quot;','&quot;&amp;[.J334]&amp;&quot;', 6, '&quot; &amp; [.M334] &amp; &quot;')&quot;" office:value-type="string" office:string-value="INSERT INTO Modules (Id, Name, DepartmentId,Points,ModuleTypeId) VALUES (20373,N'סמינר במערכות מידע','C2613D27-3520-43FC-B118-5734704359B8', 6, '1B16BD54-6D52-4136-9447-5E977484531D')">
            <text:p>INSERT INTO Modules (Id, Name, DepartmentId,Points,ModuleTypeId) VALUES (20373,N'סמינר במערכות מידע','C2613D27-3520-43FC-B118-5734704359B8', 6, '1B16BD54-6D52-4136-9447-5E977484531D')</text:p>
          </table:table-cell>
          <table:table-cell table:formula="oooc:=IF([.I334]=[.$O$5];[.$P$6];IF(ISERR(FIND([.$O$6];[.K334])) = 0;[.$P$5];IF(ISERR(FIND([.$O$7];[.K334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 בקריפטוגרפיה (20374) [Note 19] <text:s/></text:p>
          </table:table-cell>
          <table:table-cell table:formula="oooc:=FIND(&quot;[Note&quot;;[.A335])" office:value-type="float" office:value="28">
            <text:p>28</text:p>
          </table:table-cell>
          <table:table-cell table:formula="oooc:=IF(ISERR([.B335]);LEN([.A335]);[.B335]-1)" office:value-type="float" office:value="27">
            <text:p>27</text:p>
          </table:table-cell>
          <table:table-cell table:formula="oooc:=TRIM(LEFT([.A335];[.C335]))" office:value-type="string" office:string-value="סמינר בקריפטוגרפיה (20374)">
            <text:p>סמינר בקריפטוגרפיה (20374)</text:p>
          </table:table-cell>
          <table:table-cell table:formula="oooc:=FIND(&quot;(&quot;;[.D335])" office:value-type="float" office:value="20">
            <text:p>20</text:p>
          </table:table-cell>
          <table:table-cell table:formula="oooc:=TRIM(LEFT([.D335];[.E335]-1))" office:value-type="string" office:string-value="סמינר בקריפטוגרפיה">
            <text:p>סמינר בקריפטוגרפיה</text:p>
          </table:table-cell>
          <table:table-cell table:formula="oooc:=LEFT(RIGHT([.D335];6);5)" office:value-type="string" office:string-value="20374">
            <text:p>20374</text:p>
          </table:table-cell>
          <table:table-cell table:style-name="Default" office:value-type="string">
            <text:p>מחשב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5];&quot;'&quot;;&quot;''&quot;)" office:value-type="string" office:string-value="סמינר בקריפטוגרפיה">
            <text:p>סמינר בקריפטוגרפיה</text:p>
          </table:table-cell>
          <table:table-cell table:formula="oooc:=&quot;INSERT INTO Modules (Id, Name, DepartmentId,Points,ModuleTypeId) VALUES (&quot;&amp;[.G335]&amp;&quot;,N'&quot;&amp;[.K335]&amp;&quot;','&quot;&amp;[.J335]&amp;&quot;', 6, '&quot; &amp; [.M335] &amp; &quot;')&quot;" office:value-type="string" office:string-value="INSERT INTO Modules (Id, Name, DepartmentId,Points,ModuleTypeId) VALUES (20374,N'סמינר בקריפטוגרפיה','C2613D27-3520-43FC-B118-5734704359B8', 6, '1B16BD54-6D52-4136-9447-5E977484531D')">
            <text:p>INSERT INTO Modules (Id, Name, DepartmentId,Points,ModuleTypeId) VALUES (20374,N'סמינר בקריפטוגרפיה','C2613D27-3520-43FC-B118-5734704359B8', 6, '1B16BD54-6D52-4136-9447-5E977484531D')</text:p>
          </table:table-cell>
          <table:table-cell table:formula="oooc:=IF([.I335]=[.$O$5];[.$P$6];IF(ISERR(FIND([.$O$6];[.K335])) = 0;[.$P$5];IF(ISERR(FIND([.$O$7];[.K335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אתיקה בעסקים (13012)</text:p>
          </table:table-cell>
          <table:table-cell table:formula="oooc:=FIND(&quot;[Note&quot;;[.A336])" office:value-type="float" office:value="0">
            <text:p>#VALUE!</text:p>
          </table:table-cell>
          <table:table-cell table:formula="oooc:=IF(ISERR([.B336]);LEN([.A336]);[.B336]-1)" office:value-type="float" office:value="20">
            <text:p>20</text:p>
          </table:table-cell>
          <table:table-cell table:formula="oooc:=TRIM(LEFT([.A336];[.C336]))" office:value-type="string" office:string-value="אתיקה בעסקים (13012)">
            <text:p>אתיקה בעסקים (13012)</text:p>
          </table:table-cell>
          <table:table-cell table:formula="oooc:=FIND(&quot;(&quot;;[.D336])" office:value-type="float" office:value="14">
            <text:p>14</text:p>
          </table:table-cell>
          <table:table-cell table:formula="oooc:=TRIM(LEFT([.D336];[.E336]-1))" office:value-type="string" office:string-value="אתיקה בעסקים">
            <text:p>אתיקה בעסקים</text:p>
          </table:table-cell>
          <table:table-cell table:formula="oooc:=LEFT(RIGHT([.D336];6);5)" office:value-type="string" office:string-value="13012">
            <text:p>13012</text:p>
          </table:table-cell>
          <table:table-cell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6];&quot;'&quot;;&quot;''&quot;)" office:value-type="string" office:string-value="אתיקה בעסקים">
            <text:p>אתיקה בעסקים</text:p>
          </table:table-cell>
          <table:table-cell table:formula="oooc:=&quot;INSERT INTO Modules (Id, Name, DepartmentId,Points,ModuleTypeId) VALUES (&quot;&amp;[.G336]&amp;&quot;,N'&quot;&amp;[.K336]&amp;&quot;','&quot;&amp;[.J336]&amp;&quot;', 6, '&quot; &amp; [.M336] &amp; &quot;')&quot;" office:value-type="string" office:string-value="INSERT INTO Modules (Id, Name, DepartmentId,Points,ModuleTypeId) VALUES (13012,N'אתיקה בעסקים','C2613D27-3520-43FC-B118-5734704359B8', 6, 'A8ED06D7-DFC5-4E57-86BD-CA4EE3E0F370')">
            <text:p>INSERT INTO Modules (Id, Name, DepartmentId,Points,ModuleTypeId) VALUES (13012,N'אתיקה בעסקים','C2613D27-3520-43FC-B118-5734704359B8', 6, 'A8ED06D7-DFC5-4E57-86BD-CA4EE3E0F370')</text:p>
          </table:table-cell>
          <table:table-cell table:formula="oooc:=IF([.I336]=[.$O$5];[.$P$6];IF(ISERR(FIND([.$O$6];[.K336])) = 0;[.$P$5];IF(ISERR(FIND([.$O$7];[.K33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השיווק (10281)</text:p>
          </table:table-cell>
          <table:table-cell table:formula="oooc:=FIND(&quot;[Note&quot;;[.A337])" office:value-type="float" office:value="0">
            <text:p>#VALUE!</text:p>
          </table:table-cell>
          <table:table-cell table:formula="oooc:=IF(ISERR([.B337]);LEN([.A337]);[.B337]-1)" office:value-type="float" office:value="20">
            <text:p>20</text:p>
          </table:table-cell>
          <table:table-cell table:formula="oooc:=TRIM(LEFT([.A337];[.C337]))" office:value-type="string" office:string-value="ניהול השיווק (10281)">
            <text:p>ניהול השיווק (10281)</text:p>
          </table:table-cell>
          <table:table-cell table:formula="oooc:=FIND(&quot;(&quot;;[.D337])" office:value-type="float" office:value="14">
            <text:p>14</text:p>
          </table:table-cell>
          <table:table-cell table:formula="oooc:=TRIM(LEFT([.D337];[.E337]-1))" office:value-type="string" office:string-value="ניהול השיווק">
            <text:p>ניהול השיווק</text:p>
          </table:table-cell>
          <table:table-cell table:formula="oooc:=LEFT(RIGHT([.D337];6);5)" office:value-type="string" office:string-value="10281">
            <text:p>1028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7];&quot;'&quot;;&quot;''&quot;)" office:value-type="string" office:string-value="ניהול השיווק">
            <text:p>ניהול השיווק</text:p>
          </table:table-cell>
          <table:table-cell table:formula="oooc:=&quot;INSERT INTO Modules (Id, Name, DepartmentId,Points,ModuleTypeId) VALUES (&quot;&amp;[.G337]&amp;&quot;,N'&quot;&amp;[.K337]&amp;&quot;','&quot;&amp;[.J337]&amp;&quot;', 6, '&quot; &amp; [.M337] &amp; &quot;')&quot;" office:value-type="string" office:string-value="INSERT INTO Modules (Id, Name, DepartmentId,Points,ModuleTypeId) VALUES (10281,N'ניהול השיווק','C2613D27-3520-43FC-B118-5734704359B8', 6, 'A8ED06D7-DFC5-4E57-86BD-CA4EE3E0F370')">
            <text:p>INSERT INTO Modules (Id, Name, DepartmentId,Points,ModuleTypeId) VALUES (10281,N'ניהול השיווק','C2613D27-3520-43FC-B118-5734704359B8', 6, 'A8ED06D7-DFC5-4E57-86BD-CA4EE3E0F370')</text:p>
          </table:table-cell>
          <table:table-cell table:formula="oooc:=IF([.I337]=[.$O$5];[.$P$6];IF(ISERR(FIND([.$O$6];[.K337])) = 0;[.$P$5];IF(ISERR(FIND([.$O$7];[.K33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תוח דוחות פיננסיים (10389) [Note 22] <text:s/></text:p>
          </table:table-cell>
          <table:table-cell table:formula="oooc:=FIND(&quot;[Note&quot;;[.A338])" office:value-type="float" office:value="30">
            <text:p>30</text:p>
          </table:table-cell>
          <table:table-cell table:formula="oooc:=IF(ISERR([.B338]);LEN([.A338]);[.B338]-1)" office:value-type="float" office:value="29">
            <text:p>29</text:p>
          </table:table-cell>
          <table:table-cell table:formula="oooc:=TRIM(LEFT([.A338];[.C338]))" office:value-type="string" office:string-value="ניתוח דוחות פיננסיים (10389)">
            <text:p>ניתוח דוחות פיננסיים (10389)</text:p>
          </table:table-cell>
          <table:table-cell table:formula="oooc:=FIND(&quot;(&quot;;[.D338])" office:value-type="float" office:value="22">
            <text:p>22</text:p>
          </table:table-cell>
          <table:table-cell table:formula="oooc:=TRIM(LEFT([.D338];[.E338]-1))" office:value-type="string" office:string-value="ניתוח דוחות פיננסיים">
            <text:p>ניתוח דוחות פיננסיים</text:p>
          </table:table-cell>
          <table:table-cell table:formula="oooc:=LEFT(RIGHT([.D338];6);5)" office:value-type="string" office:string-value="10389">
            <text:p>1038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8];&quot;'&quot;;&quot;''&quot;)" office:value-type="string" office:string-value="ניתוח דוחות פיננסיים">
            <text:p>ניתוח דוחות פיננסיים</text:p>
          </table:table-cell>
          <table:table-cell table:formula="oooc:=&quot;INSERT INTO Modules (Id, Name, DepartmentId,Points,ModuleTypeId) VALUES (&quot;&amp;[.G338]&amp;&quot;,N'&quot;&amp;[.K338]&amp;&quot;','&quot;&amp;[.J338]&amp;&quot;', 6, '&quot; &amp; [.M338] &amp; &quot;')&quot;" office:value-type="string" office:string-value="INSERT INTO Modules (Id, Name, DepartmentId,Points,ModuleTypeId) VALUES (10389,N'ניתוח דוחות פיננסיים','C2613D27-3520-43FC-B118-5734704359B8', 6, 'A8ED06D7-DFC5-4E57-86BD-CA4EE3E0F370')">
            <text:p>INSERT INTO Modules (Id, Name, DepartmentId,Points,ModuleTypeId) VALUES (10389,N'ניתוח דוחות פיננסיים','C2613D27-3520-43FC-B118-5734704359B8', 6, 'A8ED06D7-DFC5-4E57-86BD-CA4EE3E0F370')</text:p>
          </table:table-cell>
          <table:table-cell table:formula="oooc:=IF([.I338]=[.$O$5];[.$P$6];IF(ISERR(FIND([.$O$6];[.K338])) = 0;[.$P$5];IF(ISERR(FIND([.$O$7];[.K33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ת מוצרי מידע (13030)</text:p>
          </table:table-cell>
          <table:table-cell table:formula="oooc:=FIND(&quot;[Note&quot;;[.A339])" office:value-type="float" office:value="0">
            <text:p>#VALUE!</text:p>
          </table:table-cell>
          <table:table-cell table:formula="oooc:=IF(ISERR([.B339]);LEN([.A339]);[.B339]-1)" office:value-type="float" office:value="24">
            <text:p>24</text:p>
          </table:table-cell>
          <table:table-cell table:formula="oooc:=TRIM(LEFT([.A339];[.C339]))" office:value-type="string" office:string-value="כלכלת מוצרי מידע (13030)">
            <text:p>כלכלת מוצרי מידע (13030)</text:p>
          </table:table-cell>
          <table:table-cell table:formula="oooc:=FIND(&quot;(&quot;;[.D339])" office:value-type="float" office:value="18">
            <text:p>18</text:p>
          </table:table-cell>
          <table:table-cell table:formula="oooc:=TRIM(LEFT([.D339];[.E339]-1))" office:value-type="string" office:string-value="כלכלת מוצרי מידע">
            <text:p>כלכלת מוצרי מידע</text:p>
          </table:table-cell>
          <table:table-cell table:formula="oooc:=LEFT(RIGHT([.D339];6);5)" office:value-type="string" office:string-value="13030">
            <text:p>1303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39];&quot;'&quot;;&quot;''&quot;)" office:value-type="string" office:string-value="כלכלת מוצרי מידע">
            <text:p>כלכלת מוצרי מידע</text:p>
          </table:table-cell>
          <table:table-cell table:formula="oooc:=&quot;INSERT INTO Modules (Id, Name, DepartmentId,Points,ModuleTypeId) VALUES (&quot;&amp;[.G339]&amp;&quot;,N'&quot;&amp;[.K339]&amp;&quot;','&quot;&amp;[.J339]&amp;&quot;', 6, '&quot; &amp; [.M339] &amp; &quot;')&quot;" office:value-type="string" office:string-value="INSERT INTO Modules (Id, Name, DepartmentId,Points,ModuleTypeId) VALUES (13030,N'כלכלת מוצרי מידע','C2613D27-3520-43FC-B118-5734704359B8', 6, 'A8ED06D7-DFC5-4E57-86BD-CA4EE3E0F370')">
            <text:p>INSERT INTO Modules (Id, Name, DepartmentId,Points,ModuleTypeId) VALUES (13030,N'כלכלת מוצרי מידע','C2613D27-3520-43FC-B118-5734704359B8', 6, 'A8ED06D7-DFC5-4E57-86BD-CA4EE3E0F370')</text:p>
          </table:table-cell>
          <table:table-cell table:formula="oooc:=IF([.I339]=[.$O$5];[.$P$6];IF(ISERR(FIND([.$O$6];[.K339])) = 0;[.$P$5];IF(ISERR(FIND([.$O$7];[.K33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ימון עסקי רב-לאומי (13035) [Note 58] <text:s/></text:p>
          </table:table-cell>
          <table:table-cell table:formula="oooc:=FIND(&quot;[Note&quot;;[.A340])" office:value-type="float" office:value="29">
            <text:p>29</text:p>
          </table:table-cell>
          <table:table-cell table:formula="oooc:=IF(ISERR([.B340]);LEN([.A340]);[.B340]-1)" office:value-type="float" office:value="28">
            <text:p>28</text:p>
          </table:table-cell>
          <table:table-cell table:formula="oooc:=TRIM(LEFT([.A340];[.C340]))" office:value-type="string" office:string-value="מימון עסקי רב-לאומי (13035)">
            <text:p>מימון עסקי רב-לאומי (13035)</text:p>
          </table:table-cell>
          <table:table-cell table:formula="oooc:=FIND(&quot;(&quot;;[.D340])" office:value-type="float" office:value="21">
            <text:p>21</text:p>
          </table:table-cell>
          <table:table-cell table:formula="oooc:=TRIM(LEFT([.D340];[.E340]-1))" office:value-type="string" office:string-value="מימון עסקי רב-לאומי">
            <text:p>מימון עסקי רב-לאומי</text:p>
          </table:table-cell>
          <table:table-cell table:formula="oooc:=LEFT(RIGHT([.D340];6);5)" office:value-type="string" office:string-value="13035">
            <text:p>1303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0];&quot;'&quot;;&quot;''&quot;)" office:value-type="string" office:string-value="מימון עסקי רב-לאומי">
            <text:p>מימון עסקי רב-לאומי</text:p>
          </table:table-cell>
          <table:table-cell table:formula="oooc:=&quot;INSERT INTO Modules (Id, Name, DepartmentId,Points,ModuleTypeId) VALUES (&quot;&amp;[.G340]&amp;&quot;,N'&quot;&amp;[.K340]&amp;&quot;','&quot;&amp;[.J340]&amp;&quot;', 6, '&quot; &amp; [.M340] &amp; &quot;')&quot;" office:value-type="string" office:string-value="INSERT INTO Modules (Id, Name, DepartmentId,Points,ModuleTypeId) VALUES (13035,N'מימון עסקי רב-לאומי','C2613D27-3520-43FC-B118-5734704359B8', 6, 'A8ED06D7-DFC5-4E57-86BD-CA4EE3E0F370')">
            <text:p>INSERT INTO Modules (Id, Name, DepartmentId,Points,ModuleTypeId) VALUES (13035,N'מימון עסקי רב-לאומי','C2613D27-3520-43FC-B118-5734704359B8', 6, 'A8ED06D7-DFC5-4E57-86BD-CA4EE3E0F370')</text:p>
          </table:table-cell>
          <table:table-cell table:formula="oooc:=IF([.I340]=[.$O$5];[.$P$6];IF(ISERR(FIND([.$O$6];[.K340])) = 0;[.$P$5];IF(ISERR(FIND([.$O$7];[.K34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מחירים ב (10628) [Note 58] <text:s/></text:p>
          </table:table-cell>
          <table:table-cell table:formula="oooc:=FIND(&quot;[Note&quot;;[.A341])" office:value-type="float" office:value="24">
            <text:p>24</text:p>
          </table:table-cell>
          <table:table-cell table:formula="oooc:=IF(ISERR([.B341]);LEN([.A341]);[.B341]-1)" office:value-type="float" office:value="23">
            <text:p>23</text:p>
          </table:table-cell>
          <table:table-cell table:formula="oooc:=TRIM(LEFT([.A341];[.C341]))" office:value-type="string" office:string-value="תורת המחירים ב (10628)">
            <text:p>תורת המחירים ב (10628)</text:p>
          </table:table-cell>
          <table:table-cell table:formula="oooc:=FIND(&quot;(&quot;;[.D341])" office:value-type="float" office:value="16">
            <text:p>16</text:p>
          </table:table-cell>
          <table:table-cell table:formula="oooc:=TRIM(LEFT([.D341];[.E341]-1))" office:value-type="string" office:string-value="תורת המחירים ב">
            <text:p>תורת המחירים ב</text:p>
          </table:table-cell>
          <table:table-cell table:formula="oooc:=LEFT(RIGHT([.D341];6);5)" office:value-type="string" office:string-value="10628">
            <text:p>10628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1];&quot;'&quot;;&quot;''&quot;)" office:value-type="string" office:string-value="תורת המחירים ב">
            <text:p>תורת המחירים ב</text:p>
          </table:table-cell>
          <table:table-cell table:formula="oooc:=&quot;INSERT INTO Modules (Id, Name, DepartmentId,Points,ModuleTypeId) VALUES (&quot;&amp;[.G341]&amp;&quot;,N'&quot;&amp;[.K341]&amp;&quot;','&quot;&amp;[.J341]&amp;&quot;', 6, '&quot; &amp; [.M341] &amp; &quot;')&quot;" office:value-type="string" office:string-value="INSERT INTO Modules (Id, Name, DepartmentId,Points,ModuleTypeId) VALUES (10628,N'תורת המחירים ב','C2613D27-3520-43FC-B118-5734704359B8', 6, 'A8ED06D7-DFC5-4E57-86BD-CA4EE3E0F370')">
            <text:p>INSERT INTO Modules (Id, Name, DepartmentId,Points,ModuleTypeId) VALUES (10628,N'תורת המחירים ב','C2613D27-3520-43FC-B118-5734704359B8', 6, 'A8ED06D7-DFC5-4E57-86BD-CA4EE3E0F370')</text:p>
          </table:table-cell>
          <table:table-cell table:formula="oooc:=IF([.I341]=[.$O$5];[.$P$6];IF(ISERR(FIND([.$O$6];[.K341])) = 0;[.$P$5];IF(ISERR(FIND([.$O$7];[.K34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פיננסית א (10706)</text:p>
          </table:table-cell>
          <table:table-cell table:formula="oooc:=FIND(&quot;[Note&quot;;[.A342])" office:value-type="float" office:value="0">
            <text:p>#VALUE!</text:p>
          </table:table-cell>
          <table:table-cell table:formula="oooc:=IF(ISERR([.B342]);LEN([.A342]);[.B342]-1)" office:value-type="float" office:value="26">
            <text:p>26</text:p>
          </table:table-cell>
          <table:table-cell table:formula="oooc:=TRIM(LEFT([.A342];[.C342]))" office:value-type="string" office:string-value="חשבונאות פיננסית א (10706)">
            <text:p>חשבונאות פיננסית א (10706)</text:p>
          </table:table-cell>
          <table:table-cell table:formula="oooc:=FIND(&quot;(&quot;;[.D342])" office:value-type="float" office:value="20">
            <text:p>20</text:p>
          </table:table-cell>
          <table:table-cell table:formula="oooc:=TRIM(LEFT([.D342];[.E342]-1))" office:value-type="string" office:string-value="חשבונאות פיננסית א">
            <text:p>חשבונאות פיננסית א</text:p>
          </table:table-cell>
          <table:table-cell table:formula="oooc:=LEFT(RIGHT([.D342];6);5)" office:value-type="string" office:string-value="10706">
            <text:p>1070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2];&quot;'&quot;;&quot;''&quot;)" office:value-type="string" office:string-value="חשבונאות פיננסית א">
            <text:p>חשבונאות פיננסית א</text:p>
          </table:table-cell>
          <table:table-cell table:formula="oooc:=&quot;INSERT INTO Modules (Id, Name, DepartmentId,Points,ModuleTypeId) VALUES (&quot;&amp;[.G342]&amp;&quot;,N'&quot;&amp;[.K342]&amp;&quot;','&quot;&amp;[.J342]&amp;&quot;', 6, '&quot; &amp; [.M342] &amp; &quot;')&quot;" office:value-type="string" office:string-value="INSERT INTO Modules (Id, Name, DepartmentId,Points,ModuleTypeId) VALUES (10706,N'חשבונאות פיננסית א','C2613D27-3520-43FC-B118-5734704359B8', 6, 'A8ED06D7-DFC5-4E57-86BD-CA4EE3E0F370')">
            <text:p>INSERT INTO Modules (Id, Name, DepartmentId,Points,ModuleTypeId) VALUES (10706,N'חשבונאות פיננסית א','C2613D27-3520-43FC-B118-5734704359B8', 6, 'A8ED06D7-DFC5-4E57-86BD-CA4EE3E0F370')</text:p>
          </table:table-cell>
          <table:table-cell table:formula="oooc:=IF([.I342]=[.$O$5];[.$P$6];IF(ISERR(FIND([.$O$6];[.K342])) = 0;[.$P$5];IF(ISERR(FIND([.$O$7];[.K34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יסים ב (10556) [Note 12] <text:s/></text:p>
          </table:table-cell>
          <table:table-cell table:formula="oooc:=FIND(&quot;[Note&quot;;[.A343])" office:value-type="float" office:value="17">
            <text:p>17</text:p>
          </table:table-cell>
          <table:table-cell table:formula="oooc:=IF(ISERR([.B343]);LEN([.A343]);[.B343]-1)" office:value-type="float" office:value="16">
            <text:p>16</text:p>
          </table:table-cell>
          <table:table-cell table:formula="oooc:=TRIM(LEFT([.A343];[.C343]))" office:value-type="string" office:string-value="מיסים ב (10556)">
            <text:p>מיסים ב (10556)</text:p>
          </table:table-cell>
          <table:table-cell table:formula="oooc:=FIND(&quot;(&quot;;[.D343])" office:value-type="float" office:value="9">
            <text:p>9</text:p>
          </table:table-cell>
          <table:table-cell table:formula="oooc:=TRIM(LEFT([.D343];[.E343]-1))" office:value-type="string" office:string-value="מיסים ב">
            <text:p>מיסים ב</text:p>
          </table:table-cell>
          <table:table-cell table:formula="oooc:=LEFT(RIGHT([.D343];6);5)" office:value-type="string" office:string-value="10556">
            <text:p>1055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3];&quot;'&quot;;&quot;''&quot;)" office:value-type="string" office:string-value="מיסים ב">
            <text:p>מיסים ב</text:p>
          </table:table-cell>
          <table:table-cell table:formula="oooc:=&quot;INSERT INTO Modules (Id, Name, DepartmentId,Points,ModuleTypeId) VALUES (&quot;&amp;[.G343]&amp;&quot;,N'&quot;&amp;[.K343]&amp;&quot;','&quot;&amp;[.J343]&amp;&quot;', 6, '&quot; &amp; [.M343] &amp; &quot;')&quot;" office:value-type="string" office:string-value="INSERT INTO Modules (Id, Name, DepartmentId,Points,ModuleTypeId) VALUES (10556,N'מיסים ב','C2613D27-3520-43FC-B118-5734704359B8', 6, 'A8ED06D7-DFC5-4E57-86BD-CA4EE3E0F370')">
            <text:p>INSERT INTO Modules (Id, Name, DepartmentId,Points,ModuleTypeId) VALUES (10556,N'מיסים ב','C2613D27-3520-43FC-B118-5734704359B8', 6, 'A8ED06D7-DFC5-4E57-86BD-CA4EE3E0F370')</text:p>
          </table:table-cell>
          <table:table-cell table:formula="oooc:=IF([.I343]=[.$O$5];[.$P$6];IF(ISERR(FIND([.$O$6];[.K343])) = 0;[.$P$5];IF(ISERR(FIND([.$O$7];[.K34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סטרטגיה עסקית תחרותית (13015)</text:p>
          </table:table-cell>
          <table:table-cell table:formula="oooc:=FIND(&quot;[Note&quot;;[.A344])" office:value-type="float" office:value="0">
            <text:p>#VALUE!</text:p>
          </table:table-cell>
          <table:table-cell table:formula="oooc:=IF(ISERR([.B344]);LEN([.A344]);[.B344]-1)" office:value-type="float" office:value="30">
            <text:p>30</text:p>
          </table:table-cell>
          <table:table-cell table:formula="oooc:=TRIM(LEFT([.A344];[.C344]))" office:value-type="string" office:string-value="אסטרטגיה עסקית תחרותית (13015)">
            <text:p>אסטרטגיה עסקית תחרותית (13015)</text:p>
          </table:table-cell>
          <table:table-cell table:formula="oooc:=FIND(&quot;(&quot;;[.D344])" office:value-type="float" office:value="24">
            <text:p>24</text:p>
          </table:table-cell>
          <table:table-cell table:formula="oooc:=TRIM(LEFT([.D344];[.E344]-1))" office:value-type="string" office:string-value="אסטרטגיה עסקית תחרותית">
            <text:p>אסטרטגיה עסקית תחרותית</text:p>
          </table:table-cell>
          <table:table-cell table:formula="oooc:=LEFT(RIGHT([.D344];6);5)" office:value-type="string" office:string-value="13015">
            <text:p>13015</text:p>
          </table:table-cell>
          <table:table-cell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4];&quot;'&quot;;&quot;''&quot;)" office:value-type="string" office:string-value="אסטרטגיה עסקית תחרותית">
            <text:p>אסטרטגיה עסקית תחרותית</text:p>
          </table:table-cell>
          <table:table-cell table:formula="oooc:=&quot;INSERT INTO Modules (Id, Name, DepartmentId,Points,ModuleTypeId) VALUES (&quot;&amp;[.G344]&amp;&quot;,N'&quot;&amp;[.K344]&amp;&quot;','&quot;&amp;[.J344]&amp;&quot;', 6, '&quot; &amp; [.M344] &amp; &quot;')&quot;" office:value-type="string" office:string-value="INSERT INTO Modules (Id, Name, DepartmentId,Points,ModuleTypeId) VALUES (13015,N'אסטרטגיה עסקית תחרותית','C2613D27-3520-43FC-B118-5734704359B8', 6, 'A8ED06D7-DFC5-4E57-86BD-CA4EE3E0F370')">
            <text:p>INSERT INTO Modules (Id, Name, DepartmentId,Points,ModuleTypeId) VALUES (13015,N'אסטרטגיה עסקית תחרותית','C2613D27-3520-43FC-B118-5734704359B8', 6, 'A8ED06D7-DFC5-4E57-86BD-CA4EE3E0F370')</text:p>
          </table:table-cell>
          <table:table-cell table:formula="oooc:=IF([.I344]=[.$O$5];[.$P$6];IF(ISERR(FIND([.$O$6];[.K344])) = 0;[.$P$5];IF(ISERR(FIND([.$O$7];[.K34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ורס הכנה לבחינת "פטור" בהנהלת חשבונות (91440) [Note 8] <text:s/>[Note 32] <text:s/></text:p>
          </table:table-cell>
          <table:table-cell table:formula="oooc:=FIND(&quot;[Note&quot;;[.A345])" office:value-type="float" office:value="48">
            <text:p>48</text:p>
          </table:table-cell>
          <table:table-cell table:formula="oooc:=IF(ISERR([.B345]);LEN([.A345]);[.B345]-1)" office:value-type="float" office:value="47">
            <text:p>47</text:p>
          </table:table-cell>
          <table:table-cell table:formula="oooc:=TRIM(LEFT([.A345];[.C345]))" office:value-type="string" office:string-value="קורס הכנה לבחינת &quot;פטור&quot; בהנהלת חשבונות (91440)">
            <text:p>קורס הכנה לבחינת "פטור" בהנהלת חשבונות (91440)</text:p>
          </table:table-cell>
          <table:table-cell table:formula="oooc:=FIND(&quot;(&quot;;[.D345])" office:value-type="float" office:value="40">
            <text:p>40</text:p>
          </table:table-cell>
          <table:table-cell table:formula="oooc:=TRIM(LEFT([.D345];[.E345]-1))" office:value-type="string" office:string-value="קורס הכנה לבחינת &quot;פטור&quot; בהנהלת חשבונות">
            <text:p>קורס הכנה לבחינת "פטור" בהנהלת חשבונות</text:p>
          </table:table-cell>
          <table:table-cell table:formula="oooc:=LEFT(RIGHT([.D345];6);5)" office:value-type="string" office:string-value="91440">
            <text:p>9144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5];&quot;'&quot;;&quot;''&quot;)" office:value-type="string" office:string-value="קורס הכנה לבחינת &quot;פטור&quot; בהנהלת חשבונות">
            <text:p>קורס הכנה לבחינת "פטור" בהנהלת חשבונות</text:p>
          </table:table-cell>
          <table:table-cell table:formula="oooc:=&quot;INSERT INTO Modules (Id, Name, DepartmentId,Points,ModuleTypeId) VALUES (&quot;&amp;[.G345]&amp;&quot;,N'&quot;&amp;[.K345]&amp;&quot;','&quot;&amp;[.J345]&amp;&quot;', 6, '&quot; &amp; [.M345] &amp; &quot;')&quot;" office:value-type="string" office:string-value="INSERT INTO Modules (Id, Name, DepartmentId,Points,ModuleTypeId) VALUES (91440,N'קורס הכנה לבחינת &quot;פטור&quot; בהנהלת חשבונות','C2613D27-3520-43FC-B118-5734704359B8', 6, 'A8ED06D7-DFC5-4E57-86BD-CA4EE3E0F370')">
            <text:p>INSERT INTO Modules (Id, Name, DepartmentId,Points,ModuleTypeId) VALUES (91440,N'קורס הכנה לבחינת "פטור" בהנהלת חשבונות','C2613D27-3520-43FC-B118-5734704359B8', 6, 'A8ED06D7-DFC5-4E57-86BD-CA4EE3E0F370')</text:p>
          </table:table-cell>
          <table:table-cell table:formula="oooc:=IF([.I345]=[.$O$5];[.$P$6];IF(ISERR(FIND([.$O$6];[.K345])) = 0;[.$P$5];IF(ISERR(FIND([.$O$7];[.K34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אסטרטגי (10908) [Note 5] <text:s/>[Note 22] <text:s/>[Note 24] <text:s/>[Note 28] <text:s/></text:p>
          </table:table-cell>
          <table:table-cell table:formula="oooc:=FIND(&quot;[Note&quot;;[.A346])" office:value-type="float" office:value="23">
            <text:p>23</text:p>
          </table:table-cell>
          <table:table-cell table:formula="oooc:=IF(ISERR([.B346]);LEN([.A346]);[.B346]-1)" office:value-type="float" office:value="22">
            <text:p>22</text:p>
          </table:table-cell>
          <table:table-cell table:formula="oooc:=TRIM(LEFT([.A346];[.C346]))" office:value-type="string" office:string-value="ניהול אסטרטגי (10908)">
            <text:p>ניהול אסטרטגי (10908)</text:p>
          </table:table-cell>
          <table:table-cell table:formula="oooc:=FIND(&quot;(&quot;;[.D346])" office:value-type="float" office:value="15">
            <text:p>15</text:p>
          </table:table-cell>
          <table:table-cell table:formula="oooc:=TRIM(LEFT([.D346];[.E346]-1))" office:value-type="string" office:string-value="ניהול אסטרטגי">
            <text:p>ניהול אסטרטגי</text:p>
          </table:table-cell>
          <table:table-cell table:formula="oooc:=LEFT(RIGHT([.D346];6);5)" office:value-type="string" office:string-value="10908">
            <text:p>10908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6];&quot;'&quot;;&quot;''&quot;)" office:value-type="string" office:string-value="ניהול אסטרטגי">
            <text:p>ניהול אסטרטגי</text:p>
          </table:table-cell>
          <table:table-cell table:formula="oooc:=&quot;INSERT INTO Modules (Id, Name, DepartmentId,Points,ModuleTypeId) VALUES (&quot;&amp;[.G346]&amp;&quot;,N'&quot;&amp;[.K346]&amp;&quot;','&quot;&amp;[.J346]&amp;&quot;', 6, '&quot; &amp; [.M346] &amp; &quot;')&quot;" office:value-type="string" office:string-value="INSERT INTO Modules (Id, Name, DepartmentId,Points,ModuleTypeId) VALUES (10908,N'ניהול אסטרטגי','C2613D27-3520-43FC-B118-5734704359B8', 6, 'A8ED06D7-DFC5-4E57-86BD-CA4EE3E0F370')">
            <text:p>INSERT INTO Modules (Id, Name, DepartmentId,Points,ModuleTypeId) VALUES (10908,N'ניהול אסטרטגי','C2613D27-3520-43FC-B118-5734704359B8', 6, 'A8ED06D7-DFC5-4E57-86BD-CA4EE3E0F370')</text:p>
          </table:table-cell>
          <table:table-cell table:formula="oooc:=IF([.I346]=[.$O$5];[.$P$6];IF(ISERR(FIND([.$O$6];[.K346])) = 0;[.$P$5];IF(ISERR(FIND([.$O$7];[.K34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ניהולית (13009)</text:p>
          </table:table-cell>
          <table:table-cell table:formula="oooc:=FIND(&quot;[Note&quot;;[.A347])" office:value-type="float" office:value="0">
            <text:p>#VALUE!</text:p>
          </table:table-cell>
          <table:table-cell table:formula="oooc:=IF(ISERR([.B347]);LEN([.A347]);[.B347]-1)" office:value-type="float" office:value="24">
            <text:p>24</text:p>
          </table:table-cell>
          <table:table-cell table:formula="oooc:=TRIM(LEFT([.A347];[.C347]))" office:value-type="string" office:string-value="חשבונאות ניהולית (13009)">
            <text:p>חשבונאות ניהולית (13009)</text:p>
          </table:table-cell>
          <table:table-cell table:formula="oooc:=FIND(&quot;(&quot;;[.D347])" office:value-type="float" office:value="18">
            <text:p>18</text:p>
          </table:table-cell>
          <table:table-cell table:formula="oooc:=TRIM(LEFT([.D347];[.E347]-1))" office:value-type="string" office:string-value="חשבונאות ניהולית">
            <text:p>חשבונאות ניהולית</text:p>
          </table:table-cell>
          <table:table-cell table:formula="oooc:=LEFT(RIGHT([.D347];6);5)" office:value-type="string" office:string-value="13009">
            <text:p>1300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7];&quot;'&quot;;&quot;''&quot;)" office:value-type="string" office:string-value="חשבונאות ניהולית">
            <text:p>חשבונאות ניהולית</text:p>
          </table:table-cell>
          <table:table-cell table:formula="oooc:=&quot;INSERT INTO Modules (Id, Name, DepartmentId,Points,ModuleTypeId) VALUES (&quot;&amp;[.G347]&amp;&quot;,N'&quot;&amp;[.K347]&amp;&quot;','&quot;&amp;[.J347]&amp;&quot;', 6, '&quot; &amp; [.M347] &amp; &quot;')&quot;" office:value-type="string" office:string-value="INSERT INTO Modules (Id, Name, DepartmentId,Points,ModuleTypeId) VALUES (13009,N'חשבונאות ניהולית','C2613D27-3520-43FC-B118-5734704359B8', 6, 'A8ED06D7-DFC5-4E57-86BD-CA4EE3E0F370')">
            <text:p>INSERT INTO Modules (Id, Name, DepartmentId,Points,ModuleTypeId) VALUES (13009,N'חשבונאות ניהולית','C2613D27-3520-43FC-B118-5734704359B8', 6, 'A8ED06D7-DFC5-4E57-86BD-CA4EE3E0F370')</text:p>
          </table:table-cell>
          <table:table-cell table:formula="oooc:=IF([.I347]=[.$O$5];[.$P$6];IF(ISERR(FIND([.$O$6];[.K347])) = 0;[.$P$5];IF(ISERR(FIND([.$O$7];[.K34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התפעול I (10687) [Note 58] <text:s/></text:p>
          </table:table-cell>
          <table:table-cell table:formula="oooc:=FIND(&quot;[Note&quot;;[.A348])" office:value-type="float" office:value="24">
            <text:p>24</text:p>
          </table:table-cell>
          <table:table-cell table:formula="oooc:=IF(ISERR([.B348]);LEN([.A348]);[.B348]-1)" office:value-type="float" office:value="23">
            <text:p>23</text:p>
          </table:table-cell>
          <table:table-cell table:formula="oooc:=TRIM(LEFT([.A348];[.C348]))" office:value-type="string" office:string-value="ניהול התפעול I (10687)">
            <text:p>ניהול התפעול I (10687)</text:p>
          </table:table-cell>
          <table:table-cell table:formula="oooc:=FIND(&quot;(&quot;;[.D348])" office:value-type="float" office:value="16">
            <text:p>16</text:p>
          </table:table-cell>
          <table:table-cell table:formula="oooc:=TRIM(LEFT([.D348];[.E348]-1))" office:value-type="string" office:string-value="ניהול התפעול I">
            <text:p>ניהול התפעול I</text:p>
          </table:table-cell>
          <table:table-cell table:formula="oooc:=LEFT(RIGHT([.D348];6);5)" office:value-type="string" office:string-value="10687">
            <text:p>10687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8];&quot;'&quot;;&quot;''&quot;)" office:value-type="string" office:string-value="ניהול התפעול I">
            <text:p>ניהול התפעול I</text:p>
          </table:table-cell>
          <table:table-cell table:formula="oooc:=&quot;INSERT INTO Modules (Id, Name, DepartmentId,Points,ModuleTypeId) VALUES (&quot;&amp;[.G348]&amp;&quot;,N'&quot;&amp;[.K348]&amp;&quot;','&quot;&amp;[.J348]&amp;&quot;', 6, '&quot; &amp; [.M348] &amp; &quot;')&quot;" office:value-type="string" office:string-value="INSERT INTO Modules (Id, Name, DepartmentId,Points,ModuleTypeId) VALUES (10687,N'ניהול התפעול I','C2613D27-3520-43FC-B118-5734704359B8', 6, 'A8ED06D7-DFC5-4E57-86BD-CA4EE3E0F370')">
            <text:p>INSERT INTO Modules (Id, Name, DepartmentId,Points,ModuleTypeId) VALUES (10687,N'ניהול התפעול I','C2613D27-3520-43FC-B118-5734704359B8', 6, 'A8ED06D7-DFC5-4E57-86BD-CA4EE3E0F370')</text:p>
          </table:table-cell>
          <table:table-cell table:formula="oooc:=IF([.I348]=[.$O$5];[.$P$6];IF(ISERR(FIND([.$O$6];[.K348])) = 0;[.$P$5];IF(ISERR(FIND([.$O$7];[.K34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פרויקטים לתלמידי תעשייה וניהול (10906) [Note 12] <text:s/></text:p>
          </table:table-cell>
          <table:table-cell table:formula="oooc:=FIND(&quot;[Note&quot;;[.A349])" office:value-type="float" office:value="46">
            <text:p>46</text:p>
          </table:table-cell>
          <table:table-cell table:formula="oooc:=IF(ISERR([.B349]);LEN([.A349]);[.B349]-1)" office:value-type="float" office:value="45">
            <text:p>45</text:p>
          </table:table-cell>
          <table:table-cell table:formula="oooc:=TRIM(LEFT([.A349];[.C349]))" office:value-type="string" office:string-value="ניהול פרויקטים לתלמידי תעשייה וניהול (10906)">
            <text:p>ניהול פרויקטים לתלמידי תעשייה וניהול (10906)</text:p>
          </table:table-cell>
          <table:table-cell table:formula="oooc:=FIND(&quot;(&quot;;[.D349])" office:value-type="float" office:value="38">
            <text:p>38</text:p>
          </table:table-cell>
          <table:table-cell table:formula="oooc:=TRIM(LEFT([.D349];[.E349]-1))" office:value-type="string" office:string-value="ניהול פרויקטים לתלמידי תעשייה וניהול">
            <text:p>ניהול פרויקטים לתלמידי תעשייה וניהול</text:p>
          </table:table-cell>
          <table:table-cell table:formula="oooc:=LEFT(RIGHT([.D349];6);5)" office:value-type="string" office:string-value="10906">
            <text:p>1090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49];&quot;'&quot;;&quot;''&quot;)" office:value-type="string" office:string-value="ניהול פרויקטים לתלמידי תעשייה וניהול">
            <text:p>ניהול פרויקטים לתלמידי תעשייה וניהול</text:p>
          </table:table-cell>
          <table:table-cell table:formula="oooc:=&quot;INSERT INTO Modules (Id, Name, DepartmentId,Points,ModuleTypeId) VALUES (&quot;&amp;[.G349]&amp;&quot;,N'&quot;&amp;[.K349]&amp;&quot;','&quot;&amp;[.J349]&amp;&quot;', 6, '&quot; &amp; [.M349] &amp; &quot;')&quot;" office:value-type="string" office:string-value="INSERT INTO Modules (Id, Name, DepartmentId,Points,ModuleTypeId) VALUES (10906,N'ניהול פרויקטים לתלמידי תעשייה וניהול','C2613D27-3520-43FC-B118-5734704359B8', 6, 'A8ED06D7-DFC5-4E57-86BD-CA4EE3E0F370')">
            <text:p>INSERT INTO Modules (Id, Name, DepartmentId,Points,ModuleTypeId) VALUES (10906,N'ניהול פרויקטים לתלמידי תעשייה וניהול','C2613D27-3520-43FC-B118-5734704359B8', 6, 'A8ED06D7-DFC5-4E57-86BD-CA4EE3E0F370')</text:p>
          </table:table-cell>
          <table:table-cell table:formula="oooc:=IF([.I349]=[.$O$5];[.$P$6];IF(ISERR(FIND([.$O$6];[.K349])) = 0;[.$P$5];IF(ISERR(FIND([.$O$7];[.K34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ערכת תפקוד בארגון: התפתחות ושינוי (13039)</text:p>
          </table:table-cell>
          <table:table-cell table:formula="oooc:=FIND(&quot;[Note&quot;;[.A350])" office:value-type="float" office:value="0">
            <text:p>#VALUE!</text:p>
          </table:table-cell>
          <table:table-cell table:formula="oooc:=IF(ISERR([.B350]);LEN([.A350]);[.B350]-1)" office:value-type="float" office:value="42">
            <text:p>42</text:p>
          </table:table-cell>
          <table:table-cell table:formula="oooc:=TRIM(LEFT([.A350];[.C350]))" office:value-type="string" office:string-value="הערכת תפקוד בארגון: התפתחות ושינוי (13039)">
            <text:p>הערכת תפקוד בארגון: התפתחות ושינוי (13039)</text:p>
          </table:table-cell>
          <table:table-cell table:formula="oooc:=FIND(&quot;(&quot;;[.D350])" office:value-type="float" office:value="36">
            <text:p>36</text:p>
          </table:table-cell>
          <table:table-cell table:formula="oooc:=TRIM(LEFT([.D350];[.E350]-1))" office:value-type="string" office:string-value="הערכת תפקוד בארגון: התפתחות ושינוי">
            <text:p>הערכת תפקוד בארגון: התפתחות ושינוי</text:p>
          </table:table-cell>
          <table:table-cell table:formula="oooc:=LEFT(RIGHT([.D350];6);5)" office:value-type="string" office:string-value="13039">
            <text:p>1303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0];&quot;'&quot;;&quot;''&quot;)" office:value-type="string" office:string-value="הערכת תפקוד בארגון: התפתחות ושינוי">
            <text:p>הערכת תפקוד בארגון: התפתחות ושינוי</text:p>
          </table:table-cell>
          <table:table-cell table:formula="oooc:=&quot;INSERT INTO Modules (Id, Name, DepartmentId,Points,ModuleTypeId) VALUES (&quot;&amp;[.G350]&amp;&quot;,N'&quot;&amp;[.K350]&amp;&quot;','&quot;&amp;[.J350]&amp;&quot;', 6, '&quot; &amp; [.M350] &amp; &quot;')&quot;" office:value-type="string" office:string-value="INSERT INTO Modules (Id, Name, DepartmentId,Points,ModuleTypeId) VALUES (13039,N'הערכת תפקוד בארגון: התפתחות ושינוי','C2613D27-3520-43FC-B118-5734704359B8', 6, 'A8ED06D7-DFC5-4E57-86BD-CA4EE3E0F370')">
            <text:p>INSERT INTO Modules (Id, Name, DepartmentId,Points,ModuleTypeId) VALUES (13039,N'הערכת תפקוד בארגון: התפתחות ושינוי','C2613D27-3520-43FC-B118-5734704359B8', 6, 'A8ED06D7-DFC5-4E57-86BD-CA4EE3E0F370')</text:p>
          </table:table-cell>
          <table:table-cell table:formula="oooc:=IF([.I350]=[.$O$5];[.$P$6];IF(ISERR(FIND([.$O$6];[.K350])) = 0;[.$P$5];IF(ISERR(FIND([.$O$7];[.K35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חסי עבודה בעידן הגלובליזציה (13040)</text:p>
          </table:table-cell>
          <table:table-cell table:formula="oooc:=FIND(&quot;[Note&quot;;[.A351])" office:value-type="float" office:value="0">
            <text:p>#VALUE!</text:p>
          </table:table-cell>
          <table:table-cell table:formula="oooc:=IF(ISERR([.B351]);LEN([.A351]);[.B351]-1)" office:value-type="float" office:value="36">
            <text:p>36</text:p>
          </table:table-cell>
          <table:table-cell table:formula="oooc:=TRIM(LEFT([.A351];[.C351]))" office:value-type="string" office:string-value="יחסי עבודה בעידן הגלובליזציה (13040)">
            <text:p>יחסי עבודה בעידן הגלובליזציה (13040)</text:p>
          </table:table-cell>
          <table:table-cell table:formula="oooc:=FIND(&quot;(&quot;;[.D351])" office:value-type="float" office:value="30">
            <text:p>30</text:p>
          </table:table-cell>
          <table:table-cell table:formula="oooc:=TRIM(LEFT([.D351];[.E351]-1))" office:value-type="string" office:string-value="יחסי עבודה בעידן הגלובליזציה">
            <text:p>יחסי עבודה בעידן הגלובליזציה</text:p>
          </table:table-cell>
          <table:table-cell table:formula="oooc:=LEFT(RIGHT([.D351];6);5)" office:value-type="string" office:string-value="13040">
            <text:p>1304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1];&quot;'&quot;;&quot;''&quot;)" office:value-type="string" office:string-value="יחסי עבודה בעידן הגלובליזציה">
            <text:p>יחסי עבודה בעידן הגלובליזציה</text:p>
          </table:table-cell>
          <table:table-cell table:formula="oooc:=&quot;INSERT INTO Modules (Id, Name, DepartmentId,Points,ModuleTypeId) VALUES (&quot;&amp;[.G351]&amp;&quot;,N'&quot;&amp;[.K351]&amp;&quot;','&quot;&amp;[.J351]&amp;&quot;', 6, '&quot; &amp; [.M351] &amp; &quot;')&quot;" office:value-type="string" office:string-value="INSERT INTO Modules (Id, Name, DepartmentId,Points,ModuleTypeId) VALUES (13040,N'יחסי עבודה בעידן הגלובליזציה','C2613D27-3520-43FC-B118-5734704359B8', 6, 'A8ED06D7-DFC5-4E57-86BD-CA4EE3E0F370')">
            <text:p>INSERT INTO Modules (Id, Name, DepartmentId,Points,ModuleTypeId) VALUES (13040,N'יחסי עבודה בעידן הגלובליזציה','C2613D27-3520-43FC-B118-5734704359B8', 6, 'A8ED06D7-DFC5-4E57-86BD-CA4EE3E0F370')</text:p>
          </table:table-cell>
          <table:table-cell table:formula="oooc:=IF([.I351]=[.$O$5];[.$P$6];IF(ISERR(FIND([.$O$6];[.K351])) = 0;[.$P$5];IF(ISERR(FIND([.$O$7];[.K35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חשבונאות לחשבונאים (10696) [Note 25] <text:s/></text:p>
          </table:table-cell>
          <table:table-cell table:formula="oooc:=FIND(&quot;[Note&quot;;[.A352])" office:value-type="float" office:value="36">
            <text:p>36</text:p>
          </table:table-cell>
          <table:table-cell table:formula="oooc:=IF(ISERR([.B352]);LEN([.A352]);[.B352]-1)" office:value-type="float" office:value="35">
            <text:p>35</text:p>
          </table:table-cell>
          <table:table-cell table:formula="oooc:=TRIM(LEFT([.A352];[.C352]))" office:value-type="string" office:string-value="יסודות החשבונאות לחשבונאים (10696)">
            <text:p>יסודות החשבונאות לחשבונאים (10696)</text:p>
          </table:table-cell>
          <table:table-cell table:formula="oooc:=FIND(&quot;(&quot;;[.D352])" office:value-type="float" office:value="28">
            <text:p>28</text:p>
          </table:table-cell>
          <table:table-cell table:formula="oooc:=TRIM(LEFT([.D352];[.E352]-1))" office:value-type="string" office:string-value="יסודות החשבונאות לחשבונאים">
            <text:p>יסודות החשבונאות לחשבונאים</text:p>
          </table:table-cell>
          <table:table-cell table:formula="oooc:=LEFT(RIGHT([.D352];6);5)" office:value-type="string" office:string-value="10696">
            <text:p>1069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2];&quot;'&quot;;&quot;''&quot;)" office:value-type="string" office:string-value="יסודות החשבונאות לחשבונאים">
            <text:p>יסודות החשבונאות לחשבונאים</text:p>
          </table:table-cell>
          <table:table-cell table:formula="oooc:=&quot;INSERT INTO Modules (Id, Name, DepartmentId,Points,ModuleTypeId) VALUES (&quot;&amp;[.G352]&amp;&quot;,N'&quot;&amp;[.K352]&amp;&quot;','&quot;&amp;[.J352]&amp;&quot;', 6, '&quot; &amp; [.M352] &amp; &quot;')&quot;" office:value-type="string" office:string-value="INSERT INTO Modules (Id, Name, DepartmentId,Points,ModuleTypeId) VALUES (10696,N'יסודות החשבונאות לחשבונאים','C2613D27-3520-43FC-B118-5734704359B8', 6, 'A8ED06D7-DFC5-4E57-86BD-CA4EE3E0F370')">
            <text:p>INSERT INTO Modules (Id, Name, DepartmentId,Points,ModuleTypeId) VALUES (10696,N'יסודות החשבונאות לחשבונאים','C2613D27-3520-43FC-B118-5734704359B8', 6, 'A8ED06D7-DFC5-4E57-86BD-CA4EE3E0F370')</text:p>
          </table:table-cell>
          <table:table-cell table:formula="oooc:=IF([.I352]=[.$O$5];[.$P$6];IF(ISERR(FIND([.$O$6];[.K352])) = 0;[.$P$5];IF(ISERR(FIND([.$O$7];[.K35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קר ביצועים (13001)</text:p>
          </table:table-cell>
          <table:table-cell table:formula="oooc:=FIND(&quot;[Note&quot;;[.A353])" office:value-type="float" office:value="0">
            <text:p>#VALUE!</text:p>
          </table:table-cell>
          <table:table-cell table:formula="oooc:=IF(ISERR([.B353]);LEN([.A353]);[.B353]-1)" office:value-type="float" office:value="19">
            <text:p>19</text:p>
          </table:table-cell>
          <table:table-cell table:formula="oooc:=TRIM(LEFT([.A353];[.C353]))" office:value-type="string" office:string-value="חקר ביצועים (13001)">
            <text:p>חקר ביצועים (13001)</text:p>
          </table:table-cell>
          <table:table-cell table:formula="oooc:=FIND(&quot;(&quot;;[.D353])" office:value-type="float" office:value="13">
            <text:p>13</text:p>
          </table:table-cell>
          <table:table-cell table:formula="oooc:=TRIM(LEFT([.D353];[.E353]-1))" office:value-type="string" office:string-value="חקר ביצועים">
            <text:p>חקר ביצועים</text:p>
          </table:table-cell>
          <table:table-cell table:formula="oooc:=LEFT(RIGHT([.D353];6);5)" office:value-type="string" office:string-value="13001">
            <text:p>1300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3];&quot;'&quot;;&quot;''&quot;)" office:value-type="string" office:string-value="חקר ביצועים">
            <text:p>חקר ביצועים</text:p>
          </table:table-cell>
          <table:table-cell table:formula="oooc:=&quot;INSERT INTO Modules (Id, Name, DepartmentId,Points,ModuleTypeId) VALUES (&quot;&amp;[.G353]&amp;&quot;,N'&quot;&amp;[.K353]&amp;&quot;','&quot;&amp;[.J353]&amp;&quot;', 6, '&quot; &amp; [.M353] &amp; &quot;')&quot;" office:value-type="string" office:string-value="INSERT INTO Modules (Id, Name, DepartmentId,Points,ModuleTypeId) VALUES (13001,N'חקר ביצועים','C2613D27-3520-43FC-B118-5734704359B8', 6, 'A8ED06D7-DFC5-4E57-86BD-CA4EE3E0F370')">
            <text:p>INSERT INTO Modules (Id, Name, DepartmentId,Points,ModuleTypeId) VALUES (13001,N'חקר ביצועים','C2613D27-3520-43FC-B118-5734704359B8', 6, 'A8ED06D7-DFC5-4E57-86BD-CA4EE3E0F370')</text:p>
          </table:table-cell>
          <table:table-cell table:formula="oooc:=IF([.I353]=[.$O$5];[.$P$6];IF(ISERR(FIND([.$O$6];[.K353])) = 0;[.$P$5];IF(ISERR(FIND([.$O$7];[.K35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משפט העסקי (10736) [Note 72] <text:s/></text:p>
          </table:table-cell>
          <table:table-cell table:formula="oooc:=FIND(&quot;[Note&quot;;[.A354])" office:value-type="float" office:value="28">
            <text:p>28</text:p>
          </table:table-cell>
          <table:table-cell table:formula="oooc:=IF(ISERR([.B354]);LEN([.A354]);[.B354]-1)" office:value-type="float" office:value="27">
            <text:p>27</text:p>
          </table:table-cell>
          <table:table-cell table:formula="oooc:=TRIM(LEFT([.A354];[.C354]))" office:value-type="string" office:string-value="יסודות המשפט העסקי (10736)">
            <text:p>יסודות המשפט העסקי (10736)</text:p>
          </table:table-cell>
          <table:table-cell table:formula="oooc:=FIND(&quot;(&quot;;[.D354])" office:value-type="float" office:value="20">
            <text:p>20</text:p>
          </table:table-cell>
          <table:table-cell table:formula="oooc:=TRIM(LEFT([.D354];[.E354]-1))" office:value-type="string" office:string-value="יסודות המשפט העסקי">
            <text:p>יסודות המשפט העסקי</text:p>
          </table:table-cell>
          <table:table-cell table:formula="oooc:=LEFT(RIGHT([.D354];6);5)" office:value-type="string" office:string-value="10736">
            <text:p>1073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4];&quot;'&quot;;&quot;''&quot;)" office:value-type="string" office:string-value="יסודות המשפט העסקי">
            <text:p>יסודות המשפט העסקי</text:p>
          </table:table-cell>
          <table:table-cell table:formula="oooc:=&quot;INSERT INTO Modules (Id, Name, DepartmentId,Points,ModuleTypeId) VALUES (&quot;&amp;[.G354]&amp;&quot;,N'&quot;&amp;[.K354]&amp;&quot;','&quot;&amp;[.J354]&amp;&quot;', 6, '&quot; &amp; [.M354] &amp; &quot;')&quot;" office:value-type="string" office:string-value="INSERT INTO Modules (Id, Name, DepartmentId,Points,ModuleTypeId) VALUES (10736,N'יסודות המשפט העסקי','C2613D27-3520-43FC-B118-5734704359B8', 6, 'A8ED06D7-DFC5-4E57-86BD-CA4EE3E0F370')">
            <text:p>INSERT INTO Modules (Id, Name, DepartmentId,Points,ModuleTypeId) VALUES (10736,N'יסודות המשפט העסקי','C2613D27-3520-43FC-B118-5734704359B8', 6, 'A8ED06D7-DFC5-4E57-86BD-CA4EE3E0F370')</text:p>
          </table:table-cell>
          <table:table-cell table:formula="oooc:=IF([.I354]=[.$O$5];[.$P$6];IF(ISERR(FIND([.$O$6];[.K354])) = 0;[.$P$5];IF(ISERR(FIND([.$O$7];[.K35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קרוכלכלה א (10457) [Note 33] <text:s/>[Note 47] <text:s/></text:p>
          </table:table-cell>
          <table:table-cell table:formula="oooc:=FIND(&quot;[Note&quot;;[.A355])" office:value-type="float" office:value="21">
            <text:p>21</text:p>
          </table:table-cell>
          <table:table-cell table:formula="oooc:=IF(ISERR([.B355]);LEN([.A355]);[.B355]-1)" office:value-type="float" office:value="20">
            <text:p>20</text:p>
          </table:table-cell>
          <table:table-cell table:formula="oooc:=TRIM(LEFT([.A355];[.C355]))" office:value-type="string" office:string-value="מקרוכלכלה א (10457)">
            <text:p>מקרוכלכלה א (10457)</text:p>
          </table:table-cell>
          <table:table-cell table:formula="oooc:=FIND(&quot;(&quot;;[.D355])" office:value-type="float" office:value="13">
            <text:p>13</text:p>
          </table:table-cell>
          <table:table-cell table:formula="oooc:=TRIM(LEFT([.D355];[.E355]-1))" office:value-type="string" office:string-value="מקרוכלכלה א">
            <text:p>מקרוכלכלה א</text:p>
          </table:table-cell>
          <table:table-cell table:formula="oooc:=LEFT(RIGHT([.D355];6);5)" office:value-type="string" office:string-value="10457">
            <text:p>10457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5];&quot;'&quot;;&quot;''&quot;)" office:value-type="string" office:string-value="מקרוכלכלה א">
            <text:p>מקרוכלכלה א</text:p>
          </table:table-cell>
          <table:table-cell table:formula="oooc:=&quot;INSERT INTO Modules (Id, Name, DepartmentId,Points,ModuleTypeId) VALUES (&quot;&amp;[.G355]&amp;&quot;,N'&quot;&amp;[.K355]&amp;&quot;','&quot;&amp;[.J355]&amp;&quot;', 6, '&quot; &amp; [.M355] &amp; &quot;')&quot;" office:value-type="string" office:string-value="INSERT INTO Modules (Id, Name, DepartmentId,Points,ModuleTypeId) VALUES (10457,N'מקרוכלכלה א','C2613D27-3520-43FC-B118-5734704359B8', 6, 'A8ED06D7-DFC5-4E57-86BD-CA4EE3E0F370')">
            <text:p>INSERT INTO Modules (Id, Name, DepartmentId,Points,ModuleTypeId) VALUES (10457,N'מקרוכלכלה א','C2613D27-3520-43FC-B118-5734704359B8', 6, 'A8ED06D7-DFC5-4E57-86BD-CA4EE3E0F370')</text:p>
          </table:table-cell>
          <table:table-cell table:formula="oooc:=IF([.I355]=[.$O$5];[.$P$6];IF(ISERR(FIND([.$O$6];[.K355])) = 0;[.$P$5];IF(ISERR(FIND([.$O$7];[.K35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כלכלת כוח אדם (13501) [Note 47] <text:s/></text:p>
          </table:table-cell>
          <table:table-cell table:formula="oooc:=FIND(&quot;[Note&quot;;[.A356])" office:value-type="float" office:value="30">
            <text:p>30</text:p>
          </table:table-cell>
          <table:table-cell table:formula="oooc:=IF(ISERR([.B356]);LEN([.A356]);[.B356]-1)" office:value-type="float" office:value="29">
            <text:p>29</text:p>
          </table:table-cell>
          <table:table-cell table:formula="oooc:=TRIM(LEFT([.A356];[.C356]))" office:value-type="string" office:string-value="סמינר: כלכלת כוח אדם (13501)">
            <text:p>סמינר: כלכלת כוח אדם (13501)</text:p>
          </table:table-cell>
          <table:table-cell table:formula="oooc:=FIND(&quot;(&quot;;[.D356])" office:value-type="float" office:value="22">
            <text:p>22</text:p>
          </table:table-cell>
          <table:table-cell table:formula="oooc:=TRIM(LEFT([.D356];[.E356]-1))" office:value-type="string" office:string-value="סמינר: כלכלת כוח אדם">
            <text:p>סמינר: כלכלת כוח אדם</text:p>
          </table:table-cell>
          <table:table-cell table:formula="oooc:=LEFT(RIGHT([.D356];6);5)" office:value-type="string" office:string-value="13501">
            <text:p>1350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6];&quot;'&quot;;&quot;''&quot;)" office:value-type="string" office:string-value="סמינר: כלכלת כוח אדם">
            <text:p>סמינר: כלכלת כוח אדם</text:p>
          </table:table-cell>
          <table:table-cell table:formula="oooc:=&quot;INSERT INTO Modules (Id, Name, DepartmentId,Points,ModuleTypeId) VALUES (&quot;&amp;[.G356]&amp;&quot;,N'&quot;&amp;[.K356]&amp;&quot;','&quot;&amp;[.J356]&amp;&quot;', 6, '&quot; &amp; [.M356] &amp; &quot;')&quot;" office:value-type="string" office:string-value="INSERT INTO Modules (Id, Name, DepartmentId,Points,ModuleTypeId) VALUES (13501,N'סמינר: כלכלת כוח אדם','C2613D27-3520-43FC-B118-5734704359B8', 6, '1B16BD54-6D52-4136-9447-5E977484531D')">
            <text:p>INSERT INTO Modules (Id, Name, DepartmentId,Points,ModuleTypeId) VALUES (13501,N'סמינר: כלכלת כוח אדם','C2613D27-3520-43FC-B118-5734704359B8', 6, '1B16BD54-6D52-4136-9447-5E977484531D')</text:p>
          </table:table-cell>
          <table:table-cell table:formula="oooc:=IF([.I356]=[.$O$5];[.$P$6];IF(ISERR(FIND([.$O$6];[.K356])) = 0;[.$P$5];IF(ISERR(FIND([.$O$7];[.K356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מערכות ייצור משולבות מחשב (10571) [Note 12] <text:s/>[Note 45] <text:s/>[Note 47] <text:s/></text:p>
          </table:table-cell>
          <table:table-cell table:formula="oooc:=FIND(&quot;[Note&quot;;[.A357])" office:value-type="float" office:value="35">
            <text:p>35</text:p>
          </table:table-cell>
          <table:table-cell table:formula="oooc:=IF(ISERR([.B357]);LEN([.A357]);[.B357]-1)" office:value-type="float" office:value="34">
            <text:p>34</text:p>
          </table:table-cell>
          <table:table-cell table:formula="oooc:=TRIM(LEFT([.A357];[.C357]))" office:value-type="string" office:string-value="מערכות ייצור משולבות מחשב (10571)">
            <text:p>מערכות ייצור משולבות מחשב (10571)</text:p>
          </table:table-cell>
          <table:table-cell table:formula="oooc:=FIND(&quot;(&quot;;[.D357])" office:value-type="float" office:value="27">
            <text:p>27</text:p>
          </table:table-cell>
          <table:table-cell table:formula="oooc:=TRIM(LEFT([.D357];[.E357]-1))" office:value-type="string" office:string-value="מערכות ייצור משולבות מחשב">
            <text:p>מערכות ייצור משולבות מחשב</text:p>
          </table:table-cell>
          <table:table-cell table:formula="oooc:=LEFT(RIGHT([.D357];6);5)" office:value-type="string" office:string-value="10571">
            <text:p>1057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7];&quot;'&quot;;&quot;''&quot;)" office:value-type="string" office:string-value="מערכות ייצור משולבות מחשב">
            <text:p>מערכות ייצור משולבות מחשב</text:p>
          </table:table-cell>
          <table:table-cell table:formula="oooc:=&quot;INSERT INTO Modules (Id, Name, DepartmentId,Points,ModuleTypeId) VALUES (&quot;&amp;[.G357]&amp;&quot;,N'&quot;&amp;[.K357]&amp;&quot;','&quot;&amp;[.J357]&amp;&quot;', 6, '&quot; &amp; [.M357] &amp; &quot;')&quot;" office:value-type="string" office:string-value="INSERT INTO Modules (Id, Name, DepartmentId,Points,ModuleTypeId) VALUES (10571,N'מערכות ייצור משולבות מחשב','C2613D27-3520-43FC-B118-5734704359B8', 6, 'A8ED06D7-DFC5-4E57-86BD-CA4EE3E0F370')">
            <text:p>INSERT INTO Modules (Id, Name, DepartmentId,Points,ModuleTypeId) VALUES (10571,N'מערכות ייצור משולבות מחשב','C2613D27-3520-43FC-B118-5734704359B8', 6, 'A8ED06D7-DFC5-4E57-86BD-CA4EE3E0F370')</text:p>
          </table:table-cell>
          <table:table-cell table:formula="oooc:=IF([.I357]=[.$O$5];[.$P$6];IF(ISERR(FIND([.$O$6];[.K357])) = 0;[.$P$5];IF(ISERR(FIND([.$O$7];[.K35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כנון מערכות דינמיות בזמן למשאבי אנוש (10516) [Note 5] <text:s/>[Note 22] <text:s/></text:p>
          </table:table-cell>
          <table:table-cell table:formula="oooc:=FIND(&quot;[Note&quot;;[.A358])" office:value-type="float" office:value="47">
            <text:p>47</text:p>
          </table:table-cell>
          <table:table-cell table:formula="oooc:=IF(ISERR([.B358]);LEN([.A358]);[.B358]-1)" office:value-type="float" office:value="46">
            <text:p>46</text:p>
          </table:table-cell>
          <table:table-cell table:formula="oooc:=TRIM(LEFT([.A358];[.C358]))" office:value-type="string" office:string-value="תכנון מערכות דינמיות בזמן למשאבי אנוש (10516)">
            <text:p>תכנון מערכות דינמיות בזמן למשאבי אנוש (10516)</text:p>
          </table:table-cell>
          <table:table-cell table:formula="oooc:=FIND(&quot;(&quot;;[.D358])" office:value-type="float" office:value="39">
            <text:p>39</text:p>
          </table:table-cell>
          <table:table-cell table:formula="oooc:=TRIM(LEFT([.D358];[.E358]-1))" office:value-type="string" office:string-value="תכנון מערכות דינמיות בזמן למשאבי אנוש">
            <text:p>תכנון מערכות דינמיות בזמן למשאבי אנוש</text:p>
          </table:table-cell>
          <table:table-cell table:formula="oooc:=LEFT(RIGHT([.D358];6);5)" office:value-type="string" office:string-value="10516">
            <text:p>1051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8];&quot;'&quot;;&quot;''&quot;)" office:value-type="string" office:string-value="תכנון מערכות דינמיות בזמן למשאבי אנוש">
            <text:p>תכנון מערכות דינמיות בזמן למשאבי אנוש</text:p>
          </table:table-cell>
          <table:table-cell table:formula="oooc:=&quot;INSERT INTO Modules (Id, Name, DepartmentId,Points,ModuleTypeId) VALUES (&quot;&amp;[.G358]&amp;&quot;,N'&quot;&amp;[.K358]&amp;&quot;','&quot;&amp;[.J358]&amp;&quot;', 6, '&quot; &amp; [.M358] &amp; &quot;')&quot;" office:value-type="string" office:string-value="INSERT INTO Modules (Id, Name, DepartmentId,Points,ModuleTypeId) VALUES (10516,N'תכנון מערכות דינמיות בזמן למשאבי אנוש','C2613D27-3520-43FC-B118-5734704359B8', 6, 'A8ED06D7-DFC5-4E57-86BD-CA4EE3E0F370')">
            <text:p>INSERT INTO Modules (Id, Name, DepartmentId,Points,ModuleTypeId) VALUES (10516,N'תכנון מערכות דינמיות בזמן למשאבי אנוש','C2613D27-3520-43FC-B118-5734704359B8', 6, 'A8ED06D7-DFC5-4E57-86BD-CA4EE3E0F370')</text:p>
          </table:table-cell>
          <table:table-cell table:formula="oooc:=IF([.I358]=[.$O$5];[.$P$6];IF(ISERR(FIND([.$O$6];[.K358])) = 0;[.$P$5];IF(ISERR(FIND([.$O$7];[.K35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כניות לשיתוף עובדים ולדמוקרטיה (13031)</text:p>
          </table:table-cell>
          <table:table-cell table:formula="oooc:=FIND(&quot;[Note&quot;;[.A359])" office:value-type="float" office:value="0">
            <text:p>#VALUE!</text:p>
          </table:table-cell>
          <table:table-cell table:formula="oooc:=IF(ISERR([.B359]);LEN([.A359]);[.B359]-1)" office:value-type="float" office:value="39">
            <text:p>39</text:p>
          </table:table-cell>
          <table:table-cell table:formula="oooc:=TRIM(LEFT([.A359];[.C359]))" office:value-type="string" office:string-value="תכניות לשיתוף עובדים ולדמוקרטיה (13031)">
            <text:p>תכניות לשיתוף עובדים ולדמוקרטיה (13031)</text:p>
          </table:table-cell>
          <table:table-cell table:formula="oooc:=FIND(&quot;(&quot;;[.D359])" office:value-type="float" office:value="33">
            <text:p>33</text:p>
          </table:table-cell>
          <table:table-cell table:formula="oooc:=TRIM(LEFT([.D359];[.E359]-1))" office:value-type="string" office:string-value="תכניות לשיתוף עובדים ולדמוקרטיה">
            <text:p>תכניות לשיתוף עובדים ולדמוקרטיה</text:p>
          </table:table-cell>
          <table:table-cell table:formula="oooc:=LEFT(RIGHT([.D359];6);5)" office:value-type="string" office:string-value="13031">
            <text:p>1303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59];&quot;'&quot;;&quot;''&quot;)" office:value-type="string" office:string-value="תכניות לשיתוף עובדים ולדמוקרטיה">
            <text:p>תכניות לשיתוף עובדים ולדמוקרטיה</text:p>
          </table:table-cell>
          <table:table-cell table:formula="oooc:=&quot;INSERT INTO Modules (Id, Name, DepartmentId,Points,ModuleTypeId) VALUES (&quot;&amp;[.G359]&amp;&quot;,N'&quot;&amp;[.K359]&amp;&quot;','&quot;&amp;[.J359]&amp;&quot;', 6, '&quot; &amp; [.M359] &amp; &quot;')&quot;" office:value-type="string" office:string-value="INSERT INTO Modules (Id, Name, DepartmentId,Points,ModuleTypeId) VALUES (13031,N'תכניות לשיתוף עובדים ולדמוקרטיה','C2613D27-3520-43FC-B118-5734704359B8', 6, 'A8ED06D7-DFC5-4E57-86BD-CA4EE3E0F370')">
            <text:p>INSERT INTO Modules (Id, Name, DepartmentId,Points,ModuleTypeId) VALUES (13031,N'תכניות לשיתוף עובדים ולדמוקרטיה','C2613D27-3520-43FC-B118-5734704359B8', 6, 'A8ED06D7-DFC5-4E57-86BD-CA4EE3E0F370')</text:p>
          </table:table-cell>
          <table:table-cell table:formula="oooc:=IF([.I359]=[.$O$5];[.$P$6];IF(ISERR(FIND([.$O$6];[.K359])) = 0;[.$P$5];IF(ISERR(FIND([.$O$7];[.K35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ה בין-דורית (10574) [Note 5] <text:s/>[Note 22] <text:s/>[Note 58] <text:s/></text:p>
          </table:table-cell>
          <table:table-cell table:formula="oooc:=FIND(&quot;[Note&quot;;[.A360])" office:value-type="float" office:value="25">
            <text:p>25</text:p>
          </table:table-cell>
          <table:table-cell table:formula="oooc:=IF(ISERR([.B360]);LEN([.A360]);[.B360]-1)" office:value-type="float" office:value="24">
            <text:p>24</text:p>
          </table:table-cell>
          <table:table-cell table:formula="oooc:=TRIM(LEFT([.A360];[.C360]))" office:value-type="string" office:string-value="כלכלה בין-דורית (10574)">
            <text:p>כלכלה בין-דורית (10574)</text:p>
          </table:table-cell>
          <table:table-cell table:formula="oooc:=FIND(&quot;(&quot;;[.D360])" office:value-type="float" office:value="17">
            <text:p>17</text:p>
          </table:table-cell>
          <table:table-cell table:formula="oooc:=TRIM(LEFT([.D360];[.E360]-1))" office:value-type="string" office:string-value="כלכלה בין-דורית">
            <text:p>כלכלה בין-דורית</text:p>
          </table:table-cell>
          <table:table-cell table:formula="oooc:=LEFT(RIGHT([.D360];6);5)" office:value-type="string" office:string-value="10574">
            <text:p>10574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0];&quot;'&quot;;&quot;''&quot;)" office:value-type="string" office:string-value="כלכלה בין-דורית">
            <text:p>כלכלה בין-דורית</text:p>
          </table:table-cell>
          <table:table-cell table:formula="oooc:=&quot;INSERT INTO Modules (Id, Name, DepartmentId,Points,ModuleTypeId) VALUES (&quot;&amp;[.G360]&amp;&quot;,N'&quot;&amp;[.K360]&amp;&quot;','&quot;&amp;[.J360]&amp;&quot;', 6, '&quot; &amp; [.M360] &amp; &quot;')&quot;" office:value-type="string" office:string-value="INSERT INTO Modules (Id, Name, DepartmentId,Points,ModuleTypeId) VALUES (10574,N'כלכלה בין-דורית','C2613D27-3520-43FC-B118-5734704359B8', 6, 'A8ED06D7-DFC5-4E57-86BD-CA4EE3E0F370')">
            <text:p>INSERT INTO Modules (Id, Name, DepartmentId,Points,ModuleTypeId) VALUES (10574,N'כלכלה בין-דורית','C2613D27-3520-43FC-B118-5734704359B8', 6, 'A8ED06D7-DFC5-4E57-86BD-CA4EE3E0F370')</text:p>
          </table:table-cell>
          <table:table-cell table:formula="oooc:=IF([.I360]=[.$O$5];[.$P$6];IF(ISERR(FIND([.$O$6];[.K360])) = 0;[.$P$5];IF(ISERR(FIND([.$O$7];[.K36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מחירים א (10627) [Note 33] <text:s/>[Note 58] <text:s/></text:p>
          </table:table-cell>
          <table:table-cell table:formula="oooc:=FIND(&quot;[Note&quot;;[.A361])" office:value-type="float" office:value="24">
            <text:p>24</text:p>
          </table:table-cell>
          <table:table-cell table:formula="oooc:=IF(ISERR([.B361]);LEN([.A361]);[.B361]-1)" office:value-type="float" office:value="23">
            <text:p>23</text:p>
          </table:table-cell>
          <table:table-cell table:formula="oooc:=TRIM(LEFT([.A361];[.C361]))" office:value-type="string" office:string-value="תורת המחירים א (10627)">
            <text:p>תורת המחירים א (10627)</text:p>
          </table:table-cell>
          <table:table-cell table:formula="oooc:=FIND(&quot;(&quot;;[.D361])" office:value-type="float" office:value="16">
            <text:p>16</text:p>
          </table:table-cell>
          <table:table-cell table:formula="oooc:=TRIM(LEFT([.D361];[.E361]-1))" office:value-type="string" office:string-value="תורת המחירים א">
            <text:p>תורת המחירים א</text:p>
          </table:table-cell>
          <table:table-cell table:formula="oooc:=LEFT(RIGHT([.D361];6);5)" office:value-type="string" office:string-value="10627">
            <text:p>10627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1];&quot;'&quot;;&quot;''&quot;)" office:value-type="string" office:string-value="תורת המחירים א">
            <text:p>תורת המחירים א</text:p>
          </table:table-cell>
          <table:table-cell table:formula="oooc:=&quot;INSERT INTO Modules (Id, Name, DepartmentId,Points,ModuleTypeId) VALUES (&quot;&amp;[.G361]&amp;&quot;,N'&quot;&amp;[.K361]&amp;&quot;','&quot;&amp;[.J361]&amp;&quot;', 6, '&quot; &amp; [.M361] &amp; &quot;')&quot;" office:value-type="string" office:string-value="INSERT INTO Modules (Id, Name, DepartmentId,Points,ModuleTypeId) VALUES (10627,N'תורת המחירים א','C2613D27-3520-43FC-B118-5734704359B8', 6, 'A8ED06D7-DFC5-4E57-86BD-CA4EE3E0F370')">
            <text:p>INSERT INTO Modules (Id, Name, DepartmentId,Points,ModuleTypeId) VALUES (10627,N'תורת המחירים א','C2613D27-3520-43FC-B118-5734704359B8', 6, 'A8ED06D7-DFC5-4E57-86BD-CA4EE3E0F370')</text:p>
          </table:table-cell>
          <table:table-cell table:formula="oooc:=IF([.I361]=[.$O$5];[.$P$6];IF(ISERR(FIND([.$O$6];[.K361])) = 0;[.$P$5];IF(ISERR(FIND([.$O$7];[.K36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סר ועסקים (10523) [Note 5] <text:s/>[Note 22] <text:s/>[Note 71] <text:s/></text:p>
          </table:table-cell>
          <table:table-cell table:formula="oooc:=FIND(&quot;[Note&quot;;[.A362])" office:value-type="float" office:value="21">
            <text:p>21</text:p>
          </table:table-cell>
          <table:table-cell table:formula="oooc:=IF(ISERR([.B362]);LEN([.A362]);[.B362]-1)" office:value-type="float" office:value="20">
            <text:p>20</text:p>
          </table:table-cell>
          <table:table-cell table:formula="oooc:=TRIM(LEFT([.A362];[.C362]))" office:value-type="string" office:string-value="מוסר ועסקים (10523)">
            <text:p>מוסר ועסקים (10523)</text:p>
          </table:table-cell>
          <table:table-cell table:formula="oooc:=FIND(&quot;(&quot;;[.D362])" office:value-type="float" office:value="13">
            <text:p>13</text:p>
          </table:table-cell>
          <table:table-cell table:formula="oooc:=TRIM(LEFT([.D362];[.E362]-1))" office:value-type="string" office:string-value="מוסר ועסקים">
            <text:p>מוסר ועסקים</text:p>
          </table:table-cell>
          <table:table-cell table:formula="oooc:=LEFT(RIGHT([.D362];6);5)" office:value-type="string" office:string-value="10523">
            <text:p>1052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2];&quot;'&quot;;&quot;''&quot;)" office:value-type="string" office:string-value="מוסר ועסקים">
            <text:p>מוסר ועסקים</text:p>
          </table:table-cell>
          <table:table-cell table:formula="oooc:=&quot;INSERT INTO Modules (Id, Name, DepartmentId,Points,ModuleTypeId) VALUES (&quot;&amp;[.G362]&amp;&quot;,N'&quot;&amp;[.K362]&amp;&quot;','&quot;&amp;[.J362]&amp;&quot;', 6, '&quot; &amp; [.M362] &amp; &quot;')&quot;" office:value-type="string" office:string-value="INSERT INTO Modules (Id, Name, DepartmentId,Points,ModuleTypeId) VALUES (10523,N'מוסר ועסקים','C2613D27-3520-43FC-B118-5734704359B8', 6, 'A8ED06D7-DFC5-4E57-86BD-CA4EE3E0F370')">
            <text:p>INSERT INTO Modules (Id, Name, DepartmentId,Points,ModuleTypeId) VALUES (10523,N'מוסר ועסקים','C2613D27-3520-43FC-B118-5734704359B8', 6, 'A8ED06D7-DFC5-4E57-86BD-CA4EE3E0F370')</text:p>
          </table:table-cell>
          <table:table-cell table:formula="oooc:=IF([.I362]=[.$O$5];[.$P$6];IF(ISERR(FIND([.$O$6];[.K362])) = 0;[.$P$5];IF(ISERR(FIND([.$O$7];[.K36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סטרטגיה של התפעול (13027) [Note 58] <text:s/></text:p>
          </table:table-cell>
          <table:table-cell table:formula="oooc:=FIND(&quot;[Note&quot;;[.A363])" office:value-type="float" office:value="28">
            <text:p>28</text:p>
          </table:table-cell>
          <table:table-cell table:formula="oooc:=IF(ISERR([.B363]);LEN([.A363]);[.B363]-1)" office:value-type="float" office:value="27">
            <text:p>27</text:p>
          </table:table-cell>
          <table:table-cell table:formula="oooc:=TRIM(LEFT([.A363];[.C363]))" office:value-type="string" office:string-value="אסטרטגיה של התפעול (13027)">
            <text:p>אסטרטגיה של התפעול (13027)</text:p>
          </table:table-cell>
          <table:table-cell table:formula="oooc:=FIND(&quot;(&quot;;[.D363])" office:value-type="float" office:value="20">
            <text:p>20</text:p>
          </table:table-cell>
          <table:table-cell table:formula="oooc:=TRIM(LEFT([.D363];[.E363]-1))" office:value-type="string" office:string-value="אסטרטגיה של התפעול">
            <text:p>אסטרטגיה של התפעול</text:p>
          </table:table-cell>
          <table:table-cell table:formula="oooc:=LEFT(RIGHT([.D363];6);5)" office:value-type="string" office:string-value="13027">
            <text:p>13027</text:p>
          </table:table-cell>
          <table:table-cell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3];&quot;'&quot;;&quot;''&quot;)" office:value-type="string" office:string-value="אסטרטגיה של התפעול">
            <text:p>אסטרטגיה של התפעול</text:p>
          </table:table-cell>
          <table:table-cell table:formula="oooc:=&quot;INSERT INTO Modules (Id, Name, DepartmentId,Points,ModuleTypeId) VALUES (&quot;&amp;[.G363]&amp;&quot;,N'&quot;&amp;[.K363]&amp;&quot;','&quot;&amp;[.J363]&amp;&quot;', 6, '&quot; &amp; [.M363] &amp; &quot;')&quot;" office:value-type="string" office:string-value="INSERT INTO Modules (Id, Name, DepartmentId,Points,ModuleTypeId) VALUES (13027,N'אסטרטגיה של התפעול','C2613D27-3520-43FC-B118-5734704359B8', 6, 'A8ED06D7-DFC5-4E57-86BD-CA4EE3E0F370')">
            <text:p>INSERT INTO Modules (Id, Name, DepartmentId,Points,ModuleTypeId) VALUES (13027,N'אסטרטגיה של התפעול','C2613D27-3520-43FC-B118-5734704359B8', 6, 'A8ED06D7-DFC5-4E57-86BD-CA4EE3E0F370')</text:p>
          </table:table-cell>
          <table:table-cell table:formula="oooc:=IF([.I363]=[.$O$5];[.$P$6];IF(ISERR(FIND([.$O$6];[.K363])) = 0;[.$P$5];IF(ISERR(FIND([.$O$7];[.K36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ושאים נבחרים בהתנהגות צרכנים (13013)</text:p>
          </table:table-cell>
          <table:table-cell table:formula="oooc:=FIND(&quot;[Note&quot;;[.A364])" office:value-type="float" office:value="0">
            <text:p>#VALUE!</text:p>
          </table:table-cell>
          <table:table-cell table:formula="oooc:=IF(ISERR([.B364]);LEN([.A364]);[.B364]-1)" office:value-type="float" office:value="37">
            <text:p>37</text:p>
          </table:table-cell>
          <table:table-cell table:formula="oooc:=TRIM(LEFT([.A364];[.C364]))" office:value-type="string" office:string-value="נושאים נבחרים בהתנהגות צרכנים (13013)">
            <text:p>נושאים נבחרים בהתנהגות צרכנים (13013)</text:p>
          </table:table-cell>
          <table:table-cell table:formula="oooc:=FIND(&quot;(&quot;;[.D364])" office:value-type="float" office:value="31">
            <text:p>31</text:p>
          </table:table-cell>
          <table:table-cell table:formula="oooc:=TRIM(LEFT([.D364];[.E364]-1))" office:value-type="string" office:string-value="נושאים נבחרים בהתנהגות צרכנים">
            <text:p>נושאים נבחרים בהתנהגות צרכנים</text:p>
          </table:table-cell>
          <table:table-cell table:formula="oooc:=LEFT(RIGHT([.D364];6);5)" office:value-type="string" office:string-value="13013">
            <text:p>1301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4];&quot;'&quot;;&quot;''&quot;)" office:value-type="string" office:string-value="נושאים נבחרים בהתנהגות צרכנים">
            <text:p>נושאים נבחרים בהתנהגות צרכנים</text:p>
          </table:table-cell>
          <table:table-cell table:formula="oooc:=&quot;INSERT INTO Modules (Id, Name, DepartmentId,Points,ModuleTypeId) VALUES (&quot;&amp;[.G364]&amp;&quot;,N'&quot;&amp;[.K364]&amp;&quot;','&quot;&amp;[.J364]&amp;&quot;', 6, '&quot; &amp; [.M364] &amp; &quot;')&quot;" office:value-type="string" office:string-value="INSERT INTO Modules (Id, Name, DepartmentId,Points,ModuleTypeId) VALUES (13013,N'נושאים נבחרים בהתנהגות צרכנים','C2613D27-3520-43FC-B118-5734704359B8', 6, 'A8ED06D7-DFC5-4E57-86BD-CA4EE3E0F370')">
            <text:p>INSERT INTO Modules (Id, Name, DepartmentId,Points,ModuleTypeId) VALUES (13013,N'נושאים נבחרים בהתנהגות צרכנים','C2613D27-3520-43FC-B118-5734704359B8', 6, 'A8ED06D7-DFC5-4E57-86BD-CA4EE3E0F370')</text:p>
          </table:table-cell>
          <table:table-cell table:formula="oooc:=IF([.I364]=[.$O$5];[.$P$6];IF(ISERR(FIND([.$O$6];[.K364])) = 0;[.$P$5];IF(ISERR(FIND([.$O$7];[.K36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סום: תיאוריה ויישום (13014)</text:p>
          </table:table-cell>
          <table:table-cell table:formula="oooc:=FIND(&quot;[Note&quot;;[.A365])" office:value-type="float" office:value="0">
            <text:p>#VALUE!</text:p>
          </table:table-cell>
          <table:table-cell table:formula="oooc:=IF(ISERR([.B365]);LEN([.A365]);[.B365]-1)" office:value-type="float" office:value="29">
            <text:p>29</text:p>
          </table:table-cell>
          <table:table-cell table:formula="oooc:=TRIM(LEFT([.A365];[.C365]))" office:value-type="string" office:string-value="פרסום: תיאוריה ויישום (13014)">
            <text:p>פרסום: תיאוריה ויישום (13014)</text:p>
          </table:table-cell>
          <table:table-cell table:formula="oooc:=FIND(&quot;(&quot;;[.D365])" office:value-type="float" office:value="23">
            <text:p>23</text:p>
          </table:table-cell>
          <table:table-cell table:formula="oooc:=TRIM(LEFT([.D365];[.E365]-1))" office:value-type="string" office:string-value="פרסום: תיאוריה ויישום">
            <text:p>פרסום: תיאוריה ויישום</text:p>
          </table:table-cell>
          <table:table-cell table:formula="oooc:=LEFT(RIGHT([.D365];6);5)" office:value-type="string" office:string-value="13014">
            <text:p>13014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5];&quot;'&quot;;&quot;''&quot;)" office:value-type="string" office:string-value="פרסום: תיאוריה ויישום">
            <text:p>פרסום: תיאוריה ויישום</text:p>
          </table:table-cell>
          <table:table-cell table:formula="oooc:=&quot;INSERT INTO Modules (Id, Name, DepartmentId,Points,ModuleTypeId) VALUES (&quot;&amp;[.G365]&amp;&quot;,N'&quot;&amp;[.K365]&amp;&quot;','&quot;&amp;[.J365]&amp;&quot;', 6, '&quot; &amp; [.M365] &amp; &quot;')&quot;" office:value-type="string" office:string-value="INSERT INTO Modules (Id, Name, DepartmentId,Points,ModuleTypeId) VALUES (13014,N'פרסום: תיאוריה ויישום','C2613D27-3520-43FC-B118-5734704359B8', 6, 'A8ED06D7-DFC5-4E57-86BD-CA4EE3E0F370')">
            <text:p>INSERT INTO Modules (Id, Name, DepartmentId,Points,ModuleTypeId) VALUES (13014,N'פרסום: תיאוריה ויישום','C2613D27-3520-43FC-B118-5734704359B8', 6, 'A8ED06D7-DFC5-4E57-86BD-CA4EE3E0F370')</text:p>
          </table:table-cell>
          <table:table-cell table:formula="oooc:=IF([.I365]=[.$O$5];[.$P$6];IF(ISERR(FIND([.$O$6];[.K365])) = 0;[.$P$5];IF(ISERR(FIND([.$O$7];[.K36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מידע לידע: מחיפוש מידע לבניית ידע (14015)</text:p>
          </table:table-cell>
          <table:table-cell table:formula="oooc:=FIND(&quot;[Note&quot;;[.A366])" office:value-type="float" office:value="0">
            <text:p>#VALUE!</text:p>
          </table:table-cell>
          <table:table-cell table:formula="oooc:=IF(ISERR([.B366]);LEN([.A366]);[.B366]-1)" office:value-type="float" office:value="42">
            <text:p>42</text:p>
          </table:table-cell>
          <table:table-cell table:formula="oooc:=TRIM(LEFT([.A366];[.C366]))" office:value-type="string" office:string-value="ממידע לידע: מחיפוש מידע לבניית ידע (14015)">
            <text:p>ממידע לידע: מחיפוש מידע לבניית ידע (14015)</text:p>
          </table:table-cell>
          <table:table-cell table:formula="oooc:=FIND(&quot;(&quot;;[.D366])" office:value-type="float" office:value="36">
            <text:p>36</text:p>
          </table:table-cell>
          <table:table-cell table:formula="oooc:=TRIM(LEFT([.D366];[.E366]-1))" office:value-type="string" office:string-value="ממידע לידע: מחיפוש מידע לבניית ידע">
            <text:p>ממידע לידע: מחיפוש מידע לבניית ידע</text:p>
          </table:table-cell>
          <table:table-cell table:formula="oooc:=LEFT(RIGHT([.D366];6);5)" office:value-type="string" office:string-value="14015">
            <text:p>1401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6];&quot;'&quot;;&quot;''&quot;)" office:value-type="string" office:string-value="ממידע לידע: מחיפוש מידע לבניית ידע">
            <text:p>ממידע לידע: מחיפוש מידע לבניית ידע</text:p>
          </table:table-cell>
          <table:table-cell table:formula="oooc:=&quot;INSERT INTO Modules (Id, Name, DepartmentId,Points,ModuleTypeId) VALUES (&quot;&amp;[.G366]&amp;&quot;,N'&quot;&amp;[.K366]&amp;&quot;','&quot;&amp;[.J366]&amp;&quot;', 6, '&quot; &amp; [.M366] &amp; &quot;')&quot;" office:value-type="string" office:string-value="INSERT INTO Modules (Id, Name, DepartmentId,Points,ModuleTypeId) VALUES (14015,N'ממידע לידע: מחיפוש מידע לבניית ידע','C2613D27-3520-43FC-B118-5734704359B8', 6, 'A8ED06D7-DFC5-4E57-86BD-CA4EE3E0F370')">
            <text:p>INSERT INTO Modules (Id, Name, DepartmentId,Points,ModuleTypeId) VALUES (14015,N'ממידע לידע: מחיפוש מידע לבניית ידע','C2613D27-3520-43FC-B118-5734704359B8', 6, 'A8ED06D7-DFC5-4E57-86BD-CA4EE3E0F370')</text:p>
          </table:table-cell>
          <table:table-cell table:formula="oooc:=IF([.I366]=[.$O$5];[.$P$6];IF(ISERR(FIND([.$O$6];[.K366])) = 0;[.$P$5];IF(ISERR(FIND([.$O$7];[.K36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פיננסית מתקדמת (10922) [Note 12] <text:s/></text:p>
          </table:table-cell>
          <table:table-cell table:formula="oooc:=FIND(&quot;[Note&quot;;[.A367])" office:value-type="float" office:value="33">
            <text:p>33</text:p>
          </table:table-cell>
          <table:table-cell table:formula="oooc:=IF(ISERR([.B367]);LEN([.A367]);[.B367]-1)" office:value-type="float" office:value="32">
            <text:p>32</text:p>
          </table:table-cell>
          <table:table-cell table:formula="oooc:=TRIM(LEFT([.A367];[.C367]))" office:value-type="string" office:string-value="חשבונאות פיננסית מתקדמת (10922)">
            <text:p>חשבונאות פיננסית מתקדמת (10922)</text:p>
          </table:table-cell>
          <table:table-cell table:formula="oooc:=FIND(&quot;(&quot;;[.D367])" office:value-type="float" office:value="25">
            <text:p>25</text:p>
          </table:table-cell>
          <table:table-cell table:formula="oooc:=TRIM(LEFT([.D367];[.E367]-1))" office:value-type="string" office:string-value="חשבונאות פיננסית מתקדמת">
            <text:p>חשבונאות פיננסית מתקדמת</text:p>
          </table:table-cell>
          <table:table-cell table:formula="oooc:=LEFT(RIGHT([.D367];6);5)" office:value-type="string" office:string-value="10922">
            <text:p>10922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7];&quot;'&quot;;&quot;''&quot;)" office:value-type="string" office:string-value="חשבונאות פיננסית מתקדמת">
            <text:p>חשבונאות פיננסית מתקדמת</text:p>
          </table:table-cell>
          <table:table-cell table:formula="oooc:=&quot;INSERT INTO Modules (Id, Name, DepartmentId,Points,ModuleTypeId) VALUES (&quot;&amp;[.G367]&amp;&quot;,N'&quot;&amp;[.K367]&amp;&quot;','&quot;&amp;[.J367]&amp;&quot;', 6, '&quot; &amp; [.M367] &amp; &quot;')&quot;" office:value-type="string" office:string-value="INSERT INTO Modules (Id, Name, DepartmentId,Points,ModuleTypeId) VALUES (10922,N'חשבונאות פיננסית מתקדמת','C2613D27-3520-43FC-B118-5734704359B8', 6, 'A8ED06D7-DFC5-4E57-86BD-CA4EE3E0F370')">
            <text:p>INSERT INTO Modules (Id, Name, DepartmentId,Points,ModuleTypeId) VALUES (10922,N'חשבונאות פיננסית מתקדמת','C2613D27-3520-43FC-B118-5734704359B8', 6, 'A8ED06D7-DFC5-4E57-86BD-CA4EE3E0F370')</text:p>
          </table:table-cell>
          <table:table-cell table:formula="oooc:=IF([.I367]=[.$O$5];[.$P$6];IF(ISERR(FIND([.$O$6];[.K367])) = 0;[.$P$5];IF(ISERR(FIND([.$O$7];[.K36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ווק (13003)</text:p>
          </table:table-cell>
          <table:table-cell table:formula="oooc:=FIND(&quot;[Note&quot;;[.A368])" office:value-type="float" office:value="0">
            <text:p>#VALUE!</text:p>
          </table:table-cell>
          <table:table-cell table:formula="oooc:=IF(ISERR([.B368]);LEN([.A368]);[.B368]-1)" office:value-type="float" office:value="13">
            <text:p>13</text:p>
          </table:table-cell>
          <table:table-cell table:formula="oooc:=TRIM(LEFT([.A368];[.C368]))" office:value-type="string" office:string-value="שיווק (13003)">
            <text:p>שיווק (13003)</text:p>
          </table:table-cell>
          <table:table-cell table:formula="oooc:=FIND(&quot;(&quot;;[.D368])" office:value-type="float" office:value="7">
            <text:p>7</text:p>
          </table:table-cell>
          <table:table-cell table:formula="oooc:=TRIM(LEFT([.D368];[.E368]-1))" office:value-type="string" office:string-value="שיווק">
            <text:p>שיווק</text:p>
          </table:table-cell>
          <table:table-cell table:formula="oooc:=LEFT(RIGHT([.D368];6);5)" office:value-type="string" office:string-value="13003">
            <text:p>1300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8];&quot;'&quot;;&quot;''&quot;)" office:value-type="string" office:string-value="שיווק">
            <text:p>שיווק</text:p>
          </table:table-cell>
          <table:table-cell table:formula="oooc:=&quot;INSERT INTO Modules (Id, Name, DepartmentId,Points,ModuleTypeId) VALUES (&quot;&amp;[.G368]&amp;&quot;,N'&quot;&amp;[.K368]&amp;&quot;','&quot;&amp;[.J368]&amp;&quot;', 6, '&quot; &amp; [.M368] &amp; &quot;')&quot;" office:value-type="string" office:string-value="INSERT INTO Modules (Id, Name, DepartmentId,Points,ModuleTypeId) VALUES (13003,N'שיווק','C2613D27-3520-43FC-B118-5734704359B8', 6, 'A8ED06D7-DFC5-4E57-86BD-CA4EE3E0F370')">
            <text:p>INSERT INTO Modules (Id, Name, DepartmentId,Points,ModuleTypeId) VALUES (13003,N'שיווק','C2613D27-3520-43FC-B118-5734704359B8', 6, 'A8ED06D7-DFC5-4E57-86BD-CA4EE3E0F370')</text:p>
          </table:table-cell>
          <table:table-cell table:formula="oooc:=IF([.I368]=[.$O$5];[.$P$6];IF(ISERR(FIND([.$O$6];[.K368])) = 0;[.$P$5];IF(ISERR(FIND([.$O$7];[.K36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שבחת ערך חברות (13041)</text:p>
          </table:table-cell>
          <table:table-cell table:formula="oooc:=FIND(&quot;[Note&quot;;[.A369])" office:value-type="float" office:value="0">
            <text:p>#VALUE!</text:p>
          </table:table-cell>
          <table:table-cell table:formula="oooc:=IF(ISERR([.B369]);LEN([.A369]);[.B369]-1)" office:value-type="float" office:value="23">
            <text:p>23</text:p>
          </table:table-cell>
          <table:table-cell table:formula="oooc:=TRIM(LEFT([.A369];[.C369]))" office:value-type="string" office:string-value="השבחת ערך חברות (13041)">
            <text:p>השבחת ערך חברות (13041)</text:p>
          </table:table-cell>
          <table:table-cell table:formula="oooc:=FIND(&quot;(&quot;;[.D369])" office:value-type="float" office:value="17">
            <text:p>17</text:p>
          </table:table-cell>
          <table:table-cell table:formula="oooc:=TRIM(LEFT([.D369];[.E369]-1))" office:value-type="string" office:string-value="השבחת ערך חברות">
            <text:p>השבחת ערך חברות</text:p>
          </table:table-cell>
          <table:table-cell table:formula="oooc:=LEFT(RIGHT([.D369];6);5)" office:value-type="string" office:string-value="13041">
            <text:p>1304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69];&quot;'&quot;;&quot;''&quot;)" office:value-type="string" office:string-value="השבחת ערך חברות">
            <text:p>השבחת ערך חברות</text:p>
          </table:table-cell>
          <table:table-cell table:formula="oooc:=&quot;INSERT INTO Modules (Id, Name, DepartmentId,Points,ModuleTypeId) VALUES (&quot;&amp;[.G369]&amp;&quot;,N'&quot;&amp;[.K369]&amp;&quot;','&quot;&amp;[.J369]&amp;&quot;', 6, '&quot; &amp; [.M369] &amp; &quot;')&quot;" office:value-type="string" office:string-value="INSERT INTO Modules (Id, Name, DepartmentId,Points,ModuleTypeId) VALUES (13041,N'השבחת ערך חברות','C2613D27-3520-43FC-B118-5734704359B8', 6, 'A8ED06D7-DFC5-4E57-86BD-CA4EE3E0F370')">
            <text:p>INSERT INTO Modules (Id, Name, DepartmentId,Points,ModuleTypeId) VALUES (13041,N'השבחת ערך חברות','C2613D27-3520-43FC-B118-5734704359B8', 6, 'A8ED06D7-DFC5-4E57-86BD-CA4EE3E0F370')</text:p>
          </table:table-cell>
          <table:table-cell table:formula="oooc:=IF([.I369]=[.$O$5];[.$P$6];IF(ISERR(FIND([.$O$6];[.K369])) = 0;[.$P$5];IF(ISERR(FIND([.$O$7];[.K36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תוח דוחות כספיים והערכת שווי חברות (13008)</text:p>
          </table:table-cell>
          <table:table-cell table:formula="oooc:=FIND(&quot;[Note&quot;;[.A370])" office:value-type="float" office:value="0">
            <text:p>#VALUE!</text:p>
          </table:table-cell>
          <table:table-cell table:formula="oooc:=IF(ISERR([.B370]);LEN([.A370]);[.B370]-1)" office:value-type="float" office:value="44">
            <text:p>44</text:p>
          </table:table-cell>
          <table:table-cell table:formula="oooc:=TRIM(LEFT([.A370];[.C370]))" office:value-type="string" office:string-value="ניתוח דוחות כספיים והערכת שווי חברות (13008)">
            <text:p>ניתוח דוחות כספיים והערכת שווי חברות (13008)</text:p>
          </table:table-cell>
          <table:table-cell table:formula="oooc:=FIND(&quot;(&quot;;[.D370])" office:value-type="float" office:value="38">
            <text:p>38</text:p>
          </table:table-cell>
          <table:table-cell table:formula="oooc:=TRIM(LEFT([.D370];[.E370]-1))" office:value-type="string" office:string-value="ניתוח דוחות כספיים והערכת שווי חברות">
            <text:p>ניתוח דוחות כספיים והערכת שווי חברות</text:p>
          </table:table-cell>
          <table:table-cell table:formula="oooc:=LEFT(RIGHT([.D370];6);5)" office:value-type="string" office:string-value="13008">
            <text:p>13008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0];&quot;'&quot;;&quot;''&quot;)" office:value-type="string" office:string-value="ניתוח דוחות כספיים והערכת שווי חברות">
            <text:p>ניתוח דוחות כספיים והערכת שווי חברות</text:p>
          </table:table-cell>
          <table:table-cell table:formula="oooc:=&quot;INSERT INTO Modules (Id, Name, DepartmentId,Points,ModuleTypeId) VALUES (&quot;&amp;[.G370]&amp;&quot;,N'&quot;&amp;[.K370]&amp;&quot;','&quot;&amp;[.J370]&amp;&quot;', 6, '&quot; &amp; [.M370] &amp; &quot;')&quot;" office:value-type="string" office:string-value="INSERT INTO Modules (Id, Name, DepartmentId,Points,ModuleTypeId) VALUES (13008,N'ניתוח דוחות כספיים והערכת שווי חברות','C2613D27-3520-43FC-B118-5734704359B8', 6, 'A8ED06D7-DFC5-4E57-86BD-CA4EE3E0F370')">
            <text:p>INSERT INTO Modules (Id, Name, DepartmentId,Points,ModuleTypeId) VALUES (13008,N'ניתוח דוחות כספיים והערכת שווי חברות','C2613D27-3520-43FC-B118-5734704359B8', 6, 'A8ED06D7-DFC5-4E57-86BD-CA4EE3E0F370')</text:p>
          </table:table-cell>
          <table:table-cell table:formula="oooc:=IF([.I370]=[.$O$5];[.$P$6];IF(ISERR(FIND([.$O$6];[.K370])) = 0;[.$P$5];IF(ISERR(FIND([.$O$7];[.K37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שגי יסוד באקונומטריקה (10284) [Note 33] <text:s/></text:p>
          </table:table-cell>
          <table:table-cell table:formula="oooc:=FIND(&quot;[Note&quot;;[.A371])" office:value-type="float" office:value="33">
            <text:p>33</text:p>
          </table:table-cell>
          <table:table-cell table:formula="oooc:=IF(ISERR([.B371]);LEN([.A371]);[.B371]-1)" office:value-type="float" office:value="32">
            <text:p>32</text:p>
          </table:table-cell>
          <table:table-cell table:formula="oooc:=TRIM(LEFT([.A371];[.C371]))" office:value-type="string" office:string-value="מושגי יסוד באקונומטריקה (10284)">
            <text:p>מושגי יסוד באקונומטריקה (10284)</text:p>
          </table:table-cell>
          <table:table-cell table:formula="oooc:=FIND(&quot;(&quot;;[.D371])" office:value-type="float" office:value="25">
            <text:p>25</text:p>
          </table:table-cell>
          <table:table-cell table:formula="oooc:=TRIM(LEFT([.D371];[.E371]-1))" office:value-type="string" office:string-value="מושגי יסוד באקונומטריקה">
            <text:p>מושגי יסוד באקונומטריקה</text:p>
          </table:table-cell>
          <table:table-cell table:formula="oooc:=LEFT(RIGHT([.D371];6);5)" office:value-type="string" office:string-value="10284">
            <text:p>10284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1];&quot;'&quot;;&quot;''&quot;)" office:value-type="string" office:string-value="מושגי יסוד באקונומטריקה">
            <text:p>מושגי יסוד באקונומטריקה</text:p>
          </table:table-cell>
          <table:table-cell table:formula="oooc:=&quot;INSERT INTO Modules (Id, Name, DepartmentId,Points,ModuleTypeId) VALUES (&quot;&amp;[.G371]&amp;&quot;,N'&quot;&amp;[.K371]&amp;&quot;','&quot;&amp;[.J371]&amp;&quot;', 6, '&quot; &amp; [.M371] &amp; &quot;')&quot;" office:value-type="string" office:string-value="INSERT INTO Modules (Id, Name, DepartmentId,Points,ModuleTypeId) VALUES (10284,N'מושגי יסוד באקונומטריקה','C2613D27-3520-43FC-B118-5734704359B8', 6, 'A8ED06D7-DFC5-4E57-86BD-CA4EE3E0F370')">
            <text:p>INSERT INTO Modules (Id, Name, DepartmentId,Points,ModuleTypeId) VALUES (10284,N'מושגי יסוד באקונומטריקה','C2613D27-3520-43FC-B118-5734704359B8', 6, 'A8ED06D7-DFC5-4E57-86BD-CA4EE3E0F370')</text:p>
          </table:table-cell>
          <table:table-cell table:formula="oooc:=IF([.I371]=[.$O$5];[.$P$6];IF(ISERR(FIND([.$O$6];[.K371])) = 0;[.$P$5];IF(ISERR(FIND([.$O$7];[.K37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חשבונאות ניהולית ותמחיר (10404) [Note 33] <text:s/></text:p>
          </table:table-cell>
          <table:table-cell table:formula="oooc:=FIND(&quot;[Note&quot;;[.A372])" office:value-type="float" office:value="39">
            <text:p>39</text:p>
          </table:table-cell>
          <table:table-cell table:formula="oooc:=IF(ISERR([.B372]);LEN([.A372]);[.B372]-1)" office:value-type="float" office:value="38">
            <text:p>38</text:p>
          </table:table-cell>
          <table:table-cell table:formula="oooc:=TRIM(LEFT([.A372];[.C372]))" office:value-type="string" office:string-value="מבוא לחשבונאות ניהולית ותמחיר (10404)">
            <text:p>מבוא לחשבונאות ניהולית ותמחיר (10404)</text:p>
          </table:table-cell>
          <table:table-cell table:formula="oooc:=FIND(&quot;(&quot;;[.D372])" office:value-type="float" office:value="31">
            <text:p>31</text:p>
          </table:table-cell>
          <table:table-cell table:formula="oooc:=TRIM(LEFT([.D372];[.E372]-1))" office:value-type="string" office:string-value="מבוא לחשבונאות ניהולית ותמחיר">
            <text:p>מבוא לחשבונאות ניהולית ותמחיר</text:p>
          </table:table-cell>
          <table:table-cell table:formula="oooc:=LEFT(RIGHT([.D372];6);5)" office:value-type="string" office:string-value="10404">
            <text:p>10404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2];&quot;'&quot;;&quot;''&quot;)" office:value-type="string" office:string-value="מבוא לחשבונאות ניהולית ותמחיר">
            <text:p>מבוא לחשבונאות ניהולית ותמחיר</text:p>
          </table:table-cell>
          <table:table-cell table:formula="oooc:=&quot;INSERT INTO Modules (Id, Name, DepartmentId,Points,ModuleTypeId) VALUES (&quot;&amp;[.G372]&amp;&quot;,N'&quot;&amp;[.K372]&amp;&quot;','&quot;&amp;[.J372]&amp;&quot;', 6, '&quot; &amp; [.M372] &amp; &quot;')&quot;" office:value-type="string" office:string-value="INSERT INTO Modules (Id, Name, DepartmentId,Points,ModuleTypeId) VALUES (10404,N'מבוא לחשבונאות ניהולית ותמחיר','C2613D27-3520-43FC-B118-5734704359B8', 6, 'A8ED06D7-DFC5-4E57-86BD-CA4EE3E0F370')">
            <text:p>INSERT INTO Modules (Id, Name, DepartmentId,Points,ModuleTypeId) VALUES (10404,N'מבוא לחשבונאות ניהולית ותמחיר','C2613D27-3520-43FC-B118-5734704359B8', 6, 'A8ED06D7-DFC5-4E57-86BD-CA4EE3E0F370')</text:p>
          </table:table-cell>
          <table:table-cell table:formula="oooc:=IF([.I372]=[.$O$5];[.$P$6];IF(ISERR(FIND([.$O$6];[.K372])) = 0;[.$P$5];IF(ISERR(FIND([.$O$7];[.K37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ויקט מסכם בהנדסת תעשייה וניהול (10923) [Note 12] <text:s/>[Note 85] <text:s/></text:p>
          </table:table-cell>
          <table:table-cell table:formula="oooc:=FIND(&quot;[Note&quot;;[.A373])" office:value-type="float" office:value="42">
            <text:p>42</text:p>
          </table:table-cell>
          <table:table-cell table:formula="oooc:=IF(ISERR([.B373]);LEN([.A373]);[.B373]-1)" office:value-type="float" office:value="41">
            <text:p>41</text:p>
          </table:table-cell>
          <table:table-cell table:formula="oooc:=TRIM(LEFT([.A373];[.C373]))" office:value-type="string" office:string-value="פרויקט מסכם בהנדסת תעשייה וניהול (10923)">
            <text:p>פרויקט מסכם בהנדסת תעשייה וניהול (10923)</text:p>
          </table:table-cell>
          <table:table-cell table:formula="oooc:=FIND(&quot;(&quot;;[.D373])" office:value-type="float" office:value="34">
            <text:p>34</text:p>
          </table:table-cell>
          <table:table-cell table:formula="oooc:=TRIM(LEFT([.D373];[.E373]-1))" office:value-type="string" office:string-value="פרויקט מסכם בהנדסת תעשייה וניהול">
            <text:p>פרויקט מסכם בהנדסת תעשייה וניהול</text:p>
          </table:table-cell>
          <table:table-cell table:formula="oooc:=LEFT(RIGHT([.D373];6);5)" office:value-type="string" office:string-value="10923">
            <text:p>1092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3];&quot;'&quot;;&quot;''&quot;)" office:value-type="string" office:string-value="פרויקט מסכם בהנדסת תעשייה וניהול">
            <text:p>פרויקט מסכם בהנדסת תעשייה וניהול</text:p>
          </table:table-cell>
          <table:table-cell table:formula="oooc:=&quot;INSERT INTO Modules (Id, Name, DepartmentId,Points,ModuleTypeId) VALUES (&quot;&amp;[.G373]&amp;&quot;,N'&quot;&amp;[.K373]&amp;&quot;','&quot;&amp;[.J373]&amp;&quot;', 6, '&quot; &amp; [.M373] &amp; &quot;')&quot;" office:value-type="string" office:string-value="INSERT INTO Modules (Id, Name, DepartmentId,Points,ModuleTypeId) VALUES (10923,N'פרויקט מסכם בהנדסת תעשייה וניהול','C2613D27-3520-43FC-B118-5734704359B8', 6, 'A8ED06D7-DFC5-4E57-86BD-CA4EE3E0F370')">
            <text:p>INSERT INTO Modules (Id, Name, DepartmentId,Points,ModuleTypeId) VALUES (10923,N'פרויקט מסכם בהנדסת תעשייה וניהול','C2613D27-3520-43FC-B118-5734704359B8', 6, 'A8ED06D7-DFC5-4E57-86BD-CA4EE3E0F370')</text:p>
          </table:table-cell>
          <table:table-cell table:formula="oooc:=IF([.I373]=[.$O$5];[.$P$6];IF(ISERR(FIND([.$O$6];[.K373])) = 0;[.$P$5];IF(ISERR(FIND([.$O$7];[.K37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יסים א (10666)</text:p>
          </table:table-cell>
          <table:table-cell table:formula="oooc:=FIND(&quot;[Note&quot;;[.A374])" office:value-type="float" office:value="0">
            <text:p>#VALUE!</text:p>
          </table:table-cell>
          <table:table-cell table:formula="oooc:=IF(ISERR([.B374]);LEN([.A374]);[.B374]-1)" office:value-type="float" office:value="15">
            <text:p>15</text:p>
          </table:table-cell>
          <table:table-cell table:formula="oooc:=TRIM(LEFT([.A374];[.C374]))" office:value-type="string" office:string-value="מיסים א (10666)">
            <text:p>מיסים א (10666)</text:p>
          </table:table-cell>
          <table:table-cell table:formula="oooc:=FIND(&quot;(&quot;;[.D374])" office:value-type="float" office:value="9">
            <text:p>9</text:p>
          </table:table-cell>
          <table:table-cell table:formula="oooc:=TRIM(LEFT([.D374];[.E374]-1))" office:value-type="string" office:string-value="מיסים א">
            <text:p>מיסים א</text:p>
          </table:table-cell>
          <table:table-cell table:formula="oooc:=LEFT(RIGHT([.D374];6);5)" office:value-type="string" office:string-value="10666">
            <text:p>1066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4];&quot;'&quot;;&quot;''&quot;)" office:value-type="string" office:string-value="מיסים א">
            <text:p>מיסים א</text:p>
          </table:table-cell>
          <table:table-cell table:formula="oooc:=&quot;INSERT INTO Modules (Id, Name, DepartmentId,Points,ModuleTypeId) VALUES (&quot;&amp;[.G374]&amp;&quot;,N'&quot;&amp;[.K374]&amp;&quot;','&quot;&amp;[.J374]&amp;&quot;', 6, '&quot; &amp; [.M374] &amp; &quot;')&quot;" office:value-type="string" office:string-value="INSERT INTO Modules (Id, Name, DepartmentId,Points,ModuleTypeId) VALUES (10666,N'מיסים א','C2613D27-3520-43FC-B118-5734704359B8', 6, 'A8ED06D7-DFC5-4E57-86BD-CA4EE3E0F370')">
            <text:p>INSERT INTO Modules (Id, Name, DepartmentId,Points,ModuleTypeId) VALUES (10666,N'מיסים א','C2613D27-3520-43FC-B118-5734704359B8', 6, 'A8ED06D7-DFC5-4E57-86BD-CA4EE3E0F370')</text:p>
          </table:table-cell>
          <table:table-cell table:formula="oooc:=IF([.I374]=[.$O$5];[.$P$6];IF(ISERR(FIND([.$O$6];[.K374])) = 0;[.$P$5];IF(ISERR(FIND([.$O$7];[.K37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ניהולית - לחשבונאים (10697)</text:p>
          </table:table-cell>
          <table:table-cell table:formula="oooc:=FIND(&quot;[Note&quot;;[.A375])" office:value-type="float" office:value="0">
            <text:p>#VALUE!</text:p>
          </table:table-cell>
          <table:table-cell table:formula="oooc:=IF(ISERR([.B375]);LEN([.A375]);[.B375]-1)" office:value-type="float" office:value="36">
            <text:p>36</text:p>
          </table:table-cell>
          <table:table-cell table:formula="oooc:=TRIM(LEFT([.A375];[.C375]))" office:value-type="string" office:string-value="חשבונאות ניהולית - לחשבונאים (10697)">
            <text:p>חשבונאות ניהולית - לחשבונאים (10697)</text:p>
          </table:table-cell>
          <table:table-cell table:formula="oooc:=FIND(&quot;(&quot;;[.D375])" office:value-type="float" office:value="30">
            <text:p>30</text:p>
          </table:table-cell>
          <table:table-cell table:formula="oooc:=TRIM(LEFT([.D375];[.E375]-1))" office:value-type="string" office:string-value="חשבונאות ניהולית - לחשבונאים">
            <text:p>חשבונאות ניהולית - לחשבונאים</text:p>
          </table:table-cell>
          <table:table-cell table:formula="oooc:=LEFT(RIGHT([.D375];6);5)" office:value-type="string" office:string-value="10697">
            <text:p>10697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5];&quot;'&quot;;&quot;''&quot;)" office:value-type="string" office:string-value="חשבונאות ניהולית - לחשבונאים">
            <text:p>חשבונאות ניהולית - לחשבונאים</text:p>
          </table:table-cell>
          <table:table-cell table:formula="oooc:=&quot;INSERT INTO Modules (Id, Name, DepartmentId,Points,ModuleTypeId) VALUES (&quot;&amp;[.G375]&amp;&quot;,N'&quot;&amp;[.K375]&amp;&quot;','&quot;&amp;[.J375]&amp;&quot;', 6, '&quot; &amp; [.M375] &amp; &quot;')&quot;" office:value-type="string" office:string-value="INSERT INTO Modules (Id, Name, DepartmentId,Points,ModuleTypeId) VALUES (10697,N'חשבונאות ניהולית - לחשבונאים','C2613D27-3520-43FC-B118-5734704359B8', 6, 'A8ED06D7-DFC5-4E57-86BD-CA4EE3E0F370')">
            <text:p>INSERT INTO Modules (Id, Name, DepartmentId,Points,ModuleTypeId) VALUES (10697,N'חשבונאות ניהולית - לחשבונאים','C2613D27-3520-43FC-B118-5734704359B8', 6, 'A8ED06D7-DFC5-4E57-86BD-CA4EE3E0F370')</text:p>
          </table:table-cell>
          <table:table-cell table:formula="oooc:=IF([.I375]=[.$O$5];[.$P$6];IF(ISERR(FIND([.$O$6];[.K375])) = 0;[.$P$5];IF(ISERR(FIND([.$O$7];[.K37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שגי יסוד ביחסים בין-לאומיים (10205)</text:p>
          </table:table-cell>
          <table:table-cell table:formula="oooc:=FIND(&quot;[Note&quot;;[.A376])" office:value-type="float" office:value="0">
            <text:p>#VALUE!</text:p>
          </table:table-cell>
          <table:table-cell table:formula="oooc:=IF(ISERR([.B376]);LEN([.A376]);[.B376]-1)" office:value-type="float" office:value="37">
            <text:p>37</text:p>
          </table:table-cell>
          <table:table-cell table:formula="oooc:=TRIM(LEFT([.A376];[.C376]))" office:value-type="string" office:string-value="מושגי יסוד ביחסים בין-לאומיים (10205)">
            <text:p>מושגי יסוד ביחסים בין-לאומיים (10205)</text:p>
          </table:table-cell>
          <table:table-cell table:formula="oooc:=FIND(&quot;(&quot;;[.D376])" office:value-type="float" office:value="31">
            <text:p>31</text:p>
          </table:table-cell>
          <table:table-cell table:formula="oooc:=TRIM(LEFT([.D376];[.E376]-1))" office:value-type="string" office:string-value="מושגי יסוד ביחסים בין-לאומיים">
            <text:p>מושגי יסוד ביחסים בין-לאומיים</text:p>
          </table:table-cell>
          <table:table-cell table:formula="oooc:=LEFT(RIGHT([.D376];6);5)" office:value-type="string" office:string-value="10205">
            <text:p>1020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6];&quot;'&quot;;&quot;''&quot;)" office:value-type="string" office:string-value="מושגי יסוד ביחסים בין-לאומיים">
            <text:p>מושגי יסוד ביחסים בין-לאומיים</text:p>
          </table:table-cell>
          <table:table-cell table:formula="oooc:=&quot;INSERT INTO Modules (Id, Name, DepartmentId,Points,ModuleTypeId) VALUES (&quot;&amp;[.G376]&amp;&quot;,N'&quot;&amp;[.K376]&amp;&quot;','&quot;&amp;[.J376]&amp;&quot;', 6, '&quot; &amp; [.M376] &amp; &quot;')&quot;" office:value-type="string" office:string-value="INSERT INTO Modules (Id, Name, DepartmentId,Points,ModuleTypeId) VALUES (10205,N'מושגי יסוד ביחסים בין-לאומיים','C2613D27-3520-43FC-B118-5734704359B8', 6, 'A8ED06D7-DFC5-4E57-86BD-CA4EE3E0F370')">
            <text:p>INSERT INTO Modules (Id, Name, DepartmentId,Points,ModuleTypeId) VALUES (10205,N'מושגי יסוד ביחסים בין-לאומיים','C2613D27-3520-43FC-B118-5734704359B8', 6, 'A8ED06D7-DFC5-4E57-86BD-CA4EE3E0F370')</text:p>
          </table:table-cell>
          <table:table-cell table:formula="oooc:=IF([.I376]=[.$O$5];[.$P$6];IF(ISERR(FIND([.$O$6];[.K376])) = 0;[.$P$5];IF(ISERR(FIND([.$O$7];[.K37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רבות וניהול (13019)</text:p>
          </table:table-cell>
          <table:table-cell table:formula="oooc:=FIND(&quot;[Note&quot;;[.A377])" office:value-type="float" office:value="0">
            <text:p>#VALUE!</text:p>
          </table:table-cell>
          <table:table-cell table:formula="oooc:=IF(ISERR([.B377]);LEN([.A377]);[.B377]-1)" office:value-type="float" office:value="20">
            <text:p>20</text:p>
          </table:table-cell>
          <table:table-cell table:formula="oooc:=TRIM(LEFT([.A377];[.C377]))" office:value-type="string" office:string-value="תרבות וניהול (13019)">
            <text:p>תרבות וניהול (13019)</text:p>
          </table:table-cell>
          <table:table-cell table:formula="oooc:=FIND(&quot;(&quot;;[.D377])" office:value-type="float" office:value="14">
            <text:p>14</text:p>
          </table:table-cell>
          <table:table-cell table:formula="oooc:=TRIM(LEFT([.D377];[.E377]-1))" office:value-type="string" office:string-value="תרבות וניהול">
            <text:p>תרבות וניהול</text:p>
          </table:table-cell>
          <table:table-cell table:formula="oooc:=LEFT(RIGHT([.D377];6);5)" office:value-type="string" office:string-value="13019">
            <text:p>1301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7];&quot;'&quot;;&quot;''&quot;)" office:value-type="string" office:string-value="תרבות וניהול">
            <text:p>תרבות וניהול</text:p>
          </table:table-cell>
          <table:table-cell table:formula="oooc:=&quot;INSERT INTO Modules (Id, Name, DepartmentId,Points,ModuleTypeId) VALUES (&quot;&amp;[.G377]&amp;&quot;,N'&quot;&amp;[.K377]&amp;&quot;','&quot;&amp;[.J377]&amp;&quot;', 6, '&quot; &amp; [.M377] &amp; &quot;')&quot;" office:value-type="string" office:string-value="INSERT INTO Modules (Id, Name, DepartmentId,Points,ModuleTypeId) VALUES (13019,N'תרבות וניהול','C2613D27-3520-43FC-B118-5734704359B8', 6, 'A8ED06D7-DFC5-4E57-86BD-CA4EE3E0F370')">
            <text:p>INSERT INTO Modules (Id, Name, DepartmentId,Points,ModuleTypeId) VALUES (13019,N'תרבות וניהול','C2613D27-3520-43FC-B118-5734704359B8', 6, 'A8ED06D7-DFC5-4E57-86BD-CA4EE3E0F370')</text:p>
          </table:table-cell>
          <table:table-cell table:formula="oooc:=IF([.I377]=[.$O$5];[.$P$6];IF(ISERR(FIND([.$O$6];[.K377])) = 0;[.$P$5];IF(ISERR(FIND([.$O$7];[.K37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שפט ויסודות המשפט (10735)</text:p>
          </table:table-cell>
          <table:table-cell table:formula="oooc:=FIND(&quot;[Note&quot;;[.A378])" office:value-type="float" office:value="0">
            <text:p>#VALUE!</text:p>
          </table:table-cell>
          <table:table-cell table:formula="oooc:=IF(ISERR([.B378]);LEN([.A378]);[.B378]-1)" office:value-type="float" office:value="32">
            <text:p>32</text:p>
          </table:table-cell>
          <table:table-cell table:formula="oooc:=TRIM(LEFT([.A378];[.C378]))" office:value-type="string" office:string-value="מבוא למשפט ויסודות המשפט (10735)">
            <text:p>מבוא למשפט ויסודות המשפט (10735)</text:p>
          </table:table-cell>
          <table:table-cell table:formula="oooc:=FIND(&quot;(&quot;;[.D378])" office:value-type="float" office:value="26">
            <text:p>26</text:p>
          </table:table-cell>
          <table:table-cell table:formula="oooc:=TRIM(LEFT([.D378];[.E378]-1))" office:value-type="string" office:string-value="מבוא למשפט ויסודות המשפט">
            <text:p>מבוא למשפט ויסודות המשפט</text:p>
          </table:table-cell>
          <table:table-cell table:formula="oooc:=LEFT(RIGHT([.D378];6);5)" office:value-type="string" office:string-value="10735">
            <text:p>1073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8];&quot;'&quot;;&quot;''&quot;)" office:value-type="string" office:string-value="מבוא למשפט ויסודות המשפט">
            <text:p>מבוא למשפט ויסודות המשפט</text:p>
          </table:table-cell>
          <table:table-cell table:formula="oooc:=&quot;INSERT INTO Modules (Id, Name, DepartmentId,Points,ModuleTypeId) VALUES (&quot;&amp;[.G378]&amp;&quot;,N'&quot;&amp;[.K378]&amp;&quot;','&quot;&amp;[.J378]&amp;&quot;', 6, '&quot; &amp; [.M378] &amp; &quot;')&quot;" office:value-type="string" office:string-value="INSERT INTO Modules (Id, Name, DepartmentId,Points,ModuleTypeId) VALUES (10735,N'מבוא למשפט ויסודות המשפט','C2613D27-3520-43FC-B118-5734704359B8', 6, 'A8ED06D7-DFC5-4E57-86BD-CA4EE3E0F370')">
            <text:p>INSERT INTO Modules (Id, Name, DepartmentId,Points,ModuleTypeId) VALUES (10735,N'מבוא למשפט ויסודות המשפט','C2613D27-3520-43FC-B118-5734704359B8', 6, 'A8ED06D7-DFC5-4E57-86BD-CA4EE3E0F370')</text:p>
          </table:table-cell>
          <table:table-cell table:formula="oooc:=IF([.I378]=[.$O$5];[.$P$6];IF(ISERR(FIND([.$O$6];[.K378])) = 0;[.$P$5];IF(ISERR(FIND([.$O$7];[.K37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הפרסום (10344) [Note 5] <text:s/>[Note 22] <text:s/></text:p>
          </table:table-cell>
          <table:table-cell table:formula="oooc:=FIND(&quot;[Note&quot;;[.A379])" office:value-type="float" office:value="22">
            <text:p>22</text:p>
          </table:table-cell>
          <table:table-cell table:formula="oooc:=IF(ISERR([.B379]);LEN([.A379]);[.B379]-1)" office:value-type="float" office:value="21">
            <text:p>21</text:p>
          </table:table-cell>
          <table:table-cell table:formula="oooc:=TRIM(LEFT([.A379];[.C379]))" office:value-type="string" office:string-value="ניהול הפרסום (10344)">
            <text:p>ניהול הפרסום (10344)</text:p>
          </table:table-cell>
          <table:table-cell table:formula="oooc:=FIND(&quot;(&quot;;[.D379])" office:value-type="float" office:value="14">
            <text:p>14</text:p>
          </table:table-cell>
          <table:table-cell table:formula="oooc:=TRIM(LEFT([.D379];[.E379]-1))" office:value-type="string" office:string-value="ניהול הפרסום">
            <text:p>ניהול הפרסום</text:p>
          </table:table-cell>
          <table:table-cell table:formula="oooc:=LEFT(RIGHT([.D379];6);5)" office:value-type="string" office:string-value="10344">
            <text:p>10344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79];&quot;'&quot;;&quot;''&quot;)" office:value-type="string" office:string-value="ניהול הפרסום">
            <text:p>ניהול הפרסום</text:p>
          </table:table-cell>
          <table:table-cell table:formula="oooc:=&quot;INSERT INTO Modules (Id, Name, DepartmentId,Points,ModuleTypeId) VALUES (&quot;&amp;[.G379]&amp;&quot;,N'&quot;&amp;[.K379]&amp;&quot;','&quot;&amp;[.J379]&amp;&quot;', 6, '&quot; &amp; [.M379] &amp; &quot;')&quot;" office:value-type="string" office:string-value="INSERT INTO Modules (Id, Name, DepartmentId,Points,ModuleTypeId) VALUES (10344,N'ניהול הפרסום','C2613D27-3520-43FC-B118-5734704359B8', 6, 'A8ED06D7-DFC5-4E57-86BD-CA4EE3E0F370')">
            <text:p>INSERT INTO Modules (Id, Name, DepartmentId,Points,ModuleTypeId) VALUES (10344,N'ניהול הפרסום','C2613D27-3520-43FC-B118-5734704359B8', 6, 'A8ED06D7-DFC5-4E57-86BD-CA4EE3E0F370')</text:p>
          </table:table-cell>
          <table:table-cell table:formula="oooc:=IF([.I379]=[.$O$5];[.$P$6];IF(ISERR(FIND([.$O$6];[.K379])) = 0;[.$P$5];IF(ISERR(FIND([.$O$7];[.K37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מימון (10230)</text:p>
          </table:table-cell>
          <table:table-cell table:formula="oooc:=FIND(&quot;[Note&quot;;[.A380])" office:value-type="float" office:value="0">
            <text:p>#VALUE!</text:p>
          </table:table-cell>
          <table:table-cell table:formula="oooc:=IF(ISERR([.B380]);LEN([.A380]);[.B380]-1)" office:value-type="float" office:value="19">
            <text:p>19</text:p>
          </table:table-cell>
          <table:table-cell table:formula="oooc:=TRIM(LEFT([.A380];[.C380]))" office:value-type="string" office:string-value="תורת המימון (10230)">
            <text:p>תורת המימון (10230)</text:p>
          </table:table-cell>
          <table:table-cell table:formula="oooc:=FIND(&quot;(&quot;;[.D380])" office:value-type="float" office:value="13">
            <text:p>13</text:p>
          </table:table-cell>
          <table:table-cell table:formula="oooc:=TRIM(LEFT([.D380];[.E380]-1))" office:value-type="string" office:string-value="תורת המימון">
            <text:p>תורת המימון</text:p>
          </table:table-cell>
          <table:table-cell table:formula="oooc:=LEFT(RIGHT([.D380];6);5)" office:value-type="string" office:string-value="10230">
            <text:p>1023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0];&quot;'&quot;;&quot;''&quot;)" office:value-type="string" office:string-value="תורת המימון">
            <text:p>תורת המימון</text:p>
          </table:table-cell>
          <table:table-cell table:formula="oooc:=&quot;INSERT INTO Modules (Id, Name, DepartmentId,Points,ModuleTypeId) VALUES (&quot;&amp;[.G380]&amp;&quot;,N'&quot;&amp;[.K380]&amp;&quot;','&quot;&amp;[.J380]&amp;&quot;', 6, '&quot; &amp; [.M380] &amp; &quot;')&quot;" office:value-type="string" office:string-value="INSERT INTO Modules (Id, Name, DepartmentId,Points,ModuleTypeId) VALUES (10230,N'תורת המימון','C2613D27-3520-43FC-B118-5734704359B8', 6, 'A8ED06D7-DFC5-4E57-86BD-CA4EE3E0F370')">
            <text:p>INSERT INTO Modules (Id, Name, DepartmentId,Points,ModuleTypeId) VALUES (10230,N'תורת המימון','C2613D27-3520-43FC-B118-5734704359B8', 6, 'A8ED06D7-DFC5-4E57-86BD-CA4EE3E0F370')</text:p>
          </table:table-cell>
          <table:table-cell table:formula="oooc:=IF([.I380]=[.$O$5];[.$P$6];IF(ISERR(FIND([.$O$6];[.K380])) = 0;[.$P$5];IF(ISERR(FIND([.$O$7];[.K38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פיננסי (13005) [Note 58] <text:s/></text:p>
          </table:table-cell>
          <table:table-cell table:formula="oooc:=FIND(&quot;[Note&quot;;[.A381])" office:value-type="float" office:value="22">
            <text:p>22</text:p>
          </table:table-cell>
          <table:table-cell table:formula="oooc:=IF(ISERR([.B381]);LEN([.A381]);[.B381]-1)" office:value-type="float" office:value="21">
            <text:p>21</text:p>
          </table:table-cell>
          <table:table-cell table:formula="oooc:=TRIM(LEFT([.A381];[.C381]))" office:value-type="string" office:string-value="ניהול פיננסי (13005)">
            <text:p>ניהול פיננסי (13005)</text:p>
          </table:table-cell>
          <table:table-cell table:formula="oooc:=FIND(&quot;(&quot;;[.D381])" office:value-type="float" office:value="14">
            <text:p>14</text:p>
          </table:table-cell>
          <table:table-cell table:formula="oooc:=TRIM(LEFT([.D381];[.E381]-1))" office:value-type="string" office:string-value="ניהול פיננסי">
            <text:p>ניהול פיננסי</text:p>
          </table:table-cell>
          <table:table-cell table:formula="oooc:=LEFT(RIGHT([.D381];6);5)" office:value-type="string" office:string-value="13005">
            <text:p>1300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1];&quot;'&quot;;&quot;''&quot;)" office:value-type="string" office:string-value="ניהול פיננסי">
            <text:p>ניהול פיננסי</text:p>
          </table:table-cell>
          <table:table-cell table:formula="oooc:=&quot;INSERT INTO Modules (Id, Name, DepartmentId,Points,ModuleTypeId) VALUES (&quot;&amp;[.G381]&amp;&quot;,N'&quot;&amp;[.K381]&amp;&quot;','&quot;&amp;[.J381]&amp;&quot;', 6, '&quot; &amp; [.M381] &amp; &quot;')&quot;" office:value-type="string" office:string-value="INSERT INTO Modules (Id, Name, DepartmentId,Points,ModuleTypeId) VALUES (13005,N'ניהול פיננסי','C2613D27-3520-43FC-B118-5734704359B8', 6, 'A8ED06D7-DFC5-4E57-86BD-CA4EE3E0F370')">
            <text:p>INSERT INTO Modules (Id, Name, DepartmentId,Points,ModuleTypeId) VALUES (13005,N'ניהול פיננסי','C2613D27-3520-43FC-B118-5734704359B8', 6, 'A8ED06D7-DFC5-4E57-86BD-CA4EE3E0F370')</text:p>
          </table:table-cell>
          <table:table-cell table:formula="oooc:=IF([.I381]=[.$O$5];[.$P$6];IF(ISERR(FIND([.$O$6];[.K381])) = 0;[.$P$5];IF(ISERR(FIND([.$O$7];[.K38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פיננסית ב (10720)</text:p>
          </table:table-cell>
          <table:table-cell table:formula="oooc:=FIND(&quot;[Note&quot;;[.A382])" office:value-type="float" office:value="0">
            <text:p>#VALUE!</text:p>
          </table:table-cell>
          <table:table-cell table:formula="oooc:=IF(ISERR([.B382]);LEN([.A382]);[.B382]-1)" office:value-type="float" office:value="26">
            <text:p>26</text:p>
          </table:table-cell>
          <table:table-cell table:formula="oooc:=TRIM(LEFT([.A382];[.C382]))" office:value-type="string" office:string-value="חשבונאות פיננסית ב (10720)">
            <text:p>חשבונאות פיננסית ב (10720)</text:p>
          </table:table-cell>
          <table:table-cell table:formula="oooc:=FIND(&quot;(&quot;;[.D382])" office:value-type="float" office:value="20">
            <text:p>20</text:p>
          </table:table-cell>
          <table:table-cell table:formula="oooc:=TRIM(LEFT([.D382];[.E382]-1))" office:value-type="string" office:string-value="חשבונאות פיננסית ב">
            <text:p>חשבונאות פיננסית ב</text:p>
          </table:table-cell>
          <table:table-cell table:formula="oooc:=LEFT(RIGHT([.D382];6);5)" office:value-type="string" office:string-value="10720">
            <text:p>1072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2];&quot;'&quot;;&quot;''&quot;)" office:value-type="string" office:string-value="חשבונאות פיננסית ב">
            <text:p>חשבונאות פיננסית ב</text:p>
          </table:table-cell>
          <table:table-cell table:formula="oooc:=&quot;INSERT INTO Modules (Id, Name, DepartmentId,Points,ModuleTypeId) VALUES (&quot;&amp;[.G382]&amp;&quot;,N'&quot;&amp;[.K382]&amp;&quot;','&quot;&amp;[.J382]&amp;&quot;', 6, '&quot; &amp; [.M382] &amp; &quot;')&quot;" office:value-type="string" office:string-value="INSERT INTO Modules (Id, Name, DepartmentId,Points,ModuleTypeId) VALUES (10720,N'חשבונאות פיננסית ב','C2613D27-3520-43FC-B118-5734704359B8', 6, 'A8ED06D7-DFC5-4E57-86BD-CA4EE3E0F370')">
            <text:p>INSERT INTO Modules (Id, Name, DepartmentId,Points,ModuleTypeId) VALUES (10720,N'חשבונאות פיננסית ב','C2613D27-3520-43FC-B118-5734704359B8', 6, 'A8ED06D7-DFC5-4E57-86BD-CA4EE3E0F370')</text:p>
          </table:table-cell>
          <table:table-cell table:formula="oooc:=IF([.I382]=[.$O$5];[.$P$6];IF(ISERR(FIND([.$O$6];[.K382])) = 0;[.$P$5];IF(ISERR(FIND([.$O$7];[.K38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רכות מידע תחרותיות-אסטרטגיות (10596) [Note 5] <text:s/>[Note 22] <text:s/>[Note 24] <text:s/>[Note 28] <text:s/></text:p>
          </table:table-cell>
          <table:table-cell table:formula="oooc:=FIND(&quot;[Note&quot;;[.A383])" office:value-type="float" office:value="40">
            <text:p>40</text:p>
          </table:table-cell>
          <table:table-cell table:formula="oooc:=IF(ISERR([.B383]);LEN([.A383]);[.B383]-1)" office:value-type="float" office:value="39">
            <text:p>39</text:p>
          </table:table-cell>
          <table:table-cell table:formula="oooc:=TRIM(LEFT([.A383];[.C383]))" office:value-type="string" office:string-value="מערכות מידע תחרותיות-אסטרטגיות (10596)">
            <text:p>מערכות מידע תחרותיות-אסטרטגיות (10596)</text:p>
          </table:table-cell>
          <table:table-cell table:formula="oooc:=FIND(&quot;(&quot;;[.D383])" office:value-type="float" office:value="32">
            <text:p>32</text:p>
          </table:table-cell>
          <table:table-cell table:formula="oooc:=TRIM(LEFT([.D383];[.E383]-1))" office:value-type="string" office:string-value="מערכות מידע תחרותיות-אסטרטגיות">
            <text:p>מערכות מידע תחרותיות-אסטרטגיות</text:p>
          </table:table-cell>
          <table:table-cell table:formula="oooc:=LEFT(RIGHT([.D383];6);5)" office:value-type="string" office:string-value="10596">
            <text:p>1059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3];&quot;'&quot;;&quot;''&quot;)" office:value-type="string" office:string-value="מערכות מידע תחרותיות-אסטרטגיות">
            <text:p>מערכות מידע תחרותיות-אסטרטגיות</text:p>
          </table:table-cell>
          <table:table-cell table:formula="oooc:=&quot;INSERT INTO Modules (Id, Name, DepartmentId,Points,ModuleTypeId) VALUES (&quot;&amp;[.G383]&amp;&quot;,N'&quot;&amp;[.K383]&amp;&quot;','&quot;&amp;[.J383]&amp;&quot;', 6, '&quot; &amp; [.M383] &amp; &quot;')&quot;" office:value-type="string" office:string-value="INSERT INTO Modules (Id, Name, DepartmentId,Points,ModuleTypeId) VALUES (10596,N'מערכות מידע תחרותיות-אסטרטגיות','C2613D27-3520-43FC-B118-5734704359B8', 6, 'A8ED06D7-DFC5-4E57-86BD-CA4EE3E0F370')">
            <text:p>INSERT INTO Modules (Id, Name, DepartmentId,Points,ModuleTypeId) VALUES (10596,N'מערכות מידע תחרותיות-אסטרטגיות','C2613D27-3520-43FC-B118-5734704359B8', 6, 'A8ED06D7-DFC5-4E57-86BD-CA4EE3E0F370')</text:p>
          </table:table-cell>
          <table:table-cell table:formula="oooc:=IF([.I383]=[.$O$5];[.$P$6];IF(ISERR(FIND([.$O$6];[.K383])) = 0;[.$P$5];IF(ISERR(FIND([.$O$7];[.K38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קשורת נתונים לתלמידי הנדסת תעשייה (10579) [Note 24] <text:s/></text:p>
          </table:table-cell>
          <table:table-cell table:formula="oooc:=FIND(&quot;[Note&quot;;[.A384])" office:value-type="float" office:value="44">
            <text:p>44</text:p>
          </table:table-cell>
          <table:table-cell table:formula="oooc:=IF(ISERR([.B384]);LEN([.A384]);[.B384]-1)" office:value-type="float" office:value="43">
            <text:p>43</text:p>
          </table:table-cell>
          <table:table-cell table:formula="oooc:=TRIM(LEFT([.A384];[.C384]))" office:value-type="string" office:string-value="תקשורת נתונים לתלמידי הנדסת תעשייה (10579)">
            <text:p>תקשורת נתונים לתלמידי הנדסת תעשייה (10579)</text:p>
          </table:table-cell>
          <table:table-cell table:formula="oooc:=FIND(&quot;(&quot;;[.D384])" office:value-type="float" office:value="36">
            <text:p>36</text:p>
          </table:table-cell>
          <table:table-cell table:formula="oooc:=TRIM(LEFT([.D384];[.E384]-1))" office:value-type="string" office:string-value="תקשורת נתונים לתלמידי הנדסת תעשייה">
            <text:p>תקשורת נתונים לתלמידי הנדסת תעשייה</text:p>
          </table:table-cell>
          <table:table-cell table:formula="oooc:=LEFT(RIGHT([.D384];6);5)" office:value-type="string" office:string-value="10579">
            <text:p>1057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4];&quot;'&quot;;&quot;''&quot;)" office:value-type="string" office:string-value="תקשורת נתונים לתלמידי הנדסת תעשייה">
            <text:p>תקשורת נתונים לתלמידי הנדסת תעשייה</text:p>
          </table:table-cell>
          <table:table-cell table:formula="oooc:=&quot;INSERT INTO Modules (Id, Name, DepartmentId,Points,ModuleTypeId) VALUES (&quot;&amp;[.G384]&amp;&quot;,N'&quot;&amp;[.K384]&amp;&quot;','&quot;&amp;[.J384]&amp;&quot;', 6, '&quot; &amp; [.M384] &amp; &quot;')&quot;" office:value-type="string" office:string-value="INSERT INTO Modules (Id, Name, DepartmentId,Points,ModuleTypeId) VALUES (10579,N'תקשורת נתונים לתלמידי הנדסת תעשייה','C2613D27-3520-43FC-B118-5734704359B8', 6, 'A8ED06D7-DFC5-4E57-86BD-CA4EE3E0F370')">
            <text:p>INSERT INTO Modules (Id, Name, DepartmentId,Points,ModuleTypeId) VALUES (10579,N'תקשורת נתונים לתלמידי הנדסת תעשייה','C2613D27-3520-43FC-B118-5734704359B8', 6, 'A8ED06D7-DFC5-4E57-86BD-CA4EE3E0F370')</text:p>
          </table:table-cell>
          <table:table-cell table:formula="oooc:=IF([.I384]=[.$O$5];[.$P$6];IF(ISERR(FIND([.$O$6];[.K384])) = 0;[.$P$5];IF(ISERR(FIND([.$O$7];[.K38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יקרוכלכלה (10131) [Note 23] <text:s/></text:p>
          </table:table-cell>
          <table:table-cell table:formula="oooc:=FIND(&quot;[Note&quot;;[.A385])" office:value-type="float" office:value="26">
            <text:p>26</text:p>
          </table:table-cell>
          <table:table-cell table:formula="oooc:=IF(ISERR([.B385]);LEN([.A385]);[.B385]-1)" office:value-type="float" office:value="25">
            <text:p>25</text:p>
          </table:table-cell>
          <table:table-cell table:formula="oooc:=TRIM(LEFT([.A385];[.C385]))" office:value-type="string" office:string-value="מבוא למיקרוכלכלה (10131)">
            <text:p>מבוא למיקרוכלכלה (10131)</text:p>
          </table:table-cell>
          <table:table-cell table:formula="oooc:=FIND(&quot;(&quot;;[.D385])" office:value-type="float" office:value="18">
            <text:p>18</text:p>
          </table:table-cell>
          <table:table-cell table:formula="oooc:=TRIM(LEFT([.D385];[.E385]-1))" office:value-type="string" office:string-value="מבוא למיקרוכלכלה">
            <text:p>מבוא למיקרוכלכלה</text:p>
          </table:table-cell>
          <table:table-cell table:formula="oooc:=LEFT(RIGHT([.D385];6);5)" office:value-type="string" office:string-value="10131">
            <text:p>1013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5];&quot;'&quot;;&quot;''&quot;)" office:value-type="string" office:string-value="מבוא למיקרוכלכלה">
            <text:p>מבוא למיקרוכלכלה</text:p>
          </table:table-cell>
          <table:table-cell table:formula="oooc:=&quot;INSERT INTO Modules (Id, Name, DepartmentId,Points,ModuleTypeId) VALUES (&quot;&amp;[.G385]&amp;&quot;,N'&quot;&amp;[.K385]&amp;&quot;','&quot;&amp;[.J385]&amp;&quot;', 6, '&quot; &amp; [.M385] &amp; &quot;')&quot;" office:value-type="string" office:string-value="INSERT INTO Modules (Id, Name, DepartmentId,Points,ModuleTypeId) VALUES (10131,N'מבוא למיקרוכלכלה','C2613D27-3520-43FC-B118-5734704359B8', 6, 'A8ED06D7-DFC5-4E57-86BD-CA4EE3E0F370')">
            <text:p>INSERT INTO Modules (Id, Name, DepartmentId,Points,ModuleTypeId) VALUES (10131,N'מבוא למיקרוכלכלה','C2613D27-3520-43FC-B118-5734704359B8', 6, 'A8ED06D7-DFC5-4E57-86BD-CA4EE3E0F370')</text:p>
          </table:table-cell>
          <table:table-cell table:formula="oooc:=IF([.I385]=[.$O$5];[.$P$6];IF(ISERR(FIND([.$O$6];[.K385])) = 0;[.$P$5];IF(ISERR(FIND([.$O$7];[.K38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גישות ומודלים בעיצוב ופיתוח של מערכות (14013)</text:p>
          </table:table-cell>
          <table:table-cell table:formula="oooc:=FIND(&quot;[Note&quot;;[.A386])" office:value-type="float" office:value="0">
            <text:p>#VALUE!</text:p>
          </table:table-cell>
          <table:table-cell table:formula="oooc:=IF(ISERR([.B386]);LEN([.A386]);[.B386]-1)" office:value-type="float" office:value="45">
            <text:p>45</text:p>
          </table:table-cell>
          <table:table-cell table:formula="oooc:=TRIM(LEFT([.A386];[.C386]))" office:value-type="string" office:string-value="גישות ומודלים בעיצוב ופיתוח של מערכות (14013)">
            <text:p>גישות ומודלים בעיצוב ופיתוח של מערכות (14013)</text:p>
          </table:table-cell>
          <table:table-cell table:formula="oooc:=FIND(&quot;(&quot;;[.D386])" office:value-type="float" office:value="39">
            <text:p>39</text:p>
          </table:table-cell>
          <table:table-cell table:formula="oooc:=TRIM(LEFT([.D386];[.E386]-1))" office:value-type="string" office:string-value="גישות ומודלים בעיצוב ופיתוח של מערכות">
            <text:p>גישות ומודלים בעיצוב ופיתוח של מערכות</text:p>
          </table:table-cell>
          <table:table-cell table:formula="oooc:=LEFT(RIGHT([.D386];6);5)" office:value-type="string" office:string-value="14013">
            <text:p>1401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6];&quot;'&quot;;&quot;''&quot;)" office:value-type="string" office:string-value="גישות ומודלים בעיצוב ופיתוח של מערכות">
            <text:p>גישות ומודלים בעיצוב ופיתוח של מערכות</text:p>
          </table:table-cell>
          <table:table-cell table:formula="oooc:=&quot;INSERT INTO Modules (Id, Name, DepartmentId,Points,ModuleTypeId) VALUES (&quot;&amp;[.G386]&amp;&quot;,N'&quot;&amp;[.K386]&amp;&quot;','&quot;&amp;[.J386]&amp;&quot;', 6, '&quot; &amp; [.M386] &amp; &quot;')&quot;" office:value-type="string" office:string-value="INSERT INTO Modules (Id, Name, DepartmentId,Points,ModuleTypeId) VALUES (14013,N'גישות ומודלים בעיצוב ופיתוח של מערכות','C2613D27-3520-43FC-B118-5734704359B8', 6, 'A8ED06D7-DFC5-4E57-86BD-CA4EE3E0F370')">
            <text:p>INSERT INTO Modules (Id, Name, DepartmentId,Points,ModuleTypeId) VALUES (14013,N'גישות ומודלים בעיצוב ופיתוח של מערכות','C2613D27-3520-43FC-B118-5734704359B8', 6, 'A8ED06D7-DFC5-4E57-86BD-CA4EE3E0F370')</text:p>
          </table:table-cell>
          <table:table-cell table:formula="oooc:=IF([.I386]=[.$O$5];[.$P$6];IF(ISERR(FIND([.$O$6];[.K386])) = 0;[.$P$5];IF(ISERR(FIND([.$O$7];[.K38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תמטיקה למוסמך במינהל עסקים (91415) [Note 8] <text:s/>[Note 32] <text:s/></text:p>
          </table:table-cell>
          <table:table-cell table:formula="oooc:=FIND(&quot;[Note&quot;;[.A387])" office:value-type="float" office:value="37">
            <text:p>37</text:p>
          </table:table-cell>
          <table:table-cell table:formula="oooc:=IF(ISERR([.B387]);LEN([.A387]);[.B387]-1)" office:value-type="float" office:value="36">
            <text:p>36</text:p>
          </table:table-cell>
          <table:table-cell table:formula="oooc:=TRIM(LEFT([.A387];[.C387]))" office:value-type="string" office:string-value="מתמטיקה למוסמך במינהל עסקים (91415)">
            <text:p>מתמטיקה למוסמך במינהל עסקים (91415)</text:p>
          </table:table-cell>
          <table:table-cell table:formula="oooc:=FIND(&quot;(&quot;;[.D387])" office:value-type="float" office:value="29">
            <text:p>29</text:p>
          </table:table-cell>
          <table:table-cell table:formula="oooc:=TRIM(LEFT([.D387];[.E387]-1))" office:value-type="string" office:string-value="מתמטיקה למוסמך במינהל עסקים">
            <text:p>מתמטיקה למוסמך במינהל עסקים</text:p>
          </table:table-cell>
          <table:table-cell table:formula="oooc:=LEFT(RIGHT([.D387];6);5)" office:value-type="string" office:string-value="91415">
            <text:p>9141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7];&quot;'&quot;;&quot;''&quot;)" office:value-type="string" office:string-value="מתמטיקה למוסמך במינהל עסקים">
            <text:p>מתמטיקה למוסמך במינהל עסקים</text:p>
          </table:table-cell>
          <table:table-cell table:formula="oooc:=&quot;INSERT INTO Modules (Id, Name, DepartmentId,Points,ModuleTypeId) VALUES (&quot;&amp;[.G387]&amp;&quot;,N'&quot;&amp;[.K387]&amp;&quot;','&quot;&amp;[.J387]&amp;&quot;', 6, '&quot; &amp; [.M387] &amp; &quot;')&quot;" office:value-type="string" office:string-value="INSERT INTO Modules (Id, Name, DepartmentId,Points,ModuleTypeId) VALUES (91415,N'מתמטיקה למוסמך במינהל עסקים','C2613D27-3520-43FC-B118-5734704359B8', 6, 'A8ED06D7-DFC5-4E57-86BD-CA4EE3E0F370')">
            <text:p>INSERT INTO Modules (Id, Name, DepartmentId,Points,ModuleTypeId) VALUES (91415,N'מתמטיקה למוסמך במינהל עסקים','C2613D27-3520-43FC-B118-5734704359B8', 6, 'A8ED06D7-DFC5-4E57-86BD-CA4EE3E0F370')</text:p>
          </table:table-cell>
          <table:table-cell table:formula="oooc:=IF([.I387]=[.$O$5];[.$P$6];IF(ISERR(FIND([.$O$6];[.K387])) = 0;[.$P$5];IF(ISERR(FIND([.$O$7];[.K38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ה בינלאומית - היבטים מוניטריים (13020) [Note 58] <text:s/></text:p>
          </table:table-cell>
          <table:table-cell table:formula="oooc:=FIND(&quot;[Note&quot;;[.A388])" office:value-type="float" office:value="44">
            <text:p>44</text:p>
          </table:table-cell>
          <table:table-cell table:formula="oooc:=IF(ISERR([.B388]);LEN([.A388]);[.B388]-1)" office:value-type="float" office:value="43">
            <text:p>43</text:p>
          </table:table-cell>
          <table:table-cell table:formula="oooc:=TRIM(LEFT([.A388];[.C388]))" office:value-type="string" office:string-value="כלכלה בינלאומית - היבטים מוניטריים (13020)">
            <text:p>כלכלה בינלאומית - היבטים מוניטריים (13020)</text:p>
          </table:table-cell>
          <table:table-cell table:formula="oooc:=FIND(&quot;(&quot;;[.D388])" office:value-type="float" office:value="36">
            <text:p>36</text:p>
          </table:table-cell>
          <table:table-cell table:formula="oooc:=TRIM(LEFT([.D388];[.E388]-1))" office:value-type="string" office:string-value="כלכלה בינלאומית - היבטים מוניטריים">
            <text:p>כלכלה בינלאומית - היבטים מוניטריים</text:p>
          </table:table-cell>
          <table:table-cell table:formula="oooc:=LEFT(RIGHT([.D388];6);5)" office:value-type="string" office:string-value="13020">
            <text:p>1302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8];&quot;'&quot;;&quot;''&quot;)" office:value-type="string" office:string-value="כלכלה בינלאומית - היבטים מוניטריים">
            <text:p>כלכלה בינלאומית - היבטים מוניטריים</text:p>
          </table:table-cell>
          <table:table-cell table:formula="oooc:=&quot;INSERT INTO Modules (Id, Name, DepartmentId,Points,ModuleTypeId) VALUES (&quot;&amp;[.G388]&amp;&quot;,N'&quot;&amp;[.K388]&amp;&quot;','&quot;&amp;[.J388]&amp;&quot;', 6, '&quot; &amp; [.M388] &amp; &quot;')&quot;" office:value-type="string" office:string-value="INSERT INTO Modules (Id, Name, DepartmentId,Points,ModuleTypeId) VALUES (13020,N'כלכלה בינלאומית - היבטים מוניטריים','C2613D27-3520-43FC-B118-5734704359B8', 6, 'A8ED06D7-DFC5-4E57-86BD-CA4EE3E0F370')">
            <text:p>INSERT INTO Modules (Id, Name, DepartmentId,Points,ModuleTypeId) VALUES (13020,N'כלכלה בינלאומית - היבטים מוניטריים','C2613D27-3520-43FC-B118-5734704359B8', 6, 'A8ED06D7-DFC5-4E57-86BD-CA4EE3E0F370')</text:p>
          </table:table-cell>
          <table:table-cell table:formula="oooc:=IF([.I388]=[.$O$5];[.$P$6];IF(ISERR(FIND([.$O$6];[.K388])) = 0;[.$P$5];IF(ISERR(FIND([.$O$7];[.K38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ת עבודה (10519) [Note 5] <text:s/>[Note 22] <text:s/>[Note 24] <text:s/>[Note 28] <text:s/>[Note 58] <text:s/></text:p>
          </table:table-cell>
          <table:table-cell table:formula="oooc:=FIND(&quot;[Note&quot;;[.A389])" office:value-type="float" office:value="21">
            <text:p>21</text:p>
          </table:table-cell>
          <table:table-cell table:formula="oooc:=IF(ISERR([.B389]);LEN([.A389]);[.B389]-1)" office:value-type="float" office:value="20">
            <text:p>20</text:p>
          </table:table-cell>
          <table:table-cell table:formula="oooc:=TRIM(LEFT([.A389];[.C389]))" office:value-type="string" office:string-value="כלכלת עבודה (10519)">
            <text:p>כלכלת עבודה (10519)</text:p>
          </table:table-cell>
          <table:table-cell table:formula="oooc:=FIND(&quot;(&quot;;[.D389])" office:value-type="float" office:value="13">
            <text:p>13</text:p>
          </table:table-cell>
          <table:table-cell table:formula="oooc:=TRIM(LEFT([.D389];[.E389]-1))" office:value-type="string" office:string-value="כלכלת עבודה">
            <text:p>כלכלת עבודה</text:p>
          </table:table-cell>
          <table:table-cell table:formula="oooc:=LEFT(RIGHT([.D389];6);5)" office:value-type="string" office:string-value="10519">
            <text:p>1051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89];&quot;'&quot;;&quot;''&quot;)" office:value-type="string" office:string-value="כלכלת עבודה">
            <text:p>כלכלת עבודה</text:p>
          </table:table-cell>
          <table:table-cell table:formula="oooc:=&quot;INSERT INTO Modules (Id, Name, DepartmentId,Points,ModuleTypeId) VALUES (&quot;&amp;[.G389]&amp;&quot;,N'&quot;&amp;[.K389]&amp;&quot;','&quot;&amp;[.J389]&amp;&quot;', 6, '&quot; &amp; [.M389] &amp; &quot;')&quot;" office:value-type="string" office:string-value="INSERT INTO Modules (Id, Name, DepartmentId,Points,ModuleTypeId) VALUES (10519,N'כלכלת עבודה','C2613D27-3520-43FC-B118-5734704359B8', 6, 'A8ED06D7-DFC5-4E57-86BD-CA4EE3E0F370')">
            <text:p>INSERT INTO Modules (Id, Name, DepartmentId,Points,ModuleTypeId) VALUES (10519,N'כלכלת עבודה','C2613D27-3520-43FC-B118-5734704359B8', 6, 'A8ED06D7-DFC5-4E57-86BD-CA4EE3E0F370')</text:p>
          </table:table-cell>
          <table:table-cell table:formula="oooc:=IF([.I389]=[.$O$5];[.$P$6];IF(ISERR(FIND([.$O$6];[.K389])) = 0;[.$P$5];IF(ISERR(FIND([.$O$7];[.K38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וחות כספיים מאוחדים (10910) [Note 22] <text:s/></text:p>
          </table:table-cell>
          <table:table-cell table:formula="oooc:=FIND(&quot;[Note&quot;;[.A390])" office:value-type="float" office:value="30">
            <text:p>30</text:p>
          </table:table-cell>
          <table:table-cell table:formula="oooc:=IF(ISERR([.B390]);LEN([.A390]);[.B390]-1)" office:value-type="float" office:value="29">
            <text:p>29</text:p>
          </table:table-cell>
          <table:table-cell table:formula="oooc:=TRIM(LEFT([.A390];[.C390]))" office:value-type="string" office:string-value="דוחות כספיים מאוחדים (10910)">
            <text:p>דוחות כספיים מאוחדים (10910)</text:p>
          </table:table-cell>
          <table:table-cell table:formula="oooc:=FIND(&quot;(&quot;;[.D390])" office:value-type="float" office:value="22">
            <text:p>22</text:p>
          </table:table-cell>
          <table:table-cell table:formula="oooc:=TRIM(LEFT([.D390];[.E390]-1))" office:value-type="string" office:string-value="דוחות כספיים מאוחדים">
            <text:p>דוחות כספיים מאוחדים</text:p>
          </table:table-cell>
          <table:table-cell table:formula="oooc:=LEFT(RIGHT([.D390];6);5)" office:value-type="string" office:string-value="10910">
            <text:p>1091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0];&quot;'&quot;;&quot;''&quot;)" office:value-type="string" office:string-value="דוחות כספיים מאוחדים">
            <text:p>דוחות כספיים מאוחדים</text:p>
          </table:table-cell>
          <table:table-cell table:formula="oooc:=&quot;INSERT INTO Modules (Id, Name, DepartmentId,Points,ModuleTypeId) VALUES (&quot;&amp;[.G390]&amp;&quot;,N'&quot;&amp;[.K390]&amp;&quot;','&quot;&amp;[.J390]&amp;&quot;', 6, '&quot; &amp; [.M390] &amp; &quot;')&quot;" office:value-type="string" office:string-value="INSERT INTO Modules (Id, Name, DepartmentId,Points,ModuleTypeId) VALUES (10910,N'דוחות כספיים מאוחדים','C2613D27-3520-43FC-B118-5734704359B8', 6, 'A8ED06D7-DFC5-4E57-86BD-CA4EE3E0F370')">
            <text:p>INSERT INTO Modules (Id, Name, DepartmentId,Points,ModuleTypeId) VALUES (10910,N'דוחות כספיים מאוחדים','C2613D27-3520-43FC-B118-5734704359B8', 6, 'A8ED06D7-DFC5-4E57-86BD-CA4EE3E0F370')</text:p>
          </table:table-cell>
          <table:table-cell table:formula="oooc:=IF([.I390]=[.$O$5];[.$P$6];IF(ISERR(FIND([.$O$6];[.K390])) = 0;[.$P$5];IF(ISERR(FIND([.$O$7];[.K39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בונאות למנהלים (13002)</text:p>
          </table:table-cell>
          <table:table-cell table:formula="oooc:=FIND(&quot;[Note&quot;;[.A391])" office:value-type="float" office:value="0">
            <text:p>#VALUE!</text:p>
          </table:table-cell>
          <table:table-cell table:formula="oooc:=IF(ISERR([.B391]);LEN([.A391]);[.B391]-1)" office:value-type="float" office:value="24">
            <text:p>24</text:p>
          </table:table-cell>
          <table:table-cell table:formula="oooc:=TRIM(LEFT([.A391];[.C391]))" office:value-type="string" office:string-value="חשבונאות למנהלים (13002)">
            <text:p>חשבונאות למנהלים (13002)</text:p>
          </table:table-cell>
          <table:table-cell table:formula="oooc:=FIND(&quot;(&quot;;[.D391])" office:value-type="float" office:value="18">
            <text:p>18</text:p>
          </table:table-cell>
          <table:table-cell table:formula="oooc:=TRIM(LEFT([.D391];[.E391]-1))" office:value-type="string" office:string-value="חשבונאות למנהלים">
            <text:p>חשבונאות למנהלים</text:p>
          </table:table-cell>
          <table:table-cell table:formula="oooc:=LEFT(RIGHT([.D391];6);5)" office:value-type="string" office:string-value="13002">
            <text:p>13002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1];&quot;'&quot;;&quot;''&quot;)" office:value-type="string" office:string-value="חשבונאות למנהלים">
            <text:p>חשבונאות למנהלים</text:p>
          </table:table-cell>
          <table:table-cell table:formula="oooc:=&quot;INSERT INTO Modules (Id, Name, DepartmentId,Points,ModuleTypeId) VALUES (&quot;&amp;[.G391]&amp;&quot;,N'&quot;&amp;[.K391]&amp;&quot;','&quot;&amp;[.J391]&amp;&quot;', 6, '&quot; &amp; [.M391] &amp; &quot;')&quot;" office:value-type="string" office:string-value="INSERT INTO Modules (Id, Name, DepartmentId,Points,ModuleTypeId) VALUES (13002,N'חשבונאות למנהלים','C2613D27-3520-43FC-B118-5734704359B8', 6, 'A8ED06D7-DFC5-4E57-86BD-CA4EE3E0F370')">
            <text:p>INSERT INTO Modules (Id, Name, DepartmentId,Points,ModuleTypeId) VALUES (13002,N'חשבונאות למנהלים','C2613D27-3520-43FC-B118-5734704359B8', 6, 'A8ED06D7-DFC5-4E57-86BD-CA4EE3E0F370')</text:p>
          </table:table-cell>
          <table:table-cell table:formula="oooc:=IF([.I391]=[.$O$5];[.$P$6];IF(ISERR(FIND([.$O$6];[.K391])) = 0;[.$P$5];IF(ISERR(FIND([.$O$7];[.K39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שווקים אלקטרוניים (13801) [Note 47] <text:s/></text:p>
          </table:table-cell>
          <table:table-cell table:formula="oooc:=FIND(&quot;[Note&quot;;[.A392])" office:value-type="float" office:value="34">
            <text:p>34</text:p>
          </table:table-cell>
          <table:table-cell table:formula="oooc:=IF(ISERR([.B392]);LEN([.A392]);[.B392]-1)" office:value-type="float" office:value="33">
            <text:p>33</text:p>
          </table:table-cell>
          <table:table-cell table:formula="oooc:=TRIM(LEFT([.A392];[.C392]))" office:value-type="string" office:string-value="סמינר: שווקים אלקטרוניים (13801)">
            <text:p>סמינר: שווקים אלקטרוניים (13801)</text:p>
          </table:table-cell>
          <table:table-cell table:formula="oooc:=FIND(&quot;(&quot;;[.D392])" office:value-type="float" office:value="26">
            <text:p>26</text:p>
          </table:table-cell>
          <table:table-cell table:formula="oooc:=TRIM(LEFT([.D392];[.E392]-1))" office:value-type="string" office:string-value="סמינר: שווקים אלקטרוניים">
            <text:p>סמינר: שווקים אלקטרוניים</text:p>
          </table:table-cell>
          <table:table-cell table:formula="oooc:=LEFT(RIGHT([.D392];6);5)" office:value-type="string" office:string-value="13801">
            <text:p>1380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2];&quot;'&quot;;&quot;''&quot;)" office:value-type="string" office:string-value="סמינר: שווקים אלקטרוניים">
            <text:p>סמינר: שווקים אלקטרוניים</text:p>
          </table:table-cell>
          <table:table-cell table:formula="oooc:=&quot;INSERT INTO Modules (Id, Name, DepartmentId,Points,ModuleTypeId) VALUES (&quot;&amp;[.G392]&amp;&quot;,N'&quot;&amp;[.K392]&amp;&quot;','&quot;&amp;[.J392]&amp;&quot;', 6, '&quot; &amp; [.M392] &amp; &quot;')&quot;" office:value-type="string" office:string-value="INSERT INTO Modules (Id, Name, DepartmentId,Points,ModuleTypeId) VALUES (13801,N'סמינר: שווקים אלקטרוניים','C2613D27-3520-43FC-B118-5734704359B8', 6, '1B16BD54-6D52-4136-9447-5E977484531D')">
            <text:p>INSERT INTO Modules (Id, Name, DepartmentId,Points,ModuleTypeId) VALUES (13801,N'סמינר: שווקים אלקטרוניים','C2613D27-3520-43FC-B118-5734704359B8', 6, '1B16BD54-6D52-4136-9447-5E977484531D')</text:p>
          </table:table-cell>
          <table:table-cell table:formula="oooc:=IF([.I392]=[.$O$5];[.$P$6];IF(ISERR(FIND([.$O$6];[.K392])) = 0;[.$P$5];IF(ISERR(FIND([.$O$7];[.K392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מקרוכלכלה ב (10458) [Note 33] <text:s/></text:p>
          </table:table-cell>
          <table:table-cell table:formula="oooc:=FIND(&quot;[Note&quot;;[.A393])" office:value-type="float" office:value="21">
            <text:p>21</text:p>
          </table:table-cell>
          <table:table-cell table:formula="oooc:=IF(ISERR([.B393]);LEN([.A393]);[.B393]-1)" office:value-type="float" office:value="20">
            <text:p>20</text:p>
          </table:table-cell>
          <table:table-cell table:formula="oooc:=TRIM(LEFT([.A393];[.C393]))" office:value-type="string" office:string-value="מקרוכלכלה ב (10458)">
            <text:p>מקרוכלכלה ב (10458)</text:p>
          </table:table-cell>
          <table:table-cell table:formula="oooc:=FIND(&quot;(&quot;;[.D393])" office:value-type="float" office:value="13">
            <text:p>13</text:p>
          </table:table-cell>
          <table:table-cell table:formula="oooc:=TRIM(LEFT([.D393];[.E393]-1))" office:value-type="string" office:string-value="מקרוכלכלה ב">
            <text:p>מקרוכלכלה ב</text:p>
          </table:table-cell>
          <table:table-cell table:formula="oooc:=LEFT(RIGHT([.D393];6);5)" office:value-type="string" office:string-value="10458">
            <text:p>10458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3];&quot;'&quot;;&quot;''&quot;)" office:value-type="string" office:string-value="מקרוכלכלה ב">
            <text:p>מקרוכלכלה ב</text:p>
          </table:table-cell>
          <table:table-cell table:formula="oooc:=&quot;INSERT INTO Modules (Id, Name, DepartmentId,Points,ModuleTypeId) VALUES (&quot;&amp;[.G393]&amp;&quot;,N'&quot;&amp;[.K393]&amp;&quot;','&quot;&amp;[.J393]&amp;&quot;', 6, '&quot; &amp; [.M393] &amp; &quot;')&quot;" office:value-type="string" office:string-value="INSERT INTO Modules (Id, Name, DepartmentId,Points,ModuleTypeId) VALUES (10458,N'מקרוכלכלה ב','C2613D27-3520-43FC-B118-5734704359B8', 6, 'A8ED06D7-DFC5-4E57-86BD-CA4EE3E0F370')">
            <text:p>INSERT INTO Modules (Id, Name, DepartmentId,Points,ModuleTypeId) VALUES (10458,N'מקרוכלכלה ב','C2613D27-3520-43FC-B118-5734704359B8', 6, 'A8ED06D7-DFC5-4E57-86BD-CA4EE3E0F370')</text:p>
          </table:table-cell>
          <table:table-cell table:formula="oooc:=IF([.I393]=[.$O$5];[.$P$6];IF(ISERR(FIND([.$O$6];[.K393])) = 0;[.$P$5];IF(ISERR(FIND([.$O$7];[.K39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שיבה אסטרטגית - תורת המשחקים (10599) [Note 22] <text:s/>[Note 58] <text:s/></text:p>
          </table:table-cell>
          <table:table-cell table:formula="oooc:=FIND(&quot;[Note&quot;;[.A394])" office:value-type="float" office:value="39">
            <text:p>39</text:p>
          </table:table-cell>
          <table:table-cell table:formula="oooc:=IF(ISERR([.B394]);LEN([.A394]);[.B394]-1)" office:value-type="float" office:value="38">
            <text:p>38</text:p>
          </table:table-cell>
          <table:table-cell table:formula="oooc:=TRIM(LEFT([.A394];[.C394]))" office:value-type="string" office:string-value="חשיבה אסטרטגית - תורת המשחקים (10599)">
            <text:p>חשיבה אסטרטגית - תורת המשחקים (10599)</text:p>
          </table:table-cell>
          <table:table-cell table:formula="oooc:=FIND(&quot;(&quot;;[.D394])" office:value-type="float" office:value="31">
            <text:p>31</text:p>
          </table:table-cell>
          <table:table-cell table:formula="oooc:=TRIM(LEFT([.D394];[.E394]-1))" office:value-type="string" office:string-value="חשיבה אסטרטגית - תורת המשחקים">
            <text:p>חשיבה אסטרטגית - תורת המשחקים</text:p>
          </table:table-cell>
          <table:table-cell table:formula="oooc:=LEFT(RIGHT([.D394];6);5)" office:value-type="string" office:string-value="10599">
            <text:p>1059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4];&quot;'&quot;;&quot;''&quot;)" office:value-type="string" office:string-value="חשיבה אסטרטגית - תורת המשחקים">
            <text:p>חשיבה אסטרטגית - תורת המשחקים</text:p>
          </table:table-cell>
          <table:table-cell table:formula="oooc:=&quot;INSERT INTO Modules (Id, Name, DepartmentId,Points,ModuleTypeId) VALUES (&quot;&amp;[.G394]&amp;&quot;,N'&quot;&amp;[.K394]&amp;&quot;','&quot;&amp;[.J394]&amp;&quot;', 6, '&quot; &amp; [.M394] &amp; &quot;')&quot;" office:value-type="string" office:string-value="INSERT INTO Modules (Id, Name, DepartmentId,Points,ModuleTypeId) VALUES (10599,N'חשיבה אסטרטגית - תורת המשחקים','C2613D27-3520-43FC-B118-5734704359B8', 6, 'A8ED06D7-DFC5-4E57-86BD-CA4EE3E0F370')">
            <text:p>INSERT INTO Modules (Id, Name, DepartmentId,Points,ModuleTypeId) VALUES (10599,N'חשיבה אסטרטגית - תורת המשחקים','C2613D27-3520-43FC-B118-5734704359B8', 6, 'A8ED06D7-DFC5-4E57-86BD-CA4EE3E0F370')</text:p>
          </table:table-cell>
          <table:table-cell table:formula="oooc:=IF([.I394]=[.$O$5];[.$P$6];IF(ISERR(FIND([.$O$6];[.K394])) = 0;[.$P$5];IF(ISERR(FIND([.$O$7];[.K39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ה מוניטרית בינלאומית (10398) [Note 5] <text:s/>[Note 22] <text:s/>[Note 58] <text:s/></text:p>
          </table:table-cell>
          <table:table-cell table:formula="oooc:=FIND(&quot;[Note&quot;;[.A395])" office:value-type="float" office:value="34">
            <text:p>34</text:p>
          </table:table-cell>
          <table:table-cell table:formula="oooc:=IF(ISERR([.B395]);LEN([.A395]);[.B395]-1)" office:value-type="float" office:value="33">
            <text:p>33</text:p>
          </table:table-cell>
          <table:table-cell table:formula="oooc:=TRIM(LEFT([.A395];[.C395]))" office:value-type="string" office:string-value="כלכלה מוניטרית בינלאומית (10398)">
            <text:p>כלכלה מוניטרית בינלאומית (10398)</text:p>
          </table:table-cell>
          <table:table-cell table:formula="oooc:=FIND(&quot;(&quot;;[.D395])" office:value-type="float" office:value="26">
            <text:p>26</text:p>
          </table:table-cell>
          <table:table-cell table:formula="oooc:=TRIM(LEFT([.D395];[.E395]-1))" office:value-type="string" office:string-value="כלכלה מוניטרית בינלאומית">
            <text:p>כלכלה מוניטרית בינלאומית</text:p>
          </table:table-cell>
          <table:table-cell table:formula="oooc:=LEFT(RIGHT([.D395];6);5)" office:value-type="string" office:string-value="10398">
            <text:p>10398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5];&quot;'&quot;;&quot;''&quot;)" office:value-type="string" office:string-value="כלכלה מוניטרית בינלאומית">
            <text:p>כלכלה מוניטרית בינלאומית</text:p>
          </table:table-cell>
          <table:table-cell table:formula="oooc:=&quot;INSERT INTO Modules (Id, Name, DepartmentId,Points,ModuleTypeId) VALUES (&quot;&amp;[.G395]&amp;&quot;,N'&quot;&amp;[.K395]&amp;&quot;','&quot;&amp;[.J395]&amp;&quot;', 6, '&quot; &amp; [.M395] &amp; &quot;')&quot;" office:value-type="string" office:string-value="INSERT INTO Modules (Id, Name, DepartmentId,Points,ModuleTypeId) VALUES (10398,N'כלכלה מוניטרית בינלאומית','C2613D27-3520-43FC-B118-5734704359B8', 6, 'A8ED06D7-DFC5-4E57-86BD-CA4EE3E0F370')">
            <text:p>INSERT INTO Modules (Id, Name, DepartmentId,Points,ModuleTypeId) VALUES (10398,N'כלכלה מוניטרית בינלאומית','C2613D27-3520-43FC-B118-5734704359B8', 6, 'A8ED06D7-DFC5-4E57-86BD-CA4EE3E0F370')</text:p>
          </table:table-cell>
          <table:table-cell table:formula="oooc:=IF([.I395]=[.$O$5];[.$P$6];IF(ISERR(FIND([.$O$6];[.K395])) = 0;[.$P$5];IF(ISERR(FIND([.$O$7];[.K39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בין-לאומי (10517) [Note 5] <text:s/>[Note 22] <text:s/></text:p>
          </table:table-cell>
          <table:table-cell table:formula="oooc:=FIND(&quot;[Note&quot;;[.A396])" office:value-type="float" office:value="25">
            <text:p>25</text:p>
          </table:table-cell>
          <table:table-cell table:formula="oooc:=IF(ISERR([.B396]);LEN([.A396]);[.B396]-1)" office:value-type="float" office:value="24">
            <text:p>24</text:p>
          </table:table-cell>
          <table:table-cell table:formula="oooc:=TRIM(LEFT([.A396];[.C396]))" office:value-type="string" office:string-value="ניהול בין-לאומי (10517)">
            <text:p>ניהול בין-לאומי (10517)</text:p>
          </table:table-cell>
          <table:table-cell table:formula="oooc:=FIND(&quot;(&quot;;[.D396])" office:value-type="float" office:value="17">
            <text:p>17</text:p>
          </table:table-cell>
          <table:table-cell table:formula="oooc:=TRIM(LEFT([.D396];[.E396]-1))" office:value-type="string" office:string-value="ניהול בין-לאומי">
            <text:p>ניהול בין-לאומי</text:p>
          </table:table-cell>
          <table:table-cell table:formula="oooc:=LEFT(RIGHT([.D396];6);5)" office:value-type="string" office:string-value="10517">
            <text:p>10517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6];&quot;'&quot;;&quot;''&quot;)" office:value-type="string" office:string-value="ניהול בין-לאומי">
            <text:p>ניהול בין-לאומי</text:p>
          </table:table-cell>
          <table:table-cell table:formula="oooc:=&quot;INSERT INTO Modules (Id, Name, DepartmentId,Points,ModuleTypeId) VALUES (&quot;&amp;[.G396]&amp;&quot;,N'&quot;&amp;[.K396]&amp;&quot;','&quot;&amp;[.J396]&amp;&quot;', 6, '&quot; &amp; [.M396] &amp; &quot;')&quot;" office:value-type="string" office:string-value="INSERT INTO Modules (Id, Name, DepartmentId,Points,ModuleTypeId) VALUES (10517,N'ניהול בין-לאומי','C2613D27-3520-43FC-B118-5734704359B8', 6, 'A8ED06D7-DFC5-4E57-86BD-CA4EE3E0F370')">
            <text:p>INSERT INTO Modules (Id, Name, DepartmentId,Points,ModuleTypeId) VALUES (10517,N'ניהול בין-לאומי','C2613D27-3520-43FC-B118-5734704359B8', 6, 'A8ED06D7-DFC5-4E57-86BD-CA4EE3E0F370')</text:p>
          </table:table-cell>
          <table:table-cell table:formula="oooc:=IF([.I396]=[.$O$5];[.$P$6];IF(ISERR(FIND([.$O$6];[.K396])) = 0;[.$P$5];IF(ISERR(FIND([.$O$7];[.K39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ה ניהולית (10426)</text:p>
          </table:table-cell>
          <table:table-cell table:formula="oooc:=FIND(&quot;[Note&quot;;[.A397])" office:value-type="float" office:value="0">
            <text:p>#VALUE!</text:p>
          </table:table-cell>
          <table:table-cell table:formula="oooc:=IF(ISERR([.B397]);LEN([.A397]);[.B397]-1)" office:value-type="float" office:value="21">
            <text:p>21</text:p>
          </table:table-cell>
          <table:table-cell table:formula="oooc:=TRIM(LEFT([.A397];[.C397]))" office:value-type="string" office:string-value="כלכלה ניהולית (10426)">
            <text:p>כלכלה ניהולית (10426)</text:p>
          </table:table-cell>
          <table:table-cell table:formula="oooc:=FIND(&quot;(&quot;;[.D397])" office:value-type="float" office:value="15">
            <text:p>15</text:p>
          </table:table-cell>
          <table:table-cell table:formula="oooc:=TRIM(LEFT([.D397];[.E397]-1))" office:value-type="string" office:string-value="כלכלה ניהולית">
            <text:p>כלכלה ניהולית</text:p>
          </table:table-cell>
          <table:table-cell table:formula="oooc:=LEFT(RIGHT([.D397];6);5)" office:value-type="string" office:string-value="10426">
            <text:p>1042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7];&quot;'&quot;;&quot;''&quot;)" office:value-type="string" office:string-value="כלכלה ניהולית">
            <text:p>כלכלה ניהולית</text:p>
          </table:table-cell>
          <table:table-cell table:formula="oooc:=&quot;INSERT INTO Modules (Id, Name, DepartmentId,Points,ModuleTypeId) VALUES (&quot;&amp;[.G397]&amp;&quot;,N'&quot;&amp;[.K397]&amp;&quot;','&quot;&amp;[.J397]&amp;&quot;', 6, '&quot; &amp; [.M397] &amp; &quot;')&quot;" office:value-type="string" office:string-value="INSERT INTO Modules (Id, Name, DepartmentId,Points,ModuleTypeId) VALUES (10426,N'כלכלה ניהולית','C2613D27-3520-43FC-B118-5734704359B8', 6, 'A8ED06D7-DFC5-4E57-86BD-CA4EE3E0F370')">
            <text:p>INSERT INTO Modules (Id, Name, DepartmentId,Points,ModuleTypeId) VALUES (10426,N'כלכלה ניהולית','C2613D27-3520-43FC-B118-5734704359B8', 6, 'A8ED06D7-DFC5-4E57-86BD-CA4EE3E0F370')</text:p>
          </table:table-cell>
          <table:table-cell table:formula="oooc:=IF([.I397]=[.$O$5];[.$P$6];IF(ISERR(FIND([.$O$6];[.K397])) = 0;[.$P$5];IF(ISERR(FIND([.$O$7];[.K39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כנון כוח אדם בכלים סטטיסטיים (13016) [Note 7] <text:s/></text:p>
          </table:table-cell>
          <table:table-cell table:formula="oooc:=FIND(&quot;[Note&quot;;[.A398])" office:value-type="float" office:value="39">
            <text:p>39</text:p>
          </table:table-cell>
          <table:table-cell table:formula="oooc:=IF(ISERR([.B398]);LEN([.A398]);[.B398]-1)" office:value-type="float" office:value="38">
            <text:p>38</text:p>
          </table:table-cell>
          <table:table-cell table:formula="oooc:=TRIM(LEFT([.A398];[.C398]))" office:value-type="string" office:string-value="תכנון כוח אדם בכלים סטטיסטיים (13016)">
            <text:p>תכנון כוח אדם בכלים סטטיסטיים (13016)</text:p>
          </table:table-cell>
          <table:table-cell table:formula="oooc:=FIND(&quot;(&quot;;[.D398])" office:value-type="float" office:value="31">
            <text:p>31</text:p>
          </table:table-cell>
          <table:table-cell table:formula="oooc:=TRIM(LEFT([.D398];[.E398]-1))" office:value-type="string" office:string-value="תכנון כוח אדם בכלים סטטיסטיים">
            <text:p>תכנון כוח אדם בכלים סטטיסטיים</text:p>
          </table:table-cell>
          <table:table-cell table:formula="oooc:=LEFT(RIGHT([.D398];6);5)" office:value-type="string" office:string-value="13016">
            <text:p>1301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8];&quot;'&quot;;&quot;''&quot;)" office:value-type="string" office:string-value="תכנון כוח אדם בכלים סטטיסטיים">
            <text:p>תכנון כוח אדם בכלים סטטיסטיים</text:p>
          </table:table-cell>
          <table:table-cell table:formula="oooc:=&quot;INSERT INTO Modules (Id, Name, DepartmentId,Points,ModuleTypeId) VALUES (&quot;&amp;[.G398]&amp;&quot;,N'&quot;&amp;[.K398]&amp;&quot;','&quot;&amp;[.J398]&amp;&quot;', 6, '&quot; &amp; [.M398] &amp; &quot;')&quot;" office:value-type="string" office:string-value="INSERT INTO Modules (Id, Name, DepartmentId,Points,ModuleTypeId) VALUES (13016,N'תכנון כוח אדם בכלים סטטיסטיים','C2613D27-3520-43FC-B118-5734704359B8', 6, 'A8ED06D7-DFC5-4E57-86BD-CA4EE3E0F370')">
            <text:p>INSERT INTO Modules (Id, Name, DepartmentId,Points,ModuleTypeId) VALUES (13016,N'תכנון כוח אדם בכלים סטטיסטיים','C2613D27-3520-43FC-B118-5734704359B8', 6, 'A8ED06D7-DFC5-4E57-86BD-CA4EE3E0F370')</text:p>
          </table:table-cell>
          <table:table-cell table:formula="oooc:=IF([.I398]=[.$O$5];[.$P$6];IF(ISERR(FIND([.$O$6];[.K398])) = 0;[.$P$5];IF(ISERR(FIND([.$O$7];[.K39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קרוכלכלה (10126) [Note 23] <text:s/></text:p>
          </table:table-cell>
          <table:table-cell table:formula="oooc:=FIND(&quot;[Note&quot;;[.A399])" office:value-type="float" office:value="25">
            <text:p>25</text:p>
          </table:table-cell>
          <table:table-cell table:formula="oooc:=IF(ISERR([.B399]);LEN([.A399]);[.B399]-1)" office:value-type="float" office:value="24">
            <text:p>24</text:p>
          </table:table-cell>
          <table:table-cell table:formula="oooc:=TRIM(LEFT([.A399];[.C399]))" office:value-type="string" office:string-value="מבוא למקרוכלכלה (10126)">
            <text:p>מבוא למקרוכלכלה (10126)</text:p>
          </table:table-cell>
          <table:table-cell table:formula="oooc:=FIND(&quot;(&quot;;[.D399])" office:value-type="float" office:value="17">
            <text:p>17</text:p>
          </table:table-cell>
          <table:table-cell table:formula="oooc:=TRIM(LEFT([.D399];[.E399]-1))" office:value-type="string" office:string-value="מבוא למקרוכלכלה">
            <text:p>מבוא למקרוכלכלה</text:p>
          </table:table-cell>
          <table:table-cell table:formula="oooc:=LEFT(RIGHT([.D399];6);5)" office:value-type="string" office:string-value="10126">
            <text:p>1012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399];&quot;'&quot;;&quot;''&quot;)" office:value-type="string" office:string-value="מבוא למקרוכלכלה">
            <text:p>מבוא למקרוכלכלה</text:p>
          </table:table-cell>
          <table:table-cell table:formula="oooc:=&quot;INSERT INTO Modules (Id, Name, DepartmentId,Points,ModuleTypeId) VALUES (&quot;&amp;[.G399]&amp;&quot;,N'&quot;&amp;[.K399]&amp;&quot;','&quot;&amp;[.J399]&amp;&quot;', 6, '&quot; &amp; [.M399] &amp; &quot;')&quot;" office:value-type="string" office:string-value="INSERT INTO Modules (Id, Name, DepartmentId,Points,ModuleTypeId) VALUES (10126,N'מבוא למקרוכלכלה','C2613D27-3520-43FC-B118-5734704359B8', 6, 'A8ED06D7-DFC5-4E57-86BD-CA4EE3E0F370')">
            <text:p>INSERT INTO Modules (Id, Name, DepartmentId,Points,ModuleTypeId) VALUES (10126,N'מבוא למקרוכלכלה','C2613D27-3520-43FC-B118-5734704359B8', 6, 'A8ED06D7-DFC5-4E57-86BD-CA4EE3E0F370')</text:p>
          </table:table-cell>
          <table:table-cell table:formula="oooc:=IF([.I399]=[.$O$5];[.$P$6];IF(ISERR(FIND([.$O$6];[.K399])) = 0;[.$P$5];IF(ISERR(FIND([.$O$7];[.K39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במשפט העברי (10229)</text:p>
          </table:table-cell>
          <table:table-cell table:formula="oooc:=FIND(&quot;[Note&quot;;[.A400])" office:value-type="float" office:value="0">
            <text:p>#VALUE!</text:p>
          </table:table-cell>
          <table:table-cell table:formula="oooc:=IF(ISERR([.B400]);LEN([.A400]);[.B400]-1)" office:value-type="float" office:value="26">
            <text:p>26</text:p>
          </table:table-cell>
          <table:table-cell table:formula="oooc:=TRIM(LEFT([.A400];[.C400]))" office:value-type="string" office:string-value="סוגיות במשפט העברי (10229)">
            <text:p>סוגיות במשפט העברי (10229)</text:p>
          </table:table-cell>
          <table:table-cell table:formula="oooc:=FIND(&quot;(&quot;;[.D400])" office:value-type="float" office:value="20">
            <text:p>20</text:p>
          </table:table-cell>
          <table:table-cell table:formula="oooc:=TRIM(LEFT([.D400];[.E400]-1))" office:value-type="string" office:string-value="סוגיות במשפט העברי">
            <text:p>סוגיות במשפט העברי</text:p>
          </table:table-cell>
          <table:table-cell table:formula="oooc:=LEFT(RIGHT([.D400];6);5)" office:value-type="string" office:string-value="10229">
            <text:p>1022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0];&quot;'&quot;;&quot;''&quot;)" office:value-type="string" office:string-value="סוגיות במשפט העברי">
            <text:p>סוגיות במשפט העברי</text:p>
          </table:table-cell>
          <table:table-cell table:formula="oooc:=&quot;INSERT INTO Modules (Id, Name, DepartmentId,Points,ModuleTypeId) VALUES (&quot;&amp;[.G400]&amp;&quot;,N'&quot;&amp;[.K400]&amp;&quot;','&quot;&amp;[.J400]&amp;&quot;', 6, '&quot; &amp; [.M400] &amp; &quot;')&quot;" office:value-type="string" office:string-value="INSERT INTO Modules (Id, Name, DepartmentId,Points,ModuleTypeId) VALUES (10229,N'סוגיות במשפט העברי','C2613D27-3520-43FC-B118-5734704359B8', 6, 'A8ED06D7-DFC5-4E57-86BD-CA4EE3E0F370')">
            <text:p>INSERT INTO Modules (Id, Name, DepartmentId,Points,ModuleTypeId) VALUES (10229,N'סוגיות במשפט העברי','C2613D27-3520-43FC-B118-5734704359B8', 6, 'A8ED06D7-DFC5-4E57-86BD-CA4EE3E0F370')</text:p>
          </table:table-cell>
          <table:table-cell table:formula="oooc:=IF([.I400]=[.$O$5];[.$P$6];IF(ISERR(FIND([.$O$6];[.K400])) = 0;[.$P$5];IF(ISERR(FIND([.$O$7];[.K40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תמטיקה למוסמך במינהל עסקים - אלגברה (91416) [Note 32] <text:s/></text:p>
          </table:table-cell>
          <table:table-cell table:formula="oooc:=FIND(&quot;[Note&quot;;[.A401])" office:value-type="float" office:value="46">
            <text:p>46</text:p>
          </table:table-cell>
          <table:table-cell table:formula="oooc:=IF(ISERR([.B401]);LEN([.A401]);[.B401]-1)" office:value-type="float" office:value="45">
            <text:p>45</text:p>
          </table:table-cell>
          <table:table-cell table:formula="oooc:=TRIM(LEFT([.A401];[.C401]))" office:value-type="string" office:string-value="מתמטיקה למוסמך במינהל עסקים - אלגברה (91416)">
            <text:p>מתמטיקה למוסמך במינהל עסקים - אלגברה (91416)</text:p>
          </table:table-cell>
          <table:table-cell table:formula="oooc:=FIND(&quot;(&quot;;[.D401])" office:value-type="float" office:value="38">
            <text:p>38</text:p>
          </table:table-cell>
          <table:table-cell table:formula="oooc:=TRIM(LEFT([.D401];[.E401]-1))" office:value-type="string" office:string-value="מתמטיקה למוסמך במינהל עסקים - אלגברה">
            <text:p>מתמטיקה למוסמך במינהל עסקים - אלגברה</text:p>
          </table:table-cell>
          <table:table-cell table:formula="oooc:=LEFT(RIGHT([.D401];6);5)" office:value-type="string" office:string-value="91416">
            <text:p>9141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1];&quot;'&quot;;&quot;''&quot;)" office:value-type="string" office:string-value="מתמטיקה למוסמך במינהל עסקים - אלגברה">
            <text:p>מתמטיקה למוסמך במינהל עסקים - אלגברה</text:p>
          </table:table-cell>
          <table:table-cell table:formula="oooc:=&quot;INSERT INTO Modules (Id, Name, DepartmentId,Points,ModuleTypeId) VALUES (&quot;&amp;[.G401]&amp;&quot;,N'&quot;&amp;[.K401]&amp;&quot;','&quot;&amp;[.J401]&amp;&quot;', 6, '&quot; &amp; [.M401] &amp; &quot;')&quot;" office:value-type="string" office:string-value="INSERT INTO Modules (Id, Name, DepartmentId,Points,ModuleTypeId) VALUES (91416,N'מתמטיקה למוסמך במינהל עסקים - אלגברה','C2613D27-3520-43FC-B118-5734704359B8', 6, 'A8ED06D7-DFC5-4E57-86BD-CA4EE3E0F370')">
            <text:p>INSERT INTO Modules (Id, Name, DepartmentId,Points,ModuleTypeId) VALUES (91416,N'מתמטיקה למוסמך במינהל עסקים - אלגברה','C2613D27-3520-43FC-B118-5734704359B8', 6, 'A8ED06D7-DFC5-4E57-86BD-CA4EE3E0F370')</text:p>
          </table:table-cell>
          <table:table-cell table:formula="oooc:=IF([.I401]=[.$O$5];[.$P$6];IF(ISERR(FIND([.$O$6];[.K401])) = 0;[.$P$5];IF(ISERR(FIND([.$O$7];[.K40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משאבי אנוש (10279)</text:p>
          </table:table-cell>
          <table:table-cell table:formula="oooc:=FIND(&quot;[Note&quot;;[.A402])" office:value-type="float" office:value="0">
            <text:p>#VALUE!</text:p>
          </table:table-cell>
          <table:table-cell table:formula="oooc:=IF(ISERR([.B402]);LEN([.A402]);[.B402]-1)" office:value-type="float" office:value="24">
            <text:p>24</text:p>
          </table:table-cell>
          <table:table-cell table:formula="oooc:=TRIM(LEFT([.A402];[.C402]))" office:value-type="string" office:string-value="ניהול משאבי אנוש (10279)">
            <text:p>ניהול משאבי אנוש (10279)</text:p>
          </table:table-cell>
          <table:table-cell table:formula="oooc:=FIND(&quot;(&quot;;[.D402])" office:value-type="float" office:value="18">
            <text:p>18</text:p>
          </table:table-cell>
          <table:table-cell table:formula="oooc:=TRIM(LEFT([.D402];[.E402]-1))" office:value-type="string" office:string-value="ניהול משאבי אנוש">
            <text:p>ניהול משאבי אנוש</text:p>
          </table:table-cell>
          <table:table-cell table:formula="oooc:=LEFT(RIGHT([.D402];6);5)" office:value-type="string" office:string-value="10279">
            <text:p>1027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2];&quot;'&quot;;&quot;''&quot;)" office:value-type="string" office:string-value="ניהול משאבי אנוש">
            <text:p>ניהול משאבי אנוש</text:p>
          </table:table-cell>
          <table:table-cell table:formula="oooc:=&quot;INSERT INTO Modules (Id, Name, DepartmentId,Points,ModuleTypeId) VALUES (&quot;&amp;[.G402]&amp;&quot;,N'&quot;&amp;[.K402]&amp;&quot;','&quot;&amp;[.J402]&amp;&quot;', 6, '&quot; &amp; [.M402] &amp; &quot;')&quot;" office:value-type="string" office:string-value="INSERT INTO Modules (Id, Name, DepartmentId,Points,ModuleTypeId) VALUES (10279,N'ניהול משאבי אנוש','C2613D27-3520-43FC-B118-5734704359B8', 6, 'A8ED06D7-DFC5-4E57-86BD-CA4EE3E0F370')">
            <text:p>INSERT INTO Modules (Id, Name, DepartmentId,Points,ModuleTypeId) VALUES (10279,N'ניהול משאבי אנוש','C2613D27-3520-43FC-B118-5734704359B8', 6, 'A8ED06D7-DFC5-4E57-86BD-CA4EE3E0F370')</text:p>
          </table:table-cell>
          <table:table-cell table:formula="oooc:=IF([.I402]=[.$O$5];[.$P$6];IF(ISERR(FIND([.$O$6];[.K402])) = 0;[.$P$5];IF(ISERR(FIND([.$O$7];[.K40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קורת חשבונות (10705)</text:p>
          </table:table-cell>
          <table:table-cell table:formula="oooc:=FIND(&quot;[Note&quot;;[.A403])" office:value-type="float" office:value="0">
            <text:p>#VALUE!</text:p>
          </table:table-cell>
          <table:table-cell table:formula="oooc:=IF(ISERR([.B403]);LEN([.A403]);[.B403]-1)" office:value-type="float" office:value="22">
            <text:p>22</text:p>
          </table:table-cell>
          <table:table-cell table:formula="oooc:=TRIM(LEFT([.A403];[.C403]))" office:value-type="string" office:string-value="ביקורת חשבונות (10705)">
            <text:p>ביקורת חשבונות (10705)</text:p>
          </table:table-cell>
          <table:table-cell table:formula="oooc:=FIND(&quot;(&quot;;[.D403])" office:value-type="float" office:value="16">
            <text:p>16</text:p>
          </table:table-cell>
          <table:table-cell table:formula="oooc:=TRIM(LEFT([.D403];[.E403]-1))" office:value-type="string" office:string-value="ביקורת חשבונות">
            <text:p>ביקורת חשבונות</text:p>
          </table:table-cell>
          <table:table-cell table:formula="oooc:=LEFT(RIGHT([.D403];6);5)" office:value-type="string" office:string-value="10705">
            <text:p>1070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3];&quot;'&quot;;&quot;''&quot;)" office:value-type="string" office:string-value="ביקורת חשבונות">
            <text:p>ביקורת חשבונות</text:p>
          </table:table-cell>
          <table:table-cell table:formula="oooc:=&quot;INSERT INTO Modules (Id, Name, DepartmentId,Points,ModuleTypeId) VALUES (&quot;&amp;[.G403]&amp;&quot;,N'&quot;&amp;[.K403]&amp;&quot;','&quot;&amp;[.J403]&amp;&quot;', 6, '&quot; &amp; [.M403] &amp; &quot;')&quot;" office:value-type="string" office:string-value="INSERT INTO Modules (Id, Name, DepartmentId,Points,ModuleTypeId) VALUES (10705,N'ביקורת חשבונות','C2613D27-3520-43FC-B118-5734704359B8', 6, 'A8ED06D7-DFC5-4E57-86BD-CA4EE3E0F370')">
            <text:p>INSERT INTO Modules (Id, Name, DepartmentId,Points,ModuleTypeId) VALUES (10705,N'ביקורת חשבונות','C2613D27-3520-43FC-B118-5734704359B8', 6, 'A8ED06D7-DFC5-4E57-86BD-CA4EE3E0F370')</text:p>
          </table:table-cell>
          <table:table-cell table:formula="oooc:=IF([.I403]=[.$O$5];[.$P$6];IF(ISERR(FIND([.$O$6];[.K403])) = 0;[.$P$5];IF(ISERR(FIND([.$O$7];[.K40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כלכלת ישראל (10665) [Note 24] <text:s/>[Note 28] <text:s/>[Note 58] <text:s/></text:p>
          </table:table-cell>
          <table:table-cell table:formula="oooc:=FIND(&quot;[Note&quot;;[.A404])" office:value-type="float" office:value="21">
            <text:p>21</text:p>
          </table:table-cell>
          <table:table-cell table:formula="oooc:=IF(ISERR([.B404]);LEN([.A404]);[.B404]-1)" office:value-type="float" office:value="20">
            <text:p>20</text:p>
          </table:table-cell>
          <table:table-cell table:formula="oooc:=TRIM(LEFT([.A404];[.C404]))" office:value-type="string" office:string-value="כלכלת ישראל (10665)">
            <text:p>כלכלת ישראל (10665)</text:p>
          </table:table-cell>
          <table:table-cell table:formula="oooc:=FIND(&quot;(&quot;;[.D404])" office:value-type="float" office:value="13">
            <text:p>13</text:p>
          </table:table-cell>
          <table:table-cell table:formula="oooc:=TRIM(LEFT([.D404];[.E404]-1))" office:value-type="string" office:string-value="כלכלת ישראל">
            <text:p>כלכלת ישראל</text:p>
          </table:table-cell>
          <table:table-cell table:formula="oooc:=LEFT(RIGHT([.D404];6);5)" office:value-type="string" office:string-value="10665">
            <text:p>1066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4];&quot;'&quot;;&quot;''&quot;)" office:value-type="string" office:string-value="כלכלת ישראל">
            <text:p>כלכלת ישראל</text:p>
          </table:table-cell>
          <table:table-cell table:formula="oooc:=&quot;INSERT INTO Modules (Id, Name, DepartmentId,Points,ModuleTypeId) VALUES (&quot;&amp;[.G404]&amp;&quot;,N'&quot;&amp;[.K404]&amp;&quot;','&quot;&amp;[.J404]&amp;&quot;', 6, '&quot; &amp; [.M404] &amp; &quot;')&quot;" office:value-type="string" office:string-value="INSERT INTO Modules (Id, Name, DepartmentId,Points,ModuleTypeId) VALUES (10665,N'כלכלת ישראל','C2613D27-3520-43FC-B118-5734704359B8', 6, 'A8ED06D7-DFC5-4E57-86BD-CA4EE3E0F370')">
            <text:p>INSERT INTO Modules (Id, Name, DepartmentId,Points,ModuleTypeId) VALUES (10665,N'כלכלת ישראל','C2613D27-3520-43FC-B118-5734704359B8', 6, 'A8ED06D7-DFC5-4E57-86BD-CA4EE3E0F370')</text:p>
          </table:table-cell>
          <table:table-cell table:formula="oooc:=IF([.I404]=[.$O$5];[.$P$6];IF(ISERR(FIND([.$O$6];[.K404])) = 0;[.$P$5];IF(ISERR(FIND([.$O$7];[.K40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המינהל הציבורי (10437) [Note 58] <text:s/></text:p>
          </table:table-cell>
          <table:table-cell table:formula="oooc:=FIND(&quot;[Note&quot;;[.A405])" office:value-type="float" office:value="31">
            <text:p>31</text:p>
          </table:table-cell>
          <table:table-cell table:formula="oooc:=IF(ISERR([.B405]);LEN([.A405]);[.B405]-1)" office:value-type="float" office:value="30">
            <text:p>30</text:p>
          </table:table-cell>
          <table:table-cell table:formula="oooc:=TRIM(LEFT([.A405];[.C405]))" office:value-type="string" office:string-value="יסודות המינהל הציבורי (10437)">
            <text:p>יסודות המינהל הציבורי (10437)</text:p>
          </table:table-cell>
          <table:table-cell table:formula="oooc:=FIND(&quot;(&quot;;[.D405])" office:value-type="float" office:value="23">
            <text:p>23</text:p>
          </table:table-cell>
          <table:table-cell table:formula="oooc:=TRIM(LEFT([.D405];[.E405]-1))" office:value-type="string" office:string-value="יסודות המינהל הציבורי">
            <text:p>יסודות המינהל הציבורי</text:p>
          </table:table-cell>
          <table:table-cell table:formula="oooc:=LEFT(RIGHT([.D405];6);5)" office:value-type="string" office:string-value="10437">
            <text:p>10437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5];&quot;'&quot;;&quot;''&quot;)" office:value-type="string" office:string-value="יסודות המינהל הציבורי">
            <text:p>יסודות המינהל הציבורי</text:p>
          </table:table-cell>
          <table:table-cell table:formula="oooc:=&quot;INSERT INTO Modules (Id, Name, DepartmentId,Points,ModuleTypeId) VALUES (&quot;&amp;[.G405]&amp;&quot;,N'&quot;&amp;[.K405]&amp;&quot;','&quot;&amp;[.J405]&amp;&quot;', 6, '&quot; &amp; [.M405] &amp; &quot;')&quot;" office:value-type="string" office:string-value="INSERT INTO Modules (Id, Name, DepartmentId,Points,ModuleTypeId) VALUES (10437,N'יסודות המינהל הציבורי','C2613D27-3520-43FC-B118-5734704359B8', 6, 'A8ED06D7-DFC5-4E57-86BD-CA4EE3E0F370')">
            <text:p>INSERT INTO Modules (Id, Name, DepartmentId,Points,ModuleTypeId) VALUES (10437,N'יסודות המינהל הציבורי','C2613D27-3520-43FC-B118-5734704359B8', 6, 'A8ED06D7-DFC5-4E57-86BD-CA4EE3E0F370')</text:p>
          </table:table-cell>
          <table:table-cell table:formula="oooc:=IF([.I405]=[.$O$5];[.$P$6];IF(ISERR(FIND([.$O$6];[.K405])) = 0;[.$P$5];IF(ISERR(FIND([.$O$7];[.K40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מיקום (13026) [Note 58] <text:s/></text:p>
          </table:table-cell>
          <table:table-cell table:formula="oooc:=FIND(&quot;[Note&quot;;[.A406])" office:value-type="float" office:value="21">
            <text:p>21</text:p>
          </table:table-cell>
          <table:table-cell table:formula="oooc:=IF(ISERR([.B406]);LEN([.A406]);[.B406]-1)" office:value-type="float" office:value="20">
            <text:p>20</text:p>
          </table:table-cell>
          <table:table-cell table:formula="oooc:=TRIM(LEFT([.A406];[.C406]))" office:value-type="string" office:string-value="תורת המיקום (13026)">
            <text:p>תורת המיקום (13026)</text:p>
          </table:table-cell>
          <table:table-cell table:formula="oooc:=FIND(&quot;(&quot;;[.D406])" office:value-type="float" office:value="13">
            <text:p>13</text:p>
          </table:table-cell>
          <table:table-cell table:formula="oooc:=TRIM(LEFT([.D406];[.E406]-1))" office:value-type="string" office:string-value="תורת המיקום">
            <text:p>תורת המיקום</text:p>
          </table:table-cell>
          <table:table-cell table:formula="oooc:=LEFT(RIGHT([.D406];6);5)" office:value-type="string" office:string-value="13026">
            <text:p>1302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6];&quot;'&quot;;&quot;''&quot;)" office:value-type="string" office:string-value="תורת המיקום">
            <text:p>תורת המיקום</text:p>
          </table:table-cell>
          <table:table-cell table:formula="oooc:=&quot;INSERT INTO Modules (Id, Name, DepartmentId,Points,ModuleTypeId) VALUES (&quot;&amp;[.G406]&amp;&quot;,N'&quot;&amp;[.K406]&amp;&quot;','&quot;&amp;[.J406]&amp;&quot;', 6, '&quot; &amp; [.M406] &amp; &quot;')&quot;" office:value-type="string" office:string-value="INSERT INTO Modules (Id, Name, DepartmentId,Points,ModuleTypeId) VALUES (13026,N'תורת המיקום','C2613D27-3520-43FC-B118-5734704359B8', 6, 'A8ED06D7-DFC5-4E57-86BD-CA4EE3E0F370')">
            <text:p>INSERT INTO Modules (Id, Name, DepartmentId,Points,ModuleTypeId) VALUES (13026,N'תורת המיקום','C2613D27-3520-43FC-B118-5734704359B8', 6, 'A8ED06D7-DFC5-4E57-86BD-CA4EE3E0F370')</text:p>
          </table:table-cell>
          <table:table-cell table:formula="oooc:=IF([.I406]=[.$O$5];[.$P$6];IF(ISERR(FIND([.$O$6];[.K406])) = 0;[.$P$5];IF(ISERR(FIND([.$O$7];[.K40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התפעול II (10688)</text:p>
          </table:table-cell>
          <table:table-cell table:formula="oooc:=FIND(&quot;[Note&quot;;[.A407])" office:value-type="float" office:value="0">
            <text:p>#VALUE!</text:p>
          </table:table-cell>
          <table:table-cell table:formula="oooc:=IF(ISERR([.B407]);LEN([.A407]);[.B407]-1)" office:value-type="float" office:value="23">
            <text:p>23</text:p>
          </table:table-cell>
          <table:table-cell table:formula="oooc:=TRIM(LEFT([.A407];[.C407]))" office:value-type="string" office:string-value="ניהול התפעול II (10688)">
            <text:p>ניהול התפעול II (10688)</text:p>
          </table:table-cell>
          <table:table-cell table:formula="oooc:=FIND(&quot;(&quot;;[.D407])" office:value-type="float" office:value="17">
            <text:p>17</text:p>
          </table:table-cell>
          <table:table-cell table:formula="oooc:=TRIM(LEFT([.D407];[.E407]-1))" office:value-type="string" office:string-value="ניהול התפעול II">
            <text:p>ניהול התפעול II</text:p>
          </table:table-cell>
          <table:table-cell table:formula="oooc:=LEFT(RIGHT([.D407];6);5)" office:value-type="string" office:string-value="10688">
            <text:p>10688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7];&quot;'&quot;;&quot;''&quot;)" office:value-type="string" office:string-value="ניהול התפעול II">
            <text:p>ניהול התפעול II</text:p>
          </table:table-cell>
          <table:table-cell table:formula="oooc:=&quot;INSERT INTO Modules (Id, Name, DepartmentId,Points,ModuleTypeId) VALUES (&quot;&amp;[.G407]&amp;&quot;,N'&quot;&amp;[.K407]&amp;&quot;','&quot;&amp;[.J407]&amp;&quot;', 6, '&quot; &amp; [.M407] &amp; &quot;')&quot;" office:value-type="string" office:string-value="INSERT INTO Modules (Id, Name, DepartmentId,Points,ModuleTypeId) VALUES (10688,N'ניהול התפעול II','C2613D27-3520-43FC-B118-5734704359B8', 6, 'A8ED06D7-DFC5-4E57-86BD-CA4EE3E0F370')">
            <text:p>INSERT INTO Modules (Id, Name, DepartmentId,Points,ModuleTypeId) VALUES (10688,N'ניהול התפעול II','C2613D27-3520-43FC-B118-5734704359B8', 6, 'A8ED06D7-DFC5-4E57-86BD-CA4EE3E0F370')</text:p>
          </table:table-cell>
          <table:table-cell table:formula="oooc:=IF([.I407]=[.$O$5];[.$P$6];IF(ISERR(FIND([.$O$6];[.K407])) = 0;[.$P$5];IF(ISERR(FIND([.$O$7];[.K40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פוט והערכה בתנאי אי-ודאות לנהול וכלכלה (10522) [Note 5] <text:s/>[Note 22] <text:s/>[Note 24] <text:s/>[Note 59] <text:s/></text:p>
          </table:table-cell>
          <table:table-cell table:formula="oooc:=FIND(&quot;[Note&quot;;[.A408])" office:value-type="float" office:value="50">
            <text:p>50</text:p>
          </table:table-cell>
          <table:table-cell table:formula="oooc:=IF(ISERR([.B408]);LEN([.A408]);[.B408]-1)" office:value-type="float" office:value="49">
            <text:p>49</text:p>
          </table:table-cell>
          <table:table-cell table:formula="oooc:=TRIM(LEFT([.A408];[.C408]))" office:value-type="string" office:string-value="שיפוט והערכה בתנאי אי-ודאות לנהול וכלכלה (10522)">
            <text:p>שיפוט והערכה בתנאי אי-ודאות לנהול וכלכלה (10522)</text:p>
          </table:table-cell>
          <table:table-cell table:formula="oooc:=FIND(&quot;(&quot;;[.D408])" office:value-type="float" office:value="42">
            <text:p>42</text:p>
          </table:table-cell>
          <table:table-cell table:formula="oooc:=TRIM(LEFT([.D408];[.E408]-1))" office:value-type="string" office:string-value="שיפוט והערכה בתנאי אי-ודאות לנהול וכלכלה">
            <text:p>שיפוט והערכה בתנאי אי-ודאות לנהול וכלכלה</text:p>
          </table:table-cell>
          <table:table-cell table:formula="oooc:=LEFT(RIGHT([.D408];6);5)" office:value-type="string" office:string-value="10522">
            <text:p>10522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8];&quot;'&quot;;&quot;''&quot;)" office:value-type="string" office:string-value="שיפוט והערכה בתנאי אי-ודאות לנהול וכלכלה">
            <text:p>שיפוט והערכה בתנאי אי-ודאות לנהול וכלכלה</text:p>
          </table:table-cell>
          <table:table-cell table:formula="oooc:=&quot;INSERT INTO Modules (Id, Name, DepartmentId,Points,ModuleTypeId) VALUES (&quot;&amp;[.G408]&amp;&quot;,N'&quot;&amp;[.K408]&amp;&quot;','&quot;&amp;[.J408]&amp;&quot;', 6, '&quot; &amp; [.M408] &amp; &quot;')&quot;" office:value-type="string" office:string-value="INSERT INTO Modules (Id, Name, DepartmentId,Points,ModuleTypeId) VALUES (10522,N'שיפוט והערכה בתנאי אי-ודאות לנהול וכלכלה','C2613D27-3520-43FC-B118-5734704359B8', 6, 'A8ED06D7-DFC5-4E57-86BD-CA4EE3E0F370')">
            <text:p>INSERT INTO Modules (Id, Name, DepartmentId,Points,ModuleTypeId) VALUES (10522,N'שיפוט והערכה בתנאי אי-ודאות לנהול וכלכלה','C2613D27-3520-43FC-B118-5734704359B8', 6, 'A8ED06D7-DFC5-4E57-86BD-CA4EE3E0F370')</text:p>
          </table:table-cell>
          <table:table-cell table:formula="oooc:=IF([.I408]=[.$O$5];[.$P$6];IF(ISERR(FIND([.$O$6];[.K408])) = 0;[.$P$5];IF(ISERR(FIND([.$O$7];[.K40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פרויקטים למינהל עסקים (13032) [Note 58] <text:s/></text:p>
          </table:table-cell>
          <table:table-cell table:formula="oooc:=FIND(&quot;[Note&quot;;[.A409])" office:value-type="float" office:value="37">
            <text:p>37</text:p>
          </table:table-cell>
          <table:table-cell table:formula="oooc:=IF(ISERR([.B409]);LEN([.A409]);[.B409]-1)" office:value-type="float" office:value="36">
            <text:p>36</text:p>
          </table:table-cell>
          <table:table-cell table:formula="oooc:=TRIM(LEFT([.A409];[.C409]))" office:value-type="string" office:string-value="ניהול פרויקטים למינהל עסקים (13032)">
            <text:p>ניהול פרויקטים למינהל עסקים (13032)</text:p>
          </table:table-cell>
          <table:table-cell table:formula="oooc:=FIND(&quot;(&quot;;[.D409])" office:value-type="float" office:value="29">
            <text:p>29</text:p>
          </table:table-cell>
          <table:table-cell table:formula="oooc:=TRIM(LEFT([.D409];[.E409]-1))" office:value-type="string" office:string-value="ניהול פרויקטים למינהל עסקים">
            <text:p>ניהול פרויקטים למינהל עסקים</text:p>
          </table:table-cell>
          <table:table-cell table:formula="oooc:=LEFT(RIGHT([.D409];6);5)" office:value-type="string" office:string-value="13032">
            <text:p>13032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09];&quot;'&quot;;&quot;''&quot;)" office:value-type="string" office:string-value="ניהול פרויקטים למינהל עסקים">
            <text:p>ניהול פרויקטים למינהל עסקים</text:p>
          </table:table-cell>
          <table:table-cell table:formula="oooc:=&quot;INSERT INTO Modules (Id, Name, DepartmentId,Points,ModuleTypeId) VALUES (&quot;&amp;[.G409]&amp;&quot;,N'&quot;&amp;[.K409]&amp;&quot;','&quot;&amp;[.J409]&amp;&quot;', 6, '&quot; &amp; [.M409] &amp; &quot;')&quot;" office:value-type="string" office:string-value="INSERT INTO Modules (Id, Name, DepartmentId,Points,ModuleTypeId) VALUES (13032,N'ניהול פרויקטים למינהל עסקים','C2613D27-3520-43FC-B118-5734704359B8', 6, 'A8ED06D7-DFC5-4E57-86BD-CA4EE3E0F370')">
            <text:p>INSERT INTO Modules (Id, Name, DepartmentId,Points,ModuleTypeId) VALUES (13032,N'ניהול פרויקטים למינהל עסקים','C2613D27-3520-43FC-B118-5734704359B8', 6, 'A8ED06D7-DFC5-4E57-86BD-CA4EE3E0F370')</text:p>
          </table:table-cell>
          <table:table-cell table:formula="oooc:=IF([.I409]=[.$O$5];[.$P$6];IF(ISERR(FIND([.$O$6];[.K409])) = 0;[.$P$5];IF(ISERR(FIND([.$O$7];[.K40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ישומי אקונומטריקה בניהול (13029)</text:p>
          </table:table-cell>
          <table:table-cell table:formula="oooc:=FIND(&quot;[Note&quot;;[.A410])" office:value-type="float" office:value="0">
            <text:p>#VALUE!</text:p>
          </table:table-cell>
          <table:table-cell table:formula="oooc:=IF(ISERR([.B410]);LEN([.A410]);[.B410]-1)" office:value-type="float" office:value="33">
            <text:p>33</text:p>
          </table:table-cell>
          <table:table-cell table:formula="oooc:=TRIM(LEFT([.A410];[.C410]))" office:value-type="string" office:string-value="יישומי אקונומטריקה בניהול (13029)">
            <text:p>יישומי אקונומטריקה בניהול (13029)</text:p>
          </table:table-cell>
          <table:table-cell table:formula="oooc:=FIND(&quot;(&quot;;[.D410])" office:value-type="float" office:value="27">
            <text:p>27</text:p>
          </table:table-cell>
          <table:table-cell table:formula="oooc:=TRIM(LEFT([.D410];[.E410]-1))" office:value-type="string" office:string-value="יישומי אקונומטריקה בניהול">
            <text:p>יישומי אקונומטריקה בניהול</text:p>
          </table:table-cell>
          <table:table-cell table:formula="oooc:=LEFT(RIGHT([.D410];6);5)" office:value-type="string" office:string-value="13029">
            <text:p>1302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0];&quot;'&quot;;&quot;''&quot;)" office:value-type="string" office:string-value="יישומי אקונומטריקה בניהול">
            <text:p>יישומי אקונומטריקה בניהול</text:p>
          </table:table-cell>
          <table:table-cell table:formula="oooc:=&quot;INSERT INTO Modules (Id, Name, DepartmentId,Points,ModuleTypeId) VALUES (&quot;&amp;[.G410]&amp;&quot;,N'&quot;&amp;[.K410]&amp;&quot;','&quot;&amp;[.J410]&amp;&quot;', 6, '&quot; &amp; [.M410] &amp; &quot;')&quot;" office:value-type="string" office:string-value="INSERT INTO Modules (Id, Name, DepartmentId,Points,ModuleTypeId) VALUES (13029,N'יישומי אקונומטריקה בניהול','C2613D27-3520-43FC-B118-5734704359B8', 6, 'A8ED06D7-DFC5-4E57-86BD-CA4EE3E0F370')">
            <text:p>INSERT INTO Modules (Id, Name, DepartmentId,Points,ModuleTypeId) VALUES (13029,N'יישומי אקונומטריקה בניהול','C2613D27-3520-43FC-B118-5734704359B8', 6, 'A8ED06D7-DFC5-4E57-86BD-CA4EE3E0F370')</text:p>
          </table:table-cell>
          <table:table-cell table:formula="oooc:=IF([.I410]=[.$O$5];[.$P$6];IF(ISERR(FIND([.$O$6];[.K410])) = 0;[.$P$5];IF(ISERR(FIND([.$O$7];[.K41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הנדסת תעשייה (10163) [Note 58] <text:s/></text:p>
          </table:table-cell>
          <table:table-cell table:formula="oooc:=FIND(&quot;[Note&quot;;[.A411])" office:value-type="float" office:value="28">
            <text:p>28</text:p>
          </table:table-cell>
          <table:table-cell table:formula="oooc:=IF(ISERR([.B411]);LEN([.A411]);[.B411]-1)" office:value-type="float" office:value="27">
            <text:p>27</text:p>
          </table:table-cell>
          <table:table-cell table:formula="oooc:=TRIM(LEFT([.A411];[.C411]))" office:value-type="string" office:string-value="מבוא להנדסת תעשייה (10163)">
            <text:p>מבוא להנדסת תעשייה (10163)</text:p>
          </table:table-cell>
          <table:table-cell table:formula="oooc:=FIND(&quot;(&quot;;[.D411])" office:value-type="float" office:value="20">
            <text:p>20</text:p>
          </table:table-cell>
          <table:table-cell table:formula="oooc:=TRIM(LEFT([.D411];[.E411]-1))" office:value-type="string" office:string-value="מבוא להנדסת תעשייה">
            <text:p>מבוא להנדסת תעשייה</text:p>
          </table:table-cell>
          <table:table-cell table:formula="oooc:=LEFT(RIGHT([.D411];6);5)" office:value-type="string" office:string-value="10163">
            <text:p>1016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1];&quot;'&quot;;&quot;''&quot;)" office:value-type="string" office:string-value="מבוא להנדסת תעשייה">
            <text:p>מבוא להנדסת תעשייה</text:p>
          </table:table-cell>
          <table:table-cell table:formula="oooc:=&quot;INSERT INTO Modules (Id, Name, DepartmentId,Points,ModuleTypeId) VALUES (&quot;&amp;[.G411]&amp;&quot;,N'&quot;&amp;[.K411]&amp;&quot;','&quot;&amp;[.J411]&amp;&quot;', 6, '&quot; &amp; [.M411] &amp; &quot;')&quot;" office:value-type="string" office:string-value="INSERT INTO Modules (Id, Name, DepartmentId,Points,ModuleTypeId) VALUES (10163,N'מבוא להנדסת תעשייה','C2613D27-3520-43FC-B118-5734704359B8', 6, 'A8ED06D7-DFC5-4E57-86BD-CA4EE3E0F370')">
            <text:p>INSERT INTO Modules (Id, Name, DepartmentId,Points,ModuleTypeId) VALUES (10163,N'מבוא להנדסת תעשייה','C2613D27-3520-43FC-B118-5734704359B8', 6, 'A8ED06D7-DFC5-4E57-86BD-CA4EE3E0F370')</text:p>
          </table:table-cell>
          <table:table-cell table:formula="oooc:=IF([.I411]=[.$O$5];[.$P$6];IF(ISERR(FIND([.$O$6];[.K411])) = 0;[.$P$5];IF(ISERR(FIND([.$O$7];[.K41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והתנהגות ארגונית (13004)</text:p>
          </table:table-cell>
          <table:table-cell table:formula="oooc:=FIND(&quot;[Note&quot;;[.A412])" office:value-type="float" office:value="0">
            <text:p>#VALUE!</text:p>
          </table:table-cell>
          <table:table-cell table:formula="oooc:=IF(ISERR([.B412]);LEN([.A412]);[.B412]-1)" office:value-type="float" office:value="30">
            <text:p>30</text:p>
          </table:table-cell>
          <table:table-cell table:formula="oooc:=TRIM(LEFT([.A412];[.C412]))" office:value-type="string" office:string-value="ניהול והתנהגות ארגונית (13004)">
            <text:p>ניהול והתנהגות ארגונית (13004)</text:p>
          </table:table-cell>
          <table:table-cell table:formula="oooc:=FIND(&quot;(&quot;;[.D412])" office:value-type="float" office:value="24">
            <text:p>24</text:p>
          </table:table-cell>
          <table:table-cell table:formula="oooc:=TRIM(LEFT([.D412];[.E412]-1))" office:value-type="string" office:string-value="ניהול והתנהגות ארגונית">
            <text:p>ניהול והתנהגות ארגונית</text:p>
          </table:table-cell>
          <table:table-cell table:formula="oooc:=LEFT(RIGHT([.D412];6);5)" office:value-type="string" office:string-value="13004">
            <text:p>13004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2];&quot;'&quot;;&quot;''&quot;)" office:value-type="string" office:string-value="ניהול והתנהגות ארגונית">
            <text:p>ניהול והתנהגות ארגונית</text:p>
          </table:table-cell>
          <table:table-cell table:formula="oooc:=&quot;INSERT INTO Modules (Id, Name, DepartmentId,Points,ModuleTypeId) VALUES (&quot;&amp;[.G412]&amp;&quot;,N'&quot;&amp;[.K412]&amp;&quot;','&quot;&amp;[.J412]&amp;&quot;', 6, '&quot; &amp; [.M412] &amp; &quot;')&quot;" office:value-type="string" office:string-value="INSERT INTO Modules (Id, Name, DepartmentId,Points,ModuleTypeId) VALUES (13004,N'ניהול והתנהגות ארגונית','C2613D27-3520-43FC-B118-5734704359B8', 6, 'A8ED06D7-DFC5-4E57-86BD-CA4EE3E0F370')">
            <text:p>INSERT INTO Modules (Id, Name, DepartmentId,Points,ModuleTypeId) VALUES (13004,N'ניהול והתנהגות ארגונית','C2613D27-3520-43FC-B118-5734704359B8', 6, 'A8ED06D7-DFC5-4E57-86BD-CA4EE3E0F370')</text:p>
          </table:table-cell>
          <table:table-cell table:formula="oooc:=IF([.I412]=[.$O$5];[.$P$6];IF(ISERR(FIND([.$O$6];[.K412])) = 0;[.$P$5];IF(ISERR(FIND([.$O$7];[.K41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ערכות מידע חשבונאיות ממוחשבות (10549) [Note 12] <text:s/></text:p>
          </table:table-cell>
          <table:table-cell table:formula="oooc:=FIND(&quot;[Note&quot;;[.A413])" office:value-type="float" office:value="40">
            <text:p>40</text:p>
          </table:table-cell>
          <table:table-cell table:formula="oooc:=IF(ISERR([.B413]);LEN([.A413]);[.B413]-1)" office:value-type="float" office:value="39">
            <text:p>39</text:p>
          </table:table-cell>
          <table:table-cell table:formula="oooc:=TRIM(LEFT([.A413];[.C413]))" office:value-type="string" office:string-value="מערכות מידע חשבונאיות ממוחשבות (10549)">
            <text:p>מערכות מידע חשבונאיות ממוחשבות (10549)</text:p>
          </table:table-cell>
          <table:table-cell table:formula="oooc:=FIND(&quot;(&quot;;[.D413])" office:value-type="float" office:value="32">
            <text:p>32</text:p>
          </table:table-cell>
          <table:table-cell table:formula="oooc:=TRIM(LEFT([.D413];[.E413]-1))" office:value-type="string" office:string-value="מערכות מידע חשבונאיות ממוחשבות">
            <text:p>מערכות מידע חשבונאיות ממוחשבות</text:p>
          </table:table-cell>
          <table:table-cell table:formula="oooc:=LEFT(RIGHT([.D413];6);5)" office:value-type="string" office:string-value="10549">
            <text:p>1054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3];&quot;'&quot;;&quot;''&quot;)" office:value-type="string" office:string-value="מערכות מידע חשבונאיות ממוחשבות">
            <text:p>מערכות מידע חשבונאיות ממוחשבות</text:p>
          </table:table-cell>
          <table:table-cell table:formula="oooc:=&quot;INSERT INTO Modules (Id, Name, DepartmentId,Points,ModuleTypeId) VALUES (&quot;&amp;[.G413]&amp;&quot;,N'&quot;&amp;[.K413]&amp;&quot;','&quot;&amp;[.J413]&amp;&quot;', 6, '&quot; &amp; [.M413] &amp; &quot;')&quot;" office:value-type="string" office:string-value="INSERT INTO Modules (Id, Name, DepartmentId,Points,ModuleTypeId) VALUES (10549,N'מערכות מידע חשבונאיות ממוחשבות','C2613D27-3520-43FC-B118-5734704359B8', 6, 'A8ED06D7-DFC5-4E57-86BD-CA4EE3E0F370')">
            <text:p>INSERT INTO Modules (Id, Name, DepartmentId,Points,ModuleTypeId) VALUES (10549,N'מערכות מידע חשבונאיות ממוחשבות','C2613D27-3520-43FC-B118-5734704359B8', 6, 'A8ED06D7-DFC5-4E57-86BD-CA4EE3E0F370')</text:p>
          </table:table-cell>
          <table:table-cell table:formula="oooc:=IF([.I413]=[.$O$5];[.$P$6];IF(ISERR(FIND([.$O$6];[.K413])) = 0;[.$P$5];IF(ISERR(FIND([.$O$7];[.K41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שפט העבודה (13011)</text:p>
          </table:table-cell>
          <table:table-cell table:formula="oooc:=FIND(&quot;[Note&quot;;[.A414])" office:value-type="float" office:value="0">
            <text:p>#VALUE!</text:p>
          </table:table-cell>
          <table:table-cell table:formula="oooc:=IF(ISERR([.B414]);LEN([.A414]);[.B414]-1)" office:value-type="float" office:value="19">
            <text:p>19</text:p>
          </table:table-cell>
          <table:table-cell table:formula="oooc:=TRIM(LEFT([.A414];[.C414]))" office:value-type="string" office:string-value="משפט העבודה (13011)">
            <text:p>משפט העבודה (13011)</text:p>
          </table:table-cell>
          <table:table-cell table:formula="oooc:=FIND(&quot;(&quot;;[.D414])" office:value-type="float" office:value="13">
            <text:p>13</text:p>
          </table:table-cell>
          <table:table-cell table:formula="oooc:=TRIM(LEFT([.D414];[.E414]-1))" office:value-type="string" office:string-value="משפט העבודה">
            <text:p>משפט העבודה</text:p>
          </table:table-cell>
          <table:table-cell table:formula="oooc:=LEFT(RIGHT([.D414];6);5)" office:value-type="string" office:string-value="13011">
            <text:p>1301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4];&quot;'&quot;;&quot;''&quot;)" office:value-type="string" office:string-value="משפט העבודה">
            <text:p>משפט העבודה</text:p>
          </table:table-cell>
          <table:table-cell table:formula="oooc:=&quot;INSERT INTO Modules (Id, Name, DepartmentId,Points,ModuleTypeId) VALUES (&quot;&amp;[.G414]&amp;&quot;,N'&quot;&amp;[.K414]&amp;&quot;','&quot;&amp;[.J414]&amp;&quot;', 6, '&quot; &amp; [.M414] &amp; &quot;')&quot;" office:value-type="string" office:string-value="INSERT INTO Modules (Id, Name, DepartmentId,Points,ModuleTypeId) VALUES (13011,N'משפט העבודה','C2613D27-3520-43FC-B118-5734704359B8', 6, 'A8ED06D7-DFC5-4E57-86BD-CA4EE3E0F370')">
            <text:p>INSERT INTO Modules (Id, Name, DepartmentId,Points,ModuleTypeId) VALUES (13011,N'משפט העבודה','C2613D27-3520-43FC-B118-5734704359B8', 6, 'A8ED06D7-DFC5-4E57-86BD-CA4EE3E0F370')</text:p>
          </table:table-cell>
          <table:table-cell table:formula="oooc:=IF([.I414]=[.$O$5];[.$P$6];IF(ISERR(FIND([.$O$6];[.K414])) = 0;[.$P$5];IF(ISERR(FIND([.$O$7];[.K41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חקר עבודה: מדידת ביצועים ושיפור שיטות (10715) [Note 45] <text:s/>[Note 47] <text:s/></text:p>
          </table:table-cell>
          <table:table-cell table:formula="oooc:=FIND(&quot;[Note&quot;;[.A415])" office:value-type="float" office:value="47">
            <text:p>47</text:p>
          </table:table-cell>
          <table:table-cell table:formula="oooc:=IF(ISERR([.B415]);LEN([.A415]);[.B415]-1)" office:value-type="float" office:value="46">
            <text:p>46</text:p>
          </table:table-cell>
          <table:table-cell table:formula="oooc:=TRIM(LEFT([.A415];[.C415]))" office:value-type="string" office:string-value="חקר עבודה: מדידת ביצועים ושיפור שיטות (10715)">
            <text:p>חקר עבודה: מדידת ביצועים ושיפור שיטות (10715)</text:p>
          </table:table-cell>
          <table:table-cell table:formula="oooc:=FIND(&quot;(&quot;;[.D415])" office:value-type="float" office:value="39">
            <text:p>39</text:p>
          </table:table-cell>
          <table:table-cell table:formula="oooc:=TRIM(LEFT([.D415];[.E415]-1))" office:value-type="string" office:string-value="חקר עבודה: מדידת ביצועים ושיפור שיטות">
            <text:p>חקר עבודה: מדידת ביצועים ושיפור שיטות</text:p>
          </table:table-cell>
          <table:table-cell table:formula="oooc:=LEFT(RIGHT([.D415];6);5)" office:value-type="string" office:string-value="10715">
            <text:p>1071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5];&quot;'&quot;;&quot;''&quot;)" office:value-type="string" office:string-value="חקר עבודה: מדידת ביצועים ושיפור שיטות">
            <text:p>חקר עבודה: מדידת ביצועים ושיפור שיטות</text:p>
          </table:table-cell>
          <table:table-cell table:formula="oooc:=&quot;INSERT INTO Modules (Id, Name, DepartmentId,Points,ModuleTypeId) VALUES (&quot;&amp;[.G415]&amp;&quot;,N'&quot;&amp;[.K415]&amp;&quot;','&quot;&amp;[.J415]&amp;&quot;', 6, '&quot; &amp; [.M415] &amp; &quot;')&quot;" office:value-type="string" office:string-value="INSERT INTO Modules (Id, Name, DepartmentId,Points,ModuleTypeId) VALUES (10715,N'חקר עבודה: מדידת ביצועים ושיפור שיטות','C2613D27-3520-43FC-B118-5734704359B8', 6, 'A8ED06D7-DFC5-4E57-86BD-CA4EE3E0F370')">
            <text:p>INSERT INTO Modules (Id, Name, DepartmentId,Points,ModuleTypeId) VALUES (10715,N'חקר עבודה: מדידת ביצועים ושיפור שיטות','C2613D27-3520-43FC-B118-5734704359B8', 6, 'A8ED06D7-DFC5-4E57-86BD-CA4EE3E0F370')</text:p>
          </table:table-cell>
          <table:table-cell table:formula="oooc:=IF([.I415]=[.$O$5];[.$P$6];IF(ISERR(FIND([.$O$6];[.K415])) = 0;[.$P$5];IF(ISERR(FIND([.$O$7];[.K41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וק ההון, תיווך פיננסי והמערכת הפיננסית (13033)</text:p>
          </table:table-cell>
          <table:table-cell table:formula="oooc:=FIND(&quot;[Note&quot;;[.A416])" office:value-type="float" office:value="0">
            <text:p>#VALUE!</text:p>
          </table:table-cell>
          <table:table-cell table:formula="oooc:=IF(ISERR([.B416]);LEN([.A416]);[.B416]-1)" office:value-type="float" office:value="47">
            <text:p>47</text:p>
          </table:table-cell>
          <table:table-cell table:formula="oooc:=TRIM(LEFT([.A416];[.C416]))" office:value-type="string" office:string-value="שוק ההון, תיווך פיננסי והמערכת הפיננסית (13033)">
            <text:p>שוק ההון, תיווך פיננסי והמערכת הפיננסית (13033)</text:p>
          </table:table-cell>
          <table:table-cell table:formula="oooc:=FIND(&quot;(&quot;;[.D416])" office:value-type="float" office:value="41">
            <text:p>41</text:p>
          </table:table-cell>
          <table:table-cell table:formula="oooc:=TRIM(LEFT([.D416];[.E416]-1))" office:value-type="string" office:string-value="שוק ההון, תיווך פיננסי והמערכת הפיננסית">
            <text:p>שוק ההון, תיווך פיננסי והמערכת הפיננסית</text:p>
          </table:table-cell>
          <table:table-cell table:formula="oooc:=LEFT(RIGHT([.D416];6);5)" office:value-type="string" office:string-value="13033">
            <text:p>1303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6];&quot;'&quot;;&quot;''&quot;)" office:value-type="string" office:string-value="שוק ההון, תיווך פיננסי והמערכת הפיננסית">
            <text:p>שוק ההון, תיווך פיננסי והמערכת הפיננסית</text:p>
          </table:table-cell>
          <table:table-cell table:formula="oooc:=&quot;INSERT INTO Modules (Id, Name, DepartmentId,Points,ModuleTypeId) VALUES (&quot;&amp;[.G416]&amp;&quot;,N'&quot;&amp;[.K416]&amp;&quot;','&quot;&amp;[.J416]&amp;&quot;', 6, '&quot; &amp; [.M416] &amp; &quot;')&quot;" office:value-type="string" office:string-value="INSERT INTO Modules (Id, Name, DepartmentId,Points,ModuleTypeId) VALUES (13033,N'שוק ההון, תיווך פיננסי והמערכת הפיננסית','C2613D27-3520-43FC-B118-5734704359B8', 6, 'A8ED06D7-DFC5-4E57-86BD-CA4EE3E0F370')">
            <text:p>INSERT INTO Modules (Id, Name, DepartmentId,Points,ModuleTypeId) VALUES (13033,N'שוק ההון, תיווך פיננסי והמערכת הפיננסית','C2613D27-3520-43FC-B118-5734704359B8', 6, 'A8ED06D7-DFC5-4E57-86BD-CA4EE3E0F370')</text:p>
          </table:table-cell>
          <table:table-cell table:formula="oooc:=IF([.I416]=[.$O$5];[.$P$6];IF(ISERR(FIND([.$O$6];[.K416])) = 0;[.$P$5];IF(ISERR(FIND([.$O$7];[.K41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מתודולוגיות פיתוח מערכות מידע (13803) [Note 47] <text:s/></text:p>
          </table:table-cell>
          <table:table-cell table:formula="oooc:=FIND(&quot;[Note&quot;;[.A417])" office:value-type="float" office:value="46">
            <text:p>46</text:p>
          </table:table-cell>
          <table:table-cell table:formula="oooc:=IF(ISERR([.B417]);LEN([.A417]);[.B417]-1)" office:value-type="float" office:value="45">
            <text:p>45</text:p>
          </table:table-cell>
          <table:table-cell table:formula="oooc:=TRIM(LEFT([.A417];[.C417]))" office:value-type="string" office:string-value="סמינר: מתודולוגיות פיתוח מערכות מידע (13803)">
            <text:p>סמינר: מתודולוגיות פיתוח מערכות מידע (13803)</text:p>
          </table:table-cell>
          <table:table-cell table:formula="oooc:=FIND(&quot;(&quot;;[.D417])" office:value-type="float" office:value="38">
            <text:p>38</text:p>
          </table:table-cell>
          <table:table-cell table:formula="oooc:=TRIM(LEFT([.D417];[.E417]-1))" office:value-type="string" office:string-value="סמינר: מתודולוגיות פיתוח מערכות מידע">
            <text:p>סמינר: מתודולוגיות פיתוח מערכות מידע</text:p>
          </table:table-cell>
          <table:table-cell table:formula="oooc:=LEFT(RIGHT([.D417];6);5)" office:value-type="string" office:string-value="13803">
            <text:p>1380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7];&quot;'&quot;;&quot;''&quot;)" office:value-type="string" office:string-value="סמינר: מתודולוגיות פיתוח מערכות מידע">
            <text:p>סמינר: מתודולוגיות פיתוח מערכות מידע</text:p>
          </table:table-cell>
          <table:table-cell table:formula="oooc:=&quot;INSERT INTO Modules (Id, Name, DepartmentId,Points,ModuleTypeId) VALUES (&quot;&amp;[.G417]&amp;&quot;,N'&quot;&amp;[.K417]&amp;&quot;','&quot;&amp;[.J417]&amp;&quot;', 6, '&quot; &amp; [.M417] &amp; &quot;')&quot;" office:value-type="string" office:string-value="INSERT INTO Modules (Id, Name, DepartmentId,Points,ModuleTypeId) VALUES (13803,N'סמינר: מתודולוגיות פיתוח מערכות מידע','C2613D27-3520-43FC-B118-5734704359B8', 6, '1B16BD54-6D52-4136-9447-5E977484531D')">
            <text:p>INSERT INTO Modules (Id, Name, DepartmentId,Points,ModuleTypeId) VALUES (13803,N'סמינר: מתודולוגיות פיתוח מערכות מידע','C2613D27-3520-43FC-B118-5734704359B8', 6, '1B16BD54-6D52-4136-9447-5E977484531D')</text:p>
          </table:table-cell>
          <table:table-cell table:formula="oooc:=IF([.I417]=[.$O$5];[.$P$6];IF(ISERR(FIND([.$O$6];[.K417])) = 0;[.$P$5];IF(ISERR(FIND([.$O$7];[.K417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: כלכלה ומימון התנהגותיים (13201) [Note 47] <text:s/></text:p>
          </table:table-cell>
          <table:table-cell table:formula="oooc:=FIND(&quot;[Note&quot;;[.A418])" office:value-type="float" office:value="40">
            <text:p>40</text:p>
          </table:table-cell>
          <table:table-cell table:formula="oooc:=IF(ISERR([.B418]);LEN([.A418]);[.B418]-1)" office:value-type="float" office:value="39">
            <text:p>39</text:p>
          </table:table-cell>
          <table:table-cell table:formula="oooc:=TRIM(LEFT([.A418];[.C418]))" office:value-type="string" office:string-value="סמינר: כלכלה ומימון התנהגותיים (13201)">
            <text:p>סמינר: כלכלה ומימון התנהגותיים (13201)</text:p>
          </table:table-cell>
          <table:table-cell table:formula="oooc:=FIND(&quot;(&quot;;[.D418])" office:value-type="float" office:value="32">
            <text:p>32</text:p>
          </table:table-cell>
          <table:table-cell table:formula="oooc:=TRIM(LEFT([.D418];[.E418]-1))" office:value-type="string" office:string-value="סמינר: כלכלה ומימון התנהגותיים">
            <text:p>סמינר: כלכלה ומימון התנהגותיים</text:p>
          </table:table-cell>
          <table:table-cell table:formula="oooc:=LEFT(RIGHT([.D418];6);5)" office:value-type="string" office:string-value="13201">
            <text:p>1320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8];&quot;'&quot;;&quot;''&quot;)" office:value-type="string" office:string-value="סמינר: כלכלה ומימון התנהגותיים">
            <text:p>סמינר: כלכלה ומימון התנהגותיים</text:p>
          </table:table-cell>
          <table:table-cell table:formula="oooc:=&quot;INSERT INTO Modules (Id, Name, DepartmentId,Points,ModuleTypeId) VALUES (&quot;&amp;[.G418]&amp;&quot;,N'&quot;&amp;[.K418]&amp;&quot;','&quot;&amp;[.J418]&amp;&quot;', 6, '&quot; &amp; [.M418] &amp; &quot;')&quot;" office:value-type="string" office:string-value="INSERT INTO Modules (Id, Name, DepartmentId,Points,ModuleTypeId) VALUES (13201,N'סמינר: כלכלה ומימון התנהגותיים','C2613D27-3520-43FC-B118-5734704359B8', 6, '1B16BD54-6D52-4136-9447-5E977484531D')">
            <text:p>INSERT INTO Modules (Id, Name, DepartmentId,Points,ModuleTypeId) VALUES (13201,N'סמינר: כלכלה ומימון התנהגותיים','C2613D27-3520-43FC-B118-5734704359B8', 6, '1B16BD54-6D52-4136-9447-5E977484531D')</text:p>
          </table:table-cell>
          <table:table-cell table:formula="oooc:=IF([.I418]=[.$O$5];[.$P$6];IF(ISERR(FIND([.$O$6];[.K418])) = 0;[.$P$5];IF(ISERR(FIND([.$O$7];[.K418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סמינר: השפעת הגלובליזציה על המשק הלאומי (13401) [Note 47] <text:s/></text:p>
          </table:table-cell>
          <table:table-cell table:formula="oooc:=FIND(&quot;[Note&quot;;[.A419])" office:value-type="float" office:value="49">
            <text:p>49</text:p>
          </table:table-cell>
          <table:table-cell table:formula="oooc:=IF(ISERR([.B419]);LEN([.A419]);[.B419]-1)" office:value-type="float" office:value="48">
            <text:p>48</text:p>
          </table:table-cell>
          <table:table-cell table:formula="oooc:=TRIM(LEFT([.A419];[.C419]))" office:value-type="string" office:string-value="סמינר: השפעת הגלובליזציה על המשק הלאומי (13401)">
            <text:p>סמינר: השפעת הגלובליזציה על המשק הלאומי (13401)</text:p>
          </table:table-cell>
          <table:table-cell table:formula="oooc:=FIND(&quot;(&quot;;[.D419])" office:value-type="float" office:value="41">
            <text:p>41</text:p>
          </table:table-cell>
          <table:table-cell table:formula="oooc:=TRIM(LEFT([.D419];[.E419]-1))" office:value-type="string" office:string-value="סמינר: השפעת הגלובליזציה על המשק הלאומי">
            <text:p>סמינר: השפעת הגלובליזציה על המשק הלאומי</text:p>
          </table:table-cell>
          <table:table-cell table:formula="oooc:=LEFT(RIGHT([.D419];6);5)" office:value-type="string" office:string-value="13401">
            <text:p>1340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19];&quot;'&quot;;&quot;''&quot;)" office:value-type="string" office:string-value="סמינר: השפעת הגלובליזציה על המשק הלאומי">
            <text:p>סמינר: השפעת הגלובליזציה על המשק הלאומי</text:p>
          </table:table-cell>
          <table:table-cell table:formula="oooc:=&quot;INSERT INTO Modules (Id, Name, DepartmentId,Points,ModuleTypeId) VALUES (&quot;&amp;[.G419]&amp;&quot;,N'&quot;&amp;[.K419]&amp;&quot;','&quot;&amp;[.J419]&amp;&quot;', 6, '&quot; &amp; [.M419] &amp; &quot;')&quot;" office:value-type="string" office:string-value="INSERT INTO Modules (Id, Name, DepartmentId,Points,ModuleTypeId) VALUES (13401,N'סמינר: השפעת הגלובליזציה על המשק הלאומי','C2613D27-3520-43FC-B118-5734704359B8', 6, '1B16BD54-6D52-4136-9447-5E977484531D')">
            <text:p>INSERT INTO Modules (Id, Name, DepartmentId,Points,ModuleTypeId) VALUES (13401,N'סמינר: השפעת הגלובליזציה על המשק הלאומי','C2613D27-3520-43FC-B118-5734704359B8', 6, '1B16BD54-6D52-4136-9447-5E977484531D')</text:p>
          </table:table-cell>
          <table:table-cell table:formula="oooc:=IF([.I419]=[.$O$5];[.$P$6];IF(ISERR(FIND([.$O$6];[.K419])) = 0;[.$P$5];IF(ISERR(FIND([.$O$7];[.K419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תנהגות צרכנים (10455)</text:p>
          </table:table-cell>
          <table:table-cell table:formula="oooc:=FIND(&quot;[Note&quot;;[.A420])" office:value-type="float" office:value="0">
            <text:p>#VALUE!</text:p>
          </table:table-cell>
          <table:table-cell table:formula="oooc:=IF(ISERR([.B420]);LEN([.A420]);[.B420]-1)" office:value-type="float" office:value="22">
            <text:p>22</text:p>
          </table:table-cell>
          <table:table-cell table:formula="oooc:=TRIM(LEFT([.A420];[.C420]))" office:value-type="string" office:string-value="התנהגות צרכנים (10455)">
            <text:p>התנהגות צרכנים (10455)</text:p>
          </table:table-cell>
          <table:table-cell table:formula="oooc:=FIND(&quot;(&quot;;[.D420])" office:value-type="float" office:value="16">
            <text:p>16</text:p>
          </table:table-cell>
          <table:table-cell table:formula="oooc:=TRIM(LEFT([.D420];[.E420]-1))" office:value-type="string" office:string-value="התנהגות צרכנים">
            <text:p>התנהגות צרכנים</text:p>
          </table:table-cell>
          <table:table-cell table:formula="oooc:=LEFT(RIGHT([.D420];6);5)" office:value-type="string" office:string-value="10455">
            <text:p>10455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0];&quot;'&quot;;&quot;''&quot;)" office:value-type="string" office:string-value="התנהגות צרכנים">
            <text:p>התנהגות צרכנים</text:p>
          </table:table-cell>
          <table:table-cell table:formula="oooc:=&quot;INSERT INTO Modules (Id, Name, DepartmentId,Points,ModuleTypeId) VALUES (&quot;&amp;[.G420]&amp;&quot;,N'&quot;&amp;[.K420]&amp;&quot;','&quot;&amp;[.J420]&amp;&quot;', 6, '&quot; &amp; [.M420] &amp; &quot;')&quot;" office:value-type="string" office:string-value="INSERT INTO Modules (Id, Name, DepartmentId,Points,ModuleTypeId) VALUES (10455,N'התנהגות צרכנים','C2613D27-3520-43FC-B118-5734704359B8', 6, 'A8ED06D7-DFC5-4E57-86BD-CA4EE3E0F370')">
            <text:p>INSERT INTO Modules (Id, Name, DepartmentId,Points,ModuleTypeId) VALUES (10455,N'התנהגות צרכנים','C2613D27-3520-43FC-B118-5734704359B8', 6, 'A8ED06D7-DFC5-4E57-86BD-CA4EE3E0F370')</text:p>
          </table:table-cell>
          <table:table-cell table:formula="oooc:=IF([.I420]=[.$O$5];[.$P$6];IF(ISERR(FIND([.$O$6];[.K420])) = 0;[.$P$5];IF(ISERR(FIND([.$O$7];[.K42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ניהול ידע (13802) [Note 47] <text:s/></text:p>
          </table:table-cell>
          <table:table-cell table:formula="oooc:=FIND(&quot;[Note&quot;;[.A421])" office:value-type="float" office:value="26">
            <text:p>26</text:p>
          </table:table-cell>
          <table:table-cell table:formula="oooc:=IF(ISERR([.B421]);LEN([.A421]);[.B421]-1)" office:value-type="float" office:value="25">
            <text:p>25</text:p>
          </table:table-cell>
          <table:table-cell table:formula="oooc:=TRIM(LEFT([.A421];[.C421]))" office:value-type="string" office:string-value="סמינר: ניהול ידע (13802)">
            <text:p>סמינר: ניהול ידע (13802)</text:p>
          </table:table-cell>
          <table:table-cell table:formula="oooc:=FIND(&quot;(&quot;;[.D421])" office:value-type="float" office:value="18">
            <text:p>18</text:p>
          </table:table-cell>
          <table:table-cell table:formula="oooc:=TRIM(LEFT([.D421];[.E421]-1))" office:value-type="string" office:string-value="סמינר: ניהול ידע">
            <text:p>סמינר: ניהול ידע</text:p>
          </table:table-cell>
          <table:table-cell table:formula="oooc:=LEFT(RIGHT([.D421];6);5)" office:value-type="string" office:string-value="13802">
            <text:p>13802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1];&quot;'&quot;;&quot;''&quot;)" office:value-type="string" office:string-value="סמינר: ניהול ידע">
            <text:p>סמינר: ניהול ידע</text:p>
          </table:table-cell>
          <table:table-cell table:formula="oooc:=&quot;INSERT INTO Modules (Id, Name, DepartmentId,Points,ModuleTypeId) VALUES (&quot;&amp;[.G421]&amp;&quot;,N'&quot;&amp;[.K421]&amp;&quot;','&quot;&amp;[.J421]&amp;&quot;', 6, '&quot; &amp; [.M421] &amp; &quot;')&quot;" office:value-type="string" office:string-value="INSERT INTO Modules (Id, Name, DepartmentId,Points,ModuleTypeId) VALUES (13802,N'סמינר: ניהול ידע','C2613D27-3520-43FC-B118-5734704359B8', 6, '1B16BD54-6D52-4136-9447-5E977484531D')">
            <text:p>INSERT INTO Modules (Id, Name, DepartmentId,Points,ModuleTypeId) VALUES (13802,N'סמינר: ניהול ידע','C2613D27-3520-43FC-B118-5734704359B8', 6, '1B16BD54-6D52-4136-9447-5E977484531D')</text:p>
          </table:table-cell>
          <table:table-cell table:formula="oooc:=IF([.I421]=[.$O$5];[.$P$6];IF(ISERR(FIND([.$O$6];[.K421])) = 0;[.$P$5];IF(ISERR(FIND([.$O$7];[.K421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יסודות החשבונאות (10280) [Note 87] <text:s/></text:p>
          </table:table-cell>
          <table:table-cell table:formula="oooc:=FIND(&quot;[Note&quot;;[.A422])" office:value-type="float" office:value="26">
            <text:p>26</text:p>
          </table:table-cell>
          <table:table-cell table:formula="oooc:=IF(ISERR([.B422]);LEN([.A422]);[.B422]-1)" office:value-type="float" office:value="25">
            <text:p>25</text:p>
          </table:table-cell>
          <table:table-cell table:formula="oooc:=TRIM(LEFT([.A422];[.C422]))" office:value-type="string" office:string-value="יסודות החשבונאות (10280)">
            <text:p>יסודות החשבונאות (10280)</text:p>
          </table:table-cell>
          <table:table-cell table:formula="oooc:=FIND(&quot;(&quot;;[.D422])" office:value-type="float" office:value="18">
            <text:p>18</text:p>
          </table:table-cell>
          <table:table-cell table:formula="oooc:=TRIM(LEFT([.D422];[.E422]-1))" office:value-type="string" office:string-value="יסודות החשבונאות">
            <text:p>יסודות החשבונאות</text:p>
          </table:table-cell>
          <table:table-cell table:formula="oooc:=LEFT(RIGHT([.D422];6);5)" office:value-type="string" office:string-value="10280">
            <text:p>10280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2];&quot;'&quot;;&quot;''&quot;)" office:value-type="string" office:string-value="יסודות החשבונאות">
            <text:p>יסודות החשבונאות</text:p>
          </table:table-cell>
          <table:table-cell table:formula="oooc:=&quot;INSERT INTO Modules (Id, Name, DepartmentId,Points,ModuleTypeId) VALUES (&quot;&amp;[.G422]&amp;&quot;,N'&quot;&amp;[.K422]&amp;&quot;','&quot;&amp;[.J422]&amp;&quot;', 6, '&quot; &amp; [.M422] &amp; &quot;')&quot;" office:value-type="string" office:string-value="INSERT INTO Modules (Id, Name, DepartmentId,Points,ModuleTypeId) VALUES (10280,N'יסודות החשבונאות','C2613D27-3520-43FC-B118-5734704359B8', 6, 'A8ED06D7-DFC5-4E57-86BD-CA4EE3E0F370')">
            <text:p>INSERT INTO Modules (Id, Name, DepartmentId,Points,ModuleTypeId) VALUES (10280,N'יסודות החשבונאות','C2613D27-3520-43FC-B118-5734704359B8', 6, 'A8ED06D7-DFC5-4E57-86BD-CA4EE3E0F370')</text:p>
          </table:table-cell>
          <table:table-cell table:formula="oooc:=IF([.I422]=[.$O$5];[.$P$6];IF(ISERR(FIND([.$O$6];[.K422])) = 0;[.$P$5];IF(ISERR(FIND([.$O$7];[.K42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מחירים ג (10629) [Note 7] <text:s/>[Note 58] <text:s/></text:p>
          </table:table-cell>
          <table:table-cell table:formula="oooc:=FIND(&quot;[Note&quot;;[.A423])" office:value-type="float" office:value="24">
            <text:p>24</text:p>
          </table:table-cell>
          <table:table-cell table:formula="oooc:=IF(ISERR([.B423]);LEN([.A423]);[.B423]-1)" office:value-type="float" office:value="23">
            <text:p>23</text:p>
          </table:table-cell>
          <table:table-cell table:formula="oooc:=TRIM(LEFT([.A423];[.C423]))" office:value-type="string" office:string-value="תורת המחירים ג (10629)">
            <text:p>תורת המחירים ג (10629)</text:p>
          </table:table-cell>
          <table:table-cell table:formula="oooc:=FIND(&quot;(&quot;;[.D423])" office:value-type="float" office:value="16">
            <text:p>16</text:p>
          </table:table-cell>
          <table:table-cell table:formula="oooc:=TRIM(LEFT([.D423];[.E423]-1))" office:value-type="string" office:string-value="תורת המחירים ג">
            <text:p>תורת המחירים ג</text:p>
          </table:table-cell>
          <table:table-cell table:formula="oooc:=LEFT(RIGHT([.D423];6);5)" office:value-type="string" office:string-value="10629">
            <text:p>1062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3];&quot;'&quot;;&quot;''&quot;)" office:value-type="string" office:string-value="תורת המחירים ג">
            <text:p>תורת המחירים ג</text:p>
          </table:table-cell>
          <table:table-cell table:formula="oooc:=&quot;INSERT INTO Modules (Id, Name, DepartmentId,Points,ModuleTypeId) VALUES (&quot;&amp;[.G423]&amp;&quot;,N'&quot;&amp;[.K423]&amp;&quot;','&quot;&amp;[.J423]&amp;&quot;', 6, '&quot; &amp; [.M423] &amp; &quot;')&quot;" office:value-type="string" office:string-value="INSERT INTO Modules (Id, Name, DepartmentId,Points,ModuleTypeId) VALUES (10629,N'תורת המחירים ג','C2613D27-3520-43FC-B118-5734704359B8', 6, 'A8ED06D7-DFC5-4E57-86BD-CA4EE3E0F370')">
            <text:p>INSERT INTO Modules (Id, Name, DepartmentId,Points,ModuleTypeId) VALUES (10629,N'תורת המחירים ג','C2613D27-3520-43FC-B118-5734704359B8', 6, 'A8ED06D7-DFC5-4E57-86BD-CA4EE3E0F370')</text:p>
          </table:table-cell>
          <table:table-cell table:formula="oooc:=IF([.I423]=[.$O$5];[.$P$6];IF(ISERR(FIND([.$O$6];[.K423])) = 0;[.$P$5];IF(ISERR(FIND([.$O$7];[.K42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מינר: הערך האינפורמטיבי של הדיווח הכספי (13101) [Note 47] <text:s/></text:p>
          </table:table-cell>
          <table:table-cell table:formula="oooc:=FIND(&quot;[Note&quot;;[.A424])" office:value-type="float" office:value="50">
            <text:p>50</text:p>
          </table:table-cell>
          <table:table-cell table:formula="oooc:=IF(ISERR([.B424]);LEN([.A424]);[.B424]-1)" office:value-type="float" office:value="49">
            <text:p>49</text:p>
          </table:table-cell>
          <table:table-cell table:formula="oooc:=TRIM(LEFT([.A424];[.C424]))" office:value-type="string" office:string-value="סמינר: הערך האינפורמטיבי של הדיווח הכספי (13101)">
            <text:p>סמינר: הערך האינפורמטיבי של הדיווח הכספי (13101)</text:p>
          </table:table-cell>
          <table:table-cell table:formula="oooc:=FIND(&quot;(&quot;;[.D424])" office:value-type="float" office:value="42">
            <text:p>42</text:p>
          </table:table-cell>
          <table:table-cell table:formula="oooc:=TRIM(LEFT([.D424];[.E424]-1))" office:value-type="string" office:string-value="סמינר: הערך האינפורמטיבי של הדיווח הכספי">
            <text:p>סמינר: הערך האינפורמטיבי של הדיווח הכספי</text:p>
          </table:table-cell>
          <table:table-cell table:formula="oooc:=LEFT(RIGHT([.D424];6);5)" office:value-type="string" office:string-value="13101">
            <text:p>1310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4];&quot;'&quot;;&quot;''&quot;)" office:value-type="string" office:string-value="סמינר: הערך האינפורמטיבי של הדיווח הכספי">
            <text:p>סמינר: הערך האינפורמטיבי של הדיווח הכספי</text:p>
          </table:table-cell>
          <table:table-cell table:formula="oooc:=&quot;INSERT INTO Modules (Id, Name, DepartmentId,Points,ModuleTypeId) VALUES (&quot;&amp;[.G424]&amp;&quot;,N'&quot;&amp;[.K424]&amp;&quot;','&quot;&amp;[.J424]&amp;&quot;', 6, '&quot; &amp; [.M424] &amp; &quot;')&quot;" office:value-type="string" office:string-value="INSERT INTO Modules (Id, Name, DepartmentId,Points,ModuleTypeId) VALUES (13101,N'סמינר: הערך האינפורמטיבי של הדיווח הכספי','C2613D27-3520-43FC-B118-5734704359B8', 6, '1B16BD54-6D52-4136-9447-5E977484531D')">
            <text:p>INSERT INTO Modules (Id, Name, DepartmentId,Points,ModuleTypeId) VALUES (13101,N'סמינר: הערך האינפורמטיבי של הדיווח הכספי','C2613D27-3520-43FC-B118-5734704359B8', 6, '1B16BD54-6D52-4136-9447-5E977484531D')</text:p>
          </table:table-cell>
          <table:table-cell table:formula="oooc:=IF([.I424]=[.$O$5];[.$P$6];IF(ISERR(FIND([.$O$6];[.K424])) = 0;[.$P$5];IF(ISERR(FIND([.$O$7];[.K424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ניתוח ועיצוב מערכות מידע: שילוב תהליכים (13021)</text:p>
          </table:table-cell>
          <table:table-cell table:formula="oooc:=FIND(&quot;[Note&quot;;[.A425])" office:value-type="float" office:value="0">
            <text:p>#VALUE!</text:p>
          </table:table-cell>
          <table:table-cell table:formula="oooc:=IF(ISERR([.B425]);LEN([.A425]);[.B425]-1)" office:value-type="float" office:value="47">
            <text:p>47</text:p>
          </table:table-cell>
          <table:table-cell table:formula="oooc:=TRIM(LEFT([.A425];[.C425]))" office:value-type="string" office:string-value="ניתוח ועיצוב מערכות מידע: שילוב תהליכים (13021)">
            <text:p>ניתוח ועיצוב מערכות מידע: שילוב תהליכים (13021)</text:p>
          </table:table-cell>
          <table:table-cell table:formula="oooc:=FIND(&quot;(&quot;;[.D425])" office:value-type="float" office:value="41">
            <text:p>41</text:p>
          </table:table-cell>
          <table:table-cell table:formula="oooc:=TRIM(LEFT([.D425];[.E425]-1))" office:value-type="string" office:string-value="ניתוח ועיצוב מערכות מידע: שילוב תהליכים">
            <text:p>ניתוח ועיצוב מערכות מידע: שילוב תהליכים</text:p>
          </table:table-cell>
          <table:table-cell table:formula="oooc:=LEFT(RIGHT([.D425];6);5)" office:value-type="string" office:string-value="13021">
            <text:p>13021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5];&quot;'&quot;;&quot;''&quot;)" office:value-type="string" office:string-value="ניתוח ועיצוב מערכות מידע: שילוב תהליכים">
            <text:p>ניתוח ועיצוב מערכות מידע: שילוב תהליכים</text:p>
          </table:table-cell>
          <table:table-cell table:formula="oooc:=&quot;INSERT INTO Modules (Id, Name, DepartmentId,Points,ModuleTypeId) VALUES (&quot;&amp;[.G425]&amp;&quot;,N'&quot;&amp;[.K425]&amp;&quot;','&quot;&amp;[.J425]&amp;&quot;', 6, '&quot; &amp; [.M425] &amp; &quot;')&quot;" office:value-type="string" office:string-value="INSERT INTO Modules (Id, Name, DepartmentId,Points,ModuleTypeId) VALUES (13021,N'ניתוח ועיצוב מערכות מידע: שילוב תהליכים','C2613D27-3520-43FC-B118-5734704359B8', 6, 'A8ED06D7-DFC5-4E57-86BD-CA4EE3E0F370')">
            <text:p>INSERT INTO Modules (Id, Name, DepartmentId,Points,ModuleTypeId) VALUES (13021,N'ניתוח ועיצוב מערכות מידע: שילוב תהליכים','C2613D27-3520-43FC-B118-5734704359B8', 6, 'A8ED06D7-DFC5-4E57-86BD-CA4EE3E0F370')</text:p>
          </table:table-cell>
          <table:table-cell table:formula="oooc:=IF([.I425]=[.$O$5];[.$P$6];IF(ISERR(FIND([.$O$6];[.K425])) = 0;[.$P$5];IF(ISERR(FIND([.$O$7];[.K42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דיניות מערכות מידע (13006)</text:p>
          </table:table-cell>
          <table:table-cell table:formula="oooc:=FIND(&quot;[Note&quot;;[.A426])" office:value-type="float" office:value="0">
            <text:p>#VALUE!</text:p>
          </table:table-cell>
          <table:table-cell table:formula="oooc:=IF(ISERR([.B426]);LEN([.A426]);[.B426]-1)" office:value-type="float" office:value="27">
            <text:p>27</text:p>
          </table:table-cell>
          <table:table-cell table:formula="oooc:=TRIM(LEFT([.A426];[.C426]))" office:value-type="string" office:string-value="מדיניות מערכות מידע (13006)">
            <text:p>מדיניות מערכות מידע (13006)</text:p>
          </table:table-cell>
          <table:table-cell table:formula="oooc:=FIND(&quot;(&quot;;[.D426])" office:value-type="float" office:value="21">
            <text:p>21</text:p>
          </table:table-cell>
          <table:table-cell table:formula="oooc:=TRIM(LEFT([.D426];[.E426]-1))" office:value-type="string" office:string-value="מדיניות מערכות מידע">
            <text:p>מדיניות מערכות מידע</text:p>
          </table:table-cell>
          <table:table-cell table:formula="oooc:=LEFT(RIGHT([.D426];6);5)" office:value-type="string" office:string-value="13006">
            <text:p>13006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6];&quot;'&quot;;&quot;''&quot;)" office:value-type="string" office:string-value="מדיניות מערכות מידע">
            <text:p>מדיניות מערכות מידע</text:p>
          </table:table-cell>
          <table:table-cell table:formula="oooc:=&quot;INSERT INTO Modules (Id, Name, DepartmentId,Points,ModuleTypeId) VALUES (&quot;&amp;[.G426]&amp;&quot;,N'&quot;&amp;[.K426]&amp;&quot;','&quot;&amp;[.J426]&amp;&quot;', 6, '&quot; &amp; [.M426] &amp; &quot;')&quot;" office:value-type="string" office:string-value="INSERT INTO Modules (Id, Name, DepartmentId,Points,ModuleTypeId) VALUES (13006,N'מדיניות מערכות מידע','C2613D27-3520-43FC-B118-5734704359B8', 6, 'A8ED06D7-DFC5-4E57-86BD-CA4EE3E0F370')">
            <text:p>INSERT INTO Modules (Id, Name, DepartmentId,Points,ModuleTypeId) VALUES (13006,N'מדיניות מערכות מידע','C2613D27-3520-43FC-B118-5734704359B8', 6, 'A8ED06D7-DFC5-4E57-86BD-CA4EE3E0F370')</text:p>
          </table:table-cell>
          <table:table-cell table:formula="oooc:=IF([.I426]=[.$O$5];[.$P$6];IF(ISERR(FIND([.$O$6];[.K426])) = 0;[.$P$5];IF(ISERR(FIND([.$O$7];[.K42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זמות עסקית - היבטים תיאורטיים וניהוליים (13043) [Note 58] <text:s/></text:p>
          </table:table-cell>
          <table:table-cell table:formula="oooc:=FIND(&quot;[Note&quot;;[.A427])" office:value-type="float" office:value="50">
            <text:p>50</text:p>
          </table:table-cell>
          <table:table-cell table:formula="oooc:=IF(ISERR([.B427]);LEN([.A427]);[.B427]-1)" office:value-type="float" office:value="49">
            <text:p>49</text:p>
          </table:table-cell>
          <table:table-cell table:formula="oooc:=TRIM(LEFT([.A427];[.C427]))" office:value-type="string" office:string-value="יזמות עסקית - היבטים תיאורטיים וניהוליים (13043)">
            <text:p>יזמות עסקית - היבטים תיאורטיים וניהוליים (13043)</text:p>
          </table:table-cell>
          <table:table-cell table:formula="oooc:=FIND(&quot;(&quot;;[.D427])" office:value-type="float" office:value="42">
            <text:p>42</text:p>
          </table:table-cell>
          <table:table-cell table:formula="oooc:=TRIM(LEFT([.D427];[.E427]-1))" office:value-type="string" office:string-value="יזמות עסקית - היבטים תיאורטיים וניהוליים">
            <text:p>יזמות עסקית - היבטים תיאורטיים וניהוליים</text:p>
          </table:table-cell>
          <table:table-cell table:formula="oooc:=LEFT(RIGHT([.D427];6);5)" office:value-type="string" office:string-value="13043">
            <text:p>1304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7];&quot;'&quot;;&quot;''&quot;)" office:value-type="string" office:string-value="יזמות עסקית - היבטים תיאורטיים וניהוליים">
            <text:p>יזמות עסקית - היבטים תיאורטיים וניהוליים</text:p>
          </table:table-cell>
          <table:table-cell table:formula="oooc:=&quot;INSERT INTO Modules (Id, Name, DepartmentId,Points,ModuleTypeId) VALUES (&quot;&amp;[.G427]&amp;&quot;,N'&quot;&amp;[.K427]&amp;&quot;','&quot;&amp;[.J427]&amp;&quot;', 6, '&quot; &amp; [.M427] &amp; &quot;')&quot;" office:value-type="string" office:string-value="INSERT INTO Modules (Id, Name, DepartmentId,Points,ModuleTypeId) VALUES (13043,N'יזמות עסקית - היבטים תיאורטיים וניהוליים','C2613D27-3520-43FC-B118-5734704359B8', 6, 'A8ED06D7-DFC5-4E57-86BD-CA4EE3E0F370')">
            <text:p>INSERT INTO Modules (Id, Name, DepartmentId,Points,ModuleTypeId) VALUES (13043,N'יזמות עסקית - היבטים תיאורטיים וניהוליים','C2613D27-3520-43FC-B118-5734704359B8', 6, 'A8ED06D7-DFC5-4E57-86BD-CA4EE3E0F370')</text:p>
          </table:table-cell>
          <table:table-cell table:formula="oooc:=IF([.I427]=[.$O$5];[.$P$6];IF(ISERR(FIND([.$O$6];[.K427])) = 0;[.$P$5];IF(ISERR(FIND([.$O$7];[.K42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סודות תורת ההחלטות וחקר ביצועים (10713) [Note 24] <text:s/></text:p>
          </table:table-cell>
          <table:table-cell table:formula="oooc:=FIND(&quot;[Note&quot;;[.A428])" office:value-type="float" office:value="42">
            <text:p>42</text:p>
          </table:table-cell>
          <table:table-cell table:formula="oooc:=IF(ISERR([.B428]);LEN([.A428]);[.B428]-1)" office:value-type="float" office:value="41">
            <text:p>41</text:p>
          </table:table-cell>
          <table:table-cell table:formula="oooc:=TRIM(LEFT([.A428];[.C428]))" office:value-type="string" office:string-value="יסודות תורת ההחלטות וחקר ביצועים (10713)">
            <text:p>יסודות תורת ההחלטות וחקר ביצועים (10713)</text:p>
          </table:table-cell>
          <table:table-cell table:formula="oooc:=FIND(&quot;(&quot;;[.D428])" office:value-type="float" office:value="34">
            <text:p>34</text:p>
          </table:table-cell>
          <table:table-cell table:formula="oooc:=TRIM(LEFT([.D428];[.E428]-1))" office:value-type="string" office:string-value="יסודות תורת ההחלטות וחקר ביצועים">
            <text:p>יסודות תורת ההחלטות וחקר ביצועים</text:p>
          </table:table-cell>
          <table:table-cell table:formula="oooc:=LEFT(RIGHT([.D428];6);5)" office:value-type="string" office:string-value="10713">
            <text:p>10713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8];&quot;'&quot;;&quot;''&quot;)" office:value-type="string" office:string-value="יסודות תורת ההחלטות וחקר ביצועים">
            <text:p>יסודות תורת ההחלטות וחקר ביצועים</text:p>
          </table:table-cell>
          <table:table-cell table:formula="oooc:=&quot;INSERT INTO Modules (Id, Name, DepartmentId,Points,ModuleTypeId) VALUES (&quot;&amp;[.G428]&amp;&quot;,N'&quot;&amp;[.K428]&amp;&quot;','&quot;&amp;[.J428]&amp;&quot;', 6, '&quot; &amp; [.M428] &amp; &quot;')&quot;" office:value-type="string" office:string-value="INSERT INTO Modules (Id, Name, DepartmentId,Points,ModuleTypeId) VALUES (10713,N'יסודות תורת ההחלטות וחקר ביצועים','C2613D27-3520-43FC-B118-5734704359B8', 6, 'A8ED06D7-DFC5-4E57-86BD-CA4EE3E0F370')">
            <text:p>INSERT INTO Modules (Id, Name, DepartmentId,Points,ModuleTypeId) VALUES (10713,N'יסודות תורת ההחלטות וחקר ביצועים','C2613D27-3520-43FC-B118-5734704359B8', 6, 'A8ED06D7-DFC5-4E57-86BD-CA4EE3E0F370')</text:p>
          </table:table-cell>
          <table:table-cell table:formula="oooc:=IF([.I428]=[.$O$5];[.$P$6];IF(ISERR(FIND([.$O$6];[.K428])) = 0;[.$P$5];IF(ISERR(FIND([.$O$7];[.K42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כלכלה המדינית - עיון במקרה הישראלי (10929) [Note 21] <text:s/>[Note 22] <text:s/>[Note 42] <text:s/></text:p>
          </table:table-cell>
          <table:table-cell table:formula="oooc:=FIND(&quot;[Note&quot;;[.A429])" office:value-type="float" office:value="45">
            <text:p>45</text:p>
          </table:table-cell>
          <table:table-cell table:formula="oooc:=IF(ISERR([.B429]);LEN([.A429]);[.B429]-1)" office:value-type="float" office:value="44">
            <text:p>44</text:p>
          </table:table-cell>
          <table:table-cell table:formula="oooc:=TRIM(LEFT([.A429];[.C429]))" office:value-type="string" office:string-value="הכלכלה המדינית - עיון במקרה הישראלי (10929)">
            <text:p>הכלכלה המדינית - עיון במקרה הישראלי (10929)</text:p>
          </table:table-cell>
          <table:table-cell table:formula="oooc:=FIND(&quot;(&quot;;[.D429])" office:value-type="float" office:value="37">
            <text:p>37</text:p>
          </table:table-cell>
          <table:table-cell table:formula="oooc:=TRIM(LEFT([.D429];[.E429]-1))" office:value-type="string" office:string-value="הכלכלה המדינית - עיון במקרה הישראלי">
            <text:p>הכלכלה המדינית - עיון במקרה הישראלי</text:p>
          </table:table-cell>
          <table:table-cell table:formula="oooc:=LEFT(RIGHT([.D429];6);5)" office:value-type="string" office:string-value="10929">
            <text:p>10929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29];&quot;'&quot;;&quot;''&quot;)" office:value-type="string" office:string-value="הכלכלה המדינית - עיון במקרה הישראלי">
            <text:p>הכלכלה המדינית - עיון במקרה הישראלי</text:p>
          </table:table-cell>
          <table:table-cell table:formula="oooc:=&quot;INSERT INTO Modules (Id, Name, DepartmentId,Points,ModuleTypeId) VALUES (&quot;&amp;[.G429]&amp;&quot;,N'&quot;&amp;[.K429]&amp;&quot;','&quot;&amp;[.J429]&amp;&quot;', 6, '&quot; &amp; [.M429] &amp; &quot;')&quot;" office:value-type="string" office:string-value="INSERT INTO Modules (Id, Name, DepartmentId,Points,ModuleTypeId) VALUES (10929,N'הכלכלה המדינית - עיון במקרה הישראלי','C2613D27-3520-43FC-B118-5734704359B8', 6, 'A8ED06D7-DFC5-4E57-86BD-CA4EE3E0F370')">
            <text:p>INSERT INTO Modules (Id, Name, DepartmentId,Points,ModuleTypeId) VALUES (10929,N'הכלכלה המדינית - עיון במקרה הישראלי','C2613D27-3520-43FC-B118-5734704359B8', 6, 'A8ED06D7-DFC5-4E57-86BD-CA4EE3E0F370')</text:p>
          </table:table-cell>
          <table:table-cell table:formula="oooc:=IF([.I429]=[.$O$5];[.$P$6];IF(ISERR(FIND([.$O$6];[.K429])) = 0;[.$P$5];IF(ISERR(FIND([.$O$7];[.K42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הול פיננסי מתקדם בעזרת אקסל (13022)</text:p>
          </table:table-cell>
          <table:table-cell table:formula="oooc:=FIND(&quot;[Note&quot;;[.A430])" office:value-type="float" office:value="0">
            <text:p>#VALUE!</text:p>
          </table:table-cell>
          <table:table-cell table:formula="oooc:=IF(ISERR([.B430]);LEN([.A430]);[.B430]-1)" office:value-type="float" office:value="37">
            <text:p>37</text:p>
          </table:table-cell>
          <table:table-cell table:formula="oooc:=TRIM(LEFT([.A430];[.C430]))" office:value-type="string" office:string-value="ניהול פיננסי מתקדם בעזרת אקסל (13022)">
            <text:p>ניהול פיננסי מתקדם בעזרת אקסל (13022)</text:p>
          </table:table-cell>
          <table:table-cell table:formula="oooc:=FIND(&quot;(&quot;;[.D430])" office:value-type="float" office:value="31">
            <text:p>31</text:p>
          </table:table-cell>
          <table:table-cell table:formula="oooc:=TRIM(LEFT([.D430];[.E430]-1))" office:value-type="string" office:string-value="ניהול פיננסי מתקדם בעזרת אקסל">
            <text:p>ניהול פיננסי מתקדם בעזרת אקסל</text:p>
          </table:table-cell>
          <table:table-cell table:formula="oooc:=LEFT(RIGHT([.D430];6);5)" office:value-type="string" office:string-value="13022">
            <text:p>13022</text:p>
          </table:table-cell>
          <table:table-cell table:style-name="Default" office:value-type="string">
            <text:p>ניהול</text:p>
          </table:table-cell>
          <table:table-cell table:style-name="Default" office:value-type="string">
            <text:p>ראשון</text:p>
          </table:table-cell>
          <table:table-cell office:value-type="string">
            <text:p>C2613D27-3520-43FC-B118-5734704359B8</text:p>
          </table:table-cell>
          <table:table-cell table:formula="oooc:=SUBSTITUTE([.F430];&quot;'&quot;;&quot;''&quot;)" office:value-type="string" office:string-value="ניהול פיננסי מתקדם בעזרת אקסל">
            <text:p>ניהול פיננסי מתקדם בעזרת אקסל</text:p>
          </table:table-cell>
          <table:table-cell table:formula="oooc:=&quot;INSERT INTO Modules (Id, Name, DepartmentId,Points,ModuleTypeId) VALUES (&quot;&amp;[.G430]&amp;&quot;,N'&quot;&amp;[.K430]&amp;&quot;','&quot;&amp;[.J430]&amp;&quot;', 6, '&quot; &amp; [.M430] &amp; &quot;')&quot;" office:value-type="string" office:string-value="INSERT INTO Modules (Id, Name, DepartmentId,Points,ModuleTypeId) VALUES (13022,N'ניהול פיננסי מתקדם בעזרת אקסל','C2613D27-3520-43FC-B118-5734704359B8', 6, 'A8ED06D7-DFC5-4E57-86BD-CA4EE3E0F370')">
            <text:p>INSERT INTO Modules (Id, Name, DepartmentId,Points,ModuleTypeId) VALUES (13022,N'ניהול פיננסי מתקדם בעזרת אקסל','C2613D27-3520-43FC-B118-5734704359B8', 6, 'A8ED06D7-DFC5-4E57-86BD-CA4EE3E0F370')</text:p>
          </table:table-cell>
          <table:table-cell table:formula="oooc:=IF([.I430]=[.$O$5];[.$P$6];IF(ISERR(FIND([.$O$6];[.K430])) = 0;[.$P$5];IF(ISERR(FIND([.$O$7];[.K43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סיפור העברי בראשית המאה העשרים (10112)</text:p>
          </table:table-cell>
          <table:table-cell table:formula="oooc:=FIND(&quot;[Note&quot;;[.A431])" office:value-type="float" office:value="0">
            <text:p>#VALUE!</text:p>
          </table:table-cell>
          <table:table-cell table:formula="oooc:=IF(ISERR([.B431]);LEN([.A431]);[.B431]-1)" office:value-type="float" office:value="39">
            <text:p>39</text:p>
          </table:table-cell>
          <table:table-cell table:formula="oooc:=TRIM(LEFT([.A431];[.C431]))" office:value-type="string" office:string-value="הסיפור העברי בראשית המאה העשרים (10112)">
            <text:p>הסיפור העברי בראשית המאה העשרים (10112)</text:p>
          </table:table-cell>
          <table:table-cell table:formula="oooc:=FIND(&quot;(&quot;;[.D431])" office:value-type="float" office:value="33">
            <text:p>33</text:p>
          </table:table-cell>
          <table:table-cell table:formula="oooc:=TRIM(LEFT([.D431];[.E431]-1))" office:value-type="string" office:string-value="הסיפור העברי בראשית המאה העשרים">
            <text:p>הסיפור העברי בראשית המאה העשרים</text:p>
          </table:table-cell>
          <table:table-cell table:formula="oooc:=LEFT(RIGHT([.D431];6);5)" office:value-type="string" office:string-value="10112">
            <text:p>1011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1];&quot;'&quot;;&quot;''&quot;)" office:value-type="string" office:string-value="הסיפור העברי בראשית המאה העשרים">
            <text:p>הסיפור העברי בראשית המאה העשרים</text:p>
          </table:table-cell>
          <table:table-cell table:formula="oooc:=&quot;INSERT INTO Modules (Id, Name, DepartmentId,Points,ModuleTypeId) VALUES (&quot;&amp;[.G431]&amp;&quot;,N'&quot;&amp;[.K431]&amp;&quot;','&quot;&amp;[.J431]&amp;&quot;', 6, '&quot; &amp; [.M431] &amp; &quot;')&quot;" office:value-type="string" office:string-value="INSERT INTO Modules (Id, Name, DepartmentId,Points,ModuleTypeId) VALUES (10112,N'הסיפור העברי בראשית המאה העשרים','9905E681-D74A-42C2-8080-79FDD71AF8ED', 6, 'A8ED06D7-DFC5-4E57-86BD-CA4EE3E0F370')">
            <text:p>INSERT INTO Modules (Id, Name, DepartmentId,Points,ModuleTypeId) VALUES (10112,N'הסיפור העברי בראשית המאה העשרים','9905E681-D74A-42C2-8080-79FDD71AF8ED', 6, 'A8ED06D7-DFC5-4E57-86BD-CA4EE3E0F370')</text:p>
          </table:table-cell>
          <table:table-cell table:formula="oooc:=IF([.I431]=[.$O$5];[.$P$6];IF(ISERR(FIND([.$O$6];[.K431])) = 0;[.$P$5];IF(ISERR(FIND([.$O$7];[.K43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ינטליגנציה אנושית (10620)</text:p>
          </table:table-cell>
          <table:table-cell table:formula="oooc:=FIND(&quot;[Note&quot;;[.A432])" office:value-type="float" office:value="0">
            <text:p>#VALUE!</text:p>
          </table:table-cell>
          <table:table-cell table:formula="oooc:=IF(ISERR([.B432]);LEN([.A432]);[.B432]-1)" office:value-type="float" office:value="26">
            <text:p>26</text:p>
          </table:table-cell>
          <table:table-cell table:formula="oooc:=TRIM(LEFT([.A432];[.C432]))" office:value-type="string" office:string-value="אינטליגנציה אנושית (10620)">
            <text:p>אינטליגנציה אנושית (10620)</text:p>
          </table:table-cell>
          <table:table-cell table:formula="oooc:=FIND(&quot;(&quot;;[.D432])" office:value-type="float" office:value="20">
            <text:p>20</text:p>
          </table:table-cell>
          <table:table-cell table:formula="oooc:=TRIM(LEFT([.D432];[.E432]-1))" office:value-type="string" office:string-value="אינטליגנציה אנושית">
            <text:p>אינטליגנציה אנושית</text:p>
          </table:table-cell>
          <table:table-cell table:formula="oooc:=LEFT(RIGHT([.D432];6);5)" office:value-type="string" office:string-value="10620">
            <text:p>10620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2];&quot;'&quot;;&quot;''&quot;)" office:value-type="string" office:string-value="אינטליגנציה אנושית">
            <text:p>אינטליגנציה אנושית</text:p>
          </table:table-cell>
          <table:table-cell table:formula="oooc:=&quot;INSERT INTO Modules (Id, Name, DepartmentId,Points,ModuleTypeId) VALUES (&quot;&amp;[.G432]&amp;&quot;,N'&quot;&amp;[.K432]&amp;&quot;','&quot;&amp;[.J432]&amp;&quot;', 6, '&quot; &amp; [.M432] &amp; &quot;')&quot;" office:value-type="string" office:string-value="INSERT INTO Modules (Id, Name, DepartmentId,Points,ModuleTypeId) VALUES (10620,N'אינטליגנציה אנושית','9905E681-D74A-42C2-8080-79FDD71AF8ED', 6, 'A8ED06D7-DFC5-4E57-86BD-CA4EE3E0F370')">
            <text:p>INSERT INTO Modules (Id, Name, DepartmentId,Points,ModuleTypeId) VALUES (10620,N'אינטליגנציה אנושית','9905E681-D74A-42C2-8080-79FDD71AF8ED', 6, 'A8ED06D7-DFC5-4E57-86BD-CA4EE3E0F370')</text:p>
          </table:table-cell>
          <table:table-cell table:formula="oooc:=IF([.I432]=[.$O$5];[.$P$6];IF(ISERR(FIND([.$O$6];[.K432])) = 0;[.$P$5];IF(ISERR(FIND([.$O$7];[.K43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ריאה - תיאוריה ומעשה (10123) [Note 34] <text:s/></text:p>
          </table:table-cell>
          <table:table-cell table:formula="oooc:=FIND(&quot;[Note&quot;;[.A433])" office:value-type="float" office:value="31">
            <text:p>31</text:p>
          </table:table-cell>
          <table:table-cell table:formula="oooc:=IF(ISERR([.B433]);LEN([.A433]);[.B433]-1)" office:value-type="float" office:value="30">
            <text:p>30</text:p>
          </table:table-cell>
          <table:table-cell table:formula="oooc:=TRIM(LEFT([.A433];[.C433]))" office:value-type="string" office:string-value="קריאה - תיאוריה ומעשה (10123)">
            <text:p>קריאה - תיאוריה ומעשה (10123)</text:p>
          </table:table-cell>
          <table:table-cell table:formula="oooc:=FIND(&quot;(&quot;;[.D433])" office:value-type="float" office:value="23">
            <text:p>23</text:p>
          </table:table-cell>
          <table:table-cell table:formula="oooc:=TRIM(LEFT([.D433];[.E433]-1))" office:value-type="string" office:string-value="קריאה - תיאוריה ומעשה">
            <text:p>קריאה - תיאוריה ומעשה</text:p>
          </table:table-cell>
          <table:table-cell table:formula="oooc:=LEFT(RIGHT([.D433];6);5)" office:value-type="string" office:string-value="10123">
            <text:p>1012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3];&quot;'&quot;;&quot;''&quot;)" office:value-type="string" office:string-value="קריאה - תיאוריה ומעשה">
            <text:p>קריאה - תיאוריה ומעשה</text:p>
          </table:table-cell>
          <table:table-cell table:formula="oooc:=&quot;INSERT INTO Modules (Id, Name, DepartmentId,Points,ModuleTypeId) VALUES (&quot;&amp;[.G433]&amp;&quot;,N'&quot;&amp;[.K433]&amp;&quot;','&quot;&amp;[.J433]&amp;&quot;', 6, '&quot; &amp; [.M433] &amp; &quot;')&quot;" office:value-type="string" office:string-value="INSERT INTO Modules (Id, Name, DepartmentId,Points,ModuleTypeId) VALUES (10123,N'קריאה - תיאוריה ומעשה','9905E681-D74A-42C2-8080-79FDD71AF8ED', 6, 'A8ED06D7-DFC5-4E57-86BD-CA4EE3E0F370')">
            <text:p>INSERT INTO Modules (Id, Name, DepartmentId,Points,ModuleTypeId) VALUES (10123,N'קריאה - תיאוריה ומעשה','9905E681-D74A-42C2-8080-79FDD71AF8ED', 6, 'A8ED06D7-DFC5-4E57-86BD-CA4EE3E0F370')</text:p>
          </table:table-cell>
          <table:table-cell table:formula="oooc:=IF([.I433]=[.$O$5];[.$P$6];IF(ISERR(FIND([.$O$6];[.K433])) = 0;[.$P$5];IF(ISERR(FIND([.$O$7];[.K43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לכה והגות (ברוסית) (42146) [Note 24] <text:s/>[Note 27] <text:s/></text:p>
          </table:table-cell>
          <table:table-cell table:formula="oooc:=FIND(&quot;[Note&quot;;[.A434])" office:value-type="float" office:value="29">
            <text:p>29</text:p>
          </table:table-cell>
          <table:table-cell table:formula="oooc:=IF(ISERR([.B434]);LEN([.A434]);[.B434]-1)" office:value-type="float" office:value="28">
            <text:p>28</text:p>
          </table:table-cell>
          <table:table-cell table:formula="oooc:=TRIM(LEFT([.A434];[.C434]))" office:value-type="string" office:string-value="הלכה והגות (ברוסית) (42146)">
            <text:p>הלכה והגות (ברוסית) (42146)</text:p>
          </table:table-cell>
          <table:table-cell table:formula="oooc:=FIND(&quot;(&quot;;[.D434])" office:value-type="float" office:value="12">
            <text:p>12</text:p>
          </table:table-cell>
          <table:table-cell table:formula="oooc:=TRIM(LEFT([.D434];[.E434]-1))" office:value-type="string" office:string-value="הלכה והגות">
            <text:p>הלכה והגות</text:p>
          </table:table-cell>
          <table:table-cell table:formula="oooc:=LEFT(RIGHT([.D434];6);5)" office:value-type="string" office:string-value="42146">
            <text:p>42146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4];&quot;'&quot;;&quot;''&quot;)" office:value-type="string" office:string-value="הלכה והגות">
            <text:p>הלכה והגות</text:p>
          </table:table-cell>
          <table:table-cell table:formula="oooc:=&quot;INSERT INTO Modules (Id, Name, DepartmentId,Points,ModuleTypeId) VALUES (&quot;&amp;[.G434]&amp;&quot;,N'&quot;&amp;[.K434]&amp;&quot;','&quot;&amp;[.J434]&amp;&quot;', 6, '&quot; &amp; [.M434] &amp; &quot;')&quot;" office:value-type="string" office:string-value="INSERT INTO Modules (Id, Name, DepartmentId,Points,ModuleTypeId) VALUES (42146,N'הלכה והגות','9905E681-D74A-42C2-8080-79FDD71AF8ED', 6, 'A8ED06D7-DFC5-4E57-86BD-CA4EE3E0F370')">
            <text:p>INSERT INTO Modules (Id, Name, DepartmentId,Points,ModuleTypeId) VALUES (42146,N'הלכה והגות','9905E681-D74A-42C2-8080-79FDD71AF8ED', 6, 'A8ED06D7-DFC5-4E57-86BD-CA4EE3E0F370')</text:p>
          </table:table-cell>
          <table:table-cell table:formula="oooc:=IF([.I434]=[.$O$5];[.$P$6];IF(ISERR(FIND([.$O$6];[.K434])) = 0;[.$P$5];IF(ISERR(FIND([.$O$7];[.K43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יון ב"הקדמות" של קאנט (10393) [Note 5] <text:s/>[Note 22] <text:s/></text:p>
          </table:table-cell>
          <table:table-cell table:formula="oooc:=FIND(&quot;[Note&quot;;[.A435])" office:value-type="float" office:value="32">
            <text:p>32</text:p>
          </table:table-cell>
          <table:table-cell table:formula="oooc:=IF(ISERR([.B435]);LEN([.A435]);[.B435]-1)" office:value-type="float" office:value="31">
            <text:p>31</text:p>
          </table:table-cell>
          <table:table-cell table:formula="oooc:=TRIM(LEFT([.A435];[.C435]))" office:value-type="string" office:string-value="עיון ב&quot;הקדמות&quot; של קאנט (10393)">
            <text:p>עיון ב"הקדמות" של קאנט (10393)</text:p>
          </table:table-cell>
          <table:table-cell table:formula="oooc:=FIND(&quot;(&quot;;[.D435])" office:value-type="float" office:value="24">
            <text:p>24</text:p>
          </table:table-cell>
          <table:table-cell table:formula="oooc:=TRIM(LEFT([.D435];[.E435]-1))" office:value-type="string" office:string-value="עיון ב&quot;הקדמות&quot; של קאנט">
            <text:p>עיון ב"הקדמות" של קאנט</text:p>
          </table:table-cell>
          <table:table-cell table:formula="oooc:=LEFT(RIGHT([.D435];6);5)" office:value-type="string" office:string-value="10393">
            <text:p>1039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5];&quot;'&quot;;&quot;''&quot;)" office:value-type="string" office:string-value="עיון ב&quot;הקדמות&quot; של קאנט">
            <text:p>עיון ב"הקדמות" של קאנט</text:p>
          </table:table-cell>
          <table:table-cell table:formula="oooc:=&quot;INSERT INTO Modules (Id, Name, DepartmentId,Points,ModuleTypeId) VALUES (&quot;&amp;[.G435]&amp;&quot;,N'&quot;&amp;[.K435]&amp;&quot;','&quot;&amp;[.J435]&amp;&quot;', 6, '&quot; &amp; [.M435] &amp; &quot;')&quot;" office:value-type="string" office:string-value="INSERT INTO Modules (Id, Name, DepartmentId,Points,ModuleTypeId) VALUES (10393,N'עיון ב&quot;הקדמות&quot; של קאנט','9905E681-D74A-42C2-8080-79FDD71AF8ED', 6, 'A8ED06D7-DFC5-4E57-86BD-CA4EE3E0F370')">
            <text:p>INSERT INTO Modules (Id, Name, DepartmentId,Points,ModuleTypeId) VALUES (10393,N'עיון ב"הקדמות" של קאנט','9905E681-D74A-42C2-8080-79FDD71AF8ED', 6, 'A8ED06D7-DFC5-4E57-86BD-CA4EE3E0F370')</text:p>
          </table:table-cell>
          <table:table-cell table:formula="oooc:=IF([.I435]=[.$O$5];[.$P$6];IF(ISERR(FIND([.$O$6];[.K435])) = 0;[.$P$5];IF(ISERR(FIND([.$O$7];[.K43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קים בתולדות הלשון העברית: חט' מודרנית (10442) [Note 82] <text:s/></text:p>
          </table:table-cell>
          <table:table-cell table:formula="oooc:=FIND(&quot;[Note&quot;;[.A436])" office:value-type="float" office:value="49">
            <text:p>49</text:p>
          </table:table-cell>
          <table:table-cell table:formula="oooc:=IF(ISERR([.B436]);LEN([.A436]);[.B436]-1)" office:value-type="float" office:value="48">
            <text:p>48</text:p>
          </table:table-cell>
          <table:table-cell table:formula="oooc:=TRIM(LEFT([.A436];[.C436]))" office:value-type="string" office:string-value="פרקים בתולדות הלשון העברית: חט' מודרנית (10442)">
            <text:p>פרקים בתולדות הלשון העברית: חט' מודרנית (10442)</text:p>
          </table:table-cell>
          <table:table-cell table:formula="oooc:=FIND(&quot;(&quot;;[.D436])" office:value-type="float" office:value="41">
            <text:p>41</text:p>
          </table:table-cell>
          <table:table-cell table:formula="oooc:=TRIM(LEFT([.D436];[.E436]-1))" office:value-type="string" office:string-value="פרקים בתולדות הלשון העברית: חט' מודרנית">
            <text:p>פרקים בתולדות הלשון העברית: חט' מודרנית</text:p>
          </table:table-cell>
          <table:table-cell table:formula="oooc:=LEFT(RIGHT([.D436];6);5)" office:value-type="string" office:string-value="10442">
            <text:p>1044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6];&quot;'&quot;;&quot;''&quot;)" office:value-type="string" office:string-value="פרקים בתולדות הלשון העברית: חט'' מודרנית">
            <text:p>פרקים בתולדות הלשון העברית: חט'' מודרנית</text:p>
          </table:table-cell>
          <table:table-cell table:formula="oooc:=&quot;INSERT INTO Modules (Id, Name, DepartmentId,Points,ModuleTypeId) VALUES (&quot;&amp;[.G436]&amp;&quot;,N'&quot;&amp;[.K436]&amp;&quot;','&quot;&amp;[.J436]&amp;&quot;', 6, '&quot; &amp; [.M436] &amp; &quot;')&quot;" office:value-type="string" office:string-value="INSERT INTO Modules (Id, Name, DepartmentId,Points,ModuleTypeId) VALUES (10442,N'פרקים בתולדות הלשון העברית: חט'' מודרנית','9905E681-D74A-42C2-8080-79FDD71AF8ED', 6, 'A8ED06D7-DFC5-4E57-86BD-CA4EE3E0F370')">
            <text:p>INSERT INTO Modules (Id, Name, DepartmentId,Points,ModuleTypeId) VALUES (10442,N'פרקים בתולדות הלשון העברית: חט'' מודרנית','9905E681-D74A-42C2-8080-79FDD71AF8ED', 6, 'A8ED06D7-DFC5-4E57-86BD-CA4EE3E0F370')</text:p>
          </table:table-cell>
          <table:table-cell table:formula="oooc:=IF([.I436]=[.$O$5];[.$P$6];IF(ISERR(FIND([.$O$6];[.K436])) = 0;[.$P$5];IF(ISERR(FIND([.$O$7];[.K43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דנה בעריכה עיתונאית (10658) [Note 35] <text:s/>[Note 47] <text:s/>[Note 68] <text:s/></text:p>
          </table:table-cell>
          <table:table-cell table:formula="oooc:=FIND(&quot;[Note&quot;;[.A437])" office:value-type="float" office:value="30">
            <text:p>30</text:p>
          </table:table-cell>
          <table:table-cell table:formula="oooc:=IF(ISERR([.B437]);LEN([.A437]);[.B437]-1)" office:value-type="float" office:value="29">
            <text:p>29</text:p>
          </table:table-cell>
          <table:table-cell table:formula="oooc:=TRIM(LEFT([.A437];[.C437]))" office:value-type="string" office:string-value="סדנה בעריכה עיתונאית (10658)">
            <text:p>סדנה בעריכה עיתונאית (10658)</text:p>
          </table:table-cell>
          <table:table-cell table:formula="oooc:=FIND(&quot;(&quot;;[.D437])" office:value-type="float" office:value="22">
            <text:p>22</text:p>
          </table:table-cell>
          <table:table-cell table:formula="oooc:=TRIM(LEFT([.D437];[.E437]-1))" office:value-type="string" office:string-value="סדנה בעריכה עיתונאית">
            <text:p>סדנה בעריכה עיתונאית</text:p>
          </table:table-cell>
          <table:table-cell table:formula="oooc:=LEFT(RIGHT([.D437];6);5)" office:value-type="string" office:string-value="10658">
            <text:p>1065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7];&quot;'&quot;;&quot;''&quot;)" office:value-type="string" office:string-value="סדנה בעריכה עיתונאית">
            <text:p>סדנה בעריכה עיתונאית</text:p>
          </table:table-cell>
          <table:table-cell table:formula="oooc:=&quot;INSERT INTO Modules (Id, Name, DepartmentId,Points,ModuleTypeId) VALUES (&quot;&amp;[.G437]&amp;&quot;,N'&quot;&amp;[.K437]&amp;&quot;','&quot;&amp;[.J437]&amp;&quot;', 6, '&quot; &amp; [.M437] &amp; &quot;')&quot;" office:value-type="string" office:string-value="INSERT INTO Modules (Id, Name, DepartmentId,Points,ModuleTypeId) VALUES (10658,N'סדנה בעריכה עיתונאית','9905E681-D74A-42C2-8080-79FDD71AF8ED', 6, '1B16BD54-6D52-4136-9447-5E977484531D')">
            <text:p>INSERT INTO Modules (Id, Name, DepartmentId,Points,ModuleTypeId) VALUES (10658,N'סדנה בעריכה עיתונאית','9905E681-D74A-42C2-8080-79FDD71AF8ED', 6, '1B16BD54-6D52-4136-9447-5E977484531D')</text:p>
          </table:table-cell>
          <table:table-cell table:formula="oooc:=IF([.I437]=[.$O$5];[.$P$6];IF(ISERR(FIND([.$O$6];[.K437])) = 0;[.$P$5];IF(ISERR(FIND([.$O$7];[.K437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התאטרון הישראלי קונפליקטים ותהליכי שינוי (10919) [Note 22] <text:s/>[Note 24] <text:s/></text:p>
          </table:table-cell>
          <table:table-cell table:formula="oooc:=FIND(&quot;[Note&quot;;[.A438])" office:value-type="float" office:value="50">
            <text:p>50</text:p>
          </table:table-cell>
          <table:table-cell table:formula="oooc:=IF(ISERR([.B438]);LEN([.A438]);[.B438]-1)" office:value-type="float" office:value="49">
            <text:p>49</text:p>
          </table:table-cell>
          <table:table-cell table:formula="oooc:=TRIM(LEFT([.A438];[.C438]))" office:value-type="string" office:string-value="התאטרון הישראלי קונפליקטים ותהליכי שינוי (10919)">
            <text:p>התאטרון הישראלי קונפליקטים ותהליכי שינוי (10919)</text:p>
          </table:table-cell>
          <table:table-cell table:formula="oooc:=FIND(&quot;(&quot;;[.D438])" office:value-type="float" office:value="42">
            <text:p>42</text:p>
          </table:table-cell>
          <table:table-cell table:formula="oooc:=TRIM(LEFT([.D438];[.E438]-1))" office:value-type="string" office:string-value="התאטרון הישראלי קונפליקטים ותהליכי שינוי">
            <text:p>התאטרון הישראלי קונפליקטים ותהליכי שינוי</text:p>
          </table:table-cell>
          <table:table-cell table:formula="oooc:=LEFT(RIGHT([.D438];6);5)" office:value-type="string" office:string-value="10919">
            <text:p>1091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8];&quot;'&quot;;&quot;''&quot;)" office:value-type="string" office:string-value="התאטרון הישראלי קונפליקטים ותהליכי שינוי">
            <text:p>התאטרון הישראלי קונפליקטים ותהליכי שינוי</text:p>
          </table:table-cell>
          <table:table-cell table:formula="oooc:=&quot;INSERT INTO Modules (Id, Name, DepartmentId,Points,ModuleTypeId) VALUES (&quot;&amp;[.G438]&amp;&quot;,N'&quot;&amp;[.K438]&amp;&quot;','&quot;&amp;[.J438]&amp;&quot;', 6, '&quot; &amp; [.M438] &amp; &quot;')&quot;" office:value-type="string" office:string-value="INSERT INTO Modules (Id, Name, DepartmentId,Points,ModuleTypeId) VALUES (10919,N'התאטרון הישראלי קונפליקטים ותהליכי שינוי','9905E681-D74A-42C2-8080-79FDD71AF8ED', 6, 'A8ED06D7-DFC5-4E57-86BD-CA4EE3E0F370')">
            <text:p>INSERT INTO Modules (Id, Name, DepartmentId,Points,ModuleTypeId) VALUES (10919,N'התאטרון הישראלי קונפליקטים ותהליכי שינוי','9905E681-D74A-42C2-8080-79FDD71AF8ED', 6, 'A8ED06D7-DFC5-4E57-86BD-CA4EE3E0F370')</text:p>
          </table:table-cell>
          <table:table-cell table:formula="oooc:=IF([.I438]=[.$O$5];[.$P$6];IF(ISERR(FIND([.$O$6];[.K438])) = 0;[.$P$5];IF(ISERR(FIND([.$O$7];[.K43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ציונליזם ואמפיריציזם (10266) [Note 78] <text:s/></text:p>
          </table:table-cell>
          <table:table-cell table:formula="oooc:=FIND(&quot;[Note&quot;;[.A439])" office:value-type="float" office:value="31">
            <text:p>31</text:p>
          </table:table-cell>
          <table:table-cell table:formula="oooc:=IF(ISERR([.B439]);LEN([.A439]);[.B439]-1)" office:value-type="float" office:value="30">
            <text:p>30</text:p>
          </table:table-cell>
          <table:table-cell table:formula="oooc:=TRIM(LEFT([.A439];[.C439]))" office:value-type="string" office:string-value="רציונליזם ואמפיריציזם (10266)">
            <text:p>רציונליזם ואמפיריציזם (10266)</text:p>
          </table:table-cell>
          <table:table-cell table:formula="oooc:=FIND(&quot;(&quot;;[.D439])" office:value-type="float" office:value="23">
            <text:p>23</text:p>
          </table:table-cell>
          <table:table-cell table:formula="oooc:=TRIM(LEFT([.D439];[.E439]-1))" office:value-type="string" office:string-value="רציונליזם ואמפיריציזם">
            <text:p>רציונליזם ואמפיריציזם</text:p>
          </table:table-cell>
          <table:table-cell table:formula="oooc:=LEFT(RIGHT([.D439];6);5)" office:value-type="string" office:string-value="10266">
            <text:p>10266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39];&quot;'&quot;;&quot;''&quot;)" office:value-type="string" office:string-value="רציונליזם ואמפיריציזם">
            <text:p>רציונליזם ואמפיריציזם</text:p>
          </table:table-cell>
          <table:table-cell table:formula="oooc:=&quot;INSERT INTO Modules (Id, Name, DepartmentId,Points,ModuleTypeId) VALUES (&quot;&amp;[.G439]&amp;&quot;,N'&quot;&amp;[.K439]&amp;&quot;','&quot;&amp;[.J439]&amp;&quot;', 6, '&quot; &amp; [.M439] &amp; &quot;')&quot;" office:value-type="string" office:string-value="INSERT INTO Modules (Id, Name, DepartmentId,Points,ModuleTypeId) VALUES (10266,N'רציונליזם ואמפיריציזם','9905E681-D74A-42C2-8080-79FDD71AF8ED', 6, 'A8ED06D7-DFC5-4E57-86BD-CA4EE3E0F370')">
            <text:p>INSERT INTO Modules (Id, Name, DepartmentId,Points,ModuleTypeId) VALUES (10266,N'רציונליזם ואמפיריציזם','9905E681-D74A-42C2-8080-79FDD71AF8ED', 6, 'A8ED06D7-DFC5-4E57-86BD-CA4EE3E0F370')</text:p>
          </table:table-cell>
          <table:table-cell table:formula="oooc:=IF([.I439]=[.$O$5];[.$P$6];IF(ISERR(FIND([.$O$6];[.K439])) = 0;[.$P$5];IF(ISERR(FIND([.$O$7];[.K43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לדות האמנות: מבוא כללי (10489) [Note 47] <text:s/></text:p>
          </table:table-cell>
          <table:table-cell table:formula="oooc:=FIND(&quot;[Note&quot;;[.A440])" office:value-type="float" office:value="34">
            <text:p>34</text:p>
          </table:table-cell>
          <table:table-cell table:formula="oooc:=IF(ISERR([.B440]);LEN([.A440]);[.B440]-1)" office:value-type="float" office:value="33">
            <text:p>33</text:p>
          </table:table-cell>
          <table:table-cell table:formula="oooc:=TRIM(LEFT([.A440];[.C440]))" office:value-type="string" office:string-value="תולדות האמנות: מבוא כללי (10489)">
            <text:p>תולדות האמנות: מבוא כללי (10489)</text:p>
          </table:table-cell>
          <table:table-cell table:formula="oooc:=FIND(&quot;(&quot;;[.D440])" office:value-type="float" office:value="26">
            <text:p>26</text:p>
          </table:table-cell>
          <table:table-cell table:formula="oooc:=TRIM(LEFT([.D440];[.E440]-1))" office:value-type="string" office:string-value="תולדות האמנות: מבוא כללי">
            <text:p>תולדות האמנות: מבוא כללי</text:p>
          </table:table-cell>
          <table:table-cell table:formula="oooc:=LEFT(RIGHT([.D440];6);5)" office:value-type="string" office:string-value="10489">
            <text:p>1048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0];&quot;'&quot;;&quot;''&quot;)" office:value-type="string" office:string-value="תולדות האמנות: מבוא כללי">
            <text:p>תולדות האמנות: מבוא כללי</text:p>
          </table:table-cell>
          <table:table-cell table:formula="oooc:=&quot;INSERT INTO Modules (Id, Name, DepartmentId,Points,ModuleTypeId) VALUES (&quot;&amp;[.G440]&amp;&quot;,N'&quot;&amp;[.K440]&amp;&quot;','&quot;&amp;[.J440]&amp;&quot;', 6, '&quot; &amp; [.M440] &amp; &quot;')&quot;" office:value-type="string" office:string-value="INSERT INTO Modules (Id, Name, DepartmentId,Points,ModuleTypeId) VALUES (10489,N'תולדות האמנות: מבוא כללי','9905E681-D74A-42C2-8080-79FDD71AF8ED', 6, 'A8ED06D7-DFC5-4E57-86BD-CA4EE3E0F370')">
            <text:p>INSERT INTO Modules (Id, Name, DepartmentId,Points,ModuleTypeId) VALUES (10489,N'תולדות האמנות: מבוא כללי','9905E681-D74A-42C2-8080-79FDD71AF8ED', 6, 'A8ED06D7-DFC5-4E57-86BD-CA4EE3E0F370')</text:p>
          </table:table-cell>
          <table:table-cell table:formula="oooc:=IF([.I440]=[.$O$5];[.$P$6];IF(ISERR(FIND([.$O$6];[.K440])) = 0;[.$P$5];IF(ISERR(FIND([.$O$7];[.K44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לדות המוסיקה המערבית א (10732) [Note 21] <text:s/>[Note 42] <text:s/>[Note 90] <text:s/></text:p>
          </table:table-cell>
          <table:table-cell table:formula="oooc:=FIND(&quot;[Note&quot;;[.A441])" office:value-type="float" office:value="34">
            <text:p>34</text:p>
          </table:table-cell>
          <table:table-cell table:formula="oooc:=IF(ISERR([.B441]);LEN([.A441]);[.B441]-1)" office:value-type="float" office:value="33">
            <text:p>33</text:p>
          </table:table-cell>
          <table:table-cell table:formula="oooc:=TRIM(LEFT([.A441];[.C441]))" office:value-type="string" office:string-value="תולדות המוסיקה המערבית א (10732)">
            <text:p>תולדות המוסיקה המערבית א (10732)</text:p>
          </table:table-cell>
          <table:table-cell table:formula="oooc:=FIND(&quot;(&quot;;[.D441])" office:value-type="float" office:value="26">
            <text:p>26</text:p>
          </table:table-cell>
          <table:table-cell table:formula="oooc:=TRIM(LEFT([.D441];[.E441]-1))" office:value-type="string" office:string-value="תולדות המוסיקה המערבית א">
            <text:p>תולדות המוסיקה המערבית א</text:p>
          </table:table-cell>
          <table:table-cell table:formula="oooc:=LEFT(RIGHT([.D441];6);5)" office:value-type="string" office:string-value="10732">
            <text:p>1073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1];&quot;'&quot;;&quot;''&quot;)" office:value-type="string" office:string-value="תולדות המוסיקה המערבית א">
            <text:p>תולדות המוסיקה המערבית א</text:p>
          </table:table-cell>
          <table:table-cell table:formula="oooc:=&quot;INSERT INTO Modules (Id, Name, DepartmentId,Points,ModuleTypeId) VALUES (&quot;&amp;[.G441]&amp;&quot;,N'&quot;&amp;[.K441]&amp;&quot;','&quot;&amp;[.J441]&amp;&quot;', 6, '&quot; &amp; [.M441] &amp; &quot;')&quot;" office:value-type="string" office:string-value="INSERT INTO Modules (Id, Name, DepartmentId,Points,ModuleTypeId) VALUES (10732,N'תולדות המוסיקה המערבית א','9905E681-D74A-42C2-8080-79FDD71AF8ED', 6, 'A8ED06D7-DFC5-4E57-86BD-CA4EE3E0F370')">
            <text:p>INSERT INTO Modules (Id, Name, DepartmentId,Points,ModuleTypeId) VALUES (10732,N'תולדות המוסיקה המערבית א','9905E681-D74A-42C2-8080-79FDD71AF8ED', 6, 'A8ED06D7-DFC5-4E57-86BD-CA4EE3E0F370')</text:p>
          </table:table-cell>
          <table:table-cell table:formula="oooc:=IF([.I441]=[.$O$5];[.$P$6];IF(ISERR(FIND([.$O$6];[.K441])) = 0;[.$P$5];IF(ISERR(FIND([.$O$7];[.K44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גדרת החיים (22000) [Note 22] <text:s/>[Note 47] <text:s/>[Note 48] <text:s/></text:p>
          </table:table-cell>
          <table:table-cell table:formula="oooc:=FIND(&quot;[Note&quot;;[.A442])" office:value-type="float" office:value="21">
            <text:p>21</text:p>
          </table:table-cell>
          <table:table-cell table:formula="oooc:=IF(ISERR([.B442]);LEN([.A442]);[.B442]-1)" office:value-type="float" office:value="20">
            <text:p>20</text:p>
          </table:table-cell>
          <table:table-cell table:formula="oooc:=TRIM(LEFT([.A442];[.C442]))" office:value-type="string" office:string-value="הגדרת החיים (22000)">
            <text:p>הגדרת החיים (22000)</text:p>
          </table:table-cell>
          <table:table-cell table:formula="oooc:=FIND(&quot;(&quot;;[.D442])" office:value-type="float" office:value="13">
            <text:p>13</text:p>
          </table:table-cell>
          <table:table-cell table:formula="oooc:=TRIM(LEFT([.D442];[.E442]-1))" office:value-type="string" office:string-value="הגדרת החיים">
            <text:p>הגדרת החיים</text:p>
          </table:table-cell>
          <table:table-cell table:formula="oooc:=LEFT(RIGHT([.D442];6);5)" office:value-type="string" office:string-value="22000">
            <text:p>22000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2];&quot;'&quot;;&quot;''&quot;)" office:value-type="string" office:string-value="הגדרת החיים">
            <text:p>הגדרת החיים</text:p>
          </table:table-cell>
          <table:table-cell table:formula="oooc:=&quot;INSERT INTO Modules (Id, Name, DepartmentId,Points,ModuleTypeId) VALUES (&quot;&amp;[.G442]&amp;&quot;,N'&quot;&amp;[.K442]&amp;&quot;','&quot;&amp;[.J442]&amp;&quot;', 6, '&quot; &amp; [.M442] &amp; &quot;')&quot;" office:value-type="string" office:string-value="INSERT INTO Modules (Id, Name, DepartmentId,Points,ModuleTypeId) VALUES (22000,N'הגדרת החיים','9905E681-D74A-42C2-8080-79FDD71AF8ED', 6, 'A8ED06D7-DFC5-4E57-86BD-CA4EE3E0F370')">
            <text:p>INSERT INTO Modules (Id, Name, DepartmentId,Points,ModuleTypeId) VALUES (22000,N'הגדרת החיים','9905E681-D74A-42C2-8080-79FDD71AF8ED', 6, 'A8ED06D7-DFC5-4E57-86BD-CA4EE3E0F370')</text:p>
          </table:table-cell>
          <table:table-cell table:formula="oooc:=IF([.I442]=[.$O$5];[.$P$6];IF(ISERR(FIND([.$O$6];[.K442])) = 0;[.$P$5];IF(ISERR(FIND([.$O$7];[.K44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יקויי קריאה (10593) [Note 5] <text:s/>[Note 22] <text:s/>[Note 30] <text:s/></text:p>
          </table:table-cell>
          <table:table-cell table:formula="oooc:=FIND(&quot;[Note&quot;;[.A443])" office:value-type="float" office:value="22">
            <text:p>22</text:p>
          </table:table-cell>
          <table:table-cell table:formula="oooc:=IF(ISERR([.B443]);LEN([.A443]);[.B443]-1)" office:value-type="float" office:value="21">
            <text:p>21</text:p>
          </table:table-cell>
          <table:table-cell table:formula="oooc:=TRIM(LEFT([.A443];[.C443]))" office:value-type="string" office:string-value="ליקויי קריאה (10593)">
            <text:p>ליקויי קריאה (10593)</text:p>
          </table:table-cell>
          <table:table-cell table:formula="oooc:=FIND(&quot;(&quot;;[.D443])" office:value-type="float" office:value="14">
            <text:p>14</text:p>
          </table:table-cell>
          <table:table-cell table:formula="oooc:=TRIM(LEFT([.D443];[.E443]-1))" office:value-type="string" office:string-value="ליקויי קריאה">
            <text:p>ליקויי קריאה</text:p>
          </table:table-cell>
          <table:table-cell table:formula="oooc:=LEFT(RIGHT([.D443];6);5)" office:value-type="string" office:string-value="10593">
            <text:p>1059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3];&quot;'&quot;;&quot;''&quot;)" office:value-type="string" office:string-value="ליקויי קריאה">
            <text:p>ליקויי קריאה</text:p>
          </table:table-cell>
          <table:table-cell table:formula="oooc:=&quot;INSERT INTO Modules (Id, Name, DepartmentId,Points,ModuleTypeId) VALUES (&quot;&amp;[.G443]&amp;&quot;,N'&quot;&amp;[.K443]&amp;&quot;','&quot;&amp;[.J443]&amp;&quot;', 6, '&quot; &amp; [.M443] &amp; &quot;')&quot;" office:value-type="string" office:string-value="INSERT INTO Modules (Id, Name, DepartmentId,Points,ModuleTypeId) VALUES (10593,N'ליקויי קריאה','9905E681-D74A-42C2-8080-79FDD71AF8ED', 6, 'A8ED06D7-DFC5-4E57-86BD-CA4EE3E0F370')">
            <text:p>INSERT INTO Modules (Id, Name, DepartmentId,Points,ModuleTypeId) VALUES (10593,N'ליקויי קריאה','9905E681-D74A-42C2-8080-79FDD71AF8ED', 6, 'A8ED06D7-DFC5-4E57-86BD-CA4EE3E0F370')</text:p>
          </table:table-cell>
          <table:table-cell table:formula="oooc:=IF([.I443]=[.$O$5];[.$P$6];IF(ISERR(FIND([.$O$6];[.K443])) = 0;[.$P$5];IF(ISERR(FIND([.$O$7];[.K44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ן יהודים לנוצרים (ברוסית) (42143) [Note 24] <text:s/>[Note 27] <text:s/></text:p>
          </table:table-cell>
          <table:table-cell table:formula="oooc:=FIND(&quot;[Note&quot;;[.A444])" office:value-type="float" office:value="37">
            <text:p>37</text:p>
          </table:table-cell>
          <table:table-cell table:formula="oooc:=IF(ISERR([.B444]);LEN([.A444]);[.B444]-1)" office:value-type="float" office:value="36">
            <text:p>36</text:p>
          </table:table-cell>
          <table:table-cell table:formula="oooc:=TRIM(LEFT([.A444];[.C444]))" office:value-type="string" office:string-value="בין יהודים לנוצרים (ברוסית) (42143)">
            <text:p>בין יהודים לנוצרים (ברוסית) (42143)</text:p>
          </table:table-cell>
          <table:table-cell table:formula="oooc:=FIND(&quot;(&quot;;[.D444])" office:value-type="float" office:value="20">
            <text:p>20</text:p>
          </table:table-cell>
          <table:table-cell table:formula="oooc:=TRIM(LEFT([.D444];[.E444]-1))" office:value-type="string" office:string-value="בין יהודים לנוצרים">
            <text:p>בין יהודים לנוצרים</text:p>
          </table:table-cell>
          <table:table-cell table:formula="oooc:=LEFT(RIGHT([.D444];6);5)" office:value-type="string" office:string-value="42143">
            <text:p>4214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4];&quot;'&quot;;&quot;''&quot;)" office:value-type="string" office:string-value="בין יהודים לנוצרים">
            <text:p>בין יהודים לנוצרים</text:p>
          </table:table-cell>
          <table:table-cell table:formula="oooc:=&quot;INSERT INTO Modules (Id, Name, DepartmentId,Points,ModuleTypeId) VALUES (&quot;&amp;[.G444]&amp;&quot;,N'&quot;&amp;[.K444]&amp;&quot;','&quot;&amp;[.J444]&amp;&quot;', 6, '&quot; &amp; [.M444] &amp; &quot;')&quot;" office:value-type="string" office:string-value="INSERT INTO Modules (Id, Name, DepartmentId,Points,ModuleTypeId) VALUES (42143,N'בין יהודים לנוצרים','9905E681-D74A-42C2-8080-79FDD71AF8ED', 6, 'A8ED06D7-DFC5-4E57-86BD-CA4EE3E0F370')">
            <text:p>INSERT INTO Modules (Id, Name, DepartmentId,Points,ModuleTypeId) VALUES (42143,N'בין יהודים לנוצרים','9905E681-D74A-42C2-8080-79FDD71AF8ED', 6, 'A8ED06D7-DFC5-4E57-86BD-CA4EE3E0F370')</text:p>
          </table:table-cell>
          <table:table-cell table:formula="oooc:=IF([.I444]=[.$O$5];[.$P$6];IF(ISERR(FIND([.$O$6];[.K444])) = 0;[.$P$5];IF(ISERR(FIND([.$O$7];[.K44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גיבור ואנטי-גיבור ברומן המודרני (10107) [Note 58] <text:s/></text:p>
          </table:table-cell>
          <table:table-cell table:formula="oooc:=FIND(&quot;[Note&quot;;[.A445])" office:value-type="float" office:value="41">
            <text:p>41</text:p>
          </table:table-cell>
          <table:table-cell table:formula="oooc:=IF(ISERR([.B445]);LEN([.A445]);[.B445]-1)" office:value-type="float" office:value="40">
            <text:p>40</text:p>
          </table:table-cell>
          <table:table-cell table:formula="oooc:=TRIM(LEFT([.A445];[.C445]))" office:value-type="string" office:string-value="גיבור ואנטי-גיבור ברומן המודרני (10107)">
            <text:p>גיבור ואנטי-גיבור ברומן המודרני (10107)</text:p>
          </table:table-cell>
          <table:table-cell table:formula="oooc:=FIND(&quot;(&quot;;[.D445])" office:value-type="float" office:value="33">
            <text:p>33</text:p>
          </table:table-cell>
          <table:table-cell table:formula="oooc:=TRIM(LEFT([.D445];[.E445]-1))" office:value-type="string" office:string-value="גיבור ואנטי-גיבור ברומן המודרני">
            <text:p>גיבור ואנטי-גיבור ברומן המודרני</text:p>
          </table:table-cell>
          <table:table-cell table:formula="oooc:=LEFT(RIGHT([.D445];6);5)" office:value-type="string" office:string-value="10107">
            <text:p>10107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5];&quot;'&quot;;&quot;''&quot;)" office:value-type="string" office:string-value="גיבור ואנטי-גיבור ברומן המודרני">
            <text:p>גיבור ואנטי-גיבור ברומן המודרני</text:p>
          </table:table-cell>
          <table:table-cell table:formula="oooc:=&quot;INSERT INTO Modules (Id, Name, DepartmentId,Points,ModuleTypeId) VALUES (&quot;&amp;[.G445]&amp;&quot;,N'&quot;&amp;[.K445]&amp;&quot;','&quot;&amp;[.J445]&amp;&quot;', 6, '&quot; &amp; [.M445] &amp; &quot;')&quot;" office:value-type="string" office:string-value="INSERT INTO Modules (Id, Name, DepartmentId,Points,ModuleTypeId) VALUES (10107,N'גיבור ואנטי-גיבור ברומן המודרני','9905E681-D74A-42C2-8080-79FDD71AF8ED', 6, 'A8ED06D7-DFC5-4E57-86BD-CA4EE3E0F370')">
            <text:p>INSERT INTO Modules (Id, Name, DepartmentId,Points,ModuleTypeId) VALUES (10107,N'גיבור ואנטי-גיבור ברומן המודרני','9905E681-D74A-42C2-8080-79FDD71AF8ED', 6, 'A8ED06D7-DFC5-4E57-86BD-CA4EE3E0F370')</text:p>
          </table:table-cell>
          <table:table-cell table:formula="oooc:=IF([.I445]=[.$O$5];[.$P$6];IF(ISERR(FIND([.$O$6];[.K445])) = 0;[.$P$5];IF(ISERR(FIND([.$O$7];[.K44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רבות ההשכלה באירופה במאה ה-18. חלק א (10282)</text:p>
          </table:table-cell>
          <table:table-cell table:formula="oooc:=FIND(&quot;[Note&quot;;[.A446])" office:value-type="float" office:value="0">
            <text:p>#VALUE!</text:p>
          </table:table-cell>
          <table:table-cell table:formula="oooc:=IF(ISERR([.B446]);LEN([.A446]);[.B446]-1)" office:value-type="float" office:value="45">
            <text:p>45</text:p>
          </table:table-cell>
          <table:table-cell table:formula="oooc:=TRIM(LEFT([.A446];[.C446]))" office:value-type="string" office:string-value="תרבות ההשכלה באירופה במאה ה-18. חלק א (10282)">
            <text:p>תרבות ההשכלה באירופה במאה ה-18. חלק א (10282)</text:p>
          </table:table-cell>
          <table:table-cell table:formula="oooc:=FIND(&quot;(&quot;;[.D446])" office:value-type="float" office:value="39">
            <text:p>39</text:p>
          </table:table-cell>
          <table:table-cell table:formula="oooc:=TRIM(LEFT([.D446];[.E446]-1))" office:value-type="string" office:string-value="תרבות ההשכלה באירופה במאה ה-18. חלק א">
            <text:p>תרבות ההשכלה באירופה במאה ה-18. חלק א</text:p>
          </table:table-cell>
          <table:table-cell table:formula="oooc:=LEFT(RIGHT([.D446];6);5)" office:value-type="string" office:string-value="10282">
            <text:p>1028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6];&quot;'&quot;;&quot;''&quot;)" office:value-type="string" office:string-value="תרבות ההשכלה באירופה במאה ה-18. חלק א">
            <text:p>תרבות ההשכלה באירופה במאה ה-18. חלק א</text:p>
          </table:table-cell>
          <table:table-cell table:formula="oooc:=&quot;INSERT INTO Modules (Id, Name, DepartmentId,Points,ModuleTypeId) VALUES (&quot;&amp;[.G446]&amp;&quot;,N'&quot;&amp;[.K446]&amp;&quot;','&quot;&amp;[.J446]&amp;&quot;', 6, '&quot; &amp; [.M446] &amp; &quot;')&quot;" office:value-type="string" office:string-value="INSERT INTO Modules (Id, Name, DepartmentId,Points,ModuleTypeId) VALUES (10282,N'תרבות ההשכלה באירופה במאה ה-18. חלק א','9905E681-D74A-42C2-8080-79FDD71AF8ED', 6, 'A8ED06D7-DFC5-4E57-86BD-CA4EE3E0F370')">
            <text:p>INSERT INTO Modules (Id, Name, DepartmentId,Points,ModuleTypeId) VALUES (10282,N'תרבות ההשכלה באירופה במאה ה-18. חלק א','9905E681-D74A-42C2-8080-79FDD71AF8ED', 6, 'A8ED06D7-DFC5-4E57-86BD-CA4EE3E0F370')</text:p>
          </table:table-cell>
          <table:table-cell table:formula="oooc:=IF([.I446]=[.$O$5];[.$P$6];IF(ISERR(FIND([.$O$6];[.K446])) = 0;[.$P$5];IF(ISERR(FIND([.$O$7];[.K44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אנתרופולוגיה (10153) [Note 24] <text:s/>[Note 34] <text:s/></text:p>
          </table:table-cell>
          <table:table-cell table:formula="oooc:=FIND(&quot;[Note&quot;;[.A447])" office:value-type="float" office:value="28">
            <text:p>28</text:p>
          </table:table-cell>
          <table:table-cell table:formula="oooc:=IF(ISERR([.B447]);LEN([.A447]);[.B447]-1)" office:value-type="float" office:value="27">
            <text:p>27</text:p>
          </table:table-cell>
          <table:table-cell table:formula="oooc:=TRIM(LEFT([.A447];[.C447]))" office:value-type="string" office:string-value="מבוא לאנתרופולוגיה (10153)">
            <text:p>מבוא לאנתרופולוגיה (10153)</text:p>
          </table:table-cell>
          <table:table-cell table:formula="oooc:=FIND(&quot;(&quot;;[.D447])" office:value-type="float" office:value="20">
            <text:p>20</text:p>
          </table:table-cell>
          <table:table-cell table:formula="oooc:=TRIM(LEFT([.D447];[.E447]-1))" office:value-type="string" office:string-value="מבוא לאנתרופולוגיה">
            <text:p>מבוא לאנתרופולוגיה</text:p>
          </table:table-cell>
          <table:table-cell table:formula="oooc:=LEFT(RIGHT([.D447];6);5)" office:value-type="string" office:string-value="10153">
            <text:p>1015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7];&quot;'&quot;;&quot;''&quot;)" office:value-type="string" office:string-value="מבוא לאנתרופולוגיה">
            <text:p>מבוא לאנתרופולוגיה</text:p>
          </table:table-cell>
          <table:table-cell table:formula="oooc:=&quot;INSERT INTO Modules (Id, Name, DepartmentId,Points,ModuleTypeId) VALUES (&quot;&amp;[.G447]&amp;&quot;,N'&quot;&amp;[.K447]&amp;&quot;','&quot;&amp;[.J447]&amp;&quot;', 6, '&quot; &amp; [.M447] &amp; &quot;')&quot;" office:value-type="string" office:string-value="INSERT INTO Modules (Id, Name, DepartmentId,Points,ModuleTypeId) VALUES (10153,N'מבוא לאנתרופולוגיה','9905E681-D74A-42C2-8080-79FDD71AF8ED', 6, 'A8ED06D7-DFC5-4E57-86BD-CA4EE3E0F370')">
            <text:p>INSERT INTO Modules (Id, Name, DepartmentId,Points,ModuleTypeId) VALUES (10153,N'מבוא לאנתרופולוגיה','9905E681-D74A-42C2-8080-79FDD71AF8ED', 6, 'A8ED06D7-DFC5-4E57-86BD-CA4EE3E0F370')</text:p>
          </table:table-cell>
          <table:table-cell table:formula="oooc:=IF([.I447]=[.$O$5];[.$P$6];IF(ISERR(FIND([.$O$6];[.K447])) = 0;[.$P$5];IF(ISERR(FIND([.$O$7];[.K44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לדות הקולנוע: מהוליווד הקלאסית (10683) [Note 26] <text:s/>[Note 52] <text:s/></text:p>
          </table:table-cell>
          <table:table-cell table:formula="oooc:=FIND(&quot;[Note&quot;;[.A448])" office:value-type="float" office:value="42">
            <text:p>42</text:p>
          </table:table-cell>
          <table:table-cell table:formula="oooc:=IF(ISERR([.B448]);LEN([.A448]);[.B448]-1)" office:value-type="float" office:value="41">
            <text:p>41</text:p>
          </table:table-cell>
          <table:table-cell table:formula="oooc:=TRIM(LEFT([.A448];[.C448]))" office:value-type="string" office:string-value="תולדות הקולנוע: מהוליווד הקלאסית (10683)">
            <text:p>תולדות הקולנוע: מהוליווד הקלאסית (10683)</text:p>
          </table:table-cell>
          <table:table-cell table:formula="oooc:=FIND(&quot;(&quot;;[.D448])" office:value-type="float" office:value="34">
            <text:p>34</text:p>
          </table:table-cell>
          <table:table-cell table:formula="oooc:=TRIM(LEFT([.D448];[.E448]-1))" office:value-type="string" office:string-value="תולדות הקולנוע: מהוליווד הקלאסית">
            <text:p>תולדות הקולנוע: מהוליווד הקלאסית</text:p>
          </table:table-cell>
          <table:table-cell table:formula="oooc:=LEFT(RIGHT([.D448];6);5)" office:value-type="string" office:string-value="10683">
            <text:p>1068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8];&quot;'&quot;;&quot;''&quot;)" office:value-type="string" office:string-value="תולדות הקולנוע: מהוליווד הקלאסית">
            <text:p>תולדות הקולנוע: מהוליווד הקלאסית</text:p>
          </table:table-cell>
          <table:table-cell table:formula="oooc:=&quot;INSERT INTO Modules (Id, Name, DepartmentId,Points,ModuleTypeId) VALUES (&quot;&amp;[.G448]&amp;&quot;,N'&quot;&amp;[.K448]&amp;&quot;','&quot;&amp;[.J448]&amp;&quot;', 6, '&quot; &amp; [.M448] &amp; &quot;')&quot;" office:value-type="string" office:string-value="INSERT INTO Modules (Id, Name, DepartmentId,Points,ModuleTypeId) VALUES (10683,N'תולדות הקולנוע: מהוליווד הקלאסית','9905E681-D74A-42C2-8080-79FDD71AF8ED', 6, 'A8ED06D7-DFC5-4E57-86BD-CA4EE3E0F370')">
            <text:p>INSERT INTO Modules (Id, Name, DepartmentId,Points,ModuleTypeId) VALUES (10683,N'תולדות הקולנוע: מהוליווד הקלאסית','9905E681-D74A-42C2-8080-79FDD71AF8ED', 6, 'A8ED06D7-DFC5-4E57-86BD-CA4EE3E0F370')</text:p>
          </table:table-cell>
          <table:table-cell table:formula="oooc:=IF([.I448]=[.$O$5];[.$P$6];IF(ISERR(FIND([.$O$6];[.K448])) = 0;[.$P$5];IF(ISERR(FIND([.$O$7];[.K44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ג'נוסייד (רצח עם) (10664)</text:p>
          </table:table-cell>
          <table:table-cell table:formula="oooc:=FIND(&quot;[Note&quot;;[.A449])" office:value-type="float" office:value="0">
            <text:p>#VALUE!</text:p>
          </table:table-cell>
          <table:table-cell table:formula="oooc:=IF(ISERR([.B449]);LEN([.A449]);[.B449]-1)" office:value-type="float" office:value="25">
            <text:p>25</text:p>
          </table:table-cell>
          <table:table-cell table:formula="oooc:=TRIM(LEFT([.A449];[.C449]))" office:value-type="string" office:string-value="ג'נוסייד (רצח עם) (10664)">
            <text:p>ג'נוסייד (רצח עם) (10664)</text:p>
          </table:table-cell>
          <table:table-cell table:formula="oooc:=FIND(&quot;(&quot;;[.D449])" office:value-type="float" office:value="10">
            <text:p>10</text:p>
          </table:table-cell>
          <table:table-cell table:formula="oooc:=TRIM(LEFT([.D449];[.E449]-1))" office:value-type="string" office:string-value="ג'נוסייד">
            <text:p>ג'נוסייד</text:p>
          </table:table-cell>
          <table:table-cell table:formula="oooc:=LEFT(RIGHT([.D449];6);5)" office:value-type="string" office:string-value="10664">
            <text:p>1066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49];&quot;'&quot;;&quot;''&quot;)" office:value-type="string" office:string-value="ג''נוסייד">
            <text:p>ג''נוסייד</text:p>
          </table:table-cell>
          <table:table-cell table:formula="oooc:=&quot;INSERT INTO Modules (Id, Name, DepartmentId,Points,ModuleTypeId) VALUES (&quot;&amp;[.G449]&amp;&quot;,N'&quot;&amp;[.K449]&amp;&quot;','&quot;&amp;[.J449]&amp;&quot;', 6, '&quot; &amp; [.M449] &amp; &quot;')&quot;" office:value-type="string" office:string-value="INSERT INTO Modules (Id, Name, DepartmentId,Points,ModuleTypeId) VALUES (10664,N'ג''נוסייד','9905E681-D74A-42C2-8080-79FDD71AF8ED', 6, 'A8ED06D7-DFC5-4E57-86BD-CA4EE3E0F370')">
            <text:p>INSERT INTO Modules (Id, Name, DepartmentId,Points,ModuleTypeId) VALUES (10664,N'ג''נוסייד','9905E681-D74A-42C2-8080-79FDD71AF8ED', 6, 'A8ED06D7-DFC5-4E57-86BD-CA4EE3E0F370')</text:p>
          </table:table-cell>
          <table:table-cell table:formula="oooc:=IF([.I449]=[.$O$5];[.$P$6];IF(ISERR(FIND([.$O$6];[.K449])) = 0;[.$P$5];IF(ISERR(FIND([.$O$7];[.K44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מצעי תקשורת המונים בישראל (10612)</text:p>
          </table:table-cell>
          <table:table-cell table:formula="oooc:=FIND(&quot;[Note&quot;;[.A450])" office:value-type="float" office:value="0">
            <text:p>#VALUE!</text:p>
          </table:table-cell>
          <table:table-cell table:formula="oooc:=IF(ISERR([.B450]);LEN([.A450]);[.B450]-1)" office:value-type="float" office:value="34">
            <text:p>34</text:p>
          </table:table-cell>
          <table:table-cell table:formula="oooc:=TRIM(LEFT([.A450];[.C450]))" office:value-type="string" office:string-value="אמצעי תקשורת המונים בישראל (10612)">
            <text:p>אמצעי תקשורת המונים בישראל (10612)</text:p>
          </table:table-cell>
          <table:table-cell table:formula="oooc:=FIND(&quot;(&quot;;[.D450])" office:value-type="float" office:value="28">
            <text:p>28</text:p>
          </table:table-cell>
          <table:table-cell table:formula="oooc:=TRIM(LEFT([.D450];[.E450]-1))" office:value-type="string" office:string-value="אמצעי תקשורת המונים בישראל">
            <text:p>אמצעי תקשורת המונים בישראל</text:p>
          </table:table-cell>
          <table:table-cell table:formula="oooc:=LEFT(RIGHT([.D450];6);5)" office:value-type="string" office:string-value="10612">
            <text:p>10612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0];&quot;'&quot;;&quot;''&quot;)" office:value-type="string" office:string-value="אמצעי תקשורת המונים בישראל">
            <text:p>אמצעי תקשורת המונים בישראל</text:p>
          </table:table-cell>
          <table:table-cell table:formula="oooc:=&quot;INSERT INTO Modules (Id, Name, DepartmentId,Points,ModuleTypeId) VALUES (&quot;&amp;[.G450]&amp;&quot;,N'&quot;&amp;[.K450]&amp;&quot;','&quot;&amp;[.J450]&amp;&quot;', 6, '&quot; &amp; [.M450] &amp; &quot;')&quot;" office:value-type="string" office:string-value="INSERT INTO Modules (Id, Name, DepartmentId,Points,ModuleTypeId) VALUES (10612,N'אמצעי תקשורת המונים בישראל','9905E681-D74A-42C2-8080-79FDD71AF8ED', 6, 'A8ED06D7-DFC5-4E57-86BD-CA4EE3E0F370')">
            <text:p>INSERT INTO Modules (Id, Name, DepartmentId,Points,ModuleTypeId) VALUES (10612,N'אמצעי תקשורת המונים בישראל','9905E681-D74A-42C2-8080-79FDD71AF8ED', 6, 'A8ED06D7-DFC5-4E57-86BD-CA4EE3E0F370')</text:p>
          </table:table-cell>
          <table:table-cell table:formula="oooc:=IF([.I450]=[.$O$5];[.$P$6];IF(ISERR(FIND([.$O$6];[.K450])) = 0;[.$P$5];IF(ISERR(FIND([.$O$7];[.K45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עיית הגוף והנפש (22004) [Note 22] <text:s/>[Note 47] <text:s/>[Note 48] <text:s/></text:p>
          </table:table-cell>
          <table:table-cell table:formula="oooc:=FIND(&quot;[Note&quot;;[.A451])" office:value-type="float" office:value="26">
            <text:p>26</text:p>
          </table:table-cell>
          <table:table-cell table:formula="oooc:=IF(ISERR([.B451]);LEN([.A451]);[.B451]-1)" office:value-type="float" office:value="25">
            <text:p>25</text:p>
          </table:table-cell>
          <table:table-cell table:formula="oooc:=TRIM(LEFT([.A451];[.C451]))" office:value-type="string" office:string-value="בעיית הגוף והנפש (22004)">
            <text:p>בעיית הגוף והנפש (22004)</text:p>
          </table:table-cell>
          <table:table-cell table:formula="oooc:=FIND(&quot;(&quot;;[.D451])" office:value-type="float" office:value="18">
            <text:p>18</text:p>
          </table:table-cell>
          <table:table-cell table:formula="oooc:=TRIM(LEFT([.D451];[.E451]-1))" office:value-type="string" office:string-value="בעיית הגוף והנפש">
            <text:p>בעיית הגוף והנפש</text:p>
          </table:table-cell>
          <table:table-cell table:formula="oooc:=LEFT(RIGHT([.D451];6);5)" office:value-type="string" office:string-value="22004">
            <text:p>2200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1];&quot;'&quot;;&quot;''&quot;)" office:value-type="string" office:string-value="בעיית הגוף והנפש">
            <text:p>בעיית הגוף והנפש</text:p>
          </table:table-cell>
          <table:table-cell table:formula="oooc:=&quot;INSERT INTO Modules (Id, Name, DepartmentId,Points,ModuleTypeId) VALUES (&quot;&amp;[.G451]&amp;&quot;,N'&quot;&amp;[.K451]&amp;&quot;','&quot;&amp;[.J451]&amp;&quot;', 6, '&quot; &amp; [.M451] &amp; &quot;')&quot;" office:value-type="string" office:string-value="INSERT INTO Modules (Id, Name, DepartmentId,Points,ModuleTypeId) VALUES (22004,N'בעיית הגוף והנפש','9905E681-D74A-42C2-8080-79FDD71AF8ED', 6, 'A8ED06D7-DFC5-4E57-86BD-CA4EE3E0F370')">
            <text:p>INSERT INTO Modules (Id, Name, DepartmentId,Points,ModuleTypeId) VALUES (22004,N'בעיית הגוף והנפש','9905E681-D74A-42C2-8080-79FDD71AF8ED', 6, 'A8ED06D7-DFC5-4E57-86BD-CA4EE3E0F370')</text:p>
          </table:table-cell>
          <table:table-cell table:formula="oooc:=IF([.I451]=[.$O$5];[.$P$6];IF(ISERR(FIND([.$O$6];[.K451])) = 0;[.$P$5];IF(ISERR(FIND([.$O$7];[.K45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יאוריות דמוקרטיות בנות זמננו (12008) [Note 47] <text:s/></text:p>
          </table:table-cell>
          <table:table-cell table:formula="oooc:=FIND(&quot;[Note&quot;;[.A452])" office:value-type="float" office:value="39">
            <text:p>39</text:p>
          </table:table-cell>
          <table:table-cell table:formula="oooc:=IF(ISERR([.B452]);LEN([.A452]);[.B452]-1)" office:value-type="float" office:value="38">
            <text:p>38</text:p>
          </table:table-cell>
          <table:table-cell table:formula="oooc:=TRIM(LEFT([.A452];[.C452]))" office:value-type="string" office:string-value="תיאוריות דמוקרטיות בנות זמננו (12008)">
            <text:p>תיאוריות דמוקרטיות בנות זמננו (12008)</text:p>
          </table:table-cell>
          <table:table-cell table:formula="oooc:=FIND(&quot;(&quot;;[.D452])" office:value-type="float" office:value="31">
            <text:p>31</text:p>
          </table:table-cell>
          <table:table-cell table:formula="oooc:=TRIM(LEFT([.D452];[.E452]-1))" office:value-type="string" office:string-value="תיאוריות דמוקרטיות בנות זמננו">
            <text:p>תיאוריות דמוקרטיות בנות זמננו</text:p>
          </table:table-cell>
          <table:table-cell table:formula="oooc:=LEFT(RIGHT([.D452];6);5)" office:value-type="string" office:string-value="12008">
            <text:p>1200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2];&quot;'&quot;;&quot;''&quot;)" office:value-type="string" office:string-value="תיאוריות דמוקרטיות בנות זמננו">
            <text:p>תיאוריות דמוקרטיות בנות זמננו</text:p>
          </table:table-cell>
          <table:table-cell table:formula="oooc:=&quot;INSERT INTO Modules (Id, Name, DepartmentId,Points,ModuleTypeId) VALUES (&quot;&amp;[.G452]&amp;&quot;,N'&quot;&amp;[.K452]&amp;&quot;','&quot;&amp;[.J452]&amp;&quot;', 6, '&quot; &amp; [.M452] &amp; &quot;')&quot;" office:value-type="string" office:string-value="INSERT INTO Modules (Id, Name, DepartmentId,Points,ModuleTypeId) VALUES (12008,N'תיאוריות דמוקרטיות בנות זמננו','9905E681-D74A-42C2-8080-79FDD71AF8ED', 6, 'A8ED06D7-DFC5-4E57-86BD-CA4EE3E0F370')">
            <text:p>INSERT INTO Modules (Id, Name, DepartmentId,Points,ModuleTypeId) VALUES (12008,N'תיאוריות דמוקרטיות בנות זמננו','9905E681-D74A-42C2-8080-79FDD71AF8ED', 6, 'A8ED06D7-DFC5-4E57-86BD-CA4EE3E0F370')</text:p>
          </table:table-cell>
          <table:table-cell table:formula="oooc:=IF([.I452]=[.$O$5];[.$P$6];IF(ISERR(FIND([.$O$6];[.K452])) = 0;[.$P$5];IF(ISERR(FIND([.$O$7];[.K45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וגיות בחקר הלאומיות (10374) [Note 5] <text:s/>[Note 22] <text:s/>[Note 47] <text:s/>[Note 69] <text:s/></text:p>
          </table:table-cell>
          <table:table-cell table:formula="oooc:=FIND(&quot;[Note&quot;;[.A453])" office:value-type="float" office:value="30">
            <text:p>30</text:p>
          </table:table-cell>
          <table:table-cell table:formula="oooc:=IF(ISERR([.B453]);LEN([.A453]);[.B453]-1)" office:value-type="float" office:value="29">
            <text:p>29</text:p>
          </table:table-cell>
          <table:table-cell table:formula="oooc:=TRIM(LEFT([.A453];[.C453]))" office:value-type="string" office:string-value="סוגיות בחקר הלאומיות (10374)">
            <text:p>סוגיות בחקר הלאומיות (10374)</text:p>
          </table:table-cell>
          <table:table-cell table:formula="oooc:=FIND(&quot;(&quot;;[.D453])" office:value-type="float" office:value="22">
            <text:p>22</text:p>
          </table:table-cell>
          <table:table-cell table:formula="oooc:=TRIM(LEFT([.D453];[.E453]-1))" office:value-type="string" office:string-value="סוגיות בחקר הלאומיות">
            <text:p>סוגיות בחקר הלאומיות</text:p>
          </table:table-cell>
          <table:table-cell table:formula="oooc:=LEFT(RIGHT([.D453];6);5)" office:value-type="string" office:string-value="10374">
            <text:p>1037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3];&quot;'&quot;;&quot;''&quot;)" office:value-type="string" office:string-value="סוגיות בחקר הלאומיות">
            <text:p>סוגיות בחקר הלאומיות</text:p>
          </table:table-cell>
          <table:table-cell table:formula="oooc:=&quot;INSERT INTO Modules (Id, Name, DepartmentId,Points,ModuleTypeId) VALUES (&quot;&amp;[.G453]&amp;&quot;,N'&quot;&amp;[.K453]&amp;&quot;','&quot;&amp;[.J453]&amp;&quot;', 6, '&quot; &amp; [.M453] &amp; &quot;')&quot;" office:value-type="string" office:string-value="INSERT INTO Modules (Id, Name, DepartmentId,Points,ModuleTypeId) VALUES (10374,N'סוגיות בחקר הלאומיות','9905E681-D74A-42C2-8080-79FDD71AF8ED', 6, 'A8ED06D7-DFC5-4E57-86BD-CA4EE3E0F370')">
            <text:p>INSERT INTO Modules (Id, Name, DepartmentId,Points,ModuleTypeId) VALUES (10374,N'סוגיות בחקר הלאומיות','9905E681-D74A-42C2-8080-79FDD71AF8ED', 6, 'A8ED06D7-DFC5-4E57-86BD-CA4EE3E0F370')</text:p>
          </table:table-cell>
          <table:table-cell table:formula="oooc:=IF([.I453]=[.$O$5];[.$P$6];IF(ISERR(FIND([.$O$6];[.K453])) = 0;[.$P$5];IF(ISERR(FIND([.$O$7];[.K45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שון ותקשורת (10668) [Note 24] <text:s/></text:p>
          </table:table-cell>
          <table:table-cell table:formula="oooc:=FIND(&quot;[Note&quot;;[.A454])" office:value-type="float" office:value="22">
            <text:p>22</text:p>
          </table:table-cell>
          <table:table-cell table:formula="oooc:=IF(ISERR([.B454]);LEN([.A454]);[.B454]-1)" office:value-type="float" office:value="21">
            <text:p>21</text:p>
          </table:table-cell>
          <table:table-cell table:formula="oooc:=TRIM(LEFT([.A454];[.C454]))" office:value-type="string" office:string-value="לשון ותקשורת (10668)">
            <text:p>לשון ותקשורת (10668)</text:p>
          </table:table-cell>
          <table:table-cell table:formula="oooc:=FIND(&quot;(&quot;;[.D454])" office:value-type="float" office:value="14">
            <text:p>14</text:p>
          </table:table-cell>
          <table:table-cell table:formula="oooc:=TRIM(LEFT([.D454];[.E454]-1))" office:value-type="string" office:string-value="לשון ותקשורת">
            <text:p>לשון ותקשורת</text:p>
          </table:table-cell>
          <table:table-cell table:formula="oooc:=LEFT(RIGHT([.D454];6);5)" office:value-type="string" office:string-value="10668">
            <text:p>1066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4];&quot;'&quot;;&quot;''&quot;)" office:value-type="string" office:string-value="לשון ותקשורת">
            <text:p>לשון ותקשורת</text:p>
          </table:table-cell>
          <table:table-cell table:formula="oooc:=&quot;INSERT INTO Modules (Id, Name, DepartmentId,Points,ModuleTypeId) VALUES (&quot;&amp;[.G454]&amp;&quot;,N'&quot;&amp;[.K454]&amp;&quot;','&quot;&amp;[.J454]&amp;&quot;', 6, '&quot; &amp; [.M454] &amp; &quot;')&quot;" office:value-type="string" office:string-value="INSERT INTO Modules (Id, Name, DepartmentId,Points,ModuleTypeId) VALUES (10668,N'לשון ותקשורת','9905E681-D74A-42C2-8080-79FDD71AF8ED', 6, 'A8ED06D7-DFC5-4E57-86BD-CA4EE3E0F370')">
            <text:p>INSERT INTO Modules (Id, Name, DepartmentId,Points,ModuleTypeId) VALUES (10668,N'לשון ותקשורת','9905E681-D74A-42C2-8080-79FDD71AF8ED', 6, 'A8ED06D7-DFC5-4E57-86BD-CA4EE3E0F370')</text:p>
          </table:table-cell>
          <table:table-cell table:formula="oooc:=IF([.I454]=[.$O$5];[.$P$6];IF(ISERR(FIND([.$O$6];[.K454])) = 0;[.$P$5];IF(ISERR(FIND([.$O$7];[.K45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ין בדיון לממשות - סוגים בסיפור הישראלי (10259) [Note 58] <text:s/></text:p>
          </table:table-cell>
          <table:table-cell table:formula="oooc:=FIND(&quot;[Note&quot;;[.A455])" office:value-type="float" office:value="49">
            <text:p>49</text:p>
          </table:table-cell>
          <table:table-cell table:formula="oooc:=IF(ISERR([.B455]);LEN([.A455]);[.B455]-1)" office:value-type="float" office:value="48">
            <text:p>48</text:p>
          </table:table-cell>
          <table:table-cell table:formula="oooc:=TRIM(LEFT([.A455];[.C455]))" office:value-type="string" office:string-value="בין בדיון לממשות - סוגים בסיפור הישראלי (10259)">
            <text:p>בין בדיון לממשות - סוגים בסיפור הישראלי (10259)</text:p>
          </table:table-cell>
          <table:table-cell table:formula="oooc:=FIND(&quot;(&quot;;[.D455])" office:value-type="float" office:value="41">
            <text:p>41</text:p>
          </table:table-cell>
          <table:table-cell table:formula="oooc:=TRIM(LEFT([.D455];[.E455]-1))" office:value-type="string" office:string-value="בין בדיון לממשות - סוגים בסיפור הישראלי">
            <text:p>בין בדיון לממשות - סוגים בסיפור הישראלי</text:p>
          </table:table-cell>
          <table:table-cell table:formula="oooc:=LEFT(RIGHT([.D455];6);5)" office:value-type="string" office:string-value="10259">
            <text:p>1025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5];&quot;'&quot;;&quot;''&quot;)" office:value-type="string" office:string-value="בין בדיון לממשות - סוגים בסיפור הישראלי">
            <text:p>בין בדיון לממשות - סוגים בסיפור הישראלי</text:p>
          </table:table-cell>
          <table:table-cell table:formula="oooc:=&quot;INSERT INTO Modules (Id, Name, DepartmentId,Points,ModuleTypeId) VALUES (&quot;&amp;[.G455]&amp;&quot;,N'&quot;&amp;[.K455]&amp;&quot;','&quot;&amp;[.J455]&amp;&quot;', 6, '&quot; &amp; [.M455] &amp; &quot;')&quot;" office:value-type="string" office:string-value="INSERT INTO Modules (Id, Name, DepartmentId,Points,ModuleTypeId) VALUES (10259,N'בין בדיון לממשות - סוגים בסיפור הישראלי','9905E681-D74A-42C2-8080-79FDD71AF8ED', 6, 'A8ED06D7-DFC5-4E57-86BD-CA4EE3E0F370')">
            <text:p>INSERT INTO Modules (Id, Name, DepartmentId,Points,ModuleTypeId) VALUES (10259,N'בין בדיון לממשות - סוגים בסיפור הישראלי','9905E681-D74A-42C2-8080-79FDD71AF8ED', 6, 'A8ED06D7-DFC5-4E57-86BD-CA4EE3E0F370')</text:p>
          </table:table-cell>
          <table:table-cell table:formula="oooc:=IF([.I455]=[.$O$5];[.$P$6];IF(ISERR(FIND([.$O$6];[.K455])) = 0;[.$P$5];IF(ISERR(FIND([.$O$7];[.K45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ג'יין אוסטן - גישות בביקורת הספרות (10378) [Note 5] <text:s/>[Note 22] <text:s/>[Note 47] <text:s/></text:p>
          </table:table-cell>
          <table:table-cell table:formula="oooc:=FIND(&quot;[Note&quot;;[.A456])" office:value-type="float" office:value="44">
            <text:p>44</text:p>
          </table:table-cell>
          <table:table-cell table:formula="oooc:=IF(ISERR([.B456]);LEN([.A456]);[.B456]-1)" office:value-type="float" office:value="43">
            <text:p>43</text:p>
          </table:table-cell>
          <table:table-cell table:formula="oooc:=TRIM(LEFT([.A456];[.C456]))" office:value-type="string" office:string-value="ג'יין אוסטן - גישות בביקורת הספרות (10378)">
            <text:p>ג'יין אוסטן - גישות בביקורת הספרות (10378)</text:p>
          </table:table-cell>
          <table:table-cell table:formula="oooc:=FIND(&quot;(&quot;;[.D456])" office:value-type="float" office:value="36">
            <text:p>36</text:p>
          </table:table-cell>
          <table:table-cell table:formula="oooc:=TRIM(LEFT([.D456];[.E456]-1))" office:value-type="string" office:string-value="ג'יין אוסטן - גישות בביקורת הספרות">
            <text:p>ג'יין אוסטן - גישות בביקורת הספרות</text:p>
          </table:table-cell>
          <table:table-cell table:formula="oooc:=LEFT(RIGHT([.D456];6);5)" office:value-type="string" office:string-value="10378">
            <text:p>1037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6];&quot;'&quot;;&quot;''&quot;)" office:value-type="string" office:string-value="ג''יין אוסטן - גישות בביקורת הספרות">
            <text:p>ג''יין אוסטן - גישות בביקורת הספרות</text:p>
          </table:table-cell>
          <table:table-cell table:formula="oooc:=&quot;INSERT INTO Modules (Id, Name, DepartmentId,Points,ModuleTypeId) VALUES (&quot;&amp;[.G456]&amp;&quot;,N'&quot;&amp;[.K456]&amp;&quot;','&quot;&amp;[.J456]&amp;&quot;', 6, '&quot; &amp; [.M456] &amp; &quot;')&quot;" office:value-type="string" office:string-value="INSERT INTO Modules (Id, Name, DepartmentId,Points,ModuleTypeId) VALUES (10378,N'ג''יין אוסטן - גישות בביקורת הספרות','9905E681-D74A-42C2-8080-79FDD71AF8ED', 6, 'A8ED06D7-DFC5-4E57-86BD-CA4EE3E0F370')">
            <text:p>INSERT INTO Modules (Id, Name, DepartmentId,Points,ModuleTypeId) VALUES (10378,N'ג''יין אוסטן - גישות בביקורת הספרות','9905E681-D74A-42C2-8080-79FDD71AF8ED', 6, 'A8ED06D7-DFC5-4E57-86BD-CA4EE3E0F370')</text:p>
          </table:table-cell>
          <table:table-cell table:formula="oooc:=IF([.I456]=[.$O$5];[.$P$6];IF(ISERR(FIND([.$O$6];[.K456])) = 0;[.$P$5];IF(ISERR(FIND([.$O$7];[.K45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הבין סרטים - מבוא לאמנות הקולנוע (10640) [Note 26] <text:s/></text:p>
          </table:table-cell>
          <table:table-cell table:formula="oooc:=FIND(&quot;[Note&quot;;[.A457])" office:value-type="float" office:value="43">
            <text:p>43</text:p>
          </table:table-cell>
          <table:table-cell table:formula="oooc:=IF(ISERR([.B457]);LEN([.A457]);[.B457]-1)" office:value-type="float" office:value="42">
            <text:p>42</text:p>
          </table:table-cell>
          <table:table-cell table:formula="oooc:=TRIM(LEFT([.A457];[.C457]))" office:value-type="string" office:string-value="להבין סרטים - מבוא לאמנות הקולנוע (10640)">
            <text:p>להבין סרטים - מבוא לאמנות הקולנוע (10640)</text:p>
          </table:table-cell>
          <table:table-cell table:formula="oooc:=FIND(&quot;(&quot;;[.D457])" office:value-type="float" office:value="35">
            <text:p>35</text:p>
          </table:table-cell>
          <table:table-cell table:formula="oooc:=TRIM(LEFT([.D457];[.E457]-1))" office:value-type="string" office:string-value="להבין סרטים - מבוא לאמנות הקולנוע">
            <text:p>להבין סרטים - מבוא לאמנות הקולנוע</text:p>
          </table:table-cell>
          <table:table-cell table:formula="oooc:=LEFT(RIGHT([.D457];6);5)" office:value-type="string" office:string-value="10640">
            <text:p>10640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7];&quot;'&quot;;&quot;''&quot;)" office:value-type="string" office:string-value="להבין סרטים - מבוא לאמנות הקולנוע">
            <text:p>להבין סרטים - מבוא לאמנות הקולנוע</text:p>
          </table:table-cell>
          <table:table-cell table:formula="oooc:=&quot;INSERT INTO Modules (Id, Name, DepartmentId,Points,ModuleTypeId) VALUES (&quot;&amp;[.G457]&amp;&quot;,N'&quot;&amp;[.K457]&amp;&quot;','&quot;&amp;[.J457]&amp;&quot;', 6, '&quot; &amp; [.M457] &amp; &quot;')&quot;" office:value-type="string" office:string-value="INSERT INTO Modules (Id, Name, DepartmentId,Points,ModuleTypeId) VALUES (10640,N'להבין סרטים - מבוא לאמנות הקולנוע','9905E681-D74A-42C2-8080-79FDD71AF8ED', 6, 'A8ED06D7-DFC5-4E57-86BD-CA4EE3E0F370')">
            <text:p>INSERT INTO Modules (Id, Name, DepartmentId,Points,ModuleTypeId) VALUES (10640,N'להבין סרטים - מבוא לאמנות הקולנוע','9905E681-D74A-42C2-8080-79FDD71AF8ED', 6, 'A8ED06D7-DFC5-4E57-86BD-CA4EE3E0F370')</text:p>
          </table:table-cell>
          <table:table-cell table:formula="oooc:=IF([.I457]=[.$O$5];[.$P$6];IF(ISERR(FIND([.$O$6];[.K457])) = 0;[.$P$5];IF(ISERR(FIND([.$O$7];[.K45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הודה ורומא (10212)</text:p>
          </table:table-cell>
          <table:table-cell table:formula="oooc:=FIND(&quot;[Note&quot;;[.A458])" office:value-type="float" office:value="0">
            <text:p>#VALUE!</text:p>
          </table:table-cell>
          <table:table-cell table:formula="oooc:=IF(ISERR([.B458]);LEN([.A458]);[.B458]-1)" office:value-type="float" office:value="19">
            <text:p>19</text:p>
          </table:table-cell>
          <table:table-cell table:formula="oooc:=TRIM(LEFT([.A458];[.C458]))" office:value-type="string" office:string-value="יהודה ורומא (10212)">
            <text:p>יהודה ורומא (10212)</text:p>
          </table:table-cell>
          <table:table-cell table:formula="oooc:=FIND(&quot;(&quot;;[.D458])" office:value-type="float" office:value="13">
            <text:p>13</text:p>
          </table:table-cell>
          <table:table-cell table:formula="oooc:=TRIM(LEFT([.D458];[.E458]-1))" office:value-type="string" office:string-value="יהודה ורומא">
            <text:p>יהודה ורומא</text:p>
          </table:table-cell>
          <table:table-cell table:formula="oooc:=LEFT(RIGHT([.D458];6);5)" office:value-type="string" office:string-value="10212">
            <text:p>1021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8];&quot;'&quot;;&quot;''&quot;)" office:value-type="string" office:string-value="יהודה ורומא">
            <text:p>יהודה ורומא</text:p>
          </table:table-cell>
          <table:table-cell table:formula="oooc:=&quot;INSERT INTO Modules (Id, Name, DepartmentId,Points,ModuleTypeId) VALUES (&quot;&amp;[.G458]&amp;&quot;,N'&quot;&amp;[.K458]&amp;&quot;','&quot;&amp;[.J458]&amp;&quot;', 6, '&quot; &amp; [.M458] &amp; &quot;')&quot;" office:value-type="string" office:string-value="INSERT INTO Modules (Id, Name, DepartmentId,Points,ModuleTypeId) VALUES (10212,N'יהודה ורומא','9905E681-D74A-42C2-8080-79FDD71AF8ED', 6, 'A8ED06D7-DFC5-4E57-86BD-CA4EE3E0F370')">
            <text:p>INSERT INTO Modules (Id, Name, DepartmentId,Points,ModuleTypeId) VALUES (10212,N'יהודה ורומא','9905E681-D74A-42C2-8080-79FDD71AF8ED', 6, 'A8ED06D7-DFC5-4E57-86BD-CA4EE3E0F370')</text:p>
          </table:table-cell>
          <table:table-cell table:formula="oooc:=IF([.I458]=[.$O$5];[.$P$6];IF(ISERR(FIND([.$O$6];[.K458])) = 0;[.$P$5];IF(ISERR(FIND([.$O$7];[.K45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הודים בין מוסלמים: מבוא לתולדות היהודים (10499) [Note 50] <text:s/>[Note 59] <text:s/></text:p>
          </table:table-cell>
          <table:table-cell table:formula="oooc:=FIND(&quot;[Note&quot;;[.A459])" office:value-type="float" office:value="50">
            <text:p>50</text:p>
          </table:table-cell>
          <table:table-cell table:formula="oooc:=IF(ISERR([.B459]);LEN([.A459]);[.B459]-1)" office:value-type="float" office:value="49">
            <text:p>49</text:p>
          </table:table-cell>
          <table:table-cell table:formula="oooc:=TRIM(LEFT([.A459];[.C459]))" office:value-type="string" office:string-value="יהודים בין מוסלמים: מבוא לתולדות היהודים (10499)">
            <text:p>יהודים בין מוסלמים: מבוא לתולדות היהודים (10499)</text:p>
          </table:table-cell>
          <table:table-cell table:formula="oooc:=FIND(&quot;(&quot;;[.D459])" office:value-type="float" office:value="42">
            <text:p>42</text:p>
          </table:table-cell>
          <table:table-cell table:formula="oooc:=TRIM(LEFT([.D459];[.E459]-1))" office:value-type="string" office:string-value="יהודים בין מוסלמים: מבוא לתולדות היהודים">
            <text:p>יהודים בין מוסלמים: מבוא לתולדות היהודים</text:p>
          </table:table-cell>
          <table:table-cell table:formula="oooc:=LEFT(RIGHT([.D459];6);5)" office:value-type="string" office:string-value="10499">
            <text:p>1049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59];&quot;'&quot;;&quot;''&quot;)" office:value-type="string" office:string-value="יהודים בין מוסלמים: מבוא לתולדות היהודים">
            <text:p>יהודים בין מוסלמים: מבוא לתולדות היהודים</text:p>
          </table:table-cell>
          <table:table-cell table:formula="oooc:=&quot;INSERT INTO Modules (Id, Name, DepartmentId,Points,ModuleTypeId) VALUES (&quot;&amp;[.G459]&amp;&quot;,N'&quot;&amp;[.K459]&amp;&quot;','&quot;&amp;[.J459]&amp;&quot;', 6, '&quot; &amp; [.M459] &amp; &quot;')&quot;" office:value-type="string" office:string-value="INSERT INTO Modules (Id, Name, DepartmentId,Points,ModuleTypeId) VALUES (10499,N'יהודים בין מוסלמים: מבוא לתולדות היהודים','9905E681-D74A-42C2-8080-79FDD71AF8ED', 6, 'A8ED06D7-DFC5-4E57-86BD-CA4EE3E0F370')">
            <text:p>INSERT INTO Modules (Id, Name, DepartmentId,Points,ModuleTypeId) VALUES (10499,N'יהודים בין מוסלמים: מבוא לתולדות היהודים','9905E681-D74A-42C2-8080-79FDD71AF8ED', 6, 'A8ED06D7-DFC5-4E57-86BD-CA4EE3E0F370')</text:p>
          </table:table-cell>
          <table:table-cell table:formula="oooc:=IF([.I459]=[.$O$5];[.$P$6];IF(ISERR(FIND([.$O$6];[.K459])) = 0;[.$P$5];IF(ISERR(FIND([.$O$7];[.K45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רגונומיה (10702) [Note 45] <text:s/>[Note 47] <text:s/></text:p>
          </table:table-cell>
          <table:table-cell table:formula="oooc:=FIND(&quot;[Note&quot;;[.A460])" office:value-type="float" office:value="19">
            <text:p>19</text:p>
          </table:table-cell>
          <table:table-cell table:formula="oooc:=IF(ISERR([.B460]);LEN([.A460]);[.B460]-1)" office:value-type="float" office:value="18">
            <text:p>18</text:p>
          </table:table-cell>
          <table:table-cell table:formula="oooc:=TRIM(LEFT([.A460];[.C460]))" office:value-type="string" office:string-value="ארגונומיה (10702)">
            <text:p>ארגונומיה (10702)</text:p>
          </table:table-cell>
          <table:table-cell table:formula="oooc:=FIND(&quot;(&quot;;[.D460])" office:value-type="float" office:value="11">
            <text:p>11</text:p>
          </table:table-cell>
          <table:table-cell table:formula="oooc:=TRIM(LEFT([.D460];[.E460]-1))" office:value-type="string" office:string-value="ארגונומיה">
            <text:p>ארגונומיה</text:p>
          </table:table-cell>
          <table:table-cell table:formula="oooc:=LEFT(RIGHT([.D460];6);5)" office:value-type="string" office:string-value="10702">
            <text:p>10702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0];&quot;'&quot;;&quot;''&quot;)" office:value-type="string" office:string-value="ארגונומיה">
            <text:p>ארגונומיה</text:p>
          </table:table-cell>
          <table:table-cell table:formula="oooc:=&quot;INSERT INTO Modules (Id, Name, DepartmentId,Points,ModuleTypeId) VALUES (&quot;&amp;[.G460]&amp;&quot;,N'&quot;&amp;[.K460]&amp;&quot;','&quot;&amp;[.J460]&amp;&quot;', 6, '&quot; &amp; [.M460] &amp; &quot;')&quot;" office:value-type="string" office:string-value="INSERT INTO Modules (Id, Name, DepartmentId,Points,ModuleTypeId) VALUES (10702,N'ארגונומיה','9905E681-D74A-42C2-8080-79FDD71AF8ED', 6, 'A8ED06D7-DFC5-4E57-86BD-CA4EE3E0F370')">
            <text:p>INSERT INTO Modules (Id, Name, DepartmentId,Points,ModuleTypeId) VALUES (10702,N'ארגונומיה','9905E681-D74A-42C2-8080-79FDD71AF8ED', 6, 'A8ED06D7-DFC5-4E57-86BD-CA4EE3E0F370')</text:p>
          </table:table-cell>
          <table:table-cell table:formula="oooc:=IF([.I460]=[.$O$5];[.$P$6];IF(ISERR(FIND([.$O$6];[.K460])) = 0;[.$P$5];IF(ISERR(FIND([.$O$7];[.K46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ז'אנרים של המותחן בקולנוע (10911) [Note 22] <text:s/></text:p>
          </table:table-cell>
          <table:table-cell table:formula="oooc:=FIND(&quot;[Note&quot;;[.A461])" office:value-type="float" office:value="35">
            <text:p>35</text:p>
          </table:table-cell>
          <table:table-cell table:formula="oooc:=IF(ISERR([.B461]);LEN([.A461]);[.B461]-1)" office:value-type="float" office:value="34">
            <text:p>34</text:p>
          </table:table-cell>
          <table:table-cell table:formula="oooc:=TRIM(LEFT([.A461];[.C461]))" office:value-type="string" office:string-value="ז'אנרים של המותחן בקולנוע (10911)">
            <text:p>ז'אנרים של המותחן בקולנוע (10911)</text:p>
          </table:table-cell>
          <table:table-cell table:formula="oooc:=FIND(&quot;(&quot;;[.D461])" office:value-type="float" office:value="27">
            <text:p>27</text:p>
          </table:table-cell>
          <table:table-cell table:formula="oooc:=TRIM(LEFT([.D461];[.E461]-1))" office:value-type="string" office:string-value="ז'אנרים של המותחן בקולנוע">
            <text:p>ז'אנרים של המותחן בקולנוע</text:p>
          </table:table-cell>
          <table:table-cell table:formula="oooc:=LEFT(RIGHT([.D461];6);5)" office:value-type="string" office:string-value="10911">
            <text:p>1091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1];&quot;'&quot;;&quot;''&quot;)" office:value-type="string" office:string-value="ז''אנרים של המותחן בקולנוע">
            <text:p>ז''אנרים של המותחן בקולנוע</text:p>
          </table:table-cell>
          <table:table-cell table:formula="oooc:=&quot;INSERT INTO Modules (Id, Name, DepartmentId,Points,ModuleTypeId) VALUES (&quot;&amp;[.G461]&amp;&quot;,N'&quot;&amp;[.K461]&amp;&quot;','&quot;&amp;[.J461]&amp;&quot;', 6, '&quot; &amp; [.M461] &amp; &quot;')&quot;" office:value-type="string" office:string-value="INSERT INTO Modules (Id, Name, DepartmentId,Points,ModuleTypeId) VALUES (10911,N'ז''אנרים של המותחן בקולנוע','9905E681-D74A-42C2-8080-79FDD71AF8ED', 6, 'A8ED06D7-DFC5-4E57-86BD-CA4EE3E0F370')">
            <text:p>INSERT INTO Modules (Id, Name, DepartmentId,Points,ModuleTypeId) VALUES (10911,N'ז''אנרים של המותחן בקולנוע','9905E681-D74A-42C2-8080-79FDD71AF8ED', 6, 'A8ED06D7-DFC5-4E57-86BD-CA4EE3E0F370')</text:p>
          </table:table-cell>
          <table:table-cell table:formula="oooc:=IF([.I461]=[.$O$5];[.$P$6];IF(ISERR(FIND([.$O$6];[.K461])) = 0;[.$P$5];IF(ISERR(FIND([.$O$7];[.K46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לכה והגות - קווי יסוד במשנתו של הרמב"ם (10202)</text:p>
          </table:table-cell>
          <table:table-cell table:formula="oooc:=FIND(&quot;[Note&quot;;[.A462])" office:value-type="float" office:value="0">
            <text:p>#VALUE!</text:p>
          </table:table-cell>
          <table:table-cell table:formula="oooc:=IF(ISERR([.B462]);LEN([.A462]);[.B462]-1)" office:value-type="float" office:value="47">
            <text:p>47</text:p>
          </table:table-cell>
          <table:table-cell table:formula="oooc:=TRIM(LEFT([.A462];[.C462]))" office:value-type="string" office:string-value="הלכה והגות - קווי יסוד במשנתו של הרמב&quot;ם (10202)">
            <text:p>הלכה והגות - קווי יסוד במשנתו של הרמב"ם (10202)</text:p>
          </table:table-cell>
          <table:table-cell table:formula="oooc:=FIND(&quot;(&quot;;[.D462])" office:value-type="float" office:value="41">
            <text:p>41</text:p>
          </table:table-cell>
          <table:table-cell table:formula="oooc:=TRIM(LEFT([.D462];[.E462]-1))" office:value-type="string" office:string-value="הלכה והגות - קווי יסוד במשנתו של הרמב&quot;ם">
            <text:p>הלכה והגות - קווי יסוד במשנתו של הרמב"ם</text:p>
          </table:table-cell>
          <table:table-cell table:formula="oooc:=LEFT(RIGHT([.D462];6);5)" office:value-type="string" office:string-value="10202">
            <text:p>1020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2];&quot;'&quot;;&quot;''&quot;)" office:value-type="string" office:string-value="הלכה והגות - קווי יסוד במשנתו של הרמב&quot;ם">
            <text:p>הלכה והגות - קווי יסוד במשנתו של הרמב"ם</text:p>
          </table:table-cell>
          <table:table-cell table:formula="oooc:=&quot;INSERT INTO Modules (Id, Name, DepartmentId,Points,ModuleTypeId) VALUES (&quot;&amp;[.G462]&amp;&quot;,N'&quot;&amp;[.K462]&amp;&quot;','&quot;&amp;[.J462]&amp;&quot;', 6, '&quot; &amp; [.M462] &amp; &quot;')&quot;" office:value-type="string" office:string-value="INSERT INTO Modules (Id, Name, DepartmentId,Points,ModuleTypeId) VALUES (10202,N'הלכה והגות - קווי יסוד במשנתו של הרמב&quot;ם','9905E681-D74A-42C2-8080-79FDD71AF8ED', 6, 'A8ED06D7-DFC5-4E57-86BD-CA4EE3E0F370')">
            <text:p>INSERT INTO Modules (Id, Name, DepartmentId,Points,ModuleTypeId) VALUES (10202,N'הלכה והגות - קווי יסוד במשנתו של הרמב"ם','9905E681-D74A-42C2-8080-79FDD71AF8ED', 6, 'A8ED06D7-DFC5-4E57-86BD-CA4EE3E0F370')</text:p>
          </table:table-cell>
          <table:table-cell table:formula="oooc:=IF([.I462]=[.$O$5];[.$P$6];IF(ISERR(FIND([.$O$6];[.K462])) = 0;[.$P$5];IF(ISERR(FIND([.$O$7];[.K46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לדות הקולנוע מראשיתו ועד הסרט המדבר (10648)</text:p>
          </table:table-cell>
          <table:table-cell table:formula="oooc:=FIND(&quot;[Note&quot;;[.A463])" office:value-type="float" office:value="0">
            <text:p>#VALUE!</text:p>
          </table:table-cell>
          <table:table-cell table:formula="oooc:=IF(ISERR([.B463]);LEN([.A463]);[.B463]-1)" office:value-type="float" office:value="45">
            <text:p>45</text:p>
          </table:table-cell>
          <table:table-cell table:formula="oooc:=TRIM(LEFT([.A463];[.C463]))" office:value-type="string" office:string-value="תולדות הקולנוע מראשיתו ועד הסרט המדבר (10648)">
            <text:p>תולדות הקולנוע מראשיתו ועד הסרט המדבר (10648)</text:p>
          </table:table-cell>
          <table:table-cell table:formula="oooc:=FIND(&quot;(&quot;;[.D463])" office:value-type="float" office:value="39">
            <text:p>39</text:p>
          </table:table-cell>
          <table:table-cell table:formula="oooc:=TRIM(LEFT([.D463];[.E463]-1))" office:value-type="string" office:string-value="תולדות הקולנוע מראשיתו ועד הסרט המדבר">
            <text:p>תולדות הקולנוע מראשיתו ועד הסרט המדבר</text:p>
          </table:table-cell>
          <table:table-cell table:formula="oooc:=LEFT(RIGHT([.D463];6);5)" office:value-type="string" office:string-value="10648">
            <text:p>1064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3];&quot;'&quot;;&quot;''&quot;)" office:value-type="string" office:string-value="תולדות הקולנוע מראשיתו ועד הסרט המדבר">
            <text:p>תולדות הקולנוע מראשיתו ועד הסרט המדבר</text:p>
          </table:table-cell>
          <table:table-cell table:formula="oooc:=&quot;INSERT INTO Modules (Id, Name, DepartmentId,Points,ModuleTypeId) VALUES (&quot;&amp;[.G463]&amp;&quot;,N'&quot;&amp;[.K463]&amp;&quot;','&quot;&amp;[.J463]&amp;&quot;', 6, '&quot; &amp; [.M463] &amp; &quot;')&quot;" office:value-type="string" office:string-value="INSERT INTO Modules (Id, Name, DepartmentId,Points,ModuleTypeId) VALUES (10648,N'תולדות הקולנוע מראשיתו ועד הסרט המדבר','9905E681-D74A-42C2-8080-79FDD71AF8ED', 6, 'A8ED06D7-DFC5-4E57-86BD-CA4EE3E0F370')">
            <text:p>INSERT INTO Modules (Id, Name, DepartmentId,Points,ModuleTypeId) VALUES (10648,N'תולדות הקולנוע מראשיתו ועד הסרט המדבר','9905E681-D74A-42C2-8080-79FDD71AF8ED', 6, 'A8ED06D7-DFC5-4E57-86BD-CA4EE3E0F370')</text:p>
          </table:table-cell>
          <table:table-cell table:formula="oooc:=IF([.I463]=[.$O$5];[.$P$6];IF(ISERR(FIND([.$O$6];[.K463])) = 0;[.$P$5];IF(ISERR(FIND([.$O$7];[.K46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סגנון הקלאסי (10626)</text:p>
          </table:table-cell>
          <table:table-cell table:formula="oooc:=FIND(&quot;[Note&quot;;[.A464])" office:value-type="float" office:value="0">
            <text:p>#VALUE!</text:p>
          </table:table-cell>
          <table:table-cell table:formula="oooc:=IF(ISERR([.B464]);LEN([.A464]);[.B464]-1)" office:value-type="float" office:value="21">
            <text:p>21</text:p>
          </table:table-cell>
          <table:table-cell table:formula="oooc:=TRIM(LEFT([.A464];[.C464]))" office:value-type="string" office:string-value="הסגנון הקלאסי (10626)">
            <text:p>הסגנון הקלאסי (10626)</text:p>
          </table:table-cell>
          <table:table-cell table:formula="oooc:=FIND(&quot;(&quot;;[.D464])" office:value-type="float" office:value="15">
            <text:p>15</text:p>
          </table:table-cell>
          <table:table-cell table:formula="oooc:=TRIM(LEFT([.D464];[.E464]-1))" office:value-type="string" office:string-value="הסגנון הקלאסי">
            <text:p>הסגנון הקלאסי</text:p>
          </table:table-cell>
          <table:table-cell table:formula="oooc:=LEFT(RIGHT([.D464];6);5)" office:value-type="string" office:string-value="10626">
            <text:p>10626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4];&quot;'&quot;;&quot;''&quot;)" office:value-type="string" office:string-value="הסגנון הקלאסי">
            <text:p>הסגנון הקלאסי</text:p>
          </table:table-cell>
          <table:table-cell table:formula="oooc:=&quot;INSERT INTO Modules (Id, Name, DepartmentId,Points,ModuleTypeId) VALUES (&quot;&amp;[.G464]&amp;&quot;,N'&quot;&amp;[.K464]&amp;&quot;','&quot;&amp;[.J464]&amp;&quot;', 6, '&quot; &amp; [.M464] &amp; &quot;')&quot;" office:value-type="string" office:string-value="INSERT INTO Modules (Id, Name, DepartmentId,Points,ModuleTypeId) VALUES (10626,N'הסגנון הקלאסי','9905E681-D74A-42C2-8080-79FDD71AF8ED', 6, 'A8ED06D7-DFC5-4E57-86BD-CA4EE3E0F370')">
            <text:p>INSERT INTO Modules (Id, Name, DepartmentId,Points,ModuleTypeId) VALUES (10626,N'הסגנון הקלאסי','9905E681-D74A-42C2-8080-79FDD71AF8ED', 6, 'A8ED06D7-DFC5-4E57-86BD-CA4EE3E0F370')</text:p>
          </table:table-cell>
          <table:table-cell table:formula="oooc:=IF([.I464]=[.$O$5];[.$P$6];IF(ISERR(FIND([.$O$6];[.K464])) = 0;[.$P$5];IF(ISERR(FIND([.$O$7];[.K46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יתוס ואתוס בקולנוע הישראלי (10693) [Note 21] <text:s/>[Note 42] <text:s/></text:p>
          </table:table-cell>
          <table:table-cell table:formula="oooc:=FIND(&quot;[Note&quot;;[.A465])" office:value-type="float" office:value="37">
            <text:p>37</text:p>
          </table:table-cell>
          <table:table-cell table:formula="oooc:=IF(ISERR([.B465]);LEN([.A465]);[.B465]-1)" office:value-type="float" office:value="36">
            <text:p>36</text:p>
          </table:table-cell>
          <table:table-cell table:formula="oooc:=TRIM(LEFT([.A465];[.C465]))" office:value-type="string" office:string-value="מיתוס ואתוס בקולנוע הישראלי (10693)">
            <text:p>מיתוס ואתוס בקולנוע הישראלי (10693)</text:p>
          </table:table-cell>
          <table:table-cell table:formula="oooc:=FIND(&quot;(&quot;;[.D465])" office:value-type="float" office:value="29">
            <text:p>29</text:p>
          </table:table-cell>
          <table:table-cell table:formula="oooc:=TRIM(LEFT([.D465];[.E465]-1))" office:value-type="string" office:string-value="מיתוס ואתוס בקולנוע הישראלי">
            <text:p>מיתוס ואתוס בקולנוע הישראלי</text:p>
          </table:table-cell>
          <table:table-cell table:formula="oooc:=LEFT(RIGHT([.D465];6);5)" office:value-type="string" office:string-value="10693">
            <text:p>1069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5];&quot;'&quot;;&quot;''&quot;)" office:value-type="string" office:string-value="מיתוס ואתוס בקולנוע הישראלי">
            <text:p>מיתוס ואתוס בקולנוע הישראלי</text:p>
          </table:table-cell>
          <table:table-cell table:formula="oooc:=&quot;INSERT INTO Modules (Id, Name, DepartmentId,Points,ModuleTypeId) VALUES (&quot;&amp;[.G465]&amp;&quot;,N'&quot;&amp;[.K465]&amp;&quot;','&quot;&amp;[.J465]&amp;&quot;', 6, '&quot; &amp; [.M465] &amp; &quot;')&quot;" office:value-type="string" office:string-value="INSERT INTO Modules (Id, Name, DepartmentId,Points,ModuleTypeId) VALUES (10693,N'מיתוס ואתוס בקולנוע הישראלי','9905E681-D74A-42C2-8080-79FDD71AF8ED', 6, 'A8ED06D7-DFC5-4E57-86BD-CA4EE3E0F370')">
            <text:p>INSERT INTO Modules (Id, Name, DepartmentId,Points,ModuleTypeId) VALUES (10693,N'מיתוס ואתוס בקולנוע הישראלי','9905E681-D74A-42C2-8080-79FDD71AF8ED', 6, 'A8ED06D7-DFC5-4E57-86BD-CA4EE3E0F370')</text:p>
          </table:table-cell>
          <table:table-cell table:formula="oooc:=IF([.I465]=[.$O$5];[.$P$6];IF(ISERR(FIND([.$O$6];[.K465])) = 0;[.$P$5];IF(ISERR(FIND([.$O$7];[.K46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רת החול העברית בספרד המוסלמית (10647)</text:p>
          </table:table-cell>
          <table:table-cell table:formula="oooc:=FIND(&quot;[Note&quot;;[.A466])" office:value-type="float" office:value="0">
            <text:p>#VALUE!</text:p>
          </table:table-cell>
          <table:table-cell table:formula="oooc:=IF(ISERR([.B466]);LEN([.A466]);[.B466]-1)" office:value-type="float" office:value="39">
            <text:p>39</text:p>
          </table:table-cell>
          <table:table-cell table:formula="oooc:=TRIM(LEFT([.A466];[.C466]))" office:value-type="string" office:string-value="שירת החול העברית בספרד המוסלמית (10647)">
            <text:p>שירת החול העברית בספרד המוסלמית (10647)</text:p>
          </table:table-cell>
          <table:table-cell table:formula="oooc:=FIND(&quot;(&quot;;[.D466])" office:value-type="float" office:value="33">
            <text:p>33</text:p>
          </table:table-cell>
          <table:table-cell table:formula="oooc:=TRIM(LEFT([.D466];[.E466]-1))" office:value-type="string" office:string-value="שירת החול העברית בספרד המוסלמית">
            <text:p>שירת החול העברית בספרד המוסלמית</text:p>
          </table:table-cell>
          <table:table-cell table:formula="oooc:=LEFT(RIGHT([.D466];6);5)" office:value-type="string" office:string-value="10647">
            <text:p>10647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6];&quot;'&quot;;&quot;''&quot;)" office:value-type="string" office:string-value="שירת החול העברית בספרד המוסלמית">
            <text:p>שירת החול העברית בספרד המוסלמית</text:p>
          </table:table-cell>
          <table:table-cell table:formula="oooc:=&quot;INSERT INTO Modules (Id, Name, DepartmentId,Points,ModuleTypeId) VALUES (&quot;&amp;[.G466]&amp;&quot;,N'&quot;&amp;[.K466]&amp;&quot;','&quot;&amp;[.J466]&amp;&quot;', 6, '&quot; &amp; [.M466] &amp; &quot;')&quot;" office:value-type="string" office:string-value="INSERT INTO Modules (Id, Name, DepartmentId,Points,ModuleTypeId) VALUES (10647,N'שירת החול העברית בספרד המוסלמית','9905E681-D74A-42C2-8080-79FDD71AF8ED', 6, 'A8ED06D7-DFC5-4E57-86BD-CA4EE3E0F370')">
            <text:p>INSERT INTO Modules (Id, Name, DepartmentId,Points,ModuleTypeId) VALUES (10647,N'שירת החול העברית בספרד המוסלמית','9905E681-D74A-42C2-8080-79FDD71AF8ED', 6, 'A8ED06D7-DFC5-4E57-86BD-CA4EE3E0F370')</text:p>
          </table:table-cell>
          <table:table-cell table:formula="oooc:=IF([.I466]=[.$O$5];[.$P$6];IF(ISERR(FIND([.$O$6];[.K466])) = 0;[.$P$5];IF(ISERR(FIND([.$O$7];[.K46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קים במורפולוגיה עברית (10483) [Note 82] <text:s/></text:p>
          </table:table-cell>
          <table:table-cell table:formula="oooc:=FIND(&quot;[Note&quot;;[.A467])" office:value-type="float" office:value="33">
            <text:p>33</text:p>
          </table:table-cell>
          <table:table-cell table:formula="oooc:=IF(ISERR([.B467]);LEN([.A467]);[.B467]-1)" office:value-type="float" office:value="32">
            <text:p>32</text:p>
          </table:table-cell>
          <table:table-cell table:formula="oooc:=TRIM(LEFT([.A467];[.C467]))" office:value-type="string" office:string-value="פרקים במורפולוגיה עברית (10483)">
            <text:p>פרקים במורפולוגיה עברית (10483)</text:p>
          </table:table-cell>
          <table:table-cell table:formula="oooc:=FIND(&quot;(&quot;;[.D467])" office:value-type="float" office:value="25">
            <text:p>25</text:p>
          </table:table-cell>
          <table:table-cell table:formula="oooc:=TRIM(LEFT([.D467];[.E467]-1))" office:value-type="string" office:string-value="פרקים במורפולוגיה עברית">
            <text:p>פרקים במורפולוגיה עברית</text:p>
          </table:table-cell>
          <table:table-cell table:formula="oooc:=LEFT(RIGHT([.D467];6);5)" office:value-type="string" office:string-value="10483">
            <text:p>1048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7];&quot;'&quot;;&quot;''&quot;)" office:value-type="string" office:string-value="פרקים במורפולוגיה עברית">
            <text:p>פרקים במורפולוגיה עברית</text:p>
          </table:table-cell>
          <table:table-cell table:formula="oooc:=&quot;INSERT INTO Modules (Id, Name, DepartmentId,Points,ModuleTypeId) VALUES (&quot;&amp;[.G467]&amp;&quot;,N'&quot;&amp;[.K467]&amp;&quot;','&quot;&amp;[.J467]&amp;&quot;', 6, '&quot; &amp; [.M467] &amp; &quot;')&quot;" office:value-type="string" office:string-value="INSERT INTO Modules (Id, Name, DepartmentId,Points,ModuleTypeId) VALUES (10483,N'פרקים במורפולוגיה עברית','9905E681-D74A-42C2-8080-79FDD71AF8ED', 6, 'A8ED06D7-DFC5-4E57-86BD-CA4EE3E0F370')">
            <text:p>INSERT INTO Modules (Id, Name, DepartmentId,Points,ModuleTypeId) VALUES (10483,N'פרקים במורפולוגיה עברית','9905E681-D74A-42C2-8080-79FDD71AF8ED', 6, 'A8ED06D7-DFC5-4E57-86BD-CA4EE3E0F370')</text:p>
          </table:table-cell>
          <table:table-cell table:formula="oooc:=IF([.I467]=[.$O$5];[.$P$6];IF(ISERR(FIND([.$O$6];[.K467])) = 0;[.$P$5];IF(ISERR(FIND([.$O$7];[.K46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אסלאם: מבוא להיסטוריה של הדת (10432) [Note 34] <text:s/></text:p>
          </table:table-cell>
          <table:table-cell table:formula="oooc:=FIND(&quot;[Note&quot;;[.A468])" office:value-type="float" office:value="39">
            <text:p>39</text:p>
          </table:table-cell>
          <table:table-cell table:formula="oooc:=IF(ISERR([.B468]);LEN([.A468]);[.B468]-1)" office:value-type="float" office:value="38">
            <text:p>38</text:p>
          </table:table-cell>
          <table:table-cell table:formula="oooc:=TRIM(LEFT([.A468];[.C468]))" office:value-type="string" office:string-value="האסלאם: מבוא להיסטוריה של הדת (10432)">
            <text:p>האסלאם: מבוא להיסטוריה של הדת (10432)</text:p>
          </table:table-cell>
          <table:table-cell table:formula="oooc:=FIND(&quot;(&quot;;[.D468])" office:value-type="float" office:value="31">
            <text:p>31</text:p>
          </table:table-cell>
          <table:table-cell table:formula="oooc:=TRIM(LEFT([.D468];[.E468]-1))" office:value-type="string" office:string-value="האסלאם: מבוא להיסטוריה של הדת">
            <text:p>האסלאם: מבוא להיסטוריה של הדת</text:p>
          </table:table-cell>
          <table:table-cell table:formula="oooc:=LEFT(RIGHT([.D468];6);5)" office:value-type="string" office:string-value="10432">
            <text:p>1043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8];&quot;'&quot;;&quot;''&quot;)" office:value-type="string" office:string-value="האסלאם: מבוא להיסטוריה של הדת">
            <text:p>האסלאם: מבוא להיסטוריה של הדת</text:p>
          </table:table-cell>
          <table:table-cell table:formula="oooc:=&quot;INSERT INTO Modules (Id, Name, DepartmentId,Points,ModuleTypeId) VALUES (&quot;&amp;[.G468]&amp;&quot;,N'&quot;&amp;[.K468]&amp;&quot;','&quot;&amp;[.J468]&amp;&quot;', 6, '&quot; &amp; [.M468] &amp; &quot;')&quot;" office:value-type="string" office:string-value="INSERT INTO Modules (Id, Name, DepartmentId,Points,ModuleTypeId) VALUES (10432,N'האסלאם: מבוא להיסטוריה של הדת','9905E681-D74A-42C2-8080-79FDD71AF8ED', 6, 'A8ED06D7-DFC5-4E57-86BD-CA4EE3E0F370')">
            <text:p>INSERT INTO Modules (Id, Name, DepartmentId,Points,ModuleTypeId) VALUES (10432,N'האסלאם: מבוא להיסטוריה של הדת','9905E681-D74A-42C2-8080-79FDD71AF8ED', 6, 'A8ED06D7-DFC5-4E57-86BD-CA4EE3E0F370')</text:p>
          </table:table-cell>
          <table:table-cell table:formula="oooc:=IF([.I468]=[.$O$5];[.$P$6];IF(ISERR(FIND([.$O$6];[.K468])) = 0;[.$P$5];IF(ISERR(FIND([.$O$7];[.K46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לוסופיה יוונית - מתאלס עד אריסטו (10248) [Note 78] <text:s/></text:p>
          </table:table-cell>
          <table:table-cell table:formula="oooc:=FIND(&quot;[Note&quot;;[.A469])" office:value-type="float" office:value="44">
            <text:p>44</text:p>
          </table:table-cell>
          <table:table-cell table:formula="oooc:=IF(ISERR([.B469]);LEN([.A469]);[.B469]-1)" office:value-type="float" office:value="43">
            <text:p>43</text:p>
          </table:table-cell>
          <table:table-cell table:formula="oooc:=TRIM(LEFT([.A469];[.C469]))" office:value-type="string" office:string-value="פילוסופיה יוונית - מתאלס עד אריסטו (10248)">
            <text:p>פילוסופיה יוונית - מתאלס עד אריסטו (10248)</text:p>
          </table:table-cell>
          <table:table-cell table:formula="oooc:=FIND(&quot;(&quot;;[.D469])" office:value-type="float" office:value="36">
            <text:p>36</text:p>
          </table:table-cell>
          <table:table-cell table:formula="oooc:=TRIM(LEFT([.D469];[.E469]-1))" office:value-type="string" office:string-value="פילוסופיה יוונית - מתאלס עד אריסטו">
            <text:p>פילוסופיה יוונית - מתאלס עד אריסטו</text:p>
          </table:table-cell>
          <table:table-cell table:formula="oooc:=LEFT(RIGHT([.D469];6);5)" office:value-type="string" office:string-value="10248">
            <text:p>1024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69];&quot;'&quot;;&quot;''&quot;)" office:value-type="string" office:string-value="פילוסופיה יוונית - מתאלס עד אריסטו">
            <text:p>פילוסופיה יוונית - מתאלס עד אריסטו</text:p>
          </table:table-cell>
          <table:table-cell table:formula="oooc:=&quot;INSERT INTO Modules (Id, Name, DepartmentId,Points,ModuleTypeId) VALUES (&quot;&amp;[.G469]&amp;&quot;,N'&quot;&amp;[.K469]&amp;&quot;','&quot;&amp;[.J469]&amp;&quot;', 6, '&quot; &amp; [.M469] &amp; &quot;')&quot;" office:value-type="string" office:string-value="INSERT INTO Modules (Id, Name, DepartmentId,Points,ModuleTypeId) VALUES (10248,N'פילוסופיה יוונית - מתאלס עד אריסטו','9905E681-D74A-42C2-8080-79FDD71AF8ED', 6, 'A8ED06D7-DFC5-4E57-86BD-CA4EE3E0F370')">
            <text:p>INSERT INTO Modules (Id, Name, DepartmentId,Points,ModuleTypeId) VALUES (10248,N'פילוסופיה יוונית - מתאלס עד אריסטו','9905E681-D74A-42C2-8080-79FDD71AF8ED', 6, 'A8ED06D7-DFC5-4E57-86BD-CA4EE3E0F370')</text:p>
          </table:table-cell>
          <table:table-cell table:formula="oooc:=IF([.I469]=[.$O$5];[.$P$6];IF(ISERR(FIND([.$O$6];[.K469])) = 0;[.$P$5];IF(ISERR(FIND([.$O$7];[.K46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הדות גרמניה לנוכח אתגרי המודרניזציה (10573) [Note 5] <text:s/>[Note 22] <text:s/>[Note 28] <text:s/></text:p>
          </table:table-cell>
          <table:table-cell table:formula="oooc:=FIND(&quot;[Note&quot;;[.A470])" office:value-type="float" office:value="46">
            <text:p>46</text:p>
          </table:table-cell>
          <table:table-cell table:formula="oooc:=IF(ISERR([.B470]);LEN([.A470]);[.B470]-1)" office:value-type="float" office:value="45">
            <text:p>45</text:p>
          </table:table-cell>
          <table:table-cell table:formula="oooc:=TRIM(LEFT([.A470];[.C470]))" office:value-type="string" office:string-value="יהדות גרמניה לנוכח אתגרי המודרניזציה (10573)">
            <text:p>יהדות גרמניה לנוכח אתגרי המודרניזציה (10573)</text:p>
          </table:table-cell>
          <table:table-cell table:formula="oooc:=FIND(&quot;(&quot;;[.D470])" office:value-type="float" office:value="38">
            <text:p>38</text:p>
          </table:table-cell>
          <table:table-cell table:formula="oooc:=TRIM(LEFT([.D470];[.E470]-1))" office:value-type="string" office:string-value="יהדות גרמניה לנוכח אתגרי המודרניזציה">
            <text:p>יהדות גרמניה לנוכח אתגרי המודרניזציה</text:p>
          </table:table-cell>
          <table:table-cell table:formula="oooc:=LEFT(RIGHT([.D470];6);5)" office:value-type="string" office:string-value="10573">
            <text:p>1057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0];&quot;'&quot;;&quot;''&quot;)" office:value-type="string" office:string-value="יהדות גרמניה לנוכח אתגרי המודרניזציה">
            <text:p>יהדות גרמניה לנוכח אתגרי המודרניזציה</text:p>
          </table:table-cell>
          <table:table-cell table:formula="oooc:=&quot;INSERT INTO Modules (Id, Name, DepartmentId,Points,ModuleTypeId) VALUES (&quot;&amp;[.G470]&amp;&quot;,N'&quot;&amp;[.K470]&amp;&quot;','&quot;&amp;[.J470]&amp;&quot;', 6, '&quot; &amp; [.M470] &amp; &quot;')&quot;" office:value-type="string" office:string-value="INSERT INTO Modules (Id, Name, DepartmentId,Points,ModuleTypeId) VALUES (10573,N'יהדות גרמניה לנוכח אתגרי המודרניזציה','9905E681-D74A-42C2-8080-79FDD71AF8ED', 6, 'A8ED06D7-DFC5-4E57-86BD-CA4EE3E0F370')">
            <text:p>INSERT INTO Modules (Id, Name, DepartmentId,Points,ModuleTypeId) VALUES (10573,N'יהדות גרמניה לנוכח אתגרי המודרניזציה','9905E681-D74A-42C2-8080-79FDD71AF8ED', 6, 'A8ED06D7-DFC5-4E57-86BD-CA4EE3E0F370')</text:p>
          </table:table-cell>
          <table:table-cell table:formula="oooc:=IF([.I470]=[.$O$5];[.$P$6];IF(ISERR(FIND([.$O$6];[.K470])) = 0;[.$P$5];IF(ISERR(FIND([.$O$7];[.K47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הודי תימן: היסטוריה, חברה, תרבות (10565) [Note 5] <text:s/>[Note 22] <text:s/>[Note 28] <text:s/></text:p>
          </table:table-cell>
          <table:table-cell table:formula="oooc:=FIND(&quot;[Note&quot;;[.A471])" office:value-type="float" office:value="43">
            <text:p>43</text:p>
          </table:table-cell>
          <table:table-cell table:formula="oooc:=IF(ISERR([.B471]);LEN([.A471]);[.B471]-1)" office:value-type="float" office:value="42">
            <text:p>42</text:p>
          </table:table-cell>
          <table:table-cell table:formula="oooc:=TRIM(LEFT([.A471];[.C471]))" office:value-type="string" office:string-value="יהודי תימן: היסטוריה, חברה, תרבות (10565)">
            <text:p>יהודי תימן: היסטוריה, חברה, תרבות (10565)</text:p>
          </table:table-cell>
          <table:table-cell table:formula="oooc:=FIND(&quot;(&quot;;[.D471])" office:value-type="float" office:value="35">
            <text:p>35</text:p>
          </table:table-cell>
          <table:table-cell table:formula="oooc:=TRIM(LEFT([.D471];[.E471]-1))" office:value-type="string" office:string-value="יהודי תימן: היסטוריה, חברה, תרבות">
            <text:p>יהודי תימן: היסטוריה, חברה, תרבות</text:p>
          </table:table-cell>
          <table:table-cell table:formula="oooc:=LEFT(RIGHT([.D471];6);5)" office:value-type="string" office:string-value="10565">
            <text:p>1056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1];&quot;'&quot;;&quot;''&quot;)" office:value-type="string" office:string-value="יהודי תימן: היסטוריה, חברה, תרבות">
            <text:p>יהודי תימן: היסטוריה, חברה, תרבות</text:p>
          </table:table-cell>
          <table:table-cell table:formula="oooc:=&quot;INSERT INTO Modules (Id, Name, DepartmentId,Points,ModuleTypeId) VALUES (&quot;&amp;[.G471]&amp;&quot;,N'&quot;&amp;[.K471]&amp;&quot;','&quot;&amp;[.J471]&amp;&quot;', 6, '&quot; &amp; [.M471] &amp; &quot;')&quot;" office:value-type="string" office:string-value="INSERT INTO Modules (Id, Name, DepartmentId,Points,ModuleTypeId) VALUES (10565,N'יהודי תימן: היסטוריה, חברה, תרבות','9905E681-D74A-42C2-8080-79FDD71AF8ED', 6, 'A8ED06D7-DFC5-4E57-86BD-CA4EE3E0F370')">
            <text:p>INSERT INTO Modules (Id, Name, DepartmentId,Points,ModuleTypeId) VALUES (10565,N'יהודי תימן: היסטוריה, חברה, תרבות','9905E681-D74A-42C2-8080-79FDD71AF8ED', 6, 'A8ED06D7-DFC5-4E57-86BD-CA4EE3E0F370')</text:p>
          </table:table-cell>
          <table:table-cell table:formula="oooc:=IF([.I471]=[.$O$5];[.$P$6];IF(ISERR(FIND([.$O$6];[.K471])) = 0;[.$P$5];IF(ISERR(FIND([.$O$7];[.K47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סיקה ממבט ראשון (10148) [Note 84] <text:s/></text:p>
          </table:table-cell>
          <table:table-cell table:formula="oooc:=FIND(&quot;[Note&quot;;[.A472])" office:value-type="float" office:value="27">
            <text:p>27</text:p>
          </table:table-cell>
          <table:table-cell table:formula="oooc:=IF(ISERR([.B472]);LEN([.A472]);[.B472]-1)" office:value-type="float" office:value="26">
            <text:p>26</text:p>
          </table:table-cell>
          <table:table-cell table:formula="oooc:=TRIM(LEFT([.A472];[.C472]))" office:value-type="string" office:string-value="מוסיקה ממבט ראשון (10148)">
            <text:p>מוסיקה ממבט ראשון (10148)</text:p>
          </table:table-cell>
          <table:table-cell table:formula="oooc:=FIND(&quot;(&quot;;[.D472])" office:value-type="float" office:value="19">
            <text:p>19</text:p>
          </table:table-cell>
          <table:table-cell table:formula="oooc:=TRIM(LEFT([.D472];[.E472]-1))" office:value-type="string" office:string-value="מוסיקה ממבט ראשון">
            <text:p>מוסיקה ממבט ראשון</text:p>
          </table:table-cell>
          <table:table-cell table:formula="oooc:=LEFT(RIGHT([.D472];6);5)" office:value-type="string" office:string-value="10148">
            <text:p>1014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2];&quot;'&quot;;&quot;''&quot;)" office:value-type="string" office:string-value="מוסיקה ממבט ראשון">
            <text:p>מוסיקה ממבט ראשון</text:p>
          </table:table-cell>
          <table:table-cell table:formula="oooc:=&quot;INSERT INTO Modules (Id, Name, DepartmentId,Points,ModuleTypeId) VALUES (&quot;&amp;[.G472]&amp;&quot;,N'&quot;&amp;[.K472]&amp;&quot;','&quot;&amp;[.J472]&amp;&quot;', 6, '&quot; &amp; [.M472] &amp; &quot;')&quot;" office:value-type="string" office:string-value="INSERT INTO Modules (Id, Name, DepartmentId,Points,ModuleTypeId) VALUES (10148,N'מוסיקה ממבט ראשון','9905E681-D74A-42C2-8080-79FDD71AF8ED', 6, 'A8ED06D7-DFC5-4E57-86BD-CA4EE3E0F370')">
            <text:p>INSERT INTO Modules (Id, Name, DepartmentId,Points,ModuleTypeId) VALUES (10148,N'מוסיקה ממבט ראשון','9905E681-D74A-42C2-8080-79FDD71AF8ED', 6, 'A8ED06D7-DFC5-4E57-86BD-CA4EE3E0F370')</text:p>
          </table:table-cell>
          <table:table-cell table:formula="oooc:=IF([.I472]=[.$O$5];[.$P$6];IF(ISERR(FIND([.$O$6];[.K472])) = 0;[.$P$5];IF(ISERR(FIND([.$O$7];[.K47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תודולוגיה של הוראת תושב"ע ומחשבת ישראל (55155) [Note 8] <text:s/>[Note 32] <text:s/></text:p>
          </table:table-cell>
          <table:table-cell table:formula="oooc:=FIND(&quot;[Note&quot;;[.A473])" office:value-type="float" office:value="49">
            <text:p>49</text:p>
          </table:table-cell>
          <table:table-cell table:formula="oooc:=IF(ISERR([.B473]);LEN([.A473]);[.B473]-1)" office:value-type="float" office:value="48">
            <text:p>48</text:p>
          </table:table-cell>
          <table:table-cell table:formula="oooc:=TRIM(LEFT([.A473];[.C473]))" office:value-type="string" office:string-value="מתודולוגיה של הוראת תושב&quot;ע ומחשבת ישראל (55155)">
            <text:p>מתודולוגיה של הוראת תושב"ע ומחשבת ישראל (55155)</text:p>
          </table:table-cell>
          <table:table-cell table:formula="oooc:=FIND(&quot;(&quot;;[.D473])" office:value-type="float" office:value="41">
            <text:p>41</text:p>
          </table:table-cell>
          <table:table-cell table:formula="oooc:=TRIM(LEFT([.D473];[.E473]-1))" office:value-type="string" office:string-value="מתודולוגיה של הוראת תושב&quot;ע ומחשבת ישראל">
            <text:p>מתודולוגיה של הוראת תושב"ע ומחשבת ישראל</text:p>
          </table:table-cell>
          <table:table-cell table:formula="oooc:=LEFT(RIGHT([.D473];6);5)" office:value-type="string" office:string-value="55155">
            <text:p>5515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3];&quot;'&quot;;&quot;''&quot;)" office:value-type="string" office:string-value="מתודולוגיה של הוראת תושב&quot;ע ומחשבת ישראל">
            <text:p>מתודולוגיה של הוראת תושב"ע ומחשבת ישראל</text:p>
          </table:table-cell>
          <table:table-cell table:formula="oooc:=&quot;INSERT INTO Modules (Id, Name, DepartmentId,Points,ModuleTypeId) VALUES (&quot;&amp;[.G473]&amp;&quot;,N'&quot;&amp;[.K473]&amp;&quot;','&quot;&amp;[.J473]&amp;&quot;', 6, '&quot; &amp; [.M473] &amp; &quot;')&quot;" office:value-type="string" office:string-value="INSERT INTO Modules (Id, Name, DepartmentId,Points,ModuleTypeId) VALUES (55155,N'מתודולוגיה של הוראת תושב&quot;ע ומחשבת ישראל','9905E681-D74A-42C2-8080-79FDD71AF8ED', 6, 'A8ED06D7-DFC5-4E57-86BD-CA4EE3E0F370')">
            <text:p>INSERT INTO Modules (Id, Name, DepartmentId,Points,ModuleTypeId) VALUES (55155,N'מתודולוגיה של הוראת תושב"ע ומחשבת ישראל','9905E681-D74A-42C2-8080-79FDD71AF8ED', 6, 'A8ED06D7-DFC5-4E57-86BD-CA4EE3E0F370')</text:p>
          </table:table-cell>
          <table:table-cell table:formula="oooc:=IF([.I473]=[.$O$5];[.$P$6];IF(ISERR(FIND([.$O$6];[.K473])) = 0;[.$P$5];IF(ISERR(FIND([.$O$7];[.K47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דרש ואגדה (10446)</text:p>
          </table:table-cell>
          <table:table-cell table:formula="oooc:=FIND(&quot;[Note&quot;;[.A474])" office:value-type="float" office:value="0">
            <text:p>#VALUE!</text:p>
          </table:table-cell>
          <table:table-cell table:formula="oooc:=IF(ISERR([.B474]);LEN([.A474]);[.B474]-1)" office:value-type="float" office:value="18">
            <text:p>18</text:p>
          </table:table-cell>
          <table:table-cell table:formula="oooc:=TRIM(LEFT([.A474];[.C474]))" office:value-type="string" office:string-value="מדרש ואגדה (10446)">
            <text:p>מדרש ואגדה (10446)</text:p>
          </table:table-cell>
          <table:table-cell table:formula="oooc:=FIND(&quot;(&quot;;[.D474])" office:value-type="float" office:value="12">
            <text:p>12</text:p>
          </table:table-cell>
          <table:table-cell table:formula="oooc:=TRIM(LEFT([.D474];[.E474]-1))" office:value-type="string" office:string-value="מדרש ואגדה">
            <text:p>מדרש ואגדה</text:p>
          </table:table-cell>
          <table:table-cell table:formula="oooc:=LEFT(RIGHT([.D474];6);5)" office:value-type="string" office:string-value="10446">
            <text:p>10446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4];&quot;'&quot;;&quot;''&quot;)" office:value-type="string" office:string-value="מדרש ואגדה">
            <text:p>מדרש ואגדה</text:p>
          </table:table-cell>
          <table:table-cell table:formula="oooc:=&quot;INSERT INTO Modules (Id, Name, DepartmentId,Points,ModuleTypeId) VALUES (&quot;&amp;[.G474]&amp;&quot;,N'&quot;&amp;[.K474]&amp;&quot;','&quot;&amp;[.J474]&amp;&quot;', 6, '&quot; &amp; [.M474] &amp; &quot;')&quot;" office:value-type="string" office:string-value="INSERT INTO Modules (Id, Name, DepartmentId,Points,ModuleTypeId) VALUES (10446,N'מדרש ואגדה','9905E681-D74A-42C2-8080-79FDD71AF8ED', 6, 'A8ED06D7-DFC5-4E57-86BD-CA4EE3E0F370')">
            <text:p>INSERT INTO Modules (Id, Name, DepartmentId,Points,ModuleTypeId) VALUES (10446,N'מדרש ואגדה','9905E681-D74A-42C2-8080-79FDD71AF8ED', 6, 'A8ED06D7-DFC5-4E57-86BD-CA4EE3E0F370')</text:p>
          </table:table-cell>
          <table:table-cell table:formula="oooc:=IF([.I474]=[.$O$5];[.$P$6];IF(ISERR(FIND([.$O$6];[.K474])) = 0;[.$P$5];IF(ISERR(FIND([.$O$7];[.K47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קרא (ברוסית) (42144) [Note 24] <text:s/>[Note 27] <text:s/></text:p>
          </table:table-cell>
          <table:table-cell table:formula="oooc:=FIND(&quot;[Note&quot;;[.A475])" office:value-type="float" office:value="29">
            <text:p>29</text:p>
          </table:table-cell>
          <table:table-cell table:formula="oooc:=IF(ISERR([.B475]);LEN([.A475]);[.B475]-1)" office:value-type="float" office:value="28">
            <text:p>28</text:p>
          </table:table-cell>
          <table:table-cell table:formula="oooc:=TRIM(LEFT([.A475];[.C475]))" office:value-type="string" office:string-value="מבוא למקרא (ברוסית) (42144)">
            <text:p>מבוא למקרא (ברוסית) (42144)</text:p>
          </table:table-cell>
          <table:table-cell table:formula="oooc:=FIND(&quot;(&quot;;[.D475])" office:value-type="float" office:value="12">
            <text:p>12</text:p>
          </table:table-cell>
          <table:table-cell table:formula="oooc:=TRIM(LEFT([.D475];[.E475]-1))" office:value-type="string" office:string-value="מבוא למקרא">
            <text:p>מבוא למקרא</text:p>
          </table:table-cell>
          <table:table-cell table:formula="oooc:=LEFT(RIGHT([.D475];6);5)" office:value-type="string" office:string-value="42144">
            <text:p>4214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5];&quot;'&quot;;&quot;''&quot;)" office:value-type="string" office:string-value="מבוא למקרא">
            <text:p>מבוא למקרא</text:p>
          </table:table-cell>
          <table:table-cell table:formula="oooc:=&quot;INSERT INTO Modules (Id, Name, DepartmentId,Points,ModuleTypeId) VALUES (&quot;&amp;[.G475]&amp;&quot;,N'&quot;&amp;[.K475]&amp;&quot;','&quot;&amp;[.J475]&amp;&quot;', 6, '&quot; &amp; [.M475] &amp; &quot;')&quot;" office:value-type="string" office:string-value="INSERT INTO Modules (Id, Name, DepartmentId,Points,ModuleTypeId) VALUES (42144,N'מבוא למקרא','9905E681-D74A-42C2-8080-79FDD71AF8ED', 6, 'A8ED06D7-DFC5-4E57-86BD-CA4EE3E0F370')">
            <text:p>INSERT INTO Modules (Id, Name, DepartmentId,Points,ModuleTypeId) VALUES (42144,N'מבוא למקרא','9905E681-D74A-42C2-8080-79FDD71AF8ED', 6, 'A8ED06D7-DFC5-4E57-86BD-CA4EE3E0F370')</text:p>
          </table:table-cell>
          <table:table-cell table:formula="oooc:=IF([.I475]=[.$O$5];[.$P$6];IF(ISERR(FIND([.$O$6];[.K475])) = 0;[.$P$5];IF(ISERR(FIND([.$O$7];[.K47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אופרה (10411) [Note 52] <text:s/></text:p>
          </table:table-cell>
          <table:table-cell table:formula="oooc:=FIND(&quot;[Note&quot;;[.A476])" office:value-type="float" office:value="16">
            <text:p>16</text:p>
          </table:table-cell>
          <table:table-cell table:formula="oooc:=IF(ISERR([.B476]);LEN([.A476]);[.B476]-1)" office:value-type="float" office:value="15">
            <text:p>15</text:p>
          </table:table-cell>
          <table:table-cell table:formula="oooc:=TRIM(LEFT([.A476];[.C476]))" office:value-type="string" office:string-value="האופרה (10411)">
            <text:p>האופרה (10411)</text:p>
          </table:table-cell>
          <table:table-cell table:formula="oooc:=FIND(&quot;(&quot;;[.D476])" office:value-type="float" office:value="8">
            <text:p>8</text:p>
          </table:table-cell>
          <table:table-cell table:formula="oooc:=TRIM(LEFT([.D476];[.E476]-1))" office:value-type="string" office:string-value="האופרה">
            <text:p>האופרה</text:p>
          </table:table-cell>
          <table:table-cell table:formula="oooc:=LEFT(RIGHT([.D476];6);5)" office:value-type="string" office:string-value="10411">
            <text:p>1041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6];&quot;'&quot;;&quot;''&quot;)" office:value-type="string" office:string-value="האופרה">
            <text:p>האופרה</text:p>
          </table:table-cell>
          <table:table-cell table:formula="oooc:=&quot;INSERT INTO Modules (Id, Name, DepartmentId,Points,ModuleTypeId) VALUES (&quot;&amp;[.G476]&amp;&quot;,N'&quot;&amp;[.K476]&amp;&quot;','&quot;&amp;[.J476]&amp;&quot;', 6, '&quot; &amp; [.M476] &amp; &quot;')&quot;" office:value-type="string" office:string-value="INSERT INTO Modules (Id, Name, DepartmentId,Points,ModuleTypeId) VALUES (10411,N'האופרה','9905E681-D74A-42C2-8080-79FDD71AF8ED', 6, 'A8ED06D7-DFC5-4E57-86BD-CA4EE3E0F370')">
            <text:p>INSERT INTO Modules (Id, Name, DepartmentId,Points,ModuleTypeId) VALUES (10411,N'האופרה','9905E681-D74A-42C2-8080-79FDD71AF8ED', 6, 'A8ED06D7-DFC5-4E57-86BD-CA4EE3E0F370')</text:p>
          </table:table-cell>
          <table:table-cell table:formula="oooc:=IF([.I476]=[.$O$5];[.$P$6];IF(ISERR(FIND([.$O$6];[.K476])) = 0;[.$P$5];IF(ISERR(FIND([.$O$7];[.K47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חיזיון השקספירי (10215)</text:p>
          </table:table-cell>
          <table:table-cell table:formula="oooc:=FIND(&quot;[Note&quot;;[.A477])" office:value-type="float" office:value="0">
            <text:p>#VALUE!</text:p>
          </table:table-cell>
          <table:table-cell table:formula="oooc:=IF(ISERR([.B477]);LEN([.A477]);[.B477]-1)" office:value-type="float" office:value="24">
            <text:p>24</text:p>
          </table:table-cell>
          <table:table-cell table:formula="oooc:=TRIM(LEFT([.A477];[.C477]))" office:value-type="string" office:string-value="החיזיון השקספירי (10215)">
            <text:p>החיזיון השקספירי (10215)</text:p>
          </table:table-cell>
          <table:table-cell table:formula="oooc:=FIND(&quot;(&quot;;[.D477])" office:value-type="float" office:value="18">
            <text:p>18</text:p>
          </table:table-cell>
          <table:table-cell table:formula="oooc:=TRIM(LEFT([.D477];[.E477]-1))" office:value-type="string" office:string-value="החיזיון השקספירי">
            <text:p>החיזיון השקספירי</text:p>
          </table:table-cell>
          <table:table-cell table:formula="oooc:=LEFT(RIGHT([.D477];6);5)" office:value-type="string" office:string-value="10215">
            <text:p>1021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7];&quot;'&quot;;&quot;''&quot;)" office:value-type="string" office:string-value="החיזיון השקספירי">
            <text:p>החיזיון השקספירי</text:p>
          </table:table-cell>
          <table:table-cell table:formula="oooc:=&quot;INSERT INTO Modules (Id, Name, DepartmentId,Points,ModuleTypeId) VALUES (&quot;&amp;[.G477]&amp;&quot;,N'&quot;&amp;[.K477]&amp;&quot;','&quot;&amp;[.J477]&amp;&quot;', 6, '&quot; &amp; [.M477] &amp; &quot;')&quot;" office:value-type="string" office:string-value="INSERT INTO Modules (Id, Name, DepartmentId,Points,ModuleTypeId) VALUES (10215,N'החיזיון השקספירי','9905E681-D74A-42C2-8080-79FDD71AF8ED', 6, 'A8ED06D7-DFC5-4E57-86BD-CA4EE3E0F370')">
            <text:p>INSERT INTO Modules (Id, Name, DepartmentId,Points,ModuleTypeId) VALUES (10215,N'החיזיון השקספירי','9905E681-D74A-42C2-8080-79FDD71AF8ED', 6, 'A8ED06D7-DFC5-4E57-86BD-CA4EE3E0F370')</text:p>
          </table:table-cell>
          <table:table-cell table:formula="oooc:=IF([.I477]=[.$O$5];[.$P$6];IF(ISERR(FIND([.$O$6];[.K477])) = 0;[.$P$5];IF(ISERR(FIND([.$O$7];[.K47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ילוסופיה של המדע (20202)</text:p>
          </table:table-cell>
          <table:table-cell table:formula="oooc:=FIND(&quot;[Note&quot;;[.A478])" office:value-type="float" office:value="0">
            <text:p>#VALUE!</text:p>
          </table:table-cell>
          <table:table-cell table:formula="oooc:=IF(ISERR([.B478]);LEN([.A478]);[.B478]-1)" office:value-type="float" office:value="25">
            <text:p>25</text:p>
          </table:table-cell>
          <table:table-cell table:formula="oooc:=TRIM(LEFT([.A478];[.C478]))" office:value-type="string" office:string-value="פילוסופיה של המדע (20202)">
            <text:p>פילוסופיה של המדע (20202)</text:p>
          </table:table-cell>
          <table:table-cell table:formula="oooc:=FIND(&quot;(&quot;;[.D478])" office:value-type="float" office:value="19">
            <text:p>19</text:p>
          </table:table-cell>
          <table:table-cell table:formula="oooc:=TRIM(LEFT([.D478];[.E478]-1))" office:value-type="string" office:string-value="פילוסופיה של המדע">
            <text:p>פילוסופיה של המדע</text:p>
          </table:table-cell>
          <table:table-cell table:formula="oooc:=LEFT(RIGHT([.D478];6);5)" office:value-type="string" office:string-value="20202">
            <text:p>2020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8];&quot;'&quot;;&quot;''&quot;)" office:value-type="string" office:string-value="פילוסופיה של המדע">
            <text:p>פילוסופיה של המדע</text:p>
          </table:table-cell>
          <table:table-cell table:formula="oooc:=&quot;INSERT INTO Modules (Id, Name, DepartmentId,Points,ModuleTypeId) VALUES (&quot;&amp;[.G478]&amp;&quot;,N'&quot;&amp;[.K478]&amp;&quot;','&quot;&amp;[.J478]&amp;&quot;', 6, '&quot; &amp; [.M478] &amp; &quot;')&quot;" office:value-type="string" office:string-value="INSERT INTO Modules (Id, Name, DepartmentId,Points,ModuleTypeId) VALUES (20202,N'פילוסופיה של המדע','9905E681-D74A-42C2-8080-79FDD71AF8ED', 6, 'A8ED06D7-DFC5-4E57-86BD-CA4EE3E0F370')">
            <text:p>INSERT INTO Modules (Id, Name, DepartmentId,Points,ModuleTypeId) VALUES (20202,N'פילוסופיה של המדע','9905E681-D74A-42C2-8080-79FDD71AF8ED', 6, 'A8ED06D7-DFC5-4E57-86BD-CA4EE3E0F370')</text:p>
          </table:table-cell>
          <table:table-cell table:formula="oooc:=IF([.I478]=[.$O$5];[.$P$6];IF(ISERR(FIND([.$O$6];[.K478])) = 0;[.$P$5];IF(ISERR(FIND([.$O$7];[.K47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מדות ושכנוע (10361) [Note 5] <text:s/>[Note 22] <text:s/>[Note 30] <text:s/>[Note 47] <text:s/></text:p>
          </table:table-cell>
          <table:table-cell table:formula="oooc:=FIND(&quot;[Note&quot;;[.A479])" office:value-type="float" office:value="22">
            <text:p>22</text:p>
          </table:table-cell>
          <table:table-cell table:formula="oooc:=IF(ISERR([.B479]);LEN([.A479]);[.B479]-1)" office:value-type="float" office:value="21">
            <text:p>21</text:p>
          </table:table-cell>
          <table:table-cell table:formula="oooc:=TRIM(LEFT([.A479];[.C479]))" office:value-type="string" office:string-value="עמדות ושכנוע (10361)">
            <text:p>עמדות ושכנוע (10361)</text:p>
          </table:table-cell>
          <table:table-cell table:formula="oooc:=FIND(&quot;(&quot;;[.D479])" office:value-type="float" office:value="14">
            <text:p>14</text:p>
          </table:table-cell>
          <table:table-cell table:formula="oooc:=TRIM(LEFT([.D479];[.E479]-1))" office:value-type="string" office:string-value="עמדות ושכנוע">
            <text:p>עמדות ושכנוע</text:p>
          </table:table-cell>
          <table:table-cell table:formula="oooc:=LEFT(RIGHT([.D479];6);5)" office:value-type="string" office:string-value="10361">
            <text:p>1036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79];&quot;'&quot;;&quot;''&quot;)" office:value-type="string" office:string-value="עמדות ושכנוע">
            <text:p>עמדות ושכנוע</text:p>
          </table:table-cell>
          <table:table-cell table:formula="oooc:=&quot;INSERT INTO Modules (Id, Name, DepartmentId,Points,ModuleTypeId) VALUES (&quot;&amp;[.G479]&amp;&quot;,N'&quot;&amp;[.K479]&amp;&quot;','&quot;&amp;[.J479]&amp;&quot;', 6, '&quot; &amp; [.M479] &amp; &quot;')&quot;" office:value-type="string" office:string-value="INSERT INTO Modules (Id, Name, DepartmentId,Points,ModuleTypeId) VALUES (10361,N'עמדות ושכנוע','9905E681-D74A-42C2-8080-79FDD71AF8ED', 6, 'A8ED06D7-DFC5-4E57-86BD-CA4EE3E0F370')">
            <text:p>INSERT INTO Modules (Id, Name, DepartmentId,Points,ModuleTypeId) VALUES (10361,N'עמדות ושכנוע','9905E681-D74A-42C2-8080-79FDD71AF8ED', 6, 'A8ED06D7-DFC5-4E57-86BD-CA4EE3E0F370')</text:p>
          </table:table-cell>
          <table:table-cell table:formula="oooc:=IF([.I479]=[.$O$5];[.$P$6];IF(ISERR(FIND([.$O$6];[.K479])) = 0;[.$P$5];IF(ISERR(FIND([.$O$7];[.K47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כאוב הדעת (ברוסית) (42302) [Note 22] <text:s/>[Note 24] <text:s/>[Note 27] <text:s/></text:p>
          </table:table-cell>
          <table:table-cell table:formula="oooc:=FIND(&quot;[Note&quot;;[.A480])" office:value-type="float" office:value="29">
            <text:p>29</text:p>
          </table:table-cell>
          <table:table-cell table:formula="oooc:=IF(ISERR([.B480]);LEN([.A480]);[.B480]-1)" office:value-type="float" office:value="28">
            <text:p>28</text:p>
          </table:table-cell>
          <table:table-cell table:formula="oooc:=TRIM(LEFT([.A480];[.C480]))" office:value-type="string" office:string-value="מכאוב הדעת (ברוסית) (42302)">
            <text:p>מכאוב הדעת (ברוסית) (42302)</text:p>
          </table:table-cell>
          <table:table-cell table:formula="oooc:=FIND(&quot;(&quot;;[.D480])" office:value-type="float" office:value="12">
            <text:p>12</text:p>
          </table:table-cell>
          <table:table-cell table:formula="oooc:=TRIM(LEFT([.D480];[.E480]-1))" office:value-type="string" office:string-value="מכאוב הדעת">
            <text:p>מכאוב הדעת</text:p>
          </table:table-cell>
          <table:table-cell table:formula="oooc:=LEFT(RIGHT([.D480];6);5)" office:value-type="string" office:string-value="42302">
            <text:p>4230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0];&quot;'&quot;;&quot;''&quot;)" office:value-type="string" office:string-value="מכאוב הדעת">
            <text:p>מכאוב הדעת</text:p>
          </table:table-cell>
          <table:table-cell table:formula="oooc:=&quot;INSERT INTO Modules (Id, Name, DepartmentId,Points,ModuleTypeId) VALUES (&quot;&amp;[.G480]&amp;&quot;,N'&quot;&amp;[.K480]&amp;&quot;','&quot;&amp;[.J480]&amp;&quot;', 6, '&quot; &amp; [.M480] &amp; &quot;')&quot;" office:value-type="string" office:string-value="INSERT INTO Modules (Id, Name, DepartmentId,Points,ModuleTypeId) VALUES (42302,N'מכאוב הדעת','9905E681-D74A-42C2-8080-79FDD71AF8ED', 6, 'A8ED06D7-DFC5-4E57-86BD-CA4EE3E0F370')">
            <text:p>INSERT INTO Modules (Id, Name, DepartmentId,Points,ModuleTypeId) VALUES (42302,N'מכאוב הדעת','9905E681-D74A-42C2-8080-79FDD71AF8ED', 6, 'A8ED06D7-DFC5-4E57-86BD-CA4EE3E0F370')</text:p>
          </table:table-cell>
          <table:table-cell table:formula="oooc:=IF([.I480]=[.$O$5];[.$P$6];IF(ISERR(FIND([.$O$6];[.K480])) = 0;[.$P$5];IF(ISERR(FIND([.$O$7];[.K48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ניצולי שואה, זרים ואחרים בקולנוע ובספרות (10551) [Note 5] <text:s/>[Note 22] <text:s/></text:p>
          </table:table-cell>
          <table:table-cell table:formula="oooc:=FIND(&quot;[Note&quot;;[.A481])" office:value-type="float" office:value="50">
            <text:p>50</text:p>
          </table:table-cell>
          <table:table-cell table:formula="oooc:=IF(ISERR([.B481]);LEN([.A481]);[.B481]-1)" office:value-type="float" office:value="49">
            <text:p>49</text:p>
          </table:table-cell>
          <table:table-cell table:formula="oooc:=TRIM(LEFT([.A481];[.C481]))" office:value-type="string" office:string-value="ניצולי שואה, זרים ואחרים בקולנוע ובספרות (10551)">
            <text:p>ניצולי שואה, זרים ואחרים בקולנוע ובספרות (10551)</text:p>
          </table:table-cell>
          <table:table-cell table:formula="oooc:=FIND(&quot;(&quot;;[.D481])" office:value-type="float" office:value="42">
            <text:p>42</text:p>
          </table:table-cell>
          <table:table-cell table:formula="oooc:=TRIM(LEFT([.D481];[.E481]-1))" office:value-type="string" office:string-value="ניצולי שואה, זרים ואחרים בקולנוע ובספרות">
            <text:p>ניצולי שואה, זרים ואחרים בקולנוע ובספרות</text:p>
          </table:table-cell>
          <table:table-cell table:formula="oooc:=LEFT(RIGHT([.D481];6);5)" office:value-type="string" office:string-value="10551">
            <text:p>1055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1];&quot;'&quot;;&quot;''&quot;)" office:value-type="string" office:string-value="ניצולי שואה, זרים ואחרים בקולנוע ובספרות">
            <text:p>ניצולי שואה, זרים ואחרים בקולנוע ובספרות</text:p>
          </table:table-cell>
          <table:table-cell table:formula="oooc:=&quot;INSERT INTO Modules (Id, Name, DepartmentId,Points,ModuleTypeId) VALUES (&quot;&amp;[.G481]&amp;&quot;,N'&quot;&amp;[.K481]&amp;&quot;','&quot;&amp;[.J481]&amp;&quot;', 6, '&quot; &amp; [.M481] &amp; &quot;')&quot;" office:value-type="string" office:string-value="INSERT INTO Modules (Id, Name, DepartmentId,Points,ModuleTypeId) VALUES (10551,N'ניצולי שואה, זרים ואחרים בקולנוע ובספרות','9905E681-D74A-42C2-8080-79FDD71AF8ED', 6, 'A8ED06D7-DFC5-4E57-86BD-CA4EE3E0F370')">
            <text:p>INSERT INTO Modules (Id, Name, DepartmentId,Points,ModuleTypeId) VALUES (10551,N'ניצולי שואה, זרים ואחרים בקולנוע ובספרות','9905E681-D74A-42C2-8080-79FDD71AF8ED', 6, 'A8ED06D7-DFC5-4E57-86BD-CA4EE3E0F370')</text:p>
          </table:table-cell>
          <table:table-cell table:formula="oooc:=IF([.I481]=[.$O$5];[.$P$6];IF(ISERR(FIND([.$O$6];[.K481])) = 0;[.$P$5];IF(ISERR(FIND([.$O$7];[.K48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נאת ישראל ואנטישמיות (10249)</text:p>
          </table:table-cell>
          <table:table-cell table:formula="oooc:=FIND(&quot;[Note&quot;;[.A482])" office:value-type="float" office:value="0">
            <text:p>#VALUE!</text:p>
          </table:table-cell>
          <table:table-cell table:formula="oooc:=IF(ISERR([.B482]);LEN([.A482]);[.B482]-1)" office:value-type="float" office:value="29">
            <text:p>29</text:p>
          </table:table-cell>
          <table:table-cell table:formula="oooc:=TRIM(LEFT([.A482];[.C482]))" office:value-type="string" office:string-value="שנאת ישראל ואנטישמיות (10249)">
            <text:p>שנאת ישראל ואנטישמיות (10249)</text:p>
          </table:table-cell>
          <table:table-cell table:formula="oooc:=FIND(&quot;(&quot;;[.D482])" office:value-type="float" office:value="23">
            <text:p>23</text:p>
          </table:table-cell>
          <table:table-cell table:formula="oooc:=TRIM(LEFT([.D482];[.E482]-1))" office:value-type="string" office:string-value="שנאת ישראל ואנטישמיות">
            <text:p>שנאת ישראל ואנטישמיות</text:p>
          </table:table-cell>
          <table:table-cell table:formula="oooc:=LEFT(RIGHT([.D482];6);5)" office:value-type="string" office:string-value="10249">
            <text:p>1024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2];&quot;'&quot;;&quot;''&quot;)" office:value-type="string" office:string-value="שנאת ישראל ואנטישמיות">
            <text:p>שנאת ישראל ואנטישמיות</text:p>
          </table:table-cell>
          <table:table-cell table:formula="oooc:=&quot;INSERT INTO Modules (Id, Name, DepartmentId,Points,ModuleTypeId) VALUES (&quot;&amp;[.G482]&amp;&quot;,N'&quot;&amp;[.K482]&amp;&quot;','&quot;&amp;[.J482]&amp;&quot;', 6, '&quot; &amp; [.M482] &amp; &quot;')&quot;" office:value-type="string" office:string-value="INSERT INTO Modules (Id, Name, DepartmentId,Points,ModuleTypeId) VALUES (10249,N'שנאת ישראל ואנטישמיות','9905E681-D74A-42C2-8080-79FDD71AF8ED', 6, 'A8ED06D7-DFC5-4E57-86BD-CA4EE3E0F370')">
            <text:p>INSERT INTO Modules (Id, Name, DepartmentId,Points,ModuleTypeId) VALUES (10249,N'שנאת ישראל ואנטישמיות','9905E681-D74A-42C2-8080-79FDD71AF8ED', 6, 'A8ED06D7-DFC5-4E57-86BD-CA4EE3E0F370')</text:p>
          </table:table-cell>
          <table:table-cell table:formula="oooc:=IF([.I482]=[.$O$5];[.$P$6];IF(ISERR(FIND([.$O$6];[.K482])) = 0;[.$P$5];IF(ISERR(FIND([.$O$7];[.K48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ת ומדינה: היבטים פילוסופיים (12013) [Note 47] <text:s/></text:p>
          </table:table-cell>
          <table:table-cell table:formula="oooc:=FIND(&quot;[Note&quot;;[.A483])" office:value-type="float" office:value="38">
            <text:p>38</text:p>
          </table:table-cell>
          <table:table-cell table:formula="oooc:=IF(ISERR([.B483]);LEN([.A483]);[.B483]-1)" office:value-type="float" office:value="37">
            <text:p>37</text:p>
          </table:table-cell>
          <table:table-cell table:formula="oooc:=TRIM(LEFT([.A483];[.C483]))" office:value-type="string" office:string-value="דת ומדינה: היבטים פילוסופיים (12013)">
            <text:p>דת ומדינה: היבטים פילוסופיים (12013)</text:p>
          </table:table-cell>
          <table:table-cell table:formula="oooc:=FIND(&quot;(&quot;;[.D483])" office:value-type="float" office:value="30">
            <text:p>30</text:p>
          </table:table-cell>
          <table:table-cell table:formula="oooc:=TRIM(LEFT([.D483];[.E483]-1))" office:value-type="string" office:string-value="דת ומדינה: היבטים פילוסופיים">
            <text:p>דת ומדינה: היבטים פילוסופיים</text:p>
          </table:table-cell>
          <table:table-cell table:formula="oooc:=LEFT(RIGHT([.D483];6);5)" office:value-type="string" office:string-value="12013">
            <text:p>1201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3];&quot;'&quot;;&quot;''&quot;)" office:value-type="string" office:string-value="דת ומדינה: היבטים פילוסופיים">
            <text:p>דת ומדינה: היבטים פילוסופיים</text:p>
          </table:table-cell>
          <table:table-cell table:formula="oooc:=&quot;INSERT INTO Modules (Id, Name, DepartmentId,Points,ModuleTypeId) VALUES (&quot;&amp;[.G483]&amp;&quot;,N'&quot;&amp;[.K483]&amp;&quot;','&quot;&amp;[.J483]&amp;&quot;', 6, '&quot; &amp; [.M483] &amp; &quot;')&quot;" office:value-type="string" office:string-value="INSERT INTO Modules (Id, Name, DepartmentId,Points,ModuleTypeId) VALUES (12013,N'דת ומדינה: היבטים פילוסופיים','9905E681-D74A-42C2-8080-79FDD71AF8ED', 6, 'A8ED06D7-DFC5-4E57-86BD-CA4EE3E0F370')">
            <text:p>INSERT INTO Modules (Id, Name, DepartmentId,Points,ModuleTypeId) VALUES (12013,N'דת ומדינה: היבטים פילוסופיים','9905E681-D74A-42C2-8080-79FDD71AF8ED', 6, 'A8ED06D7-DFC5-4E57-86BD-CA4EE3E0F370')</text:p>
          </table:table-cell>
          <table:table-cell table:formula="oooc:=IF([.I483]=[.$O$5];[.$P$6];IF(ISERR(FIND([.$O$6];[.K483])) = 0;[.$P$5];IF(ISERR(FIND([.$O$7];[.K48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חוויה התאטרונית: מבוא לדרמה ולתאטרון (10154) [Note 47] <text:s/></text:p>
          </table:table-cell>
          <table:table-cell table:formula="oooc:=FIND(&quot;[Note&quot;;[.A484])" office:value-type="float" office:value="47">
            <text:p>47</text:p>
          </table:table-cell>
          <table:table-cell table:formula="oooc:=IF(ISERR([.B484]);LEN([.A484]);[.B484]-1)" office:value-type="float" office:value="46">
            <text:p>46</text:p>
          </table:table-cell>
          <table:table-cell table:formula="oooc:=TRIM(LEFT([.A484];[.C484]))" office:value-type="string" office:string-value="החוויה התאטרונית: מבוא לדרמה ולתאטרון (10154)">
            <text:p>החוויה התאטרונית: מבוא לדרמה ולתאטרון (10154)</text:p>
          </table:table-cell>
          <table:table-cell table:formula="oooc:=FIND(&quot;(&quot;;[.D484])" office:value-type="float" office:value="39">
            <text:p>39</text:p>
          </table:table-cell>
          <table:table-cell table:formula="oooc:=TRIM(LEFT([.D484];[.E484]-1))" office:value-type="string" office:string-value="החוויה התאטרונית: מבוא לדרמה ולתאטרון">
            <text:p>החוויה התאטרונית: מבוא לדרמה ולתאטרון</text:p>
          </table:table-cell>
          <table:table-cell table:formula="oooc:=LEFT(RIGHT([.D484];6);5)" office:value-type="string" office:string-value="10154">
            <text:p>1015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4];&quot;'&quot;;&quot;''&quot;)" office:value-type="string" office:string-value="החוויה התאטרונית: מבוא לדרמה ולתאטרון">
            <text:p>החוויה התאטרונית: מבוא לדרמה ולתאטרון</text:p>
          </table:table-cell>
          <table:table-cell table:formula="oooc:=&quot;INSERT INTO Modules (Id, Name, DepartmentId,Points,ModuleTypeId) VALUES (&quot;&amp;[.G484]&amp;&quot;,N'&quot;&amp;[.K484]&amp;&quot;','&quot;&amp;[.J484]&amp;&quot;', 6, '&quot; &amp; [.M484] &amp; &quot;')&quot;" office:value-type="string" office:string-value="INSERT INTO Modules (Id, Name, DepartmentId,Points,ModuleTypeId) VALUES (10154,N'החוויה התאטרונית: מבוא לדרמה ולתאטרון','9905E681-D74A-42C2-8080-79FDD71AF8ED', 6, 'A8ED06D7-DFC5-4E57-86BD-CA4EE3E0F370')">
            <text:p>INSERT INTO Modules (Id, Name, DepartmentId,Points,ModuleTypeId) VALUES (10154,N'החוויה התאטרונית: מבוא לדרמה ולתאטרון','9905E681-D74A-42C2-8080-79FDD71AF8ED', 6, 'A8ED06D7-DFC5-4E57-86BD-CA4EE3E0F370')</text:p>
          </table:table-cell>
          <table:table-cell table:formula="oooc:=IF([.I484]=[.$O$5];[.$P$6];IF(ISERR(FIND([.$O$6];[.K484])) = 0;[.$P$5];IF(ISERR(FIND([.$O$7];[.K48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ט לאופרה (10152)</text:p>
          </table:table-cell>
          <table:table-cell table:formula="oooc:=FIND(&quot;[Note&quot;;[.A485])" office:value-type="float" office:value="0">
            <text:p>#VALUE!</text:p>
          </table:table-cell>
          <table:table-cell table:formula="oooc:=IF(ISERR([.B485]);LEN([.A485]);[.B485]-1)" office:value-type="float" office:value="18">
            <text:p>18</text:p>
          </table:table-cell>
          <table:table-cell table:formula="oooc:=TRIM(LEFT([.A485];[.C485]))" office:value-type="string" office:string-value="מבט לאופרה (10152)">
            <text:p>מבט לאופרה (10152)</text:p>
          </table:table-cell>
          <table:table-cell table:formula="oooc:=FIND(&quot;(&quot;;[.D485])" office:value-type="float" office:value="12">
            <text:p>12</text:p>
          </table:table-cell>
          <table:table-cell table:formula="oooc:=TRIM(LEFT([.D485];[.E485]-1))" office:value-type="string" office:string-value="מבט לאופרה">
            <text:p>מבט לאופרה</text:p>
          </table:table-cell>
          <table:table-cell table:formula="oooc:=LEFT(RIGHT([.D485];6);5)" office:value-type="string" office:string-value="10152">
            <text:p>1015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5];&quot;'&quot;;&quot;''&quot;)" office:value-type="string" office:string-value="מבט לאופרה">
            <text:p>מבט לאופרה</text:p>
          </table:table-cell>
          <table:table-cell table:formula="oooc:=&quot;INSERT INTO Modules (Id, Name, DepartmentId,Points,ModuleTypeId) VALUES (&quot;&amp;[.G485]&amp;&quot;,N'&quot;&amp;[.K485]&amp;&quot;','&quot;&amp;[.J485]&amp;&quot;', 6, '&quot; &amp; [.M485] &amp; &quot;')&quot;" office:value-type="string" office:string-value="INSERT INTO Modules (Id, Name, DepartmentId,Points,ModuleTypeId) VALUES (10152,N'מבט לאופרה','9905E681-D74A-42C2-8080-79FDD71AF8ED', 6, 'A8ED06D7-DFC5-4E57-86BD-CA4EE3E0F370')">
            <text:p>INSERT INTO Modules (Id, Name, DepartmentId,Points,ModuleTypeId) VALUES (10152,N'מבט לאופרה','9905E681-D74A-42C2-8080-79FDD71AF8ED', 6, 'A8ED06D7-DFC5-4E57-86BD-CA4EE3E0F370')</text:p>
          </table:table-cell>
          <table:table-cell table:formula="oooc:=IF([.I485]=[.$O$5];[.$P$6];IF(ISERR(FIND([.$O$6];[.K485])) = 0;[.$P$5];IF(ISERR(FIND([.$O$7];[.K48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יתוסים בתרבות הישראלית (10487) [Note 4] <text:s/></text:p>
          </table:table-cell>
          <table:table-cell table:formula="oooc:=FIND(&quot;[Note&quot;;[.A486])" office:value-type="float" office:value="33">
            <text:p>33</text:p>
          </table:table-cell>
          <table:table-cell table:formula="oooc:=IF(ISERR([.B486]);LEN([.A486]);[.B486]-1)" office:value-type="float" office:value="32">
            <text:p>32</text:p>
          </table:table-cell>
          <table:table-cell table:formula="oooc:=TRIM(LEFT([.A486];[.C486]))" office:value-type="string" office:string-value="מיתוסים בתרבות הישראלית (10487)">
            <text:p>מיתוסים בתרבות הישראלית (10487)</text:p>
          </table:table-cell>
          <table:table-cell table:formula="oooc:=FIND(&quot;(&quot;;[.D486])" office:value-type="float" office:value="25">
            <text:p>25</text:p>
          </table:table-cell>
          <table:table-cell table:formula="oooc:=TRIM(LEFT([.D486];[.E486]-1))" office:value-type="string" office:string-value="מיתוסים בתרבות הישראלית">
            <text:p>מיתוסים בתרבות הישראלית</text:p>
          </table:table-cell>
          <table:table-cell table:formula="oooc:=LEFT(RIGHT([.D486];6);5)" office:value-type="string" office:string-value="10487">
            <text:p>10487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6];&quot;'&quot;;&quot;''&quot;)" office:value-type="string" office:string-value="מיתוסים בתרבות הישראלית">
            <text:p>מיתוסים בתרבות הישראלית</text:p>
          </table:table-cell>
          <table:table-cell table:formula="oooc:=&quot;INSERT INTO Modules (Id, Name, DepartmentId,Points,ModuleTypeId) VALUES (&quot;&amp;[.G486]&amp;&quot;,N'&quot;&amp;[.K486]&amp;&quot;','&quot;&amp;[.J486]&amp;&quot;', 6, '&quot; &amp; [.M486] &amp; &quot;')&quot;" office:value-type="string" office:string-value="INSERT INTO Modules (Id, Name, DepartmentId,Points,ModuleTypeId) VALUES (10487,N'מיתוסים בתרבות הישראלית','9905E681-D74A-42C2-8080-79FDD71AF8ED', 6, 'A8ED06D7-DFC5-4E57-86BD-CA4EE3E0F370')">
            <text:p>INSERT INTO Modules (Id, Name, DepartmentId,Points,ModuleTypeId) VALUES (10487,N'מיתוסים בתרבות הישראלית','9905E681-D74A-42C2-8080-79FDD71AF8ED', 6, 'A8ED06D7-DFC5-4E57-86BD-CA4EE3E0F370')</text:p>
          </table:table-cell>
          <table:table-cell table:formula="oooc:=IF([.I486]=[.$O$5];[.$P$6];IF(ISERR(FIND([.$O$6];[.K486])) = 0;[.$P$5];IF(ISERR(FIND([.$O$7];[.K48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וון הקלאסית (10110) [Note 58] <text:s/></text:p>
          </table:table-cell>
          <table:table-cell table:formula="oooc:=FIND(&quot;[Note&quot;;[.A487])" office:value-type="float" office:value="22">
            <text:p>22</text:p>
          </table:table-cell>
          <table:table-cell table:formula="oooc:=IF(ISERR([.B487]);LEN([.A487]);[.B487]-1)" office:value-type="float" office:value="21">
            <text:p>21</text:p>
          </table:table-cell>
          <table:table-cell table:formula="oooc:=TRIM(LEFT([.A487];[.C487]))" office:value-type="string" office:string-value="יוון הקלאסית (10110)">
            <text:p>יוון הקלאסית (10110)</text:p>
          </table:table-cell>
          <table:table-cell table:formula="oooc:=FIND(&quot;(&quot;;[.D487])" office:value-type="float" office:value="14">
            <text:p>14</text:p>
          </table:table-cell>
          <table:table-cell table:formula="oooc:=TRIM(LEFT([.D487];[.E487]-1))" office:value-type="string" office:string-value="יוון הקלאסית">
            <text:p>יוון הקלאסית</text:p>
          </table:table-cell>
          <table:table-cell table:formula="oooc:=LEFT(RIGHT([.D487];6);5)" office:value-type="string" office:string-value="10110">
            <text:p>10110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7];&quot;'&quot;;&quot;''&quot;)" office:value-type="string" office:string-value="יוון הקלאסית">
            <text:p>יוון הקלאסית</text:p>
          </table:table-cell>
          <table:table-cell table:formula="oooc:=&quot;INSERT INTO Modules (Id, Name, DepartmentId,Points,ModuleTypeId) VALUES (&quot;&amp;[.G487]&amp;&quot;,N'&quot;&amp;[.K487]&amp;&quot;','&quot;&amp;[.J487]&amp;&quot;', 6, '&quot; &amp; [.M487] &amp; &quot;')&quot;" office:value-type="string" office:string-value="INSERT INTO Modules (Id, Name, DepartmentId,Points,ModuleTypeId) VALUES (10110,N'יוון הקלאסית','9905E681-D74A-42C2-8080-79FDD71AF8ED', 6, 'A8ED06D7-DFC5-4E57-86BD-CA4EE3E0F370')">
            <text:p>INSERT INTO Modules (Id, Name, DepartmentId,Points,ModuleTypeId) VALUES (10110,N'יוון הקלאסית','9905E681-D74A-42C2-8080-79FDD71AF8ED', 6, 'A8ED06D7-DFC5-4E57-86BD-CA4EE3E0F370')</text:p>
          </table:table-cell>
          <table:table-cell table:formula="oooc:=IF([.I487]=[.$O$5];[.$P$6];IF(ISERR(FIND([.$O$6];[.K487])) = 0;[.$P$5];IF(ISERR(FIND([.$O$7];[.K48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רומא: אימפריאליזם ואימפריה (10473)</text:p>
          </table:table-cell>
          <table:table-cell table:formula="oooc:=FIND(&quot;[Note&quot;;[.A488])" office:value-type="float" office:value="0">
            <text:p>#VALUE!</text:p>
          </table:table-cell>
          <table:table-cell table:formula="oooc:=IF(ISERR([.B488]);LEN([.A488]);[.B488]-1)" office:value-type="float" office:value="34">
            <text:p>34</text:p>
          </table:table-cell>
          <table:table-cell table:formula="oooc:=TRIM(LEFT([.A488];[.C488]))" office:value-type="string" office:string-value="רומא: אימפריאליזם ואימפריה (10473)">
            <text:p>רומא: אימפריאליזם ואימפריה (10473)</text:p>
          </table:table-cell>
          <table:table-cell table:formula="oooc:=FIND(&quot;(&quot;;[.D488])" office:value-type="float" office:value="28">
            <text:p>28</text:p>
          </table:table-cell>
          <table:table-cell table:formula="oooc:=TRIM(LEFT([.D488];[.E488]-1))" office:value-type="string" office:string-value="רומא: אימפריאליזם ואימפריה">
            <text:p>רומא: אימפריאליזם ואימפריה</text:p>
          </table:table-cell>
          <table:table-cell table:formula="oooc:=LEFT(RIGHT([.D488];6);5)" office:value-type="string" office:string-value="10473">
            <text:p>1047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8];&quot;'&quot;;&quot;''&quot;)" office:value-type="string" office:string-value="רומא: אימפריאליזם ואימפריה">
            <text:p>רומא: אימפריאליזם ואימפריה</text:p>
          </table:table-cell>
          <table:table-cell table:formula="oooc:=&quot;INSERT INTO Modules (Id, Name, DepartmentId,Points,ModuleTypeId) VALUES (&quot;&amp;[.G488]&amp;&quot;,N'&quot;&amp;[.K488]&amp;&quot;','&quot;&amp;[.J488]&amp;&quot;', 6, '&quot; &amp; [.M488] &amp; &quot;')&quot;" office:value-type="string" office:string-value="INSERT INTO Modules (Id, Name, DepartmentId,Points,ModuleTypeId) VALUES (10473,N'רומא: אימפריאליזם ואימפריה','9905E681-D74A-42C2-8080-79FDD71AF8ED', 6, 'A8ED06D7-DFC5-4E57-86BD-CA4EE3E0F370')">
            <text:p>INSERT INTO Modules (Id, Name, DepartmentId,Points,ModuleTypeId) VALUES (10473,N'רומא: אימפריאליזם ואימפריה','9905E681-D74A-42C2-8080-79FDD71AF8ED', 6, 'A8ED06D7-DFC5-4E57-86BD-CA4EE3E0F370')</text:p>
          </table:table-cell>
          <table:table-cell table:formula="oooc:=IF([.I488]=[.$O$5];[.$P$6];IF(ISERR(FIND([.$O$6];[.K488])) = 0;[.$P$5];IF(ISERR(FIND([.$O$7];[.K48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רושלים לדורותיה (10208)</text:p>
          </table:table-cell>
          <table:table-cell table:formula="oooc:=FIND(&quot;[Note&quot;;[.A489])" office:value-type="float" office:value="0">
            <text:p>#VALUE!</text:p>
          </table:table-cell>
          <table:table-cell table:formula="oooc:=IF(ISERR([.B489]);LEN([.A489]);[.B489]-1)" office:value-type="float" office:value="24">
            <text:p>24</text:p>
          </table:table-cell>
          <table:table-cell table:formula="oooc:=TRIM(LEFT([.A489];[.C489]))" office:value-type="string" office:string-value="ירושלים לדורותיה (10208)">
            <text:p>ירושלים לדורותיה (10208)</text:p>
          </table:table-cell>
          <table:table-cell table:formula="oooc:=FIND(&quot;(&quot;;[.D489])" office:value-type="float" office:value="18">
            <text:p>18</text:p>
          </table:table-cell>
          <table:table-cell table:formula="oooc:=TRIM(LEFT([.D489];[.E489]-1))" office:value-type="string" office:string-value="ירושלים לדורותיה">
            <text:p>ירושלים לדורותיה</text:p>
          </table:table-cell>
          <table:table-cell table:formula="oooc:=LEFT(RIGHT([.D489];6);5)" office:value-type="string" office:string-value="10208">
            <text:p>1020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89];&quot;'&quot;;&quot;''&quot;)" office:value-type="string" office:string-value="ירושלים לדורותיה">
            <text:p>ירושלים לדורותיה</text:p>
          </table:table-cell>
          <table:table-cell table:formula="oooc:=&quot;INSERT INTO Modules (Id, Name, DepartmentId,Points,ModuleTypeId) VALUES (&quot;&amp;[.G489]&amp;&quot;,N'&quot;&amp;[.K489]&amp;&quot;','&quot;&amp;[.J489]&amp;&quot;', 6, '&quot; &amp; [.M489] &amp; &quot;')&quot;" office:value-type="string" office:string-value="INSERT INTO Modules (Id, Name, DepartmentId,Points,ModuleTypeId) VALUES (10208,N'ירושלים לדורותיה','9905E681-D74A-42C2-8080-79FDD71AF8ED', 6, 'A8ED06D7-DFC5-4E57-86BD-CA4EE3E0F370')">
            <text:p>INSERT INTO Modules (Id, Name, DepartmentId,Points,ModuleTypeId) VALUES (10208,N'ירושלים לדורותיה','9905E681-D74A-42C2-8080-79FDD71AF8ED', 6, 'A8ED06D7-DFC5-4E57-86BD-CA4EE3E0F370')</text:p>
          </table:table-cell>
          <table:table-cell table:formula="oooc:=IF([.I489]=[.$O$5];[.$P$6];IF(ISERR(FIND([.$O$6];[.K489])) = 0;[.$P$5];IF(ISERR(FIND([.$O$7];[.K48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לדות בימי הביניים (10915) [Note 22] <text:s/></text:p>
          </table:table-cell>
          <table:table-cell table:formula="oooc:=FIND(&quot;[Note&quot;;[.A490])" office:value-type="float" office:value="28">
            <text:p>28</text:p>
          </table:table-cell>
          <table:table-cell table:formula="oooc:=IF(ISERR([.B490]);LEN([.A490]);[.B490]-1)" office:value-type="float" office:value="27">
            <text:p>27</text:p>
          </table:table-cell>
          <table:table-cell table:formula="oooc:=TRIM(LEFT([.A490];[.C490]))" office:value-type="string" office:string-value="ילדות בימי הביניים (10915)">
            <text:p>ילדות בימי הביניים (10915)</text:p>
          </table:table-cell>
          <table:table-cell table:formula="oooc:=FIND(&quot;(&quot;;[.D490])" office:value-type="float" office:value="20">
            <text:p>20</text:p>
          </table:table-cell>
          <table:table-cell table:formula="oooc:=TRIM(LEFT([.D490];[.E490]-1))" office:value-type="string" office:string-value="ילדות בימי הביניים">
            <text:p>ילדות בימי הביניים</text:p>
          </table:table-cell>
          <table:table-cell table:formula="oooc:=LEFT(RIGHT([.D490];6);5)" office:value-type="string" office:string-value="10915">
            <text:p>1091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0];&quot;'&quot;;&quot;''&quot;)" office:value-type="string" office:string-value="ילדות בימי הביניים">
            <text:p>ילדות בימי הביניים</text:p>
          </table:table-cell>
          <table:table-cell table:formula="oooc:=&quot;INSERT INTO Modules (Id, Name, DepartmentId,Points,ModuleTypeId) VALUES (&quot;&amp;[.G490]&amp;&quot;,N'&quot;&amp;[.K490]&amp;&quot;','&quot;&amp;[.J490]&amp;&quot;', 6, '&quot; &amp; [.M490] &amp; &quot;')&quot;" office:value-type="string" office:string-value="INSERT INTO Modules (Id, Name, DepartmentId,Points,ModuleTypeId) VALUES (10915,N'ילדות בימי הביניים','9905E681-D74A-42C2-8080-79FDD71AF8ED', 6, 'A8ED06D7-DFC5-4E57-86BD-CA4EE3E0F370')">
            <text:p>INSERT INTO Modules (Id, Name, DepartmentId,Points,ModuleTypeId) VALUES (10915,N'ילדות בימי הביניים','9905E681-D74A-42C2-8080-79FDD71AF8ED', 6, 'A8ED06D7-DFC5-4E57-86BD-CA4EE3E0F370')</text:p>
          </table:table-cell>
          <table:table-cell table:formula="oooc:=IF([.I490]=[.$O$5];[.$P$6];IF(ISERR(FIND([.$O$6];[.K490])) = 0;[.$P$5];IF(ISERR(FIND([.$O$7];[.K49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פואטיקה של ספרות ילדים (10292) [Note 4] <text:s/>[Note 58] <text:s/></text:p>
          </table:table-cell>
          <table:table-cell table:formula="oooc:=FIND(&quot;[Note&quot;;[.A491])" office:value-type="float" office:value="38">
            <text:p>38</text:p>
          </table:table-cell>
          <table:table-cell table:formula="oooc:=IF(ISERR([.B491]);LEN([.A491]);[.B491]-1)" office:value-type="float" office:value="37">
            <text:p>37</text:p>
          </table:table-cell>
          <table:table-cell table:formula="oooc:=TRIM(LEFT([.A491];[.C491]))" office:value-type="string" office:string-value="מבוא לפואטיקה של ספרות ילדים (10292)">
            <text:p>מבוא לפואטיקה של ספרות ילדים (10292)</text:p>
          </table:table-cell>
          <table:table-cell table:formula="oooc:=FIND(&quot;(&quot;;[.D491])" office:value-type="float" office:value="30">
            <text:p>30</text:p>
          </table:table-cell>
          <table:table-cell table:formula="oooc:=TRIM(LEFT([.D491];[.E491]-1))" office:value-type="string" office:string-value="מבוא לפואטיקה של ספרות ילדים">
            <text:p>מבוא לפואטיקה של ספרות ילדים</text:p>
          </table:table-cell>
          <table:table-cell table:formula="oooc:=LEFT(RIGHT([.D491];6);5)" office:value-type="string" office:string-value="10292">
            <text:p>1029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1];&quot;'&quot;;&quot;''&quot;)" office:value-type="string" office:string-value="מבוא לפואטיקה של ספרות ילדים">
            <text:p>מבוא לפואטיקה של ספרות ילדים</text:p>
          </table:table-cell>
          <table:table-cell table:formula="oooc:=&quot;INSERT INTO Modules (Id, Name, DepartmentId,Points,ModuleTypeId) VALUES (&quot;&amp;[.G491]&amp;&quot;,N'&quot;&amp;[.K491]&amp;&quot;','&quot;&amp;[.J491]&amp;&quot;', 6, '&quot; &amp; [.M491] &amp; &quot;')&quot;" office:value-type="string" office:string-value="INSERT INTO Modules (Id, Name, DepartmentId,Points,ModuleTypeId) VALUES (10292,N'מבוא לפואטיקה של ספרות ילדים','9905E681-D74A-42C2-8080-79FDD71AF8ED', 6, 'A8ED06D7-DFC5-4E57-86BD-CA4EE3E0F370')">
            <text:p>INSERT INTO Modules (Id, Name, DepartmentId,Points,ModuleTypeId) VALUES (10292,N'מבוא לפואטיקה של ספרות ילדים','9905E681-D74A-42C2-8080-79FDD71AF8ED', 6, 'A8ED06D7-DFC5-4E57-86BD-CA4EE3E0F370')</text:p>
          </table:table-cell>
          <table:table-cell table:formula="oooc:=IF([.I491]=[.$O$5];[.$P$6];IF(ISERR(FIND([.$O$6];[.K491])) = 0;[.$P$5];IF(ISERR(FIND([.$O$7];[.K49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דנה בכתיבה עיתונאית (10618) [Note 35] <text:s/>[Note 47] <text:s/>[Note 68] <text:s/></text:p>
          </table:table-cell>
          <table:table-cell table:formula="oooc:=FIND(&quot;[Note&quot;;[.A492])" office:value-type="float" office:value="30">
            <text:p>30</text:p>
          </table:table-cell>
          <table:table-cell table:formula="oooc:=IF(ISERR([.B492]);LEN([.A492]);[.B492]-1)" office:value-type="float" office:value="29">
            <text:p>29</text:p>
          </table:table-cell>
          <table:table-cell table:formula="oooc:=TRIM(LEFT([.A492];[.C492]))" office:value-type="string" office:string-value="סדנה בכתיבה עיתונאית (10618)">
            <text:p>סדנה בכתיבה עיתונאית (10618)</text:p>
          </table:table-cell>
          <table:table-cell table:formula="oooc:=FIND(&quot;(&quot;;[.D492])" office:value-type="float" office:value="22">
            <text:p>22</text:p>
          </table:table-cell>
          <table:table-cell table:formula="oooc:=TRIM(LEFT([.D492];[.E492]-1))" office:value-type="string" office:string-value="סדנה בכתיבה עיתונאית">
            <text:p>סדנה בכתיבה עיתונאית</text:p>
          </table:table-cell>
          <table:table-cell table:formula="oooc:=LEFT(RIGHT([.D492];6);5)" office:value-type="string" office:string-value="10618">
            <text:p>1061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2];&quot;'&quot;;&quot;''&quot;)" office:value-type="string" office:string-value="סדנה בכתיבה עיתונאית">
            <text:p>סדנה בכתיבה עיתונאית</text:p>
          </table:table-cell>
          <table:table-cell table:formula="oooc:=&quot;INSERT INTO Modules (Id, Name, DepartmentId,Points,ModuleTypeId) VALUES (&quot;&amp;[.G492]&amp;&quot;,N'&quot;&amp;[.K492]&amp;&quot;','&quot;&amp;[.J492]&amp;&quot;', 6, '&quot; &amp; [.M492] &amp; &quot;')&quot;" office:value-type="string" office:string-value="INSERT INTO Modules (Id, Name, DepartmentId,Points,ModuleTypeId) VALUES (10618,N'סדנה בכתיבה עיתונאית','9905E681-D74A-42C2-8080-79FDD71AF8ED', 6, '1B16BD54-6D52-4136-9447-5E977484531D')">
            <text:p>INSERT INTO Modules (Id, Name, DepartmentId,Points,ModuleTypeId) VALUES (10618,N'סדנה בכתיבה עיתונאית','9905E681-D74A-42C2-8080-79FDD71AF8ED', 6, '1B16BD54-6D52-4136-9447-5E977484531D')</text:p>
          </table:table-cell>
          <table:table-cell table:formula="oooc:=IF([.I492]=[.$O$5];[.$P$6];IF(ISERR(FIND([.$O$6];[.K492])) = 0;[.$P$5];IF(ISERR(FIND([.$O$7];[.K492])) = 0;[.$P$5];[.$P$7])))" office:value-type="string" office:string-value="1B16BD54-6D52-4136-9447-5E977484531D">
            <text:p>1B16BD54-6D52-4136-9447-5E977484531D</text:p>
          </table:table-cell>
          <table:table-cell table:number-columns-repeated="243"/>
        </table:table-row>
        <table:table-row table:style-name="ro2">
          <table:table-cell office:value-type="string">
            <text:p>בין יהודים לנוצרים (10275)</text:p>
          </table:table-cell>
          <table:table-cell table:formula="oooc:=FIND(&quot;[Note&quot;;[.A493])" office:value-type="float" office:value="0">
            <text:p>#VALUE!</text:p>
          </table:table-cell>
          <table:table-cell table:formula="oooc:=IF(ISERR([.B493]);LEN([.A493]);[.B493]-1)" office:value-type="float" office:value="26">
            <text:p>26</text:p>
          </table:table-cell>
          <table:table-cell table:formula="oooc:=TRIM(LEFT([.A493];[.C493]))" office:value-type="string" office:string-value="בין יהודים לנוצרים (10275)">
            <text:p>בין יהודים לנוצרים (10275)</text:p>
          </table:table-cell>
          <table:table-cell table:formula="oooc:=FIND(&quot;(&quot;;[.D493])" office:value-type="float" office:value="20">
            <text:p>20</text:p>
          </table:table-cell>
          <table:table-cell table:formula="oooc:=TRIM(LEFT([.D493];[.E493]-1))" office:value-type="string" office:string-value="בין יהודים לנוצרים">
            <text:p>בין יהודים לנוצרים</text:p>
          </table:table-cell>
          <table:table-cell table:formula="oooc:=LEFT(RIGHT([.D493];6);5)" office:value-type="string" office:string-value="10275">
            <text:p>1027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3];&quot;'&quot;;&quot;''&quot;)" office:value-type="string" office:string-value="בין יהודים לנוצרים">
            <text:p>בין יהודים לנוצרים</text:p>
          </table:table-cell>
          <table:table-cell table:formula="oooc:=&quot;INSERT INTO Modules (Id, Name, DepartmentId,Points,ModuleTypeId) VALUES (&quot;&amp;[.G493]&amp;&quot;,N'&quot;&amp;[.K493]&amp;&quot;','&quot;&amp;[.J493]&amp;&quot;', 6, '&quot; &amp; [.M493] &amp; &quot;')&quot;" office:value-type="string" office:string-value="INSERT INTO Modules (Id, Name, DepartmentId,Points,ModuleTypeId) VALUES (10275,N'בין יהודים לנוצרים','9905E681-D74A-42C2-8080-79FDD71AF8ED', 6, 'A8ED06D7-DFC5-4E57-86BD-CA4EE3E0F370')">
            <text:p>INSERT INTO Modules (Id, Name, DepartmentId,Points,ModuleTypeId) VALUES (10275,N'בין יהודים לנוצרים','9905E681-D74A-42C2-8080-79FDD71AF8ED', 6, 'A8ED06D7-DFC5-4E57-86BD-CA4EE3E0F370')</text:p>
          </table:table-cell>
          <table:table-cell table:formula="oooc:=IF([.I493]=[.$O$5];[.$P$6];IF(ISERR(FIND([.$O$6];[.K493])) = 0;[.$P$5];IF(ISERR(FIND([.$O$7];[.K49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מקרא (10278)</text:p>
          </table:table-cell>
          <table:table-cell table:formula="oooc:=FIND(&quot;[Note&quot;;[.A494])" office:value-type="float" office:value="0">
            <text:p>#VALUE!</text:p>
          </table:table-cell>
          <table:table-cell table:formula="oooc:=IF(ISERR([.B494]);LEN([.A494]);[.B494]-1)" office:value-type="float" office:value="18">
            <text:p>18</text:p>
          </table:table-cell>
          <table:table-cell table:formula="oooc:=TRIM(LEFT([.A494];[.C494]))" office:value-type="string" office:string-value="מבוא למקרא (10278)">
            <text:p>מבוא למקרא (10278)</text:p>
          </table:table-cell>
          <table:table-cell table:formula="oooc:=FIND(&quot;(&quot;;[.D494])" office:value-type="float" office:value="12">
            <text:p>12</text:p>
          </table:table-cell>
          <table:table-cell table:formula="oooc:=TRIM(LEFT([.D494];[.E494]-1))" office:value-type="string" office:string-value="מבוא למקרא">
            <text:p>מבוא למקרא</text:p>
          </table:table-cell>
          <table:table-cell table:formula="oooc:=LEFT(RIGHT([.D494];6);5)" office:value-type="string" office:string-value="10278">
            <text:p>1027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4];&quot;'&quot;;&quot;''&quot;)" office:value-type="string" office:string-value="מבוא למקרא">
            <text:p>מבוא למקרא</text:p>
          </table:table-cell>
          <table:table-cell table:formula="oooc:=&quot;INSERT INTO Modules (Id, Name, DepartmentId,Points,ModuleTypeId) VALUES (&quot;&amp;[.G494]&amp;&quot;,N'&quot;&amp;[.K494]&amp;&quot;','&quot;&amp;[.J494]&amp;&quot;', 6, '&quot; &amp; [.M494] &amp; &quot;')&quot;" office:value-type="string" office:string-value="INSERT INTO Modules (Id, Name, DepartmentId,Points,ModuleTypeId) VALUES (10278,N'מבוא למקרא','9905E681-D74A-42C2-8080-79FDD71AF8ED', 6, 'A8ED06D7-DFC5-4E57-86BD-CA4EE3E0F370')">
            <text:p>INSERT INTO Modules (Id, Name, DepartmentId,Points,ModuleTypeId) VALUES (10278,N'מבוא למקרא','9905E681-D74A-42C2-8080-79FDD71AF8ED', 6, 'A8ED06D7-DFC5-4E57-86BD-CA4EE3E0F370')</text:p>
          </table:table-cell>
          <table:table-cell table:formula="oooc:=IF([.I494]=[.$O$5];[.$P$6];IF(ISERR(FIND([.$O$6];[.K494])) = 0;[.$P$5];IF(ISERR(FIND([.$O$7];[.K49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תודולוגיה של הוראת ההיסטוריה (55169) [Note 32] <text:s/></text:p>
          </table:table-cell>
          <table:table-cell table:formula="oooc:=FIND(&quot;[Note&quot;;[.A495])" office:value-type="float" office:value="39">
            <text:p>39</text:p>
          </table:table-cell>
          <table:table-cell table:formula="oooc:=IF(ISERR([.B495]);LEN([.A495]);[.B495]-1)" office:value-type="float" office:value="38">
            <text:p>38</text:p>
          </table:table-cell>
          <table:table-cell table:formula="oooc:=TRIM(LEFT([.A495];[.C495]))" office:value-type="string" office:string-value="מתודולוגיה של הוראת ההיסטוריה (55169)">
            <text:p>מתודולוגיה של הוראת ההיסטוריה (55169)</text:p>
          </table:table-cell>
          <table:table-cell table:formula="oooc:=FIND(&quot;(&quot;;[.D495])" office:value-type="float" office:value="31">
            <text:p>31</text:p>
          </table:table-cell>
          <table:table-cell table:formula="oooc:=TRIM(LEFT([.D495];[.E495]-1))" office:value-type="string" office:string-value="מתודולוגיה של הוראת ההיסטוריה">
            <text:p>מתודולוגיה של הוראת ההיסטוריה</text:p>
          </table:table-cell>
          <table:table-cell table:formula="oooc:=LEFT(RIGHT([.D495];6);5)" office:value-type="string" office:string-value="55169">
            <text:p>5516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5];&quot;'&quot;;&quot;''&quot;)" office:value-type="string" office:string-value="מתודולוגיה של הוראת ההיסטוריה">
            <text:p>מתודולוגיה של הוראת ההיסטוריה</text:p>
          </table:table-cell>
          <table:table-cell table:formula="oooc:=&quot;INSERT INTO Modules (Id, Name, DepartmentId,Points,ModuleTypeId) VALUES (&quot;&amp;[.G495]&amp;&quot;,N'&quot;&amp;[.K495]&amp;&quot;','&quot;&amp;[.J495]&amp;&quot;', 6, '&quot; &amp; [.M495] &amp; &quot;')&quot;" office:value-type="string" office:string-value="INSERT INTO Modules (Id, Name, DepartmentId,Points,ModuleTypeId) VALUES (55169,N'מתודולוגיה של הוראת ההיסטוריה','9905E681-D74A-42C2-8080-79FDD71AF8ED', 6, 'A8ED06D7-DFC5-4E57-86BD-CA4EE3E0F370')">
            <text:p>INSERT INTO Modules (Id, Name, DepartmentId,Points,ModuleTypeId) VALUES (55169,N'מתודולוגיה של הוראת ההיסטוריה','9905E681-D74A-42C2-8080-79FDD71AF8ED', 6, 'A8ED06D7-DFC5-4E57-86BD-CA4EE3E0F370')</text:p>
          </table:table-cell>
          <table:table-cell table:formula="oooc:=IF([.I495]=[.$O$5];[.$P$6];IF(ISERR(FIND([.$O$6];[.K495])) = 0;[.$P$5];IF(ISERR(FIND([.$O$7];[.K49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לתרמן הצעיר ושירתו (10245)</text:p>
          </table:table-cell>
          <table:table-cell table:formula="oooc:=FIND(&quot;[Note&quot;;[.A496])" office:value-type="float" office:value="0">
            <text:p>#VALUE!</text:p>
          </table:table-cell>
          <table:table-cell table:formula="oooc:=IF(ISERR([.B496]);LEN([.A496]);[.B496]-1)" office:value-type="float" office:value="27">
            <text:p>27</text:p>
          </table:table-cell>
          <table:table-cell table:formula="oooc:=TRIM(LEFT([.A496];[.C496]))" office:value-type="string" office:string-value="אלתרמן הצעיר ושירתו (10245)">
            <text:p>אלתרמן הצעיר ושירתו (10245)</text:p>
          </table:table-cell>
          <table:table-cell table:formula="oooc:=FIND(&quot;(&quot;;[.D496])" office:value-type="float" office:value="21">
            <text:p>21</text:p>
          </table:table-cell>
          <table:table-cell table:formula="oooc:=TRIM(LEFT([.D496];[.E496]-1))" office:value-type="string" office:string-value="אלתרמן הצעיר ושירתו">
            <text:p>אלתרמן הצעיר ושירתו</text:p>
          </table:table-cell>
          <table:table-cell table:formula="oooc:=LEFT(RIGHT([.D496];6);5)" office:value-type="string" office:string-value="10245">
            <text:p>10245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6];&quot;'&quot;;&quot;''&quot;)" office:value-type="string" office:string-value="אלתרמן הצעיר ושירתו">
            <text:p>אלתרמן הצעיר ושירתו</text:p>
          </table:table-cell>
          <table:table-cell table:formula="oooc:=&quot;INSERT INTO Modules (Id, Name, DepartmentId,Points,ModuleTypeId) VALUES (&quot;&amp;[.G496]&amp;&quot;,N'&quot;&amp;[.K496]&amp;&quot;','&quot;&amp;[.J496]&amp;&quot;', 6, '&quot; &amp; [.M496] &amp; &quot;')&quot;" office:value-type="string" office:string-value="INSERT INTO Modules (Id, Name, DepartmentId,Points,ModuleTypeId) VALUES (10245,N'אלתרמן הצעיר ושירתו','9905E681-D74A-42C2-8080-79FDD71AF8ED', 6, 'A8ED06D7-DFC5-4E57-86BD-CA4EE3E0F370')">
            <text:p>INSERT INTO Modules (Id, Name, DepartmentId,Points,ModuleTypeId) VALUES (10245,N'אלתרמן הצעיר ושירתו','9905E681-D74A-42C2-8080-79FDD71AF8ED', 6, 'A8ED06D7-DFC5-4E57-86BD-CA4EE3E0F370')</text:p>
          </table:table-cell>
          <table:table-cell table:formula="oooc:=IF([.I496]=[.$O$5];[.$P$6];IF(ISERR(FIND([.$O$6];[.K496])) = 0;[.$P$5];IF(ISERR(FIND([.$O$7];[.K49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עברית כשפה שנייה (91462) [Note 32] <text:s/>[Note 61] <text:s/></text:p>
          </table:table-cell>
          <table:table-cell table:formula="oooc:=FIND(&quot;[Note&quot;;[.A497])" office:value-type="float" office:value="26">
            <text:p>26</text:p>
          </table:table-cell>
          <table:table-cell table:formula="oooc:=IF(ISERR([.B497]);LEN([.A497]);[.B497]-1)" office:value-type="float" office:value="25">
            <text:p>25</text:p>
          </table:table-cell>
          <table:table-cell table:formula="oooc:=TRIM(LEFT([.A497];[.C497]))" office:value-type="string" office:string-value="עברית כשפה שנייה (91462)">
            <text:p>עברית כשפה שנייה (91462)</text:p>
          </table:table-cell>
          <table:table-cell table:formula="oooc:=FIND(&quot;(&quot;;[.D497])" office:value-type="float" office:value="18">
            <text:p>18</text:p>
          </table:table-cell>
          <table:table-cell table:formula="oooc:=TRIM(LEFT([.D497];[.E497]-1))" office:value-type="string" office:string-value="עברית כשפה שנייה">
            <text:p>עברית כשפה שנייה</text:p>
          </table:table-cell>
          <table:table-cell table:formula="oooc:=LEFT(RIGHT([.D497];6);5)" office:value-type="string" office:string-value="91462">
            <text:p>9146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7];&quot;'&quot;;&quot;''&quot;)" office:value-type="string" office:string-value="עברית כשפה שנייה">
            <text:p>עברית כשפה שנייה</text:p>
          </table:table-cell>
          <table:table-cell table:formula="oooc:=&quot;INSERT INTO Modules (Id, Name, DepartmentId,Points,ModuleTypeId) VALUES (&quot;&amp;[.G497]&amp;&quot;,N'&quot;&amp;[.K497]&amp;&quot;','&quot;&amp;[.J497]&amp;&quot;', 6, '&quot; &amp; [.M497] &amp; &quot;')&quot;" office:value-type="string" office:string-value="INSERT INTO Modules (Id, Name, DepartmentId,Points,ModuleTypeId) VALUES (91462,N'עברית כשפה שנייה','9905E681-D74A-42C2-8080-79FDD71AF8ED', 6, 'A8ED06D7-DFC5-4E57-86BD-CA4EE3E0F370')">
            <text:p>INSERT INTO Modules (Id, Name, DepartmentId,Points,ModuleTypeId) VALUES (91462,N'עברית כשפה שנייה','9905E681-D74A-42C2-8080-79FDD71AF8ED', 6, 'A8ED06D7-DFC5-4E57-86BD-CA4EE3E0F370')</text:p>
          </table:table-cell>
          <table:table-cell table:formula="oooc:=IF([.I497]=[.$O$5];[.$P$6];IF(ISERR(FIND([.$O$6];[.K497])) = 0;[.$P$5];IF(ISERR(FIND([.$O$7];[.K49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יאטרון בחברה (10738) [Note 21] <text:s/>[Note 42] <text:s/></text:p>
          </table:table-cell>
          <table:table-cell table:formula="oooc:=FIND(&quot;[Note&quot;;[.A498])" office:value-type="float" office:value="23">
            <text:p>23</text:p>
          </table:table-cell>
          <table:table-cell table:formula="oooc:=IF(ISERR([.B498]);LEN([.A498]);[.B498]-1)" office:value-type="float" office:value="22">
            <text:p>22</text:p>
          </table:table-cell>
          <table:table-cell table:formula="oooc:=TRIM(LEFT([.A498];[.C498]))" office:value-type="string" office:string-value="תיאטרון בחברה (10738)">
            <text:p>תיאטרון בחברה (10738)</text:p>
          </table:table-cell>
          <table:table-cell table:formula="oooc:=FIND(&quot;(&quot;;[.D498])" office:value-type="float" office:value="15">
            <text:p>15</text:p>
          </table:table-cell>
          <table:table-cell table:formula="oooc:=TRIM(LEFT([.D498];[.E498]-1))" office:value-type="string" office:string-value="תיאטרון בחברה">
            <text:p>תיאטרון בחברה</text:p>
          </table:table-cell>
          <table:table-cell table:formula="oooc:=LEFT(RIGHT([.D498];6);5)" office:value-type="string" office:string-value="10738">
            <text:p>10738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8];&quot;'&quot;;&quot;''&quot;)" office:value-type="string" office:string-value="תיאטרון בחברה">
            <text:p>תיאטרון בחברה</text:p>
          </table:table-cell>
          <table:table-cell table:formula="oooc:=&quot;INSERT INTO Modules (Id, Name, DepartmentId,Points,ModuleTypeId) VALUES (&quot;&amp;[.G498]&amp;&quot;,N'&quot;&amp;[.K498]&amp;&quot;','&quot;&amp;[.J498]&amp;&quot;', 6, '&quot; &amp; [.M498] &amp; &quot;')&quot;" office:value-type="string" office:string-value="INSERT INTO Modules (Id, Name, DepartmentId,Points,ModuleTypeId) VALUES (10738,N'תיאטרון בחברה','9905E681-D74A-42C2-8080-79FDD71AF8ED', 6, 'A8ED06D7-DFC5-4E57-86BD-CA4EE3E0F370')">
            <text:p>INSERT INTO Modules (Id, Name, DepartmentId,Points,ModuleTypeId) VALUES (10738,N'תיאטרון בחברה','9905E681-D74A-42C2-8080-79FDD71AF8ED', 6, 'A8ED06D7-DFC5-4E57-86BD-CA4EE3E0F370')</text:p>
          </table:table-cell>
          <table:table-cell table:formula="oooc:=IF([.I498]=[.$O$5];[.$P$6];IF(ISERR(FIND([.$O$6];[.K498])) = 0;[.$P$5];IF(ISERR(FIND([.$O$7];[.K49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ולין: תולדות יהודי מזרח-אירופה (ברוסית) (42101) [Note 24] <text:s/>[Note 27] <text:s/></text:p>
          </table:table-cell>
          <table:table-cell table:formula="oooc:=FIND(&quot;[Note&quot;;[.A499])" office:value-type="float" office:value="50">
            <text:p>50</text:p>
          </table:table-cell>
          <table:table-cell table:formula="oooc:=IF(ISERR([.B499]);LEN([.A499]);[.B499]-1)" office:value-type="float" office:value="49">
            <text:p>49</text:p>
          </table:table-cell>
          <table:table-cell table:formula="oooc:=TRIM(LEFT([.A499];[.C499]))" office:value-type="string" office:string-value="פולין: תולדות יהודי מזרח-אירופה (ברוסית) (42101)">
            <text:p>פולין: תולדות יהודי מזרח-אירופה (ברוסית) (42101)</text:p>
          </table:table-cell>
          <table:table-cell table:formula="oooc:=FIND(&quot;(&quot;;[.D499])" office:value-type="float" office:value="33">
            <text:p>33</text:p>
          </table:table-cell>
          <table:table-cell table:formula="oooc:=TRIM(LEFT([.D499];[.E499]-1))" office:value-type="string" office:string-value="פולין: תולדות יהודי מזרח-אירופה">
            <text:p>פולין: תולדות יהודי מזרח-אירופה</text:p>
          </table:table-cell>
          <table:table-cell table:formula="oooc:=LEFT(RIGHT([.D499];6);5)" office:value-type="string" office:string-value="42101">
            <text:p>4210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499];&quot;'&quot;;&quot;''&quot;)" office:value-type="string" office:string-value="פולין: תולדות יהודי מזרח-אירופה">
            <text:p>פולין: תולדות יהודי מזרח-אירופה</text:p>
          </table:table-cell>
          <table:table-cell table:formula="oooc:=&quot;INSERT INTO Modules (Id, Name, DepartmentId,Points,ModuleTypeId) VALUES (&quot;&amp;[.G499]&amp;&quot;,N'&quot;&amp;[.K499]&amp;&quot;','&quot;&amp;[.J499]&amp;&quot;', 6, '&quot; &amp; [.M499] &amp; &quot;')&quot;" office:value-type="string" office:string-value="INSERT INTO Modules (Id, Name, DepartmentId,Points,ModuleTypeId) VALUES (42101,N'פולין: תולדות יהודי מזרח-אירופה','9905E681-D74A-42C2-8080-79FDD71AF8ED', 6, 'A8ED06D7-DFC5-4E57-86BD-CA4EE3E0F370')">
            <text:p>INSERT INTO Modules (Id, Name, DepartmentId,Points,ModuleTypeId) VALUES (42101,N'פולין: תולדות יהודי מזרח-אירופה','9905E681-D74A-42C2-8080-79FDD71AF8ED', 6, 'A8ED06D7-DFC5-4E57-86BD-CA4EE3E0F370')</text:p>
          </table:table-cell>
          <table:table-cell table:formula="oooc:=IF([.I499]=[.$O$5];[.$P$6];IF(ISERR(FIND([.$O$6];[.K499])) = 0;[.$P$5];IF(ISERR(FIND([.$O$7];[.K49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בלשנות (10143)</text:p>
          </table:table-cell>
          <table:table-cell table:formula="oooc:=FIND(&quot;[Note&quot;;[.A500])" office:value-type="float" office:value="0">
            <text:p>#VALUE!</text:p>
          </table:table-cell>
          <table:table-cell table:formula="oooc:=IF(ISERR([.B500]);LEN([.A500]);[.B500]-1)" office:value-type="float" office:value="20">
            <text:p>20</text:p>
          </table:table-cell>
          <table:table-cell table:formula="oooc:=TRIM(LEFT([.A500];[.C500]))" office:value-type="string" office:string-value="מבוא לבלשנות (10143)">
            <text:p>מבוא לבלשנות (10143)</text:p>
          </table:table-cell>
          <table:table-cell table:formula="oooc:=FIND(&quot;(&quot;;[.D500])" office:value-type="float" office:value="14">
            <text:p>14</text:p>
          </table:table-cell>
          <table:table-cell table:formula="oooc:=TRIM(LEFT([.D500];[.E500]-1))" office:value-type="string" office:string-value="מבוא לבלשנות">
            <text:p>מבוא לבלשנות</text:p>
          </table:table-cell>
          <table:table-cell table:formula="oooc:=LEFT(RIGHT([.D500];6);5)" office:value-type="string" office:string-value="10143">
            <text:p>1014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0];&quot;'&quot;;&quot;''&quot;)" office:value-type="string" office:string-value="מבוא לבלשנות">
            <text:p>מבוא לבלשנות</text:p>
          </table:table-cell>
          <table:table-cell table:formula="oooc:=&quot;INSERT INTO Modules (Id, Name, DepartmentId,Points,ModuleTypeId) VALUES (&quot;&amp;[.G500]&amp;&quot;,N'&quot;&amp;[.K500]&amp;&quot;','&quot;&amp;[.J500]&amp;&quot;', 6, '&quot; &amp; [.M500] &amp; &quot;')&quot;" office:value-type="string" office:string-value="INSERT INTO Modules (Id, Name, DepartmentId,Points,ModuleTypeId) VALUES (10143,N'מבוא לבלשנות','9905E681-D74A-42C2-8080-79FDD71AF8ED', 6, 'A8ED06D7-DFC5-4E57-86BD-CA4EE3E0F370')">
            <text:p>INSERT INTO Modules (Id, Name, DepartmentId,Points,ModuleTypeId) VALUES (10143,N'מבוא לבלשנות','9905E681-D74A-42C2-8080-79FDD71AF8ED', 6, 'A8ED06D7-DFC5-4E57-86BD-CA4EE3E0F370')</text:p>
          </table:table-cell>
          <table:table-cell table:formula="oooc:=IF([.I500]=[.$O$5];[.$P$6];IF(ISERR(FIND([.$O$6];[.K500])) = 0;[.$P$5];IF(ISERR(FIND([.$O$7];[.K50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כורש ועד אלכסנדר (10550) [Note 5] <text:s/>[Note 22] <text:s/></text:p>
          </table:table-cell>
          <table:table-cell table:formula="oooc:=FIND(&quot;[Note&quot;;[.A501])" office:value-type="float" office:value="27">
            <text:p>27</text:p>
          </table:table-cell>
          <table:table-cell table:formula="oooc:=IF(ISERR([.B501]);LEN([.A501]);[.B501]-1)" office:value-type="float" office:value="26">
            <text:p>26</text:p>
          </table:table-cell>
          <table:table-cell table:formula="oooc:=TRIM(LEFT([.A501];[.C501]))" office:value-type="string" office:string-value="מכורש ועד אלכסנדר (10550)">
            <text:p>מכורש ועד אלכסנדר (10550)</text:p>
          </table:table-cell>
          <table:table-cell table:formula="oooc:=FIND(&quot;(&quot;;[.D501])" office:value-type="float" office:value="19">
            <text:p>19</text:p>
          </table:table-cell>
          <table:table-cell table:formula="oooc:=TRIM(LEFT([.D501];[.E501]-1))" office:value-type="string" office:string-value="מכורש ועד אלכסנדר">
            <text:p>מכורש ועד אלכסנדר</text:p>
          </table:table-cell>
          <table:table-cell table:formula="oooc:=LEFT(RIGHT([.D501];6);5)" office:value-type="string" office:string-value="10550">
            <text:p>10550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1];&quot;'&quot;;&quot;''&quot;)" office:value-type="string" office:string-value="מכורש ועד אלכסנדר">
            <text:p>מכורש ועד אלכסנדר</text:p>
          </table:table-cell>
          <table:table-cell table:formula="oooc:=&quot;INSERT INTO Modules (Id, Name, DepartmentId,Points,ModuleTypeId) VALUES (&quot;&amp;[.G501]&amp;&quot;,N'&quot;&amp;[.K501]&amp;&quot;','&quot;&amp;[.J501]&amp;&quot;', 6, '&quot; &amp; [.M501] &amp; &quot;')&quot;" office:value-type="string" office:string-value="INSERT INTO Modules (Id, Name, DepartmentId,Points,ModuleTypeId) VALUES (10550,N'מכורש ועד אלכסנדר','9905E681-D74A-42C2-8080-79FDD71AF8ED', 6, 'A8ED06D7-DFC5-4E57-86BD-CA4EE3E0F370')">
            <text:p>INSERT INTO Modules (Id, Name, DepartmentId,Points,ModuleTypeId) VALUES (10550,N'מכורש ועד אלכסנדר','9905E681-D74A-42C2-8080-79FDD71AF8ED', 6, 'A8ED06D7-DFC5-4E57-86BD-CA4EE3E0F370')</text:p>
          </table:table-cell>
          <table:table-cell table:formula="oooc:=IF([.I501]=[.$O$5];[.$P$6];IF(ISERR(FIND([.$O$6];[.K501])) = 0;[.$P$5];IF(ISERR(FIND([.$O$7];[.K50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מנות בעידן הטכנולוגי (10124) [Note 47] <text:s/></text:p>
          </table:table-cell>
          <table:table-cell table:formula="oooc:=FIND(&quot;[Note&quot;;[.A502])" office:value-type="float" office:value="31">
            <text:p>31</text:p>
          </table:table-cell>
          <table:table-cell table:formula="oooc:=IF(ISERR([.B502]);LEN([.A502]);[.B502]-1)" office:value-type="float" office:value="30">
            <text:p>30</text:p>
          </table:table-cell>
          <table:table-cell table:formula="oooc:=TRIM(LEFT([.A502];[.C502]))" office:value-type="string" office:string-value="אמנות בעידן הטכנולוגי (10124)">
            <text:p>אמנות בעידן הטכנולוגי (10124)</text:p>
          </table:table-cell>
          <table:table-cell table:formula="oooc:=FIND(&quot;(&quot;;[.D502])" office:value-type="float" office:value="23">
            <text:p>23</text:p>
          </table:table-cell>
          <table:table-cell table:formula="oooc:=TRIM(LEFT([.D502];[.E502]-1))" office:value-type="string" office:string-value="אמנות בעידן הטכנולוגי">
            <text:p>אמנות בעידן הטכנולוגי</text:p>
          </table:table-cell>
          <table:table-cell table:formula="oooc:=LEFT(RIGHT([.D502];6);5)" office:value-type="string" office:string-value="10124">
            <text:p>10124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2];&quot;'&quot;;&quot;''&quot;)" office:value-type="string" office:string-value="אמנות בעידן הטכנולוגי">
            <text:p>אמנות בעידן הטכנולוגי</text:p>
          </table:table-cell>
          <table:table-cell table:formula="oooc:=&quot;INSERT INTO Modules (Id, Name, DepartmentId,Points,ModuleTypeId) VALUES (&quot;&amp;[.G502]&amp;&quot;,N'&quot;&amp;[.K502]&amp;&quot;','&quot;&amp;[.J502]&amp;&quot;', 6, '&quot; &amp; [.M502] &amp; &quot;')&quot;" office:value-type="string" office:string-value="INSERT INTO Modules (Id, Name, DepartmentId,Points,ModuleTypeId) VALUES (10124,N'אמנות בעידן הטכנולוגי','9905E681-D74A-42C2-8080-79FDD71AF8ED', 6, 'A8ED06D7-DFC5-4E57-86BD-CA4EE3E0F370')">
            <text:p>INSERT INTO Modules (Id, Name, DepartmentId,Points,ModuleTypeId) VALUES (10124,N'אמנות בעידן הטכנולוגי','9905E681-D74A-42C2-8080-79FDD71AF8ED', 6, 'A8ED06D7-DFC5-4E57-86BD-CA4EE3E0F370')</text:p>
          </table:table-cell>
          <table:table-cell table:formula="oooc:=IF([.I502]=[.$O$5];[.$P$6];IF(ISERR(FIND([.$O$6];[.K502])) = 0;[.$P$5];IF(ISERR(FIND([.$O$7];[.K50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<text:s/>"טבע דומם" ממקבץ חפצים לחפצים ברשות עצמם (10675)</text:p>
          </table:table-cell>
          <table:table-cell table:formula="oooc:=FIND(&quot;[Note&quot;;[.A503])" office:value-type="float" office:value="0">
            <text:p>#VALUE!</text:p>
          </table:table-cell>
          <table:table-cell table:formula="oooc:=IF(ISERR([.B503]);LEN([.A503]);[.B503]-1)" office:value-type="float" office:value="49">
            <text:p>49</text:p>
          </table:table-cell>
          <table:table-cell table:formula="oooc:=TRIM(LEFT([.A503];[.C503]))" office:value-type="string" office:string-value="&quot;טבע דומם&quot; ממקבץ חפצים לחפצים ברשות עצמם (10675)">
            <text:p>"טבע דומם" ממקבץ חפצים לחפצים ברשות עצמם (10675)</text:p>
          </table:table-cell>
          <table:table-cell table:formula="oooc:=FIND(&quot;(&quot;;[.D503])" office:value-type="float" office:value="42">
            <text:p>42</text:p>
          </table:table-cell>
          <table:table-cell table:formula="oooc:=TRIM(LEFT([.D503];[.E503]-1))" office:value-type="string" office:string-value="&quot;טבע דומם&quot; ממקבץ חפצים לחפצים ברשות עצמם">
            <text:p>"טבע דומם" ממקבץ חפצים לחפצים ברשות עצמם</text:p>
          </table:table-cell>
          <table:table-cell table:formula="oooc:=LEFT(RIGHT([.D503];6);5)" office:value-type="string" office:string-value="10675">
            <text:p>10675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3];&quot;'&quot;;&quot;''&quot;)" office:value-type="string" office:string-value="&quot;טבע דומם&quot; ממקבץ חפצים לחפצים ברשות עצמם">
            <text:p>"טבע דומם" ממקבץ חפצים לחפצים ברשות עצמם</text:p>
          </table:table-cell>
          <table:table-cell table:formula="oooc:=&quot;INSERT INTO Modules (Id, Name, DepartmentId,Points,ModuleTypeId) VALUES (&quot;&amp;[.G503]&amp;&quot;,N'&quot;&amp;[.K503]&amp;&quot;','&quot;&amp;[.J503]&amp;&quot;', 6, '&quot; &amp; [.M503] &amp; &quot;')&quot;" office:value-type="string" office:string-value="INSERT INTO Modules (Id, Name, DepartmentId,Points,ModuleTypeId) VALUES (10675,N'&quot;טבע דומם&quot; ממקבץ חפצים לחפצים ברשות עצמם','9905E681-D74A-42C2-8080-79FDD71AF8ED', 6, 'A8ED06D7-DFC5-4E57-86BD-CA4EE3E0F370')">
            <text:p>INSERT INTO Modules (Id, Name, DepartmentId,Points,ModuleTypeId) VALUES (10675,N'"טבע דומם" ממקבץ חפצים לחפצים ברשות עצמם','9905E681-D74A-42C2-8080-79FDD71AF8ED', 6, 'A8ED06D7-DFC5-4E57-86BD-CA4EE3E0F370')</text:p>
          </table:table-cell>
          <table:table-cell table:formula="oooc:=IF([.I503]=[.$O$5];[.$P$6];IF(ISERR(FIND([.$O$6];[.K503])) = 0;[.$P$5];IF(ISERR(FIND([.$O$7];[.K50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לשון, חברה ותרבות (10641) [Note 24] <text:s/></text:p>
          </table:table-cell>
          <table:table-cell table:formula="oooc:=FIND(&quot;[Note&quot;;[.A504])" office:value-type="float" office:value="27">
            <text:p>27</text:p>
          </table:table-cell>
          <table:table-cell table:formula="oooc:=IF(ISERR([.B504]);LEN([.A504]);[.B504]-1)" office:value-type="float" office:value="26">
            <text:p>26</text:p>
          </table:table-cell>
          <table:table-cell table:formula="oooc:=TRIM(LEFT([.A504];[.C504]))" office:value-type="string" office:string-value="לשון, חברה ותרבות (10641)">
            <text:p>לשון, חברה ותרבות (10641)</text:p>
          </table:table-cell>
          <table:table-cell table:formula="oooc:=FIND(&quot;(&quot;;[.D504])" office:value-type="float" office:value="19">
            <text:p>19</text:p>
          </table:table-cell>
          <table:table-cell table:formula="oooc:=TRIM(LEFT([.D504];[.E504]-1))" office:value-type="string" office:string-value="לשון, חברה ותרבות">
            <text:p>לשון, חברה ותרבות</text:p>
          </table:table-cell>
          <table:table-cell table:formula="oooc:=LEFT(RIGHT([.D504];6);5)" office:value-type="string" office:string-value="10641">
            <text:p>1064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4];&quot;'&quot;;&quot;''&quot;)" office:value-type="string" office:string-value="לשון, חברה ותרבות">
            <text:p>לשון, חברה ותרבות</text:p>
          </table:table-cell>
          <table:table-cell table:formula="oooc:=&quot;INSERT INTO Modules (Id, Name, DepartmentId,Points,ModuleTypeId) VALUES (&quot;&amp;[.G504]&amp;&quot;,N'&quot;&amp;[.K504]&amp;&quot;','&quot;&amp;[.J504]&amp;&quot;', 6, '&quot; &amp; [.M504] &amp; &quot;')&quot;" office:value-type="string" office:string-value="INSERT INTO Modules (Id, Name, DepartmentId,Points,ModuleTypeId) VALUES (10641,N'לשון, חברה ותרבות','9905E681-D74A-42C2-8080-79FDD71AF8ED', 6, 'A8ED06D7-DFC5-4E57-86BD-CA4EE3E0F370')">
            <text:p>INSERT INTO Modules (Id, Name, DepartmentId,Points,ModuleTypeId) VALUES (10641,N'לשון, חברה ותרבות','9905E681-D74A-42C2-8080-79FDD71AF8ED', 6, 'A8ED06D7-DFC5-4E57-86BD-CA4EE3E0F370')</text:p>
          </table:table-cell>
          <table:table-cell table:formula="oooc:=IF([.I504]=[.$O$5];[.$P$6];IF(ISERR(FIND([.$O$6];[.K504])) = 0;[.$P$5];IF(ISERR(FIND([.$O$7];[.K50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תודולוגיה של הוראת ספרות (55167) [Note 32] <text:s/>[Note 47] <text:s/></text:p>
          </table:table-cell>
          <table:table-cell table:formula="oooc:=FIND(&quot;[Note&quot;;[.A505])" office:value-type="float" office:value="35">
            <text:p>35</text:p>
          </table:table-cell>
          <table:table-cell table:formula="oooc:=IF(ISERR([.B505]);LEN([.A505]);[.B505]-1)" office:value-type="float" office:value="34">
            <text:p>34</text:p>
          </table:table-cell>
          <table:table-cell table:formula="oooc:=TRIM(LEFT([.A505];[.C505]))" office:value-type="string" office:string-value="מתודולוגיה של הוראת ספרות (55167)">
            <text:p>מתודולוגיה של הוראת ספרות (55167)</text:p>
          </table:table-cell>
          <table:table-cell table:formula="oooc:=FIND(&quot;(&quot;;[.D505])" office:value-type="float" office:value="27">
            <text:p>27</text:p>
          </table:table-cell>
          <table:table-cell table:formula="oooc:=TRIM(LEFT([.D505];[.E505]-1))" office:value-type="string" office:string-value="מתודולוגיה של הוראת ספרות">
            <text:p>מתודולוגיה של הוראת ספרות</text:p>
          </table:table-cell>
          <table:table-cell table:formula="oooc:=LEFT(RIGHT([.D505];6);5)" office:value-type="string" office:string-value="55167">
            <text:p>55167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5];&quot;'&quot;;&quot;''&quot;)" office:value-type="string" office:string-value="מתודולוגיה של הוראת ספרות">
            <text:p>מתודולוגיה של הוראת ספרות</text:p>
          </table:table-cell>
          <table:table-cell table:formula="oooc:=&quot;INSERT INTO Modules (Id, Name, DepartmentId,Points,ModuleTypeId) VALUES (&quot;&amp;[.G505]&amp;&quot;,N'&quot;&amp;[.K505]&amp;&quot;','&quot;&amp;[.J505]&amp;&quot;', 6, '&quot; &amp; [.M505] &amp; &quot;')&quot;" office:value-type="string" office:string-value="INSERT INTO Modules (Id, Name, DepartmentId,Points,ModuleTypeId) VALUES (55167,N'מתודולוגיה של הוראת ספרות','9905E681-D74A-42C2-8080-79FDD71AF8ED', 6, 'A8ED06D7-DFC5-4E57-86BD-CA4EE3E0F370')">
            <text:p>INSERT INTO Modules (Id, Name, DepartmentId,Points,ModuleTypeId) VALUES (55167,N'מתודולוגיה של הוראת ספרות','9905E681-D74A-42C2-8080-79FDD71AF8ED', 6, 'A8ED06D7-DFC5-4E57-86BD-CA4EE3E0F370')</text:p>
          </table:table-cell>
          <table:table-cell table:formula="oooc:=IF([.I505]=[.$O$5];[.$P$6];IF(ISERR(FIND([.$O$6];[.K505])) = 0;[.$P$5];IF(ISERR(FIND([.$O$7];[.K50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גלות לקוממיות (ברוסית) (42145) [Note 24] <text:s/>[Note 27] <text:s/></text:p>
          </table:table-cell>
          <table:table-cell table:formula="oooc:=FIND(&quot;[Note&quot;;[.A506])" office:value-type="float" office:value="33">
            <text:p>33</text:p>
          </table:table-cell>
          <table:table-cell table:formula="oooc:=IF(ISERR([.B506]);LEN([.A506]);[.B506]-1)" office:value-type="float" office:value="32">
            <text:p>32</text:p>
          </table:table-cell>
          <table:table-cell table:formula="oooc:=TRIM(LEFT([.A506];[.C506]))" office:value-type="string" office:string-value="מגלות לקוממיות (ברוסית) (42145)">
            <text:p>מגלות לקוממיות (ברוסית) (42145)</text:p>
          </table:table-cell>
          <table:table-cell table:formula="oooc:=FIND(&quot;(&quot;;[.D506])" office:value-type="float" office:value="16">
            <text:p>16</text:p>
          </table:table-cell>
          <table:table-cell table:formula="oooc:=TRIM(LEFT([.D506];[.E506]-1))" office:value-type="string" office:string-value="מגלות לקוממיות">
            <text:p>מגלות לקוממיות</text:p>
          </table:table-cell>
          <table:table-cell table:formula="oooc:=LEFT(RIGHT([.D506];6);5)" office:value-type="string" office:string-value="42145">
            <text:p>4214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6];&quot;'&quot;;&quot;''&quot;)" office:value-type="string" office:string-value="מגלות לקוממיות">
            <text:p>מגלות לקוממיות</text:p>
          </table:table-cell>
          <table:table-cell table:formula="oooc:=&quot;INSERT INTO Modules (Id, Name, DepartmentId,Points,ModuleTypeId) VALUES (&quot;&amp;[.G506]&amp;&quot;,N'&quot;&amp;[.K506]&amp;&quot;','&quot;&amp;[.J506]&amp;&quot;', 6, '&quot; &amp; [.M506] &amp; &quot;')&quot;" office:value-type="string" office:string-value="INSERT INTO Modules (Id, Name, DepartmentId,Points,ModuleTypeId) VALUES (42145,N'מגלות לקוממיות','9905E681-D74A-42C2-8080-79FDD71AF8ED', 6, 'A8ED06D7-DFC5-4E57-86BD-CA4EE3E0F370')">
            <text:p>INSERT INTO Modules (Id, Name, DepartmentId,Points,ModuleTypeId) VALUES (42145,N'מגלות לקוממיות','9905E681-D74A-42C2-8080-79FDD71AF8ED', 6, 'A8ED06D7-DFC5-4E57-86BD-CA4EE3E0F370')</text:p>
          </table:table-cell>
          <table:table-cell table:formula="oooc:=IF([.I506]=[.$O$5];[.$P$6];IF(ISERR(FIND([.$O$6];[.K506])) = 0;[.$P$5];IF(ISERR(FIND([.$O$7];[.K50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קולנוע כהיסטוריה (10655) [Note 26] <text:s/>[Note 52] <text:s/></text:p>
          </table:table-cell>
          <table:table-cell table:formula="oooc:=FIND(&quot;[Note&quot;;[.A507])" office:value-type="float" office:value="27">
            <text:p>27</text:p>
          </table:table-cell>
          <table:table-cell table:formula="oooc:=IF(ISERR([.B507]);LEN([.A507]);[.B507]-1)" office:value-type="float" office:value="26">
            <text:p>26</text:p>
          </table:table-cell>
          <table:table-cell table:formula="oooc:=TRIM(LEFT([.A507];[.C507]))" office:value-type="string" office:string-value="הקולנוע כהיסטוריה (10655)">
            <text:p>הקולנוע כהיסטוריה (10655)</text:p>
          </table:table-cell>
          <table:table-cell table:formula="oooc:=FIND(&quot;(&quot;;[.D507])" office:value-type="float" office:value="19">
            <text:p>19</text:p>
          </table:table-cell>
          <table:table-cell table:formula="oooc:=TRIM(LEFT([.D507];[.E507]-1))" office:value-type="string" office:string-value="הקולנוע כהיסטוריה">
            <text:p>הקולנוע כהיסטוריה</text:p>
          </table:table-cell>
          <table:table-cell table:formula="oooc:=LEFT(RIGHT([.D507];6);5)" office:value-type="string" office:string-value="10655">
            <text:p>1065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7];&quot;'&quot;;&quot;''&quot;)" office:value-type="string" office:string-value="הקולנוע כהיסטוריה">
            <text:p>הקולנוע כהיסטוריה</text:p>
          </table:table-cell>
          <table:table-cell table:formula="oooc:=&quot;INSERT INTO Modules (Id, Name, DepartmentId,Points,ModuleTypeId) VALUES (&quot;&amp;[.G507]&amp;&quot;,N'&quot;&amp;[.K507]&amp;&quot;','&quot;&amp;[.J507]&amp;&quot;', 6, '&quot; &amp; [.M507] &amp; &quot;')&quot;" office:value-type="string" office:string-value="INSERT INTO Modules (Id, Name, DepartmentId,Points,ModuleTypeId) VALUES (10655,N'הקולנוע כהיסטוריה','9905E681-D74A-42C2-8080-79FDD71AF8ED', 6, 'A8ED06D7-DFC5-4E57-86BD-CA4EE3E0F370')">
            <text:p>INSERT INTO Modules (Id, Name, DepartmentId,Points,ModuleTypeId) VALUES (10655,N'הקולנוע כהיסטוריה','9905E681-D74A-42C2-8080-79FDD71AF8ED', 6, 'A8ED06D7-DFC5-4E57-86BD-CA4EE3E0F370')</text:p>
          </table:table-cell>
          <table:table-cell table:formula="oooc:=IF([.I507]=[.$O$5];[.$P$6];IF(ISERR(FIND([.$O$6];[.K507])) = 0;[.$P$5];IF(ISERR(FIND([.$O$7];[.K50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תורה שבעל-פה (10133)</text:p>
          </table:table-cell>
          <table:table-cell table:formula="oooc:=FIND(&quot;[Note&quot;;[.A508])" office:value-type="float" office:value="0">
            <text:p>#VALUE!</text:p>
          </table:table-cell>
          <table:table-cell table:formula="oooc:=IF(ISERR([.B508]);LEN([.A508]);[.B508]-1)" office:value-type="float" office:value="26">
            <text:p>26</text:p>
          </table:table-cell>
          <table:table-cell table:formula="oooc:=TRIM(LEFT([.A508];[.C508]))" office:value-type="string" office:string-value="מבוא לתורה שבעל-פה (10133)">
            <text:p>מבוא לתורה שבעל-פה (10133)</text:p>
          </table:table-cell>
          <table:table-cell table:formula="oooc:=FIND(&quot;(&quot;;[.D508])" office:value-type="float" office:value="20">
            <text:p>20</text:p>
          </table:table-cell>
          <table:table-cell table:formula="oooc:=TRIM(LEFT([.D508];[.E508]-1))" office:value-type="string" office:string-value="מבוא לתורה שבעל-פה">
            <text:p>מבוא לתורה שבעל-פה</text:p>
          </table:table-cell>
          <table:table-cell table:formula="oooc:=LEFT(RIGHT([.D508];6);5)" office:value-type="string" office:string-value="10133">
            <text:p>1013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8];&quot;'&quot;;&quot;''&quot;)" office:value-type="string" office:string-value="מבוא לתורה שבעל-פה">
            <text:p>מבוא לתורה שבעל-פה</text:p>
          </table:table-cell>
          <table:table-cell table:formula="oooc:=&quot;INSERT INTO Modules (Id, Name, DepartmentId,Points,ModuleTypeId) VALUES (&quot;&amp;[.G508]&amp;&quot;,N'&quot;&amp;[.K508]&amp;&quot;','&quot;&amp;[.J508]&amp;&quot;', 6, '&quot; &amp; [.M508] &amp; &quot;')&quot;" office:value-type="string" office:string-value="INSERT INTO Modules (Id, Name, DepartmentId,Points,ModuleTypeId) VALUES (10133,N'מבוא לתורה שבעל-פה','9905E681-D74A-42C2-8080-79FDD71AF8ED', 6, 'A8ED06D7-DFC5-4E57-86BD-CA4EE3E0F370')">
            <text:p>INSERT INTO Modules (Id, Name, DepartmentId,Points,ModuleTypeId) VALUES (10133,N'מבוא לתורה שבעל-פה','9905E681-D74A-42C2-8080-79FDD71AF8ED', 6, 'A8ED06D7-DFC5-4E57-86BD-CA4EE3E0F370')</text:p>
          </table:table-cell>
          <table:table-cell table:formula="oooc:=IF([.I508]=[.$O$5];[.$P$6];IF(ISERR(FIND([.$O$6];[.K508])) = 0;[.$P$5];IF(ISERR(FIND([.$O$7];[.K50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סיפור העברי בראשית המאה העשרים (ברוסית) (42127) [Note 24] <text:s/>[Note 27] <text:s/></text:p>
          </table:table-cell>
          <table:table-cell table:formula="oooc:=FIND(&quot;[Note&quot;;[.A509])" office:value-type="float" office:value="50">
            <text:p>50</text:p>
          </table:table-cell>
          <table:table-cell table:formula="oooc:=IF(ISERR([.B509]);LEN([.A509]);[.B509]-1)" office:value-type="float" office:value="49">
            <text:p>49</text:p>
          </table:table-cell>
          <table:table-cell table:formula="oooc:=TRIM(LEFT([.A509];[.C509]))" office:value-type="string" office:string-value="הסיפור העברי בראשית המאה העשרים (ברוסית) (42127)">
            <text:p>הסיפור העברי בראשית המאה העשרים (ברוסית) (42127)</text:p>
          </table:table-cell>
          <table:table-cell table:formula="oooc:=FIND(&quot;(&quot;;[.D509])" office:value-type="float" office:value="33">
            <text:p>33</text:p>
          </table:table-cell>
          <table:table-cell table:formula="oooc:=TRIM(LEFT([.D509];[.E509]-1))" office:value-type="string" office:string-value="הסיפור העברי בראשית המאה העשרים">
            <text:p>הסיפור העברי בראשית המאה העשרים</text:p>
          </table:table-cell>
          <table:table-cell table:formula="oooc:=LEFT(RIGHT([.D509];6);5)" office:value-type="string" office:string-value="42127">
            <text:p>42127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09];&quot;'&quot;;&quot;''&quot;)" office:value-type="string" office:string-value="הסיפור העברי בראשית המאה העשרים">
            <text:p>הסיפור העברי בראשית המאה העשרים</text:p>
          </table:table-cell>
          <table:table-cell table:formula="oooc:=&quot;INSERT INTO Modules (Id, Name, DepartmentId,Points,ModuleTypeId) VALUES (&quot;&amp;[.G509]&amp;&quot;,N'&quot;&amp;[.K509]&amp;&quot;','&quot;&amp;[.J509]&amp;&quot;', 6, '&quot; &amp; [.M509] &amp; &quot;')&quot;" office:value-type="string" office:string-value="INSERT INTO Modules (Id, Name, DepartmentId,Points,ModuleTypeId) VALUES (42127,N'הסיפור העברי בראשית המאה העשרים','9905E681-D74A-42C2-8080-79FDD71AF8ED', 6, 'A8ED06D7-DFC5-4E57-86BD-CA4EE3E0F370')">
            <text:p>INSERT INTO Modules (Id, Name, DepartmentId,Points,ModuleTypeId) VALUES (42127,N'הסיפור העברי בראשית המאה העשרים','9905E681-D74A-42C2-8080-79FDD71AF8ED', 6, 'A8ED06D7-DFC5-4E57-86BD-CA4EE3E0F370')</text:p>
          </table:table-cell>
          <table:table-cell table:formula="oooc:=IF([.I509]=[.$O$5];[.$P$6];IF(ISERR(FIND([.$O$6];[.K509])) = 0;[.$P$5];IF(ISERR(FIND([.$O$7];[.K50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ספר בראשית (10667)</text:p>
          </table:table-cell>
          <table:table-cell table:formula="oooc:=FIND(&quot;[Note&quot;;[.A510])" office:value-type="float" office:value="0">
            <text:p>#VALUE!</text:p>
          </table:table-cell>
          <table:table-cell table:formula="oooc:=IF(ISERR([.B510]);LEN([.A510]);[.B510]-1)" office:value-type="float" office:value="18">
            <text:p>18</text:p>
          </table:table-cell>
          <table:table-cell table:formula="oooc:=TRIM(LEFT([.A510];[.C510]))" office:value-type="string" office:string-value="ספר בראשית (10667)">
            <text:p>ספר בראשית (10667)</text:p>
          </table:table-cell>
          <table:table-cell table:formula="oooc:=FIND(&quot;(&quot;;[.D510])" office:value-type="float" office:value="12">
            <text:p>12</text:p>
          </table:table-cell>
          <table:table-cell table:formula="oooc:=TRIM(LEFT([.D510];[.E510]-1))" office:value-type="string" office:string-value="ספר בראשית">
            <text:p>ספר בראשית</text:p>
          </table:table-cell>
          <table:table-cell table:formula="oooc:=LEFT(RIGHT([.D510];6);5)" office:value-type="string" office:string-value="10667">
            <text:p>10667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0];&quot;'&quot;;&quot;''&quot;)" office:value-type="string" office:string-value="ספר בראשית">
            <text:p>ספר בראשית</text:p>
          </table:table-cell>
          <table:table-cell table:formula="oooc:=&quot;INSERT INTO Modules (Id, Name, DepartmentId,Points,ModuleTypeId) VALUES (&quot;&amp;[.G510]&amp;&quot;,N'&quot;&amp;[.K510]&amp;&quot;','&quot;&amp;[.J510]&amp;&quot;', 6, '&quot; &amp; [.M510] &amp; &quot;')&quot;" office:value-type="string" office:string-value="INSERT INTO Modules (Id, Name, DepartmentId,Points,ModuleTypeId) VALUES (10667,N'ספר בראשית','9905E681-D74A-42C2-8080-79FDD71AF8ED', 6, 'A8ED06D7-DFC5-4E57-86BD-CA4EE3E0F370')">
            <text:p>INSERT INTO Modules (Id, Name, DepartmentId,Points,ModuleTypeId) VALUES (10667,N'ספר בראשית','9905E681-D74A-42C2-8080-79FDD71AF8ED', 6, 'A8ED06D7-DFC5-4E57-86BD-CA4EE3E0F370')</text:p>
          </table:table-cell>
          <table:table-cell table:formula="oooc:=IF([.I510]=[.$O$5];[.$P$6];IF(ISERR(FIND([.$O$6];[.K510])) = 0;[.$P$5];IF(ISERR(FIND([.$O$7];[.K51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לדות עם ישראל בימי בית ראשון (10700) [Note 24] <text:s/>[Note 28] <text:s/></text:p>
          </table:table-cell>
          <table:table-cell table:formula="oooc:=FIND(&quot;[Note&quot;;[.A511])" office:value-type="float" office:value="40">
            <text:p>40</text:p>
          </table:table-cell>
          <table:table-cell table:formula="oooc:=IF(ISERR([.B511]);LEN([.A511]);[.B511]-1)" office:value-type="float" office:value="39">
            <text:p>39</text:p>
          </table:table-cell>
          <table:table-cell table:formula="oooc:=TRIM(LEFT([.A511];[.C511]))" office:value-type="string" office:string-value="תולדות עם ישראל בימי בית ראשון (10700)">
            <text:p>תולדות עם ישראל בימי בית ראשון (10700)</text:p>
          </table:table-cell>
          <table:table-cell table:formula="oooc:=FIND(&quot;(&quot;;[.D511])" office:value-type="float" office:value="32">
            <text:p>32</text:p>
          </table:table-cell>
          <table:table-cell table:formula="oooc:=TRIM(LEFT([.D511];[.E511]-1))" office:value-type="string" office:string-value="תולדות עם ישראל בימי בית ראשון">
            <text:p>תולדות עם ישראל בימי בית ראשון</text:p>
          </table:table-cell>
          <table:table-cell table:formula="oooc:=LEFT(RIGHT([.D511];6);5)" office:value-type="string" office:string-value="10700">
            <text:p>10700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1];&quot;'&quot;;&quot;''&quot;)" office:value-type="string" office:string-value="תולדות עם ישראל בימי בית ראשון">
            <text:p>תולדות עם ישראל בימי בית ראשון</text:p>
          </table:table-cell>
          <table:table-cell table:formula="oooc:=&quot;INSERT INTO Modules (Id, Name, DepartmentId,Points,ModuleTypeId) VALUES (&quot;&amp;[.G511]&amp;&quot;,N'&quot;&amp;[.K511]&amp;&quot;','&quot;&amp;[.J511]&amp;&quot;', 6, '&quot; &amp; [.M511] &amp; &quot;')&quot;" office:value-type="string" office:string-value="INSERT INTO Modules (Id, Name, DepartmentId,Points,ModuleTypeId) VALUES (10700,N'תולדות עם ישראל בימי בית ראשון','9905E681-D74A-42C2-8080-79FDD71AF8ED', 6, 'A8ED06D7-DFC5-4E57-86BD-CA4EE3E0F370')">
            <text:p>INSERT INTO Modules (Id, Name, DepartmentId,Points,ModuleTypeId) VALUES (10700,N'תולדות עם ישראל בימי בית ראשון','9905E681-D74A-42C2-8080-79FDD71AF8ED', 6, 'A8ED06D7-DFC5-4E57-86BD-CA4EE3E0F370')</text:p>
          </table:table-cell>
          <table:table-cell table:formula="oooc:=IF([.I511]=[.$O$5];[.$P$6];IF(ISERR(FIND([.$O$6];[.K511])) = 0;[.$P$5];IF(ISERR(FIND([.$O$7];[.K51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בעיות בפילוסופיה של המוסר (10122)</text:p>
          </table:table-cell>
          <table:table-cell table:formula="oooc:=FIND(&quot;[Note&quot;;[.A512])" office:value-type="float" office:value="0">
            <text:p>#VALUE!</text:p>
          </table:table-cell>
          <table:table-cell table:formula="oooc:=IF(ISERR([.B512]);LEN([.A512]);[.B512]-1)" office:value-type="float" office:value="33">
            <text:p>33</text:p>
          </table:table-cell>
          <table:table-cell table:formula="oooc:=TRIM(LEFT([.A512];[.C512]))" office:value-type="string" office:string-value="בעיות בפילוסופיה של המוסר (10122)">
            <text:p>בעיות בפילוסופיה של המוסר (10122)</text:p>
          </table:table-cell>
          <table:table-cell table:formula="oooc:=FIND(&quot;(&quot;;[.D512])" office:value-type="float" office:value="27">
            <text:p>27</text:p>
          </table:table-cell>
          <table:table-cell table:formula="oooc:=TRIM(LEFT([.D512];[.E512]-1))" office:value-type="string" office:string-value="בעיות בפילוסופיה של המוסר">
            <text:p>בעיות בפילוסופיה של המוסר</text:p>
          </table:table-cell>
          <table:table-cell table:formula="oooc:=LEFT(RIGHT([.D512];6);5)" office:value-type="string" office:string-value="10122">
            <text:p>1012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2];&quot;'&quot;;&quot;''&quot;)" office:value-type="string" office:string-value="בעיות בפילוסופיה של המוסר">
            <text:p>בעיות בפילוסופיה של המוסר</text:p>
          </table:table-cell>
          <table:table-cell table:formula="oooc:=&quot;INSERT INTO Modules (Id, Name, DepartmentId,Points,ModuleTypeId) VALUES (&quot;&amp;[.G512]&amp;&quot;,N'&quot;&amp;[.K512]&amp;&quot;','&quot;&amp;[.J512]&amp;&quot;', 6, '&quot; &amp; [.M512] &amp; &quot;')&quot;" office:value-type="string" office:string-value="INSERT INTO Modules (Id, Name, DepartmentId,Points,ModuleTypeId) VALUES (10122,N'בעיות בפילוסופיה של המוסר','9905E681-D74A-42C2-8080-79FDD71AF8ED', 6, 'A8ED06D7-DFC5-4E57-86BD-CA4EE3E0F370')">
            <text:p>INSERT INTO Modules (Id, Name, DepartmentId,Points,ModuleTypeId) VALUES (10122,N'בעיות בפילוסופיה של המוסר','9905E681-D74A-42C2-8080-79FDD71AF8ED', 6, 'A8ED06D7-DFC5-4E57-86BD-CA4EE3E0F370')</text:p>
          </table:table-cell>
          <table:table-cell table:formula="oooc:=IF([.I512]=[.$O$5];[.$P$6];IF(ISERR(FIND([.$O$6];[.K512])) = 0;[.$P$5];IF(ISERR(FIND([.$O$7];[.K51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וסיקה ממבט ראשון - שלב ג (10164)</text:p>
          </table:table-cell>
          <table:table-cell table:formula="oooc:=FIND(&quot;[Note&quot;;[.A513])" office:value-type="float" office:value="0">
            <text:p>#VALUE!</text:p>
          </table:table-cell>
          <table:table-cell table:formula="oooc:=IF(ISERR([.B513]);LEN([.A513]);[.B513]-1)" office:value-type="float" office:value="33">
            <text:p>33</text:p>
          </table:table-cell>
          <table:table-cell table:formula="oooc:=TRIM(LEFT([.A513];[.C513]))" office:value-type="string" office:string-value="מוסיקה ממבט ראשון - שלב ג (10164)">
            <text:p>מוסיקה ממבט ראשון - שלב ג (10164)</text:p>
          </table:table-cell>
          <table:table-cell table:formula="oooc:=FIND(&quot;(&quot;;[.D513])" office:value-type="float" office:value="27">
            <text:p>27</text:p>
          </table:table-cell>
          <table:table-cell table:formula="oooc:=TRIM(LEFT([.D513];[.E513]-1))" office:value-type="string" office:string-value="מוסיקה ממבט ראשון - שלב ג">
            <text:p>מוסיקה ממבט ראשון - שלב ג</text:p>
          </table:table-cell>
          <table:table-cell table:formula="oooc:=LEFT(RIGHT([.D513];6);5)" office:value-type="string" office:string-value="10164">
            <text:p>1016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3];&quot;'&quot;;&quot;''&quot;)" office:value-type="string" office:string-value="מוסיקה ממבט ראשון - שלב ג">
            <text:p>מוסיקה ממבט ראשון - שלב ג</text:p>
          </table:table-cell>
          <table:table-cell table:formula="oooc:=&quot;INSERT INTO Modules (Id, Name, DepartmentId,Points,ModuleTypeId) VALUES (&quot;&amp;[.G513]&amp;&quot;,N'&quot;&amp;[.K513]&amp;&quot;','&quot;&amp;[.J513]&amp;&quot;', 6, '&quot; &amp; [.M513] &amp; &quot;')&quot;" office:value-type="string" office:string-value="INSERT INTO Modules (Id, Name, DepartmentId,Points,ModuleTypeId) VALUES (10164,N'מוסיקה ממבט ראשון - שלב ג','9905E681-D74A-42C2-8080-79FDD71AF8ED', 6, 'A8ED06D7-DFC5-4E57-86BD-CA4EE3E0F370')">
            <text:p>INSERT INTO Modules (Id, Name, DepartmentId,Points,ModuleTypeId) VALUES (10164,N'מוסיקה ממבט ראשון - שלב ג','9905E681-D74A-42C2-8080-79FDD71AF8ED', 6, 'A8ED06D7-DFC5-4E57-86BD-CA4EE3E0F370')</text:p>
          </table:table-cell>
          <table:table-cell table:formula="oooc:=IF([.I513]=[.$O$5];[.$P$6];IF(ISERR(FIND([.$O$6];[.K513])) = 0;[.$P$5];IF(ISERR(FIND([.$O$7];[.K51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תורת הספרות והתרבות: אסכולות בנות זמננו (10734) [Note 4] <text:s/>[Note 24] <text:s/></text:p>
          </table:table-cell>
          <table:table-cell table:formula="oooc:=FIND(&quot;[Note&quot;;[.A514])" office:value-type="float" office:value="49">
            <text:p>49</text:p>
          </table:table-cell>
          <table:table-cell table:formula="oooc:=IF(ISERR([.B514]);LEN([.A514]);[.B514]-1)" office:value-type="float" office:value="48">
            <text:p>48</text:p>
          </table:table-cell>
          <table:table-cell table:formula="oooc:=TRIM(LEFT([.A514];[.C514]))" office:value-type="string" office:string-value="תורת הספרות והתרבות: אסכולות בנות זמננו (10734)">
            <text:p>תורת הספרות והתרבות: אסכולות בנות זמננו (10734)</text:p>
          </table:table-cell>
          <table:table-cell table:formula="oooc:=FIND(&quot;(&quot;;[.D514])" office:value-type="float" office:value="41">
            <text:p>41</text:p>
          </table:table-cell>
          <table:table-cell table:formula="oooc:=TRIM(LEFT([.D514];[.E514]-1))" office:value-type="string" office:string-value="תורת הספרות והתרבות: אסכולות בנות זמננו">
            <text:p>תורת הספרות והתרבות: אסכולות בנות זמננו</text:p>
          </table:table-cell>
          <table:table-cell table:formula="oooc:=LEFT(RIGHT([.D514];6);5)" office:value-type="string" office:string-value="10734">
            <text:p>1073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4];&quot;'&quot;;&quot;''&quot;)" office:value-type="string" office:string-value="תורת הספרות והתרבות: אסכולות בנות זמננו">
            <text:p>תורת הספרות והתרבות: אסכולות בנות זמננו</text:p>
          </table:table-cell>
          <table:table-cell table:formula="oooc:=&quot;INSERT INTO Modules (Id, Name, DepartmentId,Points,ModuleTypeId) VALUES (&quot;&amp;[.G514]&amp;&quot;,N'&quot;&amp;[.K514]&amp;&quot;','&quot;&amp;[.J514]&amp;&quot;', 6, '&quot; &amp; [.M514] &amp; &quot;')&quot;" office:value-type="string" office:string-value="INSERT INTO Modules (Id, Name, DepartmentId,Points,ModuleTypeId) VALUES (10734,N'תורת הספרות והתרבות: אסכולות בנות זמננו','9905E681-D74A-42C2-8080-79FDD71AF8ED', 6, 'A8ED06D7-DFC5-4E57-86BD-CA4EE3E0F370')">
            <text:p>INSERT INTO Modules (Id, Name, DepartmentId,Points,ModuleTypeId) VALUES (10734,N'תורת הספרות והתרבות: אסכולות בנות זמננו','9905E681-D74A-42C2-8080-79FDD71AF8ED', 6, 'A8ED06D7-DFC5-4E57-86BD-CA4EE3E0F370')</text:p>
          </table:table-cell>
          <table:table-cell table:formula="oooc:=IF([.I514]=[.$O$5];[.$P$6];IF(ISERR(FIND([.$O$6];[.K514])) = 0;[.$P$5];IF(ISERR(FIND([.$O$7];[.K51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שינה והפרעות שינה בילדות (10904) [Note 5] <text:s/>[Note 22] <text:s/>[Note 30] <text:s/>[Note 89] <text:s/></text:p>
          </table:table-cell>
          <table:table-cell table:formula="oooc:=FIND(&quot;[Note&quot;;[.A515])" office:value-type="float" office:value="34">
            <text:p>34</text:p>
          </table:table-cell>
          <table:table-cell table:formula="oooc:=IF(ISERR([.B515]);LEN([.A515]);[.B515]-1)" office:value-type="float" office:value="33">
            <text:p>33</text:p>
          </table:table-cell>
          <table:table-cell table:formula="oooc:=TRIM(LEFT([.A515];[.C515]))" office:value-type="string" office:string-value="שינה והפרעות שינה בילדות (10904)">
            <text:p>שינה והפרעות שינה בילדות (10904)</text:p>
          </table:table-cell>
          <table:table-cell table:formula="oooc:=FIND(&quot;(&quot;;[.D515])" office:value-type="float" office:value="26">
            <text:p>26</text:p>
          </table:table-cell>
          <table:table-cell table:formula="oooc:=TRIM(LEFT([.D515];[.E515]-1))" office:value-type="string" office:string-value="שינה והפרעות שינה בילדות">
            <text:p>שינה והפרעות שינה בילדות</text:p>
          </table:table-cell>
          <table:table-cell table:formula="oooc:=LEFT(RIGHT([.D515];6);5)" office:value-type="string" office:string-value="10904">
            <text:p>1090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5];&quot;'&quot;;&quot;''&quot;)" office:value-type="string" office:string-value="שינה והפרעות שינה בילדות">
            <text:p>שינה והפרעות שינה בילדות</text:p>
          </table:table-cell>
          <table:table-cell table:formula="oooc:=&quot;INSERT INTO Modules (Id, Name, DepartmentId,Points,ModuleTypeId) VALUES (&quot;&amp;[.G515]&amp;&quot;,N'&quot;&amp;[.K515]&amp;&quot;','&quot;&amp;[.J515]&amp;&quot;', 6, '&quot; &amp; [.M515] &amp; &quot;')&quot;" office:value-type="string" office:string-value="INSERT INTO Modules (Id, Name, DepartmentId,Points,ModuleTypeId) VALUES (10904,N'שינה והפרעות שינה בילדות','9905E681-D74A-42C2-8080-79FDD71AF8ED', 6, 'A8ED06D7-DFC5-4E57-86BD-CA4EE3E0F370')">
            <text:p>INSERT INTO Modules (Id, Name, DepartmentId,Points,ModuleTypeId) VALUES (10904,N'שינה והפרעות שינה בילדות','9905E681-D74A-42C2-8080-79FDD71AF8ED', 6, 'A8ED06D7-DFC5-4E57-86BD-CA4EE3E0F370')</text:p>
          </table:table-cell>
          <table:table-cell table:formula="oooc:=IF([.I515]=[.$O$5];[.$P$6];IF(ISERR(FIND([.$O$6];[.K515])) = 0;[.$P$5];IF(ISERR(FIND([.$O$7];[.K51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ישיות: תיאוריה ומחקר (10269)</text:p>
          </table:table-cell>
          <table:table-cell table:formula="oooc:=FIND(&quot;[Note&quot;;[.A516])" office:value-type="float" office:value="0">
            <text:p>#VALUE!</text:p>
          </table:table-cell>
          <table:table-cell table:formula="oooc:=IF(ISERR([.B516]);LEN([.A516]);[.B516]-1)" office:value-type="float" office:value="29">
            <text:p>29</text:p>
          </table:table-cell>
          <table:table-cell table:formula="oooc:=TRIM(LEFT([.A516];[.C516]))" office:value-type="string" office:string-value="אישיות: תיאוריה ומחקר (10269)">
            <text:p>אישיות: תיאוריה ומחקר (10269)</text:p>
          </table:table-cell>
          <table:table-cell table:formula="oooc:=FIND(&quot;(&quot;;[.D516])" office:value-type="float" office:value="23">
            <text:p>23</text:p>
          </table:table-cell>
          <table:table-cell table:formula="oooc:=TRIM(LEFT([.D516];[.E516]-1))" office:value-type="string" office:string-value="אישיות: תיאוריה ומחקר">
            <text:p>אישיות: תיאוריה ומחקר</text:p>
          </table:table-cell>
          <table:table-cell table:formula="oooc:=LEFT(RIGHT([.D516];6);5)" office:value-type="string" office:string-value="10269">
            <text:p>10269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6];&quot;'&quot;;&quot;''&quot;)" office:value-type="string" office:string-value="אישיות: תיאוריה ומחקר">
            <text:p>אישיות: תיאוריה ומחקר</text:p>
          </table:table-cell>
          <table:table-cell table:formula="oooc:=&quot;INSERT INTO Modules (Id, Name, DepartmentId,Points,ModuleTypeId) VALUES (&quot;&amp;[.G516]&amp;&quot;,N'&quot;&amp;[.K516]&amp;&quot;','&quot;&amp;[.J516]&amp;&quot;', 6, '&quot; &amp; [.M516] &amp; &quot;')&quot;" office:value-type="string" office:string-value="INSERT INTO Modules (Id, Name, DepartmentId,Points,ModuleTypeId) VALUES (10269,N'אישיות: תיאוריה ומחקר','9905E681-D74A-42C2-8080-79FDD71AF8ED', 6, 'A8ED06D7-DFC5-4E57-86BD-CA4EE3E0F370')">
            <text:p>INSERT INTO Modules (Id, Name, DepartmentId,Points,ModuleTypeId) VALUES (10269,N'אישיות: תיאוריה ומחקר','9905E681-D74A-42C2-8080-79FDD71AF8ED', 6, 'A8ED06D7-DFC5-4E57-86BD-CA4EE3E0F370')</text:p>
          </table:table-cell>
          <table:table-cell table:formula="oooc:=IF([.I516]=[.$O$5];[.$P$6];IF(ISERR(FIND([.$O$6];[.K516])) = 0;[.$P$5];IF(ISERR(FIND([.$O$7];[.K51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תורה שבעל-פה (ברוסית) (42103) [Note 24] <text:s/>[Note 27] <text:s/></text:p>
          </table:table-cell>
          <table:table-cell table:formula="oooc:=FIND(&quot;[Note&quot;;[.A517])" office:value-type="float" office:value="37">
            <text:p>37</text:p>
          </table:table-cell>
          <table:table-cell table:formula="oooc:=IF(ISERR([.B517]);LEN([.A517]);[.B517]-1)" office:value-type="float" office:value="36">
            <text:p>36</text:p>
          </table:table-cell>
          <table:table-cell table:formula="oooc:=TRIM(LEFT([.A517];[.C517]))" office:value-type="string" office:string-value="מבוא לתורה שבעל-פה (ברוסית) (42103)">
            <text:p>מבוא לתורה שבעל-פה (ברוסית) (42103)</text:p>
          </table:table-cell>
          <table:table-cell table:formula="oooc:=FIND(&quot;(&quot;;[.D517])" office:value-type="float" office:value="20">
            <text:p>20</text:p>
          </table:table-cell>
          <table:table-cell table:formula="oooc:=TRIM(LEFT([.D517];[.E517]-1))" office:value-type="string" office:string-value="מבוא לתורה שבעל-פה">
            <text:p>מבוא לתורה שבעל-פה</text:p>
          </table:table-cell>
          <table:table-cell table:formula="oooc:=LEFT(RIGHT([.D517];6);5)" office:value-type="string" office:string-value="42103">
            <text:p>42103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7];&quot;'&quot;;&quot;''&quot;)" office:value-type="string" office:string-value="מבוא לתורה שבעל-פה">
            <text:p>מבוא לתורה שבעל-פה</text:p>
          </table:table-cell>
          <table:table-cell table:formula="oooc:=&quot;INSERT INTO Modules (Id, Name, DepartmentId,Points,ModuleTypeId) VALUES (&quot;&amp;[.G517]&amp;&quot;,N'&quot;&amp;[.K517]&amp;&quot;','&quot;&amp;[.J517]&amp;&quot;', 6, '&quot; &amp; [.M517] &amp; &quot;')&quot;" office:value-type="string" office:string-value="INSERT INTO Modules (Id, Name, DepartmentId,Points,ModuleTypeId) VALUES (42103,N'מבוא לתורה שבעל-פה','9905E681-D74A-42C2-8080-79FDD71AF8ED', 6, 'A8ED06D7-DFC5-4E57-86BD-CA4EE3E0F370')">
            <text:p>INSERT INTO Modules (Id, Name, DepartmentId,Points,ModuleTypeId) VALUES (42103,N'מבוא לתורה שבעל-פה','9905E681-D74A-42C2-8080-79FDD71AF8ED', 6, 'A8ED06D7-DFC5-4E57-86BD-CA4EE3E0F370')</text:p>
          </table:table-cell>
          <table:table-cell table:formula="oooc:=IF([.I517]=[.$O$5];[.$P$6];IF(ISERR(FIND([.$O$6];[.K517])) = 0;[.$P$5];IF(ISERR(FIND([.$O$7];[.K51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קלאסיקה בחקר התקשורת: מבט מחודש (10712)</text:p>
          </table:table-cell>
          <table:table-cell table:formula="oooc:=FIND(&quot;[Note&quot;;[.A518])" office:value-type="float" office:value="0">
            <text:p>#VALUE!</text:p>
          </table:table-cell>
          <table:table-cell table:formula="oooc:=IF(ISERR([.B518]);LEN([.A518]);[.B518]-1)" office:value-type="float" office:value="39">
            <text:p>39</text:p>
          </table:table-cell>
          <table:table-cell table:formula="oooc:=TRIM(LEFT([.A518];[.C518]))" office:value-type="string" office:string-value="קלאסיקה בחקר התקשורת: מבט מחודש (10712)">
            <text:p>קלאסיקה בחקר התקשורת: מבט מחודש (10712)</text:p>
          </table:table-cell>
          <table:table-cell table:formula="oooc:=FIND(&quot;(&quot;;[.D518])" office:value-type="float" office:value="33">
            <text:p>33</text:p>
          </table:table-cell>
          <table:table-cell table:formula="oooc:=TRIM(LEFT([.D518];[.E518]-1))" office:value-type="string" office:string-value="קלאסיקה בחקר התקשורת: מבט מחודש">
            <text:p>קלאסיקה בחקר התקשורת: מבט מחודש</text:p>
          </table:table-cell>
          <table:table-cell table:formula="oooc:=LEFT(RIGHT([.D518];6);5)" office:value-type="string" office:string-value="10712">
            <text:p>10712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8];&quot;'&quot;;&quot;''&quot;)" office:value-type="string" office:string-value="קלאסיקה בחקר התקשורת: מבט מחודש">
            <text:p>קלאסיקה בחקר התקשורת: מבט מחודש</text:p>
          </table:table-cell>
          <table:table-cell table:formula="oooc:=&quot;INSERT INTO Modules (Id, Name, DepartmentId,Points,ModuleTypeId) VALUES (&quot;&amp;[.G518]&amp;&quot;,N'&quot;&amp;[.K518]&amp;&quot;','&quot;&amp;[.J518]&amp;&quot;', 6, '&quot; &amp; [.M518] &amp; &quot;')&quot;" office:value-type="string" office:string-value="INSERT INTO Modules (Id, Name, DepartmentId,Points,ModuleTypeId) VALUES (10712,N'קלאסיקה בחקר התקשורת: מבט מחודש','9905E681-D74A-42C2-8080-79FDD71AF8ED', 6, 'A8ED06D7-DFC5-4E57-86BD-CA4EE3E0F370')">
            <text:p>INSERT INTO Modules (Id, Name, DepartmentId,Points,ModuleTypeId) VALUES (10712,N'קלאסיקה בחקר התקשורת: מבט מחודש','9905E681-D74A-42C2-8080-79FDD71AF8ED', 6, 'A8ED06D7-DFC5-4E57-86BD-CA4EE3E0F370')</text:p>
          </table:table-cell>
          <table:table-cell table:formula="oooc:=IF([.I518]=[.$O$5];[.$P$6];IF(ISERR(FIND([.$O$6];[.K518])) = 0;[.$P$5];IF(ISERR(FIND([.$O$7];[.K51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כנסייה הקתולית בימי הביניים (10651)</text:p>
          </table:table-cell>
          <table:table-cell table:formula="oooc:=FIND(&quot;[Note&quot;;[.A519])" office:value-type="float" office:value="0">
            <text:p>#VALUE!</text:p>
          </table:table-cell>
          <table:table-cell table:formula="oooc:=IF(ISERR([.B519]);LEN([.A519]);[.B519]-1)" office:value-type="float" office:value="36">
            <text:p>36</text:p>
          </table:table-cell>
          <table:table-cell table:formula="oooc:=TRIM(LEFT([.A519];[.C519]))" office:value-type="string" office:string-value="הכנסייה הקתולית בימי הביניים (10651)">
            <text:p>הכנסייה הקתולית בימי הביניים (10651)</text:p>
          </table:table-cell>
          <table:table-cell table:formula="oooc:=FIND(&quot;(&quot;;[.D519])" office:value-type="float" office:value="30">
            <text:p>30</text:p>
          </table:table-cell>
          <table:table-cell table:formula="oooc:=TRIM(LEFT([.D519];[.E519]-1))" office:value-type="string" office:string-value="הכנסייה הקתולית בימי הביניים">
            <text:p>הכנסייה הקתולית בימי הביניים</text:p>
          </table:table-cell>
          <table:table-cell table:formula="oooc:=LEFT(RIGHT([.D519];6);5)" office:value-type="string" office:string-value="10651">
            <text:p>1065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19];&quot;'&quot;;&quot;''&quot;)" office:value-type="string" office:string-value="הכנסייה הקתולית בימי הביניים">
            <text:p>הכנסייה הקתולית בימי הביניים</text:p>
          </table:table-cell>
          <table:table-cell table:formula="oooc:=&quot;INSERT INTO Modules (Id, Name, DepartmentId,Points,ModuleTypeId) VALUES (&quot;&amp;[.G519]&amp;&quot;,N'&quot;&amp;[.K519]&amp;&quot;','&quot;&amp;[.J519]&amp;&quot;', 6, '&quot; &amp; [.M519] &amp; &quot;')&quot;" office:value-type="string" office:string-value="INSERT INTO Modules (Id, Name, DepartmentId,Points,ModuleTypeId) VALUES (10651,N'הכנסייה הקתולית בימי הביניים','9905E681-D74A-42C2-8080-79FDD71AF8ED', 6, 'A8ED06D7-DFC5-4E57-86BD-CA4EE3E0F370')">
            <text:p>INSERT INTO Modules (Id, Name, DepartmentId,Points,ModuleTypeId) VALUES (10651,N'הכנסייה הקתולית בימי הביניים','9905E681-D74A-42C2-8080-79FDD71AF8ED', 6, 'A8ED06D7-DFC5-4E57-86BD-CA4EE3E0F370')</text:p>
          </table:table-cell>
          <table:table-cell table:formula="oooc:=IF([.I519]=[.$O$5];[.$P$6];IF(ISERR(FIND([.$O$6];[.K519])) = 0;[.$P$5];IF(ISERR(FIND([.$O$7];[.K51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זהויות יהודיות בעידן רב-מודרני (10569) [Note 22] <text:s/></text:p>
          </table:table-cell>
          <table:table-cell table:formula="oooc:=FIND(&quot;[Note&quot;;[.A520])" office:value-type="float" office:value="40">
            <text:p>40</text:p>
          </table:table-cell>
          <table:table-cell table:formula="oooc:=IF(ISERR([.B520]);LEN([.A520]);[.B520]-1)" office:value-type="float" office:value="39">
            <text:p>39</text:p>
          </table:table-cell>
          <table:table-cell table:formula="oooc:=TRIM(LEFT([.A520];[.C520]))" office:value-type="string" office:string-value="זהויות יהודיות בעידן רב-מודרני (10569)">
            <text:p>זהויות יהודיות בעידן רב-מודרני (10569)</text:p>
          </table:table-cell>
          <table:table-cell table:formula="oooc:=FIND(&quot;(&quot;;[.D520])" office:value-type="float" office:value="32">
            <text:p>32</text:p>
          </table:table-cell>
          <table:table-cell table:formula="oooc:=TRIM(LEFT([.D520];[.E520]-1))" office:value-type="string" office:string-value="זהויות יהודיות בעידן רב-מודרני">
            <text:p>זהויות יהודיות בעידן רב-מודרני</text:p>
          </table:table-cell>
          <table:table-cell table:formula="oooc:=LEFT(RIGHT([.D520];6);5)" office:value-type="string" office:string-value="10569">
            <text:p>1056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0];&quot;'&quot;;&quot;''&quot;)" office:value-type="string" office:string-value="זהויות יהודיות בעידן רב-מודרני">
            <text:p>זהויות יהודיות בעידן רב-מודרני</text:p>
          </table:table-cell>
          <table:table-cell table:formula="oooc:=&quot;INSERT INTO Modules (Id, Name, DepartmentId,Points,ModuleTypeId) VALUES (&quot;&amp;[.G520]&amp;&quot;,N'&quot;&amp;[.K520]&amp;&quot;','&quot;&amp;[.J520]&amp;&quot;', 6, '&quot; &amp; [.M520] &amp; &quot;')&quot;" office:value-type="string" office:string-value="INSERT INTO Modules (Id, Name, DepartmentId,Points,ModuleTypeId) VALUES (10569,N'זהויות יהודיות בעידן רב-מודרני','9905E681-D74A-42C2-8080-79FDD71AF8ED', 6, 'A8ED06D7-DFC5-4E57-86BD-CA4EE3E0F370')">
            <text:p>INSERT INTO Modules (Id, Name, DepartmentId,Points,ModuleTypeId) VALUES (10569,N'זהויות יהודיות בעידן רב-מודרני','9905E681-D74A-42C2-8080-79FDD71AF8ED', 6, 'A8ED06D7-DFC5-4E57-86BD-CA4EE3E0F370')</text:p>
          </table:table-cell>
          <table:table-cell table:formula="oooc:=IF([.I520]=[.$O$5];[.$P$6];IF(ISERR(FIND([.$O$6];[.K520])) = 0;[.$P$5];IF(ISERR(FIND([.$O$7];[.K520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בוא להיסטוריה של המזרח התיכון בעת החדשה (10109) [Note 34] <text:s/></text:p>
          </table:table-cell>
          <table:table-cell table:formula="oooc:=FIND(&quot;[Note&quot;;[.A521])" office:value-type="float" office:value="50">
            <text:p>50</text:p>
          </table:table-cell>
          <table:table-cell table:formula="oooc:=IF(ISERR([.B521]);LEN([.A521]);[.B521]-1)" office:value-type="float" office:value="49">
            <text:p>49</text:p>
          </table:table-cell>
          <table:table-cell table:formula="oooc:=TRIM(LEFT([.A521];[.C521]))" office:value-type="string" office:string-value="מבוא להיסטוריה של המזרח התיכון בעת החדשה (10109)">
            <text:p>מבוא להיסטוריה של המזרח התיכון בעת החדשה (10109)</text:p>
          </table:table-cell>
          <table:table-cell table:formula="oooc:=FIND(&quot;(&quot;;[.D521])" office:value-type="float" office:value="42">
            <text:p>42</text:p>
          </table:table-cell>
          <table:table-cell table:formula="oooc:=TRIM(LEFT([.D521];[.E521]-1))" office:value-type="string" office:string-value="מבוא להיסטוריה של המזרח התיכון בעת החדשה">
            <text:p>מבוא להיסטוריה של המזרח התיכון בעת החדשה</text:p>
          </table:table-cell>
          <table:table-cell table:formula="oooc:=LEFT(RIGHT([.D521];6);5)" office:value-type="string" office:string-value="10109">
            <text:p>10109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1];&quot;'&quot;;&quot;''&quot;)" office:value-type="string" office:string-value="מבוא להיסטוריה של המזרח התיכון בעת החדשה">
            <text:p>מבוא להיסטוריה של המזרח התיכון בעת החדשה</text:p>
          </table:table-cell>
          <table:table-cell table:formula="oooc:=&quot;INSERT INTO Modules (Id, Name, DepartmentId,Points,ModuleTypeId) VALUES (&quot;&amp;[.G521]&amp;&quot;,N'&quot;&amp;[.K521]&amp;&quot;','&quot;&amp;[.J521]&amp;&quot;', 6, '&quot; &amp; [.M521] &amp; &quot;')&quot;" office:value-type="string" office:string-value="INSERT INTO Modules (Id, Name, DepartmentId,Points,ModuleTypeId) VALUES (10109,N'מבוא להיסטוריה של המזרח התיכון בעת החדשה','9905E681-D74A-42C2-8080-79FDD71AF8ED', 6, 'A8ED06D7-DFC5-4E57-86BD-CA4EE3E0F370')">
            <text:p>INSERT INTO Modules (Id, Name, DepartmentId,Points,ModuleTypeId) VALUES (10109,N'מבוא להיסטוריה של המזרח התיכון בעת החדשה','9905E681-D74A-42C2-8080-79FDD71AF8ED', 6, 'A8ED06D7-DFC5-4E57-86BD-CA4EE3E0F370')</text:p>
          </table:table-cell>
          <table:table-cell table:formula="oooc:=IF([.I521]=[.$O$5];[.$P$6];IF(ISERR(FIND([.$O$6];[.K521])) = 0;[.$P$5];IF(ISERR(FIND([.$O$7];[.K521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פרקים בתולדות הלשון העברית: חט' ביניימית (10441) [Note 82] <text:s/></text:p>
          </table:table-cell>
          <table:table-cell table:formula="oooc:=FIND(&quot;[Note&quot;;[.A522])" office:value-type="float" office:value="50">
            <text:p>50</text:p>
          </table:table-cell>
          <table:table-cell table:formula="oooc:=IF(ISERR([.B522]);LEN([.A522]);[.B522]-1)" office:value-type="float" office:value="49">
            <text:p>49</text:p>
          </table:table-cell>
          <table:table-cell table:formula="oooc:=TRIM(LEFT([.A522];[.C522]))" office:value-type="string" office:string-value="פרקים בתולדות הלשון העברית: חט' ביניימית (10441)">
            <text:p>פרקים בתולדות הלשון העברית: חט' ביניימית (10441)</text:p>
          </table:table-cell>
          <table:table-cell table:formula="oooc:=FIND(&quot;(&quot;;[.D522])" office:value-type="float" office:value="42">
            <text:p>42</text:p>
          </table:table-cell>
          <table:table-cell table:formula="oooc:=TRIM(LEFT([.D522];[.E522]-1))" office:value-type="string" office:string-value="פרקים בתולדות הלשון העברית: חט' ביניימית">
            <text:p>פרקים בתולדות הלשון העברית: חט' ביניימית</text:p>
          </table:table-cell>
          <table:table-cell table:formula="oooc:=LEFT(RIGHT([.D522];6);5)" office:value-type="string" office:string-value="10441">
            <text:p>1044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2];&quot;'&quot;;&quot;''&quot;)" office:value-type="string" office:string-value="פרקים בתולדות הלשון העברית: חט'' ביניימית">
            <text:p>פרקים בתולדות הלשון העברית: חט'' ביניימית</text:p>
          </table:table-cell>
          <table:table-cell table:formula="oooc:=&quot;INSERT INTO Modules (Id, Name, DepartmentId,Points,ModuleTypeId) VALUES (&quot;&amp;[.G522]&amp;&quot;,N'&quot;&amp;[.K522]&amp;&quot;','&quot;&amp;[.J522]&amp;&quot;', 6, '&quot; &amp; [.M522] &amp; &quot;')&quot;" office:value-type="string" office:string-value="INSERT INTO Modules (Id, Name, DepartmentId,Points,ModuleTypeId) VALUES (10441,N'פרקים בתולדות הלשון העברית: חט'' ביניימית','9905E681-D74A-42C2-8080-79FDD71AF8ED', 6, 'A8ED06D7-DFC5-4E57-86BD-CA4EE3E0F370')">
            <text:p>INSERT INTO Modules (Id, Name, DepartmentId,Points,ModuleTypeId) VALUES (10441,N'פרקים בתולדות הלשון העברית: חט'' ביניימית','9905E681-D74A-42C2-8080-79FDD71AF8ED', 6, 'A8ED06D7-DFC5-4E57-86BD-CA4EE3E0F370')</text:p>
          </table:table-cell>
          <table:table-cell table:formula="oooc:=IF([.I522]=[.$O$5];[.$P$6];IF(ISERR(FIND([.$O$6];[.K522])) = 0;[.$P$5];IF(ISERR(FIND([.$O$7];[.K522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חוננות וכישרונות מיוחדים (10711) [Note 24] <text:s/>[Note 28] <text:s/></text:p>
          </table:table-cell>
          <table:table-cell table:formula="oooc:=FIND(&quot;[Note&quot;;[.A523])" office:value-type="float" office:value="35">
            <text:p>35</text:p>
          </table:table-cell>
          <table:table-cell table:formula="oooc:=IF(ISERR([.B523]);LEN([.A523]);[.B523]-1)" office:value-type="float" office:value="34">
            <text:p>34</text:p>
          </table:table-cell>
          <table:table-cell table:formula="oooc:=TRIM(LEFT([.A523];[.C523]))" office:value-type="string" office:string-value="מחוננות וכישרונות מיוחדים (10711)">
            <text:p>מחוננות וכישרונות מיוחדים (10711)</text:p>
          </table:table-cell>
          <table:table-cell table:formula="oooc:=FIND(&quot;(&quot;;[.D523])" office:value-type="float" office:value="27">
            <text:p>27</text:p>
          </table:table-cell>
          <table:table-cell table:formula="oooc:=TRIM(LEFT([.D523];[.E523]-1))" office:value-type="string" office:string-value="מחוננות וכישרונות מיוחדים">
            <text:p>מחוננות וכישרונות מיוחדים</text:p>
          </table:table-cell>
          <table:table-cell table:formula="oooc:=LEFT(RIGHT([.D523];6);5)" office:value-type="string" office:string-value="10711">
            <text:p>1071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3];&quot;'&quot;;&quot;''&quot;)" office:value-type="string" office:string-value="מחוננות וכישרונות מיוחדים">
            <text:p>מחוננות וכישרונות מיוחדים</text:p>
          </table:table-cell>
          <table:table-cell table:formula="oooc:=&quot;INSERT INTO Modules (Id, Name, DepartmentId,Points,ModuleTypeId) VALUES (&quot;&amp;[.G523]&amp;&quot;,N'&quot;&amp;[.K523]&amp;&quot;','&quot;&amp;[.J523]&amp;&quot;', 6, '&quot; &amp; [.M523] &amp; &quot;')&quot;" office:value-type="string" office:string-value="INSERT INTO Modules (Id, Name, DepartmentId,Points,ModuleTypeId) VALUES (10711,N'מחוננות וכישרונות מיוחדים','9905E681-D74A-42C2-8080-79FDD71AF8ED', 6, 'A8ED06D7-DFC5-4E57-86BD-CA4EE3E0F370')">
            <text:p>INSERT INTO Modules (Id, Name, DepartmentId,Points,ModuleTypeId) VALUES (10711,N'מחוננות וכישרונות מיוחדים','9905E681-D74A-42C2-8080-79FDD71AF8ED', 6, 'A8ED06D7-DFC5-4E57-86BD-CA4EE3E0F370')</text:p>
          </table:table-cell>
          <table:table-cell table:formula="oooc:=IF([.I523]=[.$O$5];[.$P$6];IF(ISERR(FIND([.$O$6];[.K523])) = 0;[.$P$5];IF(ISERR(FIND([.$O$7];[.K523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מרד בר-כוכבא (10351) [Note 5] <text:s/>[Note 22] <text:s/></text:p>
          </table:table-cell>
          <table:table-cell table:formula="oooc:=FIND(&quot;[Note&quot;;[.A524])" office:value-type="float" office:value="22">
            <text:p>22</text:p>
          </table:table-cell>
          <table:table-cell table:formula="oooc:=IF(ISERR([.B524]);LEN([.A524]);[.B524]-1)" office:value-type="float" office:value="21">
            <text:p>21</text:p>
          </table:table-cell>
          <table:table-cell table:formula="oooc:=TRIM(LEFT([.A524];[.C524]))" office:value-type="string" office:string-value="מרד בר-כוכבא (10351)">
            <text:p>מרד בר-כוכבא (10351)</text:p>
          </table:table-cell>
          <table:table-cell table:formula="oooc:=FIND(&quot;(&quot;;[.D524])" office:value-type="float" office:value="14">
            <text:p>14</text:p>
          </table:table-cell>
          <table:table-cell table:formula="oooc:=TRIM(LEFT([.D524];[.E524]-1))" office:value-type="string" office:string-value="מרד בר-כוכבא">
            <text:p>מרד בר-כוכבא</text:p>
          </table:table-cell>
          <table:table-cell table:formula="oooc:=LEFT(RIGHT([.D524];6);5)" office:value-type="string" office:string-value="10351">
            <text:p>1035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4];&quot;'&quot;;&quot;''&quot;)" office:value-type="string" office:string-value="מרד בר-כוכבא">
            <text:p>מרד בר-כוכבא</text:p>
          </table:table-cell>
          <table:table-cell table:formula="oooc:=&quot;INSERT INTO Modules (Id, Name, DepartmentId,Points,ModuleTypeId) VALUES (&quot;&amp;[.G524]&amp;&quot;,N'&quot;&amp;[.K524]&amp;&quot;','&quot;&amp;[.J524]&amp;&quot;', 6, '&quot; &amp; [.M524] &amp; &quot;')&quot;" office:value-type="string" office:string-value="INSERT INTO Modules (Id, Name, DepartmentId,Points,ModuleTypeId) VALUES (10351,N'מרד בר-כוכבא','9905E681-D74A-42C2-8080-79FDD71AF8ED', 6, 'A8ED06D7-DFC5-4E57-86BD-CA4EE3E0F370')">
            <text:p>INSERT INTO Modules (Id, Name, DepartmentId,Points,ModuleTypeId) VALUES (10351,N'מרד בר-כוכבא','9905E681-D74A-42C2-8080-79FDD71AF8ED', 6, 'A8ED06D7-DFC5-4E57-86BD-CA4EE3E0F370')</text:p>
          </table:table-cell>
          <table:table-cell table:formula="oooc:=IF([.I524]=[.$O$5];[.$P$6];IF(ISERR(FIND([.$O$6];[.K524])) = 0;[.$P$5];IF(ISERR(FIND([.$O$7];[.K524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יהודים בעידן של תמורות (10204)</text:p>
          </table:table-cell>
          <table:table-cell table:formula="oooc:=FIND(&quot;[Note&quot;;[.A525])" office:value-type="float" office:value="0">
            <text:p>#VALUE!</text:p>
          </table:table-cell>
          <table:table-cell table:formula="oooc:=IF(ISERR([.B525]);LEN([.A525]);[.B525]-1)" office:value-type="float" office:value="30">
            <text:p>30</text:p>
          </table:table-cell>
          <table:table-cell table:formula="oooc:=TRIM(LEFT([.A525];[.C525]))" office:value-type="string" office:string-value="יהודים בעידן של תמורות (10204)">
            <text:p>יהודים בעידן של תמורות (10204)</text:p>
          </table:table-cell>
          <table:table-cell table:formula="oooc:=FIND(&quot;(&quot;;[.D525])" office:value-type="float" office:value="24">
            <text:p>24</text:p>
          </table:table-cell>
          <table:table-cell table:formula="oooc:=TRIM(LEFT([.D525];[.E525]-1))" office:value-type="string" office:string-value="יהודים בעידן של תמורות">
            <text:p>יהודים בעידן של תמורות</text:p>
          </table:table-cell>
          <table:table-cell table:formula="oooc:=LEFT(RIGHT([.D525];6);5)" office:value-type="string" office:string-value="10204">
            <text:p>10204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5];&quot;'&quot;;&quot;''&quot;)" office:value-type="string" office:string-value="יהודים בעידן של תמורות">
            <text:p>יהודים בעידן של תמורות</text:p>
          </table:table-cell>
          <table:table-cell table:formula="oooc:=&quot;INSERT INTO Modules (Id, Name, DepartmentId,Points,ModuleTypeId) VALUES (&quot;&amp;[.G525]&amp;&quot;,N'&quot;&amp;[.K525]&amp;&quot;','&quot;&amp;[.J525]&amp;&quot;', 6, '&quot; &amp; [.M525] &amp; &quot;')&quot;" office:value-type="string" office:string-value="INSERT INTO Modules (Id, Name, DepartmentId,Points,ModuleTypeId) VALUES (10204,N'יהודים בעידן של תמורות','9905E681-D74A-42C2-8080-79FDD71AF8ED', 6, 'A8ED06D7-DFC5-4E57-86BD-CA4EE3E0F370')">
            <text:p>INSERT INTO Modules (Id, Name, DepartmentId,Points,ModuleTypeId) VALUES (10204,N'יהודים בעידן של תמורות','9905E681-D74A-42C2-8080-79FDD71AF8ED', 6, 'A8ED06D7-DFC5-4E57-86BD-CA4EE3E0F370')</text:p>
          </table:table-cell>
          <table:table-cell table:formula="oooc:=IF([.I525]=[.$O$5];[.$P$6];IF(ISERR(FIND([.$O$6];[.K525])) = 0;[.$P$5];IF(ISERR(FIND([.$O$7];[.K525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דת ומדינה: היבטים פילוסופיים (10555) [Note 22] <text:s/>[Note 47] <text:s/></text:p>
          </table:table-cell>
          <table:table-cell table:formula="oooc:=FIND(&quot;[Note&quot;;[.A526])" office:value-type="float" office:value="38">
            <text:p>38</text:p>
          </table:table-cell>
          <table:table-cell table:formula="oooc:=IF(ISERR([.B526]);LEN([.A526]);[.B526]-1)" office:value-type="float" office:value="37">
            <text:p>37</text:p>
          </table:table-cell>
          <table:table-cell table:formula="oooc:=TRIM(LEFT([.A526];[.C526]))" office:value-type="string" office:string-value="דת ומדינה: היבטים פילוסופיים (10555)">
            <text:p>דת ומדינה: היבטים פילוסופיים (10555)</text:p>
          </table:table-cell>
          <table:table-cell table:formula="oooc:=FIND(&quot;(&quot;;[.D526])" office:value-type="float" office:value="30">
            <text:p>30</text:p>
          </table:table-cell>
          <table:table-cell table:formula="oooc:=TRIM(LEFT([.D526];[.E526]-1))" office:value-type="string" office:string-value="דת ומדינה: היבטים פילוסופיים">
            <text:p>דת ומדינה: היבטים פילוסופיים</text:p>
          </table:table-cell>
          <table:table-cell table:formula="oooc:=LEFT(RIGHT([.D526];6);5)" office:value-type="string" office:string-value="10555">
            <text:p>10555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6];&quot;'&quot;;&quot;''&quot;)" office:value-type="string" office:string-value="דת ומדינה: היבטים פילוסופיים">
            <text:p>דת ומדינה: היבטים פילוסופיים</text:p>
          </table:table-cell>
          <table:table-cell table:formula="oooc:=&quot;INSERT INTO Modules (Id, Name, DepartmentId,Points,ModuleTypeId) VALUES (&quot;&amp;[.G526]&amp;&quot;,N'&quot;&amp;[.K526]&amp;&quot;','&quot;&amp;[.J526]&amp;&quot;', 6, '&quot; &amp; [.M526] &amp; &quot;')&quot;" office:value-type="string" office:string-value="INSERT INTO Modules (Id, Name, DepartmentId,Points,ModuleTypeId) VALUES (10555,N'דת ומדינה: היבטים פילוסופיים','9905E681-D74A-42C2-8080-79FDD71AF8ED', 6, 'A8ED06D7-DFC5-4E57-86BD-CA4EE3E0F370')">
            <text:p>INSERT INTO Modules (Id, Name, DepartmentId,Points,ModuleTypeId) VALUES (10555,N'דת ומדינה: היבטים פילוסופיים','9905E681-D74A-42C2-8080-79FDD71AF8ED', 6, 'A8ED06D7-DFC5-4E57-86BD-CA4EE3E0F370')</text:p>
          </table:table-cell>
          <table:table-cell table:formula="oooc:=IF([.I526]=[.$O$5];[.$P$6];IF(ISERR(FIND([.$O$6];[.K526])) = 0;[.$P$5];IF(ISERR(FIND([.$O$7];[.K526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פואטיקה של הסיפורת (10290) [Note 4] <text:s/></text:p>
          </table:table-cell>
          <table:table-cell table:formula="oooc:=FIND(&quot;[Note&quot;;[.A527])" office:value-type="float" office:value="29">
            <text:p>29</text:p>
          </table:table-cell>
          <table:table-cell table:formula="oooc:=IF(ISERR([.B527]);LEN([.A527]);[.B527]-1)" office:value-type="float" office:value="28">
            <text:p>28</text:p>
          </table:table-cell>
          <table:table-cell table:formula="oooc:=TRIM(LEFT([.A527];[.C527]))" office:value-type="string" office:string-value="הפואטיקה של הסיפורת (10290)">
            <text:p>הפואטיקה של הסיפורת (10290)</text:p>
          </table:table-cell>
          <table:table-cell table:formula="oooc:=FIND(&quot;(&quot;;[.D527])" office:value-type="float" office:value="21">
            <text:p>21</text:p>
          </table:table-cell>
          <table:table-cell table:formula="oooc:=TRIM(LEFT([.D527];[.E527]-1))" office:value-type="string" office:string-value="הפואטיקה של הסיפורת">
            <text:p>הפואטיקה של הסיפורת</text:p>
          </table:table-cell>
          <table:table-cell table:formula="oooc:=LEFT(RIGHT([.D527];6);5)" office:value-type="string" office:string-value="10290">
            <text:p>10290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7];&quot;'&quot;;&quot;''&quot;)" office:value-type="string" office:string-value="הפואטיקה של הסיפורת">
            <text:p>הפואטיקה של הסיפורת</text:p>
          </table:table-cell>
          <table:table-cell table:formula="oooc:=&quot;INSERT INTO Modules (Id, Name, DepartmentId,Points,ModuleTypeId) VALUES (&quot;&amp;[.G527]&amp;&quot;,N'&quot;&amp;[.K527]&amp;&quot;','&quot;&amp;[.J527]&amp;&quot;', 6, '&quot; &amp; [.M527] &amp; &quot;')&quot;" office:value-type="string" office:string-value="INSERT INTO Modules (Id, Name, DepartmentId,Points,ModuleTypeId) VALUES (10290,N'הפואטיקה של הסיפורת','9905E681-D74A-42C2-8080-79FDD71AF8ED', 6, 'A8ED06D7-DFC5-4E57-86BD-CA4EE3E0F370')">
            <text:p>INSERT INTO Modules (Id, Name, DepartmentId,Points,ModuleTypeId) VALUES (10290,N'הפואטיקה של הסיפורת','9905E681-D74A-42C2-8080-79FDD71AF8ED', 6, 'A8ED06D7-DFC5-4E57-86BD-CA4EE3E0F370')</text:p>
          </table:table-cell>
          <table:table-cell table:formula="oooc:=IF([.I527]=[.$O$5];[.$P$6];IF(ISERR(FIND([.$O$6];[.K527])) = 0;[.$P$5];IF(ISERR(FIND([.$O$7];[.K527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אמנות הרנסנס באיטליה (10232) [Note 47] <text:s/></text:p>
          </table:table-cell>
          <table:table-cell table:formula="oooc:=FIND(&quot;[Note&quot;;[.A528])" office:value-type="float" office:value="30">
            <text:p>30</text:p>
          </table:table-cell>
          <table:table-cell table:formula="oooc:=IF(ISERR([.B528]);LEN([.A528]);[.B528]-1)" office:value-type="float" office:value="29">
            <text:p>29</text:p>
          </table:table-cell>
          <table:table-cell table:formula="oooc:=TRIM(LEFT([.A528];[.C528]))" office:value-type="string" office:string-value="אמנות הרנסנס באיטליה (10232)">
            <text:p>אמנות הרנסנס באיטליה (10232)</text:p>
          </table:table-cell>
          <table:table-cell table:formula="oooc:=FIND(&quot;(&quot;;[.D528])" office:value-type="float" office:value="22">
            <text:p>22</text:p>
          </table:table-cell>
          <table:table-cell table:formula="oooc:=TRIM(LEFT([.D528];[.E528]-1))" office:value-type="string" office:string-value="אמנות הרנסנס באיטליה">
            <text:p>אמנות הרנסנס באיטליה</text:p>
          </table:table-cell>
          <table:table-cell table:formula="oooc:=LEFT(RIGHT([.D528];6);5)" office:value-type="string" office:string-value="10232">
            <text:p>10232</text:p>
          </table:table-cell>
          <table:table-cell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8];&quot;'&quot;;&quot;''&quot;)" office:value-type="string" office:string-value="אמנות הרנסנס באיטליה">
            <text:p>אמנות הרנסנס באיטליה</text:p>
          </table:table-cell>
          <table:table-cell table:formula="oooc:=&quot;INSERT INTO Modules (Id, Name, DepartmentId,Points,ModuleTypeId) VALUES (&quot;&amp;[.G528]&amp;&quot;,N'&quot;&amp;[.K528]&amp;&quot;','&quot;&amp;[.J528]&amp;&quot;', 6, '&quot; &amp; [.M528] &amp; &quot;')&quot;" office:value-type="string" office:string-value="INSERT INTO Modules (Id, Name, DepartmentId,Points,ModuleTypeId) VALUES (10232,N'אמנות הרנסנס באיטליה','9905E681-D74A-42C2-8080-79FDD71AF8ED', 6, 'A8ED06D7-DFC5-4E57-86BD-CA4EE3E0F370')">
            <text:p>INSERT INTO Modules (Id, Name, DepartmentId,Points,ModuleTypeId) VALUES (10232,N'אמנות הרנסנס באיטליה','9905E681-D74A-42C2-8080-79FDD71AF8ED', 6, 'A8ED06D7-DFC5-4E57-86BD-CA4EE3E0F370')</text:p>
          </table:table-cell>
          <table:table-cell table:formula="oooc:=IF([.I528]=[.$O$5];[.$P$6];IF(ISERR(FIND([.$O$6];[.K528])) = 0;[.$P$5];IF(ISERR(FIND([.$O$7];[.K528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2">
          <table:table-cell office:value-type="string">
            <text:p>הנצרות הקדומה (10531) [Note 5] <text:s/>[Note 22] <text:s/></text:p>
          </table:table-cell>
          <table:table-cell table:formula="oooc:=FIND(&quot;[Note&quot;;[.A529])" office:value-type="float" office:value="23">
            <text:p>23</text:p>
          </table:table-cell>
          <table:table-cell table:formula="oooc:=IF(ISERR([.B529]);LEN([.A529]);[.B529]-1)" office:value-type="float" office:value="22">
            <text:p>22</text:p>
          </table:table-cell>
          <table:table-cell table:formula="oooc:=TRIM(LEFT([.A529];[.C529]))" office:value-type="string" office:string-value="הנצרות הקדומה (10531)">
            <text:p>הנצרות הקדומה (10531)</text:p>
          </table:table-cell>
          <table:table-cell table:formula="oooc:=FIND(&quot;(&quot;;[.D529])" office:value-type="float" office:value="15">
            <text:p>15</text:p>
          </table:table-cell>
          <table:table-cell table:formula="oooc:=TRIM(LEFT([.D529];[.E529]-1))" office:value-type="string" office:string-value="הנצרות הקדומה">
            <text:p>הנצרות הקדומה</text:p>
          </table:table-cell>
          <table:table-cell table:formula="oooc:=LEFT(RIGHT([.D529];6);5)" office:value-type="string" office:string-value="10531">
            <text:p>10531</text:p>
          </table:table-cell>
          <table:table-cell table:style-name="Default" office:value-type="string">
            <text:p>רוח</text:p>
          </table:table-cell>
          <table:table-cell table:style-name="Default" office:value-type="string">
            <text:p>ראשון</text:p>
          </table:table-cell>
          <table:table-cell office:value-type="string">
            <text:p>9905E681-D74A-42C2-8080-79FDD71AF8ED</text:p>
          </table:table-cell>
          <table:table-cell table:formula="oooc:=SUBSTITUTE([.F529];&quot;'&quot;;&quot;''&quot;)" office:value-type="string" office:string-value="הנצרות הקדומה">
            <text:p>הנצרות הקדומה</text:p>
          </table:table-cell>
          <table:table-cell table:formula="oooc:=&quot;INSERT INTO Modules (Id, Name, DepartmentId,Points,ModuleTypeId) VALUES (&quot;&amp;[.G529]&amp;&quot;,N'&quot;&amp;[.K529]&amp;&quot;','&quot;&amp;[.J529]&amp;&quot;', 6, '&quot; &amp; [.M529] &amp; &quot;')&quot;" office:value-type="string" office:string-value="INSERT INTO Modules (Id, Name, DepartmentId,Points,ModuleTypeId) VALUES (10531,N'הנצרות הקדומה','9905E681-D74A-42C2-8080-79FDD71AF8ED', 6, 'A8ED06D7-DFC5-4E57-86BD-CA4EE3E0F370')">
            <text:p>INSERT INTO Modules (Id, Name, DepartmentId,Points,ModuleTypeId) VALUES (10531,N'הנצרות הקדומה','9905E681-D74A-42C2-8080-79FDD71AF8ED', 6, 'A8ED06D7-DFC5-4E57-86BD-CA4EE3E0F370')</text:p>
          </table:table-cell>
          <table:table-cell table:formula="oooc:=IF([.I529]=[.$O$5];[.$P$6];IF(ISERR(FIND([.$O$6];[.K529])) = 0;[.$P$5];IF(ISERR(FIND([.$O$7];[.K529])) = 0;[.$P$5];[.$P$7])))" office:value-type="string" office:string-value="A8ED06D7-DFC5-4E57-86BD-CA4EE3E0F370">
            <text:p>A8ED06D7-DFC5-4E57-86BD-CA4EE3E0F370</text:p>
          </table:table-cell>
          <table:table-cell table:number-columns-repeated="243"/>
        </table:table-row>
        <table:table-row table:style-name="ro1" table:number-rows-repeated="73">
          <table:table-cell table:number-columns-repeated="7"/>
          <table:table-cell table:style-name="Default"/>
          <table:table-cell table:number-columns-repeated="248"/>
        </table:table-row>
        <table:table-row table:style-name="ro1" table:number-rows-repeated="649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>
            <text:p>מדעי הרוח</text:p>
          </table:table-cell>
        </table:table-row>
        <table:table-row table:style-name="ro1">
          <table:table-cell table:number-columns-repeated="3"/>
          <table:table-cell office:value-type="string">
            <text:p>ניהול וכלכלה</text:p>
          </table:table-cell>
        </table:table-row>
        <table:table-row table:style-name="ro1">
          <table:table-cell table:number-columns-repeated="3"/>
          <table:table-cell office:value-type="string">
            <text:p>מדעי החברה</text:p>
          </table:table-cell>
        </table:table-row>
        <table:table-row table:style-name="ro1">
          <table:table-cell table:number-columns-repeated="3"/>
          <table:table-cell office:value-type="string">
            <text:p>מתמטיקה ומדעי המחשב</text:p>
          </table:table-cell>
        </table:table-row>
        <table:table-row table:style-name="ro1">
          <table:table-cell table:number-columns-repeated="3"/>
          <table:table-cell office:value-type="string">
            <text:p>מדעי החיים והטבע</text:p>
          </table:table-cell>
        </table:table-row>
        <table:table-row table:style-name="ro1">
          <table:table-cell table:number-columns-repeated="3"/>
          <table:table-cell office:value-type="string">
            <text:p>אנגלית</text:p>
          </table:table-cell>
        </table:table-row>
      </table:table>
      <table:database-ranges>
        <table:database-range table:target-range-address="Sheet2.A1:Sheet2.J52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1">01/10/2008</text:date>, <text:time>20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8-10-01T20:38:58</dc:date>
    <meta:editing-cycles>6</meta:editing-cycles>
    <meta:editing-duration>P2DT21H8M45S</meta:editing-duration>
    <meta:user-defined meta:name="Info 1"/>
    <meta:user-defined meta:name="Info 2"/>
    <meta:user-defined meta:name="Info 3"/>
    <meta:user-defined meta:name="Info 4"/>
    <meta:document-statistic meta:table-count="3" meta:cell-count="6916"/>
  </office:meta>
</office:document-meta>
</file>